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377cm"/>
    </style:style>
    <style:style style:name="co2" style:family="table-column">
      <style:table-column-properties fo:break-before="auto" style:column-width="10.165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0.743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number-columns-repeated="5" table:default-cell-style-name="Default"/>
        <table:table-row table:style-name="ro1">
          <table:table-cell table:number-columns-repeated="2"/>
          <table:table-cell office:value-type="string">
            <text:p>gcomponents</text:p>
          </table:table-cell>
          <table:table-cell office:value-type="string">
            <text:p>gnontrivial</text:p>
          </table:table-cell>
          <table:table-cell office:value-type="string">
            <text:p>gpredicates</text:p>
          </table:table-cell>
          <table:table-cell office:value-type="string">
            <text:p>grules</text:p>
          </table:table-cell>
          <table:table-cell office:value-type="string">
            <text:p>gconstraints</text:p>
          </table:table-cell>
          <table:table-cell office:value-type="string">
            <text:p>nbredgefacts</text:p>
          </table:table-cell>
          <table:table-cell office:value-type="string">
            <text:p>nbredgepred</text:p>
          </table:table-cell>
          <table:table-cell office:value-type="string">
            <text:p>defjoin</text:p>
          </table:table-cell>
          <table:table-cell office:value-type="string">
            <text:p>normalization</text:p>
          </table:table-cell>
          <table:table-cell office:value-type="string">
            <text:p>heuristic</text:p>
          </table:table-cell>
          <table:table-cell office:value-type="string">
            <text:p>dw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ne</text:p>
          </table:table-cell>
          <table:table-cell office:value-type="string">
            <text:p>nopre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ne</text:p>
          </table:table-cell>
          <table:table-cell office:value-type="string">
            <text:p>nopre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table:number-columns-repeated="3" office:value-type="float" office:value="0.15">
            <text:p>0.15</text:p>
          </table:table-cell>
          <table:table-cell table:formula="of:=[.N2]/MIN([.$N2:.$R2])" office:value-type="float" office:value="1">
            <text:p>1</text:p>
          </table:table-cell>
          <table:table-cell table:formula="of:=[.O2]/MIN([.$N2:.$R2])" office:value-type="float" office:value="1.14285714285714">
            <text:p>1.1428571429</text:p>
          </table:table-cell>
          <table:table-cell table:formula="of:=[.P2]/MIN([.$N2:.$R2])" office:value-type="float" office:value="1.07142857142857">
            <text:p>1.0714285714</text:p>
          </table:table-cell>
          <table:table-cell table:formula="of:=[.Q2]/MIN([.$N2:.$R2])" office:value-type="float" office:value="1.07142857142857">
            <text:p>1.0714285714</text:p>
          </table:table-cell>
          <table:table-cell table:formula="of:=[.R2]/MIN([.$N2:.$R2])" office:value-type="float" office:value="1.07142857142857">
            <text:p>1.07142857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3.28">
            <text:p>13.28</text:p>
          </table:table-cell>
          <table:table-cell office:value-type="float" office:value="13.83">
            <text:p>13.83</text:p>
          </table:table-cell>
          <table:table-cell office:value-type="float" office:value="13.31">
            <text:p>13.31</text:p>
          </table:table-cell>
          <table:table-cell office:value-type="float" office:value="13.8">
            <text:p>13.8</text:p>
          </table:table-cell>
          <table:table-cell office:value-type="float" office:value="15.58">
            <text:p>15.58</text:p>
          </table:table-cell>
          <table:table-cell table:formula="of:=[.N3]/MIN([.$N3:.$R3])" office:value-type="float" office:value="1">
            <text:p>1</text:p>
          </table:table-cell>
          <table:table-cell table:formula="of:=[.O3]/MIN([.$N3:.$R3])" office:value-type="float" office:value="1.0414156626506">
            <text:p>1.0414156627</text:p>
          </table:table-cell>
          <table:table-cell table:formula="of:=[.P3]/MIN([.$N3:.$R3])" office:value-type="float" office:value="1.00225903614458">
            <text:p>1.0022590361</text:p>
          </table:table-cell>
          <table:table-cell table:formula="of:=[.Q3]/MIN([.$N3:.$R3])" office:value-type="float" office:value="1.03915662650602">
            <text:p>1.0391566265</text:p>
          </table:table-cell>
          <table:table-cell table:formula="of:=[.R3]/MIN([.$N3:.$R3])" office:value-type="float" office:value="1.17319277108434">
            <text:p>1.173192771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3">
            <text:p>0.13</text:p>
          </table:table-cell>
          <table:table-cell table:formula="of:=[.N4]/MIN([.$N4:.$R4])" office:value-type="float" office:value="1.08333333333333">
            <text:p>1.0833333333</text:p>
          </table:table-cell>
          <table:table-cell table:formula="of:=[.O4]/MIN([.$N4:.$R4])" office:value-type="float" office:value="1.08333333333333">
            <text:p>1.0833333333</text:p>
          </table:table-cell>
          <table:table-cell table:formula="of:=[.P4]/MIN([.$N4:.$R4])" office:value-type="float" office:value="1">
            <text:p>1</text:p>
          </table:table-cell>
          <table:table-cell table:formula="of:=[.Q4]/MIN([.$N4:.$R4])" office:value-type="float" office:value="1.08333333333333">
            <text:p>1.0833333333</text:p>
          </table:table-cell>
          <table:table-cell table:formula="of:=[.R4]/MIN([.$N4:.$R4])" office:value-type="float" office:value="1.08333333333333">
            <text:p>1.08333333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1.86">
            <text:p>11.86</text:p>
          </table:table-cell>
          <table:table-cell office:value-type="float" office:value="12.37">
            <text:p>12.37</text:p>
          </table:table-cell>
          <table:table-cell office:value-type="float" office:value="12.03">
            <text:p>12.03</text:p>
          </table:table-cell>
          <table:table-cell office:value-type="float" office:value="12.34">
            <text:p>12.34</text:p>
          </table:table-cell>
          <table:table-cell office:value-type="float" office:value="14.62">
            <text:p>14.62</text:p>
          </table:table-cell>
          <table:table-cell table:formula="of:=[.N5]/MIN([.$N5:.$R5])" office:value-type="float" office:value="1">
            <text:p>1</text:p>
          </table:table-cell>
          <table:table-cell table:formula="of:=[.O5]/MIN([.$N5:.$R5])" office:value-type="float" office:value="1.04300168634064">
            <text:p>1.0430016863</text:p>
          </table:table-cell>
          <table:table-cell table:formula="of:=[.P5]/MIN([.$N5:.$R5])" office:value-type="float" office:value="1.01433389544688">
            <text:p>1.0143338954</text:p>
          </table:table-cell>
          <table:table-cell table:formula="of:=[.Q5]/MIN([.$N5:.$R5])" office:value-type="float" office:value="1.04047217537943">
            <text:p>1.0404721754</text:p>
          </table:table-cell>
          <table:table-cell table:formula="of:=[.R5]/MIN([.$N5:.$R5])" office:value-type="float" office:value="1.2327150084317">
            <text:p>1.232715008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table:number-columns-repeated="4" office:value-type="float" office:value="0.08">
            <text:p>0.08</text:p>
          </table:table-cell>
          <table:table-cell table:formula="of:=[.N6]/MIN([.$N6:.$R6])" office:value-type="float" office:value="1.125">
            <text:p>1.125</text:p>
          </table:table-cell>
          <table:table-cell table:formula="of:=[.O6]/MIN([.$N6:.$R6])" office:value-type="float" office:value="1">
            <text:p>1</text:p>
          </table:table-cell>
          <table:table-cell table:formula="of:=[.P6]/MIN([.$N6:.$R6])" office:value-type="float" office:value="1">
            <text:p>1</text:p>
          </table:table-cell>
          <table:table-cell table:formula="of:=[.Q6]/MIN([.$N6:.$R6])" office:value-type="float" office:value="1">
            <text:p>1</text:p>
          </table:table-cell>
          <table:table-cell table:formula="of:=[.R6]/MIN([.$N6:.$R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1.54">
            <text:p>1.54</text:p>
          </table:table-cell>
          <table:table-cell office:value-type="float" office:value="1.48">
            <text:p>1.48</text:p>
          </table:table-cell>
          <table:table-cell office:value-type="float" office:value="1.53">
            <text:p>1.53</text:p>
          </table:table-cell>
          <table:table-cell office:value-type="float" office:value="1.74">
            <text:p>1.74</text:p>
          </table:table-cell>
          <table:table-cell table:formula="of:=[.N7]/MIN([.$N7:.$R7])" office:value-type="float" office:value="1.03378378378378">
            <text:p>1.0337837838</text:p>
          </table:table-cell>
          <table:table-cell table:formula="of:=[.O7]/MIN([.$N7:.$R7])" office:value-type="float" office:value="1.04054054054054">
            <text:p>1.0405405405</text:p>
          </table:table-cell>
          <table:table-cell table:formula="of:=[.P7]/MIN([.$N7:.$R7])" office:value-type="float" office:value="1">
            <text:p>1</text:p>
          </table:table-cell>
          <table:table-cell table:formula="of:=[.Q7]/MIN([.$N7:.$R7])" office:value-type="float" office:value="1.03378378378378">
            <text:p>1.0337837838</text:p>
          </table:table-cell>
          <table:table-cell table:formula="of:=[.R7]/MIN([.$N7:.$R7])" office:value-type="float" office:value="1.17567567567568">
            <text:p>1.175675675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1.67">
            <text:p>11.67</text:p>
          </table:table-cell>
          <table:table-cell office:value-type="float" office:value="11.99">
            <text:p>11.99</text:p>
          </table:table-cell>
          <table:table-cell office:value-type="float" office:value="11.63">
            <text:p>11.63</text:p>
          </table:table-cell>
          <table:table-cell office:value-type="float" office:value="11.92">
            <text:p>11.92</text:p>
          </table:table-cell>
          <table:table-cell office:value-type="float" office:value="13.71">
            <text:p>13.71</text:p>
          </table:table-cell>
          <table:table-cell table:formula="of:=[.N8]/MIN([.$N8:.$R8])" office:value-type="float" office:value="1.00343938091144">
            <text:p>1.0034393809</text:p>
          </table:table-cell>
          <table:table-cell table:formula="of:=[.O8]/MIN([.$N8:.$R8])" office:value-type="float" office:value="1.03095442820292">
            <text:p>1.0309544282</text:p>
          </table:table-cell>
          <table:table-cell table:formula="of:=[.P8]/MIN([.$N8:.$R8])" office:value-type="float" office:value="1">
            <text:p>1</text:p>
          </table:table-cell>
          <table:table-cell table:formula="of:=[.Q8]/MIN([.$N8:.$R8])" office:value-type="float" office:value="1.02493551160791">
            <text:p>1.0249355116</text:p>
          </table:table-cell>
          <table:table-cell table:formula="of:=[.R8]/MIN([.$N8:.$R8])" office:value-type="float" office:value="1.17884780739467">
            <text:p>1.178847807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1.57">
            <text:p>1.57</text:p>
          </table:table-cell>
          <table:table-cell office:value-type="float" office:value="1.55">
            <text:p>1.55</text:p>
          </table:table-cell>
          <table:table-cell office:value-type="float" office:value="1.57">
            <text:p>1.57</text:p>
          </table:table-cell>
          <table:table-cell office:value-type="float" office:value="1.83">
            <text:p>1.83</text:p>
          </table:table-cell>
          <table:table-cell table:formula="of:=[.N9]/MIN([.$N9:.$R9])" office:value-type="float" office:value="1">
            <text:p>1</text:p>
          </table:table-cell>
          <table:table-cell table:formula="of:=[.O9]/MIN([.$N9:.$R9])" office:value-type="float" office:value="1.02614379084967">
            <text:p>1.0261437908</text:p>
          </table:table-cell>
          <table:table-cell table:formula="of:=[.P9]/MIN([.$N9:.$R9])" office:value-type="float" office:value="1.01307189542484">
            <text:p>1.0130718954</text:p>
          </table:table-cell>
          <table:table-cell table:formula="of:=[.Q9]/MIN([.$N9:.$R9])" office:value-type="float" office:value="1.02614379084967">
            <text:p>1.0261437908</text:p>
          </table:table-cell>
          <table:table-cell table:formula="of:=[.R9]/MIN([.$N9:.$R9])" office:value-type="float" office:value="1.19607843137255">
            <text:p>1.19607843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3.35">
            <text:p>13.35</text:p>
          </table:table-cell>
          <table:table-cell office:value-type="float" office:value="13.78">
            <text:p>13.78</text:p>
          </table:table-cell>
          <table:table-cell office:value-type="float" office:value="13.37">
            <text:p>13.37</text:p>
          </table:table-cell>
          <table:table-cell office:value-type="float" office:value="13.7">
            <text:p>13.7</text:p>
          </table:table-cell>
          <table:table-cell office:value-type="float" office:value="16.33">
            <text:p>16.33</text:p>
          </table:table-cell>
          <table:table-cell table:formula="of:=[.N10]/MIN([.$N10:.$R10])" office:value-type="float" office:value="1">
            <text:p>1</text:p>
          </table:table-cell>
          <table:table-cell table:formula="of:=[.O10]/MIN([.$N10:.$R10])" office:value-type="float" office:value="1.03220973782772">
            <text:p>1.0322097378</text:p>
          </table:table-cell>
          <table:table-cell table:formula="of:=[.P10]/MIN([.$N10:.$R10])" office:value-type="float" office:value="1.00149812734082">
            <text:p>1.0014981273</text:p>
          </table:table-cell>
          <table:table-cell table:formula="of:=[.Q10]/MIN([.$N10:.$R10])" office:value-type="float" office:value="1.02621722846442">
            <text:p>1.0262172285</text:p>
          </table:table-cell>
          <table:table-cell table:formula="of:=[.R10]/MIN([.$N10:.$R10])" office:value-type="float" office:value="1.22322097378277">
            <text:p>1.223220973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1.45">
            <text:p>1.45</text:p>
          </table:table-cell>
          <table:table-cell office:value-type="float" office:value="1.57">
            <text:p>1.57</text:p>
          </table:table-cell>
          <table:table-cell office:value-type="float" office:value="1.5">
            <text:p>1.5</text:p>
          </table:table-cell>
          <table:table-cell office:value-type="float" office:value="1.48">
            <text:p>1.48</text:p>
          </table:table-cell>
          <table:table-cell table:formula="of:=[.N11]/MIN([.$N11:.$R11])" office:value-type="float" office:value="1.02068965517241">
            <text:p>1.0206896552</text:p>
          </table:table-cell>
          <table:table-cell table:formula="of:=[.O11]/MIN([.$N11:.$R11])" office:value-type="float" office:value="1">
            <text:p>1</text:p>
          </table:table-cell>
          <table:table-cell table:formula="of:=[.P11]/MIN([.$N11:.$R11])" office:value-type="float" office:value="1.08275862068966">
            <text:p>1.0827586207</text:p>
          </table:table-cell>
          <table:table-cell table:formula="of:=[.Q11]/MIN([.$N11:.$R11])" office:value-type="float" office:value="1.03448275862069">
            <text:p>1.0344827586</text:p>
          </table:table-cell>
          <table:table-cell table:formula="of:=[.R11]/MIN([.$N11:.$R11])" office:value-type="float" office:value="1.02068965517241">
            <text:p>1.020689655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6">
            <text:p>0.16</text:p>
          </table:table-cell>
          <table:table-cell table:number-columns-repeated="3"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f:=[.N12]/MIN([.$N12:.$R12])" office:value-type="float" office:value="1.06666666666667">
            <text:p>1.0666666667</text:p>
          </table:table-cell>
          <table:table-cell table:formula="of:=[.O12]/MIN([.$N12:.$R12])" office:value-type="float" office:value="1">
            <text:p>1</text:p>
          </table:table-cell>
          <table:table-cell table:formula="of:=[.P12]/MIN([.$N12:.$R12])" office:value-type="float" office:value="1">
            <text:p>1</text:p>
          </table:table-cell>
          <table:table-cell table:formula="of:=[.Q12]/MIN([.$N12:.$R12])" office:value-type="float" office:value="1">
            <text:p>1</text:p>
          </table:table-cell>
          <table:table-cell table:formula="of:=[.R12]/MIN([.$N12:.$R12])" office:value-type="float" office:value="1.06666666666667">
            <text:p>1.066666666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8.49">
            <text:p>8.49</text:p>
          </table:table-cell>
          <table:table-cell office:value-type="float" office:value="8.65">
            <text:p>8.65</text:p>
          </table:table-cell>
          <table:table-cell office:value-type="float" office:value="8.51">
            <text:p>8.51</text:p>
          </table:table-cell>
          <table:table-cell office:value-type="float" office:value="8.64">
            <text:p>8.64</text:p>
          </table:table-cell>
          <table:table-cell office:value-type="float" office:value="10.49">
            <text:p>10.49</text:p>
          </table:table-cell>
          <table:table-cell table:formula="of:=[.N13]/MIN([.$N13:.$R13])" office:value-type="float" office:value="1">
            <text:p>1</text:p>
          </table:table-cell>
          <table:table-cell table:formula="of:=[.O13]/MIN([.$N13:.$R13])" office:value-type="float" office:value="1.0188457008245">
            <text:p>1.0188457008</text:p>
          </table:table-cell>
          <table:table-cell table:formula="of:=[.P13]/MIN([.$N13:.$R13])" office:value-type="float" office:value="1.00235571260306">
            <text:p>1.0023557126</text:p>
          </table:table-cell>
          <table:table-cell table:formula="of:=[.Q13]/MIN([.$N13:.$R13])" office:value-type="float" office:value="1.01766784452297">
            <text:p>1.0176678445</text:p>
          </table:table-cell>
          <table:table-cell table:formula="of:=[.R13]/MIN([.$N13:.$R13])" office:value-type="float" office:value="1.23557126030624">
            <text:p>1.235571260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[.N14]/MIN([.$N14:.$R14])" office:value-type="float" office:value="1.07692307692308">
            <text:p>1.0769230769</text:p>
          </table:table-cell>
          <table:table-cell table:formula="of:=[.O14]/MIN([.$N14:.$R14])" office:value-type="float" office:value="1">
            <text:p>1</text:p>
          </table:table-cell>
          <table:table-cell table:formula="of:=[.P14]/MIN([.$N14:.$R14])" office:value-type="float" office:value="1">
            <text:p>1</text:p>
          </table:table-cell>
          <table:table-cell table:formula="of:=[.Q14]/MIN([.$N14:.$R14])" office:value-type="float" office:value="1">
            <text:p>1</text:p>
          </table:table-cell>
          <table:table-cell table:formula="of:=[.R14]/MIN([.$N14:.$R14])" office:value-type="float" office:value="1.07692307692308">
            <text:p>1.076923076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8.26">
            <text:p>8.26</text:p>
          </table:table-cell>
          <table:table-cell office:value-type="float" office:value="8.59">
            <text:p>8.59</text:p>
          </table:table-cell>
          <table:table-cell office:value-type="float" office:value="8.3">
            <text:p>8.3</text:p>
          </table:table-cell>
          <table:table-cell office:value-type="float" office:value="8.52">
            <text:p>8.52</text:p>
          </table:table-cell>
          <table:table-cell office:value-type="float" office:value="11.13">
            <text:p>11.13</text:p>
          </table:table-cell>
          <table:table-cell table:formula="of:=[.N15]/MIN([.$N15:.$R15])" office:value-type="float" office:value="1">
            <text:p>1</text:p>
          </table:table-cell>
          <table:table-cell table:formula="of:=[.O15]/MIN([.$N15:.$R15])" office:value-type="float" office:value="1.03995157384988">
            <text:p>1.0399515738</text:p>
          </table:table-cell>
          <table:table-cell table:formula="of:=[.P15]/MIN([.$N15:.$R15])" office:value-type="float" office:value="1.00484261501211">
            <text:p>1.004842615</text:p>
          </table:table-cell>
          <table:table-cell table:formula="of:=[.Q15]/MIN([.$N15:.$R15])" office:value-type="float" office:value="1.03147699757869">
            <text:p>1.0314769976</text:p>
          </table:table-cell>
          <table:table-cell table:formula="of:=[.R15]/MIN([.$N15:.$R15])" office:value-type="float" office:value="1.34745762711864">
            <text:p>1.347457627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table:formula="of:=[.N16]/MIN([.$N16:.$R16])" office:value-type="float" office:value="1.5">
            <text:p>1.5</text:p>
          </table:table-cell>
          <table:table-cell table:formula="of:=[.O16]/MIN([.$N16:.$R16])" office:value-type="float" office:value="1">
            <text:p>1</text:p>
          </table:table-cell>
          <table:table-cell table:formula="of:=[.P16]/MIN([.$N16:.$R16])" office:value-type="float" office:value="1">
            <text:p>1</text:p>
          </table:table-cell>
          <table:table-cell table:formula="of:=[.Q16]/MIN([.$N16:.$R16])" office:value-type="float" office:value="1">
            <text:p>1</text:p>
          </table:table-cell>
          <table:table-cell table:formula="of:=[.R16]/MIN([.$N16:.$R1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27">
            <text:p>0.27</text:p>
          </table:table-cell>
          <table:table-cell table:number-columns-repeated="4" office:value-type="float" office:value="0.28">
            <text:p>0.28</text:p>
          </table:table-cell>
          <table:table-cell table:formula="of:=[.N17]/MIN([.$N17:.$R17])" office:value-type="float" office:value="1">
            <text:p>1</text:p>
          </table:table-cell>
          <table:table-cell table:formula="of:=[.O17]/MIN([.$N17:.$R17])" office:value-type="float" office:value="1.03703703703704">
            <text:p>1.037037037</text:p>
          </table:table-cell>
          <table:table-cell table:formula="of:=[.P17]/MIN([.$N17:.$R17])" office:value-type="float" office:value="1.03703703703704">
            <text:p>1.037037037</text:p>
          </table:table-cell>
          <table:table-cell table:formula="of:=[.Q17]/MIN([.$N17:.$R17])" office:value-type="float" office:value="1.03703703703704">
            <text:p>1.037037037</text:p>
          </table:table-cell>
          <table:table-cell table:formula="of:=[.R17]/MIN([.$N17:.$R17])" office:value-type="float" office:value="1.03703703703704">
            <text:p>1.03703703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1.28">
            <text:p>11.28</text:p>
          </table:table-cell>
          <table:table-cell office:value-type="float" office:value="11.52">
            <text:p>11.52</text:p>
          </table:table-cell>
          <table:table-cell office:value-type="float" office:value="11.38">
            <text:p>11.38</text:p>
          </table:table-cell>
          <table:table-cell office:value-type="float" office:value="11.57">
            <text:p>11.57</text:p>
          </table:table-cell>
          <table:table-cell office:value-type="float" office:value="15.14">
            <text:p>15.14</text:p>
          </table:table-cell>
          <table:table-cell table:formula="of:=[.N18]/MIN([.$N18:.$R18])" office:value-type="float" office:value="1">
            <text:p>1</text:p>
          </table:table-cell>
          <table:table-cell table:formula="of:=[.O18]/MIN([.$N18:.$R18])" office:value-type="float" office:value="1.02127659574468">
            <text:p>1.0212765957</text:p>
          </table:table-cell>
          <table:table-cell table:formula="of:=[.P18]/MIN([.$N18:.$R18])" office:value-type="float" office:value="1.00886524822695">
            <text:p>1.0088652482</text:p>
          </table:table-cell>
          <table:table-cell table:formula="of:=[.Q18]/MIN([.$N18:.$R18])" office:value-type="float" office:value="1.02570921985816">
            <text:p>1.0257092199</text:p>
          </table:table-cell>
          <table:table-cell table:formula="of:=[.R18]/MIN([.$N18:.$R18])" office:value-type="float" office:value="1.34219858156028">
            <text:p>1.342198581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6">
            <text:p>0.26</text:p>
          </table:table-cell>
          <table:table-cell table:formula="of:=[.N19]/MIN([.$N19:.$R19])" office:value-type="float" office:value="1.04166666666667">
            <text:p>1.0416666667</text:p>
          </table:table-cell>
          <table:table-cell table:formula="of:=[.O19]/MIN([.$N19:.$R19])" office:value-type="float" office:value="1">
            <text:p>1</text:p>
          </table:table-cell>
          <table:table-cell table:formula="of:=[.P19]/MIN([.$N19:.$R19])" office:value-type="float" office:value="1.04166666666667">
            <text:p>1.0416666667</text:p>
          </table:table-cell>
          <table:table-cell table:formula="of:=[.Q19]/MIN([.$N19:.$R19])" office:value-type="float" office:value="1.04166666666667">
            <text:p>1.0416666667</text:p>
          </table:table-cell>
          <table:table-cell table:formula="of:=[.R19]/MIN([.$N19:.$R19])" office:value-type="float" office:value="1.08333333333333">
            <text:p>1.08333333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2.12">
            <text:p>12.12</text:p>
          </table:table-cell>
          <table:table-cell office:value-type="float" office:value="13.09">
            <text:p>13.09</text:p>
          </table:table-cell>
          <table:table-cell office:value-type="float" office:value="11.92">
            <text:p>11.92</text:p>
          </table:table-cell>
          <table:table-cell office:value-type="float" office:value="13.62">
            <text:p>13.62</text:p>
          </table:table-cell>
          <table:table-cell office:value-type="float" office:value="19.46">
            <text:p>19.46</text:p>
          </table:table-cell>
          <table:table-cell table:formula="of:=[.N20]/MIN([.$N20:.$R20])" office:value-type="float" office:value="1.01677852348993">
            <text:p>1.0167785235</text:p>
          </table:table-cell>
          <table:table-cell table:formula="of:=[.O20]/MIN([.$N20:.$R20])" office:value-type="float" office:value="1.09815436241611">
            <text:p>1.0981543624</text:p>
          </table:table-cell>
          <table:table-cell table:formula="of:=[.P20]/MIN([.$N20:.$R20])" office:value-type="float" office:value="1">
            <text:p>1</text:p>
          </table:table-cell>
          <table:table-cell table:formula="of:=[.Q20]/MIN([.$N20:.$R20])" office:value-type="float" office:value="1.14261744966443">
            <text:p>1.1426174497</text:p>
          </table:table-cell>
          <table:table-cell table:formula="of:=[.R20]/MIN([.$N20:.$R20])" office:value-type="float" office:value="1.63255033557047">
            <text:p>1.632550335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59">
            <text:p>0.59</text:p>
          </table:table-cell>
          <table:table-cell table:number-columns-repeated="4" office:value-type="float" office:value="0.56">
            <text:p>0.56</text:p>
          </table:table-cell>
          <table:table-cell table:formula="of:=[.N21]/MIN([.$N21:.$R21])" office:value-type="float" office:value="1.05357142857143">
            <text:p>1.0535714286</text:p>
          </table:table-cell>
          <table:table-cell table:formula="of:=[.O21]/MIN([.$N21:.$R21])" office:value-type="float" office:value="1">
            <text:p>1</text:p>
          </table:table-cell>
          <table:table-cell table:formula="of:=[.P21]/MIN([.$N21:.$R21])" office:value-type="float" office:value="1">
            <text:p>1</text:p>
          </table:table-cell>
          <table:table-cell table:formula="of:=[.Q21]/MIN([.$N21:.$R21])" office:value-type="float" office:value="1">
            <text:p>1</text:p>
          </table:table-cell>
          <table:table-cell table:formula="of:=[.R21]/MIN([.$N21:.$R2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[.N22]/MIN([.$N22:.$R22])" office:value-type="float" office:value="1">
            <text:p>1</text:p>
          </table:table-cell>
          <table:table-cell table:formula="of:=[.O22]/MIN([.$N22:.$R22])" office:value-type="float" office:value="1">
            <text:p>1</text:p>
          </table:table-cell>
          <table:table-cell table:formula="of:=[.P22]/MIN([.$N22:.$R22])" office:value-type="float" office:value="1">
            <text:p>1</text:p>
          </table:table-cell>
          <table:table-cell table:formula="of:=[.Q22]/MIN([.$N22:.$R22])" office:value-type="float" office:value="1">
            <text:p>1</text:p>
          </table:table-cell>
          <table:table-cell table:formula="of:=[.R22]/MIN([.$N22:.$R22])" office:value-type="float" office:value="1.04545454545455">
            <text:p>1.045454545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2.65">
            <text:p>22.65</text:p>
          </table:table-cell>
          <table:table-cell office:value-type="float" office:value="23.57">
            <text:p>23.57</text:p>
          </table:table-cell>
          <table:table-cell office:value-type="float" office:value="22.57">
            <text:p>22.57</text:p>
          </table:table-cell>
          <table:table-cell office:value-type="float" office:value="23.44">
            <text:p>23.44</text:p>
          </table:table-cell>
          <table:table-cell office:value-type="float" office:value="29.81">
            <text:p>29.81</text:p>
          </table:table-cell>
          <table:table-cell table:formula="of:=[.N23]/MIN([.$N23:.$R23])" office:value-type="float" office:value="1.00354452813469">
            <text:p>1.0035445281</text:p>
          </table:table-cell>
          <table:table-cell table:formula="of:=[.O23]/MIN([.$N23:.$R23])" office:value-type="float" office:value="1.04430660168365">
            <text:p>1.0443066017</text:p>
          </table:table-cell>
          <table:table-cell table:formula="of:=[.P23]/MIN([.$N23:.$R23])" office:value-type="float" office:value="1">
            <text:p>1</text:p>
          </table:table-cell>
          <table:table-cell table:formula="of:=[.Q23]/MIN([.$N23:.$R23])" office:value-type="float" office:value="1.03854674346478">
            <text:p>1.0385467435</text:p>
          </table:table-cell>
          <table:table-cell table:formula="of:=[.R23]/MIN([.$N23:.$R23])" office:value-type="float" office:value="1.32077979618963">
            <text:p>1.320779796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table:formula="of:=[.N24]/MIN([.$N24:.$R24])" office:value-type="float" office:value="1">
            <text:p>1</text:p>
          </table:table-cell>
          <table:table-cell table:formula="of:=[.O24]/MIN([.$N24:.$R24])" office:value-type="float" office:value="1.05">
            <text:p>1.05</text:p>
          </table:table-cell>
          <table:table-cell table:formula="of:=[.P24]/MIN([.$N24:.$R24])" office:value-type="float" office:value="1">
            <text:p>1</text:p>
          </table:table-cell>
          <table:table-cell table:formula="of:=[.Q24]/MIN([.$N24:.$R24])" office:value-type="float" office:value="1.05">
            <text:p>1.05</text:p>
          </table:table-cell>
          <table:table-cell table:formula="of:=[.R24]/MIN([.$N24:.$R24])" office:value-type="float" office:value="1.1">
            <text:p>1.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6.33">
            <text:p>26.33</text:p>
          </table:table-cell>
          <table:table-cell office:value-type="float" office:value="30.67">
            <text:p>30.67</text:p>
          </table:table-cell>
          <table:table-cell office:value-type="float" office:value="26.89">
            <text:p>26.89</text:p>
          </table:table-cell>
          <table:table-cell office:value-type="float" office:value="30.42">
            <text:p>30.42</text:p>
          </table:table-cell>
          <table:table-cell office:value-type="float" office:value="43.47">
            <text:p>43.47</text:p>
          </table:table-cell>
          <table:table-cell table:formula="of:=[.N25]/MIN([.$N25:.$R25])" office:value-type="float" office:value="1">
            <text:p>1</text:p>
          </table:table-cell>
          <table:table-cell table:formula="of:=[.O25]/MIN([.$N25:.$R25])" office:value-type="float" office:value="1.16483099126472">
            <text:p>1.1648309913</text:p>
          </table:table-cell>
          <table:table-cell table:formula="of:=[.P25]/MIN([.$N25:.$R25])" office:value-type="float" office:value="1.0212685150019">
            <text:p>1.021268515</text:p>
          </table:table-cell>
          <table:table-cell table:formula="of:=[.Q25]/MIN([.$N25:.$R25])" office:value-type="float" office:value="1.15533611849601">
            <text:p>1.1553361185</text:p>
          </table:table-cell>
          <table:table-cell table:formula="of:=[.R25]/MIN([.$N25:.$R25])" office:value-type="float" office:value="1.65096847702241">
            <text:p>1.65096847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9">
            <text:p>0.09</text:p>
          </table:table-cell>
          <table:table-cell table:formula="of:=[.N26]/MIN([.$N26:.$R26])" office:value-type="float" office:value="1.125">
            <text:p>1.125</text:p>
          </table:table-cell>
          <table:table-cell table:formula="of:=[.O26]/MIN([.$N26:.$R26])" office:value-type="float" office:value="1">
            <text:p>1</text:p>
          </table:table-cell>
          <table:table-cell table:formula="of:=[.P26]/MIN([.$N26:.$R26])" office:value-type="float" office:value="1.125">
            <text:p>1.125</text:p>
          </table:table-cell>
          <table:table-cell table:formula="of:=[.Q26]/MIN([.$N26:.$R26])" office:value-type="float" office:value="1.125">
            <text:p>1.125</text:p>
          </table:table-cell>
          <table:table-cell table:formula="of:=[.R26]/MIN([.$N26:.$R26])" office:value-type="float" office:value="1.125">
            <text:p>1.1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table:number-columns-repeated="2" office:value-type="float" office:value="1.53">
            <text:p>1.53</text:p>
          </table:table-cell>
          <table:table-cell office:value-type="float" office:value="1.54">
            <text:p>1.54</text:p>
          </table:table-cell>
          <table:table-cell office:value-type="float" office:value="1.72">
            <text:p>1.72</text:p>
          </table:table-cell>
          <table:table-cell table:formula="of:=[.N27]/MIN([.$N27:.$R27])" office:value-type="float" office:value="1">
            <text:p>1</text:p>
          </table:table-cell>
          <table:table-cell table:formula="of:=[.O27]/MIN([.$N27:.$R27])" office:value-type="float" office:value="1.00657894736842">
            <text:p>1.0065789474</text:p>
          </table:table-cell>
          <table:table-cell table:formula="of:=[.P27]/MIN([.$N27:.$R27])" office:value-type="float" office:value="1.00657894736842">
            <text:p>1.0065789474</text:p>
          </table:table-cell>
          <table:table-cell table:formula="of:=[.Q27]/MIN([.$N27:.$R27])" office:value-type="float" office:value="1.01315789473684">
            <text:p>1.0131578947</text:p>
          </table:table-cell>
          <table:table-cell table:formula="of:=[.R27]/MIN([.$N27:.$R27])" office:value-type="float" office:value="1.13157894736842">
            <text:p>1.131578947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6.53">
            <text:p>56.53</text:p>
          </table:table-cell>
          <table:table-cell office:value-type="float" office:value="61.26">
            <text:p>61.26</text:p>
          </table:table-cell>
          <table:table-cell office:value-type="float" office:value="56.29">
            <text:p>56.29</text:p>
          </table:table-cell>
          <table:table-cell office:value-type="float" office:value="61.3">
            <text:p>61.3</text:p>
          </table:table-cell>
          <table:table-cell office:value-type="float" office:value="73.89">
            <text:p>73.89</text:p>
          </table:table-cell>
          <table:table-cell table:formula="of:=[.N28]/MIN([.$N28:.$R28])" office:value-type="float" office:value="1.00426363474862">
            <text:p>1.0042636347</text:p>
          </table:table-cell>
          <table:table-cell table:formula="of:=[.O28]/MIN([.$N28:.$R28])" office:value-type="float" office:value="1.08829276958607">
            <text:p>1.0882927696</text:p>
          </table:table-cell>
          <table:table-cell table:formula="of:=[.P28]/MIN([.$N28:.$R28])" office:value-type="float" office:value="1">
            <text:p>1</text:p>
          </table:table-cell>
          <table:table-cell table:formula="of:=[.Q28]/MIN([.$N28:.$R28])" office:value-type="float" office:value="1.08900337537751">
            <text:p>1.0890033754</text:p>
          </table:table-cell>
          <table:table-cell table:formula="of:=[.R28]/MIN([.$N28:.$R28])" office:value-type="float" office:value="1.31266654823237">
            <text:p>1.312666548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82">
            <text:p>1.82</text:p>
          </table:table-cell>
          <table:table-cell office:value-type="float" office:value="1.88">
            <text:p>1.88</text:p>
          </table:table-cell>
          <table:table-cell office:value-type="float" office:value="1.81">
            <text:p>1.81</text:p>
          </table:table-cell>
          <table:table-cell office:value-type="float" office:value="1.86">
            <text:p>1.86</text:p>
          </table:table-cell>
          <table:table-cell office:value-type="float" office:value="2.1">
            <text:p>2.1</text:p>
          </table:table-cell>
          <table:table-cell table:formula="of:=[.N29]/MIN([.$N29:.$R29])" office:value-type="float" office:value="1.00552486187845">
            <text:p>1.0055248619</text:p>
          </table:table-cell>
          <table:table-cell table:formula="of:=[.O29]/MIN([.$N29:.$R29])" office:value-type="float" office:value="1.03867403314917">
            <text:p>1.0386740331</text:p>
          </table:table-cell>
          <table:table-cell table:formula="of:=[.P29]/MIN([.$N29:.$R29])" office:value-type="float" office:value="1">
            <text:p>1</text:p>
          </table:table-cell>
          <table:table-cell table:formula="of:=[.Q29]/MIN([.$N29:.$R29])" office:value-type="float" office:value="1.02762430939227">
            <text:p>1.0276243094</text:p>
          </table:table-cell>
          <table:table-cell table:formula="of:=[.R29]/MIN([.$N29:.$R29])" office:value-type="float" office:value="1.16022099447514">
            <text:p>1.160220994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09.94">
            <text:p>109.94</text:p>
          </table:table-cell>
          <table:table-cell office:value-type="float" office:value="130.45">
            <text:p>130.45</text:p>
          </table:table-cell>
          <table:table-cell office:value-type="float" office:value="109.06">
            <text:p>109.06</text:p>
          </table:table-cell>
          <table:table-cell office:value-type="float" office:value="123.7">
            <text:p>123.7</text:p>
          </table:table-cell>
          <table:table-cell office:value-type="float" office:value="190.89">
            <text:p>190.89</text:p>
          </table:table-cell>
          <table:table-cell table:formula="of:=[.N30]/MIN([.$N30:.$R30])" office:value-type="float" office:value="1.00806895286998">
            <text:p>1.0080689529</text:p>
          </table:table-cell>
          <table:table-cell table:formula="of:=[.O30]/MIN([.$N30:.$R30])" office:value-type="float" office:value="1.19613057032826">
            <text:p>1.1961305703</text:p>
          </table:table-cell>
          <table:table-cell table:formula="of:=[.P30]/MIN([.$N30:.$R30])" office:value-type="float" office:value="1">
            <text:p>1</text:p>
          </table:table-cell>
          <table:table-cell table:formula="of:=[.Q30]/MIN([.$N30:.$R30])" office:value-type="float" office:value="1.13423803410966">
            <text:p>1.1342380341</text:p>
          </table:table-cell>
          <table:table-cell table:formula="of:=[.R30]/MIN([.$N30:.$R30])" office:value-type="float" office:value="1.75032092426187">
            <text:p>1.750320924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3">
            <text:p>0.03</text:p>
          </table:table-cell>
          <table:table-cell table:formula="of:=[.N31]/MIN([.$N31:.$R31])" office:value-type="float" office:value="1">
            <text:p>1</text:p>
          </table:table-cell>
          <table:table-cell table:formula="of:=[.O31]/MIN([.$N31:.$R31])" office:value-type="float" office:value="1">
            <text:p>1</text:p>
          </table:table-cell>
          <table:table-cell table:formula="of:=[.P31]/MIN([.$N31:.$R31])" office:value-type="float" office:value="1">
            <text:p>1</text:p>
          </table:table-cell>
          <table:table-cell table:formula="of:=[.Q31]/MIN([.$N31:.$R31])" office:value-type="float" office:value="1">
            <text:p>1</text:p>
          </table:table-cell>
          <table:table-cell table:formula="of:=[.R31]/MIN([.$N31:.$R3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1">
            <text:p>0.1</text:p>
          </table:table-cell>
          <table:table-cell table:formula="of:=[.N32]/MIN([.$N32:.$R32])" office:value-type="float" office:value="1">
            <text:p>1</text:p>
          </table:table-cell>
          <table:table-cell table:formula="of:=[.O32]/MIN([.$N32:.$R32])" office:value-type="float" office:value="1">
            <text:p>1</text:p>
          </table:table-cell>
          <table:table-cell table:formula="of:=[.P32]/MIN([.$N32:.$R32])" office:value-type="float" office:value="1">
            <text:p>1</text:p>
          </table:table-cell>
          <table:table-cell table:formula="of:=[.Q32]/MIN([.$N32:.$R32])" office:value-type="float" office:value="1">
            <text:p>1</text:p>
          </table:table-cell>
          <table:table-cell table:formula="of:=[.R32]/MIN([.$N32:.$R32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.09">
            <text:p>10.09</text:p>
          </table:table-cell>
          <table:table-cell office:value-type="float" office:value="10.28">
            <text:p>10.28</text:p>
          </table:table-cell>
          <table:table-cell office:value-type="float" office:value="10.15">
            <text:p>10.15</text:p>
          </table:table-cell>
          <table:table-cell office:value-type="float" office:value="10.32">
            <text:p>10.32</text:p>
          </table:table-cell>
          <table:table-cell office:value-type="float" office:value="12.91">
            <text:p>12.91</text:p>
          </table:table-cell>
          <table:table-cell table:formula="of:=[.N33]/MIN([.$N33:.$R33])" office:value-type="float" office:value="1">
            <text:p>1</text:p>
          </table:table-cell>
          <table:table-cell table:formula="of:=[.O33]/MIN([.$N33:.$R33])" office:value-type="float" office:value="1.01883052527255">
            <text:p>1.0188305253</text:p>
          </table:table-cell>
          <table:table-cell table:formula="of:=[.P33]/MIN([.$N33:.$R33])" office:value-type="float" office:value="1.00594648166502">
            <text:p>1.0059464817</text:p>
          </table:table-cell>
          <table:table-cell table:formula="of:=[.Q33]/MIN([.$N33:.$R33])" office:value-type="float" office:value="1.02279484638256">
            <text:p>1.0227948464</text:p>
          </table:table-cell>
          <table:table-cell table:formula="of:=[.R33]/MIN([.$N33:.$R33])" office:value-type="float" office:value="1.2794846382557">
            <text:p>1.279484638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1">
            <text:p>0.1</text:p>
          </table:table-cell>
          <table:table-cell table:formula="of:=[.N34]/MIN([.$N34:.$R34])" office:value-type="float" office:value="1.11111111111111">
            <text:p>1.1111111111</text:p>
          </table:table-cell>
          <table:table-cell table:formula="of:=[.O34]/MIN([.$N34:.$R34])" office:value-type="float" office:value="1.11111111111111">
            <text:p>1.1111111111</text:p>
          </table:table-cell>
          <table:table-cell table:formula="of:=[.P34]/MIN([.$N34:.$R34])" office:value-type="float" office:value="1">
            <text:p>1</text:p>
          </table:table-cell>
          <table:table-cell table:formula="of:=[.Q34]/MIN([.$N34:.$R34])" office:value-type="float" office:value="1.11111111111111">
            <text:p>1.1111111111</text:p>
          </table:table-cell>
          <table:table-cell table:formula="of:=[.R34]/MIN([.$N34:.$R34])" office:value-type="float" office:value="1.11111111111111">
            <text:p>1.111111111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4.75">
            <text:p>14.75</text:p>
          </table:table-cell>
          <table:table-cell office:value-type="float" office:value="15.49">
            <text:p>15.49</text:p>
          </table:table-cell>
          <table:table-cell office:value-type="float" office:value="14.85">
            <text:p>14.85</text:p>
          </table:table-cell>
          <table:table-cell office:value-type="float" office:value="15.48">
            <text:p>15.48</text:p>
          </table:table-cell>
          <table:table-cell office:value-type="float" office:value="21.9">
            <text:p>21.9</text:p>
          </table:table-cell>
          <table:table-cell table:formula="of:=[.N35]/MIN([.$N35:.$R35])" office:value-type="float" office:value="1">
            <text:p>1</text:p>
          </table:table-cell>
          <table:table-cell table:formula="of:=[.O35]/MIN([.$N35:.$R35])" office:value-type="float" office:value="1.05016949152542">
            <text:p>1.0501694915</text:p>
          </table:table-cell>
          <table:table-cell table:formula="of:=[.P35]/MIN([.$N35:.$R35])" office:value-type="float" office:value="1.00677966101695">
            <text:p>1.006779661</text:p>
          </table:table-cell>
          <table:table-cell table:formula="of:=[.Q35]/MIN([.$N35:.$R35])" office:value-type="float" office:value="1.04949152542373">
            <text:p>1.0494915254</text:p>
          </table:table-cell>
          <table:table-cell table:formula="of:=[.R35]/MIN([.$N35:.$R35])" office:value-type="float" office:value="1.48474576271186">
            <text:p>1.484745762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5">
            <text:p>0.05</text:p>
          </table:table-cell>
          <table:table-cell table:formula="of:=[.N36]/MIN([.$N36:.$R36])" office:value-type="float" office:value="1.25">
            <text:p>1.25</text:p>
          </table:table-cell>
          <table:table-cell table:formula="of:=[.O36]/MIN([.$N36:.$R36])" office:value-type="float" office:value="1">
            <text:p>1</text:p>
          </table:table-cell>
          <table:table-cell table:formula="of:=[.P36]/MIN([.$N36:.$R36])" office:value-type="float" office:value="1.25">
            <text:p>1.25</text:p>
          </table:table-cell>
          <table:table-cell table:formula="of:=[.Q36]/MIN([.$N36:.$R36])" office:value-type="float" office:value="1.25">
            <text:p>1.25</text:p>
          </table:table-cell>
          <table:table-cell table:formula="of:=[.R36]/MIN([.$N36:.$R36])" office:value-type="float" office:value="1.25">
            <text:p>1.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51">
            <text:p>0.51</text:p>
          </table:table-cell>
          <table:table-cell office:value-type="float" office:value="0.55">
            <text:p>0.55</text:p>
          </table:table-cell>
          <table:table-cell table:formula="of:=[.N37]/MIN([.$N37:.$R37])" office:value-type="float" office:value="1">
            <text:p>1</text:p>
          </table:table-cell>
          <table:table-cell table:formula="of:=[.O37]/MIN([.$N37:.$R37])" office:value-type="float" office:value="1">
            <text:p>1</text:p>
          </table:table-cell>
          <table:table-cell table:formula="of:=[.P37]/MIN([.$N37:.$R37])" office:value-type="float" office:value="1">
            <text:p>1</text:p>
          </table:table-cell>
          <table:table-cell table:formula="of:=[.Q37]/MIN([.$N37:.$R37])" office:value-type="float" office:value="1.02">
            <text:p>1.02</text:p>
          </table:table-cell>
          <table:table-cell table:formula="of:=[.R37]/MIN([.$N37:.$R37])" office:value-type="float" office:value="1.1">
            <text:p>1.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9.88">
            <text:p>9.88</text:p>
          </table:table-cell>
          <table:table-cell office:value-type="float" office:value="10.09">
            <text:p>10.09</text:p>
          </table:table-cell>
          <table:table-cell office:value-type="float" office:value="9.86">
            <text:p>9.86</text:p>
          </table:table-cell>
          <table:table-cell office:value-type="float" office:value="10.04">
            <text:p>10.04</text:p>
          </table:table-cell>
          <table:table-cell office:value-type="float" office:value="11.61">
            <text:p>11.61</text:p>
          </table:table-cell>
          <table:table-cell table:formula="of:=[.N38]/MIN([.$N38:.$R38])" office:value-type="float" office:value="1.00202839756592">
            <text:p>1.0020283976</text:p>
          </table:table-cell>
          <table:table-cell table:formula="of:=[.O38]/MIN([.$N38:.$R38])" office:value-type="float" office:value="1.02332657200811">
            <text:p>1.023326572</text:p>
          </table:table-cell>
          <table:table-cell table:formula="of:=[.P38]/MIN([.$N38:.$R38])" office:value-type="float" office:value="1">
            <text:p>1</text:p>
          </table:table-cell>
          <table:table-cell table:formula="of:=[.Q38]/MIN([.$N38:.$R38])" office:value-type="float" office:value="1.01825557809331">
            <text:p>1.0182555781</text:p>
          </table:table-cell>
          <table:table-cell table:formula="of:=[.R38]/MIN([.$N38:.$R38])" office:value-type="float" office:value="1.17748478701826">
            <text:p>1.17748478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51">
            <text:p>0.51</text:p>
          </table:table-cell>
          <table:table-cell office:value-type="float" office:value="0.55">
            <text:p>0.55</text:p>
          </table:table-cell>
          <table:table-cell table:formula="of:=[.N39]/MIN([.$N39:.$R39])" office:value-type="float" office:value="1">
            <text:p>1</text:p>
          </table:table-cell>
          <table:table-cell table:formula="of:=[.O39]/MIN([.$N39:.$R39])" office:value-type="float" office:value="1.02">
            <text:p>1.02</text:p>
          </table:table-cell>
          <table:table-cell table:formula="of:=[.P39]/MIN([.$N39:.$R39])" office:value-type="float" office:value="1.02">
            <text:p>1.02</text:p>
          </table:table-cell>
          <table:table-cell table:formula="of:=[.Q39]/MIN([.$N39:.$R39])" office:value-type="float" office:value="1.02">
            <text:p>1.02</text:p>
          </table:table-cell>
          <table:table-cell table:formula="of:=[.R39]/MIN([.$N39:.$R39])" office:value-type="float" office:value="1.1">
            <text:p>1.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.99">
            <text:p>10.99</text:p>
          </table:table-cell>
          <table:table-cell office:value-type="float" office:value="11.16">
            <text:p>11.16</text:p>
          </table:table-cell>
          <table:table-cell office:value-type="float" office:value="11.04">
            <text:p>11.04</text:p>
          </table:table-cell>
          <table:table-cell office:value-type="float" office:value="11.22">
            <text:p>11.22</text:p>
          </table:table-cell>
          <table:table-cell office:value-type="float" office:value="14.15">
            <text:p>14.15</text:p>
          </table:table-cell>
          <table:table-cell table:formula="of:=[.N40]/MIN([.$N40:.$R40])" office:value-type="float" office:value="1">
            <text:p>1</text:p>
          </table:table-cell>
          <table:table-cell table:formula="of:=[.O40]/MIN([.$N40:.$R40])" office:value-type="float" office:value="1.0154686078253">
            <text:p>1.0154686078</text:p>
          </table:table-cell>
          <table:table-cell table:formula="of:=[.P40]/MIN([.$N40:.$R40])" office:value-type="float" office:value="1.00454959053685">
            <text:p>1.0045495905</text:p>
          </table:table-cell>
          <table:table-cell table:formula="of:=[.Q40]/MIN([.$N40:.$R40])" office:value-type="float" office:value="1.02092811646952">
            <text:p>1.0209281165</text:p>
          </table:table-cell>
          <table:table-cell table:formula="of:=[.R40]/MIN([.$N40:.$R40])" office:value-type="float" office:value="1.28753412192903">
            <text:p>1.287534121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1.11">
            <text:p>1.11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office:value-type="float" office:value="1.06">
            <text:p>1.06</text:p>
          </table:table-cell>
          <table:table-cell table:formula="of:=[.N41]/MIN([.$N41:.$R41])" office:value-type="float" office:value="1.02830188679245">
            <text:p>1.0283018868</text:p>
          </table:table-cell>
          <table:table-cell table:formula="of:=[.O41]/MIN([.$N41:.$R41])" office:value-type="float" office:value="1.04716981132075">
            <text:p>1.0471698113</text:p>
          </table:table-cell>
          <table:table-cell table:formula="of:=[.P41]/MIN([.$N41:.$R41])" office:value-type="float" office:value="1.00943396226415">
            <text:p>1.0094339623</text:p>
          </table:table-cell>
          <table:table-cell table:formula="of:=[.Q41]/MIN([.$N41:.$R41])" office:value-type="float" office:value="1.0377358490566">
            <text:p>1.0377358491</text:p>
          </table:table-cell>
          <table:table-cell table:formula="of:=[.R41]/MIN([.$N41:.$R4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1.28">
            <text:p>1.28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1.37">
            <text:p>1.37</text:p>
          </table:table-cell>
          <table:table-cell table:formula="of:=[.N42]/MIN([.$N42:.$R42])" office:value-type="float" office:value="1.00787401574803">
            <text:p>1.0078740157</text:p>
          </table:table-cell>
          <table:table-cell table:formula="of:=[.O42]/MIN([.$N42:.$R42])" office:value-type="float" office:value="1.00787401574803">
            <text:p>1.0078740157</text:p>
          </table:table-cell>
          <table:table-cell table:formula="of:=[.P42]/MIN([.$N42:.$R42])" office:value-type="float" office:value="1">
            <text:p>1</text:p>
          </table:table-cell>
          <table:table-cell table:formula="of:=[.Q42]/MIN([.$N42:.$R42])" office:value-type="float" office:value="1">
            <text:p>1</text:p>
          </table:table-cell>
          <table:table-cell table:formula="of:=[.R42]/MIN([.$N42:.$R42])" office:value-type="float" office:value="1.07874015748032">
            <text:p>1.078740157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8.6">
            <text:p>8.6</text:p>
          </table:table-cell>
          <table:table-cell office:value-type="float" office:value="8.79">
            <text:p>8.79</text:p>
          </table:table-cell>
          <table:table-cell office:value-type="float" office:value="8.63">
            <text:p>8.63</text:p>
          </table:table-cell>
          <table:table-cell office:value-type="float" office:value="8.82">
            <text:p>8.82</text:p>
          </table:table-cell>
          <table:table-cell office:value-type="float" office:value="11.01">
            <text:p>11.01</text:p>
          </table:table-cell>
          <table:table-cell table:formula="of:=[.N43]/MIN([.$N43:.$R43])" office:value-type="float" office:value="1">
            <text:p>1</text:p>
          </table:table-cell>
          <table:table-cell table:formula="of:=[.O43]/MIN([.$N43:.$R43])" office:value-type="float" office:value="1.02209302325581">
            <text:p>1.0220930233</text:p>
          </table:table-cell>
          <table:table-cell table:formula="of:=[.P43]/MIN([.$N43:.$R43])" office:value-type="float" office:value="1.00348837209302">
            <text:p>1.0034883721</text:p>
          </table:table-cell>
          <table:table-cell table:formula="of:=[.Q43]/MIN([.$N43:.$R43])" office:value-type="float" office:value="1.02558139534884">
            <text:p>1.0255813953</text:p>
          </table:table-cell>
          <table:table-cell table:formula="of:=[.R43]/MIN([.$N43:.$R43])" office:value-type="float" office:value="1.28023255813953">
            <text:p>1.280232558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27">
            <text:p>1.27</text:p>
          </table:table-cell>
          <table:table-cell office:value-type="float" office:value="1.29">
            <text:p>1.29</text:p>
          </table:table-cell>
          <table:table-cell office:value-type="float" office:value="1.28">
            <text:p>1.28</text:p>
          </table:table-cell>
          <table:table-cell office:value-type="float" office:value="1.29">
            <text:p>1.29</text:p>
          </table:table-cell>
          <table:table-cell office:value-type="float" office:value="1.36">
            <text:p>1.36</text:p>
          </table:table-cell>
          <table:table-cell table:formula="of:=[.N44]/MIN([.$N44:.$R44])" office:value-type="float" office:value="1">
            <text:p>1</text:p>
          </table:table-cell>
          <table:table-cell table:formula="of:=[.O44]/MIN([.$N44:.$R44])" office:value-type="float" office:value="1.01574803149606">
            <text:p>1.0157480315</text:p>
          </table:table-cell>
          <table:table-cell table:formula="of:=[.P44]/MIN([.$N44:.$R44])" office:value-type="float" office:value="1.00787401574803">
            <text:p>1.0078740157</text:p>
          </table:table-cell>
          <table:table-cell table:formula="of:=[.Q44]/MIN([.$N44:.$R44])" office:value-type="float" office:value="1.01574803149606">
            <text:p>1.0157480315</text:p>
          </table:table-cell>
          <table:table-cell table:formula="of:=[.R44]/MIN([.$N44:.$R44])" office:value-type="float" office:value="1.07086614173228">
            <text:p>1.070866141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8.62">
            <text:p>8.62</text:p>
          </table:table-cell>
          <table:table-cell office:value-type="float" office:value="8.81">
            <text:p>8.81</text:p>
          </table:table-cell>
          <table:table-cell office:value-type="float" office:value="8.49">
            <text:p>8.49</text:p>
          </table:table-cell>
          <table:table-cell office:value-type="float" office:value="8.83">
            <text:p>8.83</text:p>
          </table:table-cell>
          <table:table-cell office:value-type="float" office:value="10.94">
            <text:p>10.94</text:p>
          </table:table-cell>
          <table:table-cell table:formula="of:=[.N45]/MIN([.$N45:.$R45])" office:value-type="float" office:value="1.01531213191991">
            <text:p>1.0153121319</text:p>
          </table:table-cell>
          <table:table-cell table:formula="of:=[.O45]/MIN([.$N45:.$R45])" office:value-type="float" office:value="1.037691401649">
            <text:p>1.0376914016</text:p>
          </table:table-cell>
          <table:table-cell table:formula="of:=[.P45]/MIN([.$N45:.$R45])" office:value-type="float" office:value="1">
            <text:p>1</text:p>
          </table:table-cell>
          <table:table-cell table:formula="of:=[.Q45]/MIN([.$N45:.$R45])" office:value-type="float" office:value="1.04004711425206">
            <text:p>1.0400471143</text:p>
          </table:table-cell>
          <table:table-cell table:formula="of:=[.R45]/MIN([.$N45:.$R45])" office:value-type="float" office:value="1.28857479387515">
            <text:p>1.288574793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51">
            <text:p>0.51</text:p>
          </table:table-cell>
          <table:table-cell table:number-columns-repeated="2" office:value-type="float" office:value="0.52">
            <text:p>0.52</text:p>
          </table:table-cell>
          <table:table-cell table:formula="of:=[.N46]/MIN([.$N46:.$R46])" office:value-type="float" office:value="1.01960784313725">
            <text:p>1.0196078431</text:p>
          </table:table-cell>
          <table:table-cell table:formula="of:=[.O46]/MIN([.$N46:.$R46])" office:value-type="float" office:value="1">
            <text:p>1</text:p>
          </table:table-cell>
          <table:table-cell table:formula="of:=[.P46]/MIN([.$N46:.$R46])" office:value-type="float" office:value="1">
            <text:p>1</text:p>
          </table:table-cell>
          <table:table-cell table:formula="of:=[.Q46]/MIN([.$N46:.$R46])" office:value-type="float" office:value="1.01960784313725">
            <text:p>1.0196078431</text:p>
          </table:table-cell>
          <table:table-cell table:formula="of:=[.R46]/MIN([.$N46:.$R46])" office:value-type="float" office:value="1.01960784313725">
            <text:p>1.019607843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office:value-type="float" office:value="1.03">
            <text:p>1.03</text:p>
          </table:table-cell>
          <table:table-cell office:value-type="float" office:value="1.04">
            <text:p>1.04</text:p>
          </table:table-cell>
          <table:table-cell office:value-type="float" office:value="1.08">
            <text:p>1.08</text:p>
          </table:table-cell>
          <table:table-cell table:formula="of:=[.N47]/MIN([.$N47:.$R47])" office:value-type="float" office:value="1">
            <text:p>1</text:p>
          </table:table-cell>
          <table:table-cell table:formula="of:=[.O47]/MIN([.$N47:.$R47])" office:value-type="float" office:value="1.01960784313725">
            <text:p>1.0196078431</text:p>
          </table:table-cell>
          <table:table-cell table:formula="of:=[.P47]/MIN([.$N47:.$R47])" office:value-type="float" office:value="1.00980392156863">
            <text:p>1.0098039216</text:p>
          </table:table-cell>
          <table:table-cell table:formula="of:=[.Q47]/MIN([.$N47:.$R47])" office:value-type="float" office:value="1.01960784313725">
            <text:p>1.0196078431</text:p>
          </table:table-cell>
          <table:table-cell table:formula="of:=[.R47]/MIN([.$N47:.$R47])" office:value-type="float" office:value="1.05882352941176">
            <text:p>1.058823529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3.02">
            <text:p>23.02</text:p>
          </table:table-cell>
          <table:table-cell office:value-type="float" office:value="23.89">
            <text:p>23.89</text:p>
          </table:table-cell>
          <table:table-cell office:value-type="float" office:value="22.95">
            <text:p>22.95</text:p>
          </table:table-cell>
          <table:table-cell office:value-type="float" office:value="24">
            <text:p>24</text:p>
          </table:table-cell>
          <table:table-cell office:value-type="float" office:value="28.64">
            <text:p>28.64</text:p>
          </table:table-cell>
          <table:table-cell table:formula="of:=[.N48]/MIN([.$N48:.$R48])" office:value-type="float" office:value="1.00305010893246">
            <text:p>1.0030501089</text:p>
          </table:table-cell>
          <table:table-cell table:formula="of:=[.O48]/MIN([.$N48:.$R48])" office:value-type="float" office:value="1.04095860566449">
            <text:p>1.0409586057</text:p>
          </table:table-cell>
          <table:table-cell table:formula="of:=[.P48]/MIN([.$N48:.$R48])" office:value-type="float" office:value="1">
            <text:p>1</text:p>
          </table:table-cell>
          <table:table-cell table:formula="of:=[.Q48]/MIN([.$N48:.$R48])" office:value-type="float" office:value="1.04575163398693">
            <text:p>1.045751634</text:p>
          </table:table-cell>
          <table:table-cell table:formula="of:=[.R48]/MIN([.$N48:.$R48])" office:value-type="float" office:value="1.2479302832244">
            <text:p>1.247930283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office:value-type="float" office:value="1.07">
            <text:p>1.07</text:p>
          </table:table-cell>
          <table:table-cell table:formula="of:=[.N49]/MIN([.$N49:.$R49])" office:value-type="float" office:value="1">
            <text:p>1</text:p>
          </table:table-cell>
          <table:table-cell table:formula="of:=[.O49]/MIN([.$N49:.$R49])" office:value-type="float" office:value="1.02970297029703">
            <text:p>1.0297029703</text:p>
          </table:table-cell>
          <table:table-cell table:formula="of:=[.P49]/MIN([.$N49:.$R49])" office:value-type="float" office:value="1.00990099009901">
            <text:p>1.0099009901</text:p>
          </table:table-cell>
          <table:table-cell table:formula="of:=[.Q49]/MIN([.$N49:.$R49])" office:value-type="float" office:value="1.02970297029703">
            <text:p>1.0297029703</text:p>
          </table:table-cell>
          <table:table-cell table:formula="of:=[.R49]/MIN([.$N49:.$R49])" office:value-type="float" office:value="1.05940594059406">
            <text:p>1.059405940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.69">
            <text:p>26.69</text:p>
          </table:table-cell>
          <table:table-cell office:value-type="float" office:value="27.58">
            <text:p>27.58</text:p>
          </table:table-cell>
          <table:table-cell office:value-type="float" office:value="26.45">
            <text:p>26.45</text:p>
          </table:table-cell>
          <table:table-cell office:value-type="float" office:value="27.47">
            <text:p>27.47</text:p>
          </table:table-cell>
          <table:table-cell office:value-type="float" office:value="35.83">
            <text:p>35.83</text:p>
          </table:table-cell>
          <table:table-cell table:formula="of:=[.N50]/MIN([.$N50:.$R50])" office:value-type="float" office:value="1.00907372400756">
            <text:p>1.009073724</text:p>
          </table:table-cell>
          <table:table-cell table:formula="of:=[.O50]/MIN([.$N50:.$R50])" office:value-type="float" office:value="1.04272211720227">
            <text:p>1.0427221172</text:p>
          </table:table-cell>
          <table:table-cell table:formula="of:=[.P50]/MIN([.$N50:.$R50])" office:value-type="float" office:value="1">
            <text:p>1</text:p>
          </table:table-cell>
          <table:table-cell table:formula="of:=[.Q50]/MIN([.$N50:.$R50])" office:value-type="float" office:value="1.03856332703214">
            <text:p>1.038563327</text:p>
          </table:table-cell>
          <table:table-cell table:formula="of:=[.R50]/MIN([.$N50:.$R50])" office:value-type="float" office:value="1.35463137996219">
            <text:p>1.3546313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table:formula="of:=[.N51]/MIN([.$N51:.$R51])" office:value-type="float" office:value="1.04761904761905">
            <text:p>1.0476190476</text:p>
          </table:table-cell>
          <table:table-cell table:formula="of:=[.O51]/MIN([.$N51:.$R51])" office:value-type="float" office:value="1.04761904761905">
            <text:p>1.0476190476</text:p>
          </table:table-cell>
          <table:table-cell table:formula="of:=[.P51]/MIN([.$N51:.$R51])" office:value-type="float" office:value="1.04761904761905">
            <text:p>1.0476190476</text:p>
          </table:table-cell>
          <table:table-cell table:formula="of:=[.Q51]/MIN([.$N51:.$R51])" office:value-type="float" office:value="1">
            <text:p>1</text:p>
          </table:table-cell>
          <table:table-cell table:formula="of:=[.R51]/MIN([.$N51:.$R51])" office:value-type="float" office:value="1.04761904761905">
            <text:p>1.047619047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51">
            <text:p>2.51</text:p>
          </table:table-cell>
          <table:table-cell office:value-type="float" office:value="2.56">
            <text:p>2.56</text:p>
          </table:table-cell>
          <table:table-cell office:value-type="float" office:value="2.51">
            <text:p>2.51</text:p>
          </table:table-cell>
          <table:table-cell office:value-type="float" office:value="2.53">
            <text:p>2.53</text:p>
          </table:table-cell>
          <table:table-cell office:value-type="float" office:value="2.76">
            <text:p>2.76</text:p>
          </table:table-cell>
          <table:table-cell table:formula="of:=[.N52]/MIN([.$N52:.$R52])" office:value-type="float" office:value="1">
            <text:p>1</text:p>
          </table:table-cell>
          <table:table-cell table:formula="of:=[.O52]/MIN([.$N52:.$R52])" office:value-type="float" office:value="1.0199203187251">
            <text:p>1.0199203187</text:p>
          </table:table-cell>
          <table:table-cell table:formula="of:=[.P52]/MIN([.$N52:.$R52])" office:value-type="float" office:value="1">
            <text:p>1</text:p>
          </table:table-cell>
          <table:table-cell table:formula="of:=[.Q52]/MIN([.$N52:.$R52])" office:value-type="float" office:value="1.00796812749004">
            <text:p>1.0079681275</text:p>
          </table:table-cell>
          <table:table-cell table:formula="of:=[.R52]/MIN([.$N52:.$R52])" office:value-type="float" office:value="1.0996015936255">
            <text:p>1.099601593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9.27">
            <text:p>19.27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72">
            <text:p>19.72</text:p>
          </table:table-cell>
          <table:table-cell office:value-type="float" office:value="23.25">
            <text:p>23.25</text:p>
          </table:table-cell>
          <table:table-cell table:formula="of:=[.N53]/MIN([.$N53:.$R53])" office:value-type="float" office:value="1">
            <text:p>1</text:p>
          </table:table-cell>
          <table:table-cell table:formula="of:=[.O53]/MIN([.$N53:.$R53])" office:value-type="float" office:value="1.03269330565646">
            <text:p>1.0326933057</text:p>
          </table:table-cell>
          <table:table-cell table:formula="of:=[.P53]/MIN([.$N53:.$R53])" office:value-type="float" office:value="1.0275038920602">
            <text:p>1.0275038921</text:p>
          </table:table-cell>
          <table:table-cell table:formula="of:=[.Q53]/MIN([.$N53:.$R53])" office:value-type="float" office:value="1.02335236118319">
            <text:p>1.0233523612</text:p>
          </table:table-cell>
          <table:table-cell table:formula="of:=[.R53]/MIN([.$N53:.$R53])" office:value-type="float" office:value="1.20653866113129">
            <text:p>1.206538661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34">
            <text:p>2.34</text:p>
          </table:table-cell>
          <table:table-cell office:value-type="float" office:value="2.36">
            <text:p>2.36</text:p>
          </table:table-cell>
          <table:table-cell office:value-type="float" office:value="2.33">
            <text:p>2.33</text:p>
          </table:table-cell>
          <table:table-cell office:value-type="float" office:value="2.35">
            <text:p>2.35</text:p>
          </table:table-cell>
          <table:table-cell office:value-type="float" office:value="2.6">
            <text:p>2.6</text:p>
          </table:table-cell>
          <table:table-cell table:formula="of:=[.N54]/MIN([.$N54:.$R54])" office:value-type="float" office:value="1.00429184549356">
            <text:p>1.0042918455</text:p>
          </table:table-cell>
          <table:table-cell table:formula="of:=[.O54]/MIN([.$N54:.$R54])" office:value-type="float" office:value="1.01287553648069">
            <text:p>1.0128755365</text:p>
          </table:table-cell>
          <table:table-cell table:formula="of:=[.P54]/MIN([.$N54:.$R54])" office:value-type="float" office:value="1">
            <text:p>1</text:p>
          </table:table-cell>
          <table:table-cell table:formula="of:=[.Q54]/MIN([.$N54:.$R54])" office:value-type="float" office:value="1.00858369098712">
            <text:p>1.008583691</text:p>
          </table:table-cell>
          <table:table-cell table:formula="of:=[.R54]/MIN([.$N54:.$R54])" office:value-type="float" office:value="1.11587982832618">
            <text:p>1.115879828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4.96">
            <text:p>24.96</text:p>
          </table:table-cell>
          <table:table-cell office:value-type="float" office:value="25.8">
            <text:p>25.8</text:p>
          </table:table-cell>
          <table:table-cell office:value-type="float" office:value="24.83">
            <text:p>24.83</text:p>
          </table:table-cell>
          <table:table-cell office:value-type="float" office:value="25.68">
            <text:p>25.68</text:p>
          </table:table-cell>
          <table:table-cell office:value-type="float" office:value="32.79">
            <text:p>32.79</text:p>
          </table:table-cell>
          <table:table-cell table:formula="of:=[.N55]/MIN([.$N55:.$R55])" office:value-type="float" office:value="1.00523560209424">
            <text:p>1.0052356021</text:p>
          </table:table-cell>
          <table:table-cell table:formula="of:=[.O55]/MIN([.$N55:.$R55])" office:value-type="float" office:value="1.03906564639549">
            <text:p>1.0390656464</text:p>
          </table:table-cell>
          <table:table-cell table:formula="of:=[.P55]/MIN([.$N55:.$R55])" office:value-type="float" office:value="1">
            <text:p>1</text:p>
          </table:table-cell>
          <table:table-cell table:formula="of:=[.Q55]/MIN([.$N55:.$R55])" office:value-type="float" office:value="1.03423278292388">
            <text:p>1.0342327829</text:p>
          </table:table-cell>
          <table:table-cell table:formula="of:=[.R55]/MIN([.$N55:.$R55])" office:value-type="float" office:value="1.32057994361659">
            <text:p>1.320579943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56]/MIN([.$N56:.$R56])" office:value-type="float" office:value="1.14285714285714">
            <text:p>1.1428571429</text:p>
          </table:table-cell>
          <table:table-cell table:formula="of:=[.O56]/MIN([.$N56:.$R56])" office:value-type="float" office:value="1.14285714285714">
            <text:p>1.1428571429</text:p>
          </table:table-cell>
          <table:table-cell table:formula="of:=[.P56]/MIN([.$N56:.$R56])" office:value-type="float" office:value="1">
            <text:p>1</text:p>
          </table:table-cell>
          <table:table-cell table:formula="of:=[.Q56]/MIN([.$N56:.$R56])" office:value-type="float" office:value="1">
            <text:p>1</text:p>
          </table:table-cell>
          <table:table-cell table:formula="of:=[.R56]/MIN([.$N56:.$R56])" office:value-type="float" office:value="1.14285714285714">
            <text:p>1.14285714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2.29">
            <text:p>2.29</text:p>
          </table:table-cell>
          <table:table-cell office:value-type="float" office:value="2.28">
            <text:p>2.28</text:p>
          </table:table-cell>
          <table:table-cell office:value-type="float" office:value="2.29">
            <text:p>2.29</text:p>
          </table:table-cell>
          <table:table-cell office:value-type="float" office:value="2.51">
            <text:p>2.51</text:p>
          </table:table-cell>
          <table:table-cell table:formula="of:=[.N57]/MIN([.$N57:.$R57])" office:value-type="float" office:value="1.00438596491228">
            <text:p>1.0043859649</text:p>
          </table:table-cell>
          <table:table-cell table:formula="of:=[.O57]/MIN([.$N57:.$R57])" office:value-type="float" office:value="1.00438596491228">
            <text:p>1.0043859649</text:p>
          </table:table-cell>
          <table:table-cell table:formula="of:=[.P57]/MIN([.$N57:.$R57])" office:value-type="float" office:value="1">
            <text:p>1</text:p>
          </table:table-cell>
          <table:table-cell table:formula="of:=[.Q57]/MIN([.$N57:.$R57])" office:value-type="float" office:value="1.00438596491228">
            <text:p>1.0043859649</text:p>
          </table:table-cell>
          <table:table-cell table:formula="of:=[.R57]/MIN([.$N57:.$R57])" office:value-type="float" office:value="1.10087719298246">
            <text:p>1.10087719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2.6">
            <text:p>22.6</text:p>
          </table:table-cell>
          <table:table-cell office:value-type="float" office:value="22.78">
            <text:p>22.78</text:p>
          </table:table-cell>
          <table:table-cell office:value-type="float" office:value="22.61">
            <text:p>22.61</text:p>
          </table:table-cell>
          <table:table-cell office:value-type="float" office:value="22.82">
            <text:p>22.82</text:p>
          </table:table-cell>
          <table:table-cell office:value-type="float" office:value="28.14">
            <text:p>28.14</text:p>
          </table:table-cell>
          <table:table-cell table:formula="of:=[.N58]/MIN([.$N58:.$R58])" office:value-type="float" office:value="1">
            <text:p>1</text:p>
          </table:table-cell>
          <table:table-cell table:formula="of:=[.O58]/MIN([.$N58:.$R58])" office:value-type="float" office:value="1.00796460176991">
            <text:p>1.0079646018</text:p>
          </table:table-cell>
          <table:table-cell table:formula="of:=[.P58]/MIN([.$N58:.$R58])" office:value-type="float" office:value="1.00044247787611">
            <text:p>1.0004424779</text:p>
          </table:table-cell>
          <table:table-cell table:formula="of:=[.Q58]/MIN([.$N58:.$R58])" office:value-type="float" office:value="1.00973451327434">
            <text:p>1.0097345133</text:p>
          </table:table-cell>
          <table:table-cell table:formula="of:=[.R58]/MIN([.$N58:.$R58])" office:value-type="float" office:value="1.24513274336283">
            <text:p>1.245132743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18">
            <text:p>2.18</text:p>
          </table:table-cell>
          <table:table-cell office:value-type="float" office:value="2.2">
            <text:p>2.2</text:p>
          </table:table-cell>
          <table:table-cell office:value-type="float" office:value="2.18">
            <text:p>2.18</text:p>
          </table:table-cell>
          <table:table-cell office:value-type="float" office:value="2.19">
            <text:p>2.19</text:p>
          </table:table-cell>
          <table:table-cell office:value-type="float" office:value="2.43">
            <text:p>2.43</text:p>
          </table:table-cell>
          <table:table-cell table:formula="of:=[.N59]/MIN([.$N59:.$R59])" office:value-type="float" office:value="1">
            <text:p>1</text:p>
          </table:table-cell>
          <table:table-cell table:formula="of:=[.O59]/MIN([.$N59:.$R59])" office:value-type="float" office:value="1.00917431192661">
            <text:p>1.0091743119</text:p>
          </table:table-cell>
          <table:table-cell table:formula="of:=[.P59]/MIN([.$N59:.$R59])" office:value-type="float" office:value="1">
            <text:p>1</text:p>
          </table:table-cell>
          <table:table-cell table:formula="of:=[.Q59]/MIN([.$N59:.$R59])" office:value-type="float" office:value="1.0045871559633">
            <text:p>1.004587156</text:p>
          </table:table-cell>
          <table:table-cell table:formula="of:=[.R59]/MIN([.$N59:.$R59])" office:value-type="float" office:value="1.11467889908257">
            <text:p>1.114678899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.44">
            <text:p>26.44</text:p>
          </table:table-cell>
          <table:table-cell office:value-type="float" office:value="26.92">
            <text:p>26.92</text:p>
          </table:table-cell>
          <table:table-cell office:value-type="float" office:value="26.54">
            <text:p>26.54</text:p>
          </table:table-cell>
          <table:table-cell office:value-type="float" office:value="27.04">
            <text:p>27.04</text:p>
          </table:table-cell>
          <table:table-cell office:value-type="float" office:value="35.87">
            <text:p>35.87</text:p>
          </table:table-cell>
          <table:table-cell table:formula="of:=[.N60]/MIN([.$N60:.$R60])" office:value-type="float" office:value="1">
            <text:p>1</text:p>
          </table:table-cell>
          <table:table-cell table:formula="of:=[.O60]/MIN([.$N60:.$R60])" office:value-type="float" office:value="1.01815431164902">
            <text:p>1.0181543116</text:p>
          </table:table-cell>
          <table:table-cell table:formula="of:=[.P60]/MIN([.$N60:.$R60])" office:value-type="float" office:value="1.00378214826021">
            <text:p>1.0037821483</text:p>
          </table:table-cell>
          <table:table-cell table:formula="of:=[.Q60]/MIN([.$N60:.$R60])" office:value-type="float" office:value="1.02269288956127">
            <text:p>1.0226928896</text:p>
          </table:table-cell>
          <table:table-cell table:formula="of:=[.R60]/MIN([.$N60:.$R60])" office:value-type="float" office:value="1.35665658093797">
            <text:p>1.356656580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24">
            <text:p>0.24</text:p>
          </table:table-cell>
          <table:table-cell table:number-columns-repeated="3"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[.N61]/MIN([.$N61:.$R61])" office:value-type="float" office:value="1.04347826086957">
            <text:p>1.0434782609</text:p>
          </table:table-cell>
          <table:table-cell table:formula="of:=[.O61]/MIN([.$N61:.$R61])" office:value-type="float" office:value="1">
            <text:p>1</text:p>
          </table:table-cell>
          <table:table-cell table:formula="of:=[.P61]/MIN([.$N61:.$R61])" office:value-type="float" office:value="1">
            <text:p>1</text:p>
          </table:table-cell>
          <table:table-cell table:formula="of:=[.Q61]/MIN([.$N61:.$R61])" office:value-type="float" office:value="1">
            <text:p>1</text:p>
          </table:table-cell>
          <table:table-cell table:formula="of:=[.R61]/MIN([.$N61:.$R61])" office:value-type="float" office:value="1.04347826086957">
            <text:p>1.043478260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f:=[.N62]/MIN([.$N62:.$R62])" office:value-type="float" office:value="1">
            <text:p>1</text:p>
          </table:table-cell>
          <table:table-cell table:formula="of:=[.O62]/MIN([.$N62:.$R62])" office:value-type="float" office:value="1">
            <text:p>1</text:p>
          </table:table-cell>
          <table:table-cell table:formula="of:=[.P62]/MIN([.$N62:.$R62])" office:value-type="float" office:value="1">
            <text:p>1</text:p>
          </table:table-cell>
          <table:table-cell table:formula="of:=[.Q62]/MIN([.$N62:.$R62])" office:value-type="float" office:value="1">
            <text:p>1</text:p>
          </table:table-cell>
          <table:table-cell table:formula="of:=[.R62]/MIN([.$N62:.$R62])" office:value-type="float" office:value="1.06666666666667">
            <text:p>1.066666666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.36">
            <text:p>10.36</text:p>
          </table:table-cell>
          <table:table-cell office:value-type="float" office:value="10.57">
            <text:p>10.57</text:p>
          </table:table-cell>
          <table:table-cell office:value-type="float" office:value="10.31">
            <text:p>10.31</text:p>
          </table:table-cell>
          <table:table-cell office:value-type="float" office:value="10.5">
            <text:p>10.5</text:p>
          </table:table-cell>
          <table:table-cell office:value-type="float" office:value="12.71">
            <text:p>12.71</text:p>
          </table:table-cell>
          <table:table-cell table:formula="of:=[.N63]/MIN([.$N63:.$R63])" office:value-type="float" office:value="1.00484966052376">
            <text:p>1.0048496605</text:p>
          </table:table-cell>
          <table:table-cell table:formula="of:=[.O63]/MIN([.$N63:.$R63])" office:value-type="float" office:value="1.02521823472357">
            <text:p>1.0252182347</text:p>
          </table:table-cell>
          <table:table-cell table:formula="of:=[.P63]/MIN([.$N63:.$R63])" office:value-type="float" office:value="1">
            <text:p>1</text:p>
          </table:table-cell>
          <table:table-cell table:formula="of:=[.Q63]/MIN([.$N63:.$R63])" office:value-type="float" office:value="1.0184287099903">
            <text:p>1.01842871</text:p>
          </table:table-cell>
          <table:table-cell table:formula="of:=[.R63]/MIN([.$N63:.$R63])" office:value-type="float" office:value="1.23278370514064">
            <text:p>1.232783705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17">
            <text:p>0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18">
            <text:p>0.18</text:p>
          </table:table-cell>
          <table:table-cell table:formula="of:=[.N64]/MIN([.$N64:.$R64])" office:value-type="float" office:value="1.0625">
            <text:p>1.0625</text:p>
          </table:table-cell>
          <table:table-cell table:formula="of:=[.O64]/MIN([.$N64:.$R64])" office:value-type="float" office:value="1.0625">
            <text:p>1.0625</text:p>
          </table:table-cell>
          <table:table-cell table:formula="of:=[.P64]/MIN([.$N64:.$R64])" office:value-type="float" office:value="1">
            <text:p>1</text:p>
          </table:table-cell>
          <table:table-cell table:formula="of:=[.Q64]/MIN([.$N64:.$R64])" office:value-type="float" office:value="1">
            <text:p>1</text:p>
          </table:table-cell>
          <table:table-cell table:formula="of:=[.R64]/MIN([.$N64:.$R64])" office:value-type="float" office:value="1.125">
            <text:p>1.1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1.8">
            <text:p>11.8</text:p>
          </table:table-cell>
          <table:table-cell office:value-type="float" office:value="12.08">
            <text:p>12.08</text:p>
          </table:table-cell>
          <table:table-cell office:value-type="float" office:value="12.04">
            <text:p>12.04</text:p>
          </table:table-cell>
          <table:table-cell office:value-type="float" office:value="12.06">
            <text:p>12.06</text:p>
          </table:table-cell>
          <table:table-cell office:value-type="float" office:value="15.19">
            <text:p>15.19</text:p>
          </table:table-cell>
          <table:table-cell table:formula="of:=[.N65]/MIN([.$N65:.$R65])" office:value-type="float" office:value="1">
            <text:p>1</text:p>
          </table:table-cell>
          <table:table-cell table:formula="of:=[.O65]/MIN([.$N65:.$R65])" office:value-type="float" office:value="1.02372881355932">
            <text:p>1.0237288136</text:p>
          </table:table-cell>
          <table:table-cell table:formula="of:=[.P65]/MIN([.$N65:.$R65])" office:value-type="float" office:value="1.02033898305085">
            <text:p>1.0203389831</text:p>
          </table:table-cell>
          <table:table-cell table:formula="of:=[.Q65]/MIN([.$N65:.$R65])" office:value-type="float" office:value="1.02203389830508">
            <text:p>1.0220338983</text:p>
          </table:table-cell>
          <table:table-cell table:formula="of:=[.R65]/MIN([.$N65:.$R65])" office:value-type="float" office:value="1.28728813559322">
            <text:p>1.287288135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.03">
            <text:p>0.03</text:p>
          </table:table-cell>
          <table:table-cell table:formula="of:=[.N66]/MIN([.$N66:.$R66])" office:value-type="float" office:value="1.33333333333333">
            <text:p>1.3333333333</text:p>
          </table:table-cell>
          <table:table-cell table:formula="of:=[.O66]/MIN([.$N66:.$R66])" office:value-type="float" office:value="1">
            <text:p>1</text:p>
          </table:table-cell>
          <table:table-cell table:formula="of:=[.P66]/MIN([.$N66:.$R66])" office:value-type="float" office:value="1">
            <text:p>1</text:p>
          </table:table-cell>
          <table:table-cell table:formula="of:=[.Q66]/MIN([.$N66:.$R66])" office:value-type="float" office:value="1">
            <text:p>1</text:p>
          </table:table-cell>
          <table:table-cell table:formula="of:=[.R66]/MIN([.$N66:.$R6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67]/MIN([.$N67:.$R67])" office:value-type="float" office:value="2">
            <text:p>2</text:p>
          </table:table-cell>
          <table:table-cell table:formula="of:=[.O67]/MIN([.$N67:.$R67])" office:value-type="float" office:value="1">
            <text:p>1</text:p>
          </table:table-cell>
          <table:table-cell table:formula="of:=[.P67]/MIN([.$N67:.$R67])" office:value-type="float" office:value="1">
            <text:p>1</text:p>
          </table:table-cell>
          <table:table-cell table:formula="of:=[.Q67]/MIN([.$N67:.$R67])" office:value-type="float" office:value="1">
            <text:p>1</text:p>
          </table:table-cell>
          <table:table-cell table:formula="of:=[.R67]/MIN([.$N67:.$R67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1.58">
            <text:p>11.58</text:p>
          </table:table-cell>
          <table:table-cell office:value-type="float" office:value="11.8">
            <text:p>11.8</text:p>
          </table:table-cell>
          <table:table-cell office:value-type="float" office:value="11.64">
            <text:p>11.64</text:p>
          </table:table-cell>
          <table:table-cell office:value-type="float" office:value="11.83">
            <text:p>11.83</text:p>
          </table:table-cell>
          <table:table-cell office:value-type="float" office:value="13.97">
            <text:p>13.97</text:p>
          </table:table-cell>
          <table:table-cell table:formula="of:=[.N68]/MIN([.$N68:.$R68])" office:value-type="float" office:value="1">
            <text:p>1</text:p>
          </table:table-cell>
          <table:table-cell table:formula="of:=[.O68]/MIN([.$N68:.$R68])" office:value-type="float" office:value="1.01899827288428">
            <text:p>1.0189982729</text:p>
          </table:table-cell>
          <table:table-cell table:formula="of:=[.P68]/MIN([.$N68:.$R68])" office:value-type="float" office:value="1.00518134715026">
            <text:p>1.0051813472</text:p>
          </table:table-cell>
          <table:table-cell table:formula="of:=[.Q68]/MIN([.$N68:.$R68])" office:value-type="float" office:value="1.02158894645941">
            <text:p>1.0215889465</text:p>
          </table:table-cell>
          <table:table-cell table:formula="of:=[.R68]/MIN([.$N68:.$R68])" office:value-type="float" office:value="1.20639032815199">
            <text:p>1.206390328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14">
            <text:p>0.14</text:p>
          </table:table-cell>
          <table:table-cell table:number-columns-repeated="4" office:value-type="float" office:value="0.13">
            <text:p>0.13</text:p>
          </table:table-cell>
          <table:table-cell table:formula="of:=[.N69]/MIN([.$N69:.$R69])" office:value-type="float" office:value="1.07692307692308">
            <text:p>1.0769230769</text:p>
          </table:table-cell>
          <table:table-cell table:formula="of:=[.O69]/MIN([.$N69:.$R69])" office:value-type="float" office:value="1">
            <text:p>1</text:p>
          </table:table-cell>
          <table:table-cell table:formula="of:=[.P69]/MIN([.$N69:.$R69])" office:value-type="float" office:value="1">
            <text:p>1</text:p>
          </table:table-cell>
          <table:table-cell table:formula="of:=[.Q69]/MIN([.$N69:.$R69])" office:value-type="float" office:value="1">
            <text:p>1</text:p>
          </table:table-cell>
          <table:table-cell table:formula="of:=[.R69]/MIN([.$N69:.$R69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3.04">
            <text:p>13.04</text:p>
          </table:table-cell>
          <table:table-cell office:value-type="float" office:value="13.53">
            <text:p>13.53</text:p>
          </table:table-cell>
          <table:table-cell office:value-type="float" office:value="12.92">
            <text:p>12.92</text:p>
          </table:table-cell>
          <table:table-cell office:value-type="float" office:value="13.41">
            <text:p>13.41</text:p>
          </table:table-cell>
          <table:table-cell office:value-type="float" office:value="18.06">
            <text:p>18.06</text:p>
          </table:table-cell>
          <table:table-cell table:formula="of:=[.N70]/MIN([.$N70:.$R70])" office:value-type="float" office:value="1.00928792569659">
            <text:p>1.0092879257</text:p>
          </table:table-cell>
          <table:table-cell table:formula="of:=[.O70]/MIN([.$N70:.$R70])" office:value-type="float" office:value="1.04721362229102">
            <text:p>1.0472136223</text:p>
          </table:table-cell>
          <table:table-cell table:formula="of:=[.P70]/MIN([.$N70:.$R70])" office:value-type="float" office:value="1">
            <text:p>1</text:p>
          </table:table-cell>
          <table:table-cell table:formula="of:=[.Q70]/MIN([.$N70:.$R70])" office:value-type="float" office:value="1.03792569659443">
            <text:p>1.0379256966</text:p>
          </table:table-cell>
          <table:table-cell table:formula="of:=[.R70]/MIN([.$N70:.$R70])" office:value-type="float" office:value="1.39783281733746">
            <text:p>1.397832817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1">
            <text:p>0.01</text:p>
          </table:table-cell>
          <table:table-cell table:formula="of:=[.N71]/MIN([.$N71:.$R71])" office:value-type="float" office:value="1">
            <text:p>1</text:p>
          </table:table-cell>
          <table:table-cell table:formula="of:=[.O71]/MIN([.$N71:.$R71])" office:value-type="float" office:value="1">
            <text:p>1</text:p>
          </table:table-cell>
          <table:table-cell table:formula="of:=[.P71]/MIN([.$N71:.$R71])" office:value-type="float" office:value="1">
            <text:p>1</text:p>
          </table:table-cell>
          <table:table-cell table:formula="of:=[.Q71]/MIN([.$N71:.$R71])" office:value-type="float" office:value="1">
            <text:p>1</text:p>
          </table:table-cell>
          <table:table-cell table:formula="of:=[.R71]/MIN([.$N71:.$R7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69">
            <text:p>0.69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table:formula="of:=[.N72]/MIN([.$N72:.$R72])" office:value-type="float" office:value="1">
            <text:p>1</text:p>
          </table:table-cell>
          <table:table-cell table:formula="of:=[.O72]/MIN([.$N72:.$R72])" office:value-type="float" office:value="1">
            <text:p>1</text:p>
          </table:table-cell>
          <table:table-cell table:formula="of:=[.P72]/MIN([.$N72:.$R72])" office:value-type="float" office:value="1">
            <text:p>1</text:p>
          </table:table-cell>
          <table:table-cell table:formula="of:=[.Q72]/MIN([.$N72:.$R72])" office:value-type="float" office:value="1.01449275362319">
            <text:p>1.0144927536</text:p>
          </table:table-cell>
          <table:table-cell table:formula="of:=[.R72]/MIN([.$N72:.$R72])" office:value-type="float" office:value="1.05797101449275">
            <text:p>1.057971014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8.09">
            <text:p>28.09</text:p>
          </table:table-cell>
          <table:table-cell office:value-type="float" office:value="29.2">
            <text:p>29.2</text:p>
          </table:table-cell>
          <table:table-cell office:value-type="float" office:value="28.07">
            <text:p>28.07</text:p>
          </table:table-cell>
          <table:table-cell office:value-type="float" office:value="30.57">
            <text:p>30.57</text:p>
          </table:table-cell>
          <table:table-cell office:value-type="float" office:value="36.9">
            <text:p>36.9</text:p>
          </table:table-cell>
          <table:table-cell table:formula="of:=[.N73]/MIN([.$N73:.$R73])" office:value-type="float" office:value="1.00071250445315">
            <text:p>1.0007125045</text:p>
          </table:table-cell>
          <table:table-cell table:formula="of:=[.O73]/MIN([.$N73:.$R73])" office:value-type="float" office:value="1.04025650160313">
            <text:p>1.0402565016</text:p>
          </table:table-cell>
          <table:table-cell table:formula="of:=[.P73]/MIN([.$N73:.$R73])" office:value-type="float" office:value="1">
            <text:p>1</text:p>
          </table:table-cell>
          <table:table-cell table:formula="of:=[.Q73]/MIN([.$N73:.$R73])" office:value-type="float" office:value="1.0890630566441">
            <text:p>1.0890630566</text:p>
          </table:table-cell>
          <table:table-cell table:formula="of:=[.R73]/MIN([.$N73:.$R73])" office:value-type="float" office:value="1.31457071606698">
            <text:p>1.314570716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0.76">
            <text:p>0.76</text:p>
          </table:table-cell>
          <table:table-cell table:formula="of:=[.N74]/MIN([.$N74:.$R74])" office:value-type="float" office:value="1">
            <text:p>1</text:p>
          </table:table-cell>
          <table:table-cell table:formula="of:=[.O74]/MIN([.$N74:.$R74])" office:value-type="float" office:value="1">
            <text:p>1</text:p>
          </table:table-cell>
          <table:table-cell table:formula="of:=[.P74]/MIN([.$N74:.$R74])" office:value-type="float" office:value="1">
            <text:p>1</text:p>
          </table:table-cell>
          <table:table-cell table:formula="of:=[.Q74]/MIN([.$N74:.$R74])" office:value-type="float" office:value="1.01428571428571">
            <text:p>1.0142857143</text:p>
          </table:table-cell>
          <table:table-cell table:formula="of:=[.R74]/MIN([.$N74:.$R74])" office:value-type="float" office:value="1.08571428571429">
            <text:p>1.085714285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1.75">
            <text:p>31.75</text:p>
          </table:table-cell>
          <table:table-cell office:value-type="float" office:value="33.17">
            <text:p>33.17</text:p>
          </table:table-cell>
          <table:table-cell office:value-type="float" office:value="31.76">
            <text:p>31.76</text:p>
          </table:table-cell>
          <table:table-cell office:value-type="float" office:value="33.09">
            <text:p>33.09</text:p>
          </table:table-cell>
          <table:table-cell office:value-type="float" office:value="44.22">
            <text:p>44.22</text:p>
          </table:table-cell>
          <table:table-cell table:formula="of:=[.N75]/MIN([.$N75:.$R75])" office:value-type="float" office:value="1">
            <text:p>1</text:p>
          </table:table-cell>
          <table:table-cell table:formula="of:=[.O75]/MIN([.$N75:.$R75])" office:value-type="float" office:value="1.04472440944882">
            <text:p>1.0447244094</text:p>
          </table:table-cell>
          <table:table-cell table:formula="of:=[.P75]/MIN([.$N75:.$R75])" office:value-type="float" office:value="1.00031496062992">
            <text:p>1.0003149606</text:p>
          </table:table-cell>
          <table:table-cell table:formula="of:=[.Q75]/MIN([.$N75:.$R75])" office:value-type="float" office:value="1.04220472440945">
            <text:p>1.0422047244</text:p>
          </table:table-cell>
          <table:table-cell table:formula="of:=[.R75]/MIN([.$N75:.$R75])" office:value-type="float" office:value="1.39275590551181">
            <text:p>1.392755905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29">
            <text:p>0.29</text:p>
          </table:table-cell>
          <table:table-cell table:number-columns-repeated="3" office:value-type="float" office:value="0.28">
            <text:p>0.28</text:p>
          </table:table-cell>
          <table:table-cell office:value-type="float" office:value="0.27">
            <text:p>0.27</text:p>
          </table:table-cell>
          <table:table-cell table:formula="of:=[.N76]/MIN([.$N76:.$R76])" office:value-type="float" office:value="1.07407407407407">
            <text:p>1.0740740741</text:p>
          </table:table-cell>
          <table:table-cell table:formula="of:=[.O76]/MIN([.$N76:.$R76])" office:value-type="float" office:value="1.03703703703704">
            <text:p>1.037037037</text:p>
          </table:table-cell>
          <table:table-cell table:formula="of:=[.P76]/MIN([.$N76:.$R76])" office:value-type="float" office:value="1.03703703703704">
            <text:p>1.037037037</text:p>
          </table:table-cell>
          <table:table-cell table:formula="of:=[.Q76]/MIN([.$N76:.$R76])" office:value-type="float" office:value="1.03703703703704">
            <text:p>1.037037037</text:p>
          </table:table-cell>
          <table:table-cell table:formula="of:=[.R76]/MIN([.$N76:.$R7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3" office:value-type="float" office:value="0.66">
            <text:p>0.66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table:formula="of:=[.N77]/MIN([.$N77:.$R77])" office:value-type="float" office:value="1">
            <text:p>1</text:p>
          </table:table-cell>
          <table:table-cell table:formula="of:=[.O77]/MIN([.$N77:.$R77])" office:value-type="float" office:value="1">
            <text:p>1</text:p>
          </table:table-cell>
          <table:table-cell table:formula="of:=[.P77]/MIN([.$N77:.$R77])" office:value-type="float" office:value="1">
            <text:p>1</text:p>
          </table:table-cell>
          <table:table-cell table:formula="of:=[.Q77]/MIN([.$N77:.$R77])" office:value-type="float" office:value="1.01515151515152">
            <text:p>1.0151515152</text:p>
          </table:table-cell>
          <table:table-cell table:formula="of:=[.R77]/MIN([.$N77:.$R77])" office:value-type="float" office:value="1.06060606060606">
            <text:p>1.060606060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3.89">
            <text:p>33.89</text:p>
          </table:table-cell>
          <table:table-cell office:value-type="float" office:value="34.96">
            <text:p>34.96</text:p>
          </table:table-cell>
          <table:table-cell office:value-type="float" office:value="33.4">
            <text:p>33.4</text:p>
          </table:table-cell>
          <table:table-cell office:value-type="float" office:value="34.83">
            <text:p>34.83</text:p>
          </table:table-cell>
          <table:table-cell office:value-type="float" office:value="40.99">
            <text:p>40.99</text:p>
          </table:table-cell>
          <table:table-cell table:formula="of:=[.N78]/MIN([.$N78:.$R78])" office:value-type="float" office:value="1.01467065868263">
            <text:p>1.0146706587</text:p>
          </table:table-cell>
          <table:table-cell table:formula="of:=[.O78]/MIN([.$N78:.$R78])" office:value-type="float" office:value="1.04670658682635">
            <text:p>1.0467065868</text:p>
          </table:table-cell>
          <table:table-cell table:formula="of:=[.P78]/MIN([.$N78:.$R78])" office:value-type="float" office:value="1">
            <text:p>1</text:p>
          </table:table-cell>
          <table:table-cell table:formula="of:=[.Q78]/MIN([.$N78:.$R78])" office:value-type="float" office:value="1.04281437125749">
            <text:p>1.0428143713</text:p>
          </table:table-cell>
          <table:table-cell table:formula="of:=[.R78]/MIN([.$N78:.$R78])" office:value-type="float" office:value="1.22724550898204">
            <text:p>1.22724550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66">
            <text:p>0.66</text:p>
          </table:table-cell>
          <table:table-cell office:value-type="float" office:value="0.71">
            <text:p>0.71</text:p>
          </table:table-cell>
          <table:table-cell table:formula="of:=[.N79]/MIN([.$N79:.$R79])" office:value-type="float" office:value="1.03076923076923">
            <text:p>1.0307692308</text:p>
          </table:table-cell>
          <table:table-cell table:formula="of:=[.O79]/MIN([.$N79:.$R79])" office:value-type="float" office:value="1">
            <text:p>1</text:p>
          </table:table-cell>
          <table:table-cell table:formula="of:=[.P79]/MIN([.$N79:.$R79])" office:value-type="float" office:value="1">
            <text:p>1</text:p>
          </table:table-cell>
          <table:table-cell table:formula="of:=[.Q79]/MIN([.$N79:.$R79])" office:value-type="float" office:value="1.01538461538462">
            <text:p>1.0153846154</text:p>
          </table:table-cell>
          <table:table-cell table:formula="of:=[.R79]/MIN([.$N79:.$R79])" office:value-type="float" office:value="1.09230769230769">
            <text:p>1.092307692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4.11">
            <text:p>34.11</text:p>
          </table:table-cell>
          <table:table-cell office:value-type="float" office:value="34.71">
            <text:p>34.71</text:p>
          </table:table-cell>
          <table:table-cell office:value-type="float" office:value="33.67">
            <text:p>33.67</text:p>
          </table:table-cell>
          <table:table-cell office:value-type="float" office:value="34.55">
            <text:p>34.55</text:p>
          </table:table-cell>
          <table:table-cell office:value-type="float" office:value="41.43">
            <text:p>41.43</text:p>
          </table:table-cell>
          <table:table-cell table:formula="of:=[.N80]/MIN([.$N80:.$R80])" office:value-type="float" office:value="1.01306801306801">
            <text:p>1.0130680131</text:p>
          </table:table-cell>
          <table:table-cell table:formula="of:=[.O80]/MIN([.$N80:.$R80])" office:value-type="float" office:value="1.03088803088803">
            <text:p>1.0308880309</text:p>
          </table:table-cell>
          <table:table-cell table:formula="of:=[.P80]/MIN([.$N80:.$R80])" office:value-type="float" office:value="1">
            <text:p>1</text:p>
          </table:table-cell>
          <table:table-cell table:formula="of:=[.Q80]/MIN([.$N80:.$R80])" office:value-type="float" office:value="1.02613602613603">
            <text:p>1.0261360261</text:p>
          </table:table-cell>
          <table:table-cell table:formula="of:=[.R80]/MIN([.$N80:.$R80])" office:value-type="float" office:value="1.23047223047223">
            <text:p>1.230472230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45">
            <text:p>0.45</text:p>
          </table:table-cell>
          <table:table-cell table:formula="of:=[.N81]/MIN([.$N81:.$R81])" office:value-type="float" office:value="1">
            <text:p>1</text:p>
          </table:table-cell>
          <table:table-cell table:formula="of:=[.O81]/MIN([.$N81:.$R81])" office:value-type="float" office:value="1">
            <text:p>1</text:p>
          </table:table-cell>
          <table:table-cell table:formula="of:=[.P81]/MIN([.$N81:.$R81])" office:value-type="float" office:value="1">
            <text:p>1</text:p>
          </table:table-cell>
          <table:table-cell table:formula="of:=[.Q81]/MIN([.$N81:.$R81])" office:value-type="float" office:value="1">
            <text:p>1</text:p>
          </table:table-cell>
          <table:table-cell table:formula="of:=[.R81]/MIN([.$N81:.$R81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float" office:value="0.01">
            <text:p>0.01</text:p>
          </table:table-cell>
          <table:table-cell table:formula="of:=[.N82]/MIN([.$N82:.$R82])" office:value-type="float" office:value="0">
            <text:p>#DIV/0!</text:p>
          </table:table-cell>
          <table:table-cell table:formula="of:=[.O82]/MIN([.$N82:.$R82])" office:value-type="float" office:value="0">
            <text:p>#DIV/0!</text:p>
          </table:table-cell>
          <table:table-cell table:formula="of:=[.P82]/MIN([.$N82:.$R82])" office:value-type="float" office:value="0">
            <text:p>#DIV/0!</text:p>
          </table:table-cell>
          <table:table-cell table:formula="of:=[.Q82]/MIN([.$N82:.$R82])" office:value-type="float" office:value="0">
            <text:p>#DIV/0!</text:p>
          </table:table-cell>
          <table:table-cell table:formula="of:=[.R82]/MIN([.$N82:.$R82])" office:value-type="float" office:value="0">
            <text:p>#DIV/0!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2.96">
            <text:p>12.96</text:p>
          </table:table-cell>
          <table:table-cell office:value-type="float" office:value="13.28">
            <text:p>13.28</text:p>
          </table:table-cell>
          <table:table-cell office:value-type="float" office:value="13.17">
            <text:p>13.17</text:p>
          </table:table-cell>
          <table:table-cell office:value-type="float" office:value="13.33">
            <text:p>13.33</text:p>
          </table:table-cell>
          <table:table-cell office:value-type="float" office:value="16.8">
            <text:p>16.8</text:p>
          </table:table-cell>
          <table:table-cell table:formula="of:=[.N83]/MIN([.$N83:.$R83])" office:value-type="float" office:value="1">
            <text:p>1</text:p>
          </table:table-cell>
          <table:table-cell table:formula="of:=[.O83]/MIN([.$N83:.$R83])" office:value-type="float" office:value="1.02469135802469">
            <text:p>1.024691358</text:p>
          </table:table-cell>
          <table:table-cell table:formula="of:=[.P83]/MIN([.$N83:.$R83])" office:value-type="float" office:value="1.0162037037037">
            <text:p>1.0162037037</text:p>
          </table:table-cell>
          <table:table-cell table:formula="of:=[.Q83]/MIN([.$N83:.$R83])" office:value-type="float" office:value="1.02854938271605">
            <text:p>1.0285493827</text:p>
          </table:table-cell>
          <table:table-cell table:formula="of:=[.R83]/MIN([.$N83:.$R83])" office:value-type="float" office:value="1.2962962962963">
            <text:p>1.296296296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3">
            <text:p>0.3</text:p>
          </table:table-cell>
          <table:table-cell office:value-type="float" office:value="0.32">
            <text:p>0.32</text:p>
          </table:table-cell>
          <table:table-cell table:formula="of:=[.N84]/MIN([.$N84:.$R84])" office:value-type="float" office:value="1">
            <text:p>1</text:p>
          </table:table-cell>
          <table:table-cell table:formula="of:=[.O84]/MIN([.$N84:.$R84])" office:value-type="float" office:value="1">
            <text:p>1</text:p>
          </table:table-cell>
          <table:table-cell table:formula="of:=[.P84]/MIN([.$N84:.$R84])" office:value-type="float" office:value="1">
            <text:p>1</text:p>
          </table:table-cell>
          <table:table-cell table:formula="of:=[.Q84]/MIN([.$N84:.$R84])" office:value-type="float" office:value="1">
            <text:p>1</text:p>
          </table:table-cell>
          <table:table-cell table:formula="of:=[.R84]/MIN([.$N84:.$R84])" office:value-type="float" office:value="1.06666666666667">
            <text:p>1.066666666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9.74">
            <text:p>39.74</text:p>
          </table:table-cell>
          <table:table-cell office:value-type="float" office:value="39.94">
            <text:p>39.94</text:p>
          </table:table-cell>
          <table:table-cell office:value-type="float" office:value="37.85">
            <text:p>37.85</text:p>
          </table:table-cell>
          <table:table-cell office:value-type="float" office:value="39.4">
            <text:p>39.4</text:p>
          </table:table-cell>
          <table:table-cell office:value-type="float" office:value="66.24">
            <text:p>66.24</text:p>
          </table:table-cell>
          <table:table-cell table:formula="of:=[.N85]/MIN([.$N85:.$R85])" office:value-type="float" office:value="1.04993394980185">
            <text:p>1.0499339498</text:p>
          </table:table-cell>
          <table:table-cell table:formula="of:=[.O85]/MIN([.$N85:.$R85])" office:value-type="float" office:value="1.0552179656539">
            <text:p>1.0552179657</text:p>
          </table:table-cell>
          <table:table-cell table:formula="of:=[.P85]/MIN([.$N85:.$R85])" office:value-type="float" office:value="1">
            <text:p>1</text:p>
          </table:table-cell>
          <table:table-cell table:formula="of:=[.Q85]/MIN([.$N85:.$R85])" office:value-type="float" office:value="1.04095112285337">
            <text:p>1.0409511229</text:p>
          </table:table-cell>
          <table:table-cell table:formula="of:=[.R85]/MIN([.$N85:.$R85])" office:value-type="float" office:value="1.75006605019815">
            <text:p>1.750066050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formula="of:=[.N86]/MIN([.$N86:.$R86])" office:value-type="float" office:value="1">
            <text:p>1</text:p>
          </table:table-cell>
          <table:table-cell table:formula="of:=[.O86]/MIN([.$N86:.$R86])" office:value-type="float" office:value="1">
            <text:p>1</text:p>
          </table:table-cell>
          <table:table-cell table:formula="of:=[.P86]/MIN([.$N86:.$R86])" office:value-type="float" office:value="1.01136363636364">
            <text:p>1.0113636364</text:p>
          </table:table-cell>
          <table:table-cell table:formula="of:=[.Q86]/MIN([.$N86:.$R86])" office:value-type="float" office:value="1.01136363636364">
            <text:p>1.0113636364</text:p>
          </table:table-cell>
          <table:table-cell table:formula="of:=[.R86]/MIN([.$N86:.$R8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table:formula="of:=[.N87]/MIN([.$N87:.$R87])" office:value-type="float" office:value="2">
            <text:p>2</text:p>
          </table:table-cell>
          <table:table-cell table:formula="of:=[.O87]/MIN([.$N87:.$R87])" office:value-type="float" office:value="1">
            <text:p>1</text:p>
          </table:table-cell>
          <table:table-cell table:formula="of:=[.P87]/MIN([.$N87:.$R87])" office:value-type="float" office:value="1">
            <text:p>1</text:p>
          </table:table-cell>
          <table:table-cell table:formula="of:=[.Q87]/MIN([.$N87:.$R87])" office:value-type="float" office:value="2">
            <text:p>2</text:p>
          </table:table-cell>
          <table:table-cell table:formula="of:=[.R87]/MIN([.$N87:.$R87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0.08">
            <text:p>50.08</text:p>
          </table:table-cell>
          <table:table-cell office:value-type="float" office:value="54.92">
            <text:p>54.92</text:p>
          </table:table-cell>
          <table:table-cell office:value-type="float" office:value="51.04">
            <text:p>51.04</text:p>
          </table:table-cell>
          <table:table-cell office:value-type="float" office:value="54.84">
            <text:p>54.84</text:p>
          </table:table-cell>
          <table:table-cell office:value-type="float" office:value="77.58">
            <text:p>77.58</text:p>
          </table:table-cell>
          <table:table-cell table:formula="of:=[.N88]/MIN([.$N88:.$R88])" office:value-type="float" office:value="1">
            <text:p>1</text:p>
          </table:table-cell>
          <table:table-cell table:formula="of:=[.O88]/MIN([.$N88:.$R88])" office:value-type="float" office:value="1.09664536741214">
            <text:p>1.0966453674</text:p>
          </table:table-cell>
          <table:table-cell table:formula="of:=[.P88]/MIN([.$N88:.$R88])" office:value-type="float" office:value="1.01916932907348">
            <text:p>1.0191693291</text:p>
          </table:table-cell>
          <table:table-cell table:formula="of:=[.Q88]/MIN([.$N88:.$R88])" office:value-type="float" office:value="1.09504792332268">
            <text:p>1.0950479233</text:p>
          </table:table-cell>
          <table:table-cell table:formula="of:=[.R88]/MIN([.$N88:.$R88])" office:value-type="float" office:value="1.5491214057508">
            <text:p>1.549121405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89]/MIN([.$N89:.$R89])" office:value-type="float" office:value="2">
            <text:p>2</text:p>
          </table:table-cell>
          <table:table-cell table:formula="of:=[.O89]/MIN([.$N89:.$R89])" office:value-type="float" office:value="2">
            <text:p>2</text:p>
          </table:table-cell>
          <table:table-cell table:formula="of:=[.P89]/MIN([.$N89:.$R89])" office:value-type="float" office:value="2">
            <text:p>2</text:p>
          </table:table-cell>
          <table:table-cell table:formula="of:=[.Q89]/MIN([.$N89:.$R89])" office:value-type="float" office:value="1">
            <text:p>1</text:p>
          </table:table-cell>
          <table:table-cell table:formula="of:=[.R89]/MIN([.$N89:.$R89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3.53">
            <text:p>53.53</text:p>
          </table:table-cell>
          <table:table-cell office:value-type="float" office:value="58.29">
            <text:p>58.29</text:p>
          </table:table-cell>
          <table:table-cell office:value-type="float" office:value="53.44">
            <text:p>53.44</text:p>
          </table:table-cell>
          <table:table-cell office:value-type="float" office:value="57.06">
            <text:p>57.06</text:p>
          </table:table-cell>
          <table:table-cell office:value-type="float" office:value="103.02">
            <text:p>103.02</text:p>
          </table:table-cell>
          <table:table-cell table:formula="of:=[.N90]/MIN([.$N90:.$R90])" office:value-type="float" office:value="1.00168413173653">
            <text:p>1.0016841317</text:p>
          </table:table-cell>
          <table:table-cell table:formula="of:=[.O90]/MIN([.$N90:.$R90])" office:value-type="float" office:value="1.09075598802395">
            <text:p>1.090755988</text:p>
          </table:table-cell>
          <table:table-cell table:formula="of:=[.P90]/MIN([.$N90:.$R90])" office:value-type="float" office:value="1">
            <text:p>1</text:p>
          </table:table-cell>
          <table:table-cell table:formula="of:=[.Q90]/MIN([.$N90:.$R90])" office:value-type="float" office:value="1.06773952095808">
            <text:p>1.067739521</text:p>
          </table:table-cell>
          <table:table-cell table:formula="of:=[.R90]/MIN([.$N90:.$R90])" office:value-type="float" office:value="1.92776946107784">
            <text:p>1.927769461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[.N91]/MIN([.$N91:.$R91])" office:value-type="float" office:value="1.07692307692308">
            <text:p>1.0769230769</text:p>
          </table:table-cell>
          <table:table-cell table:formula="of:=[.O91]/MIN([.$N91:.$R91])" office:value-type="float" office:value="1">
            <text:p>1</text:p>
          </table:table-cell>
          <table:table-cell table:formula="of:=[.P91]/MIN([.$N91:.$R91])" office:value-type="float" office:value="1">
            <text:p>1</text:p>
          </table:table-cell>
          <table:table-cell table:formula="of:=[.Q91]/MIN([.$N91:.$R91])" office:value-type="float" office:value="1">
            <text:p>1</text:p>
          </table:table-cell>
          <table:table-cell table:formula="of:=[.R91]/MIN([.$N91:.$R91])" office:value-type="float" office:value="1.07692307692308">
            <text:p>1.076923076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0.64">
            <text:p>10.64</text:p>
          </table:table-cell>
          <table:table-cell office:value-type="float" office:value="11.19">
            <text:p>11.19</text:p>
          </table:table-cell>
          <table:table-cell office:value-type="float" office:value="10.57">
            <text:p>10.57</text:p>
          </table:table-cell>
          <table:table-cell office:value-type="float" office:value="11">
            <text:p>11</text:p>
          </table:table-cell>
          <table:table-cell office:value-type="float" office:value="12.55">
            <text:p>12.55</text:p>
          </table:table-cell>
          <table:table-cell table:formula="of:=[.N92]/MIN([.$N92:.$R92])" office:value-type="float" office:value="1.00662251655629">
            <text:p>1.0066225166</text:p>
          </table:table-cell>
          <table:table-cell table:formula="of:=[.O92]/MIN([.$N92:.$R92])" office:value-type="float" office:value="1.05865657521287">
            <text:p>1.0586565752</text:p>
          </table:table-cell>
          <table:table-cell table:formula="of:=[.P92]/MIN([.$N92:.$R92])" office:value-type="float" office:value="1">
            <text:p>1</text:p>
          </table:table-cell>
          <table:table-cell table:formula="of:=[.Q92]/MIN([.$N92:.$R92])" office:value-type="float" office:value="1.0406811731315">
            <text:p>1.0406811731</text:p>
          </table:table-cell>
          <table:table-cell table:formula="of:=[.R92]/MIN([.$N92:.$R92])" office:value-type="float" office:value="1.18732261116367">
            <text:p>1.187322611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17.94">
            <text:p>217.94</text:p>
          </table:table-cell>
          <table:table-cell office:value-type="float" office:value="236.17">
            <text:p>236.17</text:p>
          </table:table-cell>
          <table:table-cell office:value-type="float" office:value="220.09">
            <text:p>220.09</text:p>
          </table:table-cell>
          <table:table-cell office:value-type="float" office:value="235.12">
            <text:p>235.12</text:p>
          </table:table-cell>
          <table:table-cell office:value-type="float" office:value="316.92">
            <text:p>316.92</text:p>
          </table:table-cell>
          <table:table-cell table:formula="of:=[.N93]/MIN([.$N93:.$R93])" office:value-type="float" office:value="1">
            <text:p>1</text:p>
          </table:table-cell>
          <table:table-cell table:formula="of:=[.O93]/MIN([.$N93:.$R93])" office:value-type="float" office:value="1.08364687528678">
            <text:p>1.0836468753</text:p>
          </table:table-cell>
          <table:table-cell table:formula="of:=[.P93]/MIN([.$N93:.$R93])" office:value-type="float" office:value="1.00986510048637">
            <text:p>1.0098651005</text:p>
          </table:table-cell>
          <table:table-cell table:formula="of:=[.Q93]/MIN([.$N93:.$R93])" office:value-type="float" office:value="1.07882903551436">
            <text:p>1.0788290355</text:p>
          </table:table-cell>
          <table:table-cell table:formula="of:=[.R93]/MIN([.$N93:.$R93])" office:value-type="float" office:value="1.4541616958796">
            <text:p>1.454161695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0.91">
            <text:p>10.91</text:p>
          </table:table-cell>
          <table:table-cell office:value-type="float" office:value="12.01">
            <text:p>12.01</text:p>
          </table:table-cell>
          <table:table-cell office:value-type="float" office:value="11.31">
            <text:p>11.31</text:p>
          </table:table-cell>
          <table:table-cell office:value-type="float" office:value="11.79">
            <text:p>11.79</text:p>
          </table:table-cell>
          <table:table-cell office:value-type="float" office:value="13.62">
            <text:p>13.62</text:p>
          </table:table-cell>
          <table:table-cell table:formula="of:=[.N94]/MIN([.$N94:.$R94])" office:value-type="float" office:value="1">
            <text:p>1</text:p>
          </table:table-cell>
          <table:table-cell table:formula="of:=[.O94]/MIN([.$N94:.$R94])" office:value-type="float" office:value="1.10082493125573">
            <text:p>1.1008249313</text:p>
          </table:table-cell>
          <table:table-cell table:formula="of:=[.P94]/MIN([.$N94:.$R94])" office:value-type="float" office:value="1.03666361136572">
            <text:p>1.0366636114</text:p>
          </table:table-cell>
          <table:table-cell table:formula="of:=[.Q94]/MIN([.$N94:.$R94])" office:value-type="float" office:value="1.08065994500458">
            <text:p>1.080659945</text:p>
          </table:table-cell>
          <table:table-cell table:formula="of:=[.R94]/MIN([.$N94:.$R94])" office:value-type="float" office:value="1.24839596700275">
            <text:p>1.24839596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536.4">
            <text:p>536.4</text:p>
          </table:table-cell>
          <table:table-cell office:value-type="float" office:value="582.8">
            <text:p>582.8</text:p>
          </table:table-cell>
          <table:table-cell office:value-type="float" office:value="554.4">
            <text:p>554.4</text:p>
          </table:table-cell>
          <table:table-cell office:value-type="float" office:value="611.85">
            <text:p>611.85</text:p>
          </table:table-cell>
          <table:table-cell office:value-type="float" office:value="1010.08">
            <text:p>1010.08</text:p>
          </table:table-cell>
          <table:table-cell table:formula="of:=[.N95]/MIN([.$N95:.$R95])" office:value-type="float" office:value="1">
            <text:p>1</text:p>
          </table:table-cell>
          <table:table-cell table:formula="of:=[.O95]/MIN([.$N95:.$R95])" office:value-type="float" office:value="1.08650260999254">
            <text:p>1.08650261</text:p>
          </table:table-cell>
          <table:table-cell table:formula="of:=[.P95]/MIN([.$N95:.$R95])" office:value-type="float" office:value="1.03355704697987">
            <text:p>1.033557047</text:p>
          </table:table-cell>
          <table:table-cell table:formula="of:=[.Q95]/MIN([.$N95:.$R95])" office:value-type="float" office:value="1.14065995525727">
            <text:p>1.1406599553</text:p>
          </table:table-cell>
          <table:table-cell table:formula="of:=[.R95]/MIN([.$N95:.$R95])" office:value-type="float" office:value="1.88307233407905">
            <text:p>1.883072334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3" office:value-type="float" office:value="0.48">
            <text:p>0.48</text:p>
          </table:table-cell>
          <table:table-cell office:value-type="float" office:value="0.47">
            <text:p>0.47</text:p>
          </table:table-cell>
          <table:table-cell office:value-type="float" office:value="0.46">
            <text:p>0.46</text:p>
          </table:table-cell>
          <table:table-cell table:formula="of:=[.N96]/MIN([.$N96:.$R96])" office:value-type="float" office:value="1.04347826086957">
            <text:p>1.0434782609</text:p>
          </table:table-cell>
          <table:table-cell table:formula="of:=[.O96]/MIN([.$N96:.$R96])" office:value-type="float" office:value="1.04347826086957">
            <text:p>1.0434782609</text:p>
          </table:table-cell>
          <table:table-cell table:formula="of:=[.P96]/MIN([.$N96:.$R96])" office:value-type="float" office:value="1.04347826086957">
            <text:p>1.0434782609</text:p>
          </table:table-cell>
          <table:table-cell table:formula="of:=[.Q96]/MIN([.$N96:.$R96])" office:value-type="float" office:value="1.02173913043478">
            <text:p>1.0217391304</text:p>
          </table:table-cell>
          <table:table-cell table:formula="of:=[.R96]/MIN([.$N96:.$R9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.64">
            <text:p>5.64</text:p>
          </table:table-cell>
          <table:table-cell office:value-type="float" office:value="5.75">
            <text:p>5.75</text:p>
          </table:table-cell>
          <table:table-cell office:value-type="float" office:value="5.59">
            <text:p>5.59</text:p>
          </table:table-cell>
          <table:table-cell office:value-type="float" office:value="5.75">
            <text:p>5.75</text:p>
          </table:table-cell>
          <table:table-cell office:value-type="float" office:value="6.54">
            <text:p>6.54</text:p>
          </table:table-cell>
          <table:table-cell table:formula="of:=[.N97]/MIN([.$N97:.$R97])" office:value-type="float" office:value="1.00894454382826">
            <text:p>1.0089445438</text:p>
          </table:table-cell>
          <table:table-cell table:formula="of:=[.O97]/MIN([.$N97:.$R97])" office:value-type="float" office:value="1.02862254025045">
            <text:p>1.0286225403</text:p>
          </table:table-cell>
          <table:table-cell table:formula="of:=[.P97]/MIN([.$N97:.$R97])" office:value-type="float" office:value="1">
            <text:p>1</text:p>
          </table:table-cell>
          <table:table-cell table:formula="of:=[.Q97]/MIN([.$N97:.$R97])" office:value-type="float" office:value="1.02862254025045">
            <text:p>1.0286225403</text:p>
          </table:table-cell>
          <table:table-cell table:formula="of:=[.R97]/MIN([.$N97:.$R97])" office:value-type="float" office:value="1.16994633273703">
            <text:p>1.169946332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94.85">
            <text:p>94.85</text:p>
          </table:table-cell>
          <table:table-cell office:value-type="float" office:value="98.84">
            <text:p>98.84</text:p>
          </table:table-cell>
          <table:table-cell office:value-type="float" office:value="94.48">
            <text:p>94.48</text:p>
          </table:table-cell>
          <table:table-cell office:value-type="float" office:value="98.09">
            <text:p>98.09</text:p>
          </table:table-cell>
          <table:table-cell office:value-type="float" office:value="142.95">
            <text:p>142.95</text:p>
          </table:table-cell>
          <table:table-cell table:formula="of:=[.N98]/MIN([.$N98:.$R98])" office:value-type="float" office:value="1.00391617273497">
            <text:p>1.0039161727</text:p>
          </table:table-cell>
          <table:table-cell table:formula="of:=[.O98]/MIN([.$N98:.$R98])" office:value-type="float" office:value="1.04614733276884">
            <text:p>1.0461473328</text:p>
          </table:table-cell>
          <table:table-cell table:formula="of:=[.P98]/MIN([.$N98:.$R98])" office:value-type="float" office:value="1">
            <text:p>1</text:p>
          </table:table-cell>
          <table:table-cell table:formula="of:=[.Q98]/MIN([.$N98:.$R98])" office:value-type="float" office:value="1.03820914479255">
            <text:p>1.0382091448</text:p>
          </table:table-cell>
          <table:table-cell table:formula="of:=[.R98]/MIN([.$N98:.$R98])" office:value-type="float" office:value="1.51301862828112">
            <text:p>1.513018628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.58">
            <text:p>5.58</text:p>
          </table:table-cell>
          <table:table-cell office:value-type="float" office:value="5.74">
            <text:p>5.74</text:p>
          </table:table-cell>
          <table:table-cell office:value-type="float" office:value="5.59">
            <text:p>5.59</text:p>
          </table:table-cell>
          <table:table-cell office:value-type="float" office:value="5.75">
            <text:p>5.75</text:p>
          </table:table-cell>
          <table:table-cell office:value-type="float" office:value="6.56">
            <text:p>6.56</text:p>
          </table:table-cell>
          <table:table-cell table:formula="of:=[.N99]/MIN([.$N99:.$R99])" office:value-type="float" office:value="1">
            <text:p>1</text:p>
          </table:table-cell>
          <table:table-cell table:formula="of:=[.O99]/MIN([.$N99:.$R99])" office:value-type="float" office:value="1.02867383512545">
            <text:p>1.0286738351</text:p>
          </table:table-cell>
          <table:table-cell table:formula="of:=[.P99]/MIN([.$N99:.$R99])" office:value-type="float" office:value="1.00179211469534">
            <text:p>1.0017921147</text:p>
          </table:table-cell>
          <table:table-cell table:formula="of:=[.Q99]/MIN([.$N99:.$R99])" office:value-type="float" office:value="1.03046594982079">
            <text:p>1.0304659498</text:p>
          </table:table-cell>
          <table:table-cell table:formula="of:=[.R99]/MIN([.$N99:.$R99])" office:value-type="float" office:value="1.17562724014337">
            <text:p>1.175627240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84.11">
            <text:p>84.11</text:p>
          </table:table-cell>
          <table:table-cell office:value-type="float" office:value="91.39">
            <text:p>91.39</text:p>
          </table:table-cell>
          <table:table-cell office:value-type="float" office:value="84.96">
            <text:p>84.96</text:p>
          </table:table-cell>
          <table:table-cell office:value-type="float" office:value="91.05">
            <text:p>91.05</text:p>
          </table:table-cell>
          <table:table-cell office:value-type="float" office:value="138.82">
            <text:p>138.82</text:p>
          </table:table-cell>
          <table:table-cell table:formula="of:=[.N100]/MIN([.$N100:.$R100])" office:value-type="float" office:value="1">
            <text:p>1</text:p>
          </table:table-cell>
          <table:table-cell table:formula="of:=[.O100]/MIN([.$N100:.$R100])" office:value-type="float" office:value="1.08655332302937">
            <text:p>1.086553323</text:p>
          </table:table-cell>
          <table:table-cell table:formula="of:=[.P100]/MIN([.$N100:.$R100])" office:value-type="float" office:value="1.01010581381524">
            <text:p>1.0101058138</text:p>
          </table:table-cell>
          <table:table-cell table:formula="of:=[.Q100]/MIN([.$N100:.$R100])" office:value-type="float" office:value="1.08251099750327">
            <text:p>1.0825109975</text:p>
          </table:table-cell>
          <table:table-cell table:formula="of:=[.R100]/MIN([.$N100:.$R100])" office:value-type="float" office:value="1.65045773391987">
            <text:p>1.650457733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1.32">
            <text:p>11.32</text:p>
          </table:table-cell>
          <table:table-cell office:value-type="float" office:value="11.54">
            <text:p>11.54</text:p>
          </table:table-cell>
          <table:table-cell office:value-type="float" office:value="11.52">
            <text:p>11.52</text:p>
          </table:table-cell>
          <table:table-cell office:value-type="float" office:value="11.59">
            <text:p>11.59</text:p>
          </table:table-cell>
          <table:table-cell office:value-type="float" office:value="12.45">
            <text:p>12.45</text:p>
          </table:table-cell>
          <table:table-cell table:formula="of:=[.N101]/MIN([.$N101:.$R101])" office:value-type="float" office:value="1">
            <text:p>1</text:p>
          </table:table-cell>
          <table:table-cell table:formula="of:=[.O101]/MIN([.$N101:.$R101])" office:value-type="float" office:value="1.01943462897527">
            <text:p>1.019434629</text:p>
          </table:table-cell>
          <table:table-cell table:formula="of:=[.P101]/MIN([.$N101:.$R101])" office:value-type="float" office:value="1.01766784452297">
            <text:p>1.0176678445</text:p>
          </table:table-cell>
          <table:table-cell table:formula="of:=[.Q101]/MIN([.$N101:.$R101])" office:value-type="float" office:value="1.02385159010601">
            <text:p>1.0238515901</text:p>
          </table:table-cell>
          <table:table-cell table:formula="of:=[.R101]/MIN([.$N101:.$R101])" office:value-type="float" office:value="1.09982332155477">
            <text:p>1.099823321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4">
            <text:p>3.84</text:p>
          </table:table-cell>
          <table:table-cell office:value-type="float" office:value="3.96">
            <text:p>3.96</text:p>
          </table:table-cell>
          <table:table-cell office:value-type="float" office:value="3.82">
            <text:p>3.82</text:p>
          </table:table-cell>
          <table:table-cell office:value-type="float" office:value="4">
            <text:p>4</text:p>
          </table:table-cell>
          <table:table-cell office:value-type="float" office:value="4.26">
            <text:p>4.26</text:p>
          </table:table-cell>
          <table:table-cell table:formula="of:=[.N102]/MIN([.$N102:.$R102])" office:value-type="float" office:value="1.00523560209424">
            <text:p>1.0052356021</text:p>
          </table:table-cell>
          <table:table-cell table:formula="of:=[.O102]/MIN([.$N102:.$R102])" office:value-type="float" office:value="1.03664921465969">
            <text:p>1.0366492147</text:p>
          </table:table-cell>
          <table:table-cell table:formula="of:=[.P102]/MIN([.$N102:.$R102])" office:value-type="float" office:value="1">
            <text:p>1</text:p>
          </table:table-cell>
          <table:table-cell table:formula="of:=[.Q102]/MIN([.$N102:.$R102])" office:value-type="float" office:value="1.04712041884817">
            <text:p>1.0471204188</text:p>
          </table:table-cell>
          <table:table-cell table:formula="of:=[.R102]/MIN([.$N102:.$R102])" office:value-type="float" office:value="1.1151832460733">
            <text:p>1.115183246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06.83">
            <text:p>106.83</text:p>
          </table:table-cell>
          <table:table-cell office:value-type="float" office:value="110.68">
            <text:p>110.68</text:p>
          </table:table-cell>
          <table:table-cell office:value-type="float" office:value="105.5">
            <text:p>105.5</text:p>
          </table:table-cell>
          <table:table-cell office:value-type="float" office:value="110.21">
            <text:p>110.21</text:p>
          </table:table-cell>
          <table:table-cell office:value-type="float" office:value="170.59">
            <text:p>170.59</text:p>
          </table:table-cell>
          <table:table-cell table:formula="of:=[.N103]/MIN([.$N103:.$R103])" office:value-type="float" office:value="1.01260663507109">
            <text:p>1.0126066351</text:p>
          </table:table-cell>
          <table:table-cell table:formula="of:=[.O103]/MIN([.$N103:.$R103])" office:value-type="float" office:value="1.04909952606635">
            <text:p>1.0490995261</text:p>
          </table:table-cell>
          <table:table-cell table:formula="of:=[.P103]/MIN([.$N103:.$R103])" office:value-type="float" office:value="1">
            <text:p>1</text:p>
          </table:table-cell>
          <table:table-cell table:formula="of:=[.Q103]/MIN([.$N103:.$R103])" office:value-type="float" office:value="1.04464454976303">
            <text:p>1.0446445498</text:p>
          </table:table-cell>
          <table:table-cell table:formula="of:=[.R103]/MIN([.$N103:.$R103])" office:value-type="float" office:value="1.61696682464455">
            <text:p>1.616966824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2">
            <text:p>3.82</text:p>
          </table:table-cell>
          <table:table-cell office:value-type="float" office:value="3.98">
            <text:p>3.98</text:p>
          </table:table-cell>
          <table:table-cell office:value-type="float" office:value="3.84">
            <text:p>3.84</text:p>
          </table:table-cell>
          <table:table-cell office:value-type="float" office:value="3.97">
            <text:p>3.97</text:p>
          </table:table-cell>
          <table:table-cell office:value-type="float" office:value="4.27">
            <text:p>4.27</text:p>
          </table:table-cell>
          <table:table-cell table:formula="of:=[.N104]/MIN([.$N104:.$R104])" office:value-type="float" office:value="1">
            <text:p>1</text:p>
          </table:table-cell>
          <table:table-cell table:formula="of:=[.O104]/MIN([.$N104:.$R104])" office:value-type="float" office:value="1.04188481675393">
            <text:p>1.0418848168</text:p>
          </table:table-cell>
          <table:table-cell table:formula="of:=[.P104]/MIN([.$N104:.$R104])" office:value-type="float" office:value="1.00523560209424">
            <text:p>1.0052356021</text:p>
          </table:table-cell>
          <table:table-cell table:formula="of:=[.Q104]/MIN([.$N104:.$R104])" office:value-type="float" office:value="1.03926701570681">
            <text:p>1.0392670157</text:p>
          </table:table-cell>
          <table:table-cell table:formula="of:=[.R104]/MIN([.$N104:.$R104])" office:value-type="float" office:value="1.11780104712042">
            <text:p>1.117801047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03.32">
            <text:p>103.32</text:p>
          </table:table-cell>
          <table:table-cell office:value-type="float" office:value="109.64">
            <text:p>109.64</text:p>
          </table:table-cell>
          <table:table-cell office:value-type="float" office:value="102.94">
            <text:p>102.94</text:p>
          </table:table-cell>
          <table:table-cell office:value-type="float" office:value="110.17">
            <text:p>110.17</text:p>
          </table:table-cell>
          <table:table-cell office:value-type="float" office:value="189.53">
            <text:p>189.53</text:p>
          </table:table-cell>
          <table:table-cell table:formula="of:=[.N105]/MIN([.$N105:.$R105])" office:value-type="float" office:value="1.00369147075967">
            <text:p>1.0036914708</text:p>
          </table:table-cell>
          <table:table-cell table:formula="of:=[.O105]/MIN([.$N105:.$R105])" office:value-type="float" office:value="1.06508645813095">
            <text:p>1.0650864581</text:p>
          </table:table-cell>
          <table:table-cell table:formula="of:=[.P105]/MIN([.$N105:.$R105])" office:value-type="float" office:value="1">
            <text:p>1</text:p>
          </table:table-cell>
          <table:table-cell table:formula="of:=[.Q105]/MIN([.$N105:.$R105])" office:value-type="float" office:value="1.07023508840101">
            <text:p>1.0702350884</text:p>
          </table:table-cell>
          <table:table-cell table:formula="of:=[.R105]/MIN([.$N105:.$R105])" office:value-type="float" office:value="1.84116961336701">
            <text:p>1.841169613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3" office:value-type="float" office:value="3.78">
            <text:p>3.78</text:p>
          </table:table-cell>
          <table:table-cell office:value-type="float" office:value="3.8">
            <text:p>3.8</text:p>
          </table:table-cell>
          <table:table-cell office:value-type="float" office:value="3.73">
            <text:p>3.73</text:p>
          </table:table-cell>
          <table:table-cell table:formula="of:=[.N106]/MIN([.$N106:.$R106])" office:value-type="float" office:value="1.01340482573727">
            <text:p>1.0134048257</text:p>
          </table:table-cell>
          <table:table-cell table:formula="of:=[.O106]/MIN([.$N106:.$R106])" office:value-type="float" office:value="1.01340482573727">
            <text:p>1.0134048257</text:p>
          </table:table-cell>
          <table:table-cell table:formula="of:=[.P106]/MIN([.$N106:.$R106])" office:value-type="float" office:value="1.01340482573727">
            <text:p>1.0134048257</text:p>
          </table:table-cell>
          <table:table-cell table:formula="of:=[.Q106]/MIN([.$N106:.$R106])" office:value-type="float" office:value="1.01876675603217">
            <text:p>1.018766756</text:p>
          </table:table-cell>
          <table:table-cell table:formula="of:=[.R106]/MIN([.$N106:.$R10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79">
            <text:p>0.79</text:p>
          </table:table-cell>
          <table:table-cell office:value-type="float" office:value="0.8">
            <text:p>0.8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formula="of:=[.N107]/MIN([.$N107:.$R107])" office:value-type="float" office:value="1">
            <text:p>1</text:p>
          </table:table-cell>
          <table:table-cell table:formula="of:=[.O107]/MIN([.$N107:.$R107])" office:value-type="float" office:value="1.0126582278481">
            <text:p>1.0126582278</text:p>
          </table:table-cell>
          <table:table-cell table:formula="of:=[.P107]/MIN([.$N107:.$R107])" office:value-type="float" office:value="1">
            <text:p>1</text:p>
          </table:table-cell>
          <table:table-cell table:formula="of:=[.Q107]/MIN([.$N107:.$R107])" office:value-type="float" office:value="1.0253164556962">
            <text:p>1.0253164557</text:p>
          </table:table-cell>
          <table:table-cell table:formula="of:=[.R107]/MIN([.$N107:.$R107])" office:value-type="float" office:value="1.05063291139241">
            <text:p>1.05063291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3.32">
            <text:p>33.32</text:p>
          </table:table-cell>
          <table:table-cell office:value-type="float" office:value="33.86">
            <text:p>33.86</text:p>
          </table:table-cell>
          <table:table-cell office:value-type="float" office:value="33.33">
            <text:p>33.33</text:p>
          </table:table-cell>
          <table:table-cell office:value-type="float" office:value="34.01">
            <text:p>34.01</text:p>
          </table:table-cell>
          <table:table-cell office:value-type="float" office:value="45.64">
            <text:p>45.64</text:p>
          </table:table-cell>
          <table:table-cell table:formula="of:=[.N108]/MIN([.$N108:.$R108])" office:value-type="float" office:value="1">
            <text:p>1</text:p>
          </table:table-cell>
          <table:table-cell table:formula="of:=[.O108]/MIN([.$N108:.$R108])" office:value-type="float" office:value="1.01620648259304">
            <text:p>1.0162064826</text:p>
          </table:table-cell>
          <table:table-cell table:formula="of:=[.P108]/MIN([.$N108:.$R108])" office:value-type="float" office:value="1.00030012004802">
            <text:p>1.00030012</text:p>
          </table:table-cell>
          <table:table-cell table:formula="of:=[.Q108]/MIN([.$N108:.$R108])" office:value-type="float" office:value="1.02070828331333">
            <text:p>1.0207082833</text:p>
          </table:table-cell>
          <table:table-cell table:formula="of:=[.R108]/MIN([.$N108:.$R108])" office:value-type="float" office:value="1.36974789915966">
            <text:p>1.369747899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table:formula="of:=[.N109]/MIN([.$N109:.$R109])" office:value-type="float" office:value="1.01123595505618">
            <text:p>1.0112359551</text:p>
          </table:table-cell>
          <table:table-cell table:formula="of:=[.O109]/MIN([.$N109:.$R109])" office:value-type="float" office:value="1.01123595505618">
            <text:p>1.0112359551</text:p>
          </table:table-cell>
          <table:table-cell table:formula="of:=[.P109]/MIN([.$N109:.$R109])" office:value-type="float" office:value="1">
            <text:p>1</text:p>
          </table:table-cell>
          <table:table-cell table:formula="of:=[.Q109]/MIN([.$N109:.$R109])" office:value-type="float" office:value="1.01123595505618">
            <text:p>1.0112359551</text:p>
          </table:table-cell>
          <table:table-cell table:formula="of:=[.R109]/MIN([.$N109:.$R109])" office:value-type="float" office:value="1.0561797752809">
            <text:p>1.056179775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3.36">
            <text:p>43.36</text:p>
          </table:table-cell>
          <table:table-cell office:value-type="float" office:value="45.5">
            <text:p>45.5</text:p>
          </table:table-cell>
          <table:table-cell office:value-type="float" office:value="43.16">
            <text:p>43.16</text:p>
          </table:table-cell>
          <table:table-cell office:value-type="float" office:value="45.98">
            <text:p>45.98</text:p>
          </table:table-cell>
          <table:table-cell office:value-type="float" office:value="72.2">
            <text:p>72.2</text:p>
          </table:table-cell>
          <table:table-cell table:formula="of:=[.N110]/MIN([.$N110:.$R110])" office:value-type="float" office:value="1.00463392029657">
            <text:p>1.0046339203</text:p>
          </table:table-cell>
          <table:table-cell table:formula="of:=[.O110]/MIN([.$N110:.$R110])" office:value-type="float" office:value="1.05421686746988">
            <text:p>1.0542168675</text:p>
          </table:table-cell>
          <table:table-cell table:formula="of:=[.P110]/MIN([.$N110:.$R110])" office:value-type="float" office:value="1">
            <text:p>1</text:p>
          </table:table-cell>
          <table:table-cell table:formula="of:=[.Q110]/MIN([.$N110:.$R110])" office:value-type="float" office:value="1.06533827618165">
            <text:p>1.0653382762</text:p>
          </table:table-cell>
          <table:table-cell table:formula="of:=[.R110]/MIN([.$N110:.$R110])" office:value-type="float" office:value="1.67284522706209">
            <text:p>1.672845227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number-columns-repeated="3" office:value-type="float" office:value="0.18">
            <text:p>0.18</text:p>
          </table:table-cell>
          <table:table-cell office:value-type="float" office:value="0.17">
            <text:p>0.17</text:p>
          </table:table-cell>
          <table:table-cell table:formula="of:=[.N111]/MIN([.$N111:.$R111])" office:value-type="float" office:value="1">
            <text:p>1</text:p>
          </table:table-cell>
          <table:table-cell table:formula="of:=[.O111]/MIN([.$N111:.$R111])" office:value-type="float" office:value="1.05882352941176">
            <text:p>1.0588235294</text:p>
          </table:table-cell>
          <table:table-cell table:formula="of:=[.P111]/MIN([.$N111:.$R111])" office:value-type="float" office:value="1.05882352941176">
            <text:p>1.0588235294</text:p>
          </table:table-cell>
          <table:table-cell table:formula="of:=[.Q111]/MIN([.$N111:.$R111])" office:value-type="float" office:value="1.05882352941176">
            <text:p>1.0588235294</text:p>
          </table:table-cell>
          <table:table-cell table:formula="of:=[.R111]/MIN([.$N111:.$R11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1.05">
            <text:p>1.05</text:p>
          </table:table-cell>
          <table:table-cell office:value-type="float" office:value="1.04">
            <text:p>1.04</text:p>
          </table:table-cell>
          <table:table-cell office:value-type="float" office:value="1.14">
            <text:p>1.14</text:p>
          </table:table-cell>
          <table:table-cell table:formula="of:=[.N112]/MIN([.$N112:.$R112])" office:value-type="float" office:value="1">
            <text:p>1</text:p>
          </table:table-cell>
          <table:table-cell table:formula="of:=[.O112]/MIN([.$N112:.$R112])" office:value-type="float" office:value="1.01941747572816">
            <text:p>1.0194174757</text:p>
          </table:table-cell>
          <table:table-cell table:formula="of:=[.P112]/MIN([.$N112:.$R112])" office:value-type="float" office:value="1.01941747572816">
            <text:p>1.0194174757</text:p>
          </table:table-cell>
          <table:table-cell table:formula="of:=[.Q112]/MIN([.$N112:.$R112])" office:value-type="float" office:value="1.00970873786408">
            <text:p>1.0097087379</text:p>
          </table:table-cell>
          <table:table-cell table:formula="of:=[.R112]/MIN([.$N112:.$R112])" office:value-type="float" office:value="1.10679611650485">
            <text:p>1.106796116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07.87">
            <text:p>107.87</text:p>
          </table:table-cell>
          <table:table-cell office:value-type="float" office:value="115.64">
            <text:p>115.64</text:p>
          </table:table-cell>
          <table:table-cell office:value-type="float" office:value="106.86">
            <text:p>106.86</text:p>
          </table:table-cell>
          <table:table-cell office:value-type="float" office:value="113.94">
            <text:p>113.94</text:p>
          </table:table-cell>
          <table:table-cell office:value-type="float" office:value="167.07">
            <text:p>167.07</text:p>
          </table:table-cell>
          <table:table-cell table:formula="of:=[.N113]/MIN([.$N113:.$R113])" office:value-type="float" office:value="1.00945161894067">
            <text:p>1.0094516189</text:p>
          </table:table-cell>
          <table:table-cell table:formula="of:=[.O113]/MIN([.$N113:.$R113])" office:value-type="float" office:value="1.08216357851394">
            <text:p>1.0821635785</text:p>
          </table:table-cell>
          <table:table-cell table:formula="of:=[.P113]/MIN([.$N113:.$R113])" office:value-type="float" office:value="1">
            <text:p>1</text:p>
          </table:table-cell>
          <table:table-cell table:formula="of:=[.Q113]/MIN([.$N113:.$R113])" office:value-type="float" office:value="1.06625491297024">
            <text:p>1.066254913</text:p>
          </table:table-cell>
          <table:table-cell table:formula="of:=[.R113]/MIN([.$N113:.$R113])" office:value-type="float" office:value="1.56344750140371">
            <text:p>1.56344750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11">
            <text:p>1.11</text:p>
          </table:table-cell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 office:value-type="float" office:value="1.11">
            <text:p>1.11</text:p>
          </table:table-cell>
          <table:table-cell office:value-type="float" office:value="1.21">
            <text:p>1.21</text:p>
          </table:table-cell>
          <table:table-cell table:formula="of:=[.N114]/MIN([.$N114:.$R114])" office:value-type="float" office:value="1.01834862385321">
            <text:p>1.0183486239</text:p>
          </table:table-cell>
          <table:table-cell table:formula="of:=[.O114]/MIN([.$N114:.$R114])" office:value-type="float" office:value="1.04587155963303">
            <text:p>1.0458715596</text:p>
          </table:table-cell>
          <table:table-cell table:formula="of:=[.P114]/MIN([.$N114:.$R114])" office:value-type="float" office:value="1">
            <text:p>1</text:p>
          </table:table-cell>
          <table:table-cell table:formula="of:=[.Q114]/MIN([.$N114:.$R114])" office:value-type="float" office:value="1.01834862385321">
            <text:p>1.0183486239</text:p>
          </table:table-cell>
          <table:table-cell table:formula="of:=[.R114]/MIN([.$N114:.$R114])" office:value-type="float" office:value="1.11009174311927">
            <text:p>1.110091743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31.18">
            <text:p>131.18</text:p>
          </table:table-cell>
          <table:table-cell office:value-type="float" office:value="148.76">
            <text:p>148.76</text:p>
          </table:table-cell>
          <table:table-cell office:value-type="float" office:value="131.84">
            <text:p>131.84</text:p>
          </table:table-cell>
          <table:table-cell office:value-type="float" office:value="146.39">
            <text:p>146.39</text:p>
          </table:table-cell>
          <table:table-cell office:value-type="float" office:value="260.57">
            <text:p>260.57</text:p>
          </table:table-cell>
          <table:table-cell table:formula="of:=[.N115]/MIN([.$N115:.$R115])" office:value-type="float" office:value="1">
            <text:p>1</text:p>
          </table:table-cell>
          <table:table-cell table:formula="of:=[.O115]/MIN([.$N115:.$R115])" office:value-type="float" office:value="1.13401433145297">
            <text:p>1.1340143315</text:p>
          </table:table-cell>
          <table:table-cell table:formula="of:=[.P115]/MIN([.$N115:.$R115])" office:value-type="float" office:value="1.00503125476445">
            <text:p>1.0050312548</text:p>
          </table:table-cell>
          <table:table-cell table:formula="of:=[.Q115]/MIN([.$N115:.$R115])" office:value-type="float" office:value="1.11594755298064">
            <text:p>1.115947553</text:p>
          </table:table-cell>
          <table:table-cell table:formula="of:=[.R115]/MIN([.$N115:.$R115])" office:value-type="float" office:value="1.98635462722976">
            <text:p>1.986354627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116]/MIN([.$N116:.$R116])" office:value-type="float" office:value="1">
            <text:p>1</text:p>
          </table:table-cell>
          <table:table-cell table:formula="of:=[.O116]/MIN([.$N116:.$R116])" office:value-type="float" office:value="2">
            <text:p>2</text:p>
          </table:table-cell>
          <table:table-cell table:formula="of:=[.P116]/MIN([.$N116:.$R116])" office:value-type="float" office:value="1">
            <text:p>1</text:p>
          </table:table-cell>
          <table:table-cell table:formula="of:=[.Q116]/MIN([.$N116:.$R116])" office:value-type="float" office:value="1">
            <text:p>1</text:p>
          </table:table-cell>
          <table:table-cell table:formula="of:=[.R116]/MIN([.$N116:.$R116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12">
            <text:p>0.12</text:p>
          </table:table-cell>
          <table:table-cell table:formula="of:=[.N117]/MIN([.$N117:.$R117])" office:value-type="float" office:value="1">
            <text:p>1</text:p>
          </table:table-cell>
          <table:table-cell table:formula="of:=[.O117]/MIN([.$N117:.$R117])" office:value-type="float" office:value="1">
            <text:p>1</text:p>
          </table:table-cell>
          <table:table-cell table:formula="of:=[.P117]/MIN([.$N117:.$R117])" office:value-type="float" office:value="1">
            <text:p>1</text:p>
          </table:table-cell>
          <table:table-cell table:formula="of:=[.Q117]/MIN([.$N117:.$R117])" office:value-type="float" office:value="1">
            <text:p>1</text:p>
          </table:table-cell>
          <table:table-cell table:formula="of:=[.R117]/MIN([.$N117:.$R117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1.06">
            <text:p>21.06</text:p>
          </table:table-cell>
          <table:table-cell office:value-type="float" office:value="21.28">
            <text:p>21.28</text:p>
          </table:table-cell>
          <table:table-cell office:value-type="float" office:value="20.85">
            <text:p>20.85</text:p>
          </table:table-cell>
          <table:table-cell office:value-type="float" office:value="21.16">
            <text:p>21.16</text:p>
          </table:table-cell>
          <table:table-cell office:value-type="float" office:value="27.55">
            <text:p>27.55</text:p>
          </table:table-cell>
          <table:table-cell table:formula="of:=[.N118]/MIN([.$N118:.$R118])" office:value-type="float" office:value="1.01007194244604">
            <text:p>1.0100719424</text:p>
          </table:table-cell>
          <table:table-cell table:formula="of:=[.O118]/MIN([.$N118:.$R118])" office:value-type="float" office:value="1.02062350119904">
            <text:p>1.0206235012</text:p>
          </table:table-cell>
          <table:table-cell table:formula="of:=[.P118]/MIN([.$N118:.$R118])" office:value-type="float" office:value="1">
            <text:p>1</text:p>
          </table:table-cell>
          <table:table-cell table:formula="of:=[.Q118]/MIN([.$N118:.$R118])" office:value-type="float" office:value="1.01486810551559">
            <text:p>1.0148681055</text:p>
          </table:table-cell>
          <table:table-cell table:formula="of:=[.R118]/MIN([.$N118:.$R118])" office:value-type="float" office:value="1.32134292565947">
            <text:p>1.321342925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12">
            <text:p>0.12</text:p>
          </table:table-cell>
          <table:table-cell office:value-type="float" office:value="0.13">
            <text:p>0.13</text:p>
          </table:table-cell>
          <table:table-cell table:formula="of:=[.N119]/MIN([.$N119:.$R119])" office:value-type="float" office:value="1">
            <text:p>1</text:p>
          </table:table-cell>
          <table:table-cell table:formula="of:=[.O119]/MIN([.$N119:.$R119])" office:value-type="float" office:value="1">
            <text:p>1</text:p>
          </table:table-cell>
          <table:table-cell table:formula="of:=[.P119]/MIN([.$N119:.$R119])" office:value-type="float" office:value="1">
            <text:p>1</text:p>
          </table:table-cell>
          <table:table-cell table:formula="of:=[.Q119]/MIN([.$N119:.$R119])" office:value-type="float" office:value="1">
            <text:p>1</text:p>
          </table:table-cell>
          <table:table-cell table:formula="of:=[.R119]/MIN([.$N119:.$R119])" office:value-type="float" office:value="1.08333333333333">
            <text:p>1.08333333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0.01">
            <text:p>30.01</text:p>
          </table:table-cell>
          <table:table-cell office:value-type="float" office:value="31.07">
            <text:p>31.07</text:p>
          </table:table-cell>
          <table:table-cell office:value-type="float" office:value="30.06">
            <text:p>30.06</text:p>
          </table:table-cell>
          <table:table-cell office:value-type="float" office:value="31.43">
            <text:p>31.43</text:p>
          </table:table-cell>
          <table:table-cell office:value-type="float" office:value="49">
            <text:p>49</text:p>
          </table:table-cell>
          <table:table-cell table:formula="of:=[.N120]/MIN([.$N120:.$R120])" office:value-type="float" office:value="1">
            <text:p>1</text:p>
          </table:table-cell>
          <table:table-cell table:formula="of:=[.O120]/MIN([.$N120:.$R120])" office:value-type="float" office:value="1.03532155948017">
            <text:p>1.0353215595</text:p>
          </table:table-cell>
          <table:table-cell table:formula="of:=[.P120]/MIN([.$N120:.$R120])" office:value-type="float" office:value="1.00166611129623">
            <text:p>1.0016661113</text:p>
          </table:table-cell>
          <table:table-cell table:formula="of:=[.Q120]/MIN([.$N120:.$R120])" office:value-type="float" office:value="1.04731756081306">
            <text:p>1.0473175608</text:p>
          </table:table-cell>
          <table:table-cell table:formula="of:=[.R120]/MIN([.$N120:.$R120])" office:value-type="float" office:value="1.6327890703099">
            <text:p>1.632789070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8">
            <text:p>0.08</text:p>
          </table:table-cell>
          <table:table-cell table:number-columns-repeated="4" office:value-type="float" office:value="0.07">
            <text:p>0.07</text:p>
          </table:table-cell>
          <table:table-cell table:formula="of:=[.N121]/MIN([.$N121:.$R121])" office:value-type="float" office:value="1.14285714285714">
            <text:p>1.1428571429</text:p>
          </table:table-cell>
          <table:table-cell table:formula="of:=[.O121]/MIN([.$N121:.$R121])" office:value-type="float" office:value="1">
            <text:p>1</text:p>
          </table:table-cell>
          <table:table-cell table:formula="of:=[.P121]/MIN([.$N121:.$R121])" office:value-type="float" office:value="1">
            <text:p>1</text:p>
          </table:table-cell>
          <table:table-cell table:formula="of:=[.Q121]/MIN([.$N121:.$R121])" office:value-type="float" office:value="1">
            <text:p>1</text:p>
          </table:table-cell>
          <table:table-cell table:formula="of:=[.R121]/MIN([.$N121:.$R12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54">
            <text:p>4.54</text:p>
          </table:table-cell>
          <table:table-cell office:value-type="float" office:value="4.6">
            <text:p>4.6</text:p>
          </table:table-cell>
          <table:table-cell office:value-type="float" office:value="4.56">
            <text:p>4.56</text:p>
          </table:table-cell>
          <table:table-cell office:value-type="float" office:value="4.59">
            <text:p>4.59</text:p>
          </table:table-cell>
          <table:table-cell office:value-type="float" office:value="5.04">
            <text:p>5.04</text:p>
          </table:table-cell>
          <table:table-cell table:formula="of:=[.N122]/MIN([.$N122:.$R122])" office:value-type="float" office:value="1">
            <text:p>1</text:p>
          </table:table-cell>
          <table:table-cell table:formula="of:=[.O122]/MIN([.$N122:.$R122])" office:value-type="float" office:value="1.01321585903084">
            <text:p>1.013215859</text:p>
          </table:table-cell>
          <table:table-cell table:formula="of:=[.P122]/MIN([.$N122:.$R122])" office:value-type="float" office:value="1.00440528634361">
            <text:p>1.0044052863</text:p>
          </table:table-cell>
          <table:table-cell table:formula="of:=[.Q122]/MIN([.$N122:.$R122])" office:value-type="float" office:value="1.01101321585903">
            <text:p>1.0110132159</text:p>
          </table:table-cell>
          <table:table-cell table:formula="of:=[.R122]/MIN([.$N122:.$R122])" office:value-type="float" office:value="1.11013215859031">
            <text:p>1.110132158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92.84">
            <text:p>92.84</text:p>
          </table:table-cell>
          <table:table-cell office:value-type="float" office:value="96.86">
            <text:p>96.86</text:p>
          </table:table-cell>
          <table:table-cell office:value-type="float" office:value="92.11">
            <text:p>92.11</text:p>
          </table:table-cell>
          <table:table-cell office:value-type="float" office:value="97.06">
            <text:p>97.06</text:p>
          </table:table-cell>
          <table:table-cell office:value-type="float" office:value="137.67">
            <text:p>137.67</text:p>
          </table:table-cell>
          <table:table-cell table:formula="of:=[.N123]/MIN([.$N123:.$R123])" office:value-type="float" office:value="1.00792530669851">
            <text:p>1.0079253067</text:p>
          </table:table-cell>
          <table:table-cell table:formula="of:=[.O123]/MIN([.$N123:.$R123])" office:value-type="float" office:value="1.05156877646292">
            <text:p>1.0515687765</text:p>
          </table:table-cell>
          <table:table-cell table:formula="of:=[.P123]/MIN([.$N123:.$R123])" office:value-type="float" office:value="1">
            <text:p>1</text:p>
          </table:table-cell>
          <table:table-cell table:formula="of:=[.Q123]/MIN([.$N123:.$R123])" office:value-type="float" office:value="1.05374009336663">
            <text:p>1.0537400934</text:p>
          </table:table-cell>
          <table:table-cell table:formula="of:=[.R123]/MIN([.$N123:.$R123])" office:value-type="float" office:value="1.49462599066334">
            <text:p>1.494625990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79">
            <text:p>3.79</text:p>
          </table:table-cell>
          <table:table-cell office:value-type="float" office:value="3.82">
            <text:p>3.82</text:p>
          </table:table-cell>
          <table:table-cell office:value-type="float" office:value="3.78">
            <text:p>3.78</text:p>
          </table:table-cell>
          <table:table-cell office:value-type="float" office:value="3.82">
            <text:p>3.82</text:p>
          </table:table-cell>
          <table:table-cell office:value-type="float" office:value="4.21">
            <text:p>4.21</text:p>
          </table:table-cell>
          <table:table-cell table:formula="of:=[.N124]/MIN([.$N124:.$R124])" office:value-type="float" office:value="1.0026455026455">
            <text:p>1.0026455026</text:p>
          </table:table-cell>
          <table:table-cell table:formula="of:=[.O124]/MIN([.$N124:.$R124])" office:value-type="float" office:value="1.01058201058201">
            <text:p>1.0105820106</text:p>
          </table:table-cell>
          <table:table-cell table:formula="of:=[.P124]/MIN([.$N124:.$R124])" office:value-type="float" office:value="1">
            <text:p>1</text:p>
          </table:table-cell>
          <table:table-cell table:formula="of:=[.Q124]/MIN([.$N124:.$R124])" office:value-type="float" office:value="1.01058201058201">
            <text:p>1.0105820106</text:p>
          </table:table-cell>
          <table:table-cell table:formula="of:=[.R124]/MIN([.$N124:.$R124])" office:value-type="float" office:value="1.11375661375661">
            <text:p>1.113756613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23.63">
            <text:p>123.63</text:p>
          </table:table-cell>
          <table:table-cell office:value-type="float" office:value="136.38">
            <text:p>136.38</text:p>
          </table:table-cell>
          <table:table-cell office:value-type="float" office:value="125.27">
            <text:p>125.27</text:p>
          </table:table-cell>
          <table:table-cell office:value-type="float" office:value="134.4">
            <text:p>134.4</text:p>
          </table:table-cell>
          <table:table-cell office:value-type="float" office:value="219.84">
            <text:p>219.84</text:p>
          </table:table-cell>
          <table:table-cell table:formula="of:=[.N125]/MIN([.$N125:.$R125])" office:value-type="float" office:value="1">
            <text:p>1</text:p>
          </table:table-cell>
          <table:table-cell table:formula="of:=[.O125]/MIN([.$N125:.$R125])" office:value-type="float" office:value="1.10313030817763">
            <text:p>1.1031303082</text:p>
          </table:table-cell>
          <table:table-cell table:formula="of:=[.P125]/MIN([.$N125:.$R125])" office:value-type="float" office:value="1.01326538865971">
            <text:p>1.0132653887</text:p>
          </table:table-cell>
          <table:table-cell table:formula="of:=[.Q125]/MIN([.$N125:.$R125])" office:value-type="float" office:value="1.08711477796651">
            <text:p>1.087114778</text:p>
          </table:table-cell>
          <table:table-cell table:formula="of:=[.R125]/MIN([.$N125:.$R125])" office:value-type="float" office:value="1.77820917253094">
            <text:p>1.77820917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28">
            <text:p>3.28</text:p>
          </table:table-cell>
          <table:table-cell office:value-type="float" office:value="3.34">
            <text:p>3.34</text:p>
          </table:table-cell>
          <table:table-cell office:value-type="float" office:value="3.24">
            <text:p>3.24</text:p>
          </table:table-cell>
          <table:table-cell office:value-type="float" office:value="3.28">
            <text:p>3.28</text:p>
          </table:table-cell>
          <table:table-cell office:value-type="float" office:value="3.45">
            <text:p>3.45</text:p>
          </table:table-cell>
          <table:table-cell table:formula="of:=[.N126]/MIN([.$N126:.$R126])" office:value-type="float" office:value="1.01234567901235">
            <text:p>1.012345679</text:p>
          </table:table-cell>
          <table:table-cell table:formula="of:=[.O126]/MIN([.$N126:.$R126])" office:value-type="float" office:value="1.03086419753086">
            <text:p>1.0308641975</text:p>
          </table:table-cell>
          <table:table-cell table:formula="of:=[.P126]/MIN([.$N126:.$R126])" office:value-type="float" office:value="1">
            <text:p>1</text:p>
          </table:table-cell>
          <table:table-cell table:formula="of:=[.Q126]/MIN([.$N126:.$R126])" office:value-type="float" office:value="1.01234567901235">
            <text:p>1.012345679</text:p>
          </table:table-cell>
          <table:table-cell table:formula="of:=[.R126]/MIN([.$N126:.$R126])" office:value-type="float" office:value="1.06481481481481">
            <text:p>1.064814814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3.73">
            <text:p>3.73</text:p>
          </table:table-cell>
          <table:table-cell office:value-type="float" office:value="3.7">
            <text:p>3.7</text:p>
          </table:table-cell>
          <table:table-cell office:value-type="float" office:value="3.71">
            <text:p>3.71</text:p>
          </table:table-cell>
          <table:table-cell office:value-type="float" office:value="4.22">
            <text:p>4.22</text:p>
          </table:table-cell>
          <table:table-cell table:formula="of:=[.N127]/MIN([.$N127:.$R127])" office:value-type="float" office:value="1.0027027027027">
            <text:p>1.0027027027</text:p>
          </table:table-cell>
          <table:table-cell table:formula="of:=[.O127]/MIN([.$N127:.$R127])" office:value-type="float" office:value="1.00810810810811">
            <text:p>1.0081081081</text:p>
          </table:table-cell>
          <table:table-cell table:formula="of:=[.P127]/MIN([.$N127:.$R127])" office:value-type="float" office:value="1">
            <text:p>1</text:p>
          </table:table-cell>
          <table:table-cell table:formula="of:=[.Q127]/MIN([.$N127:.$R127])" office:value-type="float" office:value="1.0027027027027">
            <text:p>1.0027027027</text:p>
          </table:table-cell>
          <table:table-cell table:formula="of:=[.R127]/MIN([.$N127:.$R127])" office:value-type="float" office:value="1.14054054054054">
            <text:p>1.140540540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3.19">
            <text:p>33.19</text:p>
          </table:table-cell>
          <table:table-cell office:value-type="float" office:value="33.42">
            <text:p>33.42</text:p>
          </table:table-cell>
          <table:table-cell office:value-type="float" office:value="32.02">
            <text:p>32.02</text:p>
          </table:table-cell>
          <table:table-cell office:value-type="float" office:value="33.32">
            <text:p>33.32</text:p>
          </table:table-cell>
          <table:table-cell office:value-type="float" office:value="44.45">
            <text:p>44.45</text:p>
          </table:table-cell>
          <table:table-cell table:formula="of:=[.N128]/MIN([.$N128:.$R128])" office:value-type="float" office:value="1.03653966271081">
            <text:p>1.0365396627</text:p>
          </table:table-cell>
          <table:table-cell table:formula="of:=[.O128]/MIN([.$N128:.$R128])" office:value-type="float" office:value="1.04372267332917">
            <text:p>1.0437226733</text:p>
          </table:table-cell>
          <table:table-cell table:formula="of:=[.P128]/MIN([.$N128:.$R128])" office:value-type="float" office:value="1">
            <text:p>1</text:p>
          </table:table-cell>
          <table:table-cell table:formula="of:=[.Q128]/MIN([.$N128:.$R128])" office:value-type="float" office:value="1.04059962523423">
            <text:p>1.0405996252</text:p>
          </table:table-cell>
          <table:table-cell table:formula="of:=[.R128]/MIN([.$N128:.$R128])" office:value-type="float" office:value="1.38819487820112">
            <text:p>1.388194878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3.67">
            <text:p>3.67</text:p>
          </table:table-cell>
          <table:table-cell office:value-type="float" office:value="3.69">
            <text:p>3.69</text:p>
          </table:table-cell>
          <table:table-cell office:value-type="float" office:value="3.73">
            <text:p>3.73</text:p>
          </table:table-cell>
          <table:table-cell office:value-type="float" office:value="4.23">
            <text:p>4.23</text:p>
          </table:table-cell>
          <table:table-cell table:formula="of:=[.N129]/MIN([.$N129:.$R129])" office:value-type="float" office:value="1.01089918256131">
            <text:p>1.0108991826</text:p>
          </table:table-cell>
          <table:table-cell table:formula="of:=[.O129]/MIN([.$N129:.$R129])" office:value-type="float" office:value="1">
            <text:p>1</text:p>
          </table:table-cell>
          <table:table-cell table:formula="of:=[.P129]/MIN([.$N129:.$R129])" office:value-type="float" office:value="1.00544959128065">
            <text:p>1.0054495913</text:p>
          </table:table-cell>
          <table:table-cell table:formula="of:=[.Q129]/MIN([.$N129:.$R129])" office:value-type="float" office:value="1.01634877384196">
            <text:p>1.0163487738</text:p>
          </table:table-cell>
          <table:table-cell table:formula="of:=[.R129]/MIN([.$N129:.$R129])" office:value-type="float" office:value="1.15258855585831">
            <text:p>1.152588555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6.62">
            <text:p>46.62</text:p>
          </table:table-cell>
          <table:table-cell office:value-type="float" office:value="52">
            <text:p>52</text:p>
          </table:table-cell>
          <table:table-cell office:value-type="float" office:value="46.77">
            <text:p>46.77</text:p>
          </table:table-cell>
          <table:table-cell office:value-type="float" office:value="50.21">
            <text:p>50.21</text:p>
          </table:table-cell>
          <table:table-cell office:value-type="float" office:value="91.41">
            <text:p>91.41</text:p>
          </table:table-cell>
          <table:table-cell table:formula="of:=[.N130]/MIN([.$N130:.$R130])" office:value-type="float" office:value="1">
            <text:p>1</text:p>
          </table:table-cell>
          <table:table-cell table:formula="of:=[.O130]/MIN([.$N130:.$R130])" office:value-type="float" office:value="1.11540111540112">
            <text:p>1.1154011154</text:p>
          </table:table-cell>
          <table:table-cell table:formula="of:=[.P130]/MIN([.$N130:.$R130])" office:value-type="float" office:value="1.0032175032175">
            <text:p>1.0032175032</text:p>
          </table:table-cell>
          <table:table-cell table:formula="of:=[.Q130]/MIN([.$N130:.$R130])" office:value-type="float" office:value="1.07700557700558">
            <text:p>1.077005577</text:p>
          </table:table-cell>
          <table:table-cell table:formula="of:=[.R130]/MIN([.$N130:.$R130])" office:value-type="float" office:value="1.96074646074646">
            <text:p>1.960746460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8.82">
            <text:p>8.82</text:p>
          </table:table-cell>
          <table:table-cell office:value-type="float" office:value="8.87">
            <text:p>8.87</text:p>
          </table:table-cell>
          <table:table-cell office:value-type="float" office:value="8.76">
            <text:p>8.76</text:p>
          </table:table-cell>
          <table:table-cell office:value-type="float" office:value="8.96">
            <text:p>8.96</text:p>
          </table:table-cell>
          <table:table-cell office:value-type="float" office:value="8.8">
            <text:p>8.8</text:p>
          </table:table-cell>
          <table:table-cell table:formula="of:=[.N131]/MIN([.$N131:.$R131])" office:value-type="float" office:value="1.00684931506849">
            <text:p>1.0068493151</text:p>
          </table:table-cell>
          <table:table-cell table:formula="of:=[.O131]/MIN([.$N131:.$R131])" office:value-type="float" office:value="1.01255707762557">
            <text:p>1.0125570776</text:p>
          </table:table-cell>
          <table:table-cell table:formula="of:=[.P131]/MIN([.$N131:.$R131])" office:value-type="float" office:value="1">
            <text:p>1</text:p>
          </table:table-cell>
          <table:table-cell table:formula="of:=[.Q131]/MIN([.$N131:.$R131])" office:value-type="float" office:value="1.02283105022831">
            <text:p>1.0228310502</text:p>
          </table:table-cell>
          <table:table-cell table:formula="of:=[.R131]/MIN([.$N131:.$R131])" office:value-type="float" office:value="1.00456621004566">
            <text:p>1.0045662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6">
            <text:p>1.06</text:p>
          </table:table-cell>
          <table:table-cell office:value-type="float" office:value="1.07">
            <text:p>1.07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1.08">
            <text:p>1.08</text:p>
          </table:table-cell>
          <table:table-cell table:formula="of:=[.N132]/MIN([.$N132:.$R132])" office:value-type="float" office:value="1.00952380952381">
            <text:p>1.0095238095</text:p>
          </table:table-cell>
          <table:table-cell table:formula="of:=[.O132]/MIN([.$N132:.$R132])" office:value-type="float" office:value="1.01904761904762">
            <text:p>1.019047619</text:p>
          </table:table-cell>
          <table:table-cell table:formula="of:=[.P132]/MIN([.$N132:.$R132])" office:value-type="float" office:value="1">
            <text:p>1</text:p>
          </table:table-cell>
          <table:table-cell table:formula="of:=[.Q132]/MIN([.$N132:.$R132])" office:value-type="float" office:value="1.01904761904762">
            <text:p>1.019047619</text:p>
          </table:table-cell>
          <table:table-cell table:formula="of:=[.R132]/MIN([.$N132:.$R132])" office:value-type="float" office:value="1.02857142857143">
            <text:p>1.028571428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8.56">
            <text:p>8.56</text:p>
          </table:table-cell>
          <table:table-cell office:value-type="float" office:value="8.8">
            <text:p>8.8</text:p>
          </table:table-cell>
          <table:table-cell office:value-type="float" office:value="8.51">
            <text:p>8.51</text:p>
          </table:table-cell>
          <table:table-cell office:value-type="float" office:value="8.7">
            <text:p>8.7</text:p>
          </table:table-cell>
          <table:table-cell office:value-type="float" office:value="10.31">
            <text:p>10.31</text:p>
          </table:table-cell>
          <table:table-cell table:formula="of:=[.N133]/MIN([.$N133:.$R133])" office:value-type="float" office:value="1.00587544065805">
            <text:p>1.0058754407</text:p>
          </table:table-cell>
          <table:table-cell table:formula="of:=[.O133]/MIN([.$N133:.$R133])" office:value-type="float" office:value="1.03407755581669">
            <text:p>1.0340775558</text:p>
          </table:table-cell>
          <table:table-cell table:formula="of:=[.P133]/MIN([.$N133:.$R133])" office:value-type="float" office:value="1">
            <text:p>1</text:p>
          </table:table-cell>
          <table:table-cell table:formula="of:=[.Q133]/MIN([.$N133:.$R133])" office:value-type="float" office:value="1.02232667450059">
            <text:p>1.0223266745</text:p>
          </table:table-cell>
          <table:table-cell table:formula="of:=[.R133]/MIN([.$N133:.$R133])" office:value-type="float" office:value="1.21151586368978">
            <text:p>1.211515863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1.12">
            <text:p>1.12</text:p>
          </table:table-cell>
          <table:table-cell office:value-type="float" office:value="1.11">
            <text:p>1.11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table:formula="of:=[.N134]/MIN([.$N134:.$R134])" office:value-type="float" office:value="1.00900900900901">
            <text:p>1.009009009</text:p>
          </table:table-cell>
          <table:table-cell table:formula="of:=[.O134]/MIN([.$N134:.$R134])" office:value-type="float" office:value="1.00900900900901">
            <text:p>1.009009009</text:p>
          </table:table-cell>
          <table:table-cell table:formula="of:=[.P134]/MIN([.$N134:.$R134])" office:value-type="float" office:value="1">
            <text:p>1</text:p>
          </table:table-cell>
          <table:table-cell table:formula="of:=[.Q134]/MIN([.$N134:.$R134])" office:value-type="float" office:value="1.00900900900901">
            <text:p>1.009009009</text:p>
          </table:table-cell>
          <table:table-cell table:formula="of:=[.R134]/MIN([.$N134:.$R134])" office:value-type="float" office:value="1.02702702702703">
            <text:p>1.02702702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5.7">
            <text:p>15.7</text:p>
          </table:table-cell>
          <table:table-cell office:value-type="float" office:value="16.07">
            <text:p>16.07</text:p>
          </table:table-cell>
          <table:table-cell office:value-type="float" office:value="15.88">
            <text:p>15.88</text:p>
          </table:table-cell>
          <table:table-cell office:value-type="float" office:value="16.03">
            <text:p>16.03</text:p>
          </table:table-cell>
          <table:table-cell office:value-type="float" office:value="22.8">
            <text:p>22.8</text:p>
          </table:table-cell>
          <table:table-cell table:formula="of:=[.N135]/MIN([.$N135:.$R135])" office:value-type="float" office:value="1">
            <text:p>1</text:p>
          </table:table-cell>
          <table:table-cell table:formula="of:=[.O135]/MIN([.$N135:.$R135])" office:value-type="float" office:value="1.02356687898089">
            <text:p>1.023566879</text:p>
          </table:table-cell>
          <table:table-cell table:formula="of:=[.P135]/MIN([.$N135:.$R135])" office:value-type="float" office:value="1.01146496815287">
            <text:p>1.0114649682</text:p>
          </table:table-cell>
          <table:table-cell table:formula="of:=[.Q135]/MIN([.$N135:.$R135])" office:value-type="float" office:value="1.02101910828025">
            <text:p>1.0210191083</text:p>
          </table:table-cell>
          <table:table-cell table:formula="of:=[.R135]/MIN([.$N135:.$R135])" office:value-type="float" office:value="1.45222929936306">
            <text:p>1.452229299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">
            <text:p>0.8</text:p>
          </table:table-cell>
          <table:table-cell table:formula="of:=[.N136]/MIN([.$N136:.$R136])" office:value-type="float" office:value="1.01282051282051">
            <text:p>1.0128205128</text:p>
          </table:table-cell>
          <table:table-cell table:formula="of:=[.O136]/MIN([.$N136:.$R136])" office:value-type="float" office:value="1.01282051282051">
            <text:p>1.0128205128</text:p>
          </table:table-cell>
          <table:table-cell table:formula="of:=[.P136]/MIN([.$N136:.$R136])" office:value-type="float" office:value="1">
            <text:p>1</text:p>
          </table:table-cell>
          <table:table-cell table:formula="of:=[.Q136]/MIN([.$N136:.$R136])" office:value-type="float" office:value="1.02564102564103">
            <text:p>1.0256410256</text:p>
          </table:table-cell>
          <table:table-cell table:formula="of:=[.R136]/MIN([.$N136:.$R136])" office:value-type="float" office:value="1.02564102564103">
            <text:p>1.025641025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1.03">
            <text:p>1.03</text:p>
          </table:table-cell>
          <table:table-cell office:value-type="float" office:value="1.08">
            <text:p>1.08</text:p>
          </table:table-cell>
          <table:table-cell table:formula="of:=[.N137]/MIN([.$N137:.$R137])" office:value-type="float" office:value="1">
            <text:p>1</text:p>
          </table:table-cell>
          <table:table-cell table:formula="of:=[.O137]/MIN([.$N137:.$R137])" office:value-type="float" office:value="1">
            <text:p>1</text:p>
          </table:table-cell>
          <table:table-cell table:formula="of:=[.P137]/MIN([.$N137:.$R137])" office:value-type="float" office:value="1">
            <text:p>1</text:p>
          </table:table-cell>
          <table:table-cell table:formula="of:=[.Q137]/MIN([.$N137:.$R137])" office:value-type="float" office:value="1">
            <text:p>1</text:p>
          </table:table-cell>
          <table:table-cell table:formula="of:=[.R137]/MIN([.$N137:.$R137])" office:value-type="float" office:value="1.04854368932039">
            <text:p>1.048543689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8.98">
            <text:p>18.98</text:p>
          </table:table-cell>
          <table:table-cell office:value-type="float" office:value="19.7">
            <text:p>19.7</text:p>
          </table:table-cell>
          <table:table-cell office:value-type="float" office:value="19.17">
            <text:p>19.17</text:p>
          </table:table-cell>
          <table:table-cell office:value-type="float" office:value="19.66">
            <text:p>19.66</text:p>
          </table:table-cell>
          <table:table-cell office:value-type="float" office:value="23.56">
            <text:p>23.56</text:p>
          </table:table-cell>
          <table:table-cell table:formula="of:=[.N138]/MIN([.$N138:.$R138])" office:value-type="float" office:value="1">
            <text:p>1</text:p>
          </table:table-cell>
          <table:table-cell table:formula="of:=[.O138]/MIN([.$N138:.$R138])" office:value-type="float" office:value="1.03793466807165">
            <text:p>1.0379346681</text:p>
          </table:table-cell>
          <table:table-cell table:formula="of:=[.P138]/MIN([.$N138:.$R138])" office:value-type="float" office:value="1.0100105374078">
            <text:p>1.0100105374</text:p>
          </table:table-cell>
          <table:table-cell table:formula="of:=[.Q138]/MIN([.$N138:.$R138])" office:value-type="float" office:value="1.03582718651212">
            <text:p>1.0358271865</text:p>
          </table:table-cell>
          <table:table-cell table:formula="of:=[.R138]/MIN([.$N138:.$R138])" office:value-type="float" office:value="1.24130663856691">
            <text:p>1.241306638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1.15">
            <text:p>1.15</text:p>
          </table:table-cell>
          <table:table-cell office:value-type="float" office:value="1.14">
            <text:p>1.14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table:formula="of:=[.N139]/MIN([.$N139:.$R139])" office:value-type="float" office:value="1.00877192982456">
            <text:p>1.0087719298</text:p>
          </table:table-cell>
          <table:table-cell table:formula="of:=[.O139]/MIN([.$N139:.$R139])" office:value-type="float" office:value="1.00877192982456">
            <text:p>1.0087719298</text:p>
          </table:table-cell>
          <table:table-cell table:formula="of:=[.P139]/MIN([.$N139:.$R139])" office:value-type="float" office:value="1">
            <text:p>1</text:p>
          </table:table-cell>
          <table:table-cell table:formula="of:=[.Q139]/MIN([.$N139:.$R139])" office:value-type="float" office:value="1.00877192982456">
            <text:p>1.0087719298</text:p>
          </table:table-cell>
          <table:table-cell table:formula="of:=[.R139]/MIN([.$N139:.$R139])" office:value-type="float" office:value="1.05263157894737">
            <text:p>1.052631578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.06">
            <text:p>26.06</text:p>
          </table:table-cell>
          <table:table-cell office:value-type="float" office:value="26.76">
            <text:p>26.76</text:p>
          </table:table-cell>
          <table:table-cell office:value-type="float" office:value="26.02">
            <text:p>26.02</text:p>
          </table:table-cell>
          <table:table-cell office:value-type="float" office:value="26.84">
            <text:p>26.84</text:p>
          </table:table-cell>
          <table:table-cell office:value-type="float" office:value="34.53">
            <text:p>34.53</text:p>
          </table:table-cell>
          <table:table-cell table:formula="of:=[.N140]/MIN([.$N140:.$R140])" office:value-type="float" office:value="1.00153727901614">
            <text:p>1.001537279</text:p>
          </table:table-cell>
          <table:table-cell table:formula="of:=[.O140]/MIN([.$N140:.$R140])" office:value-type="float" office:value="1.02843966179862">
            <text:p>1.0284396618</text:p>
          </table:table-cell>
          <table:table-cell table:formula="of:=[.P140]/MIN([.$N140:.$R140])" office:value-type="float" office:value="1">
            <text:p>1</text:p>
          </table:table-cell>
          <table:table-cell table:formula="of:=[.Q140]/MIN([.$N140:.$R140])" office:value-type="float" office:value="1.0315142198309">
            <text:p>1.0315142198</text:p>
          </table:table-cell>
          <table:table-cell table:formula="of:=[.R140]/MIN([.$N140:.$R140])" office:value-type="float" office:value="1.32705611068409">
            <text:p>1.327056110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45">
            <text:p>0.45</text:p>
          </table:table-cell>
          <table:table-cell office:value-type="float" office:value="0.44">
            <text:p>0.44</text:p>
          </table:table-cell>
          <table:table-cell office:value-type="float" office:value="0.46">
            <text:p>0.46</text:p>
          </table:table-cell>
          <table:table-cell table:formula="of:=[.N141]/MIN([.$N141:.$R141])" office:value-type="float" office:value="1.02272727272727">
            <text:p>1.0227272727</text:p>
          </table:table-cell>
          <table:table-cell table:formula="of:=[.O141]/MIN([.$N141:.$R141])" office:value-type="float" office:value="1.02272727272727">
            <text:p>1.0227272727</text:p>
          </table:table-cell>
          <table:table-cell table:formula="of:=[.P141]/MIN([.$N141:.$R141])" office:value-type="float" office:value="1.02272727272727">
            <text:p>1.0227272727</text:p>
          </table:table-cell>
          <table:table-cell table:formula="of:=[.Q141]/MIN([.$N141:.$R141])" office:value-type="float" office:value="1">
            <text:p>1</text:p>
          </table:table-cell>
          <table:table-cell table:formula="of:=[.R141]/MIN([.$N141:.$R141])" office:value-type="float" office:value="1.04545454545455">
            <text:p>1.045454545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  <table:table-cell table:formula="of:=[.N142]/MIN([.$N142:.$R142])" office:value-type="float" office:value="1">
            <text:p>1</text:p>
          </table:table-cell>
          <table:table-cell table:formula="of:=[.O142]/MIN([.$N142:.$R142])" office:value-type="float" office:value="1.01234567901235">
            <text:p>1.012345679</text:p>
          </table:table-cell>
          <table:table-cell table:formula="of:=[.P142]/MIN([.$N142:.$R142])" office:value-type="float" office:value="1">
            <text:p>1</text:p>
          </table:table-cell>
          <table:table-cell table:formula="of:=[.Q142]/MIN([.$N142:.$R142])" office:value-type="float" office:value="1.01234567901235">
            <text:p>1.012345679</text:p>
          </table:table-cell>
          <table:table-cell table:formula="of:=[.R142]/MIN([.$N142:.$R142])" office:value-type="float" office:value="1.11111111111111">
            <text:p>1.111111111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8.11">
            <text:p>38.11</text:p>
          </table:table-cell>
          <table:table-cell office:value-type="float" office:value="40.81">
            <text:p>40.81</text:p>
          </table:table-cell>
          <table:table-cell office:value-type="float" office:value="38.22">
            <text:p>38.22</text:p>
          </table:table-cell>
          <table:table-cell office:value-type="float" office:value="40.17">
            <text:p>40.17</text:p>
          </table:table-cell>
          <table:table-cell office:value-type="float" office:value="53.64">
            <text:p>53.64</text:p>
          </table:table-cell>
          <table:table-cell table:formula="of:=[.N143]/MIN([.$N143:.$R143])" office:value-type="float" office:value="1">
            <text:p>1</text:p>
          </table:table-cell>
          <table:table-cell table:formula="of:=[.O143]/MIN([.$N143:.$R143])" office:value-type="float" office:value="1.0708475465757">
            <text:p>1.0708475466</text:p>
          </table:table-cell>
          <table:table-cell table:formula="of:=[.P143]/MIN([.$N143:.$R143])" office:value-type="float" office:value="1.00288638152716">
            <text:p>1.0028863815</text:p>
          </table:table-cell>
          <table:table-cell table:formula="of:=[.Q143]/MIN([.$N143:.$R143])" office:value-type="float" office:value="1.05405405405405">
            <text:p>1.0540540541</text:p>
          </table:table-cell>
          <table:table-cell table:formula="of:=[.R143]/MIN([.$N143:.$R143])" office:value-type="float" office:value="1.40750459197061">
            <text:p>1.40750459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table:formula="of:=[.N144]/MIN([.$N144:.$R144])" office:value-type="float" office:value="1">
            <text:p>1</text:p>
          </table:table-cell>
          <table:table-cell table:formula="of:=[.O144]/MIN([.$N144:.$R144])" office:value-type="float" office:value="1.0253164556962">
            <text:p>1.0253164557</text:p>
          </table:table-cell>
          <table:table-cell table:formula="of:=[.P144]/MIN([.$N144:.$R144])" office:value-type="float" office:value="1">
            <text:p>1</text:p>
          </table:table-cell>
          <table:table-cell table:formula="of:=[.Q144]/MIN([.$N144:.$R144])" office:value-type="float" office:value="1.0126582278481">
            <text:p>1.0126582278</text:p>
          </table:table-cell>
          <table:table-cell table:formula="of:=[.R144]/MIN([.$N144:.$R144])" office:value-type="float" office:value="1.12658227848101">
            <text:p>1.126582278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71.6">
            <text:p>71.6</text:p>
          </table:table-cell>
          <table:table-cell office:value-type="float" office:value="81.13">
            <text:p>81.13</text:p>
          </table:table-cell>
          <table:table-cell office:value-type="float" office:value="71.27">
            <text:p>71.27</text:p>
          </table:table-cell>
          <table:table-cell office:value-type="float" office:value="80.68">
            <text:p>80.68</text:p>
          </table:table-cell>
          <table:table-cell office:value-type="float" office:value="149.64">
            <text:p>149.64</text:p>
          </table:table-cell>
          <table:table-cell table:formula="of:=[.N145]/MIN([.$N145:.$R145])" office:value-type="float" office:value="1.00463027921987">
            <text:p>1.0046302792</text:p>
          </table:table-cell>
          <table:table-cell table:formula="of:=[.O145]/MIN([.$N145:.$R145])" office:value-type="float" office:value="1.13834713063">
            <text:p>1.1383471306</text:p>
          </table:table-cell>
          <table:table-cell table:formula="of:=[.P145]/MIN([.$N145:.$R145])" office:value-type="float" office:value="1">
            <text:p>1</text:p>
          </table:table-cell>
          <table:table-cell table:formula="of:=[.Q145]/MIN([.$N145:.$R145])" office:value-type="float" office:value="1.132033113512">
            <text:p>1.1320331135</text:p>
          </table:table-cell>
          <table:table-cell table:formula="of:=[.R145]/MIN([.$N145:.$R145])" office:value-type="float" office:value="2.09962115897292">
            <text:p>2.09962115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.81">
            <text:p>1.81</text:p>
          </table:table-cell>
          <table:table-cell table:number-columns-repeated="2" office:value-type="float" office:value="1.82">
            <text:p>1.82</text:p>
          </table:table-cell>
          <table:table-cell office:value-type="float" office:value="1.81">
            <text:p>1.81</text:p>
          </table:table-cell>
          <table:table-cell table:formula="of:=[.N146]/MIN([.$N146:.$R146])" office:value-type="float" office:value="1.02209944751381">
            <text:p>1.0220994475</text:p>
          </table:table-cell>
          <table:table-cell table:formula="of:=[.O146]/MIN([.$N146:.$R146])" office:value-type="float" office:value="1">
            <text:p>1</text:p>
          </table:table-cell>
          <table:table-cell table:formula="of:=[.P146]/MIN([.$N146:.$R146])" office:value-type="float" office:value="1.00552486187845">
            <text:p>1.0055248619</text:p>
          </table:table-cell>
          <table:table-cell table:formula="of:=[.Q146]/MIN([.$N146:.$R146])" office:value-type="float" office:value="1.00552486187845">
            <text:p>1.0055248619</text:p>
          </table:table-cell>
          <table:table-cell table:formula="of:=[.R146]/MIN([.$N146:.$R14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02">
            <text:p>2.02</text:p>
          </table:table-cell>
          <table:table-cell office:value-type="float" office:value="2.01">
            <text:p>2.01</text:p>
          </table:table-cell>
          <table:table-cell office:value-type="float" office:value="2">
            <text:p>2</text:p>
          </table:table-cell>
          <table:table-cell office:value-type="float" office:value="2.03">
            <text:p>2.03</text:p>
          </table:table-cell>
          <table:table-cell office:value-type="float" office:value="2.14">
            <text:p>2.14</text:p>
          </table:table-cell>
          <table:table-cell table:formula="of:=[.N147]/MIN([.$N147:.$R147])" office:value-type="float" office:value="1.01">
            <text:p>1.01</text:p>
          </table:table-cell>
          <table:table-cell table:formula="of:=[.O147]/MIN([.$N147:.$R147])" office:value-type="float" office:value="1.005">
            <text:p>1.005</text:p>
          </table:table-cell>
          <table:table-cell table:formula="of:=[.P147]/MIN([.$N147:.$R147])" office:value-type="float" office:value="1">
            <text:p>1</text:p>
          </table:table-cell>
          <table:table-cell table:formula="of:=[.Q147]/MIN([.$N147:.$R147])" office:value-type="float" office:value="1.015">
            <text:p>1.015</text:p>
          </table:table-cell>
          <table:table-cell table:formula="of:=[.R147]/MIN([.$N147:.$R147])" office:value-type="float" office:value="1.07">
            <text:p>1.0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06.5">
            <text:p>206.5</text:p>
          </table:table-cell>
          <table:table-cell office:value-type="float" office:value="221.65">
            <text:p>221.65</text:p>
          </table:table-cell>
          <table:table-cell office:value-type="float" office:value="206.87">
            <text:p>206.87</text:p>
          </table:table-cell>
          <table:table-cell office:value-type="float" office:value="217.64">
            <text:p>217.64</text:p>
          </table:table-cell>
          <table:table-cell office:value-type="float" office:value="328.35">
            <text:p>328.35</text:p>
          </table:table-cell>
          <table:table-cell table:formula="of:=[.N148]/MIN([.$N148:.$R148])" office:value-type="float" office:value="1">
            <text:p>1</text:p>
          </table:table-cell>
          <table:table-cell table:formula="of:=[.O148]/MIN([.$N148:.$R148])" office:value-type="float" office:value="1.07336561743341">
            <text:p>1.0733656174</text:p>
          </table:table-cell>
          <table:table-cell table:formula="of:=[.P148]/MIN([.$N148:.$R148])" office:value-type="float" office:value="1.00179176755448">
            <text:p>1.0017917676</text:p>
          </table:table-cell>
          <table:table-cell table:formula="of:=[.Q148]/MIN([.$N148:.$R148])" office:value-type="float" office:value="1.05394673123487">
            <text:p>1.0539467312</text:p>
          </table:table-cell>
          <table:table-cell table:formula="of:=[.R148]/MIN([.$N148:.$R148])" office:value-type="float" office:value="1.59007263922518">
            <text:p>1.590072639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08">
            <text:p>2.08</text:p>
          </table:table-cell>
          <table:table-cell office:value-type="float" office:value="2.11">
            <text:p>2.11</text:p>
          </table:table-cell>
          <table:table-cell office:value-type="float" office:value="2.1">
            <text:p>2.1</text:p>
          </table:table-cell>
          <table:table-cell office:value-type="float" office:value="2.11">
            <text:p>2.11</text:p>
          </table:table-cell>
          <table:table-cell office:value-type="float" office:value="2.23">
            <text:p>2.23</text:p>
          </table:table-cell>
          <table:table-cell table:formula="of:=[.N149]/MIN([.$N149:.$R149])" office:value-type="float" office:value="1">
            <text:p>1</text:p>
          </table:table-cell>
          <table:table-cell table:formula="of:=[.O149]/MIN([.$N149:.$R149])" office:value-type="float" office:value="1.01442307692308">
            <text:p>1.0144230769</text:p>
          </table:table-cell>
          <table:table-cell table:formula="of:=[.P149]/MIN([.$N149:.$R149])" office:value-type="float" office:value="1.00961538461538">
            <text:p>1.0096153846</text:p>
          </table:table-cell>
          <table:table-cell table:formula="of:=[.Q149]/MIN([.$N149:.$R149])" office:value-type="float" office:value="1.01442307692308">
            <text:p>1.0144230769</text:p>
          </table:table-cell>
          <table:table-cell table:formula="of:=[.R149]/MIN([.$N149:.$R149])" office:value-type="float" office:value="1.07211538461538">
            <text:p>1.072115384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80.3">
            <text:p>180.3</text:p>
          </table:table-cell>
          <table:table-cell office:value-type="float" office:value="194.51">
            <text:p>194.51</text:p>
          </table:table-cell>
          <table:table-cell office:value-type="float" office:value="178.84">
            <text:p>178.84</text:p>
          </table:table-cell>
          <table:table-cell office:value-type="float" office:value="205.91">
            <text:p>205.91</text:p>
          </table:table-cell>
          <table:table-cell office:value-type="float" office:value="300.84">
            <text:p>300.84</text:p>
          </table:table-cell>
          <table:table-cell table:formula="of:=[.N150]/MIN([.$N150:.$R150])" office:value-type="float" office:value="1.00816372176247">
            <text:p>1.0081637218</text:p>
          </table:table-cell>
          <table:table-cell table:formula="of:=[.O150]/MIN([.$N150:.$R150])" office:value-type="float" office:value="1.08762021919034">
            <text:p>1.0876202192</text:p>
          </table:table-cell>
          <table:table-cell table:formula="of:=[.P150]/MIN([.$N150:.$R150])" office:value-type="float" office:value="1">
            <text:p>1</text:p>
          </table:table-cell>
          <table:table-cell table:formula="of:=[.Q150]/MIN([.$N150:.$R150])" office:value-type="float" office:value="1.15136434802058">
            <text:p>1.151364348</text:p>
          </table:table-cell>
          <table:table-cell table:formula="of:=[.R150]/MIN([.$N150:.$R150])" office:value-type="float" office:value="1.68217401028853">
            <text:p>1.682174010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f:=[.N151]/MIN([.$N151:.$R151])" office:value-type="float" office:value="1.33333333333333">
            <text:p>1.3333333333</text:p>
          </table:table-cell>
          <table:table-cell table:formula="of:=[.O151]/MIN([.$N151:.$R151])" office:value-type="float" office:value="1">
            <text:p>1</text:p>
          </table:table-cell>
          <table:table-cell table:formula="of:=[.P151]/MIN([.$N151:.$R151])" office:value-type="float" office:value="1.33333333333333">
            <text:p>1.3333333333</text:p>
          </table:table-cell>
          <table:table-cell table:formula="of:=[.Q151]/MIN([.$N151:.$R151])" office:value-type="float" office:value="1">
            <text:p>1</text:p>
          </table:table-cell>
          <table:table-cell table:formula="of:=[.R151]/MIN([.$N151:.$R151])" office:value-type="float" office:value="1.33333333333333">
            <text:p>1.33333333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94">
            <text:p>4.94</text:p>
          </table:table-cell>
          <table:table-cell office:value-type="float" office:value="5.1">
            <text:p>5.1</text:p>
          </table:table-cell>
          <table:table-cell office:value-type="float" office:value="4.92">
            <text:p>4.92</text:p>
          </table:table-cell>
          <table:table-cell office:value-type="float" office:value="5.06">
            <text:p>5.06</text:p>
          </table:table-cell>
          <table:table-cell office:value-type="float" office:value="5.67">
            <text:p>5.67</text:p>
          </table:table-cell>
          <table:table-cell table:formula="of:=[.N152]/MIN([.$N152:.$R152])" office:value-type="float" office:value="1.00406504065041">
            <text:p>1.0040650407</text:p>
          </table:table-cell>
          <table:table-cell table:formula="of:=[.O152]/MIN([.$N152:.$R152])" office:value-type="float" office:value="1.03658536585366">
            <text:p>1.0365853659</text:p>
          </table:table-cell>
          <table:table-cell table:formula="of:=[.P152]/MIN([.$N152:.$R152])" office:value-type="float" office:value="1">
            <text:p>1</text:p>
          </table:table-cell>
          <table:table-cell table:formula="of:=[.Q152]/MIN([.$N152:.$R152])" office:value-type="float" office:value="1.02845528455285">
            <text:p>1.0284552846</text:p>
          </table:table-cell>
          <table:table-cell table:formula="of:=[.R152]/MIN([.$N152:.$R152])" office:value-type="float" office:value="1.15243902439024">
            <text:p>1.152439024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2.41">
            <text:p>22.41</text:p>
          </table:table-cell>
          <table:table-cell office:value-type="float" office:value="22.67">
            <text:p>22.67</text:p>
          </table:table-cell>
          <table:table-cell office:value-type="float" office:value="22.73">
            <text:p>22.73</text:p>
          </table:table-cell>
          <table:table-cell office:value-type="float" office:value="23.54">
            <text:p>23.54</text:p>
          </table:table-cell>
          <table:table-cell office:value-type="float" office:value="29.71">
            <text:p>29.71</text:p>
          </table:table-cell>
          <table:table-cell table:formula="of:=[.N153]/MIN([.$N153:.$R153])" office:value-type="float" office:value="1">
            <text:p>1</text:p>
          </table:table-cell>
          <table:table-cell table:formula="of:=[.O153]/MIN([.$N153:.$R153])" office:value-type="float" office:value="1.01160196340919">
            <text:p>1.0116019634</text:p>
          </table:table-cell>
          <table:table-cell table:formula="of:=[.P153]/MIN([.$N153:.$R153])" office:value-type="float" office:value="1.01427933958054">
            <text:p>1.0142793396</text:p>
          </table:table-cell>
          <table:table-cell table:formula="of:=[.Q153]/MIN([.$N153:.$R153])" office:value-type="float" office:value="1.0504239178938">
            <text:p>1.0504239179</text:p>
          </table:table-cell>
          <table:table-cell table:formula="of:=[.R153]/MIN([.$N153:.$R153])" office:value-type="float" office:value="1.32574743418117">
            <text:p>1.325747434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9">
            <text:p>4.9</text:p>
          </table:table-cell>
          <table:table-cell office:value-type="float" office:value="5.1">
            <text:p>5.1</text:p>
          </table:table-cell>
          <table:table-cell office:value-type="float" office:value="4.95">
            <text:p>4.95</text:p>
          </table:table-cell>
          <table:table-cell office:value-type="float" office:value="5.13">
            <text:p>5.13</text:p>
          </table:table-cell>
          <table:table-cell office:value-type="float" office:value="5.7">
            <text:p>5.7</text:p>
          </table:table-cell>
          <table:table-cell table:formula="of:=[.N154]/MIN([.$N154:.$R154])" office:value-type="float" office:value="1">
            <text:p>1</text:p>
          </table:table-cell>
          <table:table-cell table:formula="of:=[.O154]/MIN([.$N154:.$R154])" office:value-type="float" office:value="1.04081632653061">
            <text:p>1.0408163265</text:p>
          </table:table-cell>
          <table:table-cell table:formula="of:=[.P154]/MIN([.$N154:.$R154])" office:value-type="float" office:value="1.01020408163265">
            <text:p>1.0102040816</text:p>
          </table:table-cell>
          <table:table-cell table:formula="of:=[.Q154]/MIN([.$N154:.$R154])" office:value-type="float" office:value="1.0469387755102">
            <text:p>1.0469387755</text:p>
          </table:table-cell>
          <table:table-cell table:formula="of:=[.R154]/MIN([.$N154:.$R154])" office:value-type="float" office:value="1.16326530612245">
            <text:p>1.163265306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8.69">
            <text:p>38.69</text:p>
          </table:table-cell>
          <table:table-cell office:value-type="float" office:value="38.74">
            <text:p>38.74</text:p>
          </table:table-cell>
          <table:table-cell office:value-type="float" office:value="37.67">
            <text:p>37.67</text:p>
          </table:table-cell>
          <table:table-cell office:value-type="float" office:value="38.54">
            <text:p>38.54</text:p>
          </table:table-cell>
          <table:table-cell office:value-type="float" office:value="57.4">
            <text:p>57.4</text:p>
          </table:table-cell>
          <table:table-cell table:formula="of:=[.N155]/MIN([.$N155:.$R155])" office:value-type="float" office:value="1.0270772498009">
            <text:p>1.0270772498</text:p>
          </table:table-cell>
          <table:table-cell table:formula="of:=[.O155]/MIN([.$N155:.$R155])" office:value-type="float" office:value="1.02840456596761">
            <text:p>1.028404566</text:p>
          </table:table-cell>
          <table:table-cell table:formula="of:=[.P155]/MIN([.$N155:.$R155])" office:value-type="float" office:value="1">
            <text:p>1</text:p>
          </table:table-cell>
          <table:table-cell table:formula="of:=[.Q155]/MIN([.$N155:.$R155])" office:value-type="float" office:value="1.02309530130077">
            <text:p>1.0230953013</text:p>
          </table:table-cell>
          <table:table-cell table:formula="of:=[.R155]/MIN([.$N155:.$R155])" office:value-type="float" office:value="1.52375895938413">
            <text:p>1.523758959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72">
            <text:p>3.72</text:p>
          </table:table-cell>
          <table:table-cell office:value-type="float" office:value="3.75">
            <text:p>3.75</text:p>
          </table:table-cell>
          <table:table-cell office:value-type="float" office:value="3.72">
            <text:p>3.72</text:p>
          </table:table-cell>
          <table:table-cell office:value-type="float" office:value="3.84">
            <text:p>3.84</text:p>
          </table:table-cell>
          <table:table-cell office:value-type="float" office:value="3.85">
            <text:p>3.85</text:p>
          </table:table-cell>
          <table:table-cell table:formula="of:=[.N156]/MIN([.$N156:.$R156])" office:value-type="float" office:value="1">
            <text:p>1</text:p>
          </table:table-cell>
          <table:table-cell table:formula="of:=[.O156]/MIN([.$N156:.$R156])" office:value-type="float" office:value="1.00806451612903">
            <text:p>1.0080645161</text:p>
          </table:table-cell>
          <table:table-cell table:formula="of:=[.P156]/MIN([.$N156:.$R156])" office:value-type="float" office:value="1">
            <text:p>1</text:p>
          </table:table-cell>
          <table:table-cell table:formula="of:=[.Q156]/MIN([.$N156:.$R156])" office:value-type="float" office:value="1.03225806451613">
            <text:p>1.0322580645</text:p>
          </table:table-cell>
          <table:table-cell table:formula="of:=[.R156]/MIN([.$N156:.$R156])" office:value-type="float" office:value="1.03494623655914">
            <text:p>1.034946236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3"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157]/MIN([.$N157:.$R157])" office:value-type="float" office:value="1.07142857142857">
            <text:p>1.0714285714</text:p>
          </table:table-cell>
          <table:table-cell table:formula="of:=[.O157]/MIN([.$N157:.$R157])" office:value-type="float" office:value="1.07142857142857">
            <text:p>1.0714285714</text:p>
          </table:table-cell>
          <table:table-cell table:formula="of:=[.P157]/MIN([.$N157:.$R157])" office:value-type="float" office:value="1.07142857142857">
            <text:p>1.0714285714</text:p>
          </table:table-cell>
          <table:table-cell table:formula="of:=[.Q157]/MIN([.$N157:.$R157])" office:value-type="float" office:value="1">
            <text:p>1</text:p>
          </table:table-cell>
          <table:table-cell table:formula="of:=[.R157]/MIN([.$N157:.$R157])" office:value-type="float" office:value="1.07142857142857">
            <text:p>1.07142857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1.76">
            <text:p>11.76</text:p>
          </table:table-cell>
          <table:table-cell office:value-type="float" office:value="12.12">
            <text:p>12.12</text:p>
          </table:table-cell>
          <table:table-cell office:value-type="float" office:value="11.79">
            <text:p>11.79</text:p>
          </table:table-cell>
          <table:table-cell office:value-type="float" office:value="12.11">
            <text:p>12.11</text:p>
          </table:table-cell>
          <table:table-cell office:value-type="float" office:value="13.13">
            <text:p>13.13</text:p>
          </table:table-cell>
          <table:table-cell table:formula="of:=[.N158]/MIN([.$N158:.$R158])" office:value-type="float" office:value="1">
            <text:p>1</text:p>
          </table:table-cell>
          <table:table-cell table:formula="of:=[.O158]/MIN([.$N158:.$R158])" office:value-type="float" office:value="1.03061224489796">
            <text:p>1.0306122449</text:p>
          </table:table-cell>
          <table:table-cell table:formula="of:=[.P158]/MIN([.$N158:.$R158])" office:value-type="float" office:value="1.00255102040816">
            <text:p>1.0025510204</text:p>
          </table:table-cell>
          <table:table-cell table:formula="of:=[.Q158]/MIN([.$N158:.$R158])" office:value-type="float" office:value="1.0297619047619">
            <text:p>1.0297619048</text:p>
          </table:table-cell>
          <table:table-cell table:formula="of:=[.R158]/MIN([.$N158:.$R158])" office:value-type="float" office:value="1.11649659863946">
            <text:p>1.116496598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159]/MIN([.$N159:.$R159])" office:value-type="float" office:value="1">
            <text:p>1</text:p>
          </table:table-cell>
          <table:table-cell table:formula="of:=[.O159]/MIN([.$N159:.$R159])" office:value-type="float" office:value="1.28571428571429">
            <text:p>1.2857142857</text:p>
          </table:table-cell>
          <table:table-cell table:formula="of:=[.P159]/MIN([.$N159:.$R159])" office:value-type="float" office:value="1">
            <text:p>1</text:p>
          </table:table-cell>
          <table:table-cell table:formula="of:=[.Q159]/MIN([.$N159:.$R159])" office:value-type="float" office:value="1">
            <text:p>1</text:p>
          </table:table-cell>
          <table:table-cell table:formula="of:=[.R159]/MIN([.$N159:.$R159])" office:value-type="float" office:value="1.07142857142857">
            <text:p>1.07142857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9.49">
            <text:p>9.49</text:p>
          </table:table-cell>
          <table:table-cell office:value-type="float" office:value="9.74">
            <text:p>9.74</text:p>
          </table:table-cell>
          <table:table-cell office:value-type="float" office:value="9.51">
            <text:p>9.51</text:p>
          </table:table-cell>
          <table:table-cell office:value-type="float" office:value="9.75">
            <text:p>9.75</text:p>
          </table:table-cell>
          <table:table-cell office:value-type="float" office:value="11.26">
            <text:p>11.26</text:p>
          </table:table-cell>
          <table:table-cell table:formula="of:=[.N160]/MIN([.$N160:.$R160])" office:value-type="float" office:value="1">
            <text:p>1</text:p>
          </table:table-cell>
          <table:table-cell table:formula="of:=[.O160]/MIN([.$N160:.$R160])" office:value-type="float" office:value="1.0263435194942">
            <text:p>1.0263435195</text:p>
          </table:table-cell>
          <table:table-cell table:formula="of:=[.P160]/MIN([.$N160:.$R160])" office:value-type="float" office:value="1.00210748155954">
            <text:p>1.0021074816</text:p>
          </table:table-cell>
          <table:table-cell table:formula="of:=[.Q160]/MIN([.$N160:.$R160])" office:value-type="float" office:value="1.02739726027397">
            <text:p>1.0273972603</text:p>
          </table:table-cell>
          <table:table-cell table:formula="of:=[.R160]/MIN([.$N160:.$R160])" office:value-type="float" office:value="1.18651211801897">
            <text:p>1.18651211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2" office:value-type="float" office:value="0.03">
            <text:p>0.03</text:p>
          </table:table-cell>
          <table:table-cell table:number-columns-repeated="3" office:value-type="float" office:value="0.02">
            <text:p>0.02</text:p>
          </table:table-cell>
          <table:table-cell table:formula="of:=[.N161]/MIN([.$N161:.$R161])" office:value-type="float" office:value="1.5">
            <text:p>1.5</text:p>
          </table:table-cell>
          <table:table-cell table:formula="of:=[.O161]/MIN([.$N161:.$R161])" office:value-type="float" office:value="1.5">
            <text:p>1.5</text:p>
          </table:table-cell>
          <table:table-cell table:formula="of:=[.P161]/MIN([.$N161:.$R161])" office:value-type="float" office:value="1">
            <text:p>1</text:p>
          </table:table-cell>
          <table:table-cell table:formula="of:=[.Q161]/MIN([.$N161:.$R161])" office:value-type="float" office:value="1">
            <text:p>1</text:p>
          </table:table-cell>
          <table:table-cell table:formula="of:=[.R161]/MIN([.$N161:.$R16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162]/MIN([.$N162:.$R162])" office:value-type="float" office:value="1.07142857142857">
            <text:p>1.0714285714</text:p>
          </table:table-cell>
          <table:table-cell table:formula="of:=[.O162]/MIN([.$N162:.$R162])" office:value-type="float" office:value="1">
            <text:p>1</text:p>
          </table:table-cell>
          <table:table-cell table:formula="of:=[.P162]/MIN([.$N162:.$R162])" office:value-type="float" office:value="1">
            <text:p>1</text:p>
          </table:table-cell>
          <table:table-cell table:formula="of:=[.Q162]/MIN([.$N162:.$R162])" office:value-type="float" office:value="1">
            <text:p>1</text:p>
          </table:table-cell>
          <table:table-cell table:formula="of:=[.R162]/MIN([.$N162:.$R162])" office:value-type="float" office:value="1.07142857142857">
            <text:p>1.07142857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55.23">
            <text:p>55.23</text:p>
          </table:table-cell>
          <table:table-cell office:value-type="float" office:value="58.32">
            <text:p>58.32</text:p>
          </table:table-cell>
          <table:table-cell office:value-type="float" office:value="55.3">
            <text:p>55.3</text:p>
          </table:table-cell>
          <table:table-cell office:value-type="float" office:value="58.26">
            <text:p>58.26</text:p>
          </table:table-cell>
          <table:table-cell office:value-type="float" office:value="73.64">
            <text:p>73.64</text:p>
          </table:table-cell>
          <table:table-cell table:formula="of:=[.N163]/MIN([.$N163:.$R163])" office:value-type="float" office:value="1">
            <text:p>1</text:p>
          </table:table-cell>
          <table:table-cell table:formula="of:=[.O163]/MIN([.$N163:.$R163])" office:value-type="float" office:value="1.05594785442694">
            <text:p>1.0559478544</text:p>
          </table:table-cell>
          <table:table-cell table:formula="of:=[.P163]/MIN([.$N163:.$R163])" office:value-type="float" office:value="1.00126742712294">
            <text:p>1.0012674271</text:p>
          </table:table-cell>
          <table:table-cell table:formula="of:=[.Q163]/MIN([.$N163:.$R163])" office:value-type="float" office:value="1.05486148832156">
            <text:p>1.0548614883</text:p>
          </table:table-cell>
          <table:table-cell table:formula="of:=[.R163]/MIN([.$N163:.$R163])" office:value-type="float" office:value="1.33333333333333">
            <text:p>1.33333333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[.N164]/MIN([.$N164:.$R164])" office:value-type="float" office:value="1.07692307692308">
            <text:p>1.0769230769</text:p>
          </table:table-cell>
          <table:table-cell table:formula="of:=[.O164]/MIN([.$N164:.$R164])" office:value-type="float" office:value="1">
            <text:p>1</text:p>
          </table:table-cell>
          <table:table-cell table:formula="of:=[.P164]/MIN([.$N164:.$R164])" office:value-type="float" office:value="1">
            <text:p>1</text:p>
          </table:table-cell>
          <table:table-cell table:formula="of:=[.Q164]/MIN([.$N164:.$R164])" office:value-type="float" office:value="1">
            <text:p>1</text:p>
          </table:table-cell>
          <table:table-cell table:formula="of:=[.R164]/MIN([.$N164:.$R164])" office:value-type="float" office:value="1.07692307692308">
            <text:p>1.076923076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36.33">
            <text:p>36.33</text:p>
          </table:table-cell>
          <table:table-cell office:value-type="float" office:value="38.45">
            <text:p>38.45</text:p>
          </table:table-cell>
          <table:table-cell office:value-type="float" office:value="36.17">
            <text:p>36.17</text:p>
          </table:table-cell>
          <table:table-cell office:value-type="float" office:value="38.2">
            <text:p>38.2</text:p>
          </table:table-cell>
          <table:table-cell office:value-type="float" office:value="49.16">
            <text:p>49.16</text:p>
          </table:table-cell>
          <table:table-cell table:formula="of:=[.N165]/MIN([.$N165:.$R165])" office:value-type="float" office:value="1.00442355543268">
            <text:p>1.0044235554</text:p>
          </table:table-cell>
          <table:table-cell table:formula="of:=[.O165]/MIN([.$N165:.$R165])" office:value-type="float" office:value="1.06303566491568">
            <text:p>1.0630356649</text:p>
          </table:table-cell>
          <table:table-cell table:formula="of:=[.P165]/MIN([.$N165:.$R165])" office:value-type="float" office:value="1">
            <text:p>1</text:p>
          </table:table-cell>
          <table:table-cell table:formula="of:=[.Q165]/MIN([.$N165:.$R165])" office:value-type="float" office:value="1.05612385955212">
            <text:p>1.0561238596</text:p>
          </table:table-cell>
          <table:table-cell table:formula="of:=[.R165]/MIN([.$N165:.$R165])" office:value-type="float" office:value="1.35913740669063">
            <text:p>1.359137406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table:formula="of:=[.N166]/MIN([.$N166:.$R166])" office:value-type="float" office:value="1">
            <text:p>1</text:p>
          </table:table-cell>
          <table:table-cell table:formula="of:=[.O166]/MIN([.$N166:.$R166])" office:value-type="float" office:value="2">
            <text:p>2</text:p>
          </table:table-cell>
          <table:table-cell table:formula="of:=[.P166]/MIN([.$N166:.$R166])" office:value-type="float" office:value="1">
            <text:p>1</text:p>
          </table:table-cell>
          <table:table-cell table:formula="of:=[.Q166]/MIN([.$N166:.$R166])" office:value-type="float" office:value="1">
            <text:p>1</text:p>
          </table:table-cell>
          <table:table-cell table:formula="of:=[.R166]/MIN([.$N166:.$R16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1">
            <text:p>0.1</text:p>
          </table:table-cell>
          <table:table-cell table:formula="of:=[.N167]/MIN([.$N167:.$R167])" office:value-type="float" office:value="1">
            <text:p>1</text:p>
          </table:table-cell>
          <table:table-cell table:formula="of:=[.O167]/MIN([.$N167:.$R167])" office:value-type="float" office:value="1">
            <text:p>1</text:p>
          </table:table-cell>
          <table:table-cell table:formula="of:=[.P167]/MIN([.$N167:.$R167])" office:value-type="float" office:value="1.1">
            <text:p>1.1</text:p>
          </table:table-cell>
          <table:table-cell table:formula="of:=[.Q167]/MIN([.$N167:.$R167])" office:value-type="float" office:value="1">
            <text:p>1</text:p>
          </table:table-cell>
          <table:table-cell table:formula="of:=[.R167]/MIN([.$N167:.$R167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3.12">
            <text:p>23.12</text:p>
          </table:table-cell>
          <table:table-cell office:value-type="float" office:value="24.19">
            <text:p>24.19</text:p>
          </table:table-cell>
          <table:table-cell office:value-type="float" office:value="23.23">
            <text:p>23.23</text:p>
          </table:table-cell>
          <table:table-cell office:value-type="float" office:value="24.67">
            <text:p>24.67</text:p>
          </table:table-cell>
          <table:table-cell office:value-type="float" office:value="29.2">
            <text:p>29.2</text:p>
          </table:table-cell>
          <table:table-cell table:formula="of:=[.N168]/MIN([.$N168:.$R168])" office:value-type="float" office:value="1">
            <text:p>1</text:p>
          </table:table-cell>
          <table:table-cell table:formula="of:=[.O168]/MIN([.$N168:.$R168])" office:value-type="float" office:value="1.04628027681661">
            <text:p>1.0462802768</text:p>
          </table:table-cell>
          <table:table-cell table:formula="of:=[.P168]/MIN([.$N168:.$R168])" office:value-type="float" office:value="1.00475778546713">
            <text:p>1.0047577855</text:p>
          </table:table-cell>
          <table:table-cell table:formula="of:=[.Q168]/MIN([.$N168:.$R168])" office:value-type="float" office:value="1.06704152249135">
            <text:p>1.0670415225</text:p>
          </table:table-cell>
          <table:table-cell table:formula="of:=[.R168]/MIN([.$N168:.$R168])" office:value-type="float" office:value="1.26297577854671">
            <text:p>1.262975778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3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formula="of:=[.N169]/MIN([.$N169:.$R169])" office:value-type="float" office:value="1.22222222222222">
            <text:p>1.2222222222</text:p>
          </table:table-cell>
          <table:table-cell table:formula="of:=[.O169]/MIN([.$N169:.$R169])" office:value-type="float" office:value="1">
            <text:p>1</text:p>
          </table:table-cell>
          <table:table-cell table:formula="of:=[.P169]/MIN([.$N169:.$R169])" office:value-type="float" office:value="1">
            <text:p>1</text:p>
          </table:table-cell>
          <table:table-cell table:formula="of:=[.Q169]/MIN([.$N169:.$R169])" office:value-type="float" office:value="1">
            <text:p>1</text:p>
          </table:table-cell>
          <table:table-cell table:formula="of:=[.R169]/MIN([.$N169:.$R169])" office:value-type="float" office:value="1.11111111111111">
            <text:p>1.111111111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9.58">
            <text:p>19.58</text:p>
          </table:table-cell>
          <table:table-cell office:value-type="float" office:value="21.15">
            <text:p>21.15</text:p>
          </table:table-cell>
          <table:table-cell office:value-type="float" office:value="19.52">
            <text:p>19.52</text:p>
          </table:table-cell>
          <table:table-cell office:value-type="float" office:value="21.01">
            <text:p>21.01</text:p>
          </table:table-cell>
          <table:table-cell office:value-type="float" office:value="26.45">
            <text:p>26.45</text:p>
          </table:table-cell>
          <table:table-cell table:formula="of:=[.N170]/MIN([.$N170:.$R170])" office:value-type="float" office:value="1.0030737704918">
            <text:p>1.0030737705</text:p>
          </table:table-cell>
          <table:table-cell table:formula="of:=[.O170]/MIN([.$N170:.$R170])" office:value-type="float" office:value="1.08350409836066">
            <text:p>1.0835040984</text:p>
          </table:table-cell>
          <table:table-cell table:formula="of:=[.P170]/MIN([.$N170:.$R170])" office:value-type="float" office:value="1">
            <text:p>1</text:p>
          </table:table-cell>
          <table:table-cell table:formula="of:=[.Q170]/MIN([.$N170:.$R170])" office:value-type="float" office:value="1.07633196721311">
            <text:p>1.0763319672</text:p>
          </table:table-cell>
          <table:table-cell table:formula="of:=[.R170]/MIN([.$N170:.$R170])" office:value-type="float" office:value="1.35502049180328">
            <text:p>1.355020491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4">
            <text:p>0.04</text:p>
          </table:table-cell>
          <table:table-cell table:formula="of:=[.N171]/MIN([.$N171:.$R171])" office:value-type="float" office:value="1">
            <text:p>1</text:p>
          </table:table-cell>
          <table:table-cell table:formula="of:=[.O171]/MIN([.$N171:.$R171])" office:value-type="float" office:value="1">
            <text:p>1</text:p>
          </table:table-cell>
          <table:table-cell table:formula="of:=[.P171]/MIN([.$N171:.$R171])" office:value-type="float" office:value="1">
            <text:p>1</text:p>
          </table:table-cell>
          <table:table-cell table:formula="of:=[.Q171]/MIN([.$N171:.$R171])" office:value-type="float" office:value="1">
            <text:p>1</text:p>
          </table:table-cell>
          <table:table-cell table:formula="of:=[.R171]/MIN([.$N171:.$R17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4"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f:=[.N172]/MIN([.$N172:.$R172])" office:value-type="float" office:value="1">
            <text:p>1</text:p>
          </table:table-cell>
          <table:table-cell table:formula="of:=[.O172]/MIN([.$N172:.$R172])" office:value-type="float" office:value="1">
            <text:p>1</text:p>
          </table:table-cell>
          <table:table-cell table:formula="of:=[.P172]/MIN([.$N172:.$R172])" office:value-type="float" office:value="1">
            <text:p>1</text:p>
          </table:table-cell>
          <table:table-cell table:formula="of:=[.Q172]/MIN([.$N172:.$R172])" office:value-type="float" office:value="1">
            <text:p>1</text:p>
          </table:table-cell>
          <table:table-cell table:formula="of:=[.R172]/MIN([.$N172:.$R172])" office:value-type="float" office:value="1.2">
            <text:p>1.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6.59">
            <text:p>16.59</text:p>
          </table:table-cell>
          <table:table-cell office:value-type="float" office:value="17.33">
            <text:p>17.33</text:p>
          </table:table-cell>
          <table:table-cell office:value-type="float" office:value="16.52">
            <text:p>16.52</text:p>
          </table:table-cell>
          <table:table-cell office:value-type="float" office:value="17.2">
            <text:p>17.2</text:p>
          </table:table-cell>
          <table:table-cell office:value-type="float" office:value="20.31">
            <text:p>20.31</text:p>
          </table:table-cell>
          <table:table-cell table:formula="of:=[.N173]/MIN([.$N173:.$R173])" office:value-type="float" office:value="1.00423728813559">
            <text:p>1.0042372881</text:p>
          </table:table-cell>
          <table:table-cell table:formula="of:=[.O173]/MIN([.$N173:.$R173])" office:value-type="float" office:value="1.04903147699758">
            <text:p>1.049031477</text:p>
          </table:table-cell>
          <table:table-cell table:formula="of:=[.P173]/MIN([.$N173:.$R173])" office:value-type="float" office:value="1">
            <text:p>1</text:p>
          </table:table-cell>
          <table:table-cell table:formula="of:=[.Q173]/MIN([.$N173:.$R173])" office:value-type="float" office:value="1.04116222760291">
            <text:p>1.0411622276</text:p>
          </table:table-cell>
          <table:table-cell table:formula="of:=[.R173]/MIN([.$N173:.$R173])" office:value-type="float" office:value="1.22941888619855">
            <text:p>1.229418886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3"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f:=[.N174]/MIN([.$N174:.$R174])" office:value-type="float" office:value="1.25">
            <text:p>1.25</text:p>
          </table:table-cell>
          <table:table-cell table:formula="of:=[.O174]/MIN([.$N174:.$R174])" office:value-type="float" office:value="1.25">
            <text:p>1.25</text:p>
          </table:table-cell>
          <table:table-cell table:formula="of:=[.P174]/MIN([.$N174:.$R174])" office:value-type="float" office:value="1.25">
            <text:p>1.25</text:p>
          </table:table-cell>
          <table:table-cell table:formula="of:=[.Q174]/MIN([.$N174:.$R174])" office:value-type="float" office:value="1">
            <text:p>1</text:p>
          </table:table-cell>
          <table:table-cell table:formula="of:=[.R174]/MIN([.$N174:.$R174])" office:value-type="float" office:value="1.25">
            <text:p>1.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4.38">
            <text:p>14.38</text:p>
          </table:table-cell>
          <table:table-cell office:value-type="float" office:value="14.94">
            <text:p>14.94</text:p>
          </table:table-cell>
          <table:table-cell office:value-type="float" office:value="14.55">
            <text:p>14.55</text:p>
          </table:table-cell>
          <table:table-cell office:value-type="float" office:value="15.01">
            <text:p>15.01</text:p>
          </table:table-cell>
          <table:table-cell office:value-type="float" office:value="19.16">
            <text:p>19.16</text:p>
          </table:table-cell>
          <table:table-cell table:formula="of:=[.N175]/MIN([.$N175:.$R175])" office:value-type="float" office:value="1">
            <text:p>1</text:p>
          </table:table-cell>
          <table:table-cell table:formula="of:=[.O175]/MIN([.$N175:.$R175])" office:value-type="float" office:value="1.03894297635605">
            <text:p>1.0389429764</text:p>
          </table:table-cell>
          <table:table-cell table:formula="of:=[.P175]/MIN([.$N175:.$R175])" office:value-type="float" office:value="1.01182197496523">
            <text:p>1.011821975</text:p>
          </table:table-cell>
          <table:table-cell table:formula="of:=[.Q175]/MIN([.$N175:.$R175])" office:value-type="float" office:value="1.04381084840056">
            <text:p>1.0438108484</text:p>
          </table:table-cell>
          <table:table-cell table:formula="of:=[.R175]/MIN([.$N175:.$R175])" office:value-type="float" office:value="1.33240611961057">
            <text:p>1.332406119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2">
            <text:p>0.02</text:p>
          </table:table-cell>
          <table:table-cell table:formula="of:=[.N176]/MIN([.$N176:.$R176])" office:value-type="float" office:value="1">
            <text:p>1</text:p>
          </table:table-cell>
          <table:table-cell table:formula="of:=[.O176]/MIN([.$N176:.$R176])" office:value-type="float" office:value="1">
            <text:p>1</text:p>
          </table:table-cell>
          <table:table-cell table:formula="of:=[.P176]/MIN([.$N176:.$R176])" office:value-type="float" office:value="1">
            <text:p>1</text:p>
          </table:table-cell>
          <table:table-cell table:formula="of:=[.Q176]/MIN([.$N176:.$R176])" office:value-type="float" office:value="1">
            <text:p>1</text:p>
          </table:table-cell>
          <table:table-cell table:formula="of:=[.R176]/MIN([.$N176:.$R17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0.58">
            <text:p>0.58</text:p>
          </table:table-cell>
          <table:table-cell table:formula="of:=[.N177]/MIN([.$N177:.$R177])" office:value-type="float" office:value="1.01818181818182">
            <text:p>1.0181818182</text:p>
          </table:table-cell>
          <table:table-cell table:formula="of:=[.O177]/MIN([.$N177:.$R177])" office:value-type="float" office:value="1">
            <text:p>1</text:p>
          </table:table-cell>
          <table:table-cell table:formula="of:=[.P177]/MIN([.$N177:.$R177])" office:value-type="float" office:value="1">
            <text:p>1</text:p>
          </table:table-cell>
          <table:table-cell table:formula="of:=[.Q177]/MIN([.$N177:.$R177])" office:value-type="float" office:value="1.01818181818182">
            <text:p>1.0181818182</text:p>
          </table:table-cell>
          <table:table-cell table:formula="of:=[.R177]/MIN([.$N177:.$R177])" office:value-type="float" office:value="1.05454545454545">
            <text:p>1.054545454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1.29">
            <text:p>261.29</text:p>
          </table:table-cell>
          <table:table-cell office:value-type="float" office:value="333.88">
            <text:p>333.88</text:p>
          </table:table-cell>
          <table:table-cell office:value-type="float" office:value="261.66">
            <text:p>261.66</text:p>
          </table:table-cell>
          <table:table-cell office:value-type="float" office:value="312.12">
            <text:p>312.12</text:p>
          </table:table-cell>
          <table:table-cell office:value-type="float" office:value="457.39">
            <text:p>457.39</text:p>
          </table:table-cell>
          <table:table-cell table:formula="of:=[.N178]/MIN([.$N178:.$R178])" office:value-type="float" office:value="1">
            <text:p>1</text:p>
          </table:table-cell>
          <table:table-cell table:formula="of:=[.O178]/MIN([.$N178:.$R178])" office:value-type="float" office:value="1.27781392322707">
            <text:p>1.2778139232</text:p>
          </table:table-cell>
          <table:table-cell table:formula="of:=[.P178]/MIN([.$N178:.$R178])" office:value-type="float" office:value="1.00141605113093">
            <text:p>1.0014160511</text:p>
          </table:table-cell>
          <table:table-cell table:formula="of:=[.Q178]/MIN([.$N178:.$R178])" office:value-type="float" office:value="1.19453480806766">
            <text:p>1.1945348081</text:p>
          </table:table-cell>
          <table:table-cell table:formula="of:=[.R178]/MIN([.$N178:.$R178])" office:value-type="float" office:value="1.75050709939148">
            <text:p>1.750507099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formula="of:=[.N179]/MIN([.$N179:.$R179])" office:value-type="float" office:value="1">
            <text:p>1</text:p>
          </table:table-cell>
          <table:table-cell table:formula="of:=[.O179]/MIN([.$N179:.$R179])" office:value-type="float" office:value="1">
            <text:p>1</text:p>
          </table:table-cell>
          <table:table-cell table:formula="of:=[.P179]/MIN([.$N179:.$R179])" office:value-type="float" office:value="1">
            <text:p>1</text:p>
          </table:table-cell>
          <table:table-cell table:formula="of:=[.Q179]/MIN([.$N179:.$R179])" office:value-type="float" office:value="1">
            <text:p>1</text:p>
          </table:table-cell>
          <table:table-cell table:formula="of:=[.R179]/MIN([.$N179:.$R179])" office:value-type="float" office:value="1.07692307692308">
            <text:p>1.076923076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06.84">
            <text:p>206.84</text:p>
          </table:table-cell>
          <table:table-cell office:value-type="float" office:value="250.92">
            <text:p>250.92</text:p>
          </table:table-cell>
          <table:table-cell office:value-type="float" office:value="208.07">
            <text:p>208.07</text:p>
          </table:table-cell>
          <table:table-cell office:value-type="float" office:value="271.74">
            <text:p>271.74</text:p>
          </table:table-cell>
          <table:table-cell office:value-type="float" office:value="409.54">
            <text:p>409.54</text:p>
          </table:table-cell>
          <table:table-cell table:formula="of:=[.N180]/MIN([.$N180:.$R180])" office:value-type="float" office:value="1">
            <text:p>1</text:p>
          </table:table-cell>
          <table:table-cell table:formula="of:=[.O180]/MIN([.$N180:.$R180])" office:value-type="float" office:value="1.21311158383291">
            <text:p>1.2131115838</text:p>
          </table:table-cell>
          <table:table-cell table:formula="of:=[.P180]/MIN([.$N180:.$R180])" office:value-type="float" office:value="1.00594662541095">
            <text:p>1.0059466254</text:p>
          </table:table-cell>
          <table:table-cell table:formula="of:=[.Q180]/MIN([.$N180:.$R180])" office:value-type="float" office:value="1.31376909688648">
            <text:p>1.3137690969</text:p>
          </table:table-cell>
          <table:table-cell table:formula="of:=[.R180]/MIN([.$N180:.$R180])" office:value-type="float" office:value="1.97998452910462">
            <text:p>1.979984529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2">
            <text:p>0.02</text:p>
          </table:table-cell>
          <table:table-cell table:formula="of:=[.N181]/MIN([.$N181:.$R181])" office:value-type="float" office:value="1">
            <text:p>1</text:p>
          </table:table-cell>
          <table:table-cell table:formula="of:=[.O181]/MIN([.$N181:.$R181])" office:value-type="float" office:value="1.5">
            <text:p>1.5</text:p>
          </table:table-cell>
          <table:table-cell table:formula="of:=[.P181]/MIN([.$N181:.$R181])" office:value-type="float" office:value="1">
            <text:p>1</text:p>
          </table:table-cell>
          <table:table-cell table:formula="of:=[.Q181]/MIN([.$N181:.$R181])" office:value-type="float" office:value="1">
            <text:p>1</text:p>
          </table:table-cell>
          <table:table-cell table:formula="of:=[.R181]/MIN([.$N181:.$R18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f:=[.N182]/MIN([.$N182:.$R182])" office:value-type="float" office:value="1">
            <text:p>1</text:p>
          </table:table-cell>
          <table:table-cell table:formula="of:=[.O182]/MIN([.$N182:.$R182])" office:value-type="float" office:value="1">
            <text:p>1</text:p>
          </table:table-cell>
          <table:table-cell table:formula="of:=[.P182]/MIN([.$N182:.$R182])" office:value-type="float" office:value="1.17391304347826">
            <text:p>1.1739130435</text:p>
          </table:table-cell>
          <table:table-cell table:formula="of:=[.Q182]/MIN([.$N182:.$R182])" office:value-type="float" office:value="1.1304347826087">
            <text:p>1.1304347826</text:p>
          </table:table-cell>
          <table:table-cell table:formula="of:=[.R182]/MIN([.$N182:.$R182])" office:value-type="float" office:value="1.17391304347826">
            <text:p>1.173913043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9.66">
            <text:p>9.66</text:p>
          </table:table-cell>
          <table:table-cell office:value-type="float" office:value="9.88">
            <text:p>9.88</text:p>
          </table:table-cell>
          <table:table-cell office:value-type="float" office:value="9.64">
            <text:p>9.64</text:p>
          </table:table-cell>
          <table:table-cell office:value-type="float" office:value="9.84">
            <text:p>9.84</text:p>
          </table:table-cell>
          <table:table-cell office:value-type="float" office:value="11.35">
            <text:p>11.35</text:p>
          </table:table-cell>
          <table:table-cell table:formula="of:=[.N183]/MIN([.$N183:.$R183])" office:value-type="float" office:value="1.00207468879668">
            <text:p>1.0020746888</text:p>
          </table:table-cell>
          <table:table-cell table:formula="of:=[.O183]/MIN([.$N183:.$R183])" office:value-type="float" office:value="1.02489626556017">
            <text:p>1.0248962656</text:p>
          </table:table-cell>
          <table:table-cell table:formula="of:=[.P183]/MIN([.$N183:.$R183])" office:value-type="float" office:value="1">
            <text:p>1</text:p>
          </table:table-cell>
          <table:table-cell table:formula="of:=[.Q183]/MIN([.$N183:.$R183])" office:value-type="float" office:value="1.02074688796681">
            <text:p>1.020746888</text:p>
          </table:table-cell>
          <table:table-cell table:formula="of:=[.R183]/MIN([.$N183:.$R183])" office:value-type="float" office:value="1.17738589211618">
            <text:p>1.177385892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[.N184]/MIN([.$N184:.$R184])" office:value-type="float" office:value="1">
            <text:p>1</text:p>
          </table:table-cell>
          <table:table-cell table:formula="of:=[.O184]/MIN([.$N184:.$R184])" office:value-type="float" office:value="1">
            <text:p>1</text:p>
          </table:table-cell>
          <table:table-cell table:formula="of:=[.P184]/MIN([.$N184:.$R184])" office:value-type="float" office:value="1">
            <text:p>1</text:p>
          </table:table-cell>
          <table:table-cell table:formula="of:=[.Q184]/MIN([.$N184:.$R184])" office:value-type="float" office:value="1">
            <text:p>1</text:p>
          </table:table-cell>
          <table:table-cell table:formula="of:=[.R184]/MIN([.$N184:.$R184])" office:value-type="float" office:value="1.04545454545455">
            <text:p>1.045454545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.03">
            <text:p>10.03</text:p>
          </table:table-cell>
          <table:table-cell office:value-type="float" office:value="10.47">
            <text:p>10.47</text:p>
          </table:table-cell>
          <table:table-cell office:value-type="float" office:value="10.06">
            <text:p>10.06</text:p>
          </table:table-cell>
          <table:table-cell office:value-type="float" office:value="10.46">
            <text:p>10.46</text:p>
          </table:table-cell>
          <table:table-cell office:value-type="float" office:value="12.55">
            <text:p>12.55</text:p>
          </table:table-cell>
          <table:table-cell table:formula="of:=[.N185]/MIN([.$N185:.$R185])" office:value-type="float" office:value="1">
            <text:p>1</text:p>
          </table:table-cell>
          <table:table-cell table:formula="of:=[.O185]/MIN([.$N185:.$R185])" office:value-type="float" office:value="1.04386839481555">
            <text:p>1.0438683948</text:p>
          </table:table-cell>
          <table:table-cell table:formula="of:=[.P185]/MIN([.$N185:.$R185])" office:value-type="float" office:value="1.00299102691924">
            <text:p>1.0029910269</text:p>
          </table:table-cell>
          <table:table-cell table:formula="of:=[.Q185]/MIN([.$N185:.$R185])" office:value-type="float" office:value="1.04287138584247">
            <text:p>1.0428713858</text:p>
          </table:table-cell>
          <table:table-cell table:formula="of:=[.R185]/MIN([.$N185:.$R185])" office:value-type="float" office:value="1.25124626121635">
            <text:p>1.251246261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29">
            <text:p>0.29</text:p>
          </table:table-cell>
          <table:table-cell table:formula="of:=[.N186]/MIN([.$N186:.$R186])" office:value-type="float" office:value="1">
            <text:p>1</text:p>
          </table:table-cell>
          <table:table-cell table:formula="of:=[.O186]/MIN([.$N186:.$R186])" office:value-type="float" office:value="1">
            <text:p>1</text:p>
          </table:table-cell>
          <table:table-cell table:formula="of:=[.P186]/MIN([.$N186:.$R186])" office:value-type="float" office:value="1">
            <text:p>1</text:p>
          </table:table-cell>
          <table:table-cell table:formula="of:=[.Q186]/MIN([.$N186:.$R186])" office:value-type="float" office:value="1">
            <text:p>1</text:p>
          </table:table-cell>
          <table:table-cell table:formula="of:=[.R186]/MIN([.$N186:.$R18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28">
            <text:p>0.28</text:p>
          </table:table-cell>
          <table:table-cell office:value-type="float" office:value="0.29">
            <text:p>0.29</text:p>
          </table:table-cell>
          <table:table-cell table:formula="of:=[.N187]/MIN([.$N187:.$R187])" office:value-type="float" office:value="1">
            <text:p>1</text:p>
          </table:table-cell>
          <table:table-cell table:formula="of:=[.O187]/MIN([.$N187:.$R187])" office:value-type="float" office:value="1">
            <text:p>1</text:p>
          </table:table-cell>
          <table:table-cell table:formula="of:=[.P187]/MIN([.$N187:.$R187])" office:value-type="float" office:value="1">
            <text:p>1</text:p>
          </table:table-cell>
          <table:table-cell table:formula="of:=[.Q187]/MIN([.$N187:.$R187])" office:value-type="float" office:value="1">
            <text:p>1</text:p>
          </table:table-cell>
          <table:table-cell table:formula="of:=[.R187]/MIN([.$N187:.$R187])" office:value-type="float" office:value="1.03571428571429">
            <text:p>1.035714285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2.47">
            <text:p>22.47</text:p>
          </table:table-cell>
          <table:table-cell office:value-type="float" office:value="23.21">
            <text:p>23.21</text:p>
          </table:table-cell>
          <table:table-cell office:value-type="float" office:value="22.31">
            <text:p>22.31</text:p>
          </table:table-cell>
          <table:table-cell office:value-type="float" office:value="23.43">
            <text:p>23.43</text:p>
          </table:table-cell>
          <table:table-cell office:value-type="float" office:value="28.25">
            <text:p>28.25</text:p>
          </table:table-cell>
          <table:table-cell table:formula="of:=[.N188]/MIN([.$N188:.$R188])" office:value-type="float" office:value="1.00717167189601">
            <text:p>1.0071716719</text:p>
          </table:table-cell>
          <table:table-cell table:formula="of:=[.O188]/MIN([.$N188:.$R188])" office:value-type="float" office:value="1.04034065441506">
            <text:p>1.0403406544</text:p>
          </table:table-cell>
          <table:table-cell table:formula="of:=[.P188]/MIN([.$N188:.$R188])" office:value-type="float" office:value="1">
            <text:p>1</text:p>
          </table:table-cell>
          <table:table-cell table:formula="of:=[.Q188]/MIN([.$N188:.$R188])" office:value-type="float" office:value="1.05020170327208">
            <text:p>1.0502017033</text:p>
          </table:table-cell>
          <table:table-cell table:formula="of:=[.R188]/MIN([.$N188:.$R188])" office:value-type="float" office:value="1.2662483191394">
            <text:p>1.266248319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27">
            <text:p>0.27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9">
            <text:p>0.29</text:p>
          </table:table-cell>
          <table:table-cell table:formula="of:=[.N189]/MIN([.$N189:.$R189])" office:value-type="float" office:value="1">
            <text:p>1</text:p>
          </table:table-cell>
          <table:table-cell table:formula="of:=[.O189]/MIN([.$N189:.$R189])" office:value-type="float" office:value="1">
            <text:p>1</text:p>
          </table:table-cell>
          <table:table-cell table:formula="of:=[.P189]/MIN([.$N189:.$R189])" office:value-type="float" office:value="1.03703703703704">
            <text:p>1.037037037</text:p>
          </table:table-cell>
          <table:table-cell table:formula="of:=[.Q189]/MIN([.$N189:.$R189])" office:value-type="float" office:value="1.03703703703704">
            <text:p>1.037037037</text:p>
          </table:table-cell>
          <table:table-cell table:formula="of:=[.R189]/MIN([.$N189:.$R189])" office:value-type="float" office:value="1.07407407407407">
            <text:p>1.074074074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8.56">
            <text:p>18.56</text:p>
          </table:table-cell>
          <table:table-cell office:value-type="float" office:value="19.32">
            <text:p>19.32</text:p>
          </table:table-cell>
          <table:table-cell office:value-type="float" office:value="18.79">
            <text:p>18.79</text:p>
          </table:table-cell>
          <table:table-cell office:value-type="float" office:value="19.33">
            <text:p>19.33</text:p>
          </table:table-cell>
          <table:table-cell office:value-type="float" office:value="23.97">
            <text:p>23.97</text:p>
          </table:table-cell>
          <table:table-cell table:formula="of:=[.N190]/MIN([.$N190:.$R190])" office:value-type="float" office:value="1">
            <text:p>1</text:p>
          </table:table-cell>
          <table:table-cell table:formula="of:=[.O190]/MIN([.$N190:.$R190])" office:value-type="float" office:value="1.04094827586207">
            <text:p>1.0409482759</text:p>
          </table:table-cell>
          <table:table-cell table:formula="of:=[.P190]/MIN([.$N190:.$R190])" office:value-type="float" office:value="1.01239224137931">
            <text:p>1.0123922414</text:p>
          </table:table-cell>
          <table:table-cell table:formula="of:=[.Q190]/MIN([.$N190:.$R190])" office:value-type="float" office:value="1.04148706896552">
            <text:p>1.041487069</text:p>
          </table:table-cell>
          <table:table-cell table:formula="of:=[.R190]/MIN([.$N190:.$R190])" office:value-type="float" office:value="1.29148706896552">
            <text:p>1.29148706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[.N191]/MIN([.$N191:.$R191])" office:value-type="float" office:value="1.5">
            <text:p>1.5</text:p>
          </table:table-cell>
          <table:table-cell table:formula="of:=[.O191]/MIN([.$N191:.$R191])" office:value-type="float" office:value="1">
            <text:p>1</text:p>
          </table:table-cell>
          <table:table-cell table:formula="of:=[.P191]/MIN([.$N191:.$R191])" office:value-type="float" office:value="1.5">
            <text:p>1.5</text:p>
          </table:table-cell>
          <table:table-cell table:formula="of:=[.Q191]/MIN([.$N191:.$R191])" office:value-type="float" office:value="1">
            <text:p>1</text:p>
          </table:table-cell>
          <table:table-cell table:formula="of:=[.R191]/MIN([.$N191:.$R19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49">
            <text:p>0.4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3">
            <text:p>0.53</text:p>
          </table:table-cell>
          <table:table-cell table:formula="of:=[.N192]/MIN([.$N192:.$R192])" office:value-type="float" office:value="1">
            <text:p>1</text:p>
          </table:table-cell>
          <table:table-cell table:formula="of:=[.O192]/MIN([.$N192:.$R192])" office:value-type="float" office:value="1">
            <text:p>1</text:p>
          </table:table-cell>
          <table:table-cell table:formula="of:=[.P192]/MIN([.$N192:.$R192])" office:value-type="float" office:value="1.02040816326531">
            <text:p>1.0204081633</text:p>
          </table:table-cell>
          <table:table-cell table:formula="of:=[.Q192]/MIN([.$N192:.$R192])" office:value-type="float" office:value="1.02040816326531">
            <text:p>1.0204081633</text:p>
          </table:table-cell>
          <table:table-cell table:formula="of:=[.R192]/MIN([.$N192:.$R192])" office:value-type="float" office:value="1.08163265306122">
            <text:p>1.081632653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77.53">
            <text:p>377.53</text:p>
          </table:table-cell>
          <table:table-cell office:value-type="float" office:value="427.76">
            <text:p>427.76</text:p>
          </table:table-cell>
          <table:table-cell office:value-type="float" office:value="376.01">
            <text:p>376.01</text:p>
          </table:table-cell>
          <table:table-cell office:value-type="float" office:value="421.12">
            <text:p>421.12</text:p>
          </table:table-cell>
          <table:table-cell office:value-type="float" office:value="679.35">
            <text:p>679.35</text:p>
          </table:table-cell>
          <table:table-cell table:formula="of:=[.N193]/MIN([.$N193:.$R193])" office:value-type="float" office:value="1.00404244567964">
            <text:p>1.0040424457</text:p>
          </table:table-cell>
          <table:table-cell table:formula="of:=[.O193]/MIN([.$N193:.$R193])" office:value-type="float" office:value="1.13762931836919">
            <text:p>1.1376293184</text:p>
          </table:table-cell>
          <table:table-cell table:formula="of:=[.P193]/MIN([.$N193:.$R193])" office:value-type="float" office:value="1">
            <text:p>1</text:p>
          </table:table-cell>
          <table:table-cell table:formula="of:=[.Q193]/MIN([.$N193:.$R193])" office:value-type="float" office:value="1.11997021355815">
            <text:p>1.1199702136</text:p>
          </table:table-cell>
          <table:table-cell table:formula="of:=[.R193]/MIN([.$N193:.$R193])" office:value-type="float" office:value="1.80673386346108">
            <text:p>1.806733863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41">
            <text:p>0.41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45">
            <text:p>0.45</text:p>
          </table:table-cell>
          <table:table-cell table:formula="of:=[.N194]/MIN([.$N194:.$R194])" office:value-type="float" office:value="1">
            <text:p>1</text:p>
          </table:table-cell>
          <table:table-cell table:formula="of:=[.O194]/MIN([.$N194:.$R194])" office:value-type="float" office:value="1.02439024390244">
            <text:p>1.0243902439</text:p>
          </table:table-cell>
          <table:table-cell table:formula="of:=[.P194]/MIN([.$N194:.$R194])" office:value-type="float" office:value="1">
            <text:p>1</text:p>
          </table:table-cell>
          <table:table-cell table:formula="of:=[.Q194]/MIN([.$N194:.$R194])" office:value-type="float" office:value="1">
            <text:p>1</text:p>
          </table:table-cell>
          <table:table-cell table:formula="of:=[.R194]/MIN([.$N194:.$R194])" office:value-type="float" office:value="1.09756097560976">
            <text:p>1.097560975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86.45">
            <text:p>486.45</text:p>
          </table:table-cell>
          <table:table-cell office:value-type="float" office:value="603.87">
            <text:p>603.87</text:p>
          </table:table-cell>
          <table:table-cell office:value-type="float" office:value="499.35">
            <text:p>499.35</text:p>
          </table:table-cell>
          <table:table-cell office:value-type="float" office:value="593.34">
            <text:p>593.34</text:p>
          </table:table-cell>
          <table:table-cell office:value-type="float" office:value="1053.37">
            <text:p>1053.37</text:p>
          </table:table-cell>
          <table:table-cell table:formula="of:=[.N195]/MIN([.$N195:.$R195])" office:value-type="float" office:value="1">
            <text:p>1</text:p>
          </table:table-cell>
          <table:table-cell table:formula="of:=[.O195]/MIN([.$N195:.$R195])" office:value-type="float" office:value="1.2413814369411">
            <text:p>1.2413814369</text:p>
          </table:table-cell>
          <table:table-cell table:formula="of:=[.P195]/MIN([.$N195:.$R195])" office:value-type="float" office:value="1.02651865556583">
            <text:p>1.0265186556</text:p>
          </table:table-cell>
          <table:table-cell table:formula="of:=[.Q195]/MIN([.$N195:.$R195])" office:value-type="float" office:value="1.21973481344434">
            <text:p>1.2197348134</text:p>
          </table:table-cell>
          <table:table-cell table:formula="of:=[.R195]/MIN([.$N195:.$R195])" office:value-type="float" office:value="2.16542296227773">
            <text:p>2.165422962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.06">
            <text:p>0.06</text:p>
          </table:table-cell>
          <table:table-cell table:formula="of:=[.N196]/MIN([.$N196:.$R196])" office:value-type="float" office:value="1">
            <text:p>1</text:p>
          </table:table-cell>
          <table:table-cell table:formula="of:=[.O196]/MIN([.$N196:.$R196])" office:value-type="float" office:value="1.16666666666667">
            <text:p>1.1666666667</text:p>
          </table:table-cell>
          <table:table-cell table:formula="of:=[.P196]/MIN([.$N196:.$R196])" office:value-type="float" office:value="1">
            <text:p>1</text:p>
          </table:table-cell>
          <table:table-cell table:formula="of:=[.Q196]/MIN([.$N196:.$R196])" office:value-type="float" office:value="1">
            <text:p>1</text:p>
          </table:table-cell>
          <table:table-cell table:formula="of:=[.R196]/MIN([.$N196:.$R19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49">
            <text:p>0.49</text:p>
          </table:table-cell>
          <table:table-cell office:value-type="float" office:value="0.51">
            <text:p>0.51</text:p>
          </table:table-cell>
          <table:table-cell table:formula="of:=[.N197]/MIN([.$N197:.$R197])" office:value-type="float" office:value="1">
            <text:p>1</text:p>
          </table:table-cell>
          <table:table-cell table:formula="of:=[.O197]/MIN([.$N197:.$R197])" office:value-type="float" office:value="1">
            <text:p>1</text:p>
          </table:table-cell>
          <table:table-cell table:formula="of:=[.P197]/MIN([.$N197:.$R197])" office:value-type="float" office:value="1">
            <text:p>1</text:p>
          </table:table-cell>
          <table:table-cell table:formula="of:=[.Q197]/MIN([.$N197:.$R197])" office:value-type="float" office:value="1">
            <text:p>1</text:p>
          </table:table-cell>
          <table:table-cell table:formula="of:=[.R197]/MIN([.$N197:.$R197])" office:value-type="float" office:value="1.04081632653061">
            <text:p>1.040816326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4.42">
            <text:p>34.42</text:p>
          </table:table-cell>
          <table:table-cell office:value-type="float" office:value="35.13">
            <text:p>35.13</text:p>
          </table:table-cell>
          <table:table-cell office:value-type="float" office:value="34.4">
            <text:p>34.4</text:p>
          </table:table-cell>
          <table:table-cell office:value-type="float" office:value="34.99">
            <text:p>34.99</text:p>
          </table:table-cell>
          <table:table-cell office:value-type="float" office:value="39.81">
            <text:p>39.81</text:p>
          </table:table-cell>
          <table:table-cell table:formula="of:=[.N198]/MIN([.$N198:.$R198])" office:value-type="float" office:value="1.00058139534884">
            <text:p>1.0005813953</text:p>
          </table:table-cell>
          <table:table-cell table:formula="of:=[.O198]/MIN([.$N198:.$R198])" office:value-type="float" office:value="1.02122093023256">
            <text:p>1.0212209302</text:p>
          </table:table-cell>
          <table:table-cell table:formula="of:=[.P198]/MIN([.$N198:.$R198])" office:value-type="float" office:value="1">
            <text:p>1</text:p>
          </table:table-cell>
          <table:table-cell table:formula="of:=[.Q198]/MIN([.$N198:.$R198])" office:value-type="float" office:value="1.0171511627907">
            <text:p>1.0171511628</text:p>
          </table:table-cell>
          <table:table-cell table:formula="of:=[.R198]/MIN([.$N198:.$R198])" office:value-type="float" office:value="1.15726744186047">
            <text:p>1.157267441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44">
            <text:p>0.44</text:p>
          </table:table-cell>
          <table:table-cell office:value-type="float" office:value="0.46">
            <text:p>0.46</text:p>
          </table:table-cell>
          <table:table-cell table:formula="of:=[.N199]/MIN([.$N199:.$R199])" office:value-type="float" office:value="1">
            <text:p>1</text:p>
          </table:table-cell>
          <table:table-cell table:formula="of:=[.O199]/MIN([.$N199:.$R199])" office:value-type="float" office:value="1">
            <text:p>1</text:p>
          </table:table-cell>
          <table:table-cell table:formula="of:=[.P199]/MIN([.$N199:.$R199])" office:value-type="float" office:value="1">
            <text:p>1</text:p>
          </table:table-cell>
          <table:table-cell table:formula="of:=[.Q199]/MIN([.$N199:.$R199])" office:value-type="float" office:value="1">
            <text:p>1</text:p>
          </table:table-cell>
          <table:table-cell table:formula="of:=[.R199]/MIN([.$N199:.$R199])" office:value-type="float" office:value="1.04545454545455">
            <text:p>1.045454545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5.86">
            <text:p>35.86</text:p>
          </table:table-cell>
          <table:table-cell office:value-type="float" office:value="36.54">
            <text:p>36.54</text:p>
          </table:table-cell>
          <table:table-cell office:value-type="float" office:value="35.89">
            <text:p>35.89</text:p>
          </table:table-cell>
          <table:table-cell office:value-type="float" office:value="36.66">
            <text:p>36.66</text:p>
          </table:table-cell>
          <table:table-cell office:value-type="float" office:value="43.22">
            <text:p>43.22</text:p>
          </table:table-cell>
          <table:table-cell table:formula="of:=[.N200]/MIN([.$N200:.$R200])" office:value-type="float" office:value="1">
            <text:p>1</text:p>
          </table:table-cell>
          <table:table-cell table:formula="of:=[.O200]/MIN([.$N200:.$R200])" office:value-type="float" office:value="1.01896263245956">
            <text:p>1.0189626325</text:p>
          </table:table-cell>
          <table:table-cell table:formula="of:=[.P200]/MIN([.$N200:.$R200])" office:value-type="float" office:value="1.00083658672616">
            <text:p>1.0008365867</text:p>
          </table:table-cell>
          <table:table-cell table:formula="of:=[.Q200]/MIN([.$N200:.$R200])" office:value-type="float" office:value="1.02230897936419">
            <text:p>1.0223089794</text:p>
          </table:table-cell>
          <table:table-cell table:formula="of:=[.R200]/MIN([.$N200:.$R200])" office:value-type="float" office:value="1.20524261015059">
            <text:p>1.205242610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04">
            <text:p>0.04</text:p>
          </table:table-cell>
          <table:table-cell table:number-columns-repeated="3" office:value-type="float" office:value="0.05">
            <text:p>0.05</text:p>
          </table:table-cell>
          <table:table-cell table:formula="of:=[.N201]/MIN([.$N201:.$R201])" office:value-type="float" office:value="1">
            <text:p>1</text:p>
          </table:table-cell>
          <table:table-cell table:formula="of:=[.O201]/MIN([.$N201:.$R201])" office:value-type="float" office:value="1">
            <text:p>1</text:p>
          </table:table-cell>
          <table:table-cell table:formula="of:=[.P201]/MIN([.$N201:.$R201])" office:value-type="float" office:value="1.25">
            <text:p>1.25</text:p>
          </table:table-cell>
          <table:table-cell table:formula="of:=[.Q201]/MIN([.$N201:.$R201])" office:value-type="float" office:value="1.25">
            <text:p>1.25</text:p>
          </table:table-cell>
          <table:table-cell table:formula="of:=[.R201]/MIN([.$N201:.$R201])" office:value-type="float" office:value="1.25">
            <text:p>1.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8.11">
            <text:p>18.11</text:p>
          </table:table-cell>
          <table:table-cell office:value-type="float" office:value="18.56">
            <text:p>18.56</text:p>
          </table:table-cell>
          <table:table-cell office:value-type="float" office:value="18.02">
            <text:p>18.02</text:p>
          </table:table-cell>
          <table:table-cell office:value-type="float" office:value="18.1">
            <text:p>18.1</text:p>
          </table:table-cell>
          <table:table-cell office:value-type="float" office:value="25.88">
            <text:p>25.88</text:p>
          </table:table-cell>
          <table:table-cell table:formula="of:=[.N202]/MIN([.$N202:.$R202])" office:value-type="float" office:value="1.00499445061043">
            <text:p>1.0049944506</text:p>
          </table:table-cell>
          <table:table-cell table:formula="of:=[.O202]/MIN([.$N202:.$R202])" office:value-type="float" office:value="1.0299667036626">
            <text:p>1.0299667037</text:p>
          </table:table-cell>
          <table:table-cell table:formula="of:=[.P202]/MIN([.$N202:.$R202])" office:value-type="float" office:value="1">
            <text:p>1</text:p>
          </table:table-cell>
          <table:table-cell table:formula="of:=[.Q202]/MIN([.$N202:.$R202])" office:value-type="float" office:value="1.00443951165372">
            <text:p>1.0044395117</text:p>
          </table:table-cell>
          <table:table-cell table:formula="of:=[.R202]/MIN([.$N202:.$R202])" office:value-type="float" office:value="1.4361820199778">
            <text:p>1.4361820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41.44">
            <text:p>241.44</text:p>
          </table:table-cell>
          <table:table-cell office:value-type="float" office:value="269.01">
            <text:p>269.01</text:p>
          </table:table-cell>
          <table:table-cell office:value-type="float" office:value="243.21">
            <text:p>243.21</text:p>
          </table:table-cell>
          <table:table-cell office:value-type="float" office:value="269.33">
            <text:p>269.33</text:p>
          </table:table-cell>
          <table:table-cell office:value-type="float" office:value="446.13">
            <text:p>446.13</text:p>
          </table:table-cell>
          <table:table-cell table:formula="of:=[.N203]/MIN([.$N203:.$R203])" office:value-type="float" office:value="1">
            <text:p>1</text:p>
          </table:table-cell>
          <table:table-cell table:formula="of:=[.O203]/MIN([.$N203:.$R203])" office:value-type="float" office:value="1.11418986083499">
            <text:p>1.1141898608</text:p>
          </table:table-cell>
          <table:table-cell table:formula="of:=[.P203]/MIN([.$N203:.$R203])" office:value-type="float" office:value="1.0073310139165">
            <text:p>1.0073310139</text:p>
          </table:table-cell>
          <table:table-cell table:formula="of:=[.Q203]/MIN([.$N203:.$R203])" office:value-type="float" office:value="1.11551524188204">
            <text:p>1.1155152419</text:p>
          </table:table-cell>
          <table:table-cell table:formula="of:=[.R203]/MIN([.$N203:.$R203])" office:value-type="float" office:value="1.84778827037773">
            <text:p>1.847788270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8.25">
            <text:p>18.25</text:p>
          </table:table-cell>
          <table:table-cell office:value-type="float" office:value="18.76">
            <text:p>18.76</text:p>
          </table:table-cell>
          <table:table-cell office:value-type="float" office:value="18.19">
            <text:p>18.19</text:p>
          </table:table-cell>
          <table:table-cell office:value-type="float" office:value="18.82">
            <text:p>18.82</text:p>
          </table:table-cell>
          <table:table-cell office:value-type="float" office:value="26">
            <text:p>26</text:p>
          </table:table-cell>
          <table:table-cell table:formula="of:=[.N204]/MIN([.$N204:.$R204])" office:value-type="float" office:value="1.00329851566795">
            <text:p>1.0032985157</text:p>
          </table:table-cell>
          <table:table-cell table:formula="of:=[.O204]/MIN([.$N204:.$R204])" office:value-type="float" office:value="1.03133589884552">
            <text:p>1.0313358988</text:p>
          </table:table-cell>
          <table:table-cell table:formula="of:=[.P204]/MIN([.$N204:.$R204])" office:value-type="float" office:value="1">
            <text:p>1</text:p>
          </table:table-cell>
          <table:table-cell table:formula="of:=[.Q204]/MIN([.$N204:.$R204])" office:value-type="float" office:value="1.03463441451347">
            <text:p>1.0346344145</text:p>
          </table:table-cell>
          <table:table-cell table:formula="of:=[.R204]/MIN([.$N204:.$R204])" office:value-type="float" office:value="1.42935678944475">
            <text:p>1.429356789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85.24">
            <text:p>185.24</text:p>
          </table:table-cell>
          <table:table-cell office:value-type="float" office:value="208.26">
            <text:p>208.26</text:p>
          </table:table-cell>
          <table:table-cell office:value-type="float" office:value="188.9">
            <text:p>188.9</text:p>
          </table:table-cell>
          <table:table-cell office:value-type="float" office:value="200.3">
            <text:p>200.3</text:p>
          </table:table-cell>
          <table:table-cell office:value-type="float" office:value="364.85">
            <text:p>364.85</text:p>
          </table:table-cell>
          <table:table-cell table:formula="of:=[.N205]/MIN([.$N205:.$R205])" office:value-type="float" office:value="1">
            <text:p>1</text:p>
          </table:table-cell>
          <table:table-cell table:formula="of:=[.O205]/MIN([.$N205:.$R205])" office:value-type="float" office:value="1.12427121572015">
            <text:p>1.1242712157</text:p>
          </table:table-cell>
          <table:table-cell table:formula="of:=[.P205]/MIN([.$N205:.$R205])" office:value-type="float" office:value="1.01975815158713">
            <text:p>1.0197581516</text:p>
          </table:table-cell>
          <table:table-cell table:formula="of:=[.Q205]/MIN([.$N205:.$R205])" office:value-type="float" office:value="1.08129993521918">
            <text:p>1.0812999352</text:p>
          </table:table-cell>
          <table:table-cell table:formula="of:=[.R205]/MIN([.$N205:.$R205])" office:value-type="float" office:value="1.96960699632909">
            <text:p>1.969606996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74">
            <text:p>1.74</text:p>
          </table:table-cell>
          <table:table-cell office:value-type="float" office:value="1.81">
            <text:p>1.81</text:p>
          </table:table-cell>
          <table:table-cell office:value-type="float" office:value="1.78">
            <text:p>1.78</text:p>
          </table:table-cell>
          <table:table-cell office:value-type="float" office:value="1.82">
            <text:p>1.82</text:p>
          </table:table-cell>
          <table:table-cell office:value-type="float" office:value="2.24">
            <text:p>2.24</text:p>
          </table:table-cell>
          <table:table-cell table:formula="of:=[.N206]/MIN([.$N206:.$R206])" office:value-type="float" office:value="1">
            <text:p>1</text:p>
          </table:table-cell>
          <table:table-cell table:formula="of:=[.O206]/MIN([.$N206:.$R206])" office:value-type="float" office:value="1.04022988505747">
            <text:p>1.0402298851</text:p>
          </table:table-cell>
          <table:table-cell table:formula="of:=[.P206]/MIN([.$N206:.$R206])" office:value-type="float" office:value="1.02298850574713">
            <text:p>1.0229885057</text:p>
          </table:table-cell>
          <table:table-cell table:formula="of:=[.Q206]/MIN([.$N206:.$R206])" office:value-type="float" office:value="1.04597701149425">
            <text:p>1.0459770115</text:p>
          </table:table-cell>
          <table:table-cell table:formula="of:=[.R206]/MIN([.$N206:.$R206])" office:value-type="float" office:value="1.28735632183908">
            <text:p>1.287356321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table:formula="of:=[.N207]/MIN([.$N207:.$R207])" office:value-type="float" office:value="1">
            <text:p>1</text:p>
          </table:table-cell>
          <table:table-cell table:formula="of:=[.O207]/MIN([.$N207:.$R207])" office:value-type="float" office:value="1">
            <text:p>1</text:p>
          </table:table-cell>
          <table:table-cell table:formula="of:=[.P207]/MIN([.$N207:.$R207])" office:value-type="float" office:value="1">
            <text:p>1</text:p>
          </table:table-cell>
          <table:table-cell table:formula="of:=[.Q207]/MIN([.$N207:.$R207])" office:value-type="float" office:value="1.01315789473684">
            <text:p>1.0131578947</text:p>
          </table:table-cell>
          <table:table-cell table:formula="of:=[.R207]/MIN([.$N207:.$R207])" office:value-type="float" office:value="1.06578947368421">
            <text:p>1.065789473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94.9">
            <text:p>94.9</text:p>
          </table:table-cell>
          <table:table-cell office:value-type="float" office:value="98.6">
            <text:p>98.6</text:p>
          </table:table-cell>
          <table:table-cell office:value-type="float" office:value="94.67">
            <text:p>94.67</text:p>
          </table:table-cell>
          <table:table-cell office:value-type="float" office:value="98.95">
            <text:p>98.95</text:p>
          </table:table-cell>
          <table:table-cell office:value-type="float" office:value="131.64">
            <text:p>131.64</text:p>
          </table:table-cell>
          <table:table-cell table:formula="of:=[.N208]/MIN([.$N208:.$R208])" office:value-type="float" office:value="1.0024294919193">
            <text:p>1.0024294919</text:p>
          </table:table-cell>
          <table:table-cell table:formula="of:=[.O208]/MIN([.$N208:.$R208])" office:value-type="float" office:value="1.04151262279497">
            <text:p>1.0415126228</text:p>
          </table:table-cell>
          <table:table-cell table:formula="of:=[.P208]/MIN([.$N208:.$R208])" office:value-type="float" office:value="1">
            <text:p>1</text:p>
          </table:table-cell>
          <table:table-cell table:formula="of:=[.Q208]/MIN([.$N208:.$R208])" office:value-type="float" office:value="1.04520967571564">
            <text:p>1.0452096757</text:p>
          </table:table-cell>
          <table:table-cell table:formula="of:=[.R208]/MIN([.$N208:.$R208])" office:value-type="float" office:value="1.39051441850639">
            <text:p>1.390514418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 office:value-type="float" office:value="0.64">
            <text:p>0.64</text:p>
          </table:table-cell>
          <table:table-cell office:value-type="float" office:value="0.68">
            <text:p>0.68</text:p>
          </table:table-cell>
          <table:table-cell table:formula="of:=[.N209]/MIN([.$N209:.$R209])" office:value-type="float" office:value="1.03174603174603">
            <text:p>1.0317460317</text:p>
          </table:table-cell>
          <table:table-cell table:formula="of:=[.O209]/MIN([.$N209:.$R209])" office:value-type="float" office:value="1.01587301587302">
            <text:p>1.0158730159</text:p>
          </table:table-cell>
          <table:table-cell table:formula="of:=[.P209]/MIN([.$N209:.$R209])" office:value-type="float" office:value="1">
            <text:p>1</text:p>
          </table:table-cell>
          <table:table-cell table:formula="of:=[.Q209]/MIN([.$N209:.$R209])" office:value-type="float" office:value="1.01587301587302">
            <text:p>1.0158730159</text:p>
          </table:table-cell>
          <table:table-cell table:formula="of:=[.R209]/MIN([.$N209:.$R209])" office:value-type="float" office:value="1.07936507936508">
            <text:p>1.079365079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99.1">
            <text:p>99.1</text:p>
          </table:table-cell>
          <table:table-cell office:value-type="float" office:value="103.76">
            <text:p>103.76</text:p>
          </table:table-cell>
          <table:table-cell office:value-type="float" office:value="97.76">
            <text:p>97.76</text:p>
          </table:table-cell>
          <table:table-cell office:value-type="float" office:value="104.6">
            <text:p>104.6</text:p>
          </table:table-cell>
          <table:table-cell office:value-type="float" office:value="147.65">
            <text:p>147.65</text:p>
          </table:table-cell>
          <table:table-cell table:formula="of:=[.N210]/MIN([.$N210:.$R210])" office:value-type="float" office:value="1.01370703764321">
            <text:p>1.0137070376</text:p>
          </table:table-cell>
          <table:table-cell table:formula="of:=[.O210]/MIN([.$N210:.$R210])" office:value-type="float" office:value="1.06137479541735">
            <text:p>1.0613747954</text:p>
          </table:table-cell>
          <table:table-cell table:formula="of:=[.P210]/MIN([.$N210:.$R210])" office:value-type="float" office:value="1">
            <text:p>1</text:p>
          </table:table-cell>
          <table:table-cell table:formula="of:=[.Q210]/MIN([.$N210:.$R210])" office:value-type="float" office:value="1.06996726677578">
            <text:p>1.0699672668</text:p>
          </table:table-cell>
          <table:table-cell table:formula="of:=[.R210]/MIN([.$N210:.$R210])" office:value-type="float" office:value="1.51033142389525">
            <text:p>1.510331423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15">
            <text:p>1.15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office:value-type="float" office:value="1.15">
            <text:p>1.15</text:p>
          </table:table-cell>
          <table:table-cell office:value-type="float" office:value="1.1">
            <text:p>1.1</text:p>
          </table:table-cell>
          <table:table-cell table:formula="of:=[.N211]/MIN([.$N211:.$R211])" office:value-type="float" office:value="1.04545454545455">
            <text:p>1.0454545455</text:p>
          </table:table-cell>
          <table:table-cell table:formula="of:=[.O211]/MIN([.$N211:.$R211])" office:value-type="float" office:value="1.02727272727273">
            <text:p>1.0272727273</text:p>
          </table:table-cell>
          <table:table-cell table:formula="of:=[.P211]/MIN([.$N211:.$R211])" office:value-type="float" office:value="1.03636363636364">
            <text:p>1.0363636364</text:p>
          </table:table-cell>
          <table:table-cell table:formula="of:=[.Q211]/MIN([.$N211:.$R211])" office:value-type="float" office:value="1.04545454545455">
            <text:p>1.0454545455</text:p>
          </table:table-cell>
          <table:table-cell table:formula="of:=[.R211]/MIN([.$N211:.$R21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table:formula="of:=[.N212]/MIN([.$N212:.$R212])" office:value-type="float" office:value="1.01176470588235">
            <text:p>1.0117647059</text:p>
          </table:table-cell>
          <table:table-cell table:formula="of:=[.O212]/MIN([.$N212:.$R212])" office:value-type="float" office:value="1.01176470588235">
            <text:p>1.0117647059</text:p>
          </table:table-cell>
          <table:table-cell table:formula="of:=[.P212]/MIN([.$N212:.$R212])" office:value-type="float" office:value="1">
            <text:p>1</text:p>
          </table:table-cell>
          <table:table-cell table:formula="of:=[.Q212]/MIN([.$N212:.$R212])" office:value-type="float" office:value="1.01176470588235">
            <text:p>1.0117647059</text:p>
          </table:table-cell>
          <table:table-cell table:formula="of:=[.R212]/MIN([.$N212:.$R212])" office:value-type="float" office:value="1.05882352941176">
            <text:p>1.058823529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9.99">
            <text:p>69.99</text:p>
          </table:table-cell>
          <table:table-cell office:value-type="float" office:value="72.03">
            <text:p>72.03</text:p>
          </table:table-cell>
          <table:table-cell office:value-type="float" office:value="69.95">
            <text:p>69.95</text:p>
          </table:table-cell>
          <table:table-cell office:value-type="float" office:value="71.54">
            <text:p>71.54</text:p>
          </table:table-cell>
          <table:table-cell office:value-type="float" office:value="97.61">
            <text:p>97.61</text:p>
          </table:table-cell>
          <table:table-cell table:formula="of:=[.N213]/MIN([.$N213:.$R213])" office:value-type="float" office:value="1.00057183702645">
            <text:p>1.000571837</text:p>
          </table:table-cell>
          <table:table-cell table:formula="of:=[.O213]/MIN([.$N213:.$R213])" office:value-type="float" office:value="1.02973552537527">
            <text:p>1.0297355254</text:p>
          </table:table-cell>
          <table:table-cell table:formula="of:=[.P213]/MIN([.$N213:.$R213])" office:value-type="float" office:value="1">
            <text:p>1</text:p>
          </table:table-cell>
          <table:table-cell table:formula="of:=[.Q213]/MIN([.$N213:.$R213])" office:value-type="float" office:value="1.02273052180129">
            <text:p>1.0227305218</text:p>
          </table:table-cell>
          <table:table-cell table:formula="of:=[.R213]/MIN([.$N213:.$R213])" office:value-type="float" office:value="1.39542530378842">
            <text:p>1.395425303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42">
            <text:p>1.42</text:p>
          </table:table-cell>
          <table:table-cell office:value-type="float" office:value="1.43">
            <text:p>1.43</text:p>
          </table:table-cell>
          <table:table-cell office:value-type="float" office:value="1.4">
            <text:p>1.4</text:p>
          </table:table-cell>
          <table:table-cell office:value-type="float" office:value="1.43">
            <text:p>1.43</text:p>
          </table:table-cell>
          <table:table-cell office:value-type="float" office:value="1.47">
            <text:p>1.47</text:p>
          </table:table-cell>
          <table:table-cell table:formula="of:=[.N214]/MIN([.$N214:.$R214])" office:value-type="float" office:value="1.01428571428571">
            <text:p>1.0142857143</text:p>
          </table:table-cell>
          <table:table-cell table:formula="of:=[.O214]/MIN([.$N214:.$R214])" office:value-type="float" office:value="1.02142857142857">
            <text:p>1.0214285714</text:p>
          </table:table-cell>
          <table:table-cell table:formula="of:=[.P214]/MIN([.$N214:.$R214])" office:value-type="float" office:value="1">
            <text:p>1</text:p>
          </table:table-cell>
          <table:table-cell table:formula="of:=[.Q214]/MIN([.$N214:.$R214])" office:value-type="float" office:value="1.02142857142857">
            <text:p>1.0214285714</text:p>
          </table:table-cell>
          <table:table-cell table:formula="of:=[.R214]/MIN([.$N214:.$R214])" office:value-type="float" office:value="1.05">
            <text:p>1.0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20.04">
            <text:p>120.04</text:p>
          </table:table-cell>
          <table:table-cell office:value-type="float" office:value="126.82">
            <text:p>126.82</text:p>
          </table:table-cell>
          <table:table-cell office:value-type="float" office:value="120.76">
            <text:p>120.76</text:p>
          </table:table-cell>
          <table:table-cell office:value-type="float" office:value="127.24">
            <text:p>127.24</text:p>
          </table:table-cell>
          <table:table-cell office:value-type="float" office:value="218">
            <text:p>218</text:p>
          </table:table-cell>
          <table:table-cell table:formula="of:=[.N215]/MIN([.$N215:.$R215])" office:value-type="float" office:value="1">
            <text:p>1</text:p>
          </table:table-cell>
          <table:table-cell table:formula="of:=[.O215]/MIN([.$N215:.$R215])" office:value-type="float" office:value="1.05648117294235">
            <text:p>1.0564811729</text:p>
          </table:table-cell>
          <table:table-cell table:formula="of:=[.P215]/MIN([.$N215:.$R215])" office:value-type="float" office:value="1.00599800066644">
            <text:p>1.0059980007</text:p>
          </table:table-cell>
          <table:table-cell table:formula="of:=[.Q215]/MIN([.$N215:.$R215])" office:value-type="float" office:value="1.05998000666445">
            <text:p>1.0599800067</text:p>
          </table:table-cell>
          <table:table-cell table:formula="of:=[.R215]/MIN([.$N215:.$R215])" office:value-type="float" office:value="1.8160613128957">
            <text:p>1.81606131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.08">
            <text:p>0.08</text:p>
          </table:table-cell>
          <table:table-cell table:formula="of:=[.N216]/MIN([.$N216:.$R216])" office:value-type="float" office:value="1.14285714285714">
            <text:p>1.1428571429</text:p>
          </table:table-cell>
          <table:table-cell table:formula="of:=[.O216]/MIN([.$N216:.$R216])" office:value-type="float" office:value="1">
            <text:p>1</text:p>
          </table:table-cell>
          <table:table-cell table:formula="of:=[.P216]/MIN([.$N216:.$R216])" office:value-type="float" office:value="1.14285714285714">
            <text:p>1.1428571429</text:p>
          </table:table-cell>
          <table:table-cell table:formula="of:=[.Q216]/MIN([.$N216:.$R216])" office:value-type="float" office:value="1.14285714285714">
            <text:p>1.1428571429</text:p>
          </table:table-cell>
          <table:table-cell table:formula="of:=[.R216]/MIN([.$N216:.$R216])" office:value-type="float" office:value="1.14285714285714">
            <text:p>1.14285714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18">
            <text:p>4.18</text:p>
          </table:table-cell>
          <table:table-cell office:value-type="float" office:value="3.71">
            <text:p>3.71</text:p>
          </table:table-cell>
          <table:table-cell office:value-type="float" office:value="3.68">
            <text:p>3.68</text:p>
          </table:table-cell>
          <table:table-cell office:value-type="float" office:value="3.73">
            <text:p>3.73</text:p>
          </table:table-cell>
          <table:table-cell office:value-type="float" office:value="4.17">
            <text:p>4.17</text:p>
          </table:table-cell>
          <table:table-cell table:formula="of:=[.N217]/MIN([.$N217:.$R217])" office:value-type="float" office:value="1.13586956521739">
            <text:p>1.1358695652</text:p>
          </table:table-cell>
          <table:table-cell table:formula="of:=[.O217]/MIN([.$N217:.$R217])" office:value-type="float" office:value="1.00815217391304">
            <text:p>1.0081521739</text:p>
          </table:table-cell>
          <table:table-cell table:formula="of:=[.P217]/MIN([.$N217:.$R217])" office:value-type="float" office:value="1">
            <text:p>1</text:p>
          </table:table-cell>
          <table:table-cell table:formula="of:=[.Q217]/MIN([.$N217:.$R217])" office:value-type="float" office:value="1.01358695652174">
            <text:p>1.0135869565</text:p>
          </table:table-cell>
          <table:table-cell table:formula="of:=[.R217]/MIN([.$N217:.$R217])" office:value-type="float" office:value="1.13315217391304">
            <text:p>1.133152173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92.1">
            <text:p>592.1</text:p>
          </table:table-cell>
          <table:table-cell office:value-type="float" office:value="710.67">
            <text:p>710.67</text:p>
          </table:table-cell>
          <table:table-cell office:value-type="float" office:value="555.2">
            <text:p>555.2</text:p>
          </table:table-cell>
          <table:table-cell office:value-type="float" office:value="729.42">
            <text:p>729.42</text:p>
          </table:table-cell>
          <table:table-cell office:value-type="float" office:value="1178.81">
            <text:p>1178.81</text:p>
          </table:table-cell>
          <table:table-cell table:formula="of:=[.N218]/MIN([.$N218:.$R218])" office:value-type="float" office:value="1.06646253602305">
            <text:p>1.066462536</text:p>
          </table:table-cell>
          <table:table-cell table:formula="of:=[.O218]/MIN([.$N218:.$R218])" office:value-type="float" office:value="1.28002521613833">
            <text:p>1.2800252161</text:p>
          </table:table-cell>
          <table:table-cell table:formula="of:=[.P218]/MIN([.$N218:.$R218])" office:value-type="float" office:value="1">
            <text:p>1</text:p>
          </table:table-cell>
          <table:table-cell table:formula="of:=[.Q218]/MIN([.$N218:.$R218])" office:value-type="float" office:value="1.31379682997118">
            <text:p>1.31379683</text:p>
          </table:table-cell>
          <table:table-cell table:formula="of:=[.R218]/MIN([.$N218:.$R218])" office:value-type="float" office:value="2.12321685878962">
            <text:p>2.123216858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8">
            <text:p>3.88</text:p>
          </table:table-cell>
          <table:table-cell office:value-type="float" office:value="3.95">
            <text:p>3.95</text:p>
          </table:table-cell>
          <table:table-cell office:value-type="float" office:value="3.87">
            <text:p>3.87</text:p>
          </table:table-cell>
          <table:table-cell office:value-type="float" office:value="3.91">
            <text:p>3.91</text:p>
          </table:table-cell>
          <table:table-cell office:value-type="float" office:value="4.44">
            <text:p>4.44</text:p>
          </table:table-cell>
          <table:table-cell table:formula="of:=[.N219]/MIN([.$N219:.$R219])" office:value-type="float" office:value="1.00258397932817">
            <text:p>1.0025839793</text:p>
          </table:table-cell>
          <table:table-cell table:formula="of:=[.O219]/MIN([.$N219:.$R219])" office:value-type="float" office:value="1.02067183462532">
            <text:p>1.0206718346</text:p>
          </table:table-cell>
          <table:table-cell table:formula="of:=[.P219]/MIN([.$N219:.$R219])" office:value-type="float" office:value="1">
            <text:p>1</text:p>
          </table:table-cell>
          <table:table-cell table:formula="of:=[.Q219]/MIN([.$N219:.$R219])" office:value-type="float" office:value="1.01033591731266">
            <text:p>1.0103359173</text:p>
          </table:table-cell>
          <table:table-cell table:formula="of:=[.R219]/MIN([.$N219:.$R219])" office:value-type="float" office:value="1.14728682170543">
            <text:p>1.147286821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19.12">
            <text:p>619.12</text:p>
          </table:table-cell>
          <table:table-cell office:value-type="float" office:value="818.38">
            <text:p>818.38</text:p>
          </table:table-cell>
          <table:table-cell office:value-type="float" office:value="675.53">
            <text:p>675.53</text:p>
          </table:table-cell>
          <table:table-cell office:value-type="float" office:value="796.01">
            <text:p>796.01</text:p>
          </table:table-cell>
          <table:table-cell office:value-type="float" office:value="983.64">
            <text:p>983.64</text:p>
          </table:table-cell>
          <table:table-cell table:formula="of:=[.N220]/MIN([.$N220:.$R220])" office:value-type="float" office:value="1">
            <text:p>1</text:p>
          </table:table-cell>
          <table:table-cell table:formula="of:=[.O220]/MIN([.$N220:.$R220])" office:value-type="float" office:value="1.32184390748159">
            <text:p>1.3218439075</text:p>
          </table:table-cell>
          <table:table-cell table:formula="of:=[.P220]/MIN([.$N220:.$R220])" office:value-type="float" office:value="1.09111319291898">
            <text:p>1.0911131929</text:p>
          </table:table-cell>
          <table:table-cell table:formula="of:=[.Q220]/MIN([.$N220:.$R220])" office:value-type="float" office:value="1.28571197829177">
            <text:p>1.2857119783</text:p>
          </table:table-cell>
          <table:table-cell table:formula="of:=[.R220]/MIN([.$N220:.$R220])" office:value-type="float" office:value="1.58877115906448">
            <text:p>1.588771159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.25">
            <text:p>0.25</text:p>
          </table:table-cell>
          <table:table-cell table:formula="of:=[.N221]/MIN([.$N221:.$R221])" office:value-type="float" office:value="1">
            <text:p>1</text:p>
          </table:table-cell>
          <table:table-cell table:formula="of:=[.O221]/MIN([.$N221:.$R221])" office:value-type="float" office:value="1.04">
            <text:p>1.04</text:p>
          </table:table-cell>
          <table:table-cell table:formula="of:=[.P221]/MIN([.$N221:.$R221])" office:value-type="float" office:value="1">
            <text:p>1</text:p>
          </table:table-cell>
          <table:table-cell table:formula="of:=[.Q221]/MIN([.$N221:.$R221])" office:value-type="float" office:value="1">
            <text:p>1</text:p>
          </table:table-cell>
          <table:table-cell table:formula="of:=[.R221]/MIN([.$N221:.$R22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table:formula="of:=[.N222]/MIN([.$N222:.$R222])" office:value-type="float" office:value="1.14285714285714">
            <text:p>1.1428571429</text:p>
          </table:table-cell>
          <table:table-cell table:formula="of:=[.O222]/MIN([.$N222:.$R222])" office:value-type="float" office:value="1">
            <text:p>1</text:p>
          </table:table-cell>
          <table:table-cell table:formula="of:=[.P222]/MIN([.$N222:.$R222])" office:value-type="float" office:value="1">
            <text:p>1</text:p>
          </table:table-cell>
          <table:table-cell table:formula="of:=[.Q222]/MIN([.$N222:.$R222])" office:value-type="float" office:value="1.14285714285714">
            <text:p>1.1428571429</text:p>
          </table:table-cell>
          <table:table-cell table:formula="of:=[.R222]/MIN([.$N222:.$R222])" office:value-type="float" office:value="1.14285714285714">
            <text:p>1.14285714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1.04">
            <text:p>21.04</text:p>
          </table:table-cell>
          <table:table-cell office:value-type="float" office:value="21.81">
            <text:p>21.81</text:p>
          </table:table-cell>
          <table:table-cell office:value-type="float" office:value="20.62">
            <text:p>20.62</text:p>
          </table:table-cell>
          <table:table-cell office:value-type="float" office:value="21.74">
            <text:p>21.74</text:p>
          </table:table-cell>
          <table:table-cell office:value-type="float" office:value="25.8">
            <text:p>25.8</text:p>
          </table:table-cell>
          <table:table-cell table:formula="of:=[.N223]/MIN([.$N223:.$R223])" office:value-type="float" office:value="1.02036857419981">
            <text:p>1.0203685742</text:p>
          </table:table-cell>
          <table:table-cell table:formula="of:=[.O223]/MIN([.$N223:.$R223])" office:value-type="float" office:value="1.05771096023278">
            <text:p>1.0577109602</text:p>
          </table:table-cell>
          <table:table-cell table:formula="of:=[.P223]/MIN([.$N223:.$R223])" office:value-type="float" office:value="1">
            <text:p>1</text:p>
          </table:table-cell>
          <table:table-cell table:formula="of:=[.Q223]/MIN([.$N223:.$R223])" office:value-type="float" office:value="1.05431619786615">
            <text:p>1.0543161979</text:p>
          </table:table-cell>
          <table:table-cell table:formula="of:=[.R223]/MIN([.$N223:.$R223])" office:value-type="float" office:value="1.25121241513094">
            <text:p>1.251212415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24">
            <text:p>0.24</text:p>
          </table:table-cell>
          <table:table-cell office:value-type="float" office:value="0.26">
            <text:p>0.26</text:p>
          </table:table-cell>
          <table:table-cell table:formula="of:=[.N224]/MIN([.$N224:.$R224])" office:value-type="float" office:value="1">
            <text:p>1</text:p>
          </table:table-cell>
          <table:table-cell table:formula="of:=[.O224]/MIN([.$N224:.$R224])" office:value-type="float" office:value="1">
            <text:p>1</text:p>
          </table:table-cell>
          <table:table-cell table:formula="of:=[.P224]/MIN([.$N224:.$R224])" office:value-type="float" office:value="1">
            <text:p>1</text:p>
          </table:table-cell>
          <table:table-cell table:formula="of:=[.Q224]/MIN([.$N224:.$R224])" office:value-type="float" office:value="1">
            <text:p>1</text:p>
          </table:table-cell>
          <table:table-cell table:formula="of:=[.R224]/MIN([.$N224:.$R224])" office:value-type="float" office:value="1.08333333333333">
            <text:p>1.08333333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3.88">
            <text:p>23.88</text:p>
          </table:table-cell>
          <table:table-cell office:value-type="float" office:value="24.76">
            <text:p>24.76</text:p>
          </table:table-cell>
          <table:table-cell office:value-type="float" office:value="23.87">
            <text:p>23.87</text:p>
          </table:table-cell>
          <table:table-cell office:value-type="float" office:value="24.95">
            <text:p>24.95</text:p>
          </table:table-cell>
          <table:table-cell office:value-type="float" office:value="35.11">
            <text:p>35.11</text:p>
          </table:table-cell>
          <table:table-cell table:formula="of:=[.N225]/MIN([.$N225:.$R225])" office:value-type="float" office:value="1.00041893590281">
            <text:p>1.0004189359</text:p>
          </table:table-cell>
          <table:table-cell table:formula="of:=[.O225]/MIN([.$N225:.$R225])" office:value-type="float" office:value="1.03728529534981">
            <text:p>1.0372852953</text:p>
          </table:table-cell>
          <table:table-cell table:formula="of:=[.P225]/MIN([.$N225:.$R225])" office:value-type="float" office:value="1">
            <text:p>1</text:p>
          </table:table-cell>
          <table:table-cell table:formula="of:=[.Q225]/MIN([.$N225:.$R225])" office:value-type="float" office:value="1.04524507750314">
            <text:p>1.0452450775</text:p>
          </table:table-cell>
          <table:table-cell table:formula="of:=[.R225]/MIN([.$N225:.$R225])" office:value-type="float" office:value="1.47088395475492">
            <text:p>1.470883954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2">
            <text:p>0.02</text:p>
          </table:table-cell>
          <table:table-cell table:formula="of:=[.N226]/MIN([.$N226:.$R226])" office:value-type="float" office:value="1">
            <text:p>1</text:p>
          </table:table-cell>
          <table:table-cell table:formula="of:=[.O226]/MIN([.$N226:.$R226])" office:value-type="float" office:value="1">
            <text:p>1</text:p>
          </table:table-cell>
          <table:table-cell table:formula="of:=[.P226]/MIN([.$N226:.$R226])" office:value-type="float" office:value="1">
            <text:p>1</text:p>
          </table:table-cell>
          <table:table-cell table:formula="of:=[.Q226]/MIN([.$N226:.$R226])" office:value-type="float" office:value="1">
            <text:p>1</text:p>
          </table:table-cell>
          <table:table-cell table:formula="of:=[.R226]/MIN([.$N226:.$R22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office:value-type="float" office:value="1.19">
            <text:p>1.19</text:p>
          </table:table-cell>
          <table:table-cell table:formula="of:=[.N227]/MIN([.$N227:.$R227])" office:value-type="float" office:value="1">
            <text:p>1</text:p>
          </table:table-cell>
          <table:table-cell table:formula="of:=[.O227]/MIN([.$N227:.$R227])" office:value-type="float" office:value="1.02803738317757">
            <text:p>1.0280373832</text:p>
          </table:table-cell>
          <table:table-cell table:formula="of:=[.P227]/MIN([.$N227:.$R227])" office:value-type="float" office:value="1">
            <text:p>1</text:p>
          </table:table-cell>
          <table:table-cell table:formula="of:=[.Q227]/MIN([.$N227:.$R227])" office:value-type="float" office:value="1.02803738317757">
            <text:p>1.0280373832</text:p>
          </table:table-cell>
          <table:table-cell table:formula="of:=[.R227]/MIN([.$N227:.$R227])" office:value-type="float" office:value="1.11214953271028">
            <text:p>1.112149532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42.16">
            <text:p>142.16</text:p>
          </table:table-cell>
          <table:table-cell office:value-type="float" office:value="169.72">
            <text:p>169.72</text:p>
          </table:table-cell>
          <table:table-cell office:value-type="float" office:value="143.95">
            <text:p>143.95</text:p>
          </table:table-cell>
          <table:table-cell office:value-type="float" office:value="170.29">
            <text:p>170.29</text:p>
          </table:table-cell>
          <table:table-cell office:value-type="float" office:value="248.67">
            <text:p>248.67</text:p>
          </table:table-cell>
          <table:table-cell table:formula="of:=[.N228]/MIN([.$N228:.$R228])" office:value-type="float" office:value="1">
            <text:p>1</text:p>
          </table:table-cell>
          <table:table-cell table:formula="of:=[.O228]/MIN([.$N228:.$R228])" office:value-type="float" office:value="1.19386606640405">
            <text:p>1.1938660664</text:p>
          </table:table-cell>
          <table:table-cell table:formula="of:=[.P228]/MIN([.$N228:.$R228])" office:value-type="float" office:value="1.01259144625774">
            <text:p>1.0125914463</text:p>
          </table:table-cell>
          <table:table-cell table:formula="of:=[.Q228]/MIN([.$N228:.$R228])" office:value-type="float" office:value="1.19787563308948">
            <text:p>1.1978756331</text:p>
          </table:table-cell>
          <table:table-cell table:formula="of:=[.R228]/MIN([.$N228:.$R228])" office:value-type="float" office:value="1.74922622397299">
            <text:p>1.74922622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4">
            <text:p>1.04</text:p>
          </table:table-cell>
          <table:table-cell office:value-type="float" office:value="1.05">
            <text:p>1.05</text:p>
          </table:table-cell>
          <table:table-cell office:value-type="float" office:value="1.04">
            <text:p>1.04</text:p>
          </table:table-cell>
          <table:table-cell office:value-type="float" office:value="1.05">
            <text:p>1.05</text:p>
          </table:table-cell>
          <table:table-cell office:value-type="float" office:value="1.17">
            <text:p>1.17</text:p>
          </table:table-cell>
          <table:table-cell table:formula="of:=[.N229]/MIN([.$N229:.$R229])" office:value-type="float" office:value="1">
            <text:p>1</text:p>
          </table:table-cell>
          <table:table-cell table:formula="of:=[.O229]/MIN([.$N229:.$R229])" office:value-type="float" office:value="1.00961538461538">
            <text:p>1.0096153846</text:p>
          </table:table-cell>
          <table:table-cell table:formula="of:=[.P229]/MIN([.$N229:.$R229])" office:value-type="float" office:value="1">
            <text:p>1</text:p>
          </table:table-cell>
          <table:table-cell table:formula="of:=[.Q229]/MIN([.$N229:.$R229])" office:value-type="float" office:value="1.00961538461538">
            <text:p>1.0096153846</text:p>
          </table:table-cell>
          <table:table-cell table:formula="of:=[.R229]/MIN([.$N229:.$R229])" office:value-type="float" office:value="1.125">
            <text:p>1.1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37.09">
            <text:p>137.09</text:p>
          </table:table-cell>
          <table:table-cell office:value-type="float" office:value="171.93">
            <text:p>171.93</text:p>
          </table:table-cell>
          <table:table-cell office:value-type="float" office:value="131.48">
            <text:p>131.48</text:p>
          </table:table-cell>
          <table:table-cell office:value-type="float" office:value="169.86">
            <text:p>169.86</text:p>
          </table:table-cell>
          <table:table-cell office:value-type="float" office:value="332.79">
            <text:p>332.79</text:p>
          </table:table-cell>
          <table:table-cell table:formula="of:=[.N230]/MIN([.$N230:.$R230])" office:value-type="float" office:value="1.04266808640097">
            <text:p>1.0426680864</text:p>
          </table:table-cell>
          <table:table-cell table:formula="of:=[.O230]/MIN([.$N230:.$R230])" office:value-type="float" office:value="1.30765135381807">
            <text:p>1.3076513538</text:p>
          </table:table-cell>
          <table:table-cell table:formula="of:=[.P230]/MIN([.$N230:.$R230])" office:value-type="float" office:value="1">
            <text:p>1</text:p>
          </table:table-cell>
          <table:table-cell table:formula="of:=[.Q230]/MIN([.$N230:.$R230])" office:value-type="float" office:value="1.29190751445087">
            <text:p>1.2919075145</text:p>
          </table:table-cell>
          <table:table-cell table:formula="of:=[.R230]/MIN([.$N230:.$R230])" office:value-type="float" office:value="2.53110739275936">
            <text:p>2.531107392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7">
            <text:p>0.47</text:p>
          </table:table-cell>
          <table:table-cell table:formula="of:=[.N231]/MIN([.$N231:.$R231])" office:value-type="float" office:value="1">
            <text:p>1</text:p>
          </table:table-cell>
          <table:table-cell table:formula="of:=[.O231]/MIN([.$N231:.$R231])" office:value-type="float" office:value="1">
            <text:p>1</text:p>
          </table:table-cell>
          <table:table-cell table:formula="of:=[.P231]/MIN([.$N231:.$R231])" office:value-type="float" office:value="1.02127659574468">
            <text:p>1.0212765957</text:p>
          </table:table-cell>
          <table:table-cell table:formula="of:=[.Q231]/MIN([.$N231:.$R231])" office:value-type="float" office:value="1">
            <text:p>1</text:p>
          </table:table-cell>
          <table:table-cell table:formula="of:=[.R231]/MIN([.$N231:.$R23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41">
            <text:p>0.41</text:p>
          </table:table-cell>
          <table:table-cell office:value-type="float" office:value="0.45">
            <text:p>0.45</text:p>
          </table:table-cell>
          <table:table-cell table:formula="of:=[.N232]/MIN([.$N232:.$R232])" office:value-type="float" office:value="1">
            <text:p>1</text:p>
          </table:table-cell>
          <table:table-cell table:formula="of:=[.O232]/MIN([.$N232:.$R232])" office:value-type="float" office:value="1">
            <text:p>1</text:p>
          </table:table-cell>
          <table:table-cell table:formula="of:=[.P232]/MIN([.$N232:.$R232])" office:value-type="float" office:value="1">
            <text:p>1</text:p>
          </table:table-cell>
          <table:table-cell table:formula="of:=[.Q232]/MIN([.$N232:.$R232])" office:value-type="float" office:value="1">
            <text:p>1</text:p>
          </table:table-cell>
          <table:table-cell table:formula="of:=[.R232]/MIN([.$N232:.$R232])" office:value-type="float" office:value="1.09756097560976">
            <text:p>1.097560975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79.33">
            <text:p>79.33</text:p>
          </table:table-cell>
          <table:table-cell office:value-type="float" office:value="85.23">
            <text:p>85.23</text:p>
          </table:table-cell>
          <table:table-cell office:value-type="float" office:value="80">
            <text:p>80</text:p>
          </table:table-cell>
          <table:table-cell office:value-type="float" office:value="85.25">
            <text:p>85.25</text:p>
          </table:table-cell>
          <table:table-cell office:value-type="float" office:value="114.02">
            <text:p>114.02</text:p>
          </table:table-cell>
          <table:table-cell table:formula="of:=[.N233]/MIN([.$N233:.$R233])" office:value-type="float" office:value="1">
            <text:p>1</text:p>
          </table:table-cell>
          <table:table-cell table:formula="of:=[.O233]/MIN([.$N233:.$R233])" office:value-type="float" office:value="1.07437287280978">
            <text:p>1.0743728728</text:p>
          </table:table-cell>
          <table:table-cell table:formula="of:=[.P233]/MIN([.$N233:.$R233])" office:value-type="float" office:value="1.00844573301399">
            <text:p>1.008445733</text:p>
          </table:table-cell>
          <table:table-cell table:formula="of:=[.Q233]/MIN([.$N233:.$R233])" office:value-type="float" office:value="1.07462498424304">
            <text:p>1.0746249842</text:p>
          </table:table-cell>
          <table:table-cell table:formula="of:=[.R233]/MIN([.$N233:.$R233])" office:value-type="float" office:value="1.43728728097819">
            <text:p>1.43728728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42">
            <text:p>0.42</text:p>
          </table:table-cell>
          <table:table-cell office:value-type="float" office:value="0.45">
            <text:p>0.45</text:p>
          </table:table-cell>
          <table:table-cell table:formula="of:=[.N234]/MIN([.$N234:.$R234])" office:value-type="float" office:value="1">
            <text:p>1</text:p>
          </table:table-cell>
          <table:table-cell table:formula="of:=[.O234]/MIN([.$N234:.$R234])" office:value-type="float" office:value="1">
            <text:p>1</text:p>
          </table:table-cell>
          <table:table-cell table:formula="of:=[.P234]/MIN([.$N234:.$R234])" office:value-type="float" office:value="1">
            <text:p>1</text:p>
          </table:table-cell>
          <table:table-cell table:formula="of:=[.Q234]/MIN([.$N234:.$R234])" office:value-type="float" office:value="1">
            <text:p>1</text:p>
          </table:table-cell>
          <table:table-cell table:formula="of:=[.R234]/MIN([.$N234:.$R234])" office:value-type="float" office:value="1.07142857142857">
            <text:p>1.07142857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86.15">
            <text:p>86.15</text:p>
          </table:table-cell>
          <table:table-cell office:value-type="float" office:value="95.84">
            <text:p>95.84</text:p>
          </table:table-cell>
          <table:table-cell office:value-type="float" office:value="85.98">
            <text:p>85.98</text:p>
          </table:table-cell>
          <table:table-cell office:value-type="float" office:value="95.45">
            <text:p>95.45</text:p>
          </table:table-cell>
          <table:table-cell office:value-type="float" office:value="145.27">
            <text:p>145.27</text:p>
          </table:table-cell>
          <table:table-cell table:formula="of:=[.N235]/MIN([.$N235:.$R235])" office:value-type="float" office:value="1.00197720400093">
            <text:p>1.001977204</text:p>
          </table:table-cell>
          <table:table-cell table:formula="of:=[.O235]/MIN([.$N235:.$R235])" office:value-type="float" office:value="1.11467783205397">
            <text:p>1.1146778321</text:p>
          </table:table-cell>
          <table:table-cell table:formula="of:=[.P235]/MIN([.$N235:.$R235])" office:value-type="float" office:value="1">
            <text:p>1</text:p>
          </table:table-cell>
          <table:table-cell table:formula="of:=[.Q235]/MIN([.$N235:.$R235])" office:value-type="float" office:value="1.1101418934636">
            <text:p>1.1101418935</text:p>
          </table:table-cell>
          <table:table-cell table:formula="of:=[.R235]/MIN([.$N235:.$R235])" office:value-type="float" office:value="1.68957897185392">
            <text:p>1.689578971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table:formula="of:=[.N236]/MIN([.$N236:.$R236])" office:value-type="float" office:value="1">
            <text:p>1</text:p>
          </table:table-cell>
          <table:table-cell table:formula="of:=[.O236]/MIN([.$N236:.$R236])" office:value-type="float" office:value="1.03703703703704">
            <text:p>1.037037037</text:p>
          </table:table-cell>
          <table:table-cell table:formula="of:=[.P236]/MIN([.$N236:.$R236])" office:value-type="float" office:value="1.03703703703704">
            <text:p>1.037037037</text:p>
          </table:table-cell>
          <table:table-cell table:formula="of:=[.Q236]/MIN([.$N236:.$R236])" office:value-type="float" office:value="1">
            <text:p>1</text:p>
          </table:table-cell>
          <table:table-cell table:formula="of:=[.R236]/MIN([.$N236:.$R236])" office:value-type="float" office:value="1.03703703703704">
            <text:p>1.03703703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1">
            <text:p>0.01</text:p>
          </table:table-cell>
          <table:table-cell table:formula="of:=[.N237]/MIN([.$N237:.$R237])" office:value-type="float" office:value="1">
            <text:p>1</text:p>
          </table:table-cell>
          <table:table-cell table:formula="of:=[.O237]/MIN([.$N237:.$R237])" office:value-type="float" office:value="1">
            <text:p>1</text:p>
          </table:table-cell>
          <table:table-cell table:formula="of:=[.P237]/MIN([.$N237:.$R237])" office:value-type="float" office:value="1">
            <text:p>1</text:p>
          </table:table-cell>
          <table:table-cell table:formula="of:=[.Q237]/MIN([.$N237:.$R237])" office:value-type="float" office:value="1">
            <text:p>1</text:p>
          </table:table-cell>
          <table:table-cell table:formula="of:=[.R237]/MIN([.$N237:.$R237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24.53">
            <text:p>224.53</text:p>
          </table:table-cell>
          <table:table-cell office:value-type="float" office:value="240.56">
            <text:p>240.56</text:p>
          </table:table-cell>
          <table:table-cell office:value-type="float" office:value="224.98">
            <text:p>224.98</text:p>
          </table:table-cell>
          <table:table-cell office:value-type="float" office:value="257.57">
            <text:p>257.57</text:p>
          </table:table-cell>
          <table:table-cell office:value-type="float" office:value="424.41">
            <text:p>424.41</text:p>
          </table:table-cell>
          <table:table-cell table:formula="of:=[.N238]/MIN([.$N238:.$R238])" office:value-type="float" office:value="1">
            <text:p>1</text:p>
          </table:table-cell>
          <table:table-cell table:formula="of:=[.O238]/MIN([.$N238:.$R238])" office:value-type="float" office:value="1.07139357769563">
            <text:p>1.0713935777</text:p>
          </table:table-cell>
          <table:table-cell table:formula="of:=[.P238]/MIN([.$N238:.$R238])" office:value-type="float" office:value="1.00200418652296">
            <text:p>1.0020041865</text:p>
          </table:table-cell>
          <table:table-cell table:formula="of:=[.Q238]/MIN([.$N238:.$R238])" office:value-type="float" office:value="1.14715182826348">
            <text:p>1.1471518283</text:p>
          </table:table-cell>
          <table:table-cell table:formula="of:=[.R238]/MIN([.$N238:.$R238])" office:value-type="float" office:value="1.89021511602013">
            <text:p>1.89021511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formula="of:=[.N239]/MIN([.$N239:.$R239])" office:value-type="float" office:value="2">
            <text:p>2</text:p>
          </table:table-cell>
          <table:table-cell table:formula="of:=[.O239]/MIN([.$N239:.$R239])" office:value-type="float" office:value="2">
            <text:p>2</text:p>
          </table:table-cell>
          <table:table-cell table:formula="of:=[.P239]/MIN([.$N239:.$R239])" office:value-type="float" office:value="2">
            <text:p>2</text:p>
          </table:table-cell>
          <table:table-cell table:formula="of:=[.Q239]/MIN([.$N239:.$R239])" office:value-type="float" office:value="2">
            <text:p>2</text:p>
          </table:table-cell>
          <table:table-cell table:formula="of:=[.R239]/MIN([.$N239:.$R239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43.73">
            <text:p>343.73</text:p>
          </table:table-cell>
          <table:table-cell office:value-type="float" office:value="380.59">
            <text:p>380.59</text:p>
          </table:table-cell>
          <table:table-cell office:value-type="float" office:value="351">
            <text:p>351</text:p>
          </table:table-cell>
          <table:table-cell office:value-type="float" office:value="428.02">
            <text:p>428.02</text:p>
          </table:table-cell>
          <table:table-cell office:value-type="float" office:value="439.27">
            <text:p>439.27</text:p>
          </table:table-cell>
          <table:table-cell table:formula="of:=[.N240]/MIN([.$N240:.$R240])" office:value-type="float" office:value="1">
            <text:p>1</text:p>
          </table:table-cell>
          <table:table-cell table:formula="of:=[.O240]/MIN([.$N240:.$R240])" office:value-type="float" office:value="1.10723533005557">
            <text:p>1.1072353301</text:p>
          </table:table-cell>
          <table:table-cell table:formula="of:=[.P240]/MIN([.$N240:.$R240])" office:value-type="float" office:value="1.02115032147325">
            <text:p>1.0211503215</text:p>
          </table:table-cell>
          <table:table-cell table:formula="of:=[.Q240]/MIN([.$N240:.$R240])" office:value-type="float" office:value="1.24522154016234">
            <text:p>1.2452215402</text:p>
          </table:table-cell>
          <table:table-cell table:formula="of:=[.R240]/MIN([.$N240:.$R240])" office:value-type="float" office:value="1.27795071713263">
            <text:p>1.277950717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2">
            <text:p>0.02</text:p>
          </table:table-cell>
          <table:table-cell table:formula="of:=[.N241]/MIN([.$N241:.$R241])" office:value-type="float" office:value="1">
            <text:p>1</text:p>
          </table:table-cell>
          <table:table-cell table:formula="of:=[.O241]/MIN([.$N241:.$R241])" office:value-type="float" office:value="1">
            <text:p>1</text:p>
          </table:table-cell>
          <table:table-cell table:formula="of:=[.P241]/MIN([.$N241:.$R241])" office:value-type="float" office:value="1">
            <text:p>1</text:p>
          </table:table-cell>
          <table:table-cell table:formula="of:=[.Q241]/MIN([.$N241:.$R241])" office:value-type="float" office:value="1">
            <text:p>1</text:p>
          </table:table-cell>
          <table:table-cell table:formula="of:=[.R241]/MIN([.$N241:.$R24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3" office:value-type="float" office:value="0.04">
            <text:p>0.04</text:p>
          </table:table-cell>
          <table:table-cell table:number-columns-repeated="2" office:value-type="float" office:value="0.03">
            <text:p>0.03</text:p>
          </table:table-cell>
          <table:table-cell table:formula="of:=[.N242]/MIN([.$N242:.$R242])" office:value-type="float" office:value="1.33333333333333">
            <text:p>1.3333333333</text:p>
          </table:table-cell>
          <table:table-cell table:formula="of:=[.O242]/MIN([.$N242:.$R242])" office:value-type="float" office:value="1.33333333333333">
            <text:p>1.3333333333</text:p>
          </table:table-cell>
          <table:table-cell table:formula="of:=[.P242]/MIN([.$N242:.$R242])" office:value-type="float" office:value="1.33333333333333">
            <text:p>1.3333333333</text:p>
          </table:table-cell>
          <table:table-cell table:formula="of:=[.Q242]/MIN([.$N242:.$R242])" office:value-type="float" office:value="1">
            <text:p>1</text:p>
          </table:table-cell>
          <table:table-cell table:formula="of:=[.R242]/MIN([.$N242:.$R242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3.75">
            <text:p>43.75</text:p>
          </table:table-cell>
          <table:table-cell office:value-type="float" office:value="43.47">
            <text:p>43.47</text:p>
          </table:table-cell>
          <table:table-cell office:value-type="float" office:value="43.55">
            <text:p>43.55</text:p>
          </table:table-cell>
          <table:table-cell office:value-type="float" office:value="43.72">
            <text:p>43.72</text:p>
          </table:table-cell>
          <table:table-cell office:value-type="float" office:value="55.06">
            <text:p>55.06</text:p>
          </table:table-cell>
          <table:table-cell table:formula="of:=[.N243]/MIN([.$N243:.$R243])" office:value-type="float" office:value="1.00644122383253">
            <text:p>1.0064412238</text:p>
          </table:table-cell>
          <table:table-cell table:formula="of:=[.O243]/MIN([.$N243:.$R243])" office:value-type="float" office:value="1">
            <text:p>1</text:p>
          </table:table-cell>
          <table:table-cell table:formula="of:=[.P243]/MIN([.$N243:.$R243])" office:value-type="float" office:value="1.00184034966644">
            <text:p>1.0018403497</text:p>
          </table:table-cell>
          <table:table-cell table:formula="of:=[.Q243]/MIN([.$N243:.$R243])" office:value-type="float" office:value="1.00575109270761">
            <text:p>1.0057510927</text:p>
          </table:table-cell>
          <table:table-cell table:formula="of:=[.R243]/MIN([.$N243:.$R243])" office:value-type="float" office:value="1.26662065792501">
            <text:p>1.266620657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8">
            <text:p>3.88</text:p>
          </table:table-cell>
          <table:table-cell office:value-type="float" office:value="3.89">
            <text:p>3.89</text:p>
          </table:table-cell>
          <table:table-cell office:value-type="float" office:value="3.95">
            <text:p>3.95</text:p>
          </table:table-cell>
          <table:table-cell office:value-type="float" office:value="3.86">
            <text:p>3.86</text:p>
          </table:table-cell>
          <table:table-cell office:value-type="float" office:value="3.99">
            <text:p>3.99</text:p>
          </table:table-cell>
          <table:table-cell table:formula="of:=[.N244]/MIN([.$N244:.$R244])" office:value-type="float" office:value="1.00518134715026">
            <text:p>1.0051813472</text:p>
          </table:table-cell>
          <table:table-cell table:formula="of:=[.O244]/MIN([.$N244:.$R244])" office:value-type="float" office:value="1.00777202072539">
            <text:p>1.0077720207</text:p>
          </table:table-cell>
          <table:table-cell table:formula="of:=[.P244]/MIN([.$N244:.$R244])" office:value-type="float" office:value="1.02331606217617">
            <text:p>1.0233160622</text:p>
          </table:table-cell>
          <table:table-cell table:formula="of:=[.Q244]/MIN([.$N244:.$R244])" office:value-type="float" office:value="1">
            <text:p>1</text:p>
          </table:table-cell>
          <table:table-cell table:formula="of:=[.R244]/MIN([.$N244:.$R244])" office:value-type="float" office:value="1.03367875647668">
            <text:p>1.033678756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1.45">
            <text:p>61.45</text:p>
          </table:table-cell>
          <table:table-cell office:value-type="float" office:value="63.42">
            <text:p>63.42</text:p>
          </table:table-cell>
          <table:table-cell office:value-type="float" office:value="61.95">
            <text:p>61.95</text:p>
          </table:table-cell>
          <table:table-cell office:value-type="float" office:value="63.04">
            <text:p>63.04</text:p>
          </table:table-cell>
          <table:table-cell office:value-type="float" office:value="93.23">
            <text:p>93.23</text:p>
          </table:table-cell>
          <table:table-cell table:formula="of:=[.N245]/MIN([.$N245:.$R245])" office:value-type="float" office:value="1">
            <text:p>1</text:p>
          </table:table-cell>
          <table:table-cell table:formula="of:=[.O245]/MIN([.$N245:.$R245])" office:value-type="float" office:value="1.03205858421481">
            <text:p>1.0320585842</text:p>
          </table:table-cell>
          <table:table-cell table:formula="of:=[.P245]/MIN([.$N245:.$R245])" office:value-type="float" office:value="1.00813669650122">
            <text:p>1.0081366965</text:p>
          </table:table-cell>
          <table:table-cell table:formula="of:=[.Q245]/MIN([.$N245:.$R245])" office:value-type="float" office:value="1.02587469487388">
            <text:p>1.0258746949</text:p>
          </table:table-cell>
          <table:table-cell table:formula="of:=[.R245]/MIN([.$N245:.$R245])" office:value-type="float" office:value="1.51716842961758">
            <text:p>1.517168429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1">
            <text:p>0.01</text:p>
          </table:table-cell>
          <table:table-cell table:formula="of:=[.N246]/MIN([.$N246:.$R246])" office:value-type="float" office:value="1">
            <text:p>1</text:p>
          </table:table-cell>
          <table:table-cell table:formula="of:=[.O246]/MIN([.$N246:.$R246])" office:value-type="float" office:value="1">
            <text:p>1</text:p>
          </table:table-cell>
          <table:table-cell table:formula="of:=[.P246]/MIN([.$N246:.$R246])" office:value-type="float" office:value="1">
            <text:p>1</text:p>
          </table:table-cell>
          <table:table-cell table:formula="of:=[.Q246]/MIN([.$N246:.$R246])" office:value-type="float" office:value="1">
            <text:p>1</text:p>
          </table:table-cell>
          <table:table-cell table:formula="of:=[.R246]/MIN([.$N246:.$R24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1">
            <text:p>0.01</text:p>
          </table:table-cell>
          <table:table-cell table:formula="of:=[.N247]/MIN([.$N247:.$R247])" office:value-type="float" office:value="1">
            <text:p>1</text:p>
          </table:table-cell>
          <table:table-cell table:formula="of:=[.O247]/MIN([.$N247:.$R247])" office:value-type="float" office:value="1">
            <text:p>1</text:p>
          </table:table-cell>
          <table:table-cell table:formula="of:=[.P247]/MIN([.$N247:.$R247])" office:value-type="float" office:value="1">
            <text:p>1</text:p>
          </table:table-cell>
          <table:table-cell table:formula="of:=[.Q247]/MIN([.$N247:.$R247])" office:value-type="float" office:value="1">
            <text:p>1</text:p>
          </table:table-cell>
          <table:table-cell table:formula="of:=[.R247]/MIN([.$N247:.$R247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61.89">
            <text:p>261.89</text:p>
          </table:table-cell>
          <table:table-cell office:value-type="float" office:value="277.15">
            <text:p>277.15</text:p>
          </table:table-cell>
          <table:table-cell office:value-type="float" office:value="263.09">
            <text:p>263.09</text:p>
          </table:table-cell>
          <table:table-cell office:value-type="float" office:value="289.19">
            <text:p>289.19</text:p>
          </table:table-cell>
          <table:table-cell office:value-type="float" office:value="472.45">
            <text:p>472.45</text:p>
          </table:table-cell>
          <table:table-cell table:formula="of:=[.N248]/MIN([.$N248:.$R248])" office:value-type="float" office:value="1">
            <text:p>1</text:p>
          </table:table-cell>
          <table:table-cell table:formula="of:=[.O248]/MIN([.$N248:.$R248])" office:value-type="float" office:value="1.05826873878346">
            <text:p>1.0582687388</text:p>
          </table:table-cell>
          <table:table-cell table:formula="of:=[.P248]/MIN([.$N248:.$R248])" office:value-type="float" office:value="1.00458207644431">
            <text:p>1.0045820764</text:p>
          </table:table-cell>
          <table:table-cell table:formula="of:=[.Q248]/MIN([.$N248:.$R248])" office:value-type="float" office:value="1.10424223910802">
            <text:p>1.1042422391</text:p>
          </table:table-cell>
          <table:table-cell table:formula="of:=[.R248]/MIN([.$N248:.$R248])" office:value-type="float" office:value="1.8040016800947">
            <text:p>1.804001680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table:formula="of:=[.N249]/MIN([.$N249:.$R249])" office:value-type="float" office:value="1.5">
            <text:p>1.5</text:p>
          </table:table-cell>
          <table:table-cell table:formula="of:=[.O249]/MIN([.$N249:.$R249])" office:value-type="float" office:value="1">
            <text:p>1</text:p>
          </table:table-cell>
          <table:table-cell table:formula="of:=[.P249]/MIN([.$N249:.$R249])" office:value-type="float" office:value="1">
            <text:p>1</text:p>
          </table:table-cell>
          <table:table-cell table:formula="of:=[.Q249]/MIN([.$N249:.$R249])" office:value-type="float" office:value="1">
            <text:p>1</text:p>
          </table:table-cell>
          <table:table-cell table:formula="of:=[.R249]/MIN([.$N249:.$R249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44.8">
            <text:p>444.8</text:p>
          </table:table-cell>
          <table:table-cell office:value-type="float" office:value="591.4">
            <text:p>591.4</text:p>
          </table:table-cell>
          <table:table-cell office:value-type="float" office:value="497.37">
            <text:p>497.37</text:p>
          </table:table-cell>
          <table:table-cell office:value-type="float" office:value="552.37">
            <text:p>552.37</text:p>
          </table:table-cell>
          <table:table-cell office:value-type="float" office:value="605.87">
            <text:p>605.87</text:p>
          </table:table-cell>
          <table:table-cell table:formula="of:=[.N250]/MIN([.$N250:.$R250])" office:value-type="float" office:value="1">
            <text:p>1</text:p>
          </table:table-cell>
          <table:table-cell table:formula="of:=[.O250]/MIN([.$N250:.$R250])" office:value-type="float" office:value="1.32958633093525">
            <text:p>1.3295863309</text:p>
          </table:table-cell>
          <table:table-cell table:formula="of:=[.P250]/MIN([.$N250:.$R250])" office:value-type="float" office:value="1.11818794964029">
            <text:p>1.1181879496</text:p>
          </table:table-cell>
          <table:table-cell table:formula="of:=[.Q250]/MIN([.$N250:.$R250])" office:value-type="float" office:value="1.24183902877698">
            <text:p>1.2418390288</text:p>
          </table:table-cell>
          <table:table-cell table:formula="of:=[.R250]/MIN([.$N250:.$R250])" office:value-type="float" office:value="1.3621178057554">
            <text:p>1.362117805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251]/MIN([.$N251:.$R251])" office:value-type="float" office:value="1.14285714285714">
            <text:p>1.1428571429</text:p>
          </table:table-cell>
          <table:table-cell table:formula="of:=[.O251]/MIN([.$N251:.$R251])" office:value-type="float" office:value="1.14285714285714">
            <text:p>1.1428571429</text:p>
          </table:table-cell>
          <table:table-cell table:formula="of:=[.P251]/MIN([.$N251:.$R251])" office:value-type="float" office:value="1">
            <text:p>1</text:p>
          </table:table-cell>
          <table:table-cell table:formula="of:=[.Q251]/MIN([.$N251:.$R251])" office:value-type="float" office:value="1">
            <text:p>1</text:p>
          </table:table-cell>
          <table:table-cell table:formula="of:=[.R251]/MIN([.$N251:.$R251])" office:value-type="float" office:value="1.14285714285714">
            <text:p>1.14285714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38">
            <text:p>0.38</text:p>
          </table:table-cell>
          <table:table-cell office:value-type="float" office:value="0.41">
            <text:p>0.41</text:p>
          </table:table-cell>
          <table:table-cell table:formula="of:=[.N252]/MIN([.$N252:.$R252])" office:value-type="float" office:value="1">
            <text:p>1</text:p>
          </table:table-cell>
          <table:table-cell table:formula="of:=[.O252]/MIN([.$N252:.$R252])" office:value-type="float" office:value="1">
            <text:p>1</text:p>
          </table:table-cell>
          <table:table-cell table:formula="of:=[.P252]/MIN([.$N252:.$R252])" office:value-type="float" office:value="1">
            <text:p>1</text:p>
          </table:table-cell>
          <table:table-cell table:formula="of:=[.Q252]/MIN([.$N252:.$R252])" office:value-type="float" office:value="1">
            <text:p>1</text:p>
          </table:table-cell>
          <table:table-cell table:formula="of:=[.R252]/MIN([.$N252:.$R252])" office:value-type="float" office:value="1.07894736842105">
            <text:p>1.078947368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6.83">
            <text:p>36.83</text:p>
          </table:table-cell>
          <table:table-cell office:value-type="float" office:value="37.8">
            <text:p>37.8</text:p>
          </table:table-cell>
          <table:table-cell office:value-type="float" office:value="36.88">
            <text:p>36.88</text:p>
          </table:table-cell>
          <table:table-cell office:value-type="float" office:value="37.79">
            <text:p>37.79</text:p>
          </table:table-cell>
          <table:table-cell office:value-type="float" office:value="46.95">
            <text:p>46.95</text:p>
          </table:table-cell>
          <table:table-cell table:formula="of:=[.N253]/MIN([.$N253:.$R253])" office:value-type="float" office:value="1">
            <text:p>1</text:p>
          </table:table-cell>
          <table:table-cell table:formula="of:=[.O253]/MIN([.$N253:.$R253])" office:value-type="float" office:value="1.02633722508824">
            <text:p>1.0263372251</text:p>
          </table:table-cell>
          <table:table-cell table:formula="of:=[.P253]/MIN([.$N253:.$R253])" office:value-type="float" office:value="1.00135758892207">
            <text:p>1.0013575889</text:p>
          </table:table-cell>
          <table:table-cell table:formula="of:=[.Q253]/MIN([.$N253:.$R253])" office:value-type="float" office:value="1.02606570730383">
            <text:p>1.0260657073</text:p>
          </table:table-cell>
          <table:table-cell table:formula="of:=[.R253]/MIN([.$N253:.$R253])" office:value-type="float" office:value="1.27477599782786">
            <text:p>1.274775997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46">
            <text:p>0.46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48">
            <text:p>0.48</text:p>
          </table:table-cell>
          <table:table-cell table:formula="of:=[.N254]/MIN([.$N254:.$R254])" office:value-type="float" office:value="1.02222222222222">
            <text:p>1.0222222222</text:p>
          </table:table-cell>
          <table:table-cell table:formula="of:=[.O254]/MIN([.$N254:.$R254])" office:value-type="float" office:value="1.02222222222222">
            <text:p>1.0222222222</text:p>
          </table:table-cell>
          <table:table-cell table:formula="of:=[.P254]/MIN([.$N254:.$R254])" office:value-type="float" office:value="1">
            <text:p>1</text:p>
          </table:table-cell>
          <table:table-cell table:formula="of:=[.Q254]/MIN([.$N254:.$R254])" office:value-type="float" office:value="1">
            <text:p>1</text:p>
          </table:table-cell>
          <table:table-cell table:formula="of:=[.R254]/MIN([.$N254:.$R254])" office:value-type="float" office:value="1.06666666666667">
            <text:p>1.066666666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7.45">
            <text:p>37.45</text:p>
          </table:table-cell>
          <table:table-cell office:value-type="float" office:value="39.38">
            <text:p>39.38</text:p>
          </table:table-cell>
          <table:table-cell office:value-type="float" office:value="37.4">
            <text:p>37.4</text:p>
          </table:table-cell>
          <table:table-cell office:value-type="float" office:value="39.08">
            <text:p>39.08</text:p>
          </table:table-cell>
          <table:table-cell office:value-type="float" office:value="52.1">
            <text:p>52.1</text:p>
          </table:table-cell>
          <table:table-cell table:formula="of:=[.N255]/MIN([.$N255:.$R255])" office:value-type="float" office:value="1.00133689839572">
            <text:p>1.0013368984</text:p>
          </table:table-cell>
          <table:table-cell table:formula="of:=[.O255]/MIN([.$N255:.$R255])" office:value-type="float" office:value="1.05294117647059">
            <text:p>1.0529411765</text:p>
          </table:table-cell>
          <table:table-cell table:formula="of:=[.P255]/MIN([.$N255:.$R255])" office:value-type="float" office:value="1">
            <text:p>1</text:p>
          </table:table-cell>
          <table:table-cell table:formula="of:=[.Q255]/MIN([.$N255:.$R255])" office:value-type="float" office:value="1.04491978609626">
            <text:p>1.0449197861</text:p>
          </table:table-cell>
          <table:table-cell table:formula="of:=[.R255]/MIN([.$N255:.$R255])" office:value-type="float" office:value="1.39304812834225">
            <text:p>1.393048128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256]/MIN([.$N256:.$R256])" office:value-type="float" office:value="1.14285714285714">
            <text:p>1.1428571429</text:p>
          </table:table-cell>
          <table:table-cell table:formula="of:=[.O256]/MIN([.$N256:.$R256])" office:value-type="float" office:value="1.14285714285714">
            <text:p>1.1428571429</text:p>
          </table:table-cell>
          <table:table-cell table:formula="of:=[.P256]/MIN([.$N256:.$R256])" office:value-type="float" office:value="1">
            <text:p>1</text:p>
          </table:table-cell>
          <table:table-cell table:formula="of:=[.Q256]/MIN([.$N256:.$R256])" office:value-type="float" office:value="1">
            <text:p>1</text:p>
          </table:table-cell>
          <table:table-cell table:formula="of:=[.R256]/MIN([.$N256:.$R256])" office:value-type="float" office:value="1.14285714285714">
            <text:p>1.14285714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table:formula="of:=[.N257]/MIN([.$N257:.$R257])" office:value-type="float" office:value="1">
            <text:p>1</text:p>
          </table:table-cell>
          <table:table-cell table:formula="of:=[.O257]/MIN([.$N257:.$R257])" office:value-type="float" office:value="1.08333333333333">
            <text:p>1.0833333333</text:p>
          </table:table-cell>
          <table:table-cell table:formula="of:=[.P257]/MIN([.$N257:.$R257])" office:value-type="float" office:value="1.08333333333333">
            <text:p>1.0833333333</text:p>
          </table:table-cell>
          <table:table-cell table:formula="of:=[.Q257]/MIN([.$N257:.$R257])" office:value-type="float" office:value="1">
            <text:p>1</text:p>
          </table:table-cell>
          <table:table-cell table:formula="of:=[.R257]/MIN([.$N257:.$R257])" office:value-type="float" office:value="1.08333333333333">
            <text:p>1.08333333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2.57">
            <text:p>22.57</text:p>
          </table:table-cell>
          <table:table-cell office:value-type="float" office:value="22.83">
            <text:p>22.83</text:p>
          </table:table-cell>
          <table:table-cell office:value-type="float" office:value="22.71">
            <text:p>22.71</text:p>
          </table:table-cell>
          <table:table-cell office:value-type="float" office:value="22.77">
            <text:p>22.77</text:p>
          </table:table-cell>
          <table:table-cell office:value-type="float" office:value="25.25">
            <text:p>25.25</text:p>
          </table:table-cell>
          <table:table-cell table:formula="of:=[.N258]/MIN([.$N258:.$R258])" office:value-type="float" office:value="1">
            <text:p>1</text:p>
          </table:table-cell>
          <table:table-cell table:formula="of:=[.O258]/MIN([.$N258:.$R258])" office:value-type="float" office:value="1.01151971643775">
            <text:p>1.0115197164</text:p>
          </table:table-cell>
          <table:table-cell table:formula="of:=[.P258]/MIN([.$N258:.$R258])" office:value-type="float" office:value="1.00620292423571">
            <text:p>1.0062029242</text:p>
          </table:table-cell>
          <table:table-cell table:formula="of:=[.Q258]/MIN([.$N258:.$R258])" office:value-type="float" office:value="1.00886132033673">
            <text:p>1.0088613203</text:p>
          </table:table-cell>
          <table:table-cell table:formula="of:=[.R258]/MIN([.$N258:.$R258])" office:value-type="float" office:value="1.11874169251218">
            <text:p>1.11874169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formula="of:=[.N259]/MIN([.$N259:.$R259])" office:value-type="float" office:value="1.08333333333333">
            <text:p>1.0833333333</text:p>
          </table:table-cell>
          <table:table-cell table:formula="of:=[.O259]/MIN([.$N259:.$R259])" office:value-type="float" office:value="1">
            <text:p>1</text:p>
          </table:table-cell>
          <table:table-cell table:formula="of:=[.P259]/MIN([.$N259:.$R259])" office:value-type="float" office:value="1">
            <text:p>1</text:p>
          </table:table-cell>
          <table:table-cell table:formula="of:=[.Q259]/MIN([.$N259:.$R259])" office:value-type="float" office:value="1">
            <text:p>1</text:p>
          </table:table-cell>
          <table:table-cell table:formula="of:=[.R259]/MIN([.$N259:.$R259])" office:value-type="float" office:value="1.25">
            <text:p>1.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4.03">
            <text:p>24.03</text:p>
          </table:table-cell>
          <table:table-cell office:value-type="float" office:value="24.24">
            <text:p>24.24</text:p>
          </table:table-cell>
          <table:table-cell office:value-type="float" office:value="23.87">
            <text:p>23.87</text:p>
          </table:table-cell>
          <table:table-cell office:value-type="float" office:value="24.24">
            <text:p>24.24</text:p>
          </table:table-cell>
          <table:table-cell office:value-type="float" office:value="27.8">
            <text:p>27.8</text:p>
          </table:table-cell>
          <table:table-cell table:formula="of:=[.N260]/MIN([.$N260:.$R260])" office:value-type="float" office:value="1.00670297444491">
            <text:p>1.0067029744</text:p>
          </table:table-cell>
          <table:table-cell table:formula="of:=[.O260]/MIN([.$N260:.$R260])" office:value-type="float" office:value="1.01550062840385">
            <text:p>1.0155006284</text:p>
          </table:table-cell>
          <table:table-cell table:formula="of:=[.P260]/MIN([.$N260:.$R260])" office:value-type="float" office:value="1">
            <text:p>1</text:p>
          </table:table-cell>
          <table:table-cell table:formula="of:=[.Q260]/MIN([.$N260:.$R260])" office:value-type="float" office:value="1.01550062840385">
            <text:p>1.0155006284</text:p>
          </table:table-cell>
          <table:table-cell table:formula="of:=[.R260]/MIN([.$N260:.$R260])" office:value-type="float" office:value="1.1646418098031">
            <text:p>1.164641809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formula="of:=[.N261]/MIN([.$N261:.$R261])" office:value-type="float" office:value="1">
            <text:p>1</text:p>
          </table:table-cell>
          <table:table-cell table:formula="of:=[.O261]/MIN([.$N261:.$R261])" office:value-type="float" office:value="1">
            <text:p>1</text:p>
          </table:table-cell>
          <table:table-cell table:formula="of:=[.P261]/MIN([.$N261:.$R261])" office:value-type="float" office:value="1">
            <text:p>1</text:p>
          </table:table-cell>
          <table:table-cell table:formula="of:=[.Q261]/MIN([.$N261:.$R261])" office:value-type="float" office:value="2">
            <text:p>2</text:p>
          </table:table-cell>
          <table:table-cell table:formula="of:=[.R261]/MIN([.$N261:.$R26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32">
            <text:p>1.32</text:p>
          </table:table-cell>
          <table:table-cell table:number-columns-repeated="2" office:value-type="float" office:value="1.33">
            <text:p>1.33</text:p>
          </table:table-cell>
          <table:table-cell office:value-type="float" office:value="1.32">
            <text:p>1.32</text:p>
          </table:table-cell>
          <table:table-cell office:value-type="float" office:value="1.36">
            <text:p>1.36</text:p>
          </table:table-cell>
          <table:table-cell table:formula="of:=[.N262]/MIN([.$N262:.$R262])" office:value-type="float" office:value="1">
            <text:p>1</text:p>
          </table:table-cell>
          <table:table-cell table:formula="of:=[.O262]/MIN([.$N262:.$R262])" office:value-type="float" office:value="1.00757575757576">
            <text:p>1.0075757576</text:p>
          </table:table-cell>
          <table:table-cell table:formula="of:=[.P262]/MIN([.$N262:.$R262])" office:value-type="float" office:value="1.00757575757576">
            <text:p>1.0075757576</text:p>
          </table:table-cell>
          <table:table-cell table:formula="of:=[.Q262]/MIN([.$N262:.$R262])" office:value-type="float" office:value="1">
            <text:p>1</text:p>
          </table:table-cell>
          <table:table-cell table:formula="of:=[.R262]/MIN([.$N262:.$R262])" office:value-type="float" office:value="1.03030303030303">
            <text:p>1.030303030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78.79">
            <text:p>178.79</text:p>
          </table:table-cell>
          <table:table-cell office:value-type="float" office:value="189.38">
            <text:p>189.38</text:p>
          </table:table-cell>
          <table:table-cell office:value-type="float" office:value="177.86">
            <text:p>177.86</text:p>
          </table:table-cell>
          <table:table-cell office:value-type="float" office:value="189.74">
            <text:p>189.74</text:p>
          </table:table-cell>
          <table:table-cell office:value-type="float" office:value="275.85">
            <text:p>275.85</text:p>
          </table:table-cell>
          <table:table-cell table:formula="of:=[.N263]/MIN([.$N263:.$R263])" office:value-type="float" office:value="1.00522883166535">
            <text:p>1.0052288317</text:p>
          </table:table-cell>
          <table:table-cell table:formula="of:=[.O263]/MIN([.$N263:.$R263])" office:value-type="float" office:value="1.06477004385472">
            <text:p>1.0647700439</text:p>
          </table:table-cell>
          <table:table-cell table:formula="of:=[.P263]/MIN([.$N263:.$R263])" office:value-type="float" office:value="1">
            <text:p>1</text:p>
          </table:table-cell>
          <table:table-cell table:formula="of:=[.Q263]/MIN([.$N263:.$R263])" office:value-type="float" office:value="1.06679410772518">
            <text:p>1.0667941077</text:p>
          </table:table-cell>
          <table:table-cell table:formula="of:=[.R263]/MIN([.$N263:.$R263])" office:value-type="float" office:value="1.55093894073991">
            <text:p>1.550938940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49">
            <text:p>3.49</text:p>
          </table:table-cell>
          <table:table-cell office:value-type="float" office:value="3.5">
            <text:p>3.5</text:p>
          </table:table-cell>
          <table:table-cell office:value-type="float" office:value="3.49">
            <text:p>3.49</text:p>
          </table:table-cell>
          <table:table-cell office:value-type="float" office:value="3.48">
            <text:p>3.48</text:p>
          </table:table-cell>
          <table:table-cell office:value-type="float" office:value="3.53">
            <text:p>3.53</text:p>
          </table:table-cell>
          <table:table-cell table:formula="of:=[.N264]/MIN([.$N264:.$R264])" office:value-type="float" office:value="1.00287356321839">
            <text:p>1.0028735632</text:p>
          </table:table-cell>
          <table:table-cell table:formula="of:=[.O264]/MIN([.$N264:.$R264])" office:value-type="float" office:value="1.00574712643678">
            <text:p>1.0057471264</text:p>
          </table:table-cell>
          <table:table-cell table:formula="of:=[.P264]/MIN([.$N264:.$R264])" office:value-type="float" office:value="1.00287356321839">
            <text:p>1.0028735632</text:p>
          </table:table-cell>
          <table:table-cell table:formula="of:=[.Q264]/MIN([.$N264:.$R264])" office:value-type="float" office:value="1">
            <text:p>1</text:p>
          </table:table-cell>
          <table:table-cell table:formula="of:=[.R264]/MIN([.$N264:.$R264])" office:value-type="float" office:value="1.01436781609195">
            <text:p>1.014367816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06.32">
            <text:p>206.32</text:p>
          </table:table-cell>
          <table:table-cell office:value-type="float" office:value="230">
            <text:p>230</text:p>
          </table:table-cell>
          <table:table-cell office:value-type="float" office:value="211.51">
            <text:p>211.51</text:p>
          </table:table-cell>
          <table:table-cell office:value-type="float" office:value="226.57">
            <text:p>226.57</text:p>
          </table:table-cell>
          <table:table-cell office:value-type="float" office:value="386.44">
            <text:p>386.44</text:p>
          </table:table-cell>
          <table:table-cell table:formula="of:=[.N265]/MIN([.$N265:.$R265])" office:value-type="float" office:value="1">
            <text:p>1</text:p>
          </table:table-cell>
          <table:table-cell table:formula="of:=[.O265]/MIN([.$N265:.$R265])" office:value-type="float" office:value="1.11477316789453">
            <text:p>1.1147731679</text:p>
          </table:table-cell>
          <table:table-cell table:formula="of:=[.P265]/MIN([.$N265:.$R265])" office:value-type="float" office:value="1.02515509887553">
            <text:p>1.0251550989</text:p>
          </table:table-cell>
          <table:table-cell table:formula="of:=[.Q265]/MIN([.$N265:.$R265])" office:value-type="float" office:value="1.09814850717332">
            <text:p>1.0981485072</text:p>
          </table:table-cell>
          <table:table-cell table:formula="of:=[.R265]/MIN([.$N265:.$R265])" office:value-type="float" office:value="1.87301279565723">
            <text:p>1.873012795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5">
            <text:p>0.05</text:p>
          </table:table-cell>
          <table:table-cell table:formula="of:=[.N266]/MIN([.$N266:.$R266])" office:value-type="float" office:value="1">
            <text:p>1</text:p>
          </table:table-cell>
          <table:table-cell table:formula="of:=[.O266]/MIN([.$N266:.$R266])" office:value-type="float" office:value="1">
            <text:p>1</text:p>
          </table:table-cell>
          <table:table-cell table:formula="of:=[.P266]/MIN([.$N266:.$R266])" office:value-type="float" office:value="1">
            <text:p>1</text:p>
          </table:table-cell>
          <table:table-cell table:formula="of:=[.Q266]/MIN([.$N266:.$R266])" office:value-type="float" office:value="1">
            <text:p>1</text:p>
          </table:table-cell>
          <table:table-cell table:formula="of:=[.R266]/MIN([.$N266:.$R26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59">
            <text:p>3.59</text:p>
          </table:table-cell>
          <table:table-cell office:value-type="float" office:value="3.65">
            <text:p>3.65</text:p>
          </table:table-cell>
          <table:table-cell office:value-type="float" office:value="3.55">
            <text:p>3.55</text:p>
          </table:table-cell>
          <table:table-cell office:value-type="float" office:value="3.65">
            <text:p>3.65</text:p>
          </table:table-cell>
          <table:table-cell office:value-type="float" office:value="4.02">
            <text:p>4.02</text:p>
          </table:table-cell>
          <table:table-cell table:formula="of:=[.N267]/MIN([.$N267:.$R267])" office:value-type="float" office:value="1.0112676056338">
            <text:p>1.0112676056</text:p>
          </table:table-cell>
          <table:table-cell table:formula="of:=[.O267]/MIN([.$N267:.$R267])" office:value-type="float" office:value="1.02816901408451">
            <text:p>1.0281690141</text:p>
          </table:table-cell>
          <table:table-cell table:formula="of:=[.P267]/MIN([.$N267:.$R267])" office:value-type="float" office:value="1">
            <text:p>1</text:p>
          </table:table-cell>
          <table:table-cell table:formula="of:=[.Q267]/MIN([.$N267:.$R267])" office:value-type="float" office:value="1.02816901408451">
            <text:p>1.0281690141</text:p>
          </table:table-cell>
          <table:table-cell table:formula="of:=[.R267]/MIN([.$N267:.$R267])" office:value-type="float" office:value="1.13239436619718">
            <text:p>1.132394366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66.56">
            <text:p>66.56</text:p>
          </table:table-cell>
          <table:table-cell office:value-type="float" office:value="68.64">
            <text:p>68.64</text:p>
          </table:table-cell>
          <table:table-cell office:value-type="float" office:value="66.75">
            <text:p>66.75</text:p>
          </table:table-cell>
          <table:table-cell office:value-type="float" office:value="68.87">
            <text:p>68.87</text:p>
          </table:table-cell>
          <table:table-cell office:value-type="float" office:value="88.03">
            <text:p>88.03</text:p>
          </table:table-cell>
          <table:table-cell table:formula="of:=[.N268]/MIN([.$N268:.$R268])" office:value-type="float" office:value="1">
            <text:p>1</text:p>
          </table:table-cell>
          <table:table-cell table:formula="of:=[.O268]/MIN([.$N268:.$R268])" office:value-type="float" office:value="1.03125">
            <text:p>1.03125</text:p>
          </table:table-cell>
          <table:table-cell table:formula="of:=[.P268]/MIN([.$N268:.$R268])" office:value-type="float" office:value="1.00285456730769">
            <text:p>1.0028545673</text:p>
          </table:table-cell>
          <table:table-cell table:formula="of:=[.Q268]/MIN([.$N268:.$R268])" office:value-type="float" office:value="1.03470552884615">
            <text:p>1.0347055288</text:p>
          </table:table-cell>
          <table:table-cell table:formula="of:=[.R268]/MIN([.$N268:.$R268])" office:value-type="float" office:value="1.32256610576923">
            <text:p>1.322566105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56">
            <text:p>3.56</text:p>
          </table:table-cell>
          <table:table-cell office:value-type="float" office:value="3.61">
            <text:p>3.61</text:p>
          </table:table-cell>
          <table:table-cell office:value-type="float" office:value="3.54">
            <text:p>3.54</text:p>
          </table:table-cell>
          <table:table-cell office:value-type="float" office:value="3.59">
            <text:p>3.59</text:p>
          </table:table-cell>
          <table:table-cell office:value-type="float" office:value="4.11">
            <text:p>4.11</text:p>
          </table:table-cell>
          <table:table-cell table:formula="of:=[.N269]/MIN([.$N269:.$R269])" office:value-type="float" office:value="1.00564971751412">
            <text:p>1.0056497175</text:p>
          </table:table-cell>
          <table:table-cell table:formula="of:=[.O269]/MIN([.$N269:.$R269])" office:value-type="float" office:value="1.01977401129944">
            <text:p>1.0197740113</text:p>
          </table:table-cell>
          <table:table-cell table:formula="of:=[.P269]/MIN([.$N269:.$R269])" office:value-type="float" office:value="1">
            <text:p>1</text:p>
          </table:table-cell>
          <table:table-cell table:formula="of:=[.Q269]/MIN([.$N269:.$R269])" office:value-type="float" office:value="1.01412429378531">
            <text:p>1.0141242938</text:p>
          </table:table-cell>
          <table:table-cell table:formula="of:=[.R269]/MIN([.$N269:.$R269])" office:value-type="float" office:value="1.16101694915254">
            <text:p>1.161016949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92.13">
            <text:p>92.13</text:p>
          </table:table-cell>
          <table:table-cell office:value-type="float" office:value="99.29">
            <text:p>99.29</text:p>
          </table:table-cell>
          <table:table-cell office:value-type="float" office:value="91.72">
            <text:p>91.72</text:p>
          </table:table-cell>
          <table:table-cell office:value-type="float" office:value="98.63">
            <text:p>98.63</text:p>
          </table:table-cell>
          <table:table-cell office:value-type="float" office:value="148.56">
            <text:p>148.56</text:p>
          </table:table-cell>
          <table:table-cell table:formula="of:=[.N270]/MIN([.$N270:.$R270])" office:value-type="float" office:value="1.00447012647187">
            <text:p>1.0044701265</text:p>
          </table:table-cell>
          <table:table-cell table:formula="of:=[.O270]/MIN([.$N270:.$R270])" office:value-type="float" office:value="1.08253379851723">
            <text:p>1.0825337985</text:p>
          </table:table-cell>
          <table:table-cell table:formula="of:=[.P270]/MIN([.$N270:.$R270])" office:value-type="float" office:value="1">
            <text:p>1</text:p>
          </table:table-cell>
          <table:table-cell table:formula="of:=[.Q270]/MIN([.$N270:.$R270])" office:value-type="float" office:value="1.07533798517226">
            <text:p>1.0753379852</text:p>
          </table:table-cell>
          <table:table-cell table:formula="of:=[.R270]/MIN([.$N270:.$R270])" office:value-type="float" office:value="1.6197121674662">
            <text:p>1.619712167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83">
            <text:p>3.83</text:p>
          </table:table-cell>
          <table:table-cell office:value-type="float" office:value="3.88">
            <text:p>3.88</text:p>
          </table:table-cell>
          <table:table-cell table:number-columns-repeated="2" office:value-type="float" office:value="3.84">
            <text:p>3.84</text:p>
          </table:table-cell>
          <table:table-cell office:value-type="float" office:value="3.8">
            <text:p>3.8</text:p>
          </table:table-cell>
          <table:table-cell table:formula="of:=[.N271]/MIN([.$N271:.$R271])" office:value-type="float" office:value="1.00789473684211">
            <text:p>1.0078947368</text:p>
          </table:table-cell>
          <table:table-cell table:formula="of:=[.O271]/MIN([.$N271:.$R271])" office:value-type="float" office:value="1.02105263157895">
            <text:p>1.0210526316</text:p>
          </table:table-cell>
          <table:table-cell table:formula="of:=[.P271]/MIN([.$N271:.$R271])" office:value-type="float" office:value="1.01052631578947">
            <text:p>1.0105263158</text:p>
          </table:table-cell>
          <table:table-cell table:formula="of:=[.Q271]/MIN([.$N271:.$R271])" office:value-type="float" office:value="1.01052631578947">
            <text:p>1.0105263158</text:p>
          </table:table-cell>
          <table:table-cell table:formula="of:=[.R271]/MIN([.$N271:.$R27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.02">
            <text:p>5.02</text:p>
          </table:table-cell>
          <table:table-cell office:value-type="float" office:value="5.23">
            <text:p>5.23</text:p>
          </table:table-cell>
          <table:table-cell office:value-type="float" office:value="5.42">
            <text:p>5.42</text:p>
          </table:table-cell>
          <table:table-cell office:value-type="float" office:value="5.23">
            <text:p>5.23</text:p>
          </table:table-cell>
          <table:table-cell office:value-type="float" office:value="5.67">
            <text:p>5.67</text:p>
          </table:table-cell>
          <table:table-cell table:formula="of:=[.N272]/MIN([.$N272:.$R272])" office:value-type="float" office:value="1">
            <text:p>1</text:p>
          </table:table-cell>
          <table:table-cell table:formula="of:=[.O272]/MIN([.$N272:.$R272])" office:value-type="float" office:value="1.04183266932271">
            <text:p>1.0418326693</text:p>
          </table:table-cell>
          <table:table-cell table:formula="of:=[.P272]/MIN([.$N272:.$R272])" office:value-type="float" office:value="1.0796812749004">
            <text:p>1.0796812749</text:p>
          </table:table-cell>
          <table:table-cell table:formula="of:=[.Q272]/MIN([.$N272:.$R272])" office:value-type="float" office:value="1.04183266932271">
            <text:p>1.0418326693</text:p>
          </table:table-cell>
          <table:table-cell table:formula="of:=[.R272]/MIN([.$N272:.$R272])" office:value-type="float" office:value="1.12948207171315">
            <text:p>1.129482071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90.87">
            <text:p>690.87</text:p>
          </table:table-cell>
          <table:table-cell office:value-type="float" office:value="844.43">
            <text:p>844.43</text:p>
          </table:table-cell>
          <table:table-cell office:value-type="float" office:value="756.04">
            <text:p>756.04</text:p>
          </table:table-cell>
          <table:table-cell office:value-type="float" office:value="815.19">
            <text:p>815.19</text:p>
          </table:table-cell>
          <table:table-cell office:value-type="float" office:value="1251.91">
            <text:p>1251.91</text:p>
          </table:table-cell>
          <table:table-cell table:formula="of:=[.N273]/MIN([.$N273:.$R273])" office:value-type="float" office:value="1">
            <text:p>1</text:p>
          </table:table-cell>
          <table:table-cell table:formula="of:=[.O273]/MIN([.$N273:.$R273])" office:value-type="float" office:value="1.2222704705661">
            <text:p>1.2222704706</text:p>
          </table:table-cell>
          <table:table-cell table:formula="of:=[.P273]/MIN([.$N273:.$R273])" office:value-type="float" office:value="1.09433033711118">
            <text:p>1.0943303371</text:p>
          </table:table-cell>
          <table:table-cell table:formula="of:=[.Q273]/MIN([.$N273:.$R273])" office:value-type="float" office:value="1.17994702331842">
            <text:p>1.1799470233</text:p>
          </table:table-cell>
          <table:table-cell table:formula="of:=[.R273]/MIN([.$N273:.$R273])" office:value-type="float" office:value="1.81207752543894">
            <text:p>1.812077525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.79">
            <text:p>5.79</text:p>
          </table:table-cell>
          <table:table-cell office:value-type="float" office:value="6.06">
            <text:p>6.06</text:p>
          </table:table-cell>
          <table:table-cell office:value-type="float" office:value="5.85">
            <text:p>5.85</text:p>
          </table:table-cell>
          <table:table-cell office:value-type="float" office:value="5.98">
            <text:p>5.98</text:p>
          </table:table-cell>
          <table:table-cell office:value-type="float" office:value="6.5">
            <text:p>6.5</text:p>
          </table:table-cell>
          <table:table-cell table:formula="of:=[.N274]/MIN([.$N274:.$R274])" office:value-type="float" office:value="1">
            <text:p>1</text:p>
          </table:table-cell>
          <table:table-cell table:formula="of:=[.O274]/MIN([.$N274:.$R274])" office:value-type="float" office:value="1.04663212435233">
            <text:p>1.0466321244</text:p>
          </table:table-cell>
          <table:table-cell table:formula="of:=[.P274]/MIN([.$N274:.$R274])" office:value-type="float" office:value="1.01036269430052">
            <text:p>1.0103626943</text:p>
          </table:table-cell>
          <table:table-cell table:formula="of:=[.Q274]/MIN([.$N274:.$R274])" office:value-type="float" office:value="1.03281519861831">
            <text:p>1.0328151986</text:p>
          </table:table-cell>
          <table:table-cell table:formula="of:=[.R274]/MIN([.$N274:.$R274])" office:value-type="float" office:value="1.12262521588946">
            <text:p>1.122625215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939.19">
            <text:p>939.19</text:p>
          </table:table-cell>
          <table:table-cell office:value-type="float" office:value="1053.73">
            <text:p>1053.73</text:p>
          </table:table-cell>
          <table:table-cell office:value-type="float" office:value="884.63">
            <text:p>884.63</text:p>
          </table:table-cell>
          <table:table-cell office:value-type="float" office:value="1052.54">
            <text:p>1052.54</text:p>
          </table:table-cell>
          <table:table-cell office:value-type="float" office:value="1229.49">
            <text:p>1229.49</text:p>
          </table:table-cell>
          <table:table-cell table:formula="of:=[.N275]/MIN([.$N275:.$R275])" office:value-type="float" office:value="1.06167550275256">
            <text:p>1.0616755028</text:p>
          </table:table-cell>
          <table:table-cell table:formula="of:=[.O275]/MIN([.$N275:.$R275])" office:value-type="float" office:value="1.19115336355312">
            <text:p>1.1911533636</text:p>
          </table:table-cell>
          <table:table-cell table:formula="of:=[.P275]/MIN([.$N275:.$R275])" office:value-type="float" office:value="1">
            <text:p>1</text:p>
          </table:table-cell>
          <table:table-cell table:formula="of:=[.Q275]/MIN([.$N275:.$R275])" office:value-type="float" office:value="1.18980816838678">
            <text:p>1.1898081684</text:p>
          </table:table-cell>
          <table:table-cell table:formula="of:=[.R275]/MIN([.$N275:.$R275])" office:value-type="float" office:value="1.38983529837333">
            <text:p>1.389835298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table:formula="of:=[.N276]/MIN([.$N276:.$R276])" office:value-type="float" office:value="1.02857142857143">
            <text:p>1.0285714286</text:p>
          </table:table-cell>
          <table:table-cell table:formula="of:=[.O276]/MIN([.$N276:.$R276])" office:value-type="float" office:value="1">
            <text:p>1</text:p>
          </table:table-cell>
          <table:table-cell table:formula="of:=[.P276]/MIN([.$N276:.$R276])" office:value-type="float" office:value="1">
            <text:p>1</text:p>
          </table:table-cell>
          <table:table-cell table:formula="of:=[.Q276]/MIN([.$N276:.$R276])" office:value-type="float" office:value="1.02857142857143">
            <text:p>1.0285714286</text:p>
          </table:table-cell>
          <table:table-cell table:formula="of:=[.R276]/MIN([.$N276:.$R27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31">
            <text:p>0.31</text:p>
          </table:table-cell>
          <table:table-cell office:value-type="float" office:value="0.33">
            <text:p>0.33</text:p>
          </table:table-cell>
          <table:table-cell table:formula="of:=[.N277]/MIN([.$N277:.$R277])" office:value-type="float" office:value="1">
            <text:p>1</text:p>
          </table:table-cell>
          <table:table-cell table:formula="of:=[.O277]/MIN([.$N277:.$R277])" office:value-type="float" office:value="1">
            <text:p>1</text:p>
          </table:table-cell>
          <table:table-cell table:formula="of:=[.P277]/MIN([.$N277:.$R277])" office:value-type="float" office:value="1.03333333333333">
            <text:p>1.0333333333</text:p>
          </table:table-cell>
          <table:table-cell table:formula="of:=[.Q277]/MIN([.$N277:.$R277])" office:value-type="float" office:value="1.03333333333333">
            <text:p>1.0333333333</text:p>
          </table:table-cell>
          <table:table-cell table:formula="of:=[.R277]/MIN([.$N277:.$R277])" office:value-type="float" office:value="1.1">
            <text:p>1.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2.25">
            <text:p>12.25</text:p>
          </table:table-cell>
          <table:table-cell office:value-type="float" office:value="12.36">
            <text:p>12.36</text:p>
          </table:table-cell>
          <table:table-cell office:value-type="float" office:value="12.23">
            <text:p>12.23</text:p>
          </table:table-cell>
          <table:table-cell office:value-type="float" office:value="12.34">
            <text:p>12.34</text:p>
          </table:table-cell>
          <table:table-cell office:value-type="float" office:value="14.31">
            <text:p>14.31</text:p>
          </table:table-cell>
          <table:table-cell table:formula="of:=[.N278]/MIN([.$N278:.$R278])" office:value-type="float" office:value="1.00163532297629">
            <text:p>1.001635323</text:p>
          </table:table-cell>
          <table:table-cell table:formula="of:=[.O278]/MIN([.$N278:.$R278])" office:value-type="float" office:value="1.01062959934587">
            <text:p>1.0106295993</text:p>
          </table:table-cell>
          <table:table-cell table:formula="of:=[.P278]/MIN([.$N278:.$R278])" office:value-type="float" office:value="1">
            <text:p>1</text:p>
          </table:table-cell>
          <table:table-cell table:formula="of:=[.Q278]/MIN([.$N278:.$R278])" office:value-type="float" office:value="1.00899427636958">
            <text:p>1.0089942764</text:p>
          </table:table-cell>
          <table:table-cell table:formula="of:=[.R278]/MIN([.$N278:.$R278])" office:value-type="float" office:value="1.17007358953393">
            <text:p>1.170073589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28">
            <text:p>0.28</text:p>
          </table:table-cell>
          <table:table-cell table:number-columns-repeated="3"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N279]/MIN([.$N279:.$R279])" office:value-type="float" office:value="1.03703703703704">
            <text:p>1.037037037</text:p>
          </table:table-cell>
          <table:table-cell table:formula="of:=[.O279]/MIN([.$N279:.$R279])" office:value-type="float" office:value="1">
            <text:p>1</text:p>
          </table:table-cell>
          <table:table-cell table:formula="of:=[.P279]/MIN([.$N279:.$R279])" office:value-type="float" office:value="1">
            <text:p>1</text:p>
          </table:table-cell>
          <table:table-cell table:formula="of:=[.Q279]/MIN([.$N279:.$R279])" office:value-type="float" office:value="1">
            <text:p>1</text:p>
          </table:table-cell>
          <table:table-cell table:formula="of:=[.R279]/MIN([.$N279:.$R279])" office:value-type="float" office:value="1.07407407407407">
            <text:p>1.074074074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6.65">
            <text:p>16.65</text:p>
          </table:table-cell>
          <table:table-cell office:value-type="float" office:value="16.94">
            <text:p>16.94</text:p>
          </table:table-cell>
          <table:table-cell office:value-type="float" office:value="16.49">
            <text:p>16.49</text:p>
          </table:table-cell>
          <table:table-cell office:value-type="float" office:value="16.81">
            <text:p>16.81</text:p>
          </table:table-cell>
          <table:table-cell office:value-type="float" office:value="23.39">
            <text:p>23.39</text:p>
          </table:table-cell>
          <table:table-cell table:formula="of:=[.N280]/MIN([.$N280:.$R280])" office:value-type="float" office:value="1.00970285021225">
            <text:p>1.0097028502</text:p>
          </table:table-cell>
          <table:table-cell table:formula="of:=[.O280]/MIN([.$N280:.$R280])" office:value-type="float" office:value="1.02728926622195">
            <text:p>1.0272892662</text:p>
          </table:table-cell>
          <table:table-cell table:formula="of:=[.P280]/MIN([.$N280:.$R280])" office:value-type="float" office:value="1">
            <text:p>1</text:p>
          </table:table-cell>
          <table:table-cell table:formula="of:=[.Q280]/MIN([.$N280:.$R280])" office:value-type="float" office:value="1.0194057004245">
            <text:p>1.0194057004</text:p>
          </table:table-cell>
          <table:table-cell table:formula="of:=[.R280]/MIN([.$N280:.$R280])" office:value-type="float" office:value="1.41843541540327">
            <text:p>1.418435415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7">
            <text:p>0.07</text:p>
          </table:table-cell>
          <table:table-cell table:formula="of:=[.N281]/MIN([.$N281:.$R281])" office:value-type="float" office:value="1">
            <text:p>1</text:p>
          </table:table-cell>
          <table:table-cell table:formula="of:=[.O281]/MIN([.$N281:.$R281])" office:value-type="float" office:value="1.14285714285714">
            <text:p>1.1428571429</text:p>
          </table:table-cell>
          <table:table-cell table:formula="of:=[.P281]/MIN([.$N281:.$R281])" office:value-type="float" office:value="1">
            <text:p>1</text:p>
          </table:table-cell>
          <table:table-cell table:formula="of:=[.Q281]/MIN([.$N281:.$R281])" office:value-type="float" office:value="1">
            <text:p>1</text:p>
          </table:table-cell>
          <table:table-cell table:formula="of:=[.R281]/MIN([.$N281:.$R28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4">
            <text:p>3.84</text:p>
          </table:table-cell>
          <table:table-cell office:value-type="float" office:value="3.86">
            <text:p>3.86</text:p>
          </table:table-cell>
          <table:table-cell office:value-type="float" office:value="3.81">
            <text:p>3.81</text:p>
          </table:table-cell>
          <table:table-cell office:value-type="float" office:value="3.86">
            <text:p>3.86</text:p>
          </table:table-cell>
          <table:table-cell office:value-type="float" office:value="4.34">
            <text:p>4.34</text:p>
          </table:table-cell>
          <table:table-cell table:formula="of:=[.N282]/MIN([.$N282:.$R282])" office:value-type="float" office:value="1.00787401574803">
            <text:p>1.0078740157</text:p>
          </table:table-cell>
          <table:table-cell table:formula="of:=[.O282]/MIN([.$N282:.$R282])" office:value-type="float" office:value="1.01312335958005">
            <text:p>1.0131233596</text:p>
          </table:table-cell>
          <table:table-cell table:formula="of:=[.P282]/MIN([.$N282:.$R282])" office:value-type="float" office:value="1">
            <text:p>1</text:p>
          </table:table-cell>
          <table:table-cell table:formula="of:=[.Q282]/MIN([.$N282:.$R282])" office:value-type="float" office:value="1.01312335958005">
            <text:p>1.0131233596</text:p>
          </table:table-cell>
          <table:table-cell table:formula="of:=[.R282]/MIN([.$N282:.$R282])" office:value-type="float" office:value="1.13910761154856">
            <text:p>1.139107611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41.12">
            <text:p>241.12</text:p>
          </table:table-cell>
          <table:table-cell office:value-type="float" office:value="264.78">
            <text:p>264.78</text:p>
          </table:table-cell>
          <table:table-cell office:value-type="float" office:value="240.09">
            <text:p>240.09</text:p>
          </table:table-cell>
          <table:table-cell office:value-type="float" office:value="270.2">
            <text:p>270.2</text:p>
          </table:table-cell>
          <table:table-cell office:value-type="float" office:value="408.23">
            <text:p>408.23</text:p>
          </table:table-cell>
          <table:table-cell table:formula="of:=[.N283]/MIN([.$N283:.$R283])" office:value-type="float" office:value="1.00429005789496">
            <text:p>1.0042900579</text:p>
          </table:table-cell>
          <table:table-cell table:formula="of:=[.O283]/MIN([.$N283:.$R283])" office:value-type="float" office:value="1.10283643633637">
            <text:p>1.1028364363</text:p>
          </table:table-cell>
          <table:table-cell table:formula="of:=[.P283]/MIN([.$N283:.$R283])" office:value-type="float" office:value="1">
            <text:p>1</text:p>
          </table:table-cell>
          <table:table-cell table:formula="of:=[.Q283]/MIN([.$N283:.$R283])" office:value-type="float" office:value="1.1254113040943">
            <text:p>1.1254113041</text:p>
          </table:table-cell>
          <table:table-cell table:formula="of:=[.R283]/MIN([.$N283:.$R283])" office:value-type="float" office:value="1.70032071306593">
            <text:p>1.700320713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64">
            <text:p>4.64</text:p>
          </table:table-cell>
          <table:table-cell office:value-type="float" office:value="4.68">
            <text:p>4.68</text:p>
          </table:table-cell>
          <table:table-cell office:value-type="float" office:value="4.62">
            <text:p>4.62</text:p>
          </table:table-cell>
          <table:table-cell office:value-type="float" office:value="4.67">
            <text:p>4.67</text:p>
          </table:table-cell>
          <table:table-cell office:value-type="float" office:value="5.2">
            <text:p>5.2</text:p>
          </table:table-cell>
          <table:table-cell table:formula="of:=[.N284]/MIN([.$N284:.$R284])" office:value-type="float" office:value="1.004329004329">
            <text:p>1.0043290043</text:p>
          </table:table-cell>
          <table:table-cell table:formula="of:=[.O284]/MIN([.$N284:.$R284])" office:value-type="float" office:value="1.01298701298701">
            <text:p>1.012987013</text:p>
          </table:table-cell>
          <table:table-cell table:formula="of:=[.P284]/MIN([.$N284:.$R284])" office:value-type="float" office:value="1">
            <text:p>1</text:p>
          </table:table-cell>
          <table:table-cell table:formula="of:=[.Q284]/MIN([.$N284:.$R284])" office:value-type="float" office:value="1.01082251082251">
            <text:p>1.0108225108</text:p>
          </table:table-cell>
          <table:table-cell table:formula="of:=[.R284]/MIN([.$N284:.$R284])" office:value-type="float" office:value="1.12554112554113">
            <text:p>1.125541125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54.23">
            <text:p>254.23</text:p>
          </table:table-cell>
          <table:table-cell office:value-type="float" office:value="280.59">
            <text:p>280.59</text:p>
          </table:table-cell>
          <table:table-cell office:value-type="float" office:value="253.39">
            <text:p>253.39</text:p>
          </table:table-cell>
          <table:table-cell office:value-type="float" office:value="278.77">
            <text:p>278.77</text:p>
          </table:table-cell>
          <table:table-cell office:value-type="float" office:value="470.03">
            <text:p>470.03</text:p>
          </table:table-cell>
          <table:table-cell table:formula="of:=[.N285]/MIN([.$N285:.$R285])" office:value-type="float" office:value="1.0033150479498">
            <text:p>1.0033150479</text:p>
          </table:table-cell>
          <table:table-cell table:formula="of:=[.O285]/MIN([.$N285:.$R285])" office:value-type="float" office:value="1.10734440980307">
            <text:p>1.1073444098</text:p>
          </table:table-cell>
          <table:table-cell table:formula="of:=[.P285]/MIN([.$N285:.$R285])" office:value-type="float" office:value="1">
            <text:p>1</text:p>
          </table:table-cell>
          <table:table-cell table:formula="of:=[.Q285]/MIN([.$N285:.$R285])" office:value-type="float" office:value="1.10016180591184">
            <text:p>1.1001618059</text:p>
          </table:table-cell>
          <table:table-cell table:formula="of:=[.R285]/MIN([.$N285:.$R285])" office:value-type="float" office:value="1.85496665219622">
            <text:p>1.854966652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286]/MIN([.$N286:.$R286])" office:value-type="float" office:value="1.14285714285714">
            <text:p>1.1428571429</text:p>
          </table:table-cell>
          <table:table-cell table:formula="of:=[.O286]/MIN([.$N286:.$R286])" office:value-type="float" office:value="1.14285714285714">
            <text:p>1.1428571429</text:p>
          </table:table-cell>
          <table:table-cell table:formula="of:=[.P286]/MIN([.$N286:.$R286])" office:value-type="float" office:value="1">
            <text:p>1</text:p>
          </table:table-cell>
          <table:table-cell table:formula="of:=[.Q286]/MIN([.$N286:.$R286])" office:value-type="float" office:value="1">
            <text:p>1</text:p>
          </table:table-cell>
          <table:table-cell table:formula="of:=[.R286]/MIN([.$N286:.$R286])" office:value-type="float" office:value="1.14285714285714">
            <text:p>1.14285714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6.77">
            <text:p>26.77</text:p>
          </table:table-cell>
          <table:table-cell office:value-type="float" office:value="27.46">
            <text:p>27.46</text:p>
          </table:table-cell>
          <table:table-cell office:value-type="float" office:value="26.72">
            <text:p>26.72</text:p>
          </table:table-cell>
          <table:table-cell office:value-type="float" office:value="27.44">
            <text:p>27.44</text:p>
          </table:table-cell>
          <table:table-cell office:value-type="float" office:value="36.2">
            <text:p>36.2</text:p>
          </table:table-cell>
          <table:table-cell table:formula="of:=[.N287]/MIN([.$N287:.$R287])" office:value-type="float" office:value="1.00187125748503">
            <text:p>1.0018712575</text:p>
          </table:table-cell>
          <table:table-cell table:formula="of:=[.O287]/MIN([.$N287:.$R287])" office:value-type="float" office:value="1.02769461077844">
            <text:p>1.0276946108</text:p>
          </table:table-cell>
          <table:table-cell table:formula="of:=[.P287]/MIN([.$N287:.$R287])" office:value-type="float" office:value="1">
            <text:p>1</text:p>
          </table:table-cell>
          <table:table-cell table:formula="of:=[.Q287]/MIN([.$N287:.$R287])" office:value-type="float" office:value="1.02694610778443">
            <text:p>1.0269461078</text:p>
          </table:table-cell>
          <table:table-cell table:formula="of:=[.R287]/MIN([.$N287:.$R287])" office:value-type="float" office:value="1.35479041916168">
            <text:p>1.354790419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621.18">
            <text:p>621.18</text:p>
          </table:table-cell>
          <table:table-cell office:value-type="float" office:value="661.32">
            <text:p>661.32</text:p>
          </table:table-cell>
          <table:table-cell office:value-type="float" office:value="673.08">
            <text:p>673.08</text:p>
          </table:table-cell>
          <table:table-cell office:value-type="float" office:value="664.76">
            <text:p>664.76</text:p>
          </table:table-cell>
          <table:table-cell office:value-type="float" office:value="1105.02">
            <text:p>1105.02</text:p>
          </table:table-cell>
          <table:table-cell table:formula="of:=[.N288]/MIN([.$N288:.$R288])" office:value-type="float" office:value="1">
            <text:p>1</text:p>
          </table:table-cell>
          <table:table-cell table:formula="of:=[.O288]/MIN([.$N288:.$R288])" office:value-type="float" office:value="1.06461895102869">
            <text:p>1.064618951</text:p>
          </table:table-cell>
          <table:table-cell table:formula="of:=[.P288]/MIN([.$N288:.$R288])" office:value-type="float" office:value="1.08355066164397">
            <text:p>1.0835506616</text:p>
          </table:table-cell>
          <table:table-cell table:formula="of:=[.Q288]/MIN([.$N288:.$R288])" office:value-type="float" office:value="1.07015679835152">
            <text:p>1.0701567984</text:p>
          </table:table-cell>
          <table:table-cell table:formula="of:=[.R288]/MIN([.$N288:.$R288])" office:value-type="float" office:value="1.7789046653144">
            <text:p>1.778904665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9.42">
            <text:p>29.42</text:p>
          </table:table-cell>
          <table:table-cell office:value-type="float" office:value="30.49">
            <text:p>30.49</text:p>
          </table:table-cell>
          <table:table-cell office:value-type="float" office:value="29.25">
            <text:p>29.25</text:p>
          </table:table-cell>
          <table:table-cell office:value-type="float" office:value="30.25">
            <text:p>30.25</text:p>
          </table:table-cell>
          <table:table-cell office:value-type="float" office:value="38.64">
            <text:p>38.64</text:p>
          </table:table-cell>
          <table:table-cell table:formula="of:=[.N289]/MIN([.$N289:.$R289])" office:value-type="float" office:value="1.00581196581197">
            <text:p>1.0058119658</text:p>
          </table:table-cell>
          <table:table-cell table:formula="of:=[.O289]/MIN([.$N289:.$R289])" office:value-type="float" office:value="1.04239316239316">
            <text:p>1.0423931624</text:p>
          </table:table-cell>
          <table:table-cell table:formula="of:=[.P289]/MIN([.$N289:.$R289])" office:value-type="float" office:value="1">
            <text:p>1</text:p>
          </table:table-cell>
          <table:table-cell table:formula="of:=[.Q289]/MIN([.$N289:.$R289])" office:value-type="float" office:value="1.03418803418803">
            <text:p>1.0341880342</text:p>
          </table:table-cell>
          <table:table-cell table:formula="of:=[.R289]/MIN([.$N289:.$R289])" office:value-type="float" office:value="1.32102564102564">
            <text:p>1.32102564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809.13">
            <text:p>809.13</text:p>
          </table:table-cell>
          <table:table-cell office:value-type="float" office:value="999.3">
            <text:p>999.3</text:p>
          </table:table-cell>
          <table:table-cell office:value-type="float" office:value="806">
            <text:p>806</text:p>
          </table:table-cell>
          <table:table-cell office:value-type="float" office:value="1088.6">
            <text:p>1088.6</text:p>
          </table:table-cell>
          <table:table-cell office:value-type="float" office:value="913.86">
            <text:p>913.86</text:p>
          </table:table-cell>
          <table:table-cell table:formula="of:=[.N290]/MIN([.$N290:.$R290])" office:value-type="float" office:value="1.00388337468983">
            <text:p>1.0038833747</text:p>
          </table:table-cell>
          <table:table-cell table:formula="of:=[.O290]/MIN([.$N290:.$R290])" office:value-type="float" office:value="1.23982630272953">
            <text:p>1.2398263027</text:p>
          </table:table-cell>
          <table:table-cell table:formula="of:=[.P290]/MIN([.$N290:.$R290])" office:value-type="float" office:value="1">
            <text:p>1</text:p>
          </table:table-cell>
          <table:table-cell table:formula="of:=[.Q290]/MIN([.$N290:.$R290])" office:value-type="float" office:value="1.35062034739454">
            <text:p>1.3506203474</text:p>
          </table:table-cell>
          <table:table-cell table:formula="of:=[.R290]/MIN([.$N290:.$R290])" office:value-type="float" office:value="1.13382133995037">
            <text:p>1.1338213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.87">
            <text:p>1.87</text:p>
          </table:table-cell>
          <table:table-cell office:value-type="float" office:value="1.88">
            <text:p>1.88</text:p>
          </table:table-cell>
          <table:table-cell office:value-type="float" office:value="1.87">
            <text:p>1.87</text:p>
          </table:table-cell>
          <table:table-cell office:value-type="float" office:value="1.89">
            <text:p>1.89</text:p>
          </table:table-cell>
          <table:table-cell office:value-type="float" office:value="2.38">
            <text:p>2.38</text:p>
          </table:table-cell>
          <table:table-cell table:formula="of:=[.N291]/MIN([.$N291:.$R291])" office:value-type="float" office:value="1">
            <text:p>1</text:p>
          </table:table-cell>
          <table:table-cell table:formula="of:=[.O291]/MIN([.$N291:.$R291])" office:value-type="float" office:value="1.00534759358289">
            <text:p>1.0053475936</text:p>
          </table:table-cell>
          <table:table-cell table:formula="of:=[.P291]/MIN([.$N291:.$R291])" office:value-type="float" office:value="1">
            <text:p>1</text:p>
          </table:table-cell>
          <table:table-cell table:formula="of:=[.Q291]/MIN([.$N291:.$R291])" office:value-type="float" office:value="1.01069518716578">
            <text:p>1.0106951872</text:p>
          </table:table-cell>
          <table:table-cell table:formula="of:=[.R291]/MIN([.$N291:.$R291])" office:value-type="float" office:value="1.27272727272727">
            <text:p>1.272727272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.81">
            <text:p>4.81</text:p>
          </table:table-cell>
          <table:table-cell office:value-type="float" office:value="4.82">
            <text:p>4.82</text:p>
          </table:table-cell>
          <table:table-cell table:number-columns-repeated="2" office:value-type="float" office:value="4.81">
            <text:p>4.81</text:p>
          </table:table-cell>
          <table:table-cell office:value-type="float" office:value="5.15">
            <text:p>5.15</text:p>
          </table:table-cell>
          <table:table-cell table:formula="of:=[.N292]/MIN([.$N292:.$R292])" office:value-type="float" office:value="1">
            <text:p>1</text:p>
          </table:table-cell>
          <table:table-cell table:formula="of:=[.O292]/MIN([.$N292:.$R292])" office:value-type="float" office:value="1.002079002079">
            <text:p>1.0020790021</text:p>
          </table:table-cell>
          <table:table-cell table:formula="of:=[.P292]/MIN([.$N292:.$R292])" office:value-type="float" office:value="1">
            <text:p>1</text:p>
          </table:table-cell>
          <table:table-cell table:formula="of:=[.Q292]/MIN([.$N292:.$R292])" office:value-type="float" office:value="1">
            <text:p>1</text:p>
          </table:table-cell>
          <table:table-cell table:formula="of:=[.R292]/MIN([.$N292:.$R292])" office:value-type="float" office:value="1.07068607068607">
            <text:p>1.070686070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56.32">
            <text:p>456.32</text:p>
          </table:table-cell>
          <table:table-cell office:value-type="float" office:value="515.75">
            <text:p>515.75</text:p>
          </table:table-cell>
          <table:table-cell office:value-type="float" office:value="459.8">
            <text:p>459.8</text:p>
          </table:table-cell>
          <table:table-cell office:value-type="float" office:value="513.6">
            <text:p>513.6</text:p>
          </table:table-cell>
          <table:table-cell office:value-type="float" office:value="850.44">
            <text:p>850.44</text:p>
          </table:table-cell>
          <table:table-cell table:formula="of:=[.N293]/MIN([.$N293:.$R293])" office:value-type="float" office:value="1">
            <text:p>1</text:p>
          </table:table-cell>
          <table:table-cell table:formula="of:=[.O293]/MIN([.$N293:.$R293])" office:value-type="float" office:value="1.13023755259467">
            <text:p>1.1302375526</text:p>
          </table:table-cell>
          <table:table-cell table:formula="of:=[.P293]/MIN([.$N293:.$R293])" office:value-type="float" office:value="1.00762622720898">
            <text:p>1.0076262272</text:p>
          </table:table-cell>
          <table:table-cell table:formula="of:=[.Q293]/MIN([.$N293:.$R293])" office:value-type="float" office:value="1.12552594670407">
            <text:p>1.1255259467</text:p>
          </table:table-cell>
          <table:table-cell table:formula="of:=[.R293]/MIN([.$N293:.$R293])" office:value-type="float" office:value="1.86369214586255">
            <text:p>1.863692145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6.39">
            <text:p>6.39</text:p>
          </table:table-cell>
          <table:table-cell office:value-type="float" office:value="6.38">
            <text:p>6.38</text:p>
          </table:table-cell>
          <table:table-cell office:value-type="float" office:value="6.32">
            <text:p>6.32</text:p>
          </table:table-cell>
          <table:table-cell office:value-type="float" office:value="6.37">
            <text:p>6.37</text:p>
          </table:table-cell>
          <table:table-cell office:value-type="float" office:value="6.93">
            <text:p>6.93</text:p>
          </table:table-cell>
          <table:table-cell table:formula="of:=[.N294]/MIN([.$N294:.$R294])" office:value-type="float" office:value="1.01107594936709">
            <text:p>1.0110759494</text:p>
          </table:table-cell>
          <table:table-cell table:formula="of:=[.O294]/MIN([.$N294:.$R294])" office:value-type="float" office:value="1.00949367088608">
            <text:p>1.0094936709</text:p>
          </table:table-cell>
          <table:table-cell table:formula="of:=[.P294]/MIN([.$N294:.$R294])" office:value-type="float" office:value="1">
            <text:p>1</text:p>
          </table:table-cell>
          <table:table-cell table:formula="of:=[.Q294]/MIN([.$N294:.$R294])" office:value-type="float" office:value="1.00791139240506">
            <text:p>1.0079113924</text:p>
          </table:table-cell>
          <table:table-cell table:formula="of:=[.R294]/MIN([.$N294:.$R294])" office:value-type="float" office:value="1.09651898734177">
            <text:p>1.096518987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67.08">
            <text:p>567.08</text:p>
          </table:table-cell>
          <table:table-cell office:value-type="float" office:value="695.03">
            <text:p>695.03</text:p>
          </table:table-cell>
          <table:table-cell office:value-type="float" office:value="568.78">
            <text:p>568.78</text:p>
          </table:table-cell>
          <table:table-cell office:value-type="float" office:value="655.87">
            <text:p>655.87</text:p>
          </table:table-cell>
          <table:table-cell office:value-type="float" office:value="1181.63">
            <text:p>1181.63</text:p>
          </table:table-cell>
          <table:table-cell table:formula="of:=[.N295]/MIN([.$N295:.$R295])" office:value-type="float" office:value="1">
            <text:p>1</text:p>
          </table:table-cell>
          <table:table-cell table:formula="of:=[.O295]/MIN([.$N295:.$R295])" office:value-type="float" office:value="1.22562954080553">
            <text:p>1.2256295408</text:p>
          </table:table-cell>
          <table:table-cell table:formula="of:=[.P295]/MIN([.$N295:.$R295])" office:value-type="float" office:value="1.00299781335967">
            <text:p>1.0029978134</text:p>
          </table:table-cell>
          <table:table-cell table:formula="of:=[.Q295]/MIN([.$N295:.$R295])" office:value-type="float" office:value="1.15657402835579">
            <text:p>1.1565740284</text:p>
          </table:table-cell>
          <table:table-cell table:formula="of:=[.R295]/MIN([.$N295:.$R295])" office:value-type="float" office:value="2.08370952951964">
            <text:p>2.083709529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table:number-columns-repeated="3" office:value-type="float" office:value="0.35">
            <text:p>0.35</text:p>
          </table:table-cell>
          <table:table-cell table:formula="of:=[.N296]/MIN([.$N296:.$R296])" office:value-type="float" office:value="1">
            <text:p>1</text:p>
          </table:table-cell>
          <table:table-cell table:formula="of:=[.O296]/MIN([.$N296:.$R296])" office:value-type="float" office:value="1.02857142857143">
            <text:p>1.0285714286</text:p>
          </table:table-cell>
          <table:table-cell table:formula="of:=[.P296]/MIN([.$N296:.$R296])" office:value-type="float" office:value="1">
            <text:p>1</text:p>
          </table:table-cell>
          <table:table-cell table:formula="of:=[.Q296]/MIN([.$N296:.$R296])" office:value-type="float" office:value="1">
            <text:p>1</text:p>
          </table:table-cell>
          <table:table-cell table:formula="of:=[.R296]/MIN([.$N296:.$R29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95.18">
            <text:p>95.18</text:p>
          </table:table-cell>
          <table:table-cell office:value-type="float" office:value="101.38">
            <text:p>101.38</text:p>
          </table:table-cell>
          <table:table-cell office:value-type="float" office:value="95.52">
            <text:p>95.52</text:p>
          </table:table-cell>
          <table:table-cell office:value-type="float" office:value="99.06">
            <text:p>99.06</text:p>
          </table:table-cell>
          <table:table-cell office:value-type="float" office:value="137.04">
            <text:p>137.04</text:p>
          </table:table-cell>
          <table:table-cell table:formula="of:=[.N297]/MIN([.$N297:.$R297])" office:value-type="float" office:value="1">
            <text:p>1</text:p>
          </table:table-cell>
          <table:table-cell table:formula="of:=[.O297]/MIN([.$N297:.$R297])" office:value-type="float" office:value="1.0651397352385">
            <text:p>1.0651397352</text:p>
          </table:table-cell>
          <table:table-cell table:formula="of:=[.P297]/MIN([.$N297:.$R297])" office:value-type="float" office:value="1.00357217902921">
            <text:p>1.003572179</text:p>
          </table:table-cell>
          <table:table-cell table:formula="of:=[.Q297]/MIN([.$N297:.$R297])" office:value-type="float" office:value="1.04076486656861">
            <text:p>1.0407648666</text:p>
          </table:table-cell>
          <table:table-cell table:formula="of:=[.R297]/MIN([.$N297:.$R297])" office:value-type="float" office:value="1.43979827694894">
            <text:p>1.439798276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688.92">
            <text:p>688.92</text:p>
          </table:table-cell>
          <table:table-cell office:value-type="float" office:value="792.54">
            <text:p>792.54</text:p>
          </table:table-cell>
          <table:table-cell office:value-type="float" office:value="733.08">
            <text:p>733.08</text:p>
          </table:table-cell>
          <table:table-cell office:value-type="float" office:value="748.19">
            <text:p>748.19</text:p>
          </table:table-cell>
          <table:table-cell office:value-type="float" office:value="1352.1">
            <text:p>1352.1</text:p>
          </table:table-cell>
          <table:table-cell table:formula="of:=[.N298]/MIN([.$N298:.$R298])" office:value-type="float" office:value="1">
            <text:p>1</text:p>
          </table:table-cell>
          <table:table-cell table:formula="of:=[.O298]/MIN([.$N298:.$R298])" office:value-type="float" office:value="1.15040933635255">
            <text:p>1.1504093364</text:p>
          </table:table-cell>
          <table:table-cell table:formula="of:=[.P298]/MIN([.$N298:.$R298])" office:value-type="float" office:value="1.0641003309528">
            <text:p>1.064100331</text:p>
          </table:table-cell>
          <table:table-cell table:formula="of:=[.Q298]/MIN([.$N298:.$R298])" office:value-type="float" office:value="1.08603321140336">
            <text:p>1.0860332114</text:p>
          </table:table-cell>
          <table:table-cell table:formula="of:=[.R298]/MIN([.$N298:.$R298])" office:value-type="float" office:value="1.96263717122453">
            <text:p>1.962637171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94.1">
            <text:p>94.1</text:p>
          </table:table-cell>
          <table:table-cell office:value-type="float" office:value="102.91">
            <text:p>102.91</text:p>
          </table:table-cell>
          <table:table-cell office:value-type="float" office:value="95.33">
            <text:p>95.33</text:p>
          </table:table-cell>
          <table:table-cell office:value-type="float" office:value="97.03">
            <text:p>97.03</text:p>
          </table:table-cell>
          <table:table-cell office:value-type="float" office:value="142.6">
            <text:p>142.6</text:p>
          </table:table-cell>
          <table:table-cell table:formula="of:=[.N299]/MIN([.$N299:.$R299])" office:value-type="float" office:value="1">
            <text:p>1</text:p>
          </table:table-cell>
          <table:table-cell table:formula="of:=[.O299]/MIN([.$N299:.$R299])" office:value-type="float" office:value="1.09362380446334">
            <text:p>1.0936238045</text:p>
          </table:table-cell>
          <table:table-cell table:formula="of:=[.P299]/MIN([.$N299:.$R299])" office:value-type="float" office:value="1.01307120085016">
            <text:p>1.0130712009</text:p>
          </table:table-cell>
          <table:table-cell table:formula="of:=[.Q299]/MIN([.$N299:.$R299])" office:value-type="float" office:value="1.03113708820404">
            <text:p>1.0311370882</text:p>
          </table:table-cell>
          <table:table-cell table:formula="of:=[.R299]/MIN([.$N299:.$R299])" office:value-type="float" office:value="1.5154091392136">
            <text:p>1.515409139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865.83">
            <text:p>865.83</text:p>
          </table:table-cell>
          <table:table-cell office:value-type="float" office:value="978.67">
            <text:p>978.67</text:p>
          </table:table-cell>
          <table:table-cell office:value-type="float" office:value="878.13">
            <text:p>878.13</text:p>
          </table:table-cell>
          <table:table-cell office:value-type="float" office:value="883.13">
            <text:p>883.13</text:p>
          </table:table-cell>
          <table:table-cell office:value-type="float" office:value="1135.16">
            <text:p>1135.16</text:p>
          </table:table-cell>
          <table:table-cell table:formula="of:=[.N300]/MIN([.$N300:.$R300])" office:value-type="float" office:value="1">
            <text:p>1</text:p>
          </table:table-cell>
          <table:table-cell table:formula="of:=[.O300]/MIN([.$N300:.$R300])" office:value-type="float" office:value="1.13032581453634">
            <text:p>1.1303258145</text:p>
          </table:table-cell>
          <table:table-cell table:formula="of:=[.P300]/MIN([.$N300:.$R300])" office:value-type="float" office:value="1.01420602196736">
            <text:p>1.014206022</text:p>
          </table:table-cell>
          <table:table-cell table:formula="of:=[.Q300]/MIN([.$N300:.$R300])" office:value-type="float" office:value="1.01998082764515">
            <text:p>1.0199808276</text:p>
          </table:table-cell>
          <table:table-cell table:formula="of:=[.R300]/MIN([.$N300:.$R300])" office:value-type="float" office:value="1.31106568263978">
            <text:p>1.311065682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6.38">
            <text:p>26.38</text:p>
          </table:table-cell>
          <table:table-cell office:value-type="float" office:value="26.79">
            <text:p>26.79</text:p>
          </table:table-cell>
          <table:table-cell office:value-type="float" office:value="26.52">
            <text:p>26.52</text:p>
          </table:table-cell>
          <table:table-cell office:value-type="float" office:value="27.02">
            <text:p>27.02</text:p>
          </table:table-cell>
          <table:table-cell office:value-type="float" office:value="28.64">
            <text:p>28.64</text:p>
          </table:table-cell>
          <table:table-cell table:formula="of:=[.N301]/MIN([.$N301:.$R301])" office:value-type="float" office:value="1">
            <text:p>1</text:p>
          </table:table-cell>
          <table:table-cell table:formula="of:=[.O301]/MIN([.$N301:.$R301])" office:value-type="float" office:value="1.01554207733131">
            <text:p>1.0155420773</text:p>
          </table:table-cell>
          <table:table-cell table:formula="of:=[.P301]/MIN([.$N301:.$R301])" office:value-type="float" office:value="1.00530705079606">
            <text:p>1.0053070508</text:p>
          </table:table-cell>
          <table:table-cell table:formula="of:=[.Q301]/MIN([.$N301:.$R301])" office:value-type="float" office:value="1.02426080363912">
            <text:p>1.0242608036</text:p>
          </table:table-cell>
          <table:table-cell table:formula="of:=[.R301]/MIN([.$N301:.$R301])" office:value-type="float" office:value="1.08567096285064">
            <text:p>1.08567096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f:=[.N302]/MIN([.$N302:.$R302])" office:value-type="float" office:value="1">
            <text:p>1</text:p>
          </table:table-cell>
          <table:table-cell table:formula="of:=[.O302]/MIN([.$N302:.$R302])" office:value-type="float" office:value="1">
            <text:p>1</text:p>
          </table:table-cell>
          <table:table-cell table:formula="of:=[.P302]/MIN([.$N302:.$R302])" office:value-type="float" office:value="1">
            <text:p>1</text:p>
          </table:table-cell>
          <table:table-cell table:formula="of:=[.Q302]/MIN([.$N302:.$R302])" office:value-type="float" office:value="1">
            <text:p>1</text:p>
          </table:table-cell>
          <table:table-cell table:formula="of:=[.R302]/MIN([.$N302:.$R302])" office:value-type="float" office:value="1.25">
            <text:p>1.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92.28">
            <text:p>492.28</text:p>
          </table:table-cell>
          <table:table-cell office:value-type="float" office:value="549.18">
            <text:p>549.18</text:p>
          </table:table-cell>
          <table:table-cell office:value-type="float" office:value="494.08">
            <text:p>494.08</text:p>
          </table:table-cell>
          <table:table-cell office:value-type="float" office:value="540.34">
            <text:p>540.34</text:p>
          </table:table-cell>
          <table:table-cell office:value-type="float" office:value="905.53">
            <text:p>905.53</text:p>
          </table:table-cell>
          <table:table-cell table:formula="of:=[.N303]/MIN([.$N303:.$R303])" office:value-type="float" office:value="1">
            <text:p>1</text:p>
          </table:table-cell>
          <table:table-cell table:formula="of:=[.O303]/MIN([.$N303:.$R303])" office:value-type="float" office:value="1.11558462663525">
            <text:p>1.1155846266</text:p>
          </table:table-cell>
          <table:table-cell table:formula="of:=[.P303]/MIN([.$N303:.$R303])" office:value-type="float" office:value="1.00365645567563">
            <text:p>1.0036564557</text:p>
          </table:table-cell>
          <table:table-cell table:formula="of:=[.Q303]/MIN([.$N303:.$R303])" office:value-type="float" office:value="1.09762736653937">
            <text:p>1.0976273665</text:p>
          </table:table-cell>
          <table:table-cell table:formula="of:=[.R303]/MIN([.$N303:.$R303])" office:value-type="float" office:value="1.83946128219712">
            <text:p>1.839461282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5">
            <text:p>0.05</text:p>
          </table:table-cell>
          <table:table-cell table:formula="of:=[.N304]/MIN([.$N304:.$R304])" office:value-type="float" office:value="1">
            <text:p>1</text:p>
          </table:table-cell>
          <table:table-cell table:formula="of:=[.O304]/MIN([.$N304:.$R304])" office:value-type="float" office:value="1">
            <text:p>1</text:p>
          </table:table-cell>
          <table:table-cell table:formula="of:=[.P304]/MIN([.$N304:.$R304])" office:value-type="float" office:value="1">
            <text:p>1</text:p>
          </table:table-cell>
          <table:table-cell table:formula="of:=[.Q304]/MIN([.$N304:.$R304])" office:value-type="float" office:value="1">
            <text:p>1</text:p>
          </table:table-cell>
          <table:table-cell table:formula="of:=[.R304]/MIN([.$N304:.$R304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74.92">
            <text:p>574.92</text:p>
          </table:table-cell>
          <table:table-cell office:value-type="float" office:value="627.26">
            <text:p>627.26</text:p>
          </table:table-cell>
          <table:table-cell office:value-type="float" office:value="572.44">
            <text:p>572.44</text:p>
          </table:table-cell>
          <table:table-cell office:value-type="float" office:value="610.7">
            <text:p>610.7</text:p>
          </table:table-cell>
          <table:table-cell office:value-type="float" office:value="1103.35">
            <text:p>1103.35</text:p>
          </table:table-cell>
          <table:table-cell table:formula="of:=[.N305]/MIN([.$N305:.$R305])" office:value-type="float" office:value="1.00433233177276">
            <text:p>1.0043323318</text:p>
          </table:table-cell>
          <table:table-cell table:formula="of:=[.O305]/MIN([.$N305:.$R305])" office:value-type="float" office:value="1.09576549507372">
            <text:p>1.0957654951</text:p>
          </table:table-cell>
          <table:table-cell table:formula="of:=[.P305]/MIN([.$N305:.$R305])" office:value-type="float" office:value="1">
            <text:p>1</text:p>
          </table:table-cell>
          <table:table-cell table:formula="of:=[.Q305]/MIN([.$N305:.$R305])" office:value-type="float" office:value="1.06683669904269">
            <text:p>1.066836699</text:p>
          </table:table-cell>
          <table:table-cell table:formula="of:=[.R305]/MIN([.$N305:.$R305])" office:value-type="float" office:value="1.92745091188596">
            <text:p>1.927450911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.77">
            <text:p>2.77</text:p>
          </table:table-cell>
          <table:table-cell office:value-type="float" office:value="2.82">
            <text:p>2.82</text:p>
          </table:table-cell>
          <table:table-cell table:number-columns-repeated="2" office:value-type="float" office:value="2.81">
            <text:p>2.81</text:p>
          </table:table-cell>
          <table:table-cell office:value-type="float" office:value="2.73">
            <text:p>2.73</text:p>
          </table:table-cell>
          <table:table-cell table:formula="of:=[.N306]/MIN([.$N306:.$R306])" office:value-type="float" office:value="1.01465201465201">
            <text:p>1.0146520147</text:p>
          </table:table-cell>
          <table:table-cell table:formula="of:=[.O306]/MIN([.$N306:.$R306])" office:value-type="float" office:value="1.03296703296703">
            <text:p>1.032967033</text:p>
          </table:table-cell>
          <table:table-cell table:formula="of:=[.P306]/MIN([.$N306:.$R306])" office:value-type="float" office:value="1.02930402930403">
            <text:p>1.0293040293</text:p>
          </table:table-cell>
          <table:table-cell table:formula="of:=[.Q306]/MIN([.$N306:.$R306])" office:value-type="float" office:value="1.02930402930403">
            <text:p>1.0293040293</text:p>
          </table:table-cell>
          <table:table-cell table:formula="of:=[.R306]/MIN([.$N306:.$R30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6.52">
            <text:p>16.52</text:p>
          </table:table-cell>
          <table:table-cell office:value-type="float" office:value="17.05">
            <text:p>17.05</text:p>
          </table:table-cell>
          <table:table-cell office:value-type="float" office:value="16.64">
            <text:p>16.64</text:p>
          </table:table-cell>
          <table:table-cell office:value-type="float" office:value="16.98">
            <text:p>16.98</text:p>
          </table:table-cell>
          <table:table-cell office:value-type="float" office:value="20.37">
            <text:p>20.37</text:p>
          </table:table-cell>
          <table:table-cell table:formula="of:=[.N307]/MIN([.$N307:.$R307])" office:value-type="float" office:value="1">
            <text:p>1</text:p>
          </table:table-cell>
          <table:table-cell table:formula="of:=[.O307]/MIN([.$N307:.$R307])" office:value-type="float" office:value="1.03208232445521">
            <text:p>1.0320823245</text:p>
          </table:table-cell>
          <table:table-cell table:formula="of:=[.P307]/MIN([.$N307:.$R307])" office:value-type="float" office:value="1.00726392251816">
            <text:p>1.0072639225</text:p>
          </table:table-cell>
          <table:table-cell table:formula="of:=[.Q307]/MIN([.$N307:.$R307])" office:value-type="float" office:value="1.02784503631961">
            <text:p>1.0278450363</text:p>
          </table:table-cell>
          <table:table-cell table:formula="of:=[.R307]/MIN([.$N307:.$R307])" office:value-type="float" office:value="1.23305084745763">
            <text:p>1.233050847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344.69">
            <text:p>344.69</text:p>
          </table:table-cell>
          <table:table-cell office:value-type="float" office:value="364.99">
            <text:p>364.99</text:p>
          </table:table-cell>
          <table:table-cell office:value-type="float" office:value="343.86">
            <text:p>343.86</text:p>
          </table:table-cell>
          <table:table-cell office:value-type="float" office:value="372.07">
            <text:p>372.07</text:p>
          </table:table-cell>
          <table:table-cell office:value-type="float" office:value="571.5">
            <text:p>571.5</text:p>
          </table:table-cell>
          <table:table-cell table:formula="of:=[.N308]/MIN([.$N308:.$R308])" office:value-type="float" office:value="1.00241377304717">
            <text:p>1.002413773</text:p>
          </table:table-cell>
          <table:table-cell table:formula="of:=[.O308]/MIN([.$N308:.$R308])" office:value-type="float" office:value="1.06144942709242">
            <text:p>1.0614494271</text:p>
          </table:table-cell>
          <table:table-cell table:formula="of:=[.P308]/MIN([.$N308:.$R308])" office:value-type="float" office:value="1">
            <text:p>1</text:p>
          </table:table-cell>
          <table:table-cell table:formula="of:=[.Q308]/MIN([.$N308:.$R308])" office:value-type="float" office:value="1.08203920200081">
            <text:p>1.082039202</text:p>
          </table:table-cell>
          <table:table-cell table:formula="of:=[.R308]/MIN([.$N308:.$R308])" office:value-type="float" office:value="1.66201361019019">
            <text:p>1.662013610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9.79">
            <text:p>19.79</text:p>
          </table:table-cell>
          <table:table-cell office:value-type="float" office:value="20.48">
            <text:p>20.48</text:p>
          </table:table-cell>
          <table:table-cell office:value-type="float" office:value="19.68">
            <text:p>19.68</text:p>
          </table:table-cell>
          <table:table-cell office:value-type="float" office:value="20.28">
            <text:p>20.28</text:p>
          </table:table-cell>
          <table:table-cell office:value-type="float" office:value="25">
            <text:p>25</text:p>
          </table:table-cell>
          <table:table-cell table:formula="of:=[.N309]/MIN([.$N309:.$R309])" office:value-type="float" office:value="1.00558943089431">
            <text:p>1.0055894309</text:p>
          </table:table-cell>
          <table:table-cell table:formula="of:=[.O309]/MIN([.$N309:.$R309])" office:value-type="float" office:value="1.04065040650407">
            <text:p>1.0406504065</text:p>
          </table:table-cell>
          <table:table-cell table:formula="of:=[.P309]/MIN([.$N309:.$R309])" office:value-type="float" office:value="1">
            <text:p>1</text:p>
          </table:table-cell>
          <table:table-cell table:formula="of:=[.Q309]/MIN([.$N309:.$R309])" office:value-type="float" office:value="1.03048780487805">
            <text:p>1.0304878049</text:p>
          </table:table-cell>
          <table:table-cell table:formula="of:=[.R309]/MIN([.$N309:.$R309])" office:value-type="float" office:value="1.27032520325203">
            <text:p>1.27032520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525.75">
            <text:p>525.75</text:p>
          </table:table-cell>
          <table:table-cell office:value-type="float" office:value="564.21">
            <text:p>564.21</text:p>
          </table:table-cell>
          <table:table-cell office:value-type="float" office:value="524.79">
            <text:p>524.79</text:p>
          </table:table-cell>
          <table:table-cell office:value-type="float" office:value="555.03">
            <text:p>555.03</text:p>
          </table:table-cell>
          <table:table-cell office:value-type="float" office:value="887.73">
            <text:p>887.73</text:p>
          </table:table-cell>
          <table:table-cell table:formula="of:=[.N310]/MIN([.$N310:.$R310])" office:value-type="float" office:value="1.00182930314983">
            <text:p>1.0018293031</text:p>
          </table:table-cell>
          <table:table-cell table:formula="of:=[.O310]/MIN([.$N310:.$R310])" office:value-type="float" office:value="1.07511576058995">
            <text:p>1.0751157606</text:p>
          </table:table-cell>
          <table:table-cell table:formula="of:=[.P310]/MIN([.$N310:.$R310])" office:value-type="float" office:value="1">
            <text:p>1</text:p>
          </table:table-cell>
          <table:table-cell table:formula="of:=[.Q310]/MIN([.$N310:.$R310])" office:value-type="float" office:value="1.05762304921969">
            <text:p>1.0576230492</text:p>
          </table:table-cell>
          <table:table-cell table:formula="of:=[.R310]/MIN([.$N310:.$R310])" office:value-type="float" office:value="1.69159092208312">
            <text:p>1.691590922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0.93">
            <text:p>10.93</text:p>
          </table:table-cell>
          <table:table-cell office:value-type="float" office:value="11.05">
            <text:p>11.05</text:p>
          </table:table-cell>
          <table:table-cell office:value-type="float" office:value="10.95">
            <text:p>10.95</text:p>
          </table:table-cell>
          <table:table-cell office:value-type="float" office:value="10.89">
            <text:p>10.89</text:p>
          </table:table-cell>
          <table:table-cell office:value-type="float" office:value="10.85">
            <text:p>10.85</text:p>
          </table:table-cell>
          <table:table-cell table:formula="of:=[.N311]/MIN([.$N311:.$R311])" office:value-type="float" office:value="1.0073732718894">
            <text:p>1.0073732719</text:p>
          </table:table-cell>
          <table:table-cell table:formula="of:=[.O311]/MIN([.$N311:.$R311])" office:value-type="float" office:value="1.0184331797235">
            <text:p>1.0184331797</text:p>
          </table:table-cell>
          <table:table-cell table:formula="of:=[.P311]/MIN([.$N311:.$R311])" office:value-type="float" office:value="1.00921658986175">
            <text:p>1.0092165899</text:p>
          </table:table-cell>
          <table:table-cell table:formula="of:=[.Q311]/MIN([.$N311:.$R311])" office:value-type="float" office:value="1.0036866359447">
            <text:p>1.0036866359</text:p>
          </table:table-cell>
          <table:table-cell table:formula="of:=[.R311]/MIN([.$N311:.$R31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59.84">
            <text:p>59.84</text:p>
          </table:table-cell>
          <table:table-cell office:value-type="float" office:value="63.59">
            <text:p>63.59</text:p>
          </table:table-cell>
          <table:table-cell office:value-type="float" office:value="59.71">
            <text:p>59.71</text:p>
          </table:table-cell>
          <table:table-cell office:value-type="float" office:value="63.93">
            <text:p>63.93</text:p>
          </table:table-cell>
          <table:table-cell office:value-type="float" office:value="77.64">
            <text:p>77.64</text:p>
          </table:table-cell>
          <table:table-cell table:formula="of:=[.N312]/MIN([.$N312:.$R312])" office:value-type="float" office:value="1.00217718975046">
            <text:p>1.0021771898</text:p>
          </table:table-cell>
          <table:table-cell table:formula="of:=[.O312]/MIN([.$N312:.$R312])" office:value-type="float" office:value="1.06498074024452">
            <text:p>1.0649807402</text:p>
          </table:table-cell>
          <table:table-cell table:formula="of:=[.P312]/MIN([.$N312:.$R312])" office:value-type="float" office:value="1">
            <text:p>1</text:p>
          </table:table-cell>
          <table:table-cell table:formula="of:=[.Q312]/MIN([.$N312:.$R312])" office:value-type="float" office:value="1.07067492882264">
            <text:p>1.0706749288</text:p>
          </table:table-cell>
          <table:table-cell table:formula="of:=[.R312]/MIN([.$N312:.$R312])" office:value-type="float" office:value="1.30028470942891">
            <text:p>1.300284709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738.35">
            <text:p>738.35</text:p>
          </table:table-cell>
          <table:table-cell office:value-type="float" office:value="755.23">
            <text:p>755.23</text:p>
          </table:table-cell>
          <table:table-cell office:value-type="float" office:value="712.21">
            <text:p>712.21</text:p>
          </table:table-cell>
          <table:table-cell office:value-type="float" office:value="754.53">
            <text:p>754.53</text:p>
          </table:table-cell>
          <table:table-cell office:value-type="float" office:value="1333.8">
            <text:p>1333.8</text:p>
          </table:table-cell>
          <table:table-cell table:formula="of:=[.N313]/MIN([.$N313:.$R313])" office:value-type="float" office:value="1.03670265792393">
            <text:p>1.0367026579</text:p>
          </table:table-cell>
          <table:table-cell table:formula="of:=[.O313]/MIN([.$N313:.$R313])" office:value-type="float" office:value="1.06040353266593">
            <text:p>1.0604035327</text:p>
          </table:table-cell>
          <table:table-cell table:formula="of:=[.P313]/MIN([.$N313:.$R313])" office:value-type="float" office:value="1">
            <text:p>1</text:p>
          </table:table-cell>
          <table:table-cell table:formula="of:=[.Q313]/MIN([.$N313:.$R313])" office:value-type="float" office:value="1.05942067648587">
            <text:p>1.0594206765</text:p>
          </table:table-cell>
          <table:table-cell table:formula="of:=[.R313]/MIN([.$N313:.$R313])" office:value-type="float" office:value="1.87276224709004">
            <text:p>1.872762247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56.15">
            <text:p>56.15</text:p>
          </table:table-cell>
          <table:table-cell office:value-type="float" office:value="60.72">
            <text:p>60.72</text:p>
          </table:table-cell>
          <table:table-cell office:value-type="float" office:value="56.22">
            <text:p>56.22</text:p>
          </table:table-cell>
          <table:table-cell office:value-type="float" office:value="60.25">
            <text:p>60.25</text:p>
          </table:table-cell>
          <table:table-cell office:value-type="float" office:value="75.19">
            <text:p>75.19</text:p>
          </table:table-cell>
          <table:table-cell table:formula="of:=[.N314]/MIN([.$N314:.$R314])" office:value-type="float" office:value="1">
            <text:p>1</text:p>
          </table:table-cell>
          <table:table-cell table:formula="of:=[.O314]/MIN([.$N314:.$R314])" office:value-type="float" office:value="1.08138913624221">
            <text:p>1.0813891362</text:p>
          </table:table-cell>
          <table:table-cell table:formula="of:=[.P314]/MIN([.$N314:.$R314])" office:value-type="float" office:value="1.00124666073019">
            <text:p>1.0012466607</text:p>
          </table:table-cell>
          <table:table-cell table:formula="of:=[.Q314]/MIN([.$N314:.$R314])" office:value-type="float" office:value="1.07301869991095">
            <text:p>1.0730186999</text:p>
          </table:table-cell>
          <table:table-cell table:formula="of:=[.R314]/MIN([.$N314:.$R314])" office:value-type="float" office:value="1.33909171861086">
            <text:p>1.339091718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947.71">
            <text:p>947.71</text:p>
          </table:table-cell>
          <table:table-cell office:value-type="float" office:value="978.88">
            <text:p>978.88</text:p>
          </table:table-cell>
          <table:table-cell office:value-type="float" office:value="1010.55">
            <text:p>1010.55</text:p>
          </table:table-cell>
          <table:table-cell office:value-type="float" office:value="977.04">
            <text:p>977.04</text:p>
          </table:table-cell>
          <table:table-cell office:value-type="float" office:value="1160.28">
            <text:p>1160.28</text:p>
          </table:table-cell>
          <table:table-cell table:formula="of:=[.N315]/MIN([.$N315:.$R315])" office:value-type="float" office:value="1">
            <text:p>1</text:p>
          </table:table-cell>
          <table:table-cell table:formula="of:=[.O315]/MIN([.$N315:.$R315])" office:value-type="float" office:value="1.03288980806365">
            <text:p>1.0328898081</text:p>
          </table:table-cell>
          <table:table-cell table:formula="of:=[.P315]/MIN([.$N315:.$R315])" office:value-type="float" office:value="1.06630720368045">
            <text:p>1.0663072037</text:p>
          </table:table-cell>
          <table:table-cell table:formula="of:=[.Q315]/MIN([.$N315:.$R315])" office:value-type="float" office:value="1.03094828586804">
            <text:p>1.0309482859</text:p>
          </table:table-cell>
          <table:table-cell table:formula="of:=[.R315]/MIN([.$N315:.$R315])" office:value-type="float" office:value="1.22429857234808">
            <text:p>1.224298572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.32">
            <text:p>2.32</text:p>
          </table:table-cell>
          <table:table-cell table:number-columns-repeated="2" office:value-type="float" office:value="2.35">
            <text:p>2.35</text:p>
          </table:table-cell>
          <table:table-cell office:value-type="float" office:value="2.36">
            <text:p>2.36</text:p>
          </table:table-cell>
          <table:table-cell office:value-type="float" office:value="2.32">
            <text:p>2.32</text:p>
          </table:table-cell>
          <table:table-cell table:formula="of:=[.N316]/MIN([.$N316:.$R316])" office:value-type="float" office:value="1">
            <text:p>1</text:p>
          </table:table-cell>
          <table:table-cell table:formula="of:=[.O316]/MIN([.$N316:.$R316])" office:value-type="float" office:value="1.01293103448276">
            <text:p>1.0129310345</text:p>
          </table:table-cell>
          <table:table-cell table:formula="of:=[.P316]/MIN([.$N316:.$R316])" office:value-type="float" office:value="1.01293103448276">
            <text:p>1.0129310345</text:p>
          </table:table-cell>
          <table:table-cell table:formula="of:=[.Q316]/MIN([.$N316:.$R316])" office:value-type="float" office:value="1.01724137931034">
            <text:p>1.0172413793</text:p>
          </table:table-cell>
          <table:table-cell table:formula="of:=[.R316]/MIN([.$N316:.$R31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30.01">
            <text:p>30.01</text:p>
          </table:table-cell>
          <table:table-cell office:value-type="float" office:value="30.41">
            <text:p>30.41</text:p>
          </table:table-cell>
          <table:table-cell office:value-type="float" office:value="29.98">
            <text:p>29.98</text:p>
          </table:table-cell>
          <table:table-cell office:value-type="float" office:value="30.54">
            <text:p>30.54</text:p>
          </table:table-cell>
          <table:table-cell office:value-type="float" office:value="36.1">
            <text:p>36.1</text:p>
          </table:table-cell>
          <table:table-cell table:formula="of:=[.N317]/MIN([.$N317:.$R317])" office:value-type="float" office:value="1.00100066711141">
            <text:p>1.0010006671</text:p>
          </table:table-cell>
          <table:table-cell table:formula="of:=[.O317]/MIN([.$N317:.$R317])" office:value-type="float" office:value="1.01434289526351">
            <text:p>1.0143428953</text:p>
          </table:table-cell>
          <table:table-cell table:formula="of:=[.P317]/MIN([.$N317:.$R317])" office:value-type="float" office:value="1">
            <text:p>1</text:p>
          </table:table-cell>
          <table:table-cell table:formula="of:=[.Q317]/MIN([.$N317:.$R317])" office:value-type="float" office:value="1.01867911941294">
            <text:p>1.0186791194</text:p>
          </table:table-cell>
          <table:table-cell table:formula="of:=[.R317]/MIN([.$N317:.$R317])" office:value-type="float" office:value="1.20413609072715">
            <text:p>1.204136090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475.23">
            <text:p>475.23</text:p>
          </table:table-cell>
          <table:table-cell office:value-type="float" office:value="499.69">
            <text:p>499.69</text:p>
          </table:table-cell>
          <table:table-cell office:value-type="float" office:value="474.01">
            <text:p>474.01</text:p>
          </table:table-cell>
          <table:table-cell office:value-type="float" office:value="522.41">
            <text:p>522.41</text:p>
          </table:table-cell>
          <table:table-cell office:value-type="float" office:value="799.66">
            <text:p>799.66</text:p>
          </table:table-cell>
          <table:table-cell table:formula="of:=[.N318]/MIN([.$N318:.$R318])" office:value-type="float" office:value="1.00257378536318">
            <text:p>1.0025737854</text:p>
          </table:table-cell>
          <table:table-cell table:formula="of:=[.O318]/MIN([.$N318:.$R318])" office:value-type="float" office:value="1.05417607223476">
            <text:p>1.0541760722</text:p>
          </table:table-cell>
          <table:table-cell table:formula="of:=[.P318]/MIN([.$N318:.$R318])" office:value-type="float" office:value="1">
            <text:p>1</text:p>
          </table:table-cell>
          <table:table-cell table:formula="of:=[.Q318]/MIN([.$N318:.$R318])" office:value-type="float" office:value="1.10210755047362">
            <text:p>1.1021075505</text:p>
          </table:table-cell>
          <table:table-cell table:formula="of:=[.R318]/MIN([.$N318:.$R318])" office:value-type="float" office:value="1.68701082255649">
            <text:p>1.687010822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60.24">
            <text:p>60.24</text:p>
          </table:table-cell>
          <table:table-cell office:value-type="float" office:value="62.4">
            <text:p>62.4</text:p>
          </table:table-cell>
          <table:table-cell office:value-type="float" office:value="60.26">
            <text:p>60.26</text:p>
          </table:table-cell>
          <table:table-cell office:value-type="float" office:value="62.91">
            <text:p>62.91</text:p>
          </table:table-cell>
          <table:table-cell office:value-type="float" office:value="78.39">
            <text:p>78.39</text:p>
          </table:table-cell>
          <table:table-cell table:formula="of:=[.N319]/MIN([.$N319:.$R319])" office:value-type="float" office:value="1">
            <text:p>1</text:p>
          </table:table-cell>
          <table:table-cell table:formula="of:=[.O319]/MIN([.$N319:.$R319])" office:value-type="float" office:value="1.03585657370518">
            <text:p>1.0358565737</text:p>
          </table:table-cell>
          <table:table-cell table:formula="of:=[.P319]/MIN([.$N319:.$R319])" office:value-type="float" office:value="1.00033200531209">
            <text:p>1.0003320053</text:p>
          </table:table-cell>
          <table:table-cell table:formula="of:=[.Q319]/MIN([.$N319:.$R319])" office:value-type="float" office:value="1.04432270916335">
            <text:p>1.0443227092</text:p>
          </table:table-cell>
          <table:table-cell table:formula="of:=[.R319]/MIN([.$N319:.$R319])" office:value-type="float" office:value="1.30129482071713">
            <text:p>1.301294820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088.26">
            <text:p>1088.26</text:p>
          </table:table-cell>
          <table:table-cell office:value-type="float" office:value="1035.34">
            <text:p>1035.34</text:p>
          </table:table-cell>
          <table:table-cell office:value-type="float" office:value="1074.39">
            <text:p>1074.39</text:p>
          </table:table-cell>
          <table:table-cell office:value-type="float" office:value="1076.28">
            <text:p>1076.28</text:p>
          </table:table-cell>
          <table:table-cell office:value-type="float" office:value="1516.39">
            <text:p>1516.39</text:p>
          </table:table-cell>
          <table:table-cell table:formula="of:=[.N320]/MIN([.$N320:.$R320])" office:value-type="float" office:value="1.05111364382715">
            <text:p>1.0511136438</text:p>
          </table:table-cell>
          <table:table-cell table:formula="of:=[.O320]/MIN([.$N320:.$R320])" office:value-type="float" office:value="1">
            <text:p>1</text:p>
          </table:table-cell>
          <table:table-cell table:formula="of:=[.P320]/MIN([.$N320:.$R320])" office:value-type="float" office:value="1.03771707844766">
            <text:p>1.0377170784</text:p>
          </table:table-cell>
          <table:table-cell table:formula="of:=[.Q320]/MIN([.$N320:.$R320])" office:value-type="float" office:value="1.0395425657272">
            <text:p>1.0395425657</text:p>
          </table:table-cell>
          <table:table-cell table:formula="of:=[.R320]/MIN([.$N320:.$R320])" office:value-type="float" office:value="1.46462997662604">
            <text:p>1.464629976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.78">
            <text:p>2.78</text:p>
          </table:table-cell>
          <table:table-cell office:value-type="float" office:value="2.83">
            <text:p>2.83</text:p>
          </table:table-cell>
          <table:table-cell office:value-type="float" office:value="2.78">
            <text:p>2.78</text:p>
          </table:table-cell>
          <table:table-cell office:value-type="float" office:value="2.74">
            <text:p>2.74</text:p>
          </table:table-cell>
          <table:table-cell office:value-type="float" office:value="2.71">
            <text:p>2.71</text:p>
          </table:table-cell>
          <table:table-cell table:formula="of:=[.N321]/MIN([.$N321:.$R321])" office:value-type="float" office:value="1.02583025830258">
            <text:p>1.0258302583</text:p>
          </table:table-cell>
          <table:table-cell table:formula="of:=[.O321]/MIN([.$N321:.$R321])" office:value-type="float" office:value="1.04428044280443">
            <text:p>1.0442804428</text:p>
          </table:table-cell>
          <table:table-cell table:formula="of:=[.P321]/MIN([.$N321:.$R321])" office:value-type="float" office:value="1.02583025830258">
            <text:p>1.0258302583</text:p>
          </table:table-cell>
          <table:table-cell table:formula="of:=[.Q321]/MIN([.$N321:.$R321])" office:value-type="float" office:value="1.01107011070111">
            <text:p>1.0110701107</text:p>
          </table:table-cell>
          <table:table-cell table:formula="of:=[.R321]/MIN([.$N321:.$R32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table:formula="of:=[.N322]/MIN([.$N322:.$R322])" office:value-type="float" office:value="1.5">
            <text:p>1.5</text:p>
          </table:table-cell>
          <table:table-cell table:formula="of:=[.O322]/MIN([.$N322:.$R322])" office:value-type="float" office:value="1.5">
            <text:p>1.5</text:p>
          </table:table-cell>
          <table:table-cell table:formula="of:=[.P322]/MIN([.$N322:.$R322])" office:value-type="float" office:value="1">
            <text:p>1</text:p>
          </table:table-cell>
          <table:table-cell table:formula="of:=[.Q322]/MIN([.$N322:.$R322])" office:value-type="float" office:value="1.5">
            <text:p>1.5</text:p>
          </table:table-cell>
          <table:table-cell table:formula="of:=[.R322]/MIN([.$N322:.$R322])" office:value-type="float" office:value="1.5">
            <text:p>1.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61.76">
            <text:p>61.76</text:p>
          </table:table-cell>
          <table:table-cell office:value-type="float" office:value="61.47">
            <text:p>61.47</text:p>
          </table:table-cell>
          <table:table-cell office:value-type="float" office:value="61.96">
            <text:p>61.96</text:p>
          </table:table-cell>
          <table:table-cell office:value-type="float" office:value="60.98">
            <text:p>60.98</text:p>
          </table:table-cell>
          <table:table-cell office:value-type="float" office:value="64.18">
            <text:p>64.18</text:p>
          </table:table-cell>
          <table:table-cell table:formula="of:=[.N323]/MIN([.$N323:.$R323])" office:value-type="float" office:value="1.01279107904231">
            <text:p>1.012791079</text:p>
          </table:table-cell>
          <table:table-cell table:formula="of:=[.O323]/MIN([.$N323:.$R323])" office:value-type="float" office:value="1.00803542144966">
            <text:p>1.0080354214</text:p>
          </table:table-cell>
          <table:table-cell table:formula="of:=[.P323]/MIN([.$N323:.$R323])" office:value-type="float" office:value="1.01607084289931">
            <text:p>1.0160708429</text:p>
          </table:table-cell>
          <table:table-cell table:formula="of:=[.Q323]/MIN([.$N323:.$R323])" office:value-type="float" office:value="1">
            <text:p>1</text:p>
          </table:table-cell>
          <table:table-cell table:formula="of:=[.R323]/MIN([.$N323:.$R323])" office:value-type="float" office:value="1.05247622171204">
            <text:p>1.052476221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3" office:value-type="float" office:value="0.04">
            <text:p>0.04</text:p>
          </table:table-cell>
          <table:table-cell table:number-columns-repeated="2" office:value-type="float" office:value="0.03">
            <text:p>0.03</text:p>
          </table:table-cell>
          <table:table-cell table:formula="of:=[.N324]/MIN([.$N324:.$R324])" office:value-type="float" office:value="1.33333333333333">
            <text:p>1.3333333333</text:p>
          </table:table-cell>
          <table:table-cell table:formula="of:=[.O324]/MIN([.$N324:.$R324])" office:value-type="float" office:value="1.33333333333333">
            <text:p>1.3333333333</text:p>
          </table:table-cell>
          <table:table-cell table:formula="of:=[.P324]/MIN([.$N324:.$R324])" office:value-type="float" office:value="1.33333333333333">
            <text:p>1.3333333333</text:p>
          </table:table-cell>
          <table:table-cell table:formula="of:=[.Q324]/MIN([.$N324:.$R324])" office:value-type="float" office:value="1">
            <text:p>1</text:p>
          </table:table-cell>
          <table:table-cell table:formula="of:=[.R324]/MIN([.$N324:.$R324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32.12">
            <text:p>32.12</text:p>
          </table:table-cell>
          <table:table-cell office:value-type="float" office:value="32.24">
            <text:p>32.24</text:p>
          </table:table-cell>
          <table:table-cell office:value-type="float" office:value="32.26">
            <text:p>32.26</text:p>
          </table:table-cell>
          <table:table-cell office:value-type="float" office:value="33.15">
            <text:p>33.15</text:p>
          </table:table-cell>
          <table:table-cell office:value-type="float" office:value="35.46">
            <text:p>35.46</text:p>
          </table:table-cell>
          <table:table-cell table:formula="of:=[.N325]/MIN([.$N325:.$R325])" office:value-type="float" office:value="1">
            <text:p>1</text:p>
          </table:table-cell>
          <table:table-cell table:formula="of:=[.O325]/MIN([.$N325:.$R325])" office:value-type="float" office:value="1.00373599003736">
            <text:p>1.00373599</text:p>
          </table:table-cell>
          <table:table-cell table:formula="of:=[.P325]/MIN([.$N325:.$R325])" office:value-type="float" office:value="1.00435865504359">
            <text:p>1.004358655</text:p>
          </table:table-cell>
          <table:table-cell table:formula="of:=[.Q325]/MIN([.$N325:.$R325])" office:value-type="float" office:value="1.03206724782067">
            <text:p>1.0320672478</text:p>
          </table:table-cell>
          <table:table-cell table:formula="of:=[.R325]/MIN([.$N325:.$R325])" office:value-type="float" office:value="1.10398505603985">
            <text:p>1.10398505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2">
            <text:p>0.02</text:p>
          </table:table-cell>
          <table:table-cell table:formula="of:=[.N326]/MIN([.$N326:.$R326])" office:value-type="float" office:value="1">
            <text:p>1</text:p>
          </table:table-cell>
          <table:table-cell table:formula="of:=[.O326]/MIN([.$N326:.$R326])" office:value-type="float" office:value="1">
            <text:p>1</text:p>
          </table:table-cell>
          <table:table-cell table:formula="of:=[.P326]/MIN([.$N326:.$R326])" office:value-type="float" office:value="1">
            <text:p>1</text:p>
          </table:table-cell>
          <table:table-cell table:formula="of:=[.Q326]/MIN([.$N326:.$R326])" office:value-type="float" office:value="1">
            <text:p>1</text:p>
          </table:table-cell>
          <table:table-cell table:formula="of:=[.R326]/MIN([.$N326:.$R32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formula="of:=[.N327]/MIN([.$N327:.$R327])" office:value-type="float" office:value="1.2">
            <text:p>1.2</text:p>
          </table:table-cell>
          <table:table-cell table:formula="of:=[.O327]/MIN([.$N327:.$R327])" office:value-type="float" office:value="1.2">
            <text:p>1.2</text:p>
          </table:table-cell>
          <table:table-cell table:formula="of:=[.P327]/MIN([.$N327:.$R327])" office:value-type="float" office:value="1.2">
            <text:p>1.2</text:p>
          </table:table-cell>
          <table:table-cell table:formula="of:=[.Q327]/MIN([.$N327:.$R327])" office:value-type="float" office:value="1.2">
            <text:p>1.2</text:p>
          </table:table-cell>
          <table:table-cell table:formula="of:=[.R327]/MIN([.$N327:.$R327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784.02">
            <text:p>784.02</text:p>
          </table:table-cell>
          <table:table-cell office:value-type="float" office:value="905.81">
            <text:p>905.81</text:p>
          </table:table-cell>
          <table:table-cell office:value-type="float" office:value="774.52">
            <text:p>774.52</text:p>
          </table:table-cell>
          <table:table-cell office:value-type="float" office:value="862.93">
            <text:p>862.93</text:p>
          </table:table-cell>
          <table:table-cell office:value-type="float" office:value="1116.08">
            <text:p>1116.08</text:p>
          </table:table-cell>
          <table:table-cell table:formula="of:=[.N328]/MIN([.$N328:.$R328])" office:value-type="float" office:value="1.01226566131281">
            <text:p>1.0122656613</text:p>
          </table:table-cell>
          <table:table-cell table:formula="of:=[.O328]/MIN([.$N328:.$R328])" office:value-type="float" office:value="1.16951143934308">
            <text:p>1.1695114393</text:p>
          </table:table-cell>
          <table:table-cell table:formula="of:=[.P328]/MIN([.$N328:.$R328])" office:value-type="float" office:value="1">
            <text:p>1</text:p>
          </table:table-cell>
          <table:table-cell table:formula="of:=[.Q328]/MIN([.$N328:.$R328])" office:value-type="float" office:value="1.11414811754377">
            <text:p>1.1141481175</text:p>
          </table:table-cell>
          <table:table-cell table:formula="of:=[.R328]/MIN([.$N328:.$R328])" office:value-type="float" office:value="1.44099571347415">
            <text:p>1.440995713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[.N329]/MIN([.$N329:.$R329])" office:value-type="float" office:value="1.16666666666667">
            <text:p>1.1666666667</text:p>
          </table:table-cell>
          <table:table-cell table:formula="of:=[.O329]/MIN([.$N329:.$R329])" office:value-type="float" office:value="1">
            <text:p>1</text:p>
          </table:table-cell>
          <table:table-cell table:formula="of:=[.P329]/MIN([.$N329:.$R329])" office:value-type="float" office:value="1">
            <text:p>1</text:p>
          </table:table-cell>
          <table:table-cell table:formula="of:=[.Q329]/MIN([.$N329:.$R329])" office:value-type="float" office:value="1">
            <text:p>1</text:p>
          </table:table-cell>
          <table:table-cell table:formula="of:=[.R329]/MIN([.$N329:.$R329])" office:value-type="float" office:value="1.16666666666667">
            <text:p>1.166666666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03.89">
            <text:p>603.89</text:p>
          </table:table-cell>
          <table:table-cell office:value-type="float" office:value="609.46">
            <text:p>609.46</text:p>
          </table:table-cell>
          <table:table-cell office:value-type="float" office:value="670.75">
            <text:p>670.75</text:p>
          </table:table-cell>
          <table:table-cell office:value-type="float" office:value="608.67">
            <text:p>608.67</text:p>
          </table:table-cell>
          <table:table-cell office:value-type="float" office:value="601.77">
            <text:p>601.77</text:p>
          </table:table-cell>
          <table:table-cell table:formula="of:=[.N330]/MIN([.$N330:.$R330])" office:value-type="float" office:value="1.00352294065839">
            <text:p>1.0035229407</text:p>
          </table:table-cell>
          <table:table-cell table:formula="of:=[.O330]/MIN([.$N330:.$R330])" office:value-type="float" office:value="1.01277896870898">
            <text:p>1.0127789687</text:p>
          </table:table-cell>
          <table:table-cell table:formula="of:=[.P330]/MIN([.$N330:.$R330])" office:value-type="float" office:value="1.11462851255463">
            <text:p>1.1146285126</text:p>
          </table:table-cell>
          <table:table-cell table:formula="of:=[.Q330]/MIN([.$N330:.$R330])" office:value-type="float" office:value="1.01146617478439">
            <text:p>1.0114661748</text:p>
          </table:table-cell>
          <table:table-cell table:formula="of:=[.R330]/MIN([.$N330:.$R330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table:formula="of:=[.N331]/MIN([.$N331:.$R331])" office:value-type="float" office:value="1.5">
            <text:p>1.5</text:p>
          </table:table-cell>
          <table:table-cell table:formula="of:=[.O331]/MIN([.$N331:.$R331])" office:value-type="float" office:value="1">
            <text:p>1</text:p>
          </table:table-cell>
          <table:table-cell table:formula="of:=[.P331]/MIN([.$N331:.$R331])" office:value-type="float" office:value="1">
            <text:p>1</text:p>
          </table:table-cell>
          <table:table-cell table:formula="of:=[.Q331]/MIN([.$N331:.$R331])" office:value-type="float" office:value="1">
            <text:p>1</text:p>
          </table:table-cell>
          <table:table-cell table:formula="of:=[.R331]/MIN([.$N331:.$R33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5">
            <text:p>0.05</text:p>
          </table:table-cell>
          <table:table-cell table:formula="of:=[.N332]/MIN([.$N332:.$R332])" office:value-type="float" office:value="1">
            <text:p>1</text:p>
          </table:table-cell>
          <table:table-cell table:formula="of:=[.O332]/MIN([.$N332:.$R332])" office:value-type="float" office:value="1">
            <text:p>1</text:p>
          </table:table-cell>
          <table:table-cell table:formula="of:=[.P332]/MIN([.$N332:.$R332])" office:value-type="float" office:value="1">
            <text:p>1</text:p>
          </table:table-cell>
          <table:table-cell table:formula="of:=[.Q332]/MIN([.$N332:.$R332])" office:value-type="float" office:value="1">
            <text:p>1</text:p>
          </table:table-cell>
          <table:table-cell table:formula="of:=[.R332]/MIN([.$N332:.$R332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887.49">
            <text:p>887.49</text:p>
          </table:table-cell>
          <table:table-cell office:value-type="float" office:value="1003.57">
            <text:p>1003.57</text:p>
          </table:table-cell>
          <table:table-cell office:value-type="float" office:value="822.04">
            <text:p>822.04</text:p>
          </table:table-cell>
          <table:table-cell office:value-type="float" office:value="1005.67">
            <text:p>1005.67</text:p>
          </table:table-cell>
          <table:table-cell office:value-type="float" office:value="1595.46">
            <text:p>1595.46</text:p>
          </table:table-cell>
          <table:table-cell table:formula="of:=[.N333]/MIN([.$N333:.$R333])" office:value-type="float" office:value="1.0796189966425">
            <text:p>1.0796189966</text:p>
          </table:table-cell>
          <table:table-cell table:formula="of:=[.O333]/MIN([.$N333:.$R333])" office:value-type="float" office:value="1.22082867013771">
            <text:p>1.2208286701</text:p>
          </table:table-cell>
          <table:table-cell table:formula="of:=[.P333]/MIN([.$N333:.$R333])" office:value-type="float" office:value="1">
            <text:p>1</text:p>
          </table:table-cell>
          <table:table-cell table:formula="of:=[.Q333]/MIN([.$N333:.$R333])" office:value-type="float" office:value="1.22338329035083">
            <text:p>1.2233832904</text:p>
          </table:table-cell>
          <table:table-cell table:formula="of:=[.R333]/MIN([.$N333:.$R333])" office:value-type="float" office:value="1.940854459637">
            <text:p>1.940854459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[.N334]/MIN([.$N334:.$R334])" office:value-type="float" office:value="1.25">
            <text:p>1.25</text:p>
          </table:table-cell>
          <table:table-cell table:formula="of:=[.O334]/MIN([.$N334:.$R334])" office:value-type="float" office:value="1.25">
            <text:p>1.25</text:p>
          </table:table-cell>
          <table:table-cell table:formula="of:=[.P334]/MIN([.$N334:.$R334])" office:value-type="float" office:value="1">
            <text:p>1</text:p>
          </table:table-cell>
          <table:table-cell table:formula="of:=[.Q334]/MIN([.$N334:.$R334])" office:value-type="float" office:value="1.25">
            <text:p>1.25</text:p>
          </table:table-cell>
          <table:table-cell table:formula="of:=[.R334]/MIN([.$N334:.$R334])" office:value-type="float" office:value="1.25">
            <text:p>1.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71.38">
            <text:p>671.38</text:p>
          </table:table-cell>
          <table:table-cell office:value-type="float" office:value="941.85">
            <text:p>941.85</text:p>
          </table:table-cell>
          <table:table-cell office:value-type="float" office:value="664.68">
            <text:p>664.68</text:p>
          </table:table-cell>
          <table:table-cell office:value-type="float" office:value="926.25">
            <text:p>926.25</text:p>
          </table:table-cell>
          <table:table-cell office:value-type="float" office:value="955.51">
            <text:p>955.51</text:p>
          </table:table-cell>
          <table:table-cell table:formula="of:=[.N335]/MIN([.$N335:.$R335])" office:value-type="float" office:value="1.01008003851477">
            <text:p>1.0100800385</text:p>
          </table:table-cell>
          <table:table-cell table:formula="of:=[.O335]/MIN([.$N335:.$R335])" office:value-type="float" office:value="1.41699765300596">
            <text:p>1.416997653</text:p>
          </table:table-cell>
          <table:table-cell table:formula="of:=[.P335]/MIN([.$N335:.$R335])" office:value-type="float" office:value="1">
            <text:p>1</text:p>
          </table:table-cell>
          <table:table-cell table:formula="of:=[.Q335]/MIN([.$N335:.$R335])" office:value-type="float" office:value="1.3935277125835">
            <text:p>1.3935277126</text:p>
          </table:table-cell>
          <table:table-cell table:formula="of:=[.R335]/MIN([.$N335:.$R335])" office:value-type="float" office:value="1.43754889570921">
            <text:p>1.437548895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36]/MIN([.$N336:.$R336])" office:value-type="float" office:value="2">
            <text:p>2</text:p>
          </table:table-cell>
          <table:table-cell table:formula="of:=[.O336]/MIN([.$N336:.$R336])" office:value-type="float" office:value="2">
            <text:p>2</text:p>
          </table:table-cell>
          <table:table-cell table:formula="of:=[.P336]/MIN([.$N336:.$R336])" office:value-type="float" office:value="1">
            <text:p>1</text:p>
          </table:table-cell>
          <table:table-cell table:formula="of:=[.Q336]/MIN([.$N336:.$R336])" office:value-type="float" office:value="1">
            <text:p>1</text:p>
          </table:table-cell>
          <table:table-cell table:formula="of:=[.R336]/MIN([.$N336:.$R336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37">
            <text:p>1.37</text:p>
          </table:table-cell>
          <table:table-cell table:number-columns-repeated="2" office:value-type="float" office:value="1.33">
            <text:p>1.33</text:p>
          </table:table-cell>
          <table:table-cell office:value-type="float" office:value="1.34">
            <text:p>1.34</text:p>
          </table:table-cell>
          <table:table-cell office:value-type="float" office:value="1.44">
            <text:p>1.44</text:p>
          </table:table-cell>
          <table:table-cell table:formula="of:=[.N337]/MIN([.$N337:.$R337])" office:value-type="float" office:value="1.03007518796992">
            <text:p>1.030075188</text:p>
          </table:table-cell>
          <table:table-cell table:formula="of:=[.O337]/MIN([.$N337:.$R337])" office:value-type="float" office:value="1">
            <text:p>1</text:p>
          </table:table-cell>
          <table:table-cell table:formula="of:=[.P337]/MIN([.$N337:.$R337])" office:value-type="float" office:value="1">
            <text:p>1</text:p>
          </table:table-cell>
          <table:table-cell table:formula="of:=[.Q337]/MIN([.$N337:.$R337])" office:value-type="float" office:value="1.00751879699248">
            <text:p>1.007518797</text:p>
          </table:table-cell>
          <table:table-cell table:formula="of:=[.R337]/MIN([.$N337:.$R337])" office:value-type="float" office:value="1.08270676691729">
            <text:p>1.082706766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71.04">
            <text:p>371.04</text:p>
          </table:table-cell>
          <table:table-cell office:value-type="float" office:value="459.6">
            <text:p>459.6</text:p>
          </table:table-cell>
          <table:table-cell office:value-type="float" office:value="371.32">
            <text:p>371.32</text:p>
          </table:table-cell>
          <table:table-cell office:value-type="float" office:value="466.68">
            <text:p>466.68</text:p>
          </table:table-cell>
          <table:table-cell office:value-type="float" office:value="638.37">
            <text:p>638.37</text:p>
          </table:table-cell>
          <table:table-cell table:formula="of:=[.N338]/MIN([.$N338:.$R338])" office:value-type="float" office:value="1">
            <text:p>1</text:p>
          </table:table-cell>
          <table:table-cell table:formula="of:=[.O338]/MIN([.$N338:.$R338])" office:value-type="float" office:value="1.23868046571798">
            <text:p>1.2386804657</text:p>
          </table:table-cell>
          <table:table-cell table:formula="of:=[.P338]/MIN([.$N338:.$R338])" office:value-type="float" office:value="1.0007546356188">
            <text:p>1.0007546356</text:p>
          </table:table-cell>
          <table:table-cell table:formula="of:=[.Q338]/MIN([.$N338:.$R338])" office:value-type="float" office:value="1.25776196636481">
            <text:p>1.2577619664</text:p>
          </table:table-cell>
          <table:table-cell table:formula="of:=[.R338]/MIN([.$N338:.$R338])" office:value-type="float" office:value="1.72048835705045">
            <text:p>1.720488357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29">
            <text:p>1.29</text:p>
          </table:table-cell>
          <table:table-cell office:value-type="float" office:value="1.33">
            <text:p>1.33</text:p>
          </table:table-cell>
          <table:table-cell office:value-type="float" office:value="1.31">
            <text:p>1.31</text:p>
          </table:table-cell>
          <table:table-cell office:value-type="float" office:value="1.33">
            <text:p>1.33</text:p>
          </table:table-cell>
          <table:table-cell office:value-type="float" office:value="1.47">
            <text:p>1.47</text:p>
          </table:table-cell>
          <table:table-cell table:formula="of:=[.N339]/MIN([.$N339:.$R339])" office:value-type="float" office:value="1">
            <text:p>1</text:p>
          </table:table-cell>
          <table:table-cell table:formula="of:=[.O339]/MIN([.$N339:.$R339])" office:value-type="float" office:value="1.03100775193798">
            <text:p>1.0310077519</text:p>
          </table:table-cell>
          <table:table-cell table:formula="of:=[.P339]/MIN([.$N339:.$R339])" office:value-type="float" office:value="1.01550387596899">
            <text:p>1.015503876</text:p>
          </table:table-cell>
          <table:table-cell table:formula="of:=[.Q339]/MIN([.$N339:.$R339])" office:value-type="float" office:value="1.03100775193798">
            <text:p>1.0310077519</text:p>
          </table:table-cell>
          <table:table-cell table:formula="of:=[.R339]/MIN([.$N339:.$R339])" office:value-type="float" office:value="1.13953488372093">
            <text:p>1.139534883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4.87">
            <text:p>264.87</text:p>
          </table:table-cell>
          <table:table-cell office:value-type="float" office:value="299.75">
            <text:p>299.75</text:p>
          </table:table-cell>
          <table:table-cell office:value-type="float" office:value="268.58">
            <text:p>268.58</text:p>
          </table:table-cell>
          <table:table-cell office:value-type="float" office:value="297.78">
            <text:p>297.78</text:p>
          </table:table-cell>
          <table:table-cell office:value-type="float" office:value="509.61">
            <text:p>509.61</text:p>
          </table:table-cell>
          <table:table-cell table:formula="of:=[.N340]/MIN([.$N340:.$R340])" office:value-type="float" office:value="1">
            <text:p>1</text:p>
          </table:table-cell>
          <table:table-cell table:formula="of:=[.O340]/MIN([.$N340:.$R340])" office:value-type="float" office:value="1.13168724279835">
            <text:p>1.1316872428</text:p>
          </table:table-cell>
          <table:table-cell table:formula="of:=[.P340]/MIN([.$N340:.$R340])" office:value-type="float" office:value="1.01400687129535">
            <text:p>1.0140068713</text:p>
          </table:table-cell>
          <table:table-cell table:formula="of:=[.Q340]/MIN([.$N340:.$R340])" office:value-type="float" office:value="1.12424963189489">
            <text:p>1.1242496319</text:p>
          </table:table-cell>
          <table:table-cell table:formula="of:=[.R340]/MIN([.$N340:.$R340])" office:value-type="float" office:value="1.92400045305244">
            <text:p>1.924000453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341]/MIN([.$N341:.$R341])" office:value-type="float" office:value="1.14285714285714">
            <text:p>1.1428571429</text:p>
          </table:table-cell>
          <table:table-cell table:formula="of:=[.O341]/MIN([.$N341:.$R341])" office:value-type="float" office:value="1">
            <text:p>1</text:p>
          </table:table-cell>
          <table:table-cell table:formula="of:=[.P341]/MIN([.$N341:.$R341])" office:value-type="float" office:value="1">
            <text:p>1</text:p>
          </table:table-cell>
          <table:table-cell table:formula="of:=[.Q341]/MIN([.$N341:.$R341])" office:value-type="float" office:value="1">
            <text:p>1</text:p>
          </table:table-cell>
          <table:table-cell table:formula="of:=[.R341]/MIN([.$N341:.$R341])" office:value-type="float" office:value="1.14285714285714">
            <text:p>1.14285714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342]/MIN([.$N342:.$R342])" office:value-type="float" office:value="1">
            <text:p>1</text:p>
          </table:table-cell>
          <table:table-cell table:formula="of:=[.O342]/MIN([.$N342:.$R342])" office:value-type="float" office:value="1">
            <text:p>1</text:p>
          </table:table-cell>
          <table:table-cell table:formula="of:=[.P342]/MIN([.$N342:.$R342])" office:value-type="float" office:value="1">
            <text:p>1</text:p>
          </table:table-cell>
          <table:table-cell table:formula="of:=[.Q342]/MIN([.$N342:.$R342])" office:value-type="float" office:value="1">
            <text:p>1</text:p>
          </table:table-cell>
          <table:table-cell table:formula="of:=[.R342]/MIN([.$N342:.$R342])" office:value-type="float" office:value="1.07142857142857">
            <text:p>1.07142857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44.97">
            <text:p>144.97</text:p>
          </table:table-cell>
          <table:table-cell office:value-type="float" office:value="152.1">
            <text:p>152.1</text:p>
          </table:table-cell>
          <table:table-cell office:value-type="float" office:value="142.33">
            <text:p>142.33</text:p>
          </table:table-cell>
          <table:table-cell office:value-type="float" office:value="152.38">
            <text:p>152.38</text:p>
          </table:table-cell>
          <table:table-cell office:value-type="float" office:value="213.28">
            <text:p>213.28</text:p>
          </table:table-cell>
          <table:table-cell table:formula="of:=[.N343]/MIN([.$N343:.$R343])" office:value-type="float" office:value="1.01854844375747">
            <text:p>1.0185484438</text:p>
          </table:table-cell>
          <table:table-cell table:formula="of:=[.O343]/MIN([.$N343:.$R343])" office:value-type="float" office:value="1.06864329375395">
            <text:p>1.0686432938</text:p>
          </table:table-cell>
          <table:table-cell table:formula="of:=[.P343]/MIN([.$N343:.$R343])" office:value-type="float" office:value="1">
            <text:p>1</text:p>
          </table:table-cell>
          <table:table-cell table:formula="of:=[.Q343]/MIN([.$N343:.$R343])" office:value-type="float" office:value="1.07061055294035">
            <text:p>1.0706105529</text:p>
          </table:table-cell>
          <table:table-cell table:formula="of:=[.R343]/MIN([.$N343:.$R343])" office:value-type="float" office:value="1.49848942598187">
            <text:p>1.49848942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formula="of:=[.N344]/MIN([.$N344:.$R344])" office:value-type="float" office:value="1.07692307692308">
            <text:p>1.0769230769</text:p>
          </table:table-cell>
          <table:table-cell table:formula="of:=[.O344]/MIN([.$N344:.$R344])" office:value-type="float" office:value="1">
            <text:p>1</text:p>
          </table:table-cell>
          <table:table-cell table:formula="of:=[.P344]/MIN([.$N344:.$R344])" office:value-type="float" office:value="1">
            <text:p>1</text:p>
          </table:table-cell>
          <table:table-cell table:formula="of:=[.Q344]/MIN([.$N344:.$R344])" office:value-type="float" office:value="1">
            <text:p>1</text:p>
          </table:table-cell>
          <table:table-cell table:formula="of:=[.R344]/MIN([.$N344:.$R344])" office:value-type="float" office:value="1.15384615384615">
            <text:p>1.153846153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05.96">
            <text:p>105.96</text:p>
          </table:table-cell>
          <table:table-cell office:value-type="float" office:value="113.17">
            <text:p>113.17</text:p>
          </table:table-cell>
          <table:table-cell office:value-type="float" office:value="106.6">
            <text:p>106.6</text:p>
          </table:table-cell>
          <table:table-cell office:value-type="float" office:value="112.56">
            <text:p>112.56</text:p>
          </table:table-cell>
          <table:table-cell office:value-type="float" office:value="156.1">
            <text:p>156.1</text:p>
          </table:table-cell>
          <table:table-cell table:formula="of:=[.N345]/MIN([.$N345:.$R345])" office:value-type="float" office:value="1">
            <text:p>1</text:p>
          </table:table-cell>
          <table:table-cell table:formula="of:=[.O345]/MIN([.$N345:.$R345])" office:value-type="float" office:value="1.06804454511136">
            <text:p>1.0680445451</text:p>
          </table:table-cell>
          <table:table-cell table:formula="of:=[.P345]/MIN([.$N345:.$R345])" office:value-type="float" office:value="1.00604001510004">
            <text:p>1.0060400151</text:p>
          </table:table-cell>
          <table:table-cell table:formula="of:=[.Q345]/MIN([.$N345:.$R345])" office:value-type="float" office:value="1.06228765571914">
            <text:p>1.0622876557</text:p>
          </table:table-cell>
          <table:table-cell table:formula="of:=[.R345]/MIN([.$N345:.$R345])" office:value-type="float" office:value="1.47319743299358">
            <text:p>1.4731974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09">
            <text:p>0.09</text:p>
          </table:table-cell>
          <table:table-cell table:number-columns-repeated="3" office:value-type="float" office:value="0.08">
            <text:p>0.08</text:p>
          </table:table-cell>
          <table:table-cell table:formula="of:=[.N346]/MIN([.$N346:.$R346])" office:value-type="float" office:value="1.125">
            <text:p>1.125</text:p>
          </table:table-cell>
          <table:table-cell table:formula="of:=[.O346]/MIN([.$N346:.$R346])" office:value-type="float" office:value="1.125">
            <text:p>1.125</text:p>
          </table:table-cell>
          <table:table-cell table:formula="of:=[.P346]/MIN([.$N346:.$R346])" office:value-type="float" office:value="1">
            <text:p>1</text:p>
          </table:table-cell>
          <table:table-cell table:formula="of:=[.Q346]/MIN([.$N346:.$R346])" office:value-type="float" office:value="1">
            <text:p>1</text:p>
          </table:table-cell>
          <table:table-cell table:formula="of:=[.R346]/MIN([.$N346:.$R34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31">
            <text:p>0.31</text:p>
          </table:table-cell>
          <table:table-cell office:value-type="float" office:value="0.33">
            <text:p>0.33</text:p>
          </table:table-cell>
          <table:table-cell table:formula="of:=[.N347]/MIN([.$N347:.$R347])" office:value-type="float" office:value="1">
            <text:p>1</text:p>
          </table:table-cell>
          <table:table-cell table:formula="of:=[.O347]/MIN([.$N347:.$R347])" office:value-type="float" office:value="1">
            <text:p>1</text:p>
          </table:table-cell>
          <table:table-cell table:formula="of:=[.P347]/MIN([.$N347:.$R347])" office:value-type="float" office:value="1">
            <text:p>1</text:p>
          </table:table-cell>
          <table:table-cell table:formula="of:=[.Q347]/MIN([.$N347:.$R347])" office:value-type="float" office:value="1">
            <text:p>1</text:p>
          </table:table-cell>
          <table:table-cell table:formula="of:=[.R347]/MIN([.$N347:.$R347])" office:value-type="float" office:value="1.06451612903226">
            <text:p>1.0645161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40.32">
            <text:p>340.32</text:p>
          </table:table-cell>
          <table:table-cell office:value-type="float" office:value="387.55">
            <text:p>387.55</text:p>
          </table:table-cell>
          <table:table-cell office:value-type="float" office:value="337.41">
            <text:p>337.41</text:p>
          </table:table-cell>
          <table:table-cell office:value-type="float" office:value="388.08">
            <text:p>388.08</text:p>
          </table:table-cell>
          <table:table-cell office:value-type="float" office:value="590.12">
            <text:p>590.12</text:p>
          </table:table-cell>
          <table:table-cell table:formula="of:=[.N348]/MIN([.$N348:.$R348])" office:value-type="float" office:value="1.00862452209478">
            <text:p>1.0086245221</text:p>
          </table:table-cell>
          <table:table-cell table:formula="of:=[.O348]/MIN([.$N348:.$R348])" office:value-type="float" office:value="1.14860259032038">
            <text:p>1.1486025903</text:p>
          </table:table-cell>
          <table:table-cell table:formula="of:=[.P348]/MIN([.$N348:.$R348])" office:value-type="float" office:value="1">
            <text:p>1</text:p>
          </table:table-cell>
          <table:table-cell table:formula="of:=[.Q348]/MIN([.$N348:.$R348])" office:value-type="float" office:value="1.15017337956788">
            <text:p>1.1501733796</text:p>
          </table:table-cell>
          <table:table-cell table:formula="of:=[.R348]/MIN([.$N348:.$R348])" office:value-type="float" office:value="1.74897009572923">
            <text:p>1.748970095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formula="of:=[.N349]/MIN([.$N349:.$R349])" office:value-type="float" office:value="1.08333333333333">
            <text:p>1.0833333333</text:p>
          </table:table-cell>
          <table:table-cell table:formula="of:=[.O349]/MIN([.$N349:.$R349])" office:value-type="float" office:value="1.08333333333333">
            <text:p>1.0833333333</text:p>
          </table:table-cell>
          <table:table-cell table:formula="of:=[.P349]/MIN([.$N349:.$R349])" office:value-type="float" office:value="1.08333333333333">
            <text:p>1.0833333333</text:p>
          </table:table-cell>
          <table:table-cell table:formula="of:=[.Q349]/MIN([.$N349:.$R349])" office:value-type="float" office:value="1">
            <text:p>1</text:p>
          </table:table-cell>
          <table:table-cell table:formula="of:=[.R349]/MIN([.$N349:.$R349])" office:value-type="float" office:value="1.25">
            <text:p>1.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805.65">
            <text:p>805.65</text:p>
          </table:table-cell>
          <table:table-cell office:value-type="float" office:value="767.7">
            <text:p>767.7</text:p>
          </table:table-cell>
          <table:table-cell office:value-type="float" office:value="832.05">
            <text:p>832.05</text:p>
          </table:table-cell>
          <table:table-cell office:value-type="float" office:value="807.75">
            <text:p>807.75</text:p>
          </table:table-cell>
          <table:table-cell office:value-type="float" office:value="761.93">
            <text:p>761.93</text:p>
          </table:table-cell>
          <table:table-cell table:formula="of:=[.N350]/MIN([.$N350:.$R350])" office:value-type="float" office:value="1.05738059926765">
            <text:p>1.0573805993</text:p>
          </table:table-cell>
          <table:table-cell table:formula="of:=[.O350]/MIN([.$N350:.$R350])" office:value-type="float" office:value="1.00757287414854">
            <text:p>1.0075728741</text:p>
          </table:table-cell>
          <table:table-cell table:formula="of:=[.P350]/MIN([.$N350:.$R350])" office:value-type="float" office:value="1.09202945152442">
            <text:p>1.0920294515</text:p>
          </table:table-cell>
          <table:table-cell table:formula="of:=[.Q350]/MIN([.$N350:.$R350])" office:value-type="float" office:value="1.06013675796989">
            <text:p>1.060136758</text:p>
          </table:table-cell>
          <table:table-cell table:formula="of:=[.R350]/MIN([.$N350:.$R350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16">
            <text:p>0.16</text:p>
          </table:table-cell>
          <table:table-cell table:formula="of:=[.N351]/MIN([.$N351:.$R351])" office:value-type="float" office:value="1">
            <text:p>1</text:p>
          </table:table-cell>
          <table:table-cell table:formula="of:=[.O351]/MIN([.$N351:.$R351])" office:value-type="float" office:value="1">
            <text:p>1</text:p>
          </table:table-cell>
          <table:table-cell table:formula="of:=[.P351]/MIN([.$N351:.$R351])" office:value-type="float" office:value="1">
            <text:p>1</text:p>
          </table:table-cell>
          <table:table-cell table:formula="of:=[.Q351]/MIN([.$N351:.$R351])" office:value-type="float" office:value="1">
            <text:p>1</text:p>
          </table:table-cell>
          <table:table-cell table:formula="of:=[.R351]/MIN([.$N351:.$R35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1">
            <text:p>0.01</text:p>
          </table:table-cell>
          <table:table-cell table:formula="of:=[.N352]/MIN([.$N352:.$R352])" office:value-type="float" office:value="1">
            <text:p>1</text:p>
          </table:table-cell>
          <table:table-cell table:formula="of:=[.O352]/MIN([.$N352:.$R352])" office:value-type="float" office:value="1">
            <text:p>1</text:p>
          </table:table-cell>
          <table:table-cell table:formula="of:=[.P352]/MIN([.$N352:.$R352])" office:value-type="float" office:value="1">
            <text:p>1</text:p>
          </table:table-cell>
          <table:table-cell table:formula="of:=[.Q352]/MIN([.$N352:.$R352])" office:value-type="float" office:value="1">
            <text:p>1</text:p>
          </table:table-cell>
          <table:table-cell table:formula="of:=[.R352]/MIN([.$N352:.$R352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37.27">
            <text:p>137.27</text:p>
          </table:table-cell>
          <table:table-cell office:value-type="float" office:value="137.71">
            <text:p>137.71</text:p>
          </table:table-cell>
          <table:table-cell office:value-type="float" office:value="137.3">
            <text:p>137.3</text:p>
          </table:table-cell>
          <table:table-cell office:value-type="float" office:value="137.86">
            <text:p>137.86</text:p>
          </table:table-cell>
          <table:table-cell office:value-type="float" office:value="140.64">
            <text:p>140.64</text:p>
          </table:table-cell>
          <table:table-cell table:formula="of:=[.N353]/MIN([.$N353:.$R353])" office:value-type="float" office:value="1">
            <text:p>1</text:p>
          </table:table-cell>
          <table:table-cell table:formula="of:=[.O353]/MIN([.$N353:.$R353])" office:value-type="float" office:value="1.00320536169593">
            <text:p>1.0032053617</text:p>
          </table:table-cell>
          <table:table-cell table:formula="of:=[.P353]/MIN([.$N353:.$R353])" office:value-type="float" office:value="1.00021854738836">
            <text:p>1.0002185474</text:p>
          </table:table-cell>
          <table:table-cell table:formula="of:=[.Q353]/MIN([.$N353:.$R353])" office:value-type="float" office:value="1.00429809863772">
            <text:p>1.0042980986</text:p>
          </table:table-cell>
          <table:table-cell table:formula="of:=[.R353]/MIN([.$N353:.$R353])" office:value-type="float" office:value="1.02455015662563">
            <text:p>1.024550156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1">
            <text:p>0.01</text:p>
          </table:table-cell>
          <table:table-cell table:formula="of:=[.N354]/MIN([.$N354:.$R354])" office:value-type="float" office:value="1">
            <text:p>1</text:p>
          </table:table-cell>
          <table:table-cell table:formula="of:=[.O354]/MIN([.$N354:.$R354])" office:value-type="float" office:value="1">
            <text:p>1</text:p>
          </table:table-cell>
          <table:table-cell table:formula="of:=[.P354]/MIN([.$N354:.$R354])" office:value-type="float" office:value="1">
            <text:p>1</text:p>
          </table:table-cell>
          <table:table-cell table:formula="of:=[.Q354]/MIN([.$N354:.$R354])" office:value-type="float" office:value="1">
            <text:p>1</text:p>
          </table:table-cell>
          <table:table-cell table:formula="of:=[.R354]/MIN([.$N354:.$R354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93.99">
            <text:p>93.99</text:p>
          </table:table-cell>
          <table:table-cell office:value-type="float" office:value="94.64">
            <text:p>94.64</text:p>
          </table:table-cell>
          <table:table-cell office:value-type="float" office:value="94">
            <text:p>94</text:p>
          </table:table-cell>
          <table:table-cell office:value-type="float" office:value="94.77">
            <text:p>94.77</text:p>
          </table:table-cell>
          <table:table-cell office:value-type="float" office:value="100.79">
            <text:p>100.79</text:p>
          </table:table-cell>
          <table:table-cell table:formula="of:=[.N355]/MIN([.$N355:.$R355])" office:value-type="float" office:value="1">
            <text:p>1</text:p>
          </table:table-cell>
          <table:table-cell table:formula="of:=[.O355]/MIN([.$N355:.$R355])" office:value-type="float" office:value="1.00691562932227">
            <text:p>1.0069156293</text:p>
          </table:table-cell>
          <table:table-cell table:formula="of:=[.P355]/MIN([.$N355:.$R355])" office:value-type="float" office:value="1.00010639429727">
            <text:p>1.0001063943</text:p>
          </table:table-cell>
          <table:table-cell table:formula="of:=[.Q355]/MIN([.$N355:.$R355])" office:value-type="float" office:value="1.00829875518672">
            <text:p>1.0082987552</text:p>
          </table:table-cell>
          <table:table-cell table:formula="of:=[.R355]/MIN([.$N355:.$R355])" office:value-type="float" office:value="1.07234812214065">
            <text:p>1.072348122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3">
            <text:p>0.03</text:p>
          </table:table-cell>
          <table:table-cell table:formula="of:=[.N356]/MIN([.$N356:.$R356])" office:value-type="float" office:value="1">
            <text:p>1</text:p>
          </table:table-cell>
          <table:table-cell table:formula="of:=[.O356]/MIN([.$N356:.$R356])" office:value-type="float" office:value="1">
            <text:p>1</text:p>
          </table:table-cell>
          <table:table-cell table:formula="of:=[.P356]/MIN([.$N356:.$R356])" office:value-type="float" office:value="1">
            <text:p>1</text:p>
          </table:table-cell>
          <table:table-cell table:formula="of:=[.Q356]/MIN([.$N356:.$R356])" office:value-type="float" office:value="1">
            <text:p>1</text:p>
          </table:table-cell>
          <table:table-cell table:formula="of:=[.R356]/MIN([.$N356:.$R35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5" office:value-type="float" office:value="0.05">
            <text:p>0.05</text:p>
          </table:table-cell>
          <table:table-cell table:formula="of:=[.N357]/MIN([.$N357:.$R357])" office:value-type="float" office:value="1">
            <text:p>1</text:p>
          </table:table-cell>
          <table:table-cell table:formula="of:=[.O357]/MIN([.$N357:.$R357])" office:value-type="float" office:value="1">
            <text:p>1</text:p>
          </table:table-cell>
          <table:table-cell table:formula="of:=[.P357]/MIN([.$N357:.$R357])" office:value-type="float" office:value="1">
            <text:p>1</text:p>
          </table:table-cell>
          <table:table-cell table:formula="of:=[.Q357]/MIN([.$N357:.$R357])" office:value-type="float" office:value="1">
            <text:p>1</text:p>
          </table:table-cell>
          <table:table-cell table:formula="of:=[.R357]/MIN([.$N357:.$R357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765.33">
            <text:p>765.33</text:p>
          </table:table-cell>
          <table:table-cell office:value-type="float" office:value="808.61">
            <text:p>808.61</text:p>
          </table:table-cell>
          <table:table-cell office:value-type="float" office:value="781">
            <text:p>781</text:p>
          </table:table-cell>
          <table:table-cell office:value-type="float" office:value="825.44">
            <text:p>825.44</text:p>
          </table:table-cell>
          <table:table-cell office:value-type="float" office:value="1323.65">
            <text:p>1323.65</text:p>
          </table:table-cell>
          <table:table-cell table:formula="of:=[.N358]/MIN([.$N358:.$R358])" office:value-type="float" office:value="1">
            <text:p>1</text:p>
          </table:table-cell>
          <table:table-cell table:formula="of:=[.O358]/MIN([.$N358:.$R358])" office:value-type="float" office:value="1.05655076894934">
            <text:p>1.0565507689</text:p>
          </table:table-cell>
          <table:table-cell table:formula="of:=[.P358]/MIN([.$N358:.$R358])" office:value-type="float" office:value="1.02047482785204">
            <text:p>1.0204748279</text:p>
          </table:table-cell>
          <table:table-cell table:formula="of:=[.Q358]/MIN([.$N358:.$R358])" office:value-type="float" office:value="1.07854128284531">
            <text:p>1.0785412828</text:p>
          </table:table-cell>
          <table:table-cell table:formula="of:=[.R358]/MIN([.$N358:.$R358])" office:value-type="float" office:value="1.72951537245371">
            <text:p>1.72951537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4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359]/MIN([.$N359:.$R359])" office:value-type="float" office:value="1">
            <text:p>1</text:p>
          </table:table-cell>
          <table:table-cell table:formula="of:=[.O359]/MIN([.$N359:.$R359])" office:value-type="float" office:value="1">
            <text:p>1</text:p>
          </table:table-cell>
          <table:table-cell table:formula="of:=[.P359]/MIN([.$N359:.$R359])" office:value-type="float" office:value="1">
            <text:p>1</text:p>
          </table:table-cell>
          <table:table-cell table:formula="of:=[.Q359]/MIN([.$N359:.$R359])" office:value-type="float" office:value="1">
            <text:p>1</text:p>
          </table:table-cell>
          <table:table-cell table:formula="of:=[.R359]/MIN([.$N359:.$R359])" office:value-type="float" office:value="1.14285714285714">
            <text:p>1.14285714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439.97">
            <text:p>1439.97</text:p>
          </table:table-cell>
          <table:table-cell office:value-type="float" office:value="1239.67">
            <text:p>1239.67</text:p>
          </table:table-cell>
          <table:table-cell office:value-type="float" office:value="1230.17">
            <text:p>1230.17</text:p>
          </table:table-cell>
          <table:table-cell office:value-type="float" office:value="1275.59">
            <text:p>1275.59</text:p>
          </table:table-cell>
          <table:table-cell office:value-type="float" office:value="1396.82">
            <text:p>1396.82</text:p>
          </table:table-cell>
          <table:table-cell table:formula="of:=[.N360]/MIN([.$N360:.$R360])" office:value-type="float" office:value="1.17054553435704">
            <text:p>1.1705455344</text:p>
          </table:table-cell>
          <table:table-cell table:formula="of:=[.O360]/MIN([.$N360:.$R360])" office:value-type="float" office:value="1.00772250989701">
            <text:p>1.0077225099</text:p>
          </table:table-cell>
          <table:table-cell table:formula="of:=[.P360]/MIN([.$N360:.$R360])" office:value-type="float" office:value="1">
            <text:p>1</text:p>
          </table:table-cell>
          <table:table-cell table:formula="of:=[.Q360]/MIN([.$N360:.$R360])" office:value-type="float" office:value="1.03692172626548">
            <text:p>1.0369217263</text:p>
          </table:table-cell>
          <table:table-cell table:formula="of:=[.R360]/MIN([.$N360:.$R360])" office:value-type="float" office:value="1.13546908150906">
            <text:p>1.135469081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5" office:value-type="float" office:value="0.03">
            <text:p>0.03</text:p>
          </table:table-cell>
          <table:table-cell table:formula="of:=[.N361]/MIN([.$N361:.$R361])" office:value-type="float" office:value="1">
            <text:p>1</text:p>
          </table:table-cell>
          <table:table-cell table:formula="of:=[.O361]/MIN([.$N361:.$R361])" office:value-type="float" office:value="1">
            <text:p>1</text:p>
          </table:table-cell>
          <table:table-cell table:formula="of:=[.P361]/MIN([.$N361:.$R361])" office:value-type="float" office:value="1">
            <text:p>1</text:p>
          </table:table-cell>
          <table:table-cell table:formula="of:=[.Q361]/MIN([.$N361:.$R361])" office:value-type="float" office:value="1">
            <text:p>1</text:p>
          </table:table-cell>
          <table:table-cell table:formula="of:=[.R361]/MIN([.$N361:.$R36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table:formula="of:=[.N362]/MIN([.$N362:.$R362])" office:value-type="float" office:value="1">
            <text:p>1</text:p>
          </table:table-cell>
          <table:table-cell table:formula="of:=[.O362]/MIN([.$N362:.$R362])" office:value-type="float" office:value="1">
            <text:p>1</text:p>
          </table:table-cell>
          <table:table-cell table:formula="of:=[.P362]/MIN([.$N362:.$R362])" office:value-type="float" office:value="1.01694915254237">
            <text:p>1.0169491525</text:p>
          </table:table-cell>
          <table:table-cell table:formula="of:=[.Q362]/MIN([.$N362:.$R362])" office:value-type="float" office:value="1">
            <text:p>1</text:p>
          </table:table-cell>
          <table:table-cell table:formula="of:=[.R362]/MIN([.$N362:.$R362])" office:value-type="float" office:value="1.06779661016949">
            <text:p>1.067796610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92.91">
            <text:p>592.91</text:p>
          </table:table-cell>
          <table:table-cell office:value-type="float" office:value="689.04">
            <text:p>689.04</text:p>
          </table:table-cell>
          <table:table-cell office:value-type="float" office:value="587.87">
            <text:p>587.87</text:p>
          </table:table-cell>
          <table:table-cell office:value-type="float" office:value="718.59">
            <text:p>718.59</text:p>
          </table:table-cell>
          <table:table-cell office:value-type="float" office:value="966.18">
            <text:p>966.18</text:p>
          </table:table-cell>
          <table:table-cell table:formula="of:=[.N363]/MIN([.$N363:.$R363])" office:value-type="float" office:value="1.00857332403423">
            <text:p>1.008573324</text:p>
          </table:table-cell>
          <table:table-cell table:formula="of:=[.O363]/MIN([.$N363:.$R363])" office:value-type="float" office:value="1.17209587153622">
            <text:p>1.1720958715</text:p>
          </table:table-cell>
          <table:table-cell table:formula="of:=[.P363]/MIN([.$N363:.$R363])" office:value-type="float" office:value="1">
            <text:p>1</text:p>
          </table:table-cell>
          <table:table-cell table:formula="of:=[.Q363]/MIN([.$N363:.$R363])" office:value-type="float" office:value="1.22236208685594">
            <text:p>1.2223620869</text:p>
          </table:table-cell>
          <table:table-cell table:formula="of:=[.R363]/MIN([.$N363:.$R363])" office:value-type="float" office:value="1.64352663003725">
            <text:p>1.6435266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 table:formula="of:=[.N364]/MIN([.$N364:.$R364])" office:value-type="float" office:value="1.04166666666667">
            <text:p>1.0416666667</text:p>
          </table:table-cell>
          <table:table-cell table:formula="of:=[.O364]/MIN([.$N364:.$R364])" office:value-type="float" office:value="1.02083333333333">
            <text:p>1.0208333333</text:p>
          </table:table-cell>
          <table:table-cell table:formula="of:=[.P364]/MIN([.$N364:.$R364])" office:value-type="float" office:value="1">
            <text:p>1</text:p>
          </table:table-cell>
          <table:table-cell table:formula="of:=[.Q364]/MIN([.$N364:.$R364])" office:value-type="float" office:value="1.02083333333333">
            <text:p>1.0208333333</text:p>
          </table:table-cell>
          <table:table-cell table:formula="of:=[.R364]/MIN([.$N364:.$R364])" office:value-type="float" office:value="1.14583333333333">
            <text:p>1.1458333333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33.03">
            <text:p>633.03</text:p>
          </table:table-cell>
          <table:table-cell office:value-type="float" office:value="810.69">
            <text:p>810.69</text:p>
          </table:table-cell>
          <table:table-cell office:value-type="float" office:value="622.48">
            <text:p>622.48</text:p>
          </table:table-cell>
          <table:table-cell office:value-type="float" office:value="774.02">
            <text:p>774.02</text:p>
          </table:table-cell>
          <table:table-cell office:value-type="float" office:value="876.68">
            <text:p>876.68</text:p>
          </table:table-cell>
          <table:table-cell table:formula="of:=[.N365]/MIN([.$N365:.$R365])" office:value-type="float" office:value="1.0169483356895">
            <text:p>1.0169483357</text:p>
          </table:table-cell>
          <table:table-cell table:formula="of:=[.O365]/MIN([.$N365:.$R365])" office:value-type="float" office:value="1.30235509574605">
            <text:p>1.3023550957</text:p>
          </table:table-cell>
          <table:table-cell table:formula="of:=[.P365]/MIN([.$N365:.$R365])" office:value-type="float" office:value="1">
            <text:p>1</text:p>
          </table:table-cell>
          <table:table-cell table:formula="of:=[.Q365]/MIN([.$N365:.$R365])" office:value-type="float" office:value="1.24344557254852">
            <text:p>1.2434455725</text:p>
          </table:table-cell>
          <table:table-cell table:formula="of:=[.R365]/MIN([.$N365:.$R365])" office:value-type="float" office:value="1.40836653386454">
            <text:p>1.408366533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14">
            <text:p>0.14</text:p>
          </table:table-cell>
          <table:table-cell table:formula="of:=[.N366]/MIN([.$N366:.$R366])" office:value-type="float" office:value="1">
            <text:p>1</text:p>
          </table:table-cell>
          <table:table-cell table:formula="of:=[.O366]/MIN([.$N366:.$R366])" office:value-type="float" office:value="1">
            <text:p>1</text:p>
          </table:table-cell>
          <table:table-cell table:formula="of:=[.P366]/MIN([.$N366:.$R366])" office:value-type="float" office:value="1">
            <text:p>1</text:p>
          </table:table-cell>
          <table:table-cell table:formula="of:=[.Q366]/MIN([.$N366:.$R366])" office:value-type="float" office:value="1">
            <text:p>1</text:p>
          </table:table-cell>
          <table:table-cell table:formula="of:=[.R366]/MIN([.$N366:.$R366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4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367]/MIN([.$N367:.$R367])" office:value-type="float" office:value="1">
            <text:p>1</text:p>
          </table:table-cell>
          <table:table-cell table:formula="of:=[.O367]/MIN([.$N367:.$R367])" office:value-type="float" office:value="1">
            <text:p>1</text:p>
          </table:table-cell>
          <table:table-cell table:formula="of:=[.P367]/MIN([.$N367:.$R367])" office:value-type="float" office:value="1">
            <text:p>1</text:p>
          </table:table-cell>
          <table:table-cell table:formula="of:=[.Q367]/MIN([.$N367:.$R367])" office:value-type="float" office:value="1">
            <text:p>1</text:p>
          </table:table-cell>
          <table:table-cell table:formula="of:=[.R367]/MIN([.$N367:.$R367])" office:value-type="float" office:value="1.07142857142857">
            <text:p>1.07142857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399.38">
            <text:p>399.38</text:p>
          </table:table-cell>
          <table:table-cell office:value-type="float" office:value="408.42">
            <text:p>408.42</text:p>
          </table:table-cell>
          <table:table-cell office:value-type="float" office:value="396.57">
            <text:p>396.57</text:p>
          </table:table-cell>
          <table:table-cell office:value-type="float" office:value="407.79">
            <text:p>407.79</text:p>
          </table:table-cell>
          <table:table-cell office:value-type="float" office:value="472.93">
            <text:p>472.93</text:p>
          </table:table-cell>
          <table:table-cell table:formula="of:=[.N368]/MIN([.$N368:.$R368])" office:value-type="float" office:value="1.00708576039539">
            <text:p>1.0070857604</text:p>
          </table:table-cell>
          <table:table-cell table:formula="of:=[.O368]/MIN([.$N368:.$R368])" office:value-type="float" office:value="1.02988123156063">
            <text:p>1.0298812316</text:p>
          </table:table-cell>
          <table:table-cell table:formula="of:=[.P368]/MIN([.$N368:.$R368])" office:value-type="float" office:value="1">
            <text:p>1</text:p>
          </table:table-cell>
          <table:table-cell table:formula="of:=[.Q368]/MIN([.$N368:.$R368])" office:value-type="float" office:value="1.02829260912323">
            <text:p>1.0282926091</text:p>
          </table:table-cell>
          <table:table-cell table:formula="of:=[.R368]/MIN([.$N368:.$R368])" office:value-type="float" office:value="1.19255112590463">
            <text:p>1.192551125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369]/MIN([.$N369:.$R369])" office:value-type="float" office:value="1">
            <text:p>1</text:p>
          </table:table-cell>
          <table:table-cell table:formula="of:=[.O369]/MIN([.$N369:.$R369])" office:value-type="float" office:value="1.07142857142857">
            <text:p>1.0714285714</text:p>
          </table:table-cell>
          <table:table-cell table:formula="of:=[.P369]/MIN([.$N369:.$R369])" office:value-type="float" office:value="1">
            <text:p>1</text:p>
          </table:table-cell>
          <table:table-cell table:formula="of:=[.Q369]/MIN([.$N369:.$R369])" office:value-type="float" office:value="1">
            <text:p>1</text:p>
          </table:table-cell>
          <table:table-cell table:formula="of:=[.R369]/MIN([.$N369:.$R369])" office:value-type="float" office:value="1.07142857142857">
            <text:p>1.071428571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289.7">
            <text:p>289.7</text:p>
          </table:table-cell>
          <table:table-cell office:value-type="float" office:value="297.1">
            <text:p>297.1</text:p>
          </table:table-cell>
          <table:table-cell office:value-type="float" office:value="288.78">
            <text:p>288.78</text:p>
          </table:table-cell>
          <table:table-cell office:value-type="float" office:value="296.13">
            <text:p>296.13</text:p>
          </table:table-cell>
          <table:table-cell office:value-type="float" office:value="343.71">
            <text:p>343.71</text:p>
          </table:table-cell>
          <table:table-cell table:formula="of:=[.N370]/MIN([.$N370:.$R370])" office:value-type="float" office:value="1.00318581619226">
            <text:p>1.0031858162</text:p>
          </table:table-cell>
          <table:table-cell table:formula="of:=[.O370]/MIN([.$N370:.$R370])" office:value-type="float" office:value="1.0288108594778">
            <text:p>1.0288108595</text:p>
          </table:table-cell>
          <table:table-cell table:formula="of:=[.P370]/MIN([.$N370:.$R370])" office:value-type="float" office:value="1">
            <text:p>1</text:p>
          </table:table-cell>
          <table:table-cell table:formula="of:=[.Q370]/MIN([.$N370:.$R370])" office:value-type="float" office:value="1.02545190110118">
            <text:p>1.0254519011</text:p>
          </table:table-cell>
          <table:table-cell table:formula="of:=[.R370]/MIN([.$N370:.$R370])" office:value-type="float" office:value="1.19021400373987">
            <text:p>1.190214003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4">
            <text:p>0.04</text:p>
          </table:table-cell>
          <table:table-cell table:formula="of:=[.N371]/MIN([.$N371:.$R371])" office:value-type="float" office:value="1">
            <text:p>1</text:p>
          </table:table-cell>
          <table:table-cell table:formula="of:=[.O371]/MIN([.$N371:.$R371])" office:value-type="float" office:value="1">
            <text:p>1</text:p>
          </table:table-cell>
          <table:table-cell table:formula="of:=[.P371]/MIN([.$N371:.$R371])" office:value-type="float" office:value="1">
            <text:p>1</text:p>
          </table:table-cell>
          <table:table-cell table:formula="of:=[.Q371]/MIN([.$N371:.$R371])" office:value-type="float" office:value="1">
            <text:p>1</text:p>
          </table:table-cell>
          <table:table-cell table:formula="of:=[.R371]/MIN([.$N371:.$R37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16">
            <text:p>0.16</text:p>
          </table:table-cell>
          <table:table-cell table:number-columns-repeated="3"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f:=[.N372]/MIN([.$N372:.$R372])" office:value-type="float" office:value="1.06666666666667">
            <text:p>1.0666666667</text:p>
          </table:table-cell>
          <table:table-cell table:formula="of:=[.O372]/MIN([.$N372:.$R372])" office:value-type="float" office:value="1">
            <text:p>1</text:p>
          </table:table-cell>
          <table:table-cell table:formula="of:=[.P372]/MIN([.$N372:.$R372])" office:value-type="float" office:value="1">
            <text:p>1</text:p>
          </table:table-cell>
          <table:table-cell table:formula="of:=[.Q372]/MIN([.$N372:.$R372])" office:value-type="float" office:value="1">
            <text:p>1</text:p>
          </table:table-cell>
          <table:table-cell table:formula="of:=[.R372]/MIN([.$N372:.$R372])" office:value-type="float" office:value="1.06666666666667">
            <text:p>1.066666666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807.03">
            <text:p>807.03</text:p>
          </table:table-cell>
          <table:table-cell office:value-type="float" office:value="954.54">
            <text:p>954.54</text:p>
          </table:table-cell>
          <table:table-cell office:value-type="float" office:value="801.53">
            <text:p>801.53</text:p>
          </table:table-cell>
          <table:table-cell office:value-type="float" office:value="950.46">
            <text:p>950.46</text:p>
          </table:table-cell>
          <table:table-cell office:value-type="float" office:value="1440.62">
            <text:p>1440.62</text:p>
          </table:table-cell>
          <table:table-cell table:formula="of:=[.N373]/MIN([.$N373:.$R373])" office:value-type="float" office:value="1.00686187666089">
            <text:p>1.0068618767</text:p>
          </table:table-cell>
          <table:table-cell table:formula="of:=[.O373]/MIN([.$N373:.$R373])" office:value-type="float" office:value="1.19089740870585">
            <text:p>1.1908974087</text:p>
          </table:table-cell>
          <table:table-cell table:formula="of:=[.P373]/MIN([.$N373:.$R373])" office:value-type="float" office:value="1">
            <text:p>1</text:p>
          </table:table-cell>
          <table:table-cell table:formula="of:=[.Q373]/MIN([.$N373:.$R373])" office:value-type="float" office:value="1.18580714383741">
            <text:p>1.1858071438</text:p>
          </table:table-cell>
          <table:table-cell table:formula="of:=[.R373]/MIN([.$N373:.$R373])" office:value-type="float" office:value="1.79733759185558">
            <text:p>1.797337591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14">
            <text:p>0.14</text:p>
          </table:table-cell>
          <table:table-cell office:value-type="float" office:value="0.16">
            <text:p>0.16</text:p>
          </table:table-cell>
          <table:table-cell table:formula="of:=[.N374]/MIN([.$N374:.$R374])" office:value-type="float" office:value="1">
            <text:p>1</text:p>
          </table:table-cell>
          <table:table-cell table:formula="of:=[.O374]/MIN([.$N374:.$R374])" office:value-type="float" office:value="1">
            <text:p>1</text:p>
          </table:table-cell>
          <table:table-cell table:formula="of:=[.P374]/MIN([.$N374:.$R374])" office:value-type="float" office:value="1">
            <text:p>1</text:p>
          </table:table-cell>
          <table:table-cell table:formula="of:=[.Q374]/MIN([.$N374:.$R374])" office:value-type="float" office:value="1">
            <text:p>1</text:p>
          </table:table-cell>
          <table:table-cell table:formula="of:=[.R374]/MIN([.$N374:.$R374])" office:value-type="float" office:value="1.14285714285714">
            <text:p>1.142857142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712.45">
            <text:p>712.45</text:p>
          </table:table-cell>
          <table:table-cell office:value-type="float" office:value="911.25">
            <text:p>911.25</text:p>
          </table:table-cell>
          <table:table-cell office:value-type="float" office:value="755.51">
            <text:p>755.51</text:p>
          </table:table-cell>
          <table:table-cell office:value-type="float" office:value="924.24">
            <text:p>924.24</text:p>
          </table:table-cell>
          <table:table-cell office:value-type="float" office:value="965.27">
            <text:p>965.27</text:p>
          </table:table-cell>
          <table:table-cell table:formula="of:=[.N375]/MIN([.$N375:.$R375])" office:value-type="float" office:value="1">
            <text:p>1</text:p>
          </table:table-cell>
          <table:table-cell table:formula="of:=[.O375]/MIN([.$N375:.$R375])" office:value-type="float" office:value="1.27903712541231">
            <text:p>1.2790371254</text:p>
          </table:table-cell>
          <table:table-cell table:formula="of:=[.P375]/MIN([.$N375:.$R375])" office:value-type="float" office:value="1.06043932907572">
            <text:p>1.0604393291</text:p>
          </table:table-cell>
          <table:table-cell table:formula="of:=[.Q375]/MIN([.$N375:.$R375])" office:value-type="float" office:value="1.29726998385852">
            <text:p>1.2972699839</text:p>
          </table:table-cell>
          <table:table-cell table:formula="of:=[.R375]/MIN([.$N375:.$R375])" office:value-type="float" office:value="1.35485999017475">
            <text:p>1.354859990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76]/MIN([.$N376:.$R376])" office:value-type="float" office:value="2">
            <text:p>2</text:p>
          </table:table-cell>
          <table:table-cell table:formula="of:=[.O376]/MIN([.$N376:.$R376])" office:value-type="float" office:value="2">
            <text:p>2</text:p>
          </table:table-cell>
          <table:table-cell table:formula="of:=[.P376]/MIN([.$N376:.$R376])" office:value-type="float" office:value="1">
            <text:p>1</text:p>
          </table:table-cell>
          <table:table-cell table:formula="of:=[.Q376]/MIN([.$N376:.$R376])" office:value-type="float" office:value="1">
            <text:p>1</text:p>
          </table:table-cell>
          <table:table-cell table:formula="of:=[.R376]/MIN([.$N376:.$R376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58">
            <text:p>0.58</text:p>
          </table:table-cell>
          <table:table-cell office:value-type="float" office:value="0.59">
            <text:p>0.59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table:formula="of:=[.N377]/MIN([.$N377:.$R377])" office:value-type="float" office:value="1">
            <text:p>1</text:p>
          </table:table-cell>
          <table:table-cell table:formula="of:=[.O377]/MIN([.$N377:.$R377])" office:value-type="float" office:value="1">
            <text:p>1</text:p>
          </table:table-cell>
          <table:table-cell table:formula="of:=[.P377]/MIN([.$N377:.$R377])" office:value-type="float" office:value="1.01724137931034">
            <text:p>1.0172413793</text:p>
          </table:table-cell>
          <table:table-cell table:formula="of:=[.Q377]/MIN([.$N377:.$R377])" office:value-type="float" office:value="1">
            <text:p>1</text:p>
          </table:table-cell>
          <table:table-cell table:formula="of:=[.R377]/MIN([.$N377:.$R377])" office:value-type="float" office:value="1.10344827586207">
            <text:p>1.103448275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1.23">
            <text:p>101.23</text:p>
          </table:table-cell>
          <table:table-cell office:value-type="float" office:value="101.09">
            <text:p>101.09</text:p>
          </table:table-cell>
          <table:table-cell office:value-type="float" office:value="101.31">
            <text:p>101.31</text:p>
          </table:table-cell>
          <table:table-cell office:value-type="float" office:value="101.24">
            <text:p>101.24</text:p>
          </table:table-cell>
          <table:table-cell office:value-type="float" office:value="106.48">
            <text:p>106.48</text:p>
          </table:table-cell>
          <table:table-cell table:formula="of:=[.N378]/MIN([.$N378:.$R378])" office:value-type="float" office:value="1.00138490454051">
            <text:p>1.0013849045</text:p>
          </table:table-cell>
          <table:table-cell table:formula="of:=[.O378]/MIN([.$N378:.$R378])" office:value-type="float" office:value="1">
            <text:p>1</text:p>
          </table:table-cell>
          <table:table-cell table:formula="of:=[.P378]/MIN([.$N378:.$R378])" office:value-type="float" office:value="1.00217627856366">
            <text:p>1.0021762786</text:p>
          </table:table-cell>
          <table:table-cell table:formula="of:=[.Q378]/MIN([.$N378:.$R378])" office:value-type="float" office:value="1.0014838262934">
            <text:p>1.0014838263</text:p>
          </table:table-cell>
          <table:table-cell table:formula="of:=[.R378]/MIN([.$N378:.$R378])" office:value-type="float" office:value="1.05331882480958">
            <text:p>1.053318824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 office:value-type="float" office:value="0.61">
            <text:p>0.61</text:p>
          </table:table-cell>
          <table:table-cell office:value-type="float" office:value="0.62">
            <text:p>0.62</text:p>
          </table:table-cell>
          <table:table-cell office:value-type="float" office:value="0.69">
            <text:p>0.69</text:p>
          </table:table-cell>
          <table:table-cell table:formula="of:=[.N379]/MIN([.$N379:.$R379])" office:value-type="float" office:value="1.0327868852459">
            <text:p>1.0327868852</text:p>
          </table:table-cell>
          <table:table-cell table:formula="of:=[.O379]/MIN([.$N379:.$R379])" office:value-type="float" office:value="1.01639344262295">
            <text:p>1.0163934426</text:p>
          </table:table-cell>
          <table:table-cell table:formula="of:=[.P379]/MIN([.$N379:.$R379])" office:value-type="float" office:value="1">
            <text:p>1</text:p>
          </table:table-cell>
          <table:table-cell table:formula="of:=[.Q379]/MIN([.$N379:.$R379])" office:value-type="float" office:value="1.01639344262295">
            <text:p>1.0163934426</text:p>
          </table:table-cell>
          <table:table-cell table:formula="of:=[.R379]/MIN([.$N379:.$R379])" office:value-type="float" office:value="1.13114754098361">
            <text:p>1.13114754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79.22">
            <text:p>79.22</text:p>
          </table:table-cell>
          <table:table-cell office:value-type="float" office:value="80.88">
            <text:p>80.88</text:p>
          </table:table-cell>
          <table:table-cell office:value-type="float" office:value="79.28">
            <text:p>79.28</text:p>
          </table:table-cell>
          <table:table-cell office:value-type="float" office:value="81.72">
            <text:p>81.72</text:p>
          </table:table-cell>
          <table:table-cell office:value-type="float" office:value="101.26">
            <text:p>101.26</text:p>
          </table:table-cell>
          <table:table-cell table:formula="of:=[.N380]/MIN([.$N380:.$R380])" office:value-type="float" office:value="1">
            <text:p>1</text:p>
          </table:table-cell>
          <table:table-cell table:formula="of:=[.O380]/MIN([.$N380:.$R380])" office:value-type="float" office:value="1.02095430446857">
            <text:p>1.0209543045</text:p>
          </table:table-cell>
          <table:table-cell table:formula="of:=[.P380]/MIN([.$N380:.$R380])" office:value-type="float" office:value="1.00075738449886">
            <text:p>1.0007573845</text:p>
          </table:table-cell>
          <table:table-cell table:formula="of:=[.Q380]/MIN([.$N380:.$R380])" office:value-type="float" office:value="1.03155768745266">
            <text:p>1.0315576875</text:p>
          </table:table-cell>
          <table:table-cell table:formula="of:=[.R380]/MIN([.$N380:.$R380])" office:value-type="float" office:value="1.27821257258268">
            <text:p>1.2782125726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7">
            <text:p>0.17</text:p>
          </table:table-cell>
          <table:table-cell table:number-columns-repeated="2" office:value-type="float" office:value="0.18">
            <text:p>0.18</text:p>
          </table:table-cell>
          <table:table-cell table:formula="of:=[.N381]/MIN([.$N381:.$R381])" office:value-type="float" office:value="1.05882352941176">
            <text:p>1.0588235294</text:p>
          </table:table-cell>
          <table:table-cell table:formula="of:=[.O381]/MIN([.$N381:.$R381])" office:value-type="float" office:value="1">
            <text:p>1</text:p>
          </table:table-cell>
          <table:table-cell table:formula="of:=[.P381]/MIN([.$N381:.$R381])" office:value-type="float" office:value="1">
            <text:p>1</text:p>
          </table:table-cell>
          <table:table-cell table:formula="of:=[.Q381]/MIN([.$N381:.$R381])" office:value-type="float" office:value="1.05882352941176">
            <text:p>1.0588235294</text:p>
          </table:table-cell>
          <table:table-cell table:formula="of:=[.R381]/MIN([.$N381:.$R381])" office:value-type="float" office:value="1.05882352941176">
            <text:p>1.058823529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formula="of:=[.N382]/MIN([.$N382:.$R382])" office:value-type="float" office:value="1">
            <text:p>1</text:p>
          </table:table-cell>
          <table:table-cell table:formula="of:=[.O382]/MIN([.$N382:.$R382])" office:value-type="float" office:value="1.02325581395349">
            <text:p>1.023255814</text:p>
          </table:table-cell>
          <table:table-cell table:formula="of:=[.P382]/MIN([.$N382:.$R382])" office:value-type="float" office:value="1.03488372093023">
            <text:p>1.0348837209</text:p>
          </table:table-cell>
          <table:table-cell table:formula="of:=[.Q382]/MIN([.$N382:.$R382])" office:value-type="float" office:value="1.02325581395349">
            <text:p>1.023255814</text:p>
          </table:table-cell>
          <table:table-cell table:formula="of:=[.R382]/MIN([.$N382:.$R382])" office:value-type="float" office:value="1.09302325581395">
            <text:p>1.0930232558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727.49">
            <text:p>727.49</text:p>
          </table:table-cell>
          <table:table-cell office:value-type="float" office:value="867.28">
            <text:p>867.28</text:p>
          </table:table-cell>
          <table:table-cell office:value-type="float" office:value="729.54">
            <text:p>729.54</text:p>
          </table:table-cell>
          <table:table-cell office:value-type="float" office:value="860.87">
            <text:p>860.87</text:p>
          </table:table-cell>
          <table:table-cell office:value-type="float" office:value="1216.07">
            <text:p>1216.07</text:p>
          </table:table-cell>
          <table:table-cell table:formula="of:=[.N383]/MIN([.$N383:.$R383])" office:value-type="float" office:value="1">
            <text:p>1</text:p>
          </table:table-cell>
          <table:table-cell table:formula="of:=[.O383]/MIN([.$N383:.$R383])" office:value-type="float" office:value="1.19215384403909">
            <text:p>1.192153844</text:p>
          </table:table-cell>
          <table:table-cell table:formula="of:=[.P383]/MIN([.$N383:.$R383])" office:value-type="float" office:value="1.00281790814994">
            <text:p>1.0028179081</text:p>
          </table:table-cell>
          <table:table-cell table:formula="of:=[.Q383]/MIN([.$N383:.$R383])" office:value-type="float" office:value="1.1833427263605">
            <text:p>1.1833427264</text:p>
          </table:table-cell>
          <table:table-cell table:formula="of:=[.R383]/MIN([.$N383:.$R383])" office:value-type="float" office:value="1.67159686043794">
            <text:p>1.671596860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1.1">
            <text:p>1.1</text:p>
          </table:table-cell>
          <table:table-cell table:formula="of:=[.N384]/MIN([.$N384:.$R384])" office:value-type="float" office:value="1">
            <text:p>1</text:p>
          </table:table-cell>
          <table:table-cell table:formula="of:=[.O384]/MIN([.$N384:.$R384])" office:value-type="float" office:value="1.00980392156863">
            <text:p>1.0098039216</text:p>
          </table:table-cell>
          <table:table-cell table:formula="of:=[.P384]/MIN([.$N384:.$R384])" office:value-type="float" office:value="1">
            <text:p>1</text:p>
          </table:table-cell>
          <table:table-cell table:formula="of:=[.Q384]/MIN([.$N384:.$R384])" office:value-type="float" office:value="1.00980392156863">
            <text:p>1.0098039216</text:p>
          </table:table-cell>
          <table:table-cell table:formula="of:=[.R384]/MIN([.$N384:.$R384])" office:value-type="float" office:value="1.07843137254902">
            <text:p>1.0784313725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85.72">
            <text:p>585.72</text:p>
          </table:table-cell>
          <table:table-cell office:value-type="float" office:value="702.02">
            <text:p>702.02</text:p>
          </table:table-cell>
          <table:table-cell office:value-type="float" office:value="589.58">
            <text:p>589.58</text:p>
          </table:table-cell>
          <table:table-cell office:value-type="float" office:value="721.66">
            <text:p>721.66</text:p>
          </table:table-cell>
          <table:table-cell office:value-type="float" office:value="1045.16">
            <text:p>1045.16</text:p>
          </table:table-cell>
          <table:table-cell table:formula="of:=[.N385]/MIN([.$N385:.$R385])" office:value-type="float" office:value="1">
            <text:p>1</text:p>
          </table:table-cell>
          <table:table-cell table:formula="of:=[.O385]/MIN([.$N385:.$R385])" office:value-type="float" office:value="1.19855903844841">
            <text:p>1.1985590384</text:p>
          </table:table-cell>
          <table:table-cell table:formula="of:=[.P385]/MIN([.$N385:.$R385])" office:value-type="float" office:value="1.006590179608">
            <text:p>1.0065901796</text:p>
          </table:table-cell>
          <table:table-cell table:formula="of:=[.Q385]/MIN([.$N385:.$R385])" office:value-type="float" office:value="1.23209041863006">
            <text:p>1.2320904186</text:p>
          </table:table-cell>
          <table:table-cell table:formula="of:=[.R385]/MIN([.$N385:.$R385])" office:value-type="float" office:value="1.78440210339411">
            <text:p>1.784402103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[.N386]/MIN([.$N386:.$R386])" office:value-type="float" office:value="1">
            <text:p>1</text:p>
          </table:table-cell>
          <table:table-cell table:formula="of:=[.O386]/MIN([.$N386:.$R386])" office:value-type="float" office:value="1">
            <text:p>1</text:p>
          </table:table-cell>
          <table:table-cell table:formula="of:=[.P386]/MIN([.$N386:.$R386])" office:value-type="float" office:value="1">
            <text:p>1</text:p>
          </table:table-cell>
          <table:table-cell table:formula="of:=[.Q386]/MIN([.$N386:.$R386])" office:value-type="float" office:value="1">
            <text:p>1</text:p>
          </table:table-cell>
          <table:table-cell table:formula="of:=[.R386]/MIN([.$N386:.$R386])" office:value-type="float" office:value="1.09090909090909">
            <text:p>1.090909090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2">
            <text:p>0.02</text:p>
          </table:table-cell>
          <table:table-cell table:formula="of:=[.N387]/MIN([.$N387:.$R387])" office:value-type="float" office:value="1">
            <text:p>1</text:p>
          </table:table-cell>
          <table:table-cell table:formula="of:=[.O387]/MIN([.$N387:.$R387])" office:value-type="float" office:value="1">
            <text:p>1</text:p>
          </table:table-cell>
          <table:table-cell table:formula="of:=[.P387]/MIN([.$N387:.$R387])" office:value-type="float" office:value="1">
            <text:p>1</text:p>
          </table:table-cell>
          <table:table-cell table:formula="of:=[.Q387]/MIN([.$N387:.$R387])" office:value-type="float" office:value="1">
            <text:p>1</text:p>
          </table:table-cell>
          <table:table-cell table:formula="of:=[.R387]/MIN([.$N387:.$R387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40.07">
            <text:p>640.07</text:p>
          </table:table-cell>
          <table:table-cell office:value-type="float" office:value="758.01">
            <text:p>758.01</text:p>
          </table:table-cell>
          <table:table-cell office:value-type="float" office:value="680.95">
            <text:p>680.95</text:p>
          </table:table-cell>
          <table:table-cell office:value-type="float" office:value="745.31">
            <text:p>745.31</text:p>
          </table:table-cell>
          <table:table-cell office:value-type="float" office:value="1198.16">
            <text:p>1198.16</text:p>
          </table:table-cell>
          <table:table-cell table:formula="of:=[.N388]/MIN([.$N388:.$R388])" office:value-type="float" office:value="1">
            <text:p>1</text:p>
          </table:table-cell>
          <table:table-cell table:formula="of:=[.O388]/MIN([.$N388:.$R388])" office:value-type="float" office:value="1.18426109644258">
            <text:p>1.1842610964</text:p>
          </table:table-cell>
          <table:table-cell table:formula="of:=[.P388]/MIN([.$N388:.$R388])" office:value-type="float" office:value="1.06386801443592">
            <text:p>1.0638680144</text:p>
          </table:table-cell>
          <table:table-cell table:formula="of:=[.Q388]/MIN([.$N388:.$R388])" office:value-type="float" office:value="1.16441951661537">
            <text:p>1.1644195166</text:p>
          </table:table-cell>
          <table:table-cell table:formula="of:=[.R388]/MIN([.$N388:.$R388])" office:value-type="float" office:value="1.8719202587217">
            <text:p>1.8719202587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[.N389]/MIN([.$N389:.$R389])" office:value-type="float" office:value="1">
            <text:p>1</text:p>
          </table:table-cell>
          <table:table-cell table:formula="of:=[.O389]/MIN([.$N389:.$R389])" office:value-type="float" office:value="1">
            <text:p>1</text:p>
          </table:table-cell>
          <table:table-cell table:formula="of:=[.P389]/MIN([.$N389:.$R389])" office:value-type="float" office:value="1.5">
            <text:p>1.5</text:p>
          </table:table-cell>
          <table:table-cell table:formula="of:=[.Q389]/MIN([.$N389:.$R389])" office:value-type="float" office:value="1">
            <text:p>1</text:p>
          </table:table-cell>
          <table:table-cell table:formula="of:=[.R389]/MIN([.$N389:.$R389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50.43">
            <text:p>650.43</text:p>
          </table:table-cell>
          <table:table-cell office:value-type="float" office:value="791.31">
            <text:p>791.31</text:p>
          </table:table-cell>
          <table:table-cell office:value-type="float" office:value="648">
            <text:p>648</text:p>
          </table:table-cell>
          <table:table-cell office:value-type="float" office:value="800.01">
            <text:p>800.01</text:p>
          </table:table-cell>
          <table:table-cell office:value-type="float" office:value="1218.53">
            <text:p>1218.53</text:p>
          </table:table-cell>
          <table:table-cell table:formula="of:=[.N390]/MIN([.$N390:.$R390])" office:value-type="float" office:value="1.00375">
            <text:p>1.00375</text:p>
          </table:table-cell>
          <table:table-cell table:formula="of:=[.O390]/MIN([.$N390:.$R390])" office:value-type="float" office:value="1.22115740740741">
            <text:p>1.2211574074</text:p>
          </table:table-cell>
          <table:table-cell table:formula="of:=[.P390]/MIN([.$N390:.$R390])" office:value-type="float" office:value="1">
            <text:p>1</text:p>
          </table:table-cell>
          <table:table-cell table:formula="of:=[.Q390]/MIN([.$N390:.$R390])" office:value-type="float" office:value="1.23458333333333">
            <text:p>1.2345833333</text:p>
          </table:table-cell>
          <table:table-cell table:formula="of:=[.R390]/MIN([.$N390:.$R390])" office:value-type="float" office:value="1.8804475308642">
            <text:p>1.880447530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formula="of:=[.N391]/MIN([.$N391:.$R391])" office:value-type="float" office:value="1">
            <text:p>1</text:p>
          </table:table-cell>
          <table:table-cell table:formula="of:=[.O391]/MIN([.$N391:.$R391])" office:value-type="float" office:value="1.5">
            <text:p>1.5</text:p>
          </table:table-cell>
          <table:table-cell table:formula="of:=[.P391]/MIN([.$N391:.$R391])" office:value-type="float" office:value="1.5">
            <text:p>1.5</text:p>
          </table:table-cell>
          <table:table-cell table:formula="of:=[.Q391]/MIN([.$N391:.$R391])" office:value-type="float" office:value="1.5">
            <text:p>1.5</text:p>
          </table:table-cell>
          <table:table-cell table:formula="of:=[.R391]/MIN([.$N391:.$R39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92]/MIN([.$N392:.$R392])" office:value-type="float" office:value="1">
            <text:p>1</text:p>
          </table:table-cell>
          <table:table-cell table:formula="of:=[.O392]/MIN([.$N392:.$R392])" office:value-type="float" office:value="1">
            <text:p>1</text:p>
          </table:table-cell>
          <table:table-cell table:formula="of:=[.P392]/MIN([.$N392:.$R392])" office:value-type="float" office:value="2">
            <text:p>2</text:p>
          </table:table-cell>
          <table:table-cell table:formula="of:=[.Q392]/MIN([.$N392:.$R392])" office:value-type="float" office:value="1">
            <text:p>1</text:p>
          </table:table-cell>
          <table:table-cell table:formula="of:=[.R392]/MIN([.$N392:.$R392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62.64">
            <text:p>162.64</text:p>
          </table:table-cell>
          <table:table-cell office:value-type="float" office:value="168.02">
            <text:p>168.02</text:p>
          </table:table-cell>
          <table:table-cell office:value-type="float" office:value="162.97">
            <text:p>162.97</text:p>
          </table:table-cell>
          <table:table-cell office:value-type="float" office:value="167.36">
            <text:p>167.36</text:p>
          </table:table-cell>
          <table:table-cell office:value-type="float" office:value="178.79">
            <text:p>178.79</text:p>
          </table:table-cell>
          <table:table-cell table:formula="of:=[.N393]/MIN([.$N393:.$R393])" office:value-type="float" office:value="1">
            <text:p>1</text:p>
          </table:table-cell>
          <table:table-cell table:formula="of:=[.O393]/MIN([.$N393:.$R393])" office:value-type="float" office:value="1.03307919331038">
            <text:p>1.0330791933</text:p>
          </table:table-cell>
          <table:table-cell table:formula="of:=[.P393]/MIN([.$N393:.$R393])" office:value-type="float" office:value="1.00202902115101">
            <text:p>1.0020290212</text:p>
          </table:table-cell>
          <table:table-cell table:formula="of:=[.Q393]/MIN([.$N393:.$R393])" office:value-type="float" office:value="1.02902115100836">
            <text:p>1.029021151</text:p>
          </table:table-cell>
          <table:table-cell table:formula="of:=[.R393]/MIN([.$N393:.$R393])" office:value-type="float" office:value="1.09929906542056">
            <text:p>1.0992990654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94]/MIN([.$N394:.$R394])" office:value-type="float" office:value="2">
            <text:p>2</text:p>
          </table:table-cell>
          <table:table-cell table:formula="of:=[.O394]/MIN([.$N394:.$R394])" office:value-type="float" office:value="1">
            <text:p>1</text:p>
          </table:table-cell>
          <table:table-cell table:formula="of:=[.P394]/MIN([.$N394:.$R394])" office:value-type="float" office:value="1">
            <text:p>1</text:p>
          </table:table-cell>
          <table:table-cell table:formula="of:=[.Q394]/MIN([.$N394:.$R394])" office:value-type="float" office:value="1">
            <text:p>1</text:p>
          </table:table-cell>
          <table:table-cell table:formula="of:=[.R394]/MIN([.$N394:.$R394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25.67">
            <text:p>125.67</text:p>
          </table:table-cell>
          <table:table-cell office:value-type="float" office:value="130.8">
            <text:p>130.8</text:p>
          </table:table-cell>
          <table:table-cell office:value-type="float" office:value="126.22">
            <text:p>126.22</text:p>
          </table:table-cell>
          <table:table-cell office:value-type="float" office:value="131.55">
            <text:p>131.55</text:p>
          </table:table-cell>
          <table:table-cell office:value-type="float" office:value="170.41">
            <text:p>170.41</text:p>
          </table:table-cell>
          <table:table-cell table:formula="of:=[.N395]/MIN([.$N395:.$R395])" office:value-type="float" office:value="1">
            <text:p>1</text:p>
          </table:table-cell>
          <table:table-cell table:formula="of:=[.O395]/MIN([.$N395:.$R395])" office:value-type="float" office:value="1.0408211983767">
            <text:p>1.0408211984</text:p>
          </table:table-cell>
          <table:table-cell table:formula="of:=[.P395]/MIN([.$N395:.$R395])" office:value-type="float" office:value="1.00437654173629">
            <text:p>1.0043765417</text:p>
          </table:table-cell>
          <table:table-cell table:formula="of:=[.Q395]/MIN([.$N395:.$R395])" office:value-type="float" office:value="1.04678920983528">
            <text:p>1.0467892098</text:p>
          </table:table-cell>
          <table:table-cell table:formula="of:=[.R395]/MIN([.$N395:.$R395])" office:value-type="float" office:value="1.35601177687595">
            <text:p>1.356011776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96]/MIN([.$N396:.$R396])" office:value-type="float" office:value="2">
            <text:p>2</text:p>
          </table:table-cell>
          <table:table-cell table:formula="of:=[.O396]/MIN([.$N396:.$R396])" office:value-type="float" office:value="1">
            <text:p>1</text:p>
          </table:table-cell>
          <table:table-cell table:formula="of:=[.P396]/MIN([.$N396:.$R396])" office:value-type="float" office:value="1">
            <text:p>1</text:p>
          </table:table-cell>
          <table:table-cell table:formula="of:=[.Q396]/MIN([.$N396:.$R396])" office:value-type="float" office:value="1">
            <text:p>1</text:p>
          </table:table-cell>
          <table:table-cell table:formula="of:=[.R396]/MIN([.$N396:.$R396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01">
            <text:p>0.01</text:p>
          </table:table-cell>
          <table:table-cell table:formula="of:=[.N397]/MIN([.$N397:.$R397])" office:value-type="float" office:value="1">
            <text:p>1</text:p>
          </table:table-cell>
          <table:table-cell table:formula="of:=[.O397]/MIN([.$N397:.$R397])" office:value-type="float" office:value="1">
            <text:p>1</text:p>
          </table:table-cell>
          <table:table-cell table:formula="of:=[.P397]/MIN([.$N397:.$R397])" office:value-type="float" office:value="1">
            <text:p>1</text:p>
          </table:table-cell>
          <table:table-cell table:formula="of:=[.Q397]/MIN([.$N397:.$R397])" office:value-type="float" office:value="1">
            <text:p>1</text:p>
          </table:table-cell>
          <table:table-cell table:formula="of:=[.R397]/MIN([.$N397:.$R397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93.77">
            <text:p>493.77</text:p>
          </table:table-cell>
          <table:table-cell office:value-type="float" office:value="528.91">
            <text:p>528.91</text:p>
          </table:table-cell>
          <table:table-cell office:value-type="float" office:value="470.95">
            <text:p>470.95</text:p>
          </table:table-cell>
          <table:table-cell office:value-type="float" office:value="502.15">
            <text:p>502.15</text:p>
          </table:table-cell>
          <table:table-cell office:value-type="float" office:value="795.05">
            <text:p>795.05</text:p>
          </table:table-cell>
          <table:table-cell table:formula="of:=[.N398]/MIN([.$N398:.$R398])" office:value-type="float" office:value="1.04845525002654">
            <text:p>1.04845525</text:p>
          </table:table-cell>
          <table:table-cell table:formula="of:=[.O398]/MIN([.$N398:.$R398])" office:value-type="float" office:value="1.12307038963797">
            <text:p>1.1230703896</text:p>
          </table:table-cell>
          <table:table-cell table:formula="of:=[.P398]/MIN([.$N398:.$R398])" office:value-type="float" office:value="1">
            <text:p>1</text:p>
          </table:table-cell>
          <table:table-cell table:formula="of:=[.Q398]/MIN([.$N398:.$R398])" office:value-type="float" office:value="1.06624907102665">
            <text:p>1.066249071</text:p>
          </table:table-cell>
          <table:table-cell table:formula="of:=[.R398]/MIN([.$N398:.$R398])" office:value-type="float" office:value="1.68818345896592">
            <text:p>1.68818345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.02">
            <text:p>0.02</text:p>
          </table:table-cell>
          <table:table-cell table:formula="of:=[.N399]/MIN([.$N399:.$R399])" office:value-type="float" office:value="1">
            <text:p>1</text:p>
          </table:table-cell>
          <table:table-cell table:formula="of:=[.O399]/MIN([.$N399:.$R399])" office:value-type="float" office:value="2">
            <text:p>2</text:p>
          </table:table-cell>
          <table:table-cell table:formula="of:=[.P399]/MIN([.$N399:.$R399])" office:value-type="float" office:value="2">
            <text:p>2</text:p>
          </table:table-cell>
          <table:table-cell table:formula="of:=[.Q399]/MIN([.$N399:.$R399])" office:value-type="float" office:value="2">
            <text:p>2</text:p>
          </table:table-cell>
          <table:table-cell table:formula="of:=[.R399]/MIN([.$N399:.$R399])" office:value-type="float" office:value="2">
            <text:p>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71.29">
            <text:p>571.29</text:p>
          </table:table-cell>
          <table:table-cell office:value-type="float" office:value="723.86">
            <text:p>723.86</text:p>
          </table:table-cell>
          <table:table-cell office:value-type="float" office:value="571.44">
            <text:p>571.44</text:p>
          </table:table-cell>
          <table:table-cell office:value-type="float" office:value="744.87">
            <text:p>744.87</text:p>
          </table:table-cell>
          <table:table-cell office:value-type="float" office:value="766.77">
            <text:p>766.77</text:p>
          </table:table-cell>
          <table:table-cell table:formula="of:=[.N400]/MIN([.$N400:.$R400])" office:value-type="float" office:value="1">
            <text:p>1</text:p>
          </table:table-cell>
          <table:table-cell table:formula="of:=[.O400]/MIN([.$N400:.$R400])" office:value-type="float" office:value="1.26706226259868">
            <text:p>1.2670622626</text:p>
          </table:table-cell>
          <table:table-cell table:formula="of:=[.P400]/MIN([.$N400:.$R400])" office:value-type="float" office:value="1.00026256367169">
            <text:p>1.0002625637</text:p>
          </table:table-cell>
          <table:table-cell table:formula="of:=[.Q400]/MIN([.$N400:.$R400])" office:value-type="float" office:value="1.30383868088011">
            <text:p>1.3038386809</text:p>
          </table:table-cell>
          <table:table-cell table:formula="of:=[.R400]/MIN([.$N400:.$R400])" office:value-type="float" office:value="1.34217297694691">
            <text:p>1.3421729769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31">
            <text:p>0.31</text:p>
          </table:table-cell>
          <table:table-cell table:formula="of:=[.N401]/MIN([.$N401:.$R401])" office:value-type="float" office:value="1">
            <text:p>1</text:p>
          </table:table-cell>
          <table:table-cell table:formula="of:=[.O401]/MIN([.$N401:.$R401])" office:value-type="float" office:value="1">
            <text:p>1</text:p>
          </table:table-cell>
          <table:table-cell table:formula="of:=[.P401]/MIN([.$N401:.$R401])" office:value-type="float" office:value="1">
            <text:p>1</text:p>
          </table:table-cell>
          <table:table-cell table:formula="of:=[.Q401]/MIN([.$N401:.$R401])" office:value-type="float" office:value="1">
            <text:p>1</text:p>
          </table:table-cell>
          <table:table-cell table:formula="of:=[.R401]/MIN([.$N401:.$R401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01">
            <text:p>0.01</text:p>
          </table:table-cell>
          <table:table-cell table:formula="of:=[.N402]/MIN([.$N402:.$R402])" office:value-type="float" office:value="1">
            <text:p>1</text:p>
          </table:table-cell>
          <table:table-cell table:formula="of:=[.O402]/MIN([.$N402:.$R402])" office:value-type="float" office:value="1">
            <text:p>1</text:p>
          </table:table-cell>
          <table:table-cell table:formula="of:=[.P402]/MIN([.$N402:.$R402])" office:value-type="float" office:value="1">
            <text:p>1</text:p>
          </table:table-cell>
          <table:table-cell table:formula="of:=[.Q402]/MIN([.$N402:.$R402])" office:value-type="float" office:value="1">
            <text:p>1</text:p>
          </table:table-cell>
          <table:table-cell table:formula="of:=[.R402]/MIN([.$N402:.$R402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05.69">
            <text:p>305.69</text:p>
          </table:table-cell>
          <table:table-cell office:value-type="float" office:value="308.95">
            <text:p>308.95</text:p>
          </table:table-cell>
          <table:table-cell office:value-type="float" office:value="298.27">
            <text:p>298.27</text:p>
          </table:table-cell>
          <table:table-cell office:value-type="float" office:value="307.5">
            <text:p>307.5</text:p>
          </table:table-cell>
          <table:table-cell office:value-type="float" office:value="382.81">
            <text:p>382.81</text:p>
          </table:table-cell>
          <table:table-cell table:formula="of:=[.N403]/MIN([.$N403:.$R403])" office:value-type="float" office:value="1.02487678948604">
            <text:p>1.0248767895</text:p>
          </table:table-cell>
          <table:table-cell table:formula="of:=[.O403]/MIN([.$N403:.$R403])" office:value-type="float" office:value="1.03580648405807">
            <text:p>1.0358064841</text:p>
          </table:table-cell>
          <table:table-cell table:formula="of:=[.P403]/MIN([.$N403:.$R403])" office:value-type="float" office:value="1">
            <text:p>1</text:p>
          </table:table-cell>
          <table:table-cell table:formula="of:=[.Q403]/MIN([.$N403:.$R403])" office:value-type="float" office:value="1.03094511684045">
            <text:p>1.0309451168</text:p>
          </table:table-cell>
          <table:table-cell table:formula="of:=[.R403]/MIN([.$N403:.$R403])" office:value-type="float" office:value="1.28343447212257">
            <text:p>1.283434472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formula="of:=[.N404]/MIN([.$N404:.$R404])" office:value-type="float" office:value="1">
            <text:p>1</text:p>
          </table:table-cell>
          <table:table-cell table:formula="of:=[.O404]/MIN([.$N404:.$R404])" office:value-type="float" office:value="1">
            <text:p>1</text:p>
          </table:table-cell>
          <table:table-cell table:formula="of:=[.P404]/MIN([.$N404:.$R404])" office:value-type="float" office:value="2">
            <text:p>2</text:p>
          </table:table-cell>
          <table:table-cell table:formula="of:=[.Q404]/MIN([.$N404:.$R404])" office:value-type="float" office:value="1">
            <text:p>1</text:p>
          </table:table-cell>
          <table:table-cell table:formula="of:=[.R404]/MIN([.$N404:.$R404])" office:value-type="float" office:value="1">
            <text:p>1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46.6">
            <text:p>346.6</text:p>
          </table:table-cell>
          <table:table-cell office:value-type="float" office:value="374.58">
            <text:p>374.58</text:p>
          </table:table-cell>
          <table:table-cell office:value-type="float" office:value="335">
            <text:p>335</text:p>
          </table:table-cell>
          <table:table-cell office:value-type="float" office:value="383.65">
            <text:p>383.65</text:p>
          </table:table-cell>
          <table:table-cell office:value-type="float" office:value="702.94">
            <text:p>702.94</text:p>
          </table:table-cell>
          <table:table-cell table:formula="of:=[.N405]/MIN([.$N405:.$R405])" office:value-type="float" office:value="1.03462686567164">
            <text:p>1.0346268657</text:p>
          </table:table-cell>
          <table:table-cell table:formula="of:=[.O405]/MIN([.$N405:.$R405])" office:value-type="float" office:value="1.11814925373134">
            <text:p>1.1181492537</text:p>
          </table:table-cell>
          <table:table-cell table:formula="of:=[.P405]/MIN([.$N405:.$R405])" office:value-type="float" office:value="1">
            <text:p>1</text:p>
          </table:table-cell>
          <table:table-cell table:formula="of:=[.Q405]/MIN([.$N405:.$R405])" office:value-type="float" office:value="1.14522388059702">
            <text:p>1.1452238806</text:p>
          </table:table-cell>
          <table:table-cell table:formula="of:=[.R405]/MIN([.$N405:.$R405])" office:value-type="float" office:value="2.09832835820896">
            <text:p>2.0983283582</text:p>
          </table:table-cell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.12">
            <text:p>0.12</text:p>
          </table:table-cell>
          <table:table-cell table:formula="of:=[.N406]/MIN([.$N406:.$R406])" office:value-type="float" office:value="1">
            <text:p>1</text:p>
          </table:table-cell>
          <table:table-cell table:formula="of:=[.O406]/MIN([.$N406:.$R406])" office:value-type="float" office:value="1.08333333333333">
            <text:p>1.0833333333</text:p>
          </table:table-cell>
          <table:table-cell table:formula="of:=[.P406]/MIN([.$N406:.$R406])" office:value-type="float" office:value="1">
            <text:p>1</text:p>
          </table:table-cell>
          <table:table-cell table:formula="of:=[.Q406]/MIN([.$N406:.$R406])" office:value-type="float" office:value="1">
            <text:p>1</text:p>
          </table:table-cell>
          <table:table-cell table:formula="of:=[.R406]/MIN([.$N406:.$R406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5_20.lp</text:p>
          </table:table-cell>
          <table:table-cell table:number-columns-repeated="5"/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9">
            <text:p>19</text:p>
          </table:table-cell>
          <table:table-cell table:number-columns-repeated="5" office:value-type="float" office:value="-100">
            <text:p>-100</text:p>
          </table:table-cell>
          <table:table-cell table:formula="of:=[.N407]/MIN([.$N407:.$R407])" office:value-type="float" office:value="1">
            <text:p>1</text:p>
          </table:table-cell>
          <table:table-cell table:formula="of:=[.O407]/MIN([.$N407:.$R407])" office:value-type="float" office:value="1">
            <text:p>1</text:p>
          </table:table-cell>
          <table:table-cell table:formula="of:=[.P407]/MIN([.$N407:.$R407])" office:value-type="float" office:value="1">
            <text:p>1</text:p>
          </table:table-cell>
          <table:table-cell table:formula="of:=[.Q407]/MIN([.$N407:.$R407])" office:value-type="float" office:value="1">
            <text:p>1</text:p>
          </table:table-cell>
          <table:table-cell table:formula="of:=[.R407]/MIN([.$N407:.$R407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5_20.lp</text:p>
          </table:table-cell>
          <table:table-cell table:number-columns-repeated="5"/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9">
            <text:p>19</text:p>
          </table:table-cell>
          <table:table-cell table:number-columns-repeated="5" office:value-type="float" office:value="-100">
            <text:p>-100</text:p>
          </table:table-cell>
          <table:table-cell table:formula="of:=[.N408]/MIN([.$N408:.$R408])" office:value-type="float" office:value="1">
            <text:p>1</text:p>
          </table:table-cell>
          <table:table-cell table:formula="of:=[.O408]/MIN([.$N408:.$R408])" office:value-type="float" office:value="1">
            <text:p>1</text:p>
          </table:table-cell>
          <table:table-cell table:formula="of:=[.P408]/MIN([.$N408:.$R408])" office:value-type="float" office:value="1">
            <text:p>1</text:p>
          </table:table-cell>
          <table:table-cell table:formula="of:=[.Q408]/MIN([.$N408:.$R408])" office:value-type="float" office:value="1">
            <text:p>1</text:p>
          </table:table-cell>
          <table:table-cell table:formula="of:=[.R408]/MIN([.$N408:.$R408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5_20.lp</text:p>
          </table:table-cell>
          <table:table-cell table:number-columns-repeated="5"/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9">
            <text:p>19</text:p>
          </table:table-cell>
          <table:table-cell table:number-columns-repeated="5" office:value-type="float" office:value="-100">
            <text:p>-100</text:p>
          </table:table-cell>
          <table:table-cell table:formula="of:=[.N409]/MIN([.$N409:.$R409])" office:value-type="float" office:value="1">
            <text:p>1</text:p>
          </table:table-cell>
          <table:table-cell table:formula="of:=[.O409]/MIN([.$N409:.$R409])" office:value-type="float" office:value="1">
            <text:p>1</text:p>
          </table:table-cell>
          <table:table-cell table:formula="of:=[.P409]/MIN([.$N409:.$R409])" office:value-type="float" office:value="1">
            <text:p>1</text:p>
          </table:table-cell>
          <table:table-cell table:formula="of:=[.Q409]/MIN([.$N409:.$R409])" office:value-type="float" office:value="1">
            <text:p>1</text:p>
          </table:table-cell>
          <table:table-cell table:formula="of:=[.R409]/MIN([.$N409:.$R409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5_20.lp</text:p>
          </table:table-cell>
          <table:table-cell table:number-columns-repeated="5"/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9">
            <text:p>19</text:p>
          </table:table-cell>
          <table:table-cell table:number-columns-repeated="5" office:value-type="float" office:value="-100">
            <text:p>-100</text:p>
          </table:table-cell>
          <table:table-cell table:formula="of:=[.N410]/MIN([.$N410:.$R410])" office:value-type="float" office:value="1">
            <text:p>1</text:p>
          </table:table-cell>
          <table:table-cell table:formula="of:=[.O410]/MIN([.$N410:.$R410])" office:value-type="float" office:value="1">
            <text:p>1</text:p>
          </table:table-cell>
          <table:table-cell table:formula="of:=[.P410]/MIN([.$N410:.$R410])" office:value-type="float" office:value="1">
            <text:p>1</text:p>
          </table:table-cell>
          <table:table-cell table:formula="of:=[.Q410]/MIN([.$N410:.$R410])" office:value-type="float" office:value="1">
            <text:p>1</text:p>
          </table:table-cell>
          <table:table-cell table:formula="of:=[.R410]/MIN([.$N410:.$R410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20.lp</text:p>
          </table:table-cell>
          <table:table-cell table:number-columns-repeated="5"/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9">
            <text:p>19</text:p>
          </table:table-cell>
          <table:table-cell office:value-type="float" office:value="135.82">
            <text:p>135.82</text:p>
          </table:table-cell>
          <table:table-cell office:value-type="float" office:value="136.24">
            <text:p>136.24</text:p>
          </table:table-cell>
          <table:table-cell office:value-type="float" office:value="136.21">
            <text:p>136.21</text:p>
          </table:table-cell>
          <table:table-cell office:value-type="float" office:value="135.01">
            <text:p>135.01</text:p>
          </table:table-cell>
          <table:table-cell office:value-type="float" office:value="137.11">
            <text:p>137.11</text:p>
          </table:table-cell>
          <table:table-cell table:formula="of:=[.N411]/MIN([.$N411:.$R411])" office:value-type="float" office:value="1.00599955558847">
            <text:p>1.0059995556</text:p>
          </table:table-cell>
          <table:table-cell table:formula="of:=[.O411]/MIN([.$N411:.$R411])" office:value-type="float" office:value="1.00911043626398">
            <text:p>1.0091104363</text:p>
          </table:table-cell>
          <table:table-cell table:formula="of:=[.P411]/MIN([.$N411:.$R411])" office:value-type="float" office:value="1.00888823050144">
            <text:p>1.0088882305</text:p>
          </table:table-cell>
          <table:table-cell table:formula="of:=[.Q411]/MIN([.$N411:.$R411])" office:value-type="float" office:value="1">
            <text:p>1</text:p>
          </table:table-cell>
          <table:table-cell table:formula="of:=[.R411]/MIN([.$N411:.$R411])" office:value-type="float" office:value="1.01555440337753">
            <text:p>1.0155544034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table:number-columns-repeated="5"/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office:value-type="float" office:value="10.16">
            <text:p>10.16</text:p>
          </table:table-cell>
          <table:table-cell office:value-type="float" office:value="50.59">
            <text:p>50.59</text:p>
          </table:table-cell>
          <table:table-cell office:value-type="float" office:value="10.1">
            <text:p>10.1</text:p>
          </table:table-cell>
          <table:table-cell office:value-type="float" office:value="22.27">
            <text:p>22.27</text:p>
          </table:table-cell>
          <table:table-cell office:value-type="float" office:value="16.15">
            <text:p>16.15</text:p>
          </table:table-cell>
          <table:table-cell table:formula="of:=[.N412]/MIN([.$N412:.$R412])" office:value-type="float" office:value="1.00594059405941">
            <text:p>1.0059405941</text:p>
          </table:table-cell>
          <table:table-cell table:formula="of:=[.O412]/MIN([.$N412:.$R412])" office:value-type="float" office:value="5.00891089108911">
            <text:p>5.0089108911</text:p>
          </table:table-cell>
          <table:table-cell table:formula="of:=[.P412]/MIN([.$N412:.$R412])" office:value-type="float" office:value="1">
            <text:p>1</text:p>
          </table:table-cell>
          <table:table-cell table:formula="of:=[.Q412]/MIN([.$N412:.$R412])" office:value-type="float" office:value="2.20495049504951">
            <text:p>2.204950495</text:p>
          </table:table-cell>
          <table:table-cell table:formula="of:=[.R412]/MIN([.$N412:.$R412])" office:value-type="float" office:value="1.5990099009901">
            <text:p>1.59900990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table:number-columns-repeated="5"/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table:number-columns-repeated="5" office:value-type="float" office:value="-100">
            <text:p>-100</text:p>
          </table:table-cell>
          <table:table-cell table:formula="of:=[.N413]/MIN([.$N413:.$R413])" office:value-type="float" office:value="1">
            <text:p>1</text:p>
          </table:table-cell>
          <table:table-cell table:formula="of:=[.O413]/MIN([.$N413:.$R413])" office:value-type="float" office:value="1">
            <text:p>1</text:p>
          </table:table-cell>
          <table:table-cell table:formula="of:=[.P413]/MIN([.$N413:.$R413])" office:value-type="float" office:value="1">
            <text:p>1</text:p>
          </table:table-cell>
          <table:table-cell table:formula="of:=[.Q413]/MIN([.$N413:.$R413])" office:value-type="float" office:value="1">
            <text:p>1</text:p>
          </table:table-cell>
          <table:table-cell table:formula="of:=[.R413]/MIN([.$N413:.$R413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table:number-columns-repeated="5"/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office:value-type="float" office:value="8.84">
            <text:p>8.84</text:p>
          </table:table-cell>
          <table:table-cell office:value-type="float" office:value="43.47">
            <text:p>43.47</text:p>
          </table:table-cell>
          <table:table-cell office:value-type="float" office:value="8.82">
            <text:p>8.82</text:p>
          </table:table-cell>
          <table:table-cell office:value-type="float" office:value="20.2">
            <text:p>20.2</text:p>
          </table:table-cell>
          <table:table-cell office:value-type="float" office:value="52.48">
            <text:p>52.48</text:p>
          </table:table-cell>
          <table:table-cell table:formula="of:=[.N414]/MIN([.$N414:.$R414])" office:value-type="float" office:value="1.00226757369615">
            <text:p>1.0022675737</text:p>
          </table:table-cell>
          <table:table-cell table:formula="of:=[.O414]/MIN([.$N414:.$R414])" office:value-type="float" office:value="4.92857142857143">
            <text:p>4.9285714286</text:p>
          </table:table-cell>
          <table:table-cell table:formula="of:=[.P414]/MIN([.$N414:.$R414])" office:value-type="float" office:value="1">
            <text:p>1</text:p>
          </table:table-cell>
          <table:table-cell table:formula="of:=[.Q414]/MIN([.$N414:.$R414])" office:value-type="float" office:value="2.29024943310658">
            <text:p>2.2902494331</text:p>
          </table:table-cell>
          <table:table-cell table:formula="of:=[.R414]/MIN([.$N414:.$R414])" office:value-type="float" office:value="5.95011337868481">
            <text:p>5.9501133787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table:number-columns-repeated="5"/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table:number-columns-repeated="5" office:value-type="float" office:value="-100">
            <text:p>-100</text:p>
          </table:table-cell>
          <table:table-cell table:formula="of:=[.N415]/MIN([.$N415:.$R415])" office:value-type="float" office:value="1">
            <text:p>1</text:p>
          </table:table-cell>
          <table:table-cell table:formula="of:=[.O415]/MIN([.$N415:.$R415])" office:value-type="float" office:value="1">
            <text:p>1</text:p>
          </table:table-cell>
          <table:table-cell table:formula="of:=[.P415]/MIN([.$N415:.$R415])" office:value-type="float" office:value="1">
            <text:p>1</text:p>
          </table:table-cell>
          <table:table-cell table:formula="of:=[.Q415]/MIN([.$N415:.$R415])" office:value-type="float" office:value="1">
            <text:p>1</text:p>
          </table:table-cell>
          <table:table-cell table:formula="of:=[.R415]/MIN([.$N415:.$R415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table:number-columns-repeated="5"/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office:value-type="float" office:value="2.99">
            <text:p>2.99</text:p>
          </table:table-cell>
          <table:table-cell office:value-type="float" office:value="2.96">
            <text:p>2.96</text:p>
          </table:table-cell>
          <table:table-cell office:value-type="float" office:value="2.97">
            <text:p>2.97</text:p>
          </table:table-cell>
          <table:table-cell office:value-type="float" office:value="2.95">
            <text:p>2.95</text:p>
          </table:table-cell>
          <table:table-cell office:value-type="float" office:value="3.03">
            <text:p>3.03</text:p>
          </table:table-cell>
          <table:table-cell table:formula="of:=[.N416]/MIN([.$N416:.$R416])" office:value-type="float" office:value="1.0135593220339">
            <text:p>1.013559322</text:p>
          </table:table-cell>
          <table:table-cell table:formula="of:=[.O416]/MIN([.$N416:.$R416])" office:value-type="float" office:value="1.00338983050847">
            <text:p>1.0033898305</text:p>
          </table:table-cell>
          <table:table-cell table:formula="of:=[.P416]/MIN([.$N416:.$R416])" office:value-type="float" office:value="1.00677966101695">
            <text:p>1.006779661</text:p>
          </table:table-cell>
          <table:table-cell table:formula="of:=[.Q416]/MIN([.$N416:.$R416])" office:value-type="float" office:value="1">
            <text:p>1</text:p>
          </table:table-cell>
          <table:table-cell table:formula="of:=[.R416]/MIN([.$N416:.$R416])" office:value-type="float" office:value="1.0271186440678">
            <text:p>1.027118644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office:value-type="float" office:value="98.31">
            <text:p>98.31</text:p>
          </table:table-cell>
          <table:table-cell office:value-type="float" office:value="80.95">
            <text:p>80.95</text:p>
          </table:table-cell>
          <table:table-cell office:value-type="float" office:value="96.44">
            <text:p>96.44</text:p>
          </table:table-cell>
          <table:table-cell office:value-type="float" office:value="112.73">
            <text:p>112.73</text:p>
          </table:table-cell>
          <table:table-cell office:value-type="float" office:value="524.35">
            <text:p>524.35</text:p>
          </table:table-cell>
          <table:table-cell table:formula="of:=[.N417]/MIN([.$N417:.$R417])" office:value-type="float" office:value="1.21445336627548">
            <text:p>1.2144533663</text:p>
          </table:table-cell>
          <table:table-cell table:formula="of:=[.O417]/MIN([.$N417:.$R417])" office:value-type="float" office:value="1">
            <text:p>1</text:p>
          </table:table-cell>
          <table:table-cell table:formula="of:=[.P417]/MIN([.$N417:.$R417])" office:value-type="float" office:value="1.19135268684373">
            <text:p>1.1913526868</text:p>
          </table:table-cell>
          <table:table-cell table:formula="of:=[.Q417]/MIN([.$N417:.$R417])" office:value-type="float" office:value="1.39258801729463">
            <text:p>1.3925880173</text:p>
          </table:table-cell>
          <table:table-cell table:formula="of:=[.R417]/MIN([.$N417:.$R417])" office:value-type="float" office:value="6.47745521927116">
            <text:p>6.4774552193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table:number-columns-repeated="5" office:value-type="float" office:value="-100">
            <text:p>-100</text:p>
          </table:table-cell>
          <table:table-cell table:formula="of:=[.N418]/MIN([.$N418:.$R418])" office:value-type="float" office:value="1">
            <text:p>1</text:p>
          </table:table-cell>
          <table:table-cell table:formula="of:=[.O418]/MIN([.$N418:.$R418])" office:value-type="float" office:value="1">
            <text:p>1</text:p>
          </table:table-cell>
          <table:table-cell table:formula="of:=[.P418]/MIN([.$N418:.$R418])" office:value-type="float" office:value="1">
            <text:p>1</text:p>
          </table:table-cell>
          <table:table-cell table:formula="of:=[.Q418]/MIN([.$N418:.$R418])" office:value-type="float" office:value="1">
            <text:p>1</text:p>
          </table:table-cell>
          <table:table-cell table:formula="of:=[.R418]/MIN([.$N418:.$R418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office:value-type="float" office:value="54.22">
            <text:p>54.22</text:p>
          </table:table-cell>
          <table:table-cell office:value-type="float" office:value="46.85">
            <text:p>46.85</text:p>
          </table:table-cell>
          <table:table-cell office:value-type="float" office:value="56.49">
            <text:p>56.49</text:p>
          </table:table-cell>
          <table:table-cell office:value-type="float" office:value="45.8">
            <text:p>45.8</text:p>
          </table:table-cell>
          <table:table-cell office:value-type="float" office:value="427.29">
            <text:p>427.29</text:p>
          </table:table-cell>
          <table:table-cell table:formula="of:=[.N419]/MIN([.$N419:.$R419])" office:value-type="float" office:value="1.18384279475983">
            <text:p>1.1838427948</text:p>
          </table:table-cell>
          <table:table-cell table:formula="of:=[.O419]/MIN([.$N419:.$R419])" office:value-type="float" office:value="1.02292576419214">
            <text:p>1.0229257642</text:p>
          </table:table-cell>
          <table:table-cell table:formula="of:=[.P419]/MIN([.$N419:.$R419])" office:value-type="float" office:value="1.23340611353712">
            <text:p>1.2334061135</text:p>
          </table:table-cell>
          <table:table-cell table:formula="of:=[.Q419]/MIN([.$N419:.$R419])" office:value-type="float" office:value="1">
            <text:p>1</text:p>
          </table:table-cell>
          <table:table-cell table:formula="of:=[.R419]/MIN([.$N419:.$R419])" office:value-type="float" office:value="9.32947598253275">
            <text:p>9.3294759825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table:number-columns-repeated="5" office:value-type="float" office:value="-100">
            <text:p>-100</text:p>
          </table:table-cell>
          <table:table-cell table:formula="of:=[.N420]/MIN([.$N420:.$R420])" office:value-type="float" office:value="1">
            <text:p>1</text:p>
          </table:table-cell>
          <table:table-cell table:formula="of:=[.O420]/MIN([.$N420:.$R420])" office:value-type="float" office:value="1">
            <text:p>1</text:p>
          </table:table-cell>
          <table:table-cell table:formula="of:=[.P420]/MIN([.$N420:.$R420])" office:value-type="float" office:value="1">
            <text:p>1</text:p>
          </table:table-cell>
          <table:table-cell table:formula="of:=[.Q420]/MIN([.$N420:.$R420])" office:value-type="float" office:value="1">
            <text:p>1</text:p>
          </table:table-cell>
          <table:table-cell table:formula="of:=[.R420]/MIN([.$N420:.$R420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table:number-columns-repeated="5" office:value-type="float" office:value="0.04">
            <text:p>0.04</text:p>
          </table:table-cell>
          <table:table-cell table:formula="of:=[.N421]/MIN([.$N421:.$R421])" office:value-type="float" office:value="1">
            <text:p>1</text:p>
          </table:table-cell>
          <table:table-cell table:formula="of:=[.O421]/MIN([.$N421:.$R421])" office:value-type="float" office:value="1">
            <text:p>1</text:p>
          </table:table-cell>
          <table:table-cell table:formula="of:=[.P421]/MIN([.$N421:.$R421])" office:value-type="float" office:value="1">
            <text:p>1</text:p>
          </table:table-cell>
          <table:table-cell table:formula="of:=[.Q421]/MIN([.$N421:.$R421])" office:value-type="float" office:value="1">
            <text:p>1</text:p>
          </table:table-cell>
          <table:table-cell table:formula="of:=[.R421]/MIN([.$N421:.$R421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31">
            <text:p>0.31</text:p>
          </table:table-cell>
          <table:table-cell table:formula="of:=[.N422]/MIN([.$N422:.$R422])" office:value-type="float" office:value="1">
            <text:p>1</text:p>
          </table:table-cell>
          <table:table-cell table:formula="of:=[.O422]/MIN([.$N422:.$R422])" office:value-type="float" office:value="1.03846153846154">
            <text:p>1.0384615385</text:p>
          </table:table-cell>
          <table:table-cell table:formula="of:=[.P422]/MIN([.$N422:.$R422])" office:value-type="float" office:value="1">
            <text:p>1</text:p>
          </table:table-cell>
          <table:table-cell table:formula="of:=[.Q422]/MIN([.$N422:.$R422])" office:value-type="float" office:value="1">
            <text:p>1</text:p>
          </table:table-cell>
          <table:table-cell table:formula="of:=[.R422]/MIN([.$N422:.$R422])" office:value-type="float" office:value="1.19230769230769">
            <text:p>1.1923076923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-100">
            <text:p>-100</text:p>
          </table:table-cell>
          <table:table-cell table:formula="of:=[.N423]/MIN([.$N423:.$R423])" office:value-type="float" office:value="1">
            <text:p>1</text:p>
          </table:table-cell>
          <table:table-cell table:formula="of:=[.O423]/MIN([.$N423:.$R423])" office:value-type="float" office:value="1">
            <text:p>1</text:p>
          </table:table-cell>
          <table:table-cell table:formula="of:=[.P423]/MIN([.$N423:.$R423])" office:value-type="float" office:value="1">
            <text:p>1</text:p>
          </table:table-cell>
          <table:table-cell table:formula="of:=[.Q423]/MIN([.$N423:.$R423])" office:value-type="float" office:value="1">
            <text:p>1</text:p>
          </table:table-cell>
          <table:table-cell table:formula="of:=[.R423]/MIN([.$N423:.$R423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27">
            <text:p>0.27</text:p>
          </table:table-cell>
          <table:table-cell office:value-type="float" office:value="0.32">
            <text:p>0.32</text:p>
          </table:table-cell>
          <table:table-cell table:formula="of:=[.N424]/MIN([.$N424:.$R424])" office:value-type="float" office:value="1">
            <text:p>1</text:p>
          </table:table-cell>
          <table:table-cell table:formula="of:=[.O424]/MIN([.$N424:.$R424])" office:value-type="float" office:value="1">
            <text:p>1</text:p>
          </table:table-cell>
          <table:table-cell table:formula="of:=[.P424]/MIN([.$N424:.$R424])" office:value-type="float" office:value="1">
            <text:p>1</text:p>
          </table:table-cell>
          <table:table-cell table:formula="of:=[.Q424]/MIN([.$N424:.$R424])" office:value-type="float" office:value="1">
            <text:p>1</text:p>
          </table:table-cell>
          <table:table-cell table:formula="of:=[.R424]/MIN([.$N424:.$R424])" office:value-type="float" office:value="1.18518518518519">
            <text:p>1.1851851852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97.53">
            <text:p>297.53</text:p>
          </table:table-cell>
          <table:table-cell office:value-type="float" office:value="290.05">
            <text:p>290.05</text:p>
          </table:table-cell>
          <table:table-cell office:value-type="float" office:value="297.87">
            <text:p>297.87</text:p>
          </table:table-cell>
          <table:table-cell office:value-type="float" office:value="291.29">
            <text:p>291.29</text:p>
          </table:table-cell>
          <table:table-cell office:value-type="float" office:value="457.41">
            <text:p>457.41</text:p>
          </table:table-cell>
          <table:table-cell table:formula="of:=[.N425]/MIN([.$N425:.$R425])" office:value-type="float" office:value="1.02578865712808">
            <text:p>1.0257886571</text:p>
          </table:table-cell>
          <table:table-cell table:formula="of:=[.O425]/MIN([.$N425:.$R425])" office:value-type="float" office:value="1">
            <text:p>1</text:p>
          </table:table-cell>
          <table:table-cell table:formula="of:=[.P425]/MIN([.$N425:.$R425])" office:value-type="float" office:value="1.02696086881572">
            <text:p>1.0269608688</text:p>
          </table:table-cell>
          <table:table-cell table:formula="of:=[.Q425]/MIN([.$N425:.$R425])" office:value-type="float" office:value="1.00427512497845">
            <text:p>1.004275125</text:p>
          </table:table-cell>
          <table:table-cell table:formula="of:=[.R425]/MIN([.$N425:.$R425])" office:value-type="float" office:value="1.57700396483365">
            <text:p>1.5770039648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16">
            <text:p>0.16</text:p>
          </table:table-cell>
          <table:table-cell office:value-type="float" office:value="0.17">
            <text:p>0.17</text:p>
          </table:table-cell>
          <table:table-cell table:formula="of:=[.N426]/MIN([.$N426:.$R426])" office:value-type="float" office:value="1">
            <text:p>1</text:p>
          </table:table-cell>
          <table:table-cell table:formula="of:=[.O426]/MIN([.$N426:.$R426])" office:value-type="float" office:value="1">
            <text:p>1</text:p>
          </table:table-cell>
          <table:table-cell table:formula="of:=[.P426]/MIN([.$N426:.$R426])" office:value-type="float" office:value="1">
            <text:p>1</text:p>
          </table:table-cell>
          <table:table-cell table:formula="of:=[.Q426]/MIN([.$N426:.$R426])" office:value-type="float" office:value="1">
            <text:p>1</text:p>
          </table:table-cell>
          <table:table-cell table:formula="of:=[.R426]/MIN([.$N426:.$R426])" office:value-type="float" office:value="1.0625">
            <text:p>1.0625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table:formula="of:=[.N427]/MIN([.$N427:.$R427])" office:value-type="float" office:value="1.5">
            <text:p>1.5</text:p>
          </table:table-cell>
          <table:table-cell table:formula="of:=[.O427]/MIN([.$N427:.$R427])" office:value-type="float" office:value="1">
            <text:p>1</text:p>
          </table:table-cell>
          <table:table-cell table:formula="of:=[.P427]/MIN([.$N427:.$R427])" office:value-type="float" office:value="1">
            <text:p>1</text:p>
          </table:table-cell>
          <table:table-cell table:formula="of:=[.Q427]/MIN([.$N427:.$R427])" office:value-type="float" office:value="1">
            <text:p>1</text:p>
          </table:table-cell>
          <table:table-cell table:formula="of:=[.R427]/MIN([.$N427:.$R427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-100">
            <text:p>-100</text:p>
          </table:table-cell>
          <table:table-cell table:formula="of:=[.N428]/MIN([.$N428:.$R428])" office:value-type="float" office:value="1">
            <text:p>1</text:p>
          </table:table-cell>
          <table:table-cell table:formula="of:=[.O428]/MIN([.$N428:.$R428])" office:value-type="float" office:value="1">
            <text:p>1</text:p>
          </table:table-cell>
          <table:table-cell table:formula="of:=[.P428]/MIN([.$N428:.$R428])" office:value-type="float" office:value="1">
            <text:p>1</text:p>
          </table:table-cell>
          <table:table-cell table:formula="of:=[.Q428]/MIN([.$N428:.$R428])" office:value-type="float" office:value="1">
            <text:p>1</text:p>
          </table:table-cell>
          <table:table-cell table:formula="of:=[.R428]/MIN([.$N428:.$R428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2">
            <text:p>0.02</text:p>
          </table:table-cell>
          <table:table-cell table:formula="of:=[.N429]/MIN([.$N429:.$R429])" office:value-type="float" office:value="1">
            <text:p>1</text:p>
          </table:table-cell>
          <table:table-cell table:formula="of:=[.O429]/MIN([.$N429:.$R429])" office:value-type="float" office:value="1">
            <text:p>1</text:p>
          </table:table-cell>
          <table:table-cell table:formula="of:=[.P429]/MIN([.$N429:.$R429])" office:value-type="float" office:value="1">
            <text:p>1</text:p>
          </table:table-cell>
          <table:table-cell table:formula="of:=[.Q429]/MIN([.$N429:.$R429])" office:value-type="float" office:value="1">
            <text:p>1</text:p>
          </table:table-cell>
          <table:table-cell table:formula="of:=[.R429]/MIN([.$N429:.$R429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95.54">
            <text:p>95.54</text:p>
          </table:table-cell>
          <table:table-cell office:value-type="float" office:value="95.45">
            <text:p>95.45</text:p>
          </table:table-cell>
          <table:table-cell office:value-type="float" office:value="94.57">
            <text:p>94.57</text:p>
          </table:table-cell>
          <table:table-cell office:value-type="float" office:value="95.94">
            <text:p>95.94</text:p>
          </table:table-cell>
          <table:table-cell office:value-type="float" office:value="111.33">
            <text:p>111.33</text:p>
          </table:table-cell>
          <table:table-cell table:formula="of:=[.N430]/MIN([.$N430:.$R430])" office:value-type="float" office:value="1.01025695252194">
            <text:p>1.0102569525</text:p>
          </table:table-cell>
          <table:table-cell table:formula="of:=[.O430]/MIN([.$N430:.$R430])" office:value-type="float" office:value="1.00930527651475">
            <text:p>1.0093052765</text:p>
          </table:table-cell>
          <table:table-cell table:formula="of:=[.P430]/MIN([.$N430:.$R430])" office:value-type="float" office:value="1">
            <text:p>1</text:p>
          </table:table-cell>
          <table:table-cell table:formula="of:=[.Q430]/MIN([.$N430:.$R430])" office:value-type="float" office:value="1.01448662366501">
            <text:p>1.0144866237</text:p>
          </table:table-cell>
          <table:table-cell table:formula="of:=[.R430]/MIN([.$N430:.$R430])" office:value-type="float" office:value="1.17722322089458">
            <text:p>1.1772232209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4">
            <text:p>0.04</text:p>
          </table:table-cell>
          <table:table-cell table:formula="of:=[.N431]/MIN([.$N431:.$R431])" office:value-type="float" office:value="1">
            <text:p>1</text:p>
          </table:table-cell>
          <table:table-cell table:formula="of:=[.O431]/MIN([.$N431:.$R431])" office:value-type="float" office:value="1">
            <text:p>1</text:p>
          </table:table-cell>
          <table:table-cell table:formula="of:=[.P431]/MIN([.$N431:.$R431])" office:value-type="float" office:value="1">
            <text:p>1</text:p>
          </table:table-cell>
          <table:table-cell table:formula="of:=[.Q431]/MIN([.$N431:.$R431])" office:value-type="float" office:value="1">
            <text:p>1</text:p>
          </table:table-cell>
          <table:table-cell table:formula="of:=[.R431]/MIN([.$N431:.$R431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6">
            <text:p>0.06</text:p>
          </table:table-cell>
          <table:table-cell table:formula="of:=[.N432]/MIN([.$N432:.$R432])" office:value-type="float" office:value="1">
            <text:p>1</text:p>
          </table:table-cell>
          <table:table-cell table:formula="of:=[.O432]/MIN([.$N432:.$R432])" office:value-type="float" office:value="1">
            <text:p>1</text:p>
          </table:table-cell>
          <table:table-cell table:formula="of:=[.P432]/MIN([.$N432:.$R432])" office:value-type="float" office:value="1">
            <text:p>1</text:p>
          </table:table-cell>
          <table:table-cell table:formula="of:=[.Q432]/MIN([.$N432:.$R432])" office:value-type="float" office:value="1">
            <text:p>1</text:p>
          </table:table-cell>
          <table:table-cell table:formula="of:=[.R432]/MIN([.$N432:.$R432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-100">
            <text:p>-100</text:p>
          </table:table-cell>
          <table:table-cell table:formula="of:=[.N433]/MIN([.$N433:.$R433])" office:value-type="float" office:value="1">
            <text:p>1</text:p>
          </table:table-cell>
          <table:table-cell table:formula="of:=[.O433]/MIN([.$N433:.$R433])" office:value-type="float" office:value="1">
            <text:p>1</text:p>
          </table:table-cell>
          <table:table-cell table:formula="of:=[.P433]/MIN([.$N433:.$R433])" office:value-type="float" office:value="1">
            <text:p>1</text:p>
          </table:table-cell>
          <table:table-cell table:formula="of:=[.Q433]/MIN([.$N433:.$R433])" office:value-type="float" office:value="1">
            <text:p>1</text:p>
          </table:table-cell>
          <table:table-cell table:formula="of:=[.R433]/MIN([.$N433:.$R433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f:=[.N434]/MIN([.$N434:.$R434])" office:value-type="float" office:value="1">
            <text:p>1</text:p>
          </table:table-cell>
          <table:table-cell table:formula="of:=[.O434]/MIN([.$N434:.$R434])" office:value-type="float" office:value="1">
            <text:p>1</text:p>
          </table:table-cell>
          <table:table-cell table:formula="of:=[.P434]/MIN([.$N434:.$R434])" office:value-type="float" office:value="1">
            <text:p>1</text:p>
          </table:table-cell>
          <table:table-cell table:formula="of:=[.Q434]/MIN([.$N434:.$R434])" office:value-type="float" office:value="1">
            <text:p>1</text:p>
          </table:table-cell>
          <table:table-cell table:formula="of:=[.R434]/MIN([.$N434:.$R434])" office:value-type="float" office:value="1.2">
            <text:p>1.2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34.3">
            <text:p>134.3</text:p>
          </table:table-cell>
          <table:table-cell office:value-type="float" office:value="134.75">
            <text:p>134.75</text:p>
          </table:table-cell>
          <table:table-cell office:value-type="float" office:value="134.27">
            <text:p>134.27</text:p>
          </table:table-cell>
          <table:table-cell office:value-type="float" office:value="134.81">
            <text:p>134.81</text:p>
          </table:table-cell>
          <table:table-cell office:value-type="float" office:value="164.24">
            <text:p>164.24</text:p>
          </table:table-cell>
          <table:table-cell table:formula="of:=[.N435]/MIN([.$N435:.$R435])" office:value-type="float" office:value="1.00022343040143">
            <text:p>1.0002234304</text:p>
          </table:table-cell>
          <table:table-cell table:formula="of:=[.O435]/MIN([.$N435:.$R435])" office:value-type="float" office:value="1.00357488642288">
            <text:p>1.0035748864</text:p>
          </table:table-cell>
          <table:table-cell table:formula="of:=[.P435]/MIN([.$N435:.$R435])" office:value-type="float" office:value="1">
            <text:p>1</text:p>
          </table:table-cell>
          <table:table-cell table:formula="of:=[.Q435]/MIN([.$N435:.$R435])" office:value-type="float" office:value="1.00402174722574">
            <text:p>1.0040217472</text:p>
          </table:table-cell>
          <table:table-cell table:formula="of:=[.R435]/MIN([.$N435:.$R435])" office:value-type="float" office:value="1.22320697102852">
            <text:p>1.22320697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f:=[.N436]/MIN([.$N436:.$R436])" office:value-type="float" office:value="1.33333333333333">
            <text:p>1.3333333333</text:p>
          </table:table-cell>
          <table:table-cell table:formula="of:=[.O436]/MIN([.$N436:.$R436])" office:value-type="float" office:value="1">
            <text:p>1</text:p>
          </table:table-cell>
          <table:table-cell table:formula="of:=[.P436]/MIN([.$N436:.$R436])" office:value-type="float" office:value="1">
            <text:p>1</text:p>
          </table:table-cell>
          <table:table-cell table:formula="of:=[.Q436]/MIN([.$N436:.$R436])" office:value-type="float" office:value="1">
            <text:p>1</text:p>
          </table:table-cell>
          <table:table-cell table:formula="of:=[.R436]/MIN([.$N436:.$R436])" office:value-type="float" office:value="1.33333333333333">
            <text:p>1.3333333333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37]/MIN([.$N437:.$R437])" office:value-type="float" office:value="1">
            <text:p>1</text:p>
          </table:table-cell>
          <table:table-cell table:formula="of:=[.O437]/MIN([.$N437:.$R437])" office:value-type="float" office:value="1">
            <text:p>1</text:p>
          </table:table-cell>
          <table:table-cell table:formula="of:=[.P437]/MIN([.$N437:.$R437])" office:value-type="float" office:value="1">
            <text:p>1</text:p>
          </table:table-cell>
          <table:table-cell table:formula="of:=[.Q437]/MIN([.$N437:.$R437])" office:value-type="float" office:value="1">
            <text:p>1</text:p>
          </table:table-cell>
          <table:table-cell table:formula="of:=[.R437]/MIN([.$N437:.$R437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table:formula="of:=[.N438]/MIN([.$N438:.$R438])" office:value-type="float" office:value="1">
            <text:p>1</text:p>
          </table:table-cell>
          <table:table-cell table:formula="of:=[.O438]/MIN([.$N438:.$R438])" office:value-type="float" office:value="1.05882352941176">
            <text:p>1.0588235294</text:p>
          </table:table-cell>
          <table:table-cell table:formula="of:=[.P438]/MIN([.$N438:.$R438])" office:value-type="float" office:value="1">
            <text:p>1</text:p>
          </table:table-cell>
          <table:table-cell table:formula="of:=[.Q438]/MIN([.$N438:.$R438])" office:value-type="float" office:value="1.05882352941176">
            <text:p>1.0588235294</text:p>
          </table:table-cell>
          <table:table-cell table:formula="of:=[.R438]/MIN([.$N438:.$R438])" office:value-type="float" office:value="1.17647058823529">
            <text:p>1.1764705882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1">
            <text:p>0.01</text:p>
          </table:table-cell>
          <table:table-cell table:formula="of:=[.N439]/MIN([.$N439:.$R439])" office:value-type="float" office:value="1">
            <text:p>1</text:p>
          </table:table-cell>
          <table:table-cell table:formula="of:=[.O439]/MIN([.$N439:.$R439])" office:value-type="float" office:value="1">
            <text:p>1</text:p>
          </table:table-cell>
          <table:table-cell table:formula="of:=[.P439]/MIN([.$N439:.$R439])" office:value-type="float" office:value="1">
            <text:p>1</text:p>
          </table:table-cell>
          <table:table-cell table:formula="of:=[.Q439]/MIN([.$N439:.$R439])" office:value-type="float" office:value="1">
            <text:p>1</text:p>
          </table:table-cell>
          <table:table-cell table:formula="of:=[.R439]/MIN([.$N439:.$R439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104.41">
            <text:p>104.41</text:p>
          </table:table-cell>
          <table:table-cell office:value-type="float" office:value="104.77">
            <text:p>104.77</text:p>
          </table:table-cell>
          <table:table-cell office:value-type="float" office:value="104.43">
            <text:p>104.43</text:p>
          </table:table-cell>
          <table:table-cell office:value-type="float" office:value="104.82">
            <text:p>104.82</text:p>
          </table:table-cell>
          <table:table-cell office:value-type="float" office:value="113.97">
            <text:p>113.97</text:p>
          </table:table-cell>
          <table:table-cell table:formula="of:=[.N440]/MIN([.$N440:.$R440])" office:value-type="float" office:value="1">
            <text:p>1</text:p>
          </table:table-cell>
          <table:table-cell table:formula="of:=[.O440]/MIN([.$N440:.$R440])" office:value-type="float" office:value="1.00344794559908">
            <text:p>1.0034479456</text:p>
          </table:table-cell>
          <table:table-cell table:formula="of:=[.P440]/MIN([.$N440:.$R440])" office:value-type="float" office:value="1.00019155253328">
            <text:p>1.0001915525</text:p>
          </table:table-cell>
          <table:table-cell table:formula="of:=[.Q440]/MIN([.$N440:.$R440])" office:value-type="float" office:value="1.00392682693229">
            <text:p>1.0039268269</text:p>
          </table:table-cell>
          <table:table-cell table:formula="of:=[.R440]/MIN([.$N440:.$R440])" office:value-type="float" office:value="1.09156211090892">
            <text:p>1.0915621109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f:=[.N441]/MIN([.$N441:.$R441])" office:value-type="float" office:value="1.2">
            <text:p>1.2</text:p>
          </table:table-cell>
          <table:table-cell table:formula="of:=[.O441]/MIN([.$N441:.$R441])" office:value-type="float" office:value="1">
            <text:p>1</text:p>
          </table:table-cell>
          <table:table-cell table:formula="of:=[.P441]/MIN([.$N441:.$R441])" office:value-type="float" office:value="1.2">
            <text:p>1.2</text:p>
          </table:table-cell>
          <table:table-cell table:formula="of:=[.Q441]/MIN([.$N441:.$R441])" office:value-type="float" office:value="1">
            <text:p>1</text:p>
          </table:table-cell>
          <table:table-cell table:formula="of:=[.R441]/MIN([.$N441:.$R441])" office:value-type="float" office:value="1.2">
            <text:p>1.2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10_2.lp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[.N442]/MIN([.$N442:.$R442])" office:value-type="float" office:value="0">
            <text:p>#DIV/0!</text:p>
          </table:table-cell>
          <table:table-cell table:formula="of:=[.O442]/MIN([.$N442:.$R442])" office:value-type="float" office:value="0">
            <text:p>#DIV/0!</text:p>
          </table:table-cell>
          <table:table-cell table:formula="of:=[.P442]/MIN([.$N442:.$R442])" office:value-type="float" office:value="0">
            <text:p>#DIV/0!</text:p>
          </table:table-cell>
          <table:table-cell table:formula="of:=[.Q442]/MIN([.$N442:.$R442])" office:value-type="float" office:value="0">
            <text:p>#DIV/0!</text:p>
          </table:table-cell>
          <table:table-cell table:formula="of:=[.R442]/MIN([.$N442:.$R442])" office:value-type="float" office:value="0">
            <text:p>#DIV/0!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2.lp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11">
            <text:p>0.11</text:p>
          </table:table-cell>
          <table:table-cell table:formula="of:=[.N443]/MIN([.$N443:.$R443])" office:value-type="float" office:value="1">
            <text:p>1</text:p>
          </table:table-cell>
          <table:table-cell table:formula="of:=[.O443]/MIN([.$N443:.$R443])" office:value-type="float" office:value="1">
            <text:p>1</text:p>
          </table:table-cell>
          <table:table-cell table:formula="of:=[.P443]/MIN([.$N443:.$R443])" office:value-type="float" office:value="1">
            <text:p>1</text:p>
          </table:table-cell>
          <table:table-cell table:formula="of:=[.Q443]/MIN([.$N443:.$R443])" office:value-type="float" office:value="1">
            <text:p>1</text:p>
          </table:table-cell>
          <table:table-cell table:formula="of:=[.R443]/MIN([.$N443:.$R443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10_2.lp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[.N444]/MIN([.$N444:.$R444])" office:value-type="float" office:value="0">
            <text:p>#DIV/0!</text:p>
          </table:table-cell>
          <table:table-cell table:formula="of:=[.O444]/MIN([.$N444:.$R444])" office:value-type="float" office:value="0">
            <text:p>#DIV/0!</text:p>
          </table:table-cell>
          <table:table-cell table:formula="of:=[.P444]/MIN([.$N444:.$R444])" office:value-type="float" office:value="0">
            <text:p>#DIV/0!</text:p>
          </table:table-cell>
          <table:table-cell table:formula="of:=[.Q444]/MIN([.$N444:.$R444])" office:value-type="float" office:value="0">
            <text:p>#DIV/0!</text:p>
          </table:table-cell>
          <table:table-cell table:formula="of:=[.R444]/MIN([.$N444:.$R444])" office:value-type="float" office:value="0">
            <text:p>#DIV/0!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2.lp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">
            <text:p>0.26</text:p>
          </table:table-cell>
          <table:table-cell table:formula="of:=[.N445]/MIN([.$N445:.$R445])" office:value-type="float" office:value="1">
            <text:p>1</text:p>
          </table:table-cell>
          <table:table-cell table:formula="of:=[.O445]/MIN([.$N445:.$R445])" office:value-type="float" office:value="1.04">
            <text:p>1.04</text:p>
          </table:table-cell>
          <table:table-cell table:formula="of:=[.P445]/MIN([.$N445:.$R445])" office:value-type="float" office:value="1">
            <text:p>1</text:p>
          </table:table-cell>
          <table:table-cell table:formula="of:=[.Q445]/MIN([.$N445:.$R445])" office:value-type="float" office:value="1.04">
            <text:p>1.04</text:p>
          </table:table-cell>
          <table:table-cell table:formula="of:=[.R445]/MIN([.$N445:.$R445])" office:value-type="float" office:value="1.04">
            <text:p>1.04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2.lp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46]/MIN([.$N446:.$R446])" office:value-type="float" office:value="1">
            <text:p>1</text:p>
          </table:table-cell>
          <table:table-cell table:formula="of:=[.O446]/MIN([.$N446:.$R446])" office:value-type="float" office:value="1">
            <text:p>1</text:p>
          </table:table-cell>
          <table:table-cell table:formula="of:=[.P446]/MIN([.$N446:.$R446])" office:value-type="float" office:value="1">
            <text:p>1</text:p>
          </table:table-cell>
          <table:table-cell table:formula="of:=[.Q446]/MIN([.$N446:.$R446])" office:value-type="float" office:value="1">
            <text:p>1</text:p>
          </table:table-cell>
          <table:table-cell table:formula="of:=[.R446]/MIN([.$N446:.$R446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4" office:value-type="float" office:value="0.16">
            <text:p>0.16</text:p>
          </table:table-cell>
          <table:table-cell office:value-type="float" office:value="0.18">
            <text:p>0.18</text:p>
          </table:table-cell>
          <table:table-cell table:formula="of:=[.N447]/MIN([.$N447:.$R447])" office:value-type="float" office:value="1">
            <text:p>1</text:p>
          </table:table-cell>
          <table:table-cell table:formula="of:=[.O447]/MIN([.$N447:.$R447])" office:value-type="float" office:value="1">
            <text:p>1</text:p>
          </table:table-cell>
          <table:table-cell table:formula="of:=[.P447]/MIN([.$N447:.$R447])" office:value-type="float" office:value="1">
            <text:p>1</text:p>
          </table:table-cell>
          <table:table-cell table:formula="of:=[.Q447]/MIN([.$N447:.$R447])" office:value-type="float" office:value="1">
            <text:p>1</text:p>
          </table:table-cell>
          <table:table-cell table:formula="of:=[.R447]/MIN([.$N447:.$R447])" office:value-type="float" office:value="1.125">
            <text:p>1.125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5" office:value-type="float" office:value="-100">
            <text:p>-100</text:p>
          </table:table-cell>
          <table:table-cell table:formula="of:=[.N448]/MIN([.$N448:.$R448])" office:value-type="float" office:value="1">
            <text:p>1</text:p>
          </table:table-cell>
          <table:table-cell table:formula="of:=[.O448]/MIN([.$N448:.$R448])" office:value-type="float" office:value="1">
            <text:p>1</text:p>
          </table:table-cell>
          <table:table-cell table:formula="of:=[.P448]/MIN([.$N448:.$R448])" office:value-type="float" office:value="1">
            <text:p>1</text:p>
          </table:table-cell>
          <table:table-cell table:formula="of:=[.Q448]/MIN([.$N448:.$R448])" office:value-type="float" office:value="1">
            <text:p>1</text:p>
          </table:table-cell>
          <table:table-cell table:formula="of:=[.R448]/MIN([.$N448:.$R448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4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[.N449]/MIN([.$N449:.$R449])" office:value-type="float" office:value="1">
            <text:p>1</text:p>
          </table:table-cell>
          <table:table-cell table:formula="of:=[.O449]/MIN([.$N449:.$R449])" office:value-type="float" office:value="1">
            <text:p>1</text:p>
          </table:table-cell>
          <table:table-cell table:formula="of:=[.P449]/MIN([.$N449:.$R449])" office:value-type="float" office:value="1">
            <text:p>1</text:p>
          </table:table-cell>
          <table:table-cell table:formula="of:=[.Q449]/MIN([.$N449:.$R449])" office:value-type="float" office:value="1">
            <text:p>1</text:p>
          </table:table-cell>
          <table:table-cell table:formula="of:=[.R449]/MIN([.$N449:.$R449])" office:value-type="float" office:value="1.07692307692308">
            <text:p>1.0769230769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370.39">
            <text:p>370.39</text:p>
          </table:table-cell>
          <table:table-cell office:value-type="float" office:value="392.06">
            <text:p>392.06</text:p>
          </table:table-cell>
          <table:table-cell office:value-type="float" office:value="369.71">
            <text:p>369.71</text:p>
          </table:table-cell>
          <table:table-cell office:value-type="float" office:value="394.52">
            <text:p>394.52</text:p>
          </table:table-cell>
          <table:table-cell office:value-type="float" office:value="399.81">
            <text:p>399.81</text:p>
          </table:table-cell>
          <table:table-cell table:formula="of:=[.N450]/MIN([.$N450:.$R450])" office:value-type="float" office:value="1.00183927943523">
            <text:p>1.0018392794</text:p>
          </table:table-cell>
          <table:table-cell table:formula="of:=[.O450]/MIN([.$N450:.$R450])" office:value-type="float" office:value="1.06045278731979">
            <text:p>1.0604527873</text:p>
          </table:table-cell>
          <table:table-cell table:formula="of:=[.P450]/MIN([.$N450:.$R450])" office:value-type="float" office:value="1">
            <text:p>1</text:p>
          </table:table-cell>
          <table:table-cell table:formula="of:=[.Q450]/MIN([.$N450:.$R450])" office:value-type="float" office:value="1.06710665115902">
            <text:p>1.0671066512</text:p>
          </table:table-cell>
          <table:table-cell table:formula="of:=[.R450]/MIN([.$N450:.$R450])" office:value-type="float" office:value="1.08141516323605">
            <text:p>1.0814151632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5" office:value-type="float" office:value="0.05">
            <text:p>0.05</text:p>
          </table:table-cell>
          <table:table-cell table:formula="of:=[.N451]/MIN([.$N451:.$R451])" office:value-type="float" office:value="1">
            <text:p>1</text:p>
          </table:table-cell>
          <table:table-cell table:formula="of:=[.O451]/MIN([.$N451:.$R451])" office:value-type="float" office:value="1">
            <text:p>1</text:p>
          </table:table-cell>
          <table:table-cell table:formula="of:=[.P451]/MIN([.$N451:.$R451])" office:value-type="float" office:value="1">
            <text:p>1</text:p>
          </table:table-cell>
          <table:table-cell table:formula="of:=[.Q451]/MIN([.$N451:.$R451])" office:value-type="float" office:value="1">
            <text:p>1</text:p>
          </table:table-cell>
          <table:table-cell table:formula="of:=[.R451]/MIN([.$N451:.$R451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03">
            <text:p>0.03</text:p>
          </table:table-cell>
          <table:table-cell table:formula="of:=[.N452]/MIN([.$N452:.$R452])" office:value-type="float" office:value="1">
            <text:p>1</text:p>
          </table:table-cell>
          <table:table-cell table:formula="of:=[.O452]/MIN([.$N452:.$R452])" office:value-type="float" office:value="1">
            <text:p>1</text:p>
          </table:table-cell>
          <table:table-cell table:formula="of:=[.P452]/MIN([.$N452:.$R452])" office:value-type="float" office:value="1">
            <text:p>1</text:p>
          </table:table-cell>
          <table:table-cell table:formula="of:=[.Q452]/MIN([.$N452:.$R452])" office:value-type="float" office:value="1">
            <text:p>1</text:p>
          </table:table-cell>
          <table:table-cell table:formula="of:=[.R452]/MIN([.$N452:.$R452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-100">
            <text:p>-100</text:p>
          </table:table-cell>
          <table:table-cell table:formula="of:=[.N453]/MIN([.$N453:.$R453])" office:value-type="float" office:value="1">
            <text:p>1</text:p>
          </table:table-cell>
          <table:table-cell table:formula="of:=[.O453]/MIN([.$N453:.$R453])" office:value-type="float" office:value="1">
            <text:p>1</text:p>
          </table:table-cell>
          <table:table-cell table:formula="of:=[.P453]/MIN([.$N453:.$R453])" office:value-type="float" office:value="1">
            <text:p>1</text:p>
          </table:table-cell>
          <table:table-cell table:formula="of:=[.Q453]/MIN([.$N453:.$R453])" office:value-type="float" office:value="1">
            <text:p>1</text:p>
          </table:table-cell>
          <table:table-cell table:formula="of:=[.R453]/MIN([.$N453:.$R453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[.N454]/MIN([.$N454:.$R454])" office:value-type="float" office:value="1.5">
            <text:p>1.5</text:p>
          </table:table-cell>
          <table:table-cell table:formula="of:=[.O454]/MIN([.$N454:.$R454])" office:value-type="float" office:value="1">
            <text:p>1</text:p>
          </table:table-cell>
          <table:table-cell table:formula="of:=[.P454]/MIN([.$N454:.$R454])" office:value-type="float" office:value="1">
            <text:p>1</text:p>
          </table:table-cell>
          <table:table-cell table:formula="of:=[.Q454]/MIN([.$N454:.$R454])" office:value-type="float" office:value="1">
            <text:p>1</text:p>
          </table:table-cell>
          <table:table-cell table:formula="of:=[.R454]/MIN([.$N454:.$R454])" office:value-type="float" office:value="1.5">
            <text:p>1.5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70.28">
            <text:p>170.28</text:p>
          </table:table-cell>
          <table:table-cell office:value-type="float" office:value="172.71">
            <text:p>172.71</text:p>
          </table:table-cell>
          <table:table-cell office:value-type="float" office:value="172.03">
            <text:p>172.03</text:p>
          </table:table-cell>
          <table:table-cell office:value-type="float" office:value="172.88">
            <text:p>172.88</text:p>
          </table:table-cell>
          <table:table-cell office:value-type="float" office:value="184.18">
            <text:p>184.18</text:p>
          </table:table-cell>
          <table:table-cell table:formula="of:=[.N455]/MIN([.$N455:.$R455])" office:value-type="float" office:value="1">
            <text:p>1</text:p>
          </table:table-cell>
          <table:table-cell table:formula="of:=[.O455]/MIN([.$N455:.$R455])" office:value-type="float" office:value="1.01427061310782">
            <text:p>1.0142706131</text:p>
          </table:table-cell>
          <table:table-cell table:formula="of:=[.P455]/MIN([.$N455:.$R455])" office:value-type="float" office:value="1.01027719050975">
            <text:p>1.0102771905</text:p>
          </table:table-cell>
          <table:table-cell table:formula="of:=[.Q455]/MIN([.$N455:.$R455])" office:value-type="float" office:value="1.01526896875734">
            <text:p>1.0152689688</text:p>
          </table:table-cell>
          <table:table-cell table:formula="of:=[.R455]/MIN([.$N455:.$R455])" office:value-type="float" office:value="1.08163025604886">
            <text:p>1.081630256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01">
            <text:p>0.01</text:p>
          </table:table-cell>
          <table:table-cell table:formula="of:=[.N456]/MIN([.$N456:.$R456])" office:value-type="float" office:value="1">
            <text:p>1</text:p>
          </table:table-cell>
          <table:table-cell table:formula="of:=[.O456]/MIN([.$N456:.$R456])" office:value-type="float" office:value="1">
            <text:p>1</text:p>
          </table:table-cell>
          <table:table-cell table:formula="of:=[.P456]/MIN([.$N456:.$R456])" office:value-type="float" office:value="1">
            <text:p>1</text:p>
          </table:table-cell>
          <table:table-cell table:formula="of:=[.Q456]/MIN([.$N456:.$R456])" office:value-type="float" office:value="1">
            <text:p>1</text:p>
          </table:table-cell>
          <table:table-cell table:formula="of:=[.R456]/MIN([.$N456:.$R456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3.lp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1">
            <text:p>0.01</text:p>
          </table:table-cell>
          <table:table-cell table:formula="of:=[.N457]/MIN([.$N457:.$R457])" office:value-type="float" office:value="1">
            <text:p>1</text:p>
          </table:table-cell>
          <table:table-cell table:formula="of:=[.O457]/MIN([.$N457:.$R457])" office:value-type="float" office:value="1">
            <text:p>1</text:p>
          </table:table-cell>
          <table:table-cell table:formula="of:=[.P457]/MIN([.$N457:.$R457])" office:value-type="float" office:value="1">
            <text:p>1</text:p>
          </table:table-cell>
          <table:table-cell table:formula="of:=[.Q457]/MIN([.$N457:.$R457])" office:value-type="float" office:value="1">
            <text:p>1</text:p>
          </table:table-cell>
          <table:table-cell table:formula="of:=[.R457]/MIN([.$N457:.$R457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3.lp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3">
            <text:p>0.03</text:p>
          </table:table-cell>
          <table:table-cell table:formula="of:=[.N458]/MIN([.$N458:.$R458])" office:value-type="float" office:value="1">
            <text:p>1</text:p>
          </table:table-cell>
          <table:table-cell table:formula="of:=[.O458]/MIN([.$N458:.$R458])" office:value-type="float" office:value="1">
            <text:p>1</text:p>
          </table:table-cell>
          <table:table-cell table:formula="of:=[.P458]/MIN([.$N458:.$R458])" office:value-type="float" office:value="1">
            <text:p>1</text:p>
          </table:table-cell>
          <table:table-cell table:formula="of:=[.Q458]/MIN([.$N458:.$R458])" office:value-type="float" office:value="1">
            <text:p>1</text:p>
          </table:table-cell>
          <table:table-cell table:formula="of:=[.R458]/MIN([.$N458:.$R458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3.lp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1">
            <text:p>0.01</text:p>
          </table:table-cell>
          <table:table-cell table:formula="of:=[.N459]/MIN([.$N459:.$R459])" office:value-type="float" office:value="1">
            <text:p>1</text:p>
          </table:table-cell>
          <table:table-cell table:formula="of:=[.O459]/MIN([.$N459:.$R459])" office:value-type="float" office:value="1">
            <text:p>1</text:p>
          </table:table-cell>
          <table:table-cell table:formula="of:=[.P459]/MIN([.$N459:.$R459])" office:value-type="float" office:value="1">
            <text:p>1</text:p>
          </table:table-cell>
          <table:table-cell table:formula="of:=[.Q459]/MIN([.$N459:.$R459])" office:value-type="float" office:value="1">
            <text:p>1</text:p>
          </table:table-cell>
          <table:table-cell table:formula="of:=[.R459]/MIN([.$N459:.$R459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3.lp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4">
            <text:p>0.04</text:p>
          </table:table-cell>
          <table:table-cell table:formula="of:=[.N460]/MIN([.$N460:.$R460])" office:value-type="float" office:value="1">
            <text:p>1</text:p>
          </table:table-cell>
          <table:table-cell table:formula="of:=[.O460]/MIN([.$N460:.$R460])" office:value-type="float" office:value="1">
            <text:p>1</text:p>
          </table:table-cell>
          <table:table-cell table:formula="of:=[.P460]/MIN([.$N460:.$R460])" office:value-type="float" office:value="1">
            <text:p>1</text:p>
          </table:table-cell>
          <table:table-cell table:formula="of:=[.Q460]/MIN([.$N460:.$R460])" office:value-type="float" office:value="1">
            <text:p>1</text:p>
          </table:table-cell>
          <table:table-cell table:formula="of:=[.R460]/MIN([.$N460:.$R460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3.lp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[.N461]/MIN([.$N461:.$R461])" office:value-type="float" office:value="0">
            <text:p>#DIV/0!</text:p>
          </table:table-cell>
          <table:table-cell table:formula="of:=[.O461]/MIN([.$N461:.$R461])" office:value-type="float" office:value="0">
            <text:p>#DIV/0!</text:p>
          </table:table-cell>
          <table:table-cell table:formula="of:=[.P461]/MIN([.$N461:.$R461])" office:value-type="float" office:value="0">
            <text:p>#DIV/0!</text:p>
          </table:table-cell>
          <table:table-cell table:formula="of:=[.Q461]/MIN([.$N461:.$R461])" office:value-type="float" office:value="0">
            <text:p>#DIV/0!</text:p>
          </table:table-cell>
          <table:table-cell table:formula="of:=[.R461]/MIN([.$N461:.$R461])" office:value-type="float" office:value="0">
            <text:p>#DIV/0!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12.lp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4"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[.N462]/MIN([.$N462:.$R462])" office:value-type="float" office:value="1">
            <text:p>1</text:p>
          </table:table-cell>
          <table:table-cell table:formula="of:=[.O462]/MIN([.$N462:.$R462])" office:value-type="float" office:value="1">
            <text:p>1</text:p>
          </table:table-cell>
          <table:table-cell table:formula="of:=[.P462]/MIN([.$N462:.$R462])" office:value-type="float" office:value="1">
            <text:p>1</text:p>
          </table:table-cell>
          <table:table-cell table:formula="of:=[.Q462]/MIN([.$N462:.$R462])" office:value-type="float" office:value="1">
            <text:p>1</text:p>
          </table:table-cell>
          <table:table-cell table:formula="of:=[.R462]/MIN([.$N462:.$R462])" office:value-type="float" office:value="1.04347826086957">
            <text:p>1.0434782609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15_12.lp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5" office:value-type="float" office:value="-100">
            <text:p>-100</text:p>
          </table:table-cell>
          <table:table-cell table:formula="of:=[.N463]/MIN([.$N463:.$R463])" office:value-type="float" office:value="1">
            <text:p>1</text:p>
          </table:table-cell>
          <table:table-cell table:formula="of:=[.O463]/MIN([.$N463:.$R463])" office:value-type="float" office:value="1">
            <text:p>1</text:p>
          </table:table-cell>
          <table:table-cell table:formula="of:=[.P463]/MIN([.$N463:.$R463])" office:value-type="float" office:value="1">
            <text:p>1</text:p>
          </table:table-cell>
          <table:table-cell table:formula="of:=[.Q463]/MIN([.$N463:.$R463])" office:value-type="float" office:value="1">
            <text:p>1</text:p>
          </table:table-cell>
          <table:table-cell table:formula="of:=[.R463]/MIN([.$N463:.$R463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12.lp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5" office:value-type="float" office:value="0.19">
            <text:p>0.19</text:p>
          </table:table-cell>
          <table:table-cell table:formula="of:=[.N464]/MIN([.$N464:.$R464])" office:value-type="float" office:value="1">
            <text:p>1</text:p>
          </table:table-cell>
          <table:table-cell table:formula="of:=[.O464]/MIN([.$N464:.$R464])" office:value-type="float" office:value="1">
            <text:p>1</text:p>
          </table:table-cell>
          <table:table-cell table:formula="of:=[.P464]/MIN([.$N464:.$R464])" office:value-type="float" office:value="1">
            <text:p>1</text:p>
          </table:table-cell>
          <table:table-cell table:formula="of:=[.Q464]/MIN([.$N464:.$R464])" office:value-type="float" office:value="1">
            <text:p>1</text:p>
          </table:table-cell>
          <table:table-cell table:formula="of:=[.R464]/MIN([.$N464:.$R464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15_12.lp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5" office:value-type="float" office:value="-100">
            <text:p>-100</text:p>
          </table:table-cell>
          <table:table-cell table:formula="of:=[.N465]/MIN([.$N465:.$R465])" office:value-type="float" office:value="1">
            <text:p>1</text:p>
          </table:table-cell>
          <table:table-cell table:formula="of:=[.O465]/MIN([.$N465:.$R465])" office:value-type="float" office:value="1">
            <text:p>1</text:p>
          </table:table-cell>
          <table:table-cell table:formula="of:=[.P465]/MIN([.$N465:.$R465])" office:value-type="float" office:value="1">
            <text:p>1</text:p>
          </table:table-cell>
          <table:table-cell table:formula="of:=[.Q465]/MIN([.$N465:.$R465])" office:value-type="float" office:value="1">
            <text:p>1</text:p>
          </table:table-cell>
          <table:table-cell table:formula="of:=[.R465]/MIN([.$N465:.$R465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12.lp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5" office:value-type="float" office:value="0.01">
            <text:p>0.01</text:p>
          </table:table-cell>
          <table:table-cell table:formula="of:=[.N466]/MIN([.$N466:.$R466])" office:value-type="float" office:value="1">
            <text:p>1</text:p>
          </table:table-cell>
          <table:table-cell table:formula="of:=[.O466]/MIN([.$N466:.$R466])" office:value-type="float" office:value="1">
            <text:p>1</text:p>
          </table:table-cell>
          <table:table-cell table:formula="of:=[.P466]/MIN([.$N466:.$R466])" office:value-type="float" office:value="1">
            <text:p>1</text:p>
          </table:table-cell>
          <table:table-cell table:formula="of:=[.Q466]/MIN([.$N466:.$R466])" office:value-type="float" office:value="1">
            <text:p>1</text:p>
          </table:table-cell>
          <table:table-cell table:formula="of:=[.R466]/MIN([.$N466:.$R466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table:number-columns-repeated="5"/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office:value-type="float" office:value="427.06">
            <text:p>427.06</text:p>
          </table:table-cell>
          <table:table-cell office:value-type="float" office:value="1092.42">
            <text:p>1092.42</text:p>
          </table:table-cell>
          <table:table-cell office:value-type="float" office:value="433.23">
            <text:p>433.23</text:p>
          </table:table-cell>
          <table:table-cell office:value-type="float" office:value="494.9">
            <text:p>494.9</text:p>
          </table:table-cell>
          <table:table-cell office:value-type="float" office:value="545.15">
            <text:p>545.15</text:p>
          </table:table-cell>
          <table:table-cell table:formula="of:=[.N467]/MIN([.$N467:.$R467])" office:value-type="float" office:value="1">
            <text:p>1</text:p>
          </table:table-cell>
          <table:table-cell table:formula="of:=[.O467]/MIN([.$N467:.$R467])" office:value-type="float" office:value="2.5580012176275">
            <text:p>2.5580012176</text:p>
          </table:table-cell>
          <table:table-cell table:formula="of:=[.P467]/MIN([.$N467:.$R467])" office:value-type="float" office:value="1.0144476186016">
            <text:p>1.0144476186</text:p>
          </table:table-cell>
          <table:table-cell table:formula="of:=[.Q467]/MIN([.$N467:.$R467])" office:value-type="float" office:value="1.15885355687725">
            <text:p>1.1588535569</text:p>
          </table:table-cell>
          <table:table-cell table:formula="of:=[.R467]/MIN([.$N467:.$R467])" office:value-type="float" office:value="1.27651852198754">
            <text:p>1.276518522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table:number-columns-repeated="5"/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table:number-columns-repeated="5" office:value-type="float" office:value="-100">
            <text:p>-100</text:p>
          </table:table-cell>
          <table:table-cell table:formula="of:=[.N468]/MIN([.$N468:.$R468])" office:value-type="float" office:value="1">
            <text:p>1</text:p>
          </table:table-cell>
          <table:table-cell table:formula="of:=[.O468]/MIN([.$N468:.$R468])" office:value-type="float" office:value="1">
            <text:p>1</text:p>
          </table:table-cell>
          <table:table-cell table:formula="of:=[.P468]/MIN([.$N468:.$R468])" office:value-type="float" office:value="1">
            <text:p>1</text:p>
          </table:table-cell>
          <table:table-cell table:formula="of:=[.Q468]/MIN([.$N468:.$R468])" office:value-type="float" office:value="1">
            <text:p>1</text:p>
          </table:table-cell>
          <table:table-cell table:formula="of:=[.R468]/MIN([.$N468:.$R468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table:number-columns-repeated="5"/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office:value-type="float" office:value="381.96">
            <text:p>381.96</text:p>
          </table:table-cell>
          <table:table-cell office:value-type="float" office:value="836.76">
            <text:p>836.76</text:p>
          </table:table-cell>
          <table:table-cell office:value-type="float" office:value="377.97">
            <text:p>377.97</text:p>
          </table:table-cell>
          <table:table-cell office:value-type="float" office:value="371.9">
            <text:p>371.9</text:p>
          </table:table-cell>
          <table:table-cell office:value-type="float" office:value="-100">
            <text:p>-100</text:p>
          </table:table-cell>
          <table:table-cell table:formula="of:=[.N469]/MIN([.$N469:.$R469])" office:value-type="float" office:value="-3.8196">
            <text:p>-3.8196</text:p>
          </table:table-cell>
          <table:table-cell table:formula="of:=[.O469]/MIN([.$N469:.$R469])" office:value-type="float" office:value="-8.3676">
            <text:p>-8.3676</text:p>
          </table:table-cell>
          <table:table-cell table:formula="of:=[.P469]/MIN([.$N469:.$R469])" office:value-type="float" office:value="-3.7797">
            <text:p>-3.7797</text:p>
          </table:table-cell>
          <table:table-cell table:formula="of:=[.Q469]/MIN([.$N469:.$R469])" office:value-type="float" office:value="-3.719">
            <text:p>-3.719</text:p>
          </table:table-cell>
          <table:table-cell table:formula="of:=[.R469]/MIN([.$N469:.$R469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table:number-columns-repeated="5"/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table:number-columns-repeated="5" office:value-type="float" office:value="-100">
            <text:p>-100</text:p>
          </table:table-cell>
          <table:table-cell table:formula="of:=[.N470]/MIN([.$N470:.$R470])" office:value-type="float" office:value="1">
            <text:p>1</text:p>
          </table:table-cell>
          <table:table-cell table:formula="of:=[.O470]/MIN([.$N470:.$R470])" office:value-type="float" office:value="1">
            <text:p>1</text:p>
          </table:table-cell>
          <table:table-cell table:formula="of:=[.P470]/MIN([.$N470:.$R470])" office:value-type="float" office:value="1">
            <text:p>1</text:p>
          </table:table-cell>
          <table:table-cell table:formula="of:=[.Q470]/MIN([.$N470:.$R470])" office:value-type="float" office:value="1">
            <text:p>1</text:p>
          </table:table-cell>
          <table:table-cell table:formula="of:=[.R470]/MIN([.$N470:.$R470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table:number-columns-repeated="5"/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office:value-type="float" office:value="35.22">
            <text:p>35.22</text:p>
          </table:table-cell>
          <table:table-cell office:value-type="float" office:value="35.15">
            <text:p>35.15</text:p>
          </table:table-cell>
          <table:table-cell office:value-type="float" office:value="35.27">
            <text:p>35.27</text:p>
          </table:table-cell>
          <table:table-cell office:value-type="float" office:value="35.13">
            <text:p>35.13</text:p>
          </table:table-cell>
          <table:table-cell office:value-type="float" office:value="35.68">
            <text:p>35.68</text:p>
          </table:table-cell>
          <table:table-cell table:formula="of:=[.N471]/MIN([.$N471:.$R471])" office:value-type="float" office:value="1.00256191289496">
            <text:p>1.0025619129</text:p>
          </table:table-cell>
          <table:table-cell table:formula="of:=[.O471]/MIN([.$N471:.$R471])" office:value-type="float" office:value="1.00056931397666">
            <text:p>1.000569314</text:p>
          </table:table-cell>
          <table:table-cell table:formula="of:=[.P471]/MIN([.$N471:.$R471])" office:value-type="float" office:value="1.00398519783661">
            <text:p>1.0039851978</text:p>
          </table:table-cell>
          <table:table-cell table:formula="of:=[.Q471]/MIN([.$N471:.$R471])" office:value-type="float" office:value="1">
            <text:p>1</text:p>
          </table:table-cell>
          <table:table-cell table:formula="of:=[.R471]/MIN([.$N471:.$R471])" office:value-type="float" office:value="1.0156561343581">
            <text:p>1.0156561344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2.lp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6" office:value-type="float" office:value="0">
            <text:p>0</text:p>
          </table:table-cell>
          <table:table-cell table:formula="of:=[.N472]/MIN([.$N472:.$R472])" office:value-type="float" office:value="0">
            <text:p>#DIV/0!</text:p>
          </table:table-cell>
          <table:table-cell table:formula="of:=[.O472]/MIN([.$N472:.$R472])" office:value-type="float" office:value="0">
            <text:p>#DIV/0!</text:p>
          </table:table-cell>
          <table:table-cell table:formula="of:=[.P472]/MIN([.$N472:.$R472])" office:value-type="float" office:value="0">
            <text:p>#DIV/0!</text:p>
          </table:table-cell>
          <table:table-cell table:formula="of:=[.Q472]/MIN([.$N472:.$R472])" office:value-type="float" office:value="0">
            <text:p>#DIV/0!</text:p>
          </table:table-cell>
          <table:table-cell table:formula="of:=[.R472]/MIN([.$N472:.$R472])" office:value-type="float" office:value="0">
            <text:p>#DIV/0!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2.lp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">
            <text:p>0</text:p>
          </table:table-cell>
          <table:table-cell table:number-columns-repeated="5" office:value-type="float" office:value="0.01">
            <text:p>0.01</text:p>
          </table:table-cell>
          <table:table-cell table:formula="of:=[.N473]/MIN([.$N473:.$R473])" office:value-type="float" office:value="1">
            <text:p>1</text:p>
          </table:table-cell>
          <table:table-cell table:formula="of:=[.O473]/MIN([.$N473:.$R473])" office:value-type="float" office:value="1">
            <text:p>1</text:p>
          </table:table-cell>
          <table:table-cell table:formula="of:=[.P473]/MIN([.$N473:.$R473])" office:value-type="float" office:value="1">
            <text:p>1</text:p>
          </table:table-cell>
          <table:table-cell table:formula="of:=[.Q473]/MIN([.$N473:.$R473])" office:value-type="float" office:value="1">
            <text:p>1</text:p>
          </table:table-cell>
          <table:table-cell table:formula="of:=[.R473]/MIN([.$N473:.$R473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2.lp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6" office:value-type="float" office:value="0">
            <text:p>0</text:p>
          </table:table-cell>
          <table:table-cell table:formula="of:=[.N474]/MIN([.$N474:.$R474])" office:value-type="float" office:value="0">
            <text:p>#DIV/0!</text:p>
          </table:table-cell>
          <table:table-cell table:formula="of:=[.O474]/MIN([.$N474:.$R474])" office:value-type="float" office:value="0">
            <text:p>#DIV/0!</text:p>
          </table:table-cell>
          <table:table-cell table:formula="of:=[.P474]/MIN([.$N474:.$R474])" office:value-type="float" office:value="0">
            <text:p>#DIV/0!</text:p>
          </table:table-cell>
          <table:table-cell table:formula="of:=[.Q474]/MIN([.$N474:.$R474])" office:value-type="float" office:value="0">
            <text:p>#DIV/0!</text:p>
          </table:table-cell>
          <table:table-cell table:formula="of:=[.R474]/MIN([.$N474:.$R474])" office:value-type="float" office:value="0">
            <text:p>#DIV/0!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2.lp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0.01">
            <text:p>0.01</text:p>
          </table:table-cell>
          <table:table-cell table:formula="of:=[.N475]/MIN([.$N475:.$R475])" office:value-type="float" office:value="0">
            <text:p>#DIV/0!</text:p>
          </table:table-cell>
          <table:table-cell table:formula="of:=[.O475]/MIN([.$N475:.$R475])" office:value-type="float" office:value="0">
            <text:p>#DIV/0!</text:p>
          </table:table-cell>
          <table:table-cell table:formula="of:=[.P475]/MIN([.$N475:.$R475])" office:value-type="float" office:value="0">
            <text:p>#DIV/0!</text:p>
          </table:table-cell>
          <table:table-cell table:formula="of:=[.Q475]/MIN([.$N475:.$R475])" office:value-type="float" office:value="0">
            <text:p>#DIV/0!</text:p>
          </table:table-cell>
          <table:table-cell table:formula="of:=[.R475]/MIN([.$N475:.$R475])" office:value-type="float" office:value="0">
            <text:p>#DIV/0!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2.lp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table:number-columns-repeated="6" office:value-type="float" office:value="0">
            <text:p>0</text:p>
          </table:table-cell>
          <table:table-cell table:formula="of:=[.N476]/MIN([.$N476:.$R476])" office:value-type="float" office:value="0">
            <text:p>#DIV/0!</text:p>
          </table:table-cell>
          <table:table-cell table:formula="of:=[.O476]/MIN([.$N476:.$R476])" office:value-type="float" office:value="0">
            <text:p>#DIV/0!</text:p>
          </table:table-cell>
          <table:table-cell table:formula="of:=[.P476]/MIN([.$N476:.$R476])" office:value-type="float" office:value="0">
            <text:p>#DIV/0!</text:p>
          </table:table-cell>
          <table:table-cell table:formula="of:=[.Q476]/MIN([.$N476:.$R476])" office:value-type="float" office:value="0">
            <text:p>#DIV/0!</text:p>
          </table:table-cell>
          <table:table-cell table:formula="of:=[.R476]/MIN([.$N476:.$R476])" office:value-type="float" office:value="0">
            <text:p>#DIV/0!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77]/MIN([.$N477:.$R477])" office:value-type="float" office:value="1">
            <text:p>1</text:p>
          </table:table-cell>
          <table:table-cell table:formula="of:=[.O477]/MIN([.$N477:.$R477])" office:value-type="float" office:value="1">
            <text:p>1</text:p>
          </table:table-cell>
          <table:table-cell table:formula="of:=[.P477]/MIN([.$N477:.$R477])" office:value-type="float" office:value="1">
            <text:p>1</text:p>
          </table:table-cell>
          <table:table-cell table:formula="of:=[.Q477]/MIN([.$N477:.$R477])" office:value-type="float" office:value="1">
            <text:p>1</text:p>
          </table:table-cell>
          <table:table-cell table:formula="of:=[.R477]/MIN([.$N477:.$R477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78]/MIN([.$N478:.$R478])" office:value-type="float" office:value="1">
            <text:p>1</text:p>
          </table:table-cell>
          <table:table-cell table:formula="of:=[.O478]/MIN([.$N478:.$R478])" office:value-type="float" office:value="1">
            <text:p>1</text:p>
          </table:table-cell>
          <table:table-cell table:formula="of:=[.P478]/MIN([.$N478:.$R478])" office:value-type="float" office:value="1">
            <text:p>1</text:p>
          </table:table-cell>
          <table:table-cell table:formula="of:=[.Q478]/MIN([.$N478:.$R478])" office:value-type="float" office:value="1">
            <text:p>1</text:p>
          </table:table-cell>
          <table:table-cell table:formula="of:=[.R478]/MIN([.$N478:.$R478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79]/MIN([.$N479:.$R479])" office:value-type="float" office:value="1">
            <text:p>1</text:p>
          </table:table-cell>
          <table:table-cell table:formula="of:=[.O479]/MIN([.$N479:.$R479])" office:value-type="float" office:value="1">
            <text:p>1</text:p>
          </table:table-cell>
          <table:table-cell table:formula="of:=[.P479]/MIN([.$N479:.$R479])" office:value-type="float" office:value="1">
            <text:p>1</text:p>
          </table:table-cell>
          <table:table-cell table:formula="of:=[.Q479]/MIN([.$N479:.$R479])" office:value-type="float" office:value="1">
            <text:p>1</text:p>
          </table:table-cell>
          <table:table-cell table:formula="of:=[.R479]/MIN([.$N479:.$R479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80]/MIN([.$N480:.$R480])" office:value-type="float" office:value="1">
            <text:p>1</text:p>
          </table:table-cell>
          <table:table-cell table:formula="of:=[.O480]/MIN([.$N480:.$R480])" office:value-type="float" office:value="1">
            <text:p>1</text:p>
          </table:table-cell>
          <table:table-cell table:formula="of:=[.P480]/MIN([.$N480:.$R480])" office:value-type="float" office:value="1">
            <text:p>1</text:p>
          </table:table-cell>
          <table:table-cell table:formula="of:=[.Q480]/MIN([.$N480:.$R480])" office:value-type="float" office:value="1">
            <text:p>1</text:p>
          </table:table-cell>
          <table:table-cell table:formula="of:=[.R480]/MIN([.$N480:.$R480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formula="of:=[.N481]/MIN([.$N481:.$R481])" office:value-type="float" office:value="0">
            <text:p>#DIV/0!</text:p>
          </table:table-cell>
          <table:table-cell table:formula="of:=[.O481]/MIN([.$N481:.$R481])" office:value-type="float" office:value="0">
            <text:p>#DIV/0!</text:p>
          </table:table-cell>
          <table:table-cell table:formula="of:=[.P481]/MIN([.$N481:.$R481])" office:value-type="float" office:value="0">
            <text:p>#DIV/0!</text:p>
          </table:table-cell>
          <table:table-cell table:formula="of:=[.Q481]/MIN([.$N481:.$R481])" office:value-type="float" office:value="0">
            <text:p>#DIV/0!</text:p>
          </table:table-cell>
          <table:table-cell table:formula="of:=[.R481]/MIN([.$N481:.$R481])" office:value-type="float" office:value="0">
            <text:p>#DIV/0!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1.lp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6" office:value-type="float" office:value="0">
            <text:p>0</text:p>
          </table:table-cell>
          <table:table-cell table:formula="of:=[.N482]/MIN([.$N482:.$R482])" office:value-type="float" office:value="0">
            <text:p>#DIV/0!</text:p>
          </table:table-cell>
          <table:table-cell table:formula="of:=[.O482]/MIN([.$N482:.$R482])" office:value-type="float" office:value="0">
            <text:p>#DIV/0!</text:p>
          </table:table-cell>
          <table:table-cell table:formula="of:=[.P482]/MIN([.$N482:.$R482])" office:value-type="float" office:value="0">
            <text:p>#DIV/0!</text:p>
          </table:table-cell>
          <table:table-cell table:formula="of:=[.Q482]/MIN([.$N482:.$R482])" office:value-type="float" office:value="0">
            <text:p>#DIV/0!</text:p>
          </table:table-cell>
          <table:table-cell table:formula="of:=[.R482]/MIN([.$N482:.$R482])" office:value-type="float" office:value="0">
            <text:p>#DIV/0!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1.lp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">
            <text:p>0</text:p>
          </table:table-cell>
          <table:table-cell table:number-columns-repeated="5" office:value-type="float" office:value="0.01">
            <text:p>0.01</text:p>
          </table:table-cell>
          <table:table-cell table:formula="of:=[.N483]/MIN([.$N483:.$R483])" office:value-type="float" office:value="1">
            <text:p>1</text:p>
          </table:table-cell>
          <table:table-cell table:formula="of:=[.O483]/MIN([.$N483:.$R483])" office:value-type="float" office:value="1">
            <text:p>1</text:p>
          </table:table-cell>
          <table:table-cell table:formula="of:=[.P483]/MIN([.$N483:.$R483])" office:value-type="float" office:value="1">
            <text:p>1</text:p>
          </table:table-cell>
          <table:table-cell table:formula="of:=[.Q483]/MIN([.$N483:.$R483])" office:value-type="float" office:value="1">
            <text:p>1</text:p>
          </table:table-cell>
          <table:table-cell table:formula="of:=[.R483]/MIN([.$N483:.$R483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1.lp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6" office:value-type="float" office:value="0">
            <text:p>0</text:p>
          </table:table-cell>
          <table:table-cell table:formula="of:=[.N484]/MIN([.$N484:.$R484])" office:value-type="float" office:value="0">
            <text:p>#DIV/0!</text:p>
          </table:table-cell>
          <table:table-cell table:formula="of:=[.O484]/MIN([.$N484:.$R484])" office:value-type="float" office:value="0">
            <text:p>#DIV/0!</text:p>
          </table:table-cell>
          <table:table-cell table:formula="of:=[.P484]/MIN([.$N484:.$R484])" office:value-type="float" office:value="0">
            <text:p>#DIV/0!</text:p>
          </table:table-cell>
          <table:table-cell table:formula="of:=[.Q484]/MIN([.$N484:.$R484])" office:value-type="float" office:value="0">
            <text:p>#DIV/0!</text:p>
          </table:table-cell>
          <table:table-cell table:formula="of:=[.R484]/MIN([.$N484:.$R484])" office:value-type="float" office:value="0">
            <text:p>#DIV/0!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1.lp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f:=[.N485]/MIN([.$N485:.$R485])" office:value-type="float" office:value="0">
            <text:p>#DIV/0!</text:p>
          </table:table-cell>
          <table:table-cell table:formula="of:=[.O485]/MIN([.$N485:.$R485])" office:value-type="float" office:value="0">
            <text:p>#DIV/0!</text:p>
          </table:table-cell>
          <table:table-cell table:formula="of:=[.P485]/MIN([.$N485:.$R485])" office:value-type="float" office:value="0">
            <text:p>#DIV/0!</text:p>
          </table:table-cell>
          <table:table-cell table:formula="of:=[.Q485]/MIN([.$N485:.$R485])" office:value-type="float" office:value="0">
            <text:p>#DIV/0!</text:p>
          </table:table-cell>
          <table:table-cell table:formula="of:=[.R485]/MIN([.$N485:.$R485])" office:value-type="float" office:value="0">
            <text:p>#DIV/0!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5_1.lp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table:number-columns-repeated="6" office:value-type="float" office:value="0">
            <text:p>0</text:p>
          </table:table-cell>
          <table:table-cell table:formula="of:=[.N486]/MIN([.$N486:.$R486])" office:value-type="float" office:value="0">
            <text:p>#DIV/0!</text:p>
          </table:table-cell>
          <table:table-cell table:formula="of:=[.O486]/MIN([.$N486:.$R486])" office:value-type="float" office:value="0">
            <text:p>#DIV/0!</text:p>
          </table:table-cell>
          <table:table-cell table:formula="of:=[.P486]/MIN([.$N486:.$R486])" office:value-type="float" office:value="0">
            <text:p>#DIV/0!</text:p>
          </table:table-cell>
          <table:table-cell table:formula="of:=[.Q486]/MIN([.$N486:.$R486])" office:value-type="float" office:value="0">
            <text:p>#DIV/0!</text:p>
          </table:table-cell>
          <table:table-cell table:formula="of:=[.R486]/MIN([.$N486:.$R486])" office:value-type="float" office:value="0">
            <text:p>#DIV/0!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2">
            <text:p>0.02</text:p>
          </table:table-cell>
          <table:table-cell table:formula="of:=[.N487]/MIN([.$N487:.$R487])" office:value-type="float" office:value="1">
            <text:p>1</text:p>
          </table:table-cell>
          <table:table-cell table:formula="of:=[.O487]/MIN([.$N487:.$R487])" office:value-type="float" office:value="1">
            <text:p>1</text:p>
          </table:table-cell>
          <table:table-cell table:formula="of:=[.P487]/MIN([.$N487:.$R487])" office:value-type="float" office:value="1">
            <text:p>1</text:p>
          </table:table-cell>
          <table:table-cell table:formula="of:=[.Q487]/MIN([.$N487:.$R487])" office:value-type="float" office:value="1">
            <text:p>1</text:p>
          </table:table-cell>
          <table:table-cell table:formula="of:=[.R487]/MIN([.$N487:.$R487])" office:value-type="float" office:value="1">
            <text:p>1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-100">
            <text:p>-100</text:p>
          </table:table-cell>
          <table:table-cell table:formula="of:=[.N488]/MIN([.$N488:.$R488])" office:value-type="float" office:value="1">
            <text:p>1</text:p>
          </table:table-cell>
          <table:table-cell table:formula="of:=[.O488]/MIN([.$N488:.$R488])" office:value-type="float" office:value="1">
            <text:p>1</text:p>
          </table:table-cell>
          <table:table-cell table:formula="of:=[.P488]/MIN([.$N488:.$R488])" office:value-type="float" office:value="1">
            <text:p>1</text:p>
          </table:table-cell>
          <table:table-cell table:formula="of:=[.Q488]/MIN([.$N488:.$R488])" office:value-type="float" office:value="1">
            <text:p>1</text:p>
          </table:table-cell>
          <table:table-cell table:formula="of:=[.R488]/MIN([.$N488:.$R488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2">
            <text:p>0.02</text:p>
          </table:table-cell>
          <table:table-cell table:formula="of:=[.N489]/MIN([.$N489:.$R489])" office:value-type="float" office:value="1">
            <text:p>1</text:p>
          </table:table-cell>
          <table:table-cell table:formula="of:=[.O489]/MIN([.$N489:.$R489])" office:value-type="float" office:value="1">
            <text:p>1</text:p>
          </table:table-cell>
          <table:table-cell table:formula="of:=[.P489]/MIN([.$N489:.$R489])" office:value-type="float" office:value="1">
            <text:p>1</text:p>
          </table:table-cell>
          <table:table-cell table:formula="of:=[.Q489]/MIN([.$N489:.$R489])" office:value-type="float" office:value="1">
            <text:p>1</text:p>
          </table:table-cell>
          <table:table-cell table:formula="of:=[.R489]/MIN([.$N489:.$R489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126.48">
            <text:p>126.48</text:p>
          </table:table-cell>
          <table:table-cell office:value-type="float" office:value="127.21">
            <text:p>127.21</text:p>
          </table:table-cell>
          <table:table-cell office:value-type="float" office:value="125.06">
            <text:p>125.06</text:p>
          </table:table-cell>
          <table:table-cell office:value-type="float" office:value="127.19">
            <text:p>127.19</text:p>
          </table:table-cell>
          <table:table-cell office:value-type="float" office:value="142.11">
            <text:p>142.11</text:p>
          </table:table-cell>
          <table:table-cell table:formula="of:=[.N490]/MIN([.$N490:.$R490])" office:value-type="float" office:value="1.01135454981609">
            <text:p>1.0113545498</text:p>
          </table:table-cell>
          <table:table-cell table:formula="of:=[.O490]/MIN([.$N490:.$R490])" office:value-type="float" office:value="1.01719174796098">
            <text:p>1.017191748</text:p>
          </table:table-cell>
          <table:table-cell table:formula="of:=[.P490]/MIN([.$N490:.$R490])" office:value-type="float" office:value="1">
            <text:p>1</text:p>
          </table:table-cell>
          <table:table-cell table:formula="of:=[.Q490]/MIN([.$N490:.$R490])" office:value-type="float" office:value="1.01703182472413">
            <text:p>1.0170318247</text:p>
          </table:table-cell>
          <table:table-cell table:formula="of:=[.R490]/MIN([.$N490:.$R490])" office:value-type="float" office:value="1.13633455941148">
            <text:p>1.1363345594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.01">
            <text:p>0.01</text:p>
          </table:table-cell>
          <table:table-cell table:formula="of:=[.N491]/MIN([.$N491:.$R491])" office:value-type="float" office:value="2">
            <text:p>2</text:p>
          </table:table-cell>
          <table:table-cell table:formula="of:=[.O491]/MIN([.$N491:.$R491])" office:value-type="float" office:value="1">
            <text:p>1</text:p>
          </table:table-cell>
          <table:table-cell table:formula="of:=[.P491]/MIN([.$N491:.$R491])" office:value-type="float" office:value="1">
            <text:p>1</text:p>
          </table:table-cell>
          <table:table-cell table:formula="of:=[.Q491]/MIN([.$N491:.$R491])" office:value-type="float" office:value="1">
            <text:p>1</text:p>
          </table:table-cell>
          <table:table-cell table:formula="of:=[.R491]/MIN([.$N491:.$R491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3">
            <text:p>0.03</text:p>
          </table:table-cell>
          <table:table-cell table:formula="of:=[.N492]/MIN([.$N492:.$R492])" office:value-type="float" office:value="1">
            <text:p>1</text:p>
          </table:table-cell>
          <table:table-cell table:formula="of:=[.O492]/MIN([.$N492:.$R492])" office:value-type="float" office:value="1">
            <text:p>1</text:p>
          </table:table-cell>
          <table:table-cell table:formula="of:=[.P492]/MIN([.$N492:.$R492])" office:value-type="float" office:value="1">
            <text:p>1</text:p>
          </table:table-cell>
          <table:table-cell table:formula="of:=[.Q492]/MIN([.$N492:.$R492])" office:value-type="float" office:value="1">
            <text:p>1</text:p>
          </table:table-cell>
          <table:table-cell table:formula="of:=[.R492]/MIN([.$N492:.$R492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4.02">
            <text:p>4.02</text:p>
          </table:table-cell>
          <table:table-cell office:value-type="float" office:value="3.97">
            <text:p>3.97</text:p>
          </table:table-cell>
          <table:table-cell office:value-type="float" office:value="4.02">
            <text:p>4.02</text:p>
          </table:table-cell>
          <table:table-cell office:value-type="float" office:value="4">
            <text:p>4</text:p>
          </table:table-cell>
          <table:table-cell office:value-type="float" office:value="3.98">
            <text:p>3.98</text:p>
          </table:table-cell>
          <table:table-cell table:formula="of:=[.N493]/MIN([.$N493:.$R493])" office:value-type="float" office:value="1.01259445843829">
            <text:p>1.0125944584</text:p>
          </table:table-cell>
          <table:table-cell table:formula="of:=[.O493]/MIN([.$N493:.$R493])" office:value-type="float" office:value="1">
            <text:p>1</text:p>
          </table:table-cell>
          <table:table-cell table:formula="of:=[.P493]/MIN([.$N493:.$R493])" office:value-type="float" office:value="1.01259445843829">
            <text:p>1.0125944584</text:p>
          </table:table-cell>
          <table:table-cell table:formula="of:=[.Q493]/MIN([.$N493:.$R493])" office:value-type="float" office:value="1.00755667506297">
            <text:p>1.0075566751</text:p>
          </table:table-cell>
          <table:table-cell table:formula="of:=[.R493]/MIN([.$N493:.$R493])" office:value-type="float" office:value="1.00251889168766">
            <text:p>1.0025188917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3">
            <text:p>0.03</text:p>
          </table:table-cell>
          <table:table-cell table:formula="of:=[.N494]/MIN([.$N494:.$R494])" office:value-type="float" office:value="1">
            <text:p>1</text:p>
          </table:table-cell>
          <table:table-cell table:formula="of:=[.O494]/MIN([.$N494:.$R494])" office:value-type="float" office:value="1">
            <text:p>1</text:p>
          </table:table-cell>
          <table:table-cell table:formula="of:=[.P494]/MIN([.$N494:.$R494])" office:value-type="float" office:value="1">
            <text:p>1</text:p>
          </table:table-cell>
          <table:table-cell table:formula="of:=[.Q494]/MIN([.$N494:.$R494])" office:value-type="float" office:value="1">
            <text:p>1</text:p>
          </table:table-cell>
          <table:table-cell table:formula="of:=[.R494]/MIN([.$N494:.$R494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92.95">
            <text:p>192.95</text:p>
          </table:table-cell>
          <table:table-cell office:value-type="float" office:value="192.83">
            <text:p>192.83</text:p>
          </table:table-cell>
          <table:table-cell office:value-type="float" office:value="192.67">
            <text:p>192.67</text:p>
          </table:table-cell>
          <table:table-cell office:value-type="float" office:value="192.57">
            <text:p>192.57</text:p>
          </table:table-cell>
          <table:table-cell office:value-type="float" office:value="193.53">
            <text:p>193.53</text:p>
          </table:table-cell>
          <table:table-cell table:formula="of:=[.N495]/MIN([.$N495:.$R495])" office:value-type="float" office:value="1.00197330840733">
            <text:p>1.0019733084</text:p>
          </table:table-cell>
          <table:table-cell table:formula="of:=[.O495]/MIN([.$N495:.$R495])" office:value-type="float" office:value="1.00135015838396">
            <text:p>1.0013501584</text:p>
          </table:table-cell>
          <table:table-cell table:formula="of:=[.P495]/MIN([.$N495:.$R495])" office:value-type="float" office:value="1.00051929168614">
            <text:p>1.0005192917</text:p>
          </table:table-cell>
          <table:table-cell table:formula="of:=[.Q495]/MIN([.$N495:.$R495])" office:value-type="float" office:value="1">
            <text:p>1</text:p>
          </table:table-cell>
          <table:table-cell table:formula="of:=[.R495]/MIN([.$N495:.$R495])" office:value-type="float" office:value="1.00498520018695">
            <text:p>1.0049852002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496]/MIN([.$N496:.$R496])" office:value-type="float" office:value="1">
            <text:p>1</text:p>
          </table:table-cell>
          <table:table-cell table:formula="of:=[.O496]/MIN([.$N496:.$R496])" office:value-type="float" office:value="1">
            <text:p>1</text:p>
          </table:table-cell>
          <table:table-cell table:formula="of:=[.P496]/MIN([.$N496:.$R496])" office:value-type="float" office:value="1">
            <text:p>1</text:p>
          </table:table-cell>
          <table:table-cell table:formula="of:=[.Q496]/MIN([.$N496:.$R496])" office:value-type="float" office:value="1">
            <text:p>1</text:p>
          </table:table-cell>
          <table:table-cell table:formula="of:=[.R496]/MIN([.$N496:.$R496])" office:value-type="float" office:value="2">
            <text:p>2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97]/MIN([.$N497:.$R497])" office:value-type="float" office:value="1">
            <text:p>1</text:p>
          </table:table-cell>
          <table:table-cell table:formula="of:=[.O497]/MIN([.$N497:.$R497])" office:value-type="float" office:value="1">
            <text:p>1</text:p>
          </table:table-cell>
          <table:table-cell table:formula="of:=[.P497]/MIN([.$N497:.$R497])" office:value-type="float" office:value="1">
            <text:p>1</text:p>
          </table:table-cell>
          <table:table-cell table:formula="of:=[.Q497]/MIN([.$N497:.$R497])" office:value-type="float" office:value="1">
            <text:p>1</text:p>
          </table:table-cell>
          <table:table-cell table:formula="of:=[.R497]/MIN([.$N497:.$R497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6.18">
            <text:p>6.18</text:p>
          </table:table-cell>
          <table:table-cell office:value-type="float" office:value="6.15">
            <text:p>6.15</text:p>
          </table:table-cell>
          <table:table-cell office:value-type="float" office:value="6.17">
            <text:p>6.17</text:p>
          </table:table-cell>
          <table:table-cell office:value-type="float" office:value="6.14">
            <text:p>6.14</text:p>
          </table:table-cell>
          <table:table-cell office:value-type="float" office:value="6.15">
            <text:p>6.15</text:p>
          </table:table-cell>
          <table:table-cell table:formula="of:=[.N498]/MIN([.$N498:.$R498])" office:value-type="float" office:value="1.00651465798046">
            <text:p>1.006514658</text:p>
          </table:table-cell>
          <table:table-cell table:formula="of:=[.O498]/MIN([.$N498:.$R498])" office:value-type="float" office:value="1.00162866449511">
            <text:p>1.0016286645</text:p>
          </table:table-cell>
          <table:table-cell table:formula="of:=[.P498]/MIN([.$N498:.$R498])" office:value-type="float" office:value="1.00488599348534">
            <text:p>1.0048859935</text:p>
          </table:table-cell>
          <table:table-cell table:formula="of:=[.Q498]/MIN([.$N498:.$R498])" office:value-type="float" office:value="1">
            <text:p>1</text:p>
          </table:table-cell>
          <table:table-cell table:formula="of:=[.R498]/MIN([.$N498:.$R498])" office:value-type="float" office:value="1.00162866449511">
            <text:p>1.0016286645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99]/MIN([.$N499:.$R499])" office:value-type="float" office:value="1">
            <text:p>1</text:p>
          </table:table-cell>
          <table:table-cell table:formula="of:=[.O499]/MIN([.$N499:.$R499])" office:value-type="float" office:value="1">
            <text:p>1</text:p>
          </table:table-cell>
          <table:table-cell table:formula="of:=[.P499]/MIN([.$N499:.$R499])" office:value-type="float" office:value="1">
            <text:p>1</text:p>
          </table:table-cell>
          <table:table-cell table:formula="of:=[.Q499]/MIN([.$N499:.$R499])" office:value-type="float" office:value="1">
            <text:p>1</text:p>
          </table:table-cell>
          <table:table-cell table:formula="of:=[.R499]/MIN([.$N499:.$R499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2280.75">
            <text:p>2280.75</text:p>
          </table:table-cell>
          <table:table-cell office:value-type="float" office:value="2255.32">
            <text:p>2255.32</text:p>
          </table:table-cell>
          <table:table-cell office:value-type="float" office:value="2275.77">
            <text:p>2275.77</text:p>
          </table:table-cell>
          <table:table-cell office:value-type="float" office:value="2256.7">
            <text:p>2256.7</text:p>
          </table:table-cell>
          <table:table-cell office:value-type="float" office:value="2274.98">
            <text:p>2274.98</text:p>
          </table:table-cell>
          <table:table-cell table:formula="of:=[.N500]/MIN([.$N500:.$R500])" office:value-type="float" office:value="1.01127556178281">
            <text:p>1.0112755618</text:p>
          </table:table-cell>
          <table:table-cell table:formula="of:=[.O500]/MIN([.$N500:.$R500])" office:value-type="float" office:value="1">
            <text:p>1</text:p>
          </table:table-cell>
          <table:table-cell table:formula="of:=[.P500]/MIN([.$N500:.$R500])" office:value-type="float" office:value="1.00906744940851">
            <text:p>1.0090674494</text:p>
          </table:table-cell>
          <table:table-cell table:formula="of:=[.Q500]/MIN([.$N500:.$R500])" office:value-type="float" office:value="1.00061188656155">
            <text:p>1.0006118866</text:p>
          </table:table-cell>
          <table:table-cell table:formula="of:=[.R500]/MIN([.$N500:.$R500])" office:value-type="float" office:value="1.00871716652182">
            <text:p>1.0087171665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2">
            <text:p>0.02</text:p>
          </table:table-cell>
          <table:table-cell table:formula="of:=[.N501]/MIN([.$N501:.$R501])" office:value-type="float" office:value="1">
            <text:p>1</text:p>
          </table:table-cell>
          <table:table-cell table:formula="of:=[.O501]/MIN([.$N501:.$R501])" office:value-type="float" office:value="1">
            <text:p>1</text:p>
          </table:table-cell>
          <table:table-cell table:formula="of:=[.P501]/MIN([.$N501:.$R501])" office:value-type="float" office:value="1">
            <text:p>1</text:p>
          </table:table-cell>
          <table:table-cell table:formula="of:=[.Q501]/MIN([.$N501:.$R501])" office:value-type="float" office:value="1">
            <text:p>1</text:p>
          </table:table-cell>
          <table:table-cell table:formula="of:=[.R501]/MIN([.$N501:.$R501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office:value-type="float" office:value="0.86">
            <text:p>0.86</text:p>
          </table:table-cell>
          <table:table-cell office:value-type="float" office:value="1.02">
            <text:p>1.02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1.19">
            <text:p>1.19</text:p>
          </table:table-cell>
          <table:table-cell table:formula="of:=[.N502]/MIN([.$N502:.$R502])" office:value-type="float" office:value="1">
            <text:p>1</text:p>
          </table:table-cell>
          <table:table-cell table:formula="of:=[.O502]/MIN([.$N502:.$R502])" office:value-type="float" office:value="1.18604651162791">
            <text:p>1.1860465116</text:p>
          </table:table-cell>
          <table:table-cell table:formula="of:=[.P502]/MIN([.$N502:.$R502])" office:value-type="float" office:value="1">
            <text:p>1</text:p>
          </table:table-cell>
          <table:table-cell table:formula="of:=[.Q502]/MIN([.$N502:.$R502])" office:value-type="float" office:value="1.05813953488372">
            <text:p>1.0581395349</text:p>
          </table:table-cell>
          <table:table-cell table:formula="of:=[.R502]/MIN([.$N502:.$R502])" office:value-type="float" office:value="1.38372093023256">
            <text:p>1.3837209302</text:p>
          </table:table-cell>
        </table:table-row>
        <table:table-row table:style-name="ro2" table:visibility="collapse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5" office:value-type="float" office:value="-100">
            <text:p>-100</text:p>
          </table:table-cell>
          <table:table-cell table:formula="of:=[.N503]/MIN([.$N503:.$R503])" office:value-type="float" office:value="1">
            <text:p>1</text:p>
          </table:table-cell>
          <table:table-cell table:formula="of:=[.O503]/MIN([.$N503:.$R503])" office:value-type="float" office:value="1">
            <text:p>1</text:p>
          </table:table-cell>
          <table:table-cell table:formula="of:=[.P503]/MIN([.$N503:.$R503])" office:value-type="float" office:value="1">
            <text:p>1</text:p>
          </table:table-cell>
          <table:table-cell table:formula="of:=[.Q503]/MIN([.$N503:.$R503])" office:value-type="float" office:value="1">
            <text:p>1</text:p>
          </table:table-cell>
          <table:table-cell table:formula="of:=[.R503]/MIN([.$N503:.$R503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1.08">
            <text:p>1.08</text:p>
          </table:table-cell>
          <table:table-cell table:formula="of:=[.N504]/MIN([.$N504:.$R504])" office:value-type="float" office:value="1">
            <text:p>1</text:p>
          </table:table-cell>
          <table:table-cell table:formula="of:=[.O504]/MIN([.$N504:.$R504])" office:value-type="float" office:value="1.22666666666667">
            <text:p>1.2266666667</text:p>
          </table:table-cell>
          <table:table-cell table:formula="of:=[.P504]/MIN([.$N504:.$R504])" office:value-type="float" office:value="1">
            <text:p>1</text:p>
          </table:table-cell>
          <table:table-cell table:formula="of:=[.Q504]/MIN([.$N504:.$R504])" office:value-type="float" office:value="1.06666666666667">
            <text:p>1.0666666667</text:p>
          </table:table-cell>
          <table:table-cell table:formula="of:=[.R504]/MIN([.$N504:.$R504])" office:value-type="float" office:value="1.44">
            <text:p>1.44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office:value-type="float" office:value="890.39">
            <text:p>890.39</text:p>
          </table:table-cell>
          <table:table-cell office:value-type="float" office:value="910.61">
            <text:p>910.61</text:p>
          </table:table-cell>
          <table:table-cell office:value-type="float" office:value="888.67">
            <text:p>888.67</text:p>
          </table:table-cell>
          <table:table-cell office:value-type="float" office:value="909.49">
            <text:p>909.49</text:p>
          </table:table-cell>
          <table:table-cell office:value-type="float" office:value="871.48">
            <text:p>871.48</text:p>
          </table:table-cell>
          <table:table-cell table:formula="of:=[.N505]/MIN([.$N505:.$R505])" office:value-type="float" office:value="1.02169871941984">
            <text:p>1.0216987194</text:p>
          </table:table-cell>
          <table:table-cell table:formula="of:=[.O505]/MIN([.$N505:.$R505])" office:value-type="float" office:value="1.04490062881535">
            <text:p>1.0449006288</text:p>
          </table:table-cell>
          <table:table-cell table:formula="of:=[.P505]/MIN([.$N505:.$R505])" office:value-type="float" office:value="1.01972506540598">
            <text:p>1.0197250654</text:p>
          </table:table-cell>
          <table:table-cell table:formula="of:=[.Q505]/MIN([.$N505:.$R505])" office:value-type="float" office:value="1.04361545875981">
            <text:p>1.0436154588</text:p>
          </table:table-cell>
          <table:table-cell table:formula="of:=[.R505]/MIN([.$N505:.$R505])" office:value-type="float" office:value="1">
            <text:p>1</text:p>
          </table:table-cell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4" office:value-type="float" office:value="0.44">
            <text:p>0.44</text:p>
          </table:table-cell>
          <table:table-cell office:value-type="float" office:value="0.46">
            <text:p>0.46</text:p>
          </table:table-cell>
          <table:table-cell table:formula="of:=[.N506]/MIN([.$N506:.$R506])" office:value-type="float" office:value="1">
            <text:p>1</text:p>
          </table:table-cell>
          <table:table-cell table:formula="of:=[.O506]/MIN([.$N506:.$R506])" office:value-type="float" office:value="1">
            <text:p>1</text:p>
          </table:table-cell>
          <table:table-cell table:formula="of:=[.P506]/MIN([.$N506:.$R506])" office:value-type="float" office:value="1">
            <text:p>1</text:p>
          </table:table-cell>
          <table:table-cell table:formula="of:=[.Q506]/MIN([.$N506:.$R506])" office:value-type="float" office:value="1">
            <text:p>1</text:p>
          </table:table-cell>
          <table:table-cell table:formula="of:=[.R506]/MIN([.$N506:.$R506])" office:value-type="float" office:value="1.04545454545455">
            <text:p>1.0454545455</text:p>
          </table:table-cell>
        </table:table-row>
        <table:table-row table:style-name="ro3">
          <table:table-cell table:number-columns-repeated="21"/>
          <table:table-cell table:formula="of:=MAX([.V2:.V506])" office:value-type="float" office:value="0">
            <text:p>#DIV/0!</text:p>
          </table:table-cell>
          <table:table-cell/>
        </table:table-row>
      </table:table>
      <table:table table:name="Sheet2" table:style-name="ta1">
        <table:table-column table:style-name="co14" table:number-columns-repeated="1024" table:default-cell-style-name="Default"/>
        <table:table-row table:style-name="ro1">
          <table:table-cell table:number-columns-repeated="2"/>
          <table:table-cell office:value-type="string">
            <text:p>gcomponents</text:p>
          </table:table-cell>
          <table:table-cell office:value-type="string">
            <text:p>gnontrivial</text:p>
          </table:table-cell>
          <table:table-cell office:value-type="string">
            <text:p>gpredicates</text:p>
          </table:table-cell>
          <table:table-cell office:value-type="string">
            <text:p>grules</text:p>
          </table:table-cell>
          <table:table-cell office:value-type="string">
            <text:p>gconstraints</text:p>
          </table:table-cell>
          <table:table-cell office:value-type="string">
            <text:p>nbredgefacts</text:p>
          </table:table-cell>
          <table:table-cell office:value-type="string">
            <text:p>nbredgepred</text:p>
          </table:table-cell>
          <table:table-cell office:value-type="string">
            <text:p>defjoin</text:p>
          </table:table-cell>
          <table:table-cell office:value-type="string">
            <text:p>normalization</text:p>
          </table:table-cell>
          <table:table-cell office:value-type="string">
            <text:p>heuristic</text:p>
          </table:table-cell>
          <table:table-cell office:value-type="string">
            <text:p>dw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ne</text:p>
          </table:table-cell>
          <table:table-cell office:value-type="string">
            <text:p>nopre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ne</text:p>
          </table:table-cell>
          <table:table-cell office:value-type="string">
            <text:p>nopre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table:number-columns-repeated="3" office:value-type="float" office:value="0.15">
            <text:p>0.15</text:p>
          </table:table-cell>
          <table:table-cell table:formula="of:=[.N2]/MIN([.$N2:.$R2])" office:value-type="float" office:value="1">
            <text:p>1</text:p>
          </table:table-cell>
          <table:table-cell table:formula="of:=[.O2]/MIN([.$N2:.$R2])" office:value-type="float" office:value="1.14285714285714">
            <text:p>1.1428571429</text:p>
          </table:table-cell>
          <table:table-cell table:formula="of:=[.P2]/MIN([.$N2:.$R2])" office:value-type="float" office:value="1.07142857142857">
            <text:p>1.0714285714</text:p>
          </table:table-cell>
          <table:table-cell table:formula="of:=[.Q2]/MIN([.$N2:.$R2])" office:value-type="float" office:value="1.07142857142857">
            <text:p>1.0714285714</text:p>
          </table:table-cell>
          <table:table-cell table:formula="of:=[.R2]/MIN([.$N2:.$R2])" office:value-type="float" office:value="1.07142857142857">
            <text:p>1.07142857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3.28">
            <text:p>13.28</text:p>
          </table:table-cell>
          <table:table-cell office:value-type="float" office:value="13.83">
            <text:p>13.83</text:p>
          </table:table-cell>
          <table:table-cell office:value-type="float" office:value="13.31">
            <text:p>13.31</text:p>
          </table:table-cell>
          <table:table-cell office:value-type="float" office:value="13.8">
            <text:p>13.8</text:p>
          </table:table-cell>
          <table:table-cell office:value-type="float" office:value="15.58">
            <text:p>15.58</text:p>
          </table:table-cell>
          <table:table-cell table:formula="of:=[.N3]/MIN([.$N3:.$R3])" office:value-type="float" office:value="1">
            <text:p>1</text:p>
          </table:table-cell>
          <table:table-cell table:formula="of:=[.O3]/MIN([.$N3:.$R3])" office:value-type="float" office:value="1.0414156626506">
            <text:p>1.0414156627</text:p>
          </table:table-cell>
          <table:table-cell table:formula="of:=[.P3]/MIN([.$N3:.$R3])" office:value-type="float" office:value="1.00225903614458">
            <text:p>1.0022590361</text:p>
          </table:table-cell>
          <table:table-cell table:formula="of:=[.Q3]/MIN([.$N3:.$R3])" office:value-type="float" office:value="1.03915662650602">
            <text:p>1.0391566265</text:p>
          </table:table-cell>
          <table:table-cell table:formula="of:=[.R3]/MIN([.$N3:.$R3])" office:value-type="float" office:value="1.17319277108434">
            <text:p>1.173192771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3">
            <text:p>0.13</text:p>
          </table:table-cell>
          <table:table-cell table:formula="of:=[.N4]/MIN([.$N4:.$R4])" office:value-type="float" office:value="1.08333333333333">
            <text:p>1.0833333333</text:p>
          </table:table-cell>
          <table:table-cell table:formula="of:=[.O4]/MIN([.$N4:.$R4])" office:value-type="float" office:value="1.08333333333333">
            <text:p>1.0833333333</text:p>
          </table:table-cell>
          <table:table-cell table:formula="of:=[.P4]/MIN([.$N4:.$R4])" office:value-type="float" office:value="1">
            <text:p>1</text:p>
          </table:table-cell>
          <table:table-cell table:formula="of:=[.Q4]/MIN([.$N4:.$R4])" office:value-type="float" office:value="1.08333333333333">
            <text:p>1.0833333333</text:p>
          </table:table-cell>
          <table:table-cell table:formula="of:=[.R4]/MIN([.$N4:.$R4])" office:value-type="float" office:value="1.08333333333333">
            <text:p>1.08333333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1.86">
            <text:p>11.86</text:p>
          </table:table-cell>
          <table:table-cell office:value-type="float" office:value="12.37">
            <text:p>12.37</text:p>
          </table:table-cell>
          <table:table-cell office:value-type="float" office:value="12.03">
            <text:p>12.03</text:p>
          </table:table-cell>
          <table:table-cell office:value-type="float" office:value="12.34">
            <text:p>12.34</text:p>
          </table:table-cell>
          <table:table-cell office:value-type="float" office:value="14.62">
            <text:p>14.62</text:p>
          </table:table-cell>
          <table:table-cell table:formula="of:=[.N5]/MIN([.$N5:.$R5])" office:value-type="float" office:value="1">
            <text:p>1</text:p>
          </table:table-cell>
          <table:table-cell table:formula="of:=[.O5]/MIN([.$N5:.$R5])" office:value-type="float" office:value="1.04300168634064">
            <text:p>1.0430016863</text:p>
          </table:table-cell>
          <table:table-cell table:formula="of:=[.P5]/MIN([.$N5:.$R5])" office:value-type="float" office:value="1.01433389544688">
            <text:p>1.0143338954</text:p>
          </table:table-cell>
          <table:table-cell table:formula="of:=[.Q5]/MIN([.$N5:.$R5])" office:value-type="float" office:value="1.04047217537943">
            <text:p>1.0404721754</text:p>
          </table:table-cell>
          <table:table-cell table:formula="of:=[.R5]/MIN([.$N5:.$R5])" office:value-type="float" office:value="1.2327150084317">
            <text:p>1.232715008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table:number-columns-repeated="4" office:value-type="float" office:value="0.08">
            <text:p>0.08</text:p>
          </table:table-cell>
          <table:table-cell table:formula="of:=[.N6]/MIN([.$N6:.$R6])" office:value-type="float" office:value="1.125">
            <text:p>1.125</text:p>
          </table:table-cell>
          <table:table-cell table:formula="of:=[.O6]/MIN([.$N6:.$R6])" office:value-type="float" office:value="1">
            <text:p>1</text:p>
          </table:table-cell>
          <table:table-cell table:formula="of:=[.P6]/MIN([.$N6:.$R6])" office:value-type="float" office:value="1">
            <text:p>1</text:p>
          </table:table-cell>
          <table:table-cell table:formula="of:=[.Q6]/MIN([.$N6:.$R6])" office:value-type="float" office:value="1">
            <text:p>1</text:p>
          </table:table-cell>
          <table:table-cell table:formula="of:=[.R6]/MIN([.$N6:.$R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1.54">
            <text:p>1.54</text:p>
          </table:table-cell>
          <table:table-cell office:value-type="float" office:value="1.48">
            <text:p>1.48</text:p>
          </table:table-cell>
          <table:table-cell office:value-type="float" office:value="1.53">
            <text:p>1.53</text:p>
          </table:table-cell>
          <table:table-cell office:value-type="float" office:value="1.74">
            <text:p>1.74</text:p>
          </table:table-cell>
          <table:table-cell table:formula="of:=[.N7]/MIN([.$N7:.$R7])" office:value-type="float" office:value="1.03378378378378">
            <text:p>1.0337837838</text:p>
          </table:table-cell>
          <table:table-cell table:formula="of:=[.O7]/MIN([.$N7:.$R7])" office:value-type="float" office:value="1.04054054054054">
            <text:p>1.0405405405</text:p>
          </table:table-cell>
          <table:table-cell table:formula="of:=[.P7]/MIN([.$N7:.$R7])" office:value-type="float" office:value="1">
            <text:p>1</text:p>
          </table:table-cell>
          <table:table-cell table:formula="of:=[.Q7]/MIN([.$N7:.$R7])" office:value-type="float" office:value="1.03378378378378">
            <text:p>1.0337837838</text:p>
          </table:table-cell>
          <table:table-cell table:formula="of:=[.R7]/MIN([.$N7:.$R7])" office:value-type="float" office:value="1.17567567567568">
            <text:p>1.175675675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1.67">
            <text:p>11.67</text:p>
          </table:table-cell>
          <table:table-cell office:value-type="float" office:value="11.99">
            <text:p>11.99</text:p>
          </table:table-cell>
          <table:table-cell office:value-type="float" office:value="11.63">
            <text:p>11.63</text:p>
          </table:table-cell>
          <table:table-cell office:value-type="float" office:value="11.92">
            <text:p>11.92</text:p>
          </table:table-cell>
          <table:table-cell office:value-type="float" office:value="13.71">
            <text:p>13.71</text:p>
          </table:table-cell>
          <table:table-cell table:formula="of:=[.N8]/MIN([.$N8:.$R8])" office:value-type="float" office:value="1.00343938091144">
            <text:p>1.0034393809</text:p>
          </table:table-cell>
          <table:table-cell table:formula="of:=[.O8]/MIN([.$N8:.$R8])" office:value-type="float" office:value="1.03095442820292">
            <text:p>1.0309544282</text:p>
          </table:table-cell>
          <table:table-cell table:formula="of:=[.P8]/MIN([.$N8:.$R8])" office:value-type="float" office:value="1">
            <text:p>1</text:p>
          </table:table-cell>
          <table:table-cell table:formula="of:=[.Q8]/MIN([.$N8:.$R8])" office:value-type="float" office:value="1.02493551160791">
            <text:p>1.0249355116</text:p>
          </table:table-cell>
          <table:table-cell table:formula="of:=[.R8]/MIN([.$N8:.$R8])" office:value-type="float" office:value="1.17884780739467">
            <text:p>1.178847807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1.57">
            <text:p>1.57</text:p>
          </table:table-cell>
          <table:table-cell office:value-type="float" office:value="1.55">
            <text:p>1.55</text:p>
          </table:table-cell>
          <table:table-cell office:value-type="float" office:value="1.57">
            <text:p>1.57</text:p>
          </table:table-cell>
          <table:table-cell office:value-type="float" office:value="1.83">
            <text:p>1.83</text:p>
          </table:table-cell>
          <table:table-cell table:formula="of:=[.N9]/MIN([.$N9:.$R9])" office:value-type="float" office:value="1">
            <text:p>1</text:p>
          </table:table-cell>
          <table:table-cell table:formula="of:=[.O9]/MIN([.$N9:.$R9])" office:value-type="float" office:value="1.02614379084967">
            <text:p>1.0261437908</text:p>
          </table:table-cell>
          <table:table-cell table:formula="of:=[.P9]/MIN([.$N9:.$R9])" office:value-type="float" office:value="1.01307189542484">
            <text:p>1.0130718954</text:p>
          </table:table-cell>
          <table:table-cell table:formula="of:=[.Q9]/MIN([.$N9:.$R9])" office:value-type="float" office:value="1.02614379084967">
            <text:p>1.0261437908</text:p>
          </table:table-cell>
          <table:table-cell table:formula="of:=[.R9]/MIN([.$N9:.$R9])" office:value-type="float" office:value="1.19607843137255">
            <text:p>1.19607843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3.35">
            <text:p>13.35</text:p>
          </table:table-cell>
          <table:table-cell office:value-type="float" office:value="13.78">
            <text:p>13.78</text:p>
          </table:table-cell>
          <table:table-cell office:value-type="float" office:value="13.37">
            <text:p>13.37</text:p>
          </table:table-cell>
          <table:table-cell office:value-type="float" office:value="13.7">
            <text:p>13.7</text:p>
          </table:table-cell>
          <table:table-cell office:value-type="float" office:value="16.33">
            <text:p>16.33</text:p>
          </table:table-cell>
          <table:table-cell table:formula="of:=[.N10]/MIN([.$N10:.$R10])" office:value-type="float" office:value="1">
            <text:p>1</text:p>
          </table:table-cell>
          <table:table-cell table:formula="of:=[.O10]/MIN([.$N10:.$R10])" office:value-type="float" office:value="1.03220973782772">
            <text:p>1.0322097378</text:p>
          </table:table-cell>
          <table:table-cell table:formula="of:=[.P10]/MIN([.$N10:.$R10])" office:value-type="float" office:value="1.00149812734082">
            <text:p>1.0014981273</text:p>
          </table:table-cell>
          <table:table-cell table:formula="of:=[.Q10]/MIN([.$N10:.$R10])" office:value-type="float" office:value="1.02621722846442">
            <text:p>1.0262172285</text:p>
          </table:table-cell>
          <table:table-cell table:formula="of:=[.R10]/MIN([.$N10:.$R10])" office:value-type="float" office:value="1.22322097378277">
            <text:p>1.223220973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1.45">
            <text:p>1.45</text:p>
          </table:table-cell>
          <table:table-cell office:value-type="float" office:value="1.57">
            <text:p>1.57</text:p>
          </table:table-cell>
          <table:table-cell office:value-type="float" office:value="1.5">
            <text:p>1.5</text:p>
          </table:table-cell>
          <table:table-cell office:value-type="float" office:value="1.48">
            <text:p>1.48</text:p>
          </table:table-cell>
          <table:table-cell table:formula="of:=[.N11]/MIN([.$N11:.$R11])" office:value-type="float" office:value="1.02068965517241">
            <text:p>1.0206896552</text:p>
          </table:table-cell>
          <table:table-cell table:formula="of:=[.O11]/MIN([.$N11:.$R11])" office:value-type="float" office:value="1">
            <text:p>1</text:p>
          </table:table-cell>
          <table:table-cell table:formula="of:=[.P11]/MIN([.$N11:.$R11])" office:value-type="float" office:value="1.08275862068966">
            <text:p>1.0827586207</text:p>
          </table:table-cell>
          <table:table-cell table:formula="of:=[.Q11]/MIN([.$N11:.$R11])" office:value-type="float" office:value="1.03448275862069">
            <text:p>1.0344827586</text:p>
          </table:table-cell>
          <table:table-cell table:formula="of:=[.R11]/MIN([.$N11:.$R11])" office:value-type="float" office:value="1.02068965517241">
            <text:p>1.020689655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6">
            <text:p>0.16</text:p>
          </table:table-cell>
          <table:table-cell table:number-columns-repeated="3"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f:=[.N12]/MIN([.$N12:.$R12])" office:value-type="float" office:value="1.06666666666667">
            <text:p>1.0666666667</text:p>
          </table:table-cell>
          <table:table-cell table:formula="of:=[.O12]/MIN([.$N12:.$R12])" office:value-type="float" office:value="1">
            <text:p>1</text:p>
          </table:table-cell>
          <table:table-cell table:formula="of:=[.P12]/MIN([.$N12:.$R12])" office:value-type="float" office:value="1">
            <text:p>1</text:p>
          </table:table-cell>
          <table:table-cell table:formula="of:=[.Q12]/MIN([.$N12:.$R12])" office:value-type="float" office:value="1">
            <text:p>1</text:p>
          </table:table-cell>
          <table:table-cell table:formula="of:=[.R12]/MIN([.$N12:.$R12])" office:value-type="float" office:value="1.06666666666667">
            <text:p>1.066666666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8.49">
            <text:p>8.49</text:p>
          </table:table-cell>
          <table:table-cell office:value-type="float" office:value="8.65">
            <text:p>8.65</text:p>
          </table:table-cell>
          <table:table-cell office:value-type="float" office:value="8.51">
            <text:p>8.51</text:p>
          </table:table-cell>
          <table:table-cell office:value-type="float" office:value="8.64">
            <text:p>8.64</text:p>
          </table:table-cell>
          <table:table-cell office:value-type="float" office:value="10.49">
            <text:p>10.49</text:p>
          </table:table-cell>
          <table:table-cell table:formula="of:=[.N13]/MIN([.$N13:.$R13])" office:value-type="float" office:value="1">
            <text:p>1</text:p>
          </table:table-cell>
          <table:table-cell table:formula="of:=[.O13]/MIN([.$N13:.$R13])" office:value-type="float" office:value="1.0188457008245">
            <text:p>1.0188457008</text:p>
          </table:table-cell>
          <table:table-cell table:formula="of:=[.P13]/MIN([.$N13:.$R13])" office:value-type="float" office:value="1.00235571260306">
            <text:p>1.0023557126</text:p>
          </table:table-cell>
          <table:table-cell table:formula="of:=[.Q13]/MIN([.$N13:.$R13])" office:value-type="float" office:value="1.01766784452297">
            <text:p>1.0176678445</text:p>
          </table:table-cell>
          <table:table-cell table:formula="of:=[.R13]/MIN([.$N13:.$R13])" office:value-type="float" office:value="1.23557126030624">
            <text:p>1.235571260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[.N14]/MIN([.$N14:.$R14])" office:value-type="float" office:value="1.07692307692308">
            <text:p>1.0769230769</text:p>
          </table:table-cell>
          <table:table-cell table:formula="of:=[.O14]/MIN([.$N14:.$R14])" office:value-type="float" office:value="1">
            <text:p>1</text:p>
          </table:table-cell>
          <table:table-cell table:formula="of:=[.P14]/MIN([.$N14:.$R14])" office:value-type="float" office:value="1">
            <text:p>1</text:p>
          </table:table-cell>
          <table:table-cell table:formula="of:=[.Q14]/MIN([.$N14:.$R14])" office:value-type="float" office:value="1">
            <text:p>1</text:p>
          </table:table-cell>
          <table:table-cell table:formula="of:=[.R14]/MIN([.$N14:.$R14])" office:value-type="float" office:value="1.07692307692308">
            <text:p>1.076923076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8.26">
            <text:p>8.26</text:p>
          </table:table-cell>
          <table:table-cell office:value-type="float" office:value="8.59">
            <text:p>8.59</text:p>
          </table:table-cell>
          <table:table-cell office:value-type="float" office:value="8.3">
            <text:p>8.3</text:p>
          </table:table-cell>
          <table:table-cell office:value-type="float" office:value="8.52">
            <text:p>8.52</text:p>
          </table:table-cell>
          <table:table-cell office:value-type="float" office:value="11.13">
            <text:p>11.13</text:p>
          </table:table-cell>
          <table:table-cell table:formula="of:=[.N15]/MIN([.$N15:.$R15])" office:value-type="float" office:value="1">
            <text:p>1</text:p>
          </table:table-cell>
          <table:table-cell table:formula="of:=[.O15]/MIN([.$N15:.$R15])" office:value-type="float" office:value="1.03995157384988">
            <text:p>1.0399515738</text:p>
          </table:table-cell>
          <table:table-cell table:formula="of:=[.P15]/MIN([.$N15:.$R15])" office:value-type="float" office:value="1.00484261501211">
            <text:p>1.004842615</text:p>
          </table:table-cell>
          <table:table-cell table:formula="of:=[.Q15]/MIN([.$N15:.$R15])" office:value-type="float" office:value="1.03147699757869">
            <text:p>1.0314769976</text:p>
          </table:table-cell>
          <table:table-cell table:formula="of:=[.R15]/MIN([.$N15:.$R15])" office:value-type="float" office:value="1.34745762711864">
            <text:p>1.347457627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table:formula="of:=[.N16]/MIN([.$N16:.$R16])" office:value-type="float" office:value="1.5">
            <text:p>1.5</text:p>
          </table:table-cell>
          <table:table-cell table:formula="of:=[.O16]/MIN([.$N16:.$R16])" office:value-type="float" office:value="1">
            <text:p>1</text:p>
          </table:table-cell>
          <table:table-cell table:formula="of:=[.P16]/MIN([.$N16:.$R16])" office:value-type="float" office:value="1">
            <text:p>1</text:p>
          </table:table-cell>
          <table:table-cell table:formula="of:=[.Q16]/MIN([.$N16:.$R16])" office:value-type="float" office:value="1">
            <text:p>1</text:p>
          </table:table-cell>
          <table:table-cell table:formula="of:=[.R16]/MIN([.$N16:.$R1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27">
            <text:p>0.27</text:p>
          </table:table-cell>
          <table:table-cell table:number-columns-repeated="4" office:value-type="float" office:value="0.28">
            <text:p>0.28</text:p>
          </table:table-cell>
          <table:table-cell table:formula="of:=[.N17]/MIN([.$N17:.$R17])" office:value-type="float" office:value="1">
            <text:p>1</text:p>
          </table:table-cell>
          <table:table-cell table:formula="of:=[.O17]/MIN([.$N17:.$R17])" office:value-type="float" office:value="1.03703703703704">
            <text:p>1.037037037</text:p>
          </table:table-cell>
          <table:table-cell table:formula="of:=[.P17]/MIN([.$N17:.$R17])" office:value-type="float" office:value="1.03703703703704">
            <text:p>1.037037037</text:p>
          </table:table-cell>
          <table:table-cell table:formula="of:=[.Q17]/MIN([.$N17:.$R17])" office:value-type="float" office:value="1.03703703703704">
            <text:p>1.037037037</text:p>
          </table:table-cell>
          <table:table-cell table:formula="of:=[.R17]/MIN([.$N17:.$R17])" office:value-type="float" office:value="1.03703703703704">
            <text:p>1.03703703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1.28">
            <text:p>11.28</text:p>
          </table:table-cell>
          <table:table-cell office:value-type="float" office:value="11.52">
            <text:p>11.52</text:p>
          </table:table-cell>
          <table:table-cell office:value-type="float" office:value="11.38">
            <text:p>11.38</text:p>
          </table:table-cell>
          <table:table-cell office:value-type="float" office:value="11.57">
            <text:p>11.57</text:p>
          </table:table-cell>
          <table:table-cell office:value-type="float" office:value="15.14">
            <text:p>15.14</text:p>
          </table:table-cell>
          <table:table-cell table:formula="of:=[.N18]/MIN([.$N18:.$R18])" office:value-type="float" office:value="1">
            <text:p>1</text:p>
          </table:table-cell>
          <table:table-cell table:formula="of:=[.O18]/MIN([.$N18:.$R18])" office:value-type="float" office:value="1.02127659574468">
            <text:p>1.0212765957</text:p>
          </table:table-cell>
          <table:table-cell table:formula="of:=[.P18]/MIN([.$N18:.$R18])" office:value-type="float" office:value="1.00886524822695">
            <text:p>1.0088652482</text:p>
          </table:table-cell>
          <table:table-cell table:formula="of:=[.Q18]/MIN([.$N18:.$R18])" office:value-type="float" office:value="1.02570921985816">
            <text:p>1.0257092199</text:p>
          </table:table-cell>
          <table:table-cell table:formula="of:=[.R18]/MIN([.$N18:.$R18])" office:value-type="float" office:value="1.34219858156028">
            <text:p>1.342198581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6">
            <text:p>0.26</text:p>
          </table:table-cell>
          <table:table-cell table:formula="of:=[.N19]/MIN([.$N19:.$R19])" office:value-type="float" office:value="1.04166666666667">
            <text:p>1.0416666667</text:p>
          </table:table-cell>
          <table:table-cell table:formula="of:=[.O19]/MIN([.$N19:.$R19])" office:value-type="float" office:value="1">
            <text:p>1</text:p>
          </table:table-cell>
          <table:table-cell table:formula="of:=[.P19]/MIN([.$N19:.$R19])" office:value-type="float" office:value="1.04166666666667">
            <text:p>1.0416666667</text:p>
          </table:table-cell>
          <table:table-cell table:formula="of:=[.Q19]/MIN([.$N19:.$R19])" office:value-type="float" office:value="1.04166666666667">
            <text:p>1.0416666667</text:p>
          </table:table-cell>
          <table:table-cell table:formula="of:=[.R19]/MIN([.$N19:.$R19])" office:value-type="float" office:value="1.08333333333333">
            <text:p>1.08333333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2.12">
            <text:p>12.12</text:p>
          </table:table-cell>
          <table:table-cell office:value-type="float" office:value="13.09">
            <text:p>13.09</text:p>
          </table:table-cell>
          <table:table-cell office:value-type="float" office:value="11.92">
            <text:p>11.92</text:p>
          </table:table-cell>
          <table:table-cell office:value-type="float" office:value="13.62">
            <text:p>13.62</text:p>
          </table:table-cell>
          <table:table-cell office:value-type="float" office:value="19.46">
            <text:p>19.46</text:p>
          </table:table-cell>
          <table:table-cell table:formula="of:=[.N20]/MIN([.$N20:.$R20])" office:value-type="float" office:value="1.01677852348993">
            <text:p>1.0167785235</text:p>
          </table:table-cell>
          <table:table-cell table:formula="of:=[.O20]/MIN([.$N20:.$R20])" office:value-type="float" office:value="1.09815436241611">
            <text:p>1.0981543624</text:p>
          </table:table-cell>
          <table:table-cell table:formula="of:=[.P20]/MIN([.$N20:.$R20])" office:value-type="float" office:value="1">
            <text:p>1</text:p>
          </table:table-cell>
          <table:table-cell table:formula="of:=[.Q20]/MIN([.$N20:.$R20])" office:value-type="float" office:value="1.14261744966443">
            <text:p>1.1426174497</text:p>
          </table:table-cell>
          <table:table-cell table:formula="of:=[.R20]/MIN([.$N20:.$R20])" office:value-type="float" office:value="1.63255033557047">
            <text:p>1.632550335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15/instance_n15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59">
            <text:p>0.59</text:p>
          </table:table-cell>
          <table:table-cell table:number-columns-repeated="4" office:value-type="float" office:value="0.56">
            <text:p>0.56</text:p>
          </table:table-cell>
          <table:table-cell table:formula="of:=[.N21]/MIN([.$N21:.$R21])" office:value-type="float" office:value="1.05357142857143">
            <text:p>1.0535714286</text:p>
          </table:table-cell>
          <table:table-cell table:formula="of:=[.O21]/MIN([.$N21:.$R21])" office:value-type="float" office:value="1">
            <text:p>1</text:p>
          </table:table-cell>
          <table:table-cell table:formula="of:=[.P21]/MIN([.$N21:.$R21])" office:value-type="float" office:value="1">
            <text:p>1</text:p>
          </table:table-cell>
          <table:table-cell table:formula="of:=[.Q21]/MIN([.$N21:.$R21])" office:value-type="float" office:value="1">
            <text:p>1</text:p>
          </table:table-cell>
          <table:table-cell table:formula="of:=[.R21]/MIN([.$N21:.$R2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[.N22]/MIN([.$N22:.$R22])" office:value-type="float" office:value="1">
            <text:p>1</text:p>
          </table:table-cell>
          <table:table-cell table:formula="of:=[.O22]/MIN([.$N22:.$R22])" office:value-type="float" office:value="1">
            <text:p>1</text:p>
          </table:table-cell>
          <table:table-cell table:formula="of:=[.P22]/MIN([.$N22:.$R22])" office:value-type="float" office:value="1">
            <text:p>1</text:p>
          </table:table-cell>
          <table:table-cell table:formula="of:=[.Q22]/MIN([.$N22:.$R22])" office:value-type="float" office:value="1">
            <text:p>1</text:p>
          </table:table-cell>
          <table:table-cell table:formula="of:=[.R22]/MIN([.$N22:.$R22])" office:value-type="float" office:value="1.04545454545455">
            <text:p>1.045454545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2.65">
            <text:p>22.65</text:p>
          </table:table-cell>
          <table:table-cell office:value-type="float" office:value="23.57">
            <text:p>23.57</text:p>
          </table:table-cell>
          <table:table-cell office:value-type="float" office:value="22.57">
            <text:p>22.57</text:p>
          </table:table-cell>
          <table:table-cell office:value-type="float" office:value="23.44">
            <text:p>23.44</text:p>
          </table:table-cell>
          <table:table-cell office:value-type="float" office:value="29.81">
            <text:p>29.81</text:p>
          </table:table-cell>
          <table:table-cell table:formula="of:=[.N23]/MIN([.$N23:.$R23])" office:value-type="float" office:value="1.00354452813469">
            <text:p>1.0035445281</text:p>
          </table:table-cell>
          <table:table-cell table:formula="of:=[.O23]/MIN([.$N23:.$R23])" office:value-type="float" office:value="1.04430660168365">
            <text:p>1.0443066017</text:p>
          </table:table-cell>
          <table:table-cell table:formula="of:=[.P23]/MIN([.$N23:.$R23])" office:value-type="float" office:value="1">
            <text:p>1</text:p>
          </table:table-cell>
          <table:table-cell table:formula="of:=[.Q23]/MIN([.$N23:.$R23])" office:value-type="float" office:value="1.03854674346478">
            <text:p>1.0385467435</text:p>
          </table:table-cell>
          <table:table-cell table:formula="of:=[.R23]/MIN([.$N23:.$R23])" office:value-type="float" office:value="1.32077979618963">
            <text:p>1.320779796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table:formula="of:=[.N24]/MIN([.$N24:.$R24])" office:value-type="float" office:value="1">
            <text:p>1</text:p>
          </table:table-cell>
          <table:table-cell table:formula="of:=[.O24]/MIN([.$N24:.$R24])" office:value-type="float" office:value="1.05">
            <text:p>1.05</text:p>
          </table:table-cell>
          <table:table-cell table:formula="of:=[.P24]/MIN([.$N24:.$R24])" office:value-type="float" office:value="1">
            <text:p>1</text:p>
          </table:table-cell>
          <table:table-cell table:formula="of:=[.Q24]/MIN([.$N24:.$R24])" office:value-type="float" office:value="1.05">
            <text:p>1.05</text:p>
          </table:table-cell>
          <table:table-cell table:formula="of:=[.R24]/MIN([.$N24:.$R24])" office:value-type="float" office:value="1.1">
            <text:p>1.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6.33">
            <text:p>26.33</text:p>
          </table:table-cell>
          <table:table-cell office:value-type="float" office:value="30.67">
            <text:p>30.67</text:p>
          </table:table-cell>
          <table:table-cell office:value-type="float" office:value="26.89">
            <text:p>26.89</text:p>
          </table:table-cell>
          <table:table-cell office:value-type="float" office:value="30.42">
            <text:p>30.42</text:p>
          </table:table-cell>
          <table:table-cell office:value-type="float" office:value="43.47">
            <text:p>43.47</text:p>
          </table:table-cell>
          <table:table-cell table:formula="of:=[.N25]/MIN([.$N25:.$R25])" office:value-type="float" office:value="1">
            <text:p>1</text:p>
          </table:table-cell>
          <table:table-cell table:formula="of:=[.O25]/MIN([.$N25:.$R25])" office:value-type="float" office:value="1.16483099126472">
            <text:p>1.1648309913</text:p>
          </table:table-cell>
          <table:table-cell table:formula="of:=[.P25]/MIN([.$N25:.$R25])" office:value-type="float" office:value="1.0212685150019">
            <text:p>1.021268515</text:p>
          </table:table-cell>
          <table:table-cell table:formula="of:=[.Q25]/MIN([.$N25:.$R25])" office:value-type="float" office:value="1.15533611849601">
            <text:p>1.1553361185</text:p>
          </table:table-cell>
          <table:table-cell table:formula="of:=[.R25]/MIN([.$N25:.$R25])" office:value-type="float" office:value="1.65096847702241">
            <text:p>1.65096847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9">
            <text:p>0.09</text:p>
          </table:table-cell>
          <table:table-cell table:formula="of:=[.N26]/MIN([.$N26:.$R26])" office:value-type="float" office:value="1.125">
            <text:p>1.125</text:p>
          </table:table-cell>
          <table:table-cell table:formula="of:=[.O26]/MIN([.$N26:.$R26])" office:value-type="float" office:value="1">
            <text:p>1</text:p>
          </table:table-cell>
          <table:table-cell table:formula="of:=[.P26]/MIN([.$N26:.$R26])" office:value-type="float" office:value="1.125">
            <text:p>1.125</text:p>
          </table:table-cell>
          <table:table-cell table:formula="of:=[.Q26]/MIN([.$N26:.$R26])" office:value-type="float" office:value="1.125">
            <text:p>1.125</text:p>
          </table:table-cell>
          <table:table-cell table:formula="of:=[.R26]/MIN([.$N26:.$R26])" office:value-type="float" office:value="1.125">
            <text:p>1.1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table:number-columns-repeated="2" office:value-type="float" office:value="1.53">
            <text:p>1.53</text:p>
          </table:table-cell>
          <table:table-cell office:value-type="float" office:value="1.54">
            <text:p>1.54</text:p>
          </table:table-cell>
          <table:table-cell office:value-type="float" office:value="1.72">
            <text:p>1.72</text:p>
          </table:table-cell>
          <table:table-cell table:formula="of:=[.N27]/MIN([.$N27:.$R27])" office:value-type="float" office:value="1">
            <text:p>1</text:p>
          </table:table-cell>
          <table:table-cell table:formula="of:=[.O27]/MIN([.$N27:.$R27])" office:value-type="float" office:value="1.00657894736842">
            <text:p>1.0065789474</text:p>
          </table:table-cell>
          <table:table-cell table:formula="of:=[.P27]/MIN([.$N27:.$R27])" office:value-type="float" office:value="1.00657894736842">
            <text:p>1.0065789474</text:p>
          </table:table-cell>
          <table:table-cell table:formula="of:=[.Q27]/MIN([.$N27:.$R27])" office:value-type="float" office:value="1.01315789473684">
            <text:p>1.0131578947</text:p>
          </table:table-cell>
          <table:table-cell table:formula="of:=[.R27]/MIN([.$N27:.$R27])" office:value-type="float" office:value="1.13157894736842">
            <text:p>1.131578947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6.53">
            <text:p>56.53</text:p>
          </table:table-cell>
          <table:table-cell office:value-type="float" office:value="61.26">
            <text:p>61.26</text:p>
          </table:table-cell>
          <table:table-cell office:value-type="float" office:value="56.29">
            <text:p>56.29</text:p>
          </table:table-cell>
          <table:table-cell office:value-type="float" office:value="61.3">
            <text:p>61.3</text:p>
          </table:table-cell>
          <table:table-cell office:value-type="float" office:value="73.89">
            <text:p>73.89</text:p>
          </table:table-cell>
          <table:table-cell table:formula="of:=[.N28]/MIN([.$N28:.$R28])" office:value-type="float" office:value="1.00426363474862">
            <text:p>1.0042636347</text:p>
          </table:table-cell>
          <table:table-cell table:formula="of:=[.O28]/MIN([.$N28:.$R28])" office:value-type="float" office:value="1.08829276958607">
            <text:p>1.0882927696</text:p>
          </table:table-cell>
          <table:table-cell table:formula="of:=[.P28]/MIN([.$N28:.$R28])" office:value-type="float" office:value="1">
            <text:p>1</text:p>
          </table:table-cell>
          <table:table-cell table:formula="of:=[.Q28]/MIN([.$N28:.$R28])" office:value-type="float" office:value="1.08900337537751">
            <text:p>1.0890033754</text:p>
          </table:table-cell>
          <table:table-cell table:formula="of:=[.R28]/MIN([.$N28:.$R28])" office:value-type="float" office:value="1.31266654823237">
            <text:p>1.312666548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82">
            <text:p>1.82</text:p>
          </table:table-cell>
          <table:table-cell office:value-type="float" office:value="1.88">
            <text:p>1.88</text:p>
          </table:table-cell>
          <table:table-cell office:value-type="float" office:value="1.81">
            <text:p>1.81</text:p>
          </table:table-cell>
          <table:table-cell office:value-type="float" office:value="1.86">
            <text:p>1.86</text:p>
          </table:table-cell>
          <table:table-cell office:value-type="float" office:value="2.1">
            <text:p>2.1</text:p>
          </table:table-cell>
          <table:table-cell table:formula="of:=[.N29]/MIN([.$N29:.$R29])" office:value-type="float" office:value="1.00552486187845">
            <text:p>1.0055248619</text:p>
          </table:table-cell>
          <table:table-cell table:formula="of:=[.O29]/MIN([.$N29:.$R29])" office:value-type="float" office:value="1.03867403314917">
            <text:p>1.0386740331</text:p>
          </table:table-cell>
          <table:table-cell table:formula="of:=[.P29]/MIN([.$N29:.$R29])" office:value-type="float" office:value="1">
            <text:p>1</text:p>
          </table:table-cell>
          <table:table-cell table:formula="of:=[.Q29]/MIN([.$N29:.$R29])" office:value-type="float" office:value="1.02762430939227">
            <text:p>1.0276243094</text:p>
          </table:table-cell>
          <table:table-cell table:formula="of:=[.R29]/MIN([.$N29:.$R29])" office:value-type="float" office:value="1.16022099447514">
            <text:p>1.160220994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09.94">
            <text:p>109.94</text:p>
          </table:table-cell>
          <table:table-cell office:value-type="float" office:value="130.45">
            <text:p>130.45</text:p>
          </table:table-cell>
          <table:table-cell office:value-type="float" office:value="109.06">
            <text:p>109.06</text:p>
          </table:table-cell>
          <table:table-cell office:value-type="float" office:value="123.7">
            <text:p>123.7</text:p>
          </table:table-cell>
          <table:table-cell office:value-type="float" office:value="190.89">
            <text:p>190.89</text:p>
          </table:table-cell>
          <table:table-cell table:formula="of:=[.N30]/MIN([.$N30:.$R30])" office:value-type="float" office:value="1.00806895286998">
            <text:p>1.0080689529</text:p>
          </table:table-cell>
          <table:table-cell table:formula="of:=[.O30]/MIN([.$N30:.$R30])" office:value-type="float" office:value="1.19613057032826">
            <text:p>1.1961305703</text:p>
          </table:table-cell>
          <table:table-cell table:formula="of:=[.P30]/MIN([.$N30:.$R30])" office:value-type="float" office:value="1">
            <text:p>1</text:p>
          </table:table-cell>
          <table:table-cell table:formula="of:=[.Q30]/MIN([.$N30:.$R30])" office:value-type="float" office:value="1.13423803410966">
            <text:p>1.1342380341</text:p>
          </table:table-cell>
          <table:table-cell table:formula="of:=[.R30]/MIN([.$N30:.$R30])" office:value-type="float" office:value="1.75032092426187">
            <text:p>1.750320924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3">
            <text:p>0.03</text:p>
          </table:table-cell>
          <table:table-cell table:formula="of:=[.N31]/MIN([.$N31:.$R31])" office:value-type="float" office:value="1">
            <text:p>1</text:p>
          </table:table-cell>
          <table:table-cell table:formula="of:=[.O31]/MIN([.$N31:.$R31])" office:value-type="float" office:value="1">
            <text:p>1</text:p>
          </table:table-cell>
          <table:table-cell table:formula="of:=[.P31]/MIN([.$N31:.$R31])" office:value-type="float" office:value="1">
            <text:p>1</text:p>
          </table:table-cell>
          <table:table-cell table:formula="of:=[.Q31]/MIN([.$N31:.$R31])" office:value-type="float" office:value="1">
            <text:p>1</text:p>
          </table:table-cell>
          <table:table-cell table:formula="of:=[.R31]/MIN([.$N31:.$R3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1">
            <text:p>0.1</text:p>
          </table:table-cell>
          <table:table-cell table:formula="of:=[.N32]/MIN([.$N32:.$R32])" office:value-type="float" office:value="1">
            <text:p>1</text:p>
          </table:table-cell>
          <table:table-cell table:formula="of:=[.O32]/MIN([.$N32:.$R32])" office:value-type="float" office:value="1">
            <text:p>1</text:p>
          </table:table-cell>
          <table:table-cell table:formula="of:=[.P32]/MIN([.$N32:.$R32])" office:value-type="float" office:value="1">
            <text:p>1</text:p>
          </table:table-cell>
          <table:table-cell table:formula="of:=[.Q32]/MIN([.$N32:.$R32])" office:value-type="float" office:value="1">
            <text:p>1</text:p>
          </table:table-cell>
          <table:table-cell table:formula="of:=[.R32]/MIN([.$N32:.$R32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.09">
            <text:p>10.09</text:p>
          </table:table-cell>
          <table:table-cell office:value-type="float" office:value="10.28">
            <text:p>10.28</text:p>
          </table:table-cell>
          <table:table-cell office:value-type="float" office:value="10.15">
            <text:p>10.15</text:p>
          </table:table-cell>
          <table:table-cell office:value-type="float" office:value="10.32">
            <text:p>10.32</text:p>
          </table:table-cell>
          <table:table-cell office:value-type="float" office:value="12.91">
            <text:p>12.91</text:p>
          </table:table-cell>
          <table:table-cell table:formula="of:=[.N33]/MIN([.$N33:.$R33])" office:value-type="float" office:value="1">
            <text:p>1</text:p>
          </table:table-cell>
          <table:table-cell table:formula="of:=[.O33]/MIN([.$N33:.$R33])" office:value-type="float" office:value="1.01883052527255">
            <text:p>1.0188305253</text:p>
          </table:table-cell>
          <table:table-cell table:formula="of:=[.P33]/MIN([.$N33:.$R33])" office:value-type="float" office:value="1.00594648166502">
            <text:p>1.0059464817</text:p>
          </table:table-cell>
          <table:table-cell table:formula="of:=[.Q33]/MIN([.$N33:.$R33])" office:value-type="float" office:value="1.02279484638256">
            <text:p>1.0227948464</text:p>
          </table:table-cell>
          <table:table-cell table:formula="of:=[.R33]/MIN([.$N33:.$R33])" office:value-type="float" office:value="1.2794846382557">
            <text:p>1.279484638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1">
            <text:p>0.1</text:p>
          </table:table-cell>
          <table:table-cell table:formula="of:=[.N34]/MIN([.$N34:.$R34])" office:value-type="float" office:value="1.11111111111111">
            <text:p>1.1111111111</text:p>
          </table:table-cell>
          <table:table-cell table:formula="of:=[.O34]/MIN([.$N34:.$R34])" office:value-type="float" office:value="1.11111111111111">
            <text:p>1.1111111111</text:p>
          </table:table-cell>
          <table:table-cell table:formula="of:=[.P34]/MIN([.$N34:.$R34])" office:value-type="float" office:value="1">
            <text:p>1</text:p>
          </table:table-cell>
          <table:table-cell table:formula="of:=[.Q34]/MIN([.$N34:.$R34])" office:value-type="float" office:value="1.11111111111111">
            <text:p>1.1111111111</text:p>
          </table:table-cell>
          <table:table-cell table:formula="of:=[.R34]/MIN([.$N34:.$R34])" office:value-type="float" office:value="1.11111111111111">
            <text:p>1.111111111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4.75">
            <text:p>14.75</text:p>
          </table:table-cell>
          <table:table-cell office:value-type="float" office:value="15.49">
            <text:p>15.49</text:p>
          </table:table-cell>
          <table:table-cell office:value-type="float" office:value="14.85">
            <text:p>14.85</text:p>
          </table:table-cell>
          <table:table-cell office:value-type="float" office:value="15.48">
            <text:p>15.48</text:p>
          </table:table-cell>
          <table:table-cell office:value-type="float" office:value="21.9">
            <text:p>21.9</text:p>
          </table:table-cell>
          <table:table-cell table:formula="of:=[.N35]/MIN([.$N35:.$R35])" office:value-type="float" office:value="1">
            <text:p>1</text:p>
          </table:table-cell>
          <table:table-cell table:formula="of:=[.O35]/MIN([.$N35:.$R35])" office:value-type="float" office:value="1.05016949152542">
            <text:p>1.0501694915</text:p>
          </table:table-cell>
          <table:table-cell table:formula="of:=[.P35]/MIN([.$N35:.$R35])" office:value-type="float" office:value="1.00677966101695">
            <text:p>1.006779661</text:p>
          </table:table-cell>
          <table:table-cell table:formula="of:=[.Q35]/MIN([.$N35:.$R35])" office:value-type="float" office:value="1.04949152542373">
            <text:p>1.0494915254</text:p>
          </table:table-cell>
          <table:table-cell table:formula="of:=[.R35]/MIN([.$N35:.$R35])" office:value-type="float" office:value="1.48474576271186">
            <text:p>1.484745762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5">
            <text:p>0.05</text:p>
          </table:table-cell>
          <table:table-cell table:formula="of:=[.N36]/MIN([.$N36:.$R36])" office:value-type="float" office:value="1.25">
            <text:p>1.25</text:p>
          </table:table-cell>
          <table:table-cell table:formula="of:=[.O36]/MIN([.$N36:.$R36])" office:value-type="float" office:value="1">
            <text:p>1</text:p>
          </table:table-cell>
          <table:table-cell table:formula="of:=[.P36]/MIN([.$N36:.$R36])" office:value-type="float" office:value="1.25">
            <text:p>1.25</text:p>
          </table:table-cell>
          <table:table-cell table:formula="of:=[.Q36]/MIN([.$N36:.$R36])" office:value-type="float" office:value="1.25">
            <text:p>1.25</text:p>
          </table:table-cell>
          <table:table-cell table:formula="of:=[.R36]/MIN([.$N36:.$R36])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51">
            <text:p>0.51</text:p>
          </table:table-cell>
          <table:table-cell office:value-type="float" office:value="0.55">
            <text:p>0.55</text:p>
          </table:table-cell>
          <table:table-cell table:formula="of:=[.N37]/MIN([.$N37:.$R37])" office:value-type="float" office:value="1">
            <text:p>1</text:p>
          </table:table-cell>
          <table:table-cell table:formula="of:=[.O37]/MIN([.$N37:.$R37])" office:value-type="float" office:value="1">
            <text:p>1</text:p>
          </table:table-cell>
          <table:table-cell table:formula="of:=[.P37]/MIN([.$N37:.$R37])" office:value-type="float" office:value="1">
            <text:p>1</text:p>
          </table:table-cell>
          <table:table-cell table:formula="of:=[.Q37]/MIN([.$N37:.$R37])" office:value-type="float" office:value="1.02">
            <text:p>1.02</text:p>
          </table:table-cell>
          <table:table-cell table:formula="of:=[.R37]/MIN([.$N37:.$R37])" office:value-type="float" office:value="1.1">
            <text:p>1.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9.88">
            <text:p>9.88</text:p>
          </table:table-cell>
          <table:table-cell office:value-type="float" office:value="10.09">
            <text:p>10.09</text:p>
          </table:table-cell>
          <table:table-cell office:value-type="float" office:value="9.86">
            <text:p>9.86</text:p>
          </table:table-cell>
          <table:table-cell office:value-type="float" office:value="10.04">
            <text:p>10.04</text:p>
          </table:table-cell>
          <table:table-cell office:value-type="float" office:value="11.61">
            <text:p>11.61</text:p>
          </table:table-cell>
          <table:table-cell table:formula="of:=[.N38]/MIN([.$N38:.$R38])" office:value-type="float" office:value="1.00202839756592">
            <text:p>1.0020283976</text:p>
          </table:table-cell>
          <table:table-cell table:formula="of:=[.O38]/MIN([.$N38:.$R38])" office:value-type="float" office:value="1.02332657200811">
            <text:p>1.023326572</text:p>
          </table:table-cell>
          <table:table-cell table:formula="of:=[.P38]/MIN([.$N38:.$R38])" office:value-type="float" office:value="1">
            <text:p>1</text:p>
          </table:table-cell>
          <table:table-cell table:formula="of:=[.Q38]/MIN([.$N38:.$R38])" office:value-type="float" office:value="1.01825557809331">
            <text:p>1.0182555781</text:p>
          </table:table-cell>
          <table:table-cell table:formula="of:=[.R38]/MIN([.$N38:.$R38])" office:value-type="float" office:value="1.17748478701826">
            <text:p>1.17748478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51">
            <text:p>0.51</text:p>
          </table:table-cell>
          <table:table-cell office:value-type="float" office:value="0.55">
            <text:p>0.55</text:p>
          </table:table-cell>
          <table:table-cell table:formula="of:=[.N39]/MIN([.$N39:.$R39])" office:value-type="float" office:value="1">
            <text:p>1</text:p>
          </table:table-cell>
          <table:table-cell table:formula="of:=[.O39]/MIN([.$N39:.$R39])" office:value-type="float" office:value="1.02">
            <text:p>1.02</text:p>
          </table:table-cell>
          <table:table-cell table:formula="of:=[.P39]/MIN([.$N39:.$R39])" office:value-type="float" office:value="1.02">
            <text:p>1.02</text:p>
          </table:table-cell>
          <table:table-cell table:formula="of:=[.Q39]/MIN([.$N39:.$R39])" office:value-type="float" office:value="1.02">
            <text:p>1.02</text:p>
          </table:table-cell>
          <table:table-cell table:formula="of:=[.R39]/MIN([.$N39:.$R39])" office:value-type="float" office:value="1.1">
            <text:p>1.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.99">
            <text:p>10.99</text:p>
          </table:table-cell>
          <table:table-cell office:value-type="float" office:value="11.16">
            <text:p>11.16</text:p>
          </table:table-cell>
          <table:table-cell office:value-type="float" office:value="11.04">
            <text:p>11.04</text:p>
          </table:table-cell>
          <table:table-cell office:value-type="float" office:value="11.22">
            <text:p>11.22</text:p>
          </table:table-cell>
          <table:table-cell office:value-type="float" office:value="14.15">
            <text:p>14.15</text:p>
          </table:table-cell>
          <table:table-cell table:formula="of:=[.N40]/MIN([.$N40:.$R40])" office:value-type="float" office:value="1">
            <text:p>1</text:p>
          </table:table-cell>
          <table:table-cell table:formula="of:=[.O40]/MIN([.$N40:.$R40])" office:value-type="float" office:value="1.0154686078253">
            <text:p>1.0154686078</text:p>
          </table:table-cell>
          <table:table-cell table:formula="of:=[.P40]/MIN([.$N40:.$R40])" office:value-type="float" office:value="1.00454959053685">
            <text:p>1.0045495905</text:p>
          </table:table-cell>
          <table:table-cell table:formula="of:=[.Q40]/MIN([.$N40:.$R40])" office:value-type="float" office:value="1.02092811646952">
            <text:p>1.0209281165</text:p>
          </table:table-cell>
          <table:table-cell table:formula="of:=[.R40]/MIN([.$N40:.$R40])" office:value-type="float" office:value="1.28753412192903">
            <text:p>1.287534121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1.11">
            <text:p>1.11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office:value-type="float" office:value="1.06">
            <text:p>1.06</text:p>
          </table:table-cell>
          <table:table-cell table:formula="of:=[.N41]/MIN([.$N41:.$R41])" office:value-type="float" office:value="1.02830188679245">
            <text:p>1.0283018868</text:p>
          </table:table-cell>
          <table:table-cell table:formula="of:=[.O41]/MIN([.$N41:.$R41])" office:value-type="float" office:value="1.04716981132075">
            <text:p>1.0471698113</text:p>
          </table:table-cell>
          <table:table-cell table:formula="of:=[.P41]/MIN([.$N41:.$R41])" office:value-type="float" office:value="1.00943396226415">
            <text:p>1.0094339623</text:p>
          </table:table-cell>
          <table:table-cell table:formula="of:=[.Q41]/MIN([.$N41:.$R41])" office:value-type="float" office:value="1.0377358490566">
            <text:p>1.0377358491</text:p>
          </table:table-cell>
          <table:table-cell table:formula="of:=[.R41]/MIN([.$N41:.$R4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1.28">
            <text:p>1.28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1.37">
            <text:p>1.37</text:p>
          </table:table-cell>
          <table:table-cell table:formula="of:=[.N42]/MIN([.$N42:.$R42])" office:value-type="float" office:value="1.00787401574803">
            <text:p>1.0078740157</text:p>
          </table:table-cell>
          <table:table-cell table:formula="of:=[.O42]/MIN([.$N42:.$R42])" office:value-type="float" office:value="1.00787401574803">
            <text:p>1.0078740157</text:p>
          </table:table-cell>
          <table:table-cell table:formula="of:=[.P42]/MIN([.$N42:.$R42])" office:value-type="float" office:value="1">
            <text:p>1</text:p>
          </table:table-cell>
          <table:table-cell table:formula="of:=[.Q42]/MIN([.$N42:.$R42])" office:value-type="float" office:value="1">
            <text:p>1</text:p>
          </table:table-cell>
          <table:table-cell table:formula="of:=[.R42]/MIN([.$N42:.$R42])" office:value-type="float" office:value="1.07874015748032">
            <text:p>1.078740157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8.6">
            <text:p>8.6</text:p>
          </table:table-cell>
          <table:table-cell office:value-type="float" office:value="8.79">
            <text:p>8.79</text:p>
          </table:table-cell>
          <table:table-cell office:value-type="float" office:value="8.63">
            <text:p>8.63</text:p>
          </table:table-cell>
          <table:table-cell office:value-type="float" office:value="8.82">
            <text:p>8.82</text:p>
          </table:table-cell>
          <table:table-cell office:value-type="float" office:value="11.01">
            <text:p>11.01</text:p>
          </table:table-cell>
          <table:table-cell table:formula="of:=[.N43]/MIN([.$N43:.$R43])" office:value-type="float" office:value="1">
            <text:p>1</text:p>
          </table:table-cell>
          <table:table-cell table:formula="of:=[.O43]/MIN([.$N43:.$R43])" office:value-type="float" office:value="1.02209302325581">
            <text:p>1.0220930233</text:p>
          </table:table-cell>
          <table:table-cell table:formula="of:=[.P43]/MIN([.$N43:.$R43])" office:value-type="float" office:value="1.00348837209302">
            <text:p>1.0034883721</text:p>
          </table:table-cell>
          <table:table-cell table:formula="of:=[.Q43]/MIN([.$N43:.$R43])" office:value-type="float" office:value="1.02558139534884">
            <text:p>1.0255813953</text:p>
          </table:table-cell>
          <table:table-cell table:formula="of:=[.R43]/MIN([.$N43:.$R43])" office:value-type="float" office:value="1.28023255813953">
            <text:p>1.280232558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.27">
            <text:p>1.27</text:p>
          </table:table-cell>
          <table:table-cell office:value-type="float" office:value="1.29">
            <text:p>1.29</text:p>
          </table:table-cell>
          <table:table-cell office:value-type="float" office:value="1.28">
            <text:p>1.28</text:p>
          </table:table-cell>
          <table:table-cell office:value-type="float" office:value="1.29">
            <text:p>1.29</text:p>
          </table:table-cell>
          <table:table-cell office:value-type="float" office:value="1.36">
            <text:p>1.36</text:p>
          </table:table-cell>
          <table:table-cell table:formula="of:=[.N44]/MIN([.$N44:.$R44])" office:value-type="float" office:value="1">
            <text:p>1</text:p>
          </table:table-cell>
          <table:table-cell table:formula="of:=[.O44]/MIN([.$N44:.$R44])" office:value-type="float" office:value="1.01574803149606">
            <text:p>1.0157480315</text:p>
          </table:table-cell>
          <table:table-cell table:formula="of:=[.P44]/MIN([.$N44:.$R44])" office:value-type="float" office:value="1.00787401574803">
            <text:p>1.0078740157</text:p>
          </table:table-cell>
          <table:table-cell table:formula="of:=[.Q44]/MIN([.$N44:.$R44])" office:value-type="float" office:value="1.01574803149606">
            <text:p>1.0157480315</text:p>
          </table:table-cell>
          <table:table-cell table:formula="of:=[.R44]/MIN([.$N44:.$R44])" office:value-type="float" office:value="1.07086614173228">
            <text:p>1.070866141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8.62">
            <text:p>8.62</text:p>
          </table:table-cell>
          <table:table-cell office:value-type="float" office:value="8.81">
            <text:p>8.81</text:p>
          </table:table-cell>
          <table:table-cell office:value-type="float" office:value="8.49">
            <text:p>8.49</text:p>
          </table:table-cell>
          <table:table-cell office:value-type="float" office:value="8.83">
            <text:p>8.83</text:p>
          </table:table-cell>
          <table:table-cell office:value-type="float" office:value="10.94">
            <text:p>10.94</text:p>
          </table:table-cell>
          <table:table-cell table:formula="of:=[.N45]/MIN([.$N45:.$R45])" office:value-type="float" office:value="1.01531213191991">
            <text:p>1.0153121319</text:p>
          </table:table-cell>
          <table:table-cell table:formula="of:=[.O45]/MIN([.$N45:.$R45])" office:value-type="float" office:value="1.037691401649">
            <text:p>1.0376914016</text:p>
          </table:table-cell>
          <table:table-cell table:formula="of:=[.P45]/MIN([.$N45:.$R45])" office:value-type="float" office:value="1">
            <text:p>1</text:p>
          </table:table-cell>
          <table:table-cell table:formula="of:=[.Q45]/MIN([.$N45:.$R45])" office:value-type="float" office:value="1.04004711425206">
            <text:p>1.0400471143</text:p>
          </table:table-cell>
          <table:table-cell table:formula="of:=[.R45]/MIN([.$N45:.$R45])" office:value-type="float" office:value="1.28857479387515">
            <text:p>1.288574793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51">
            <text:p>0.51</text:p>
          </table:table-cell>
          <table:table-cell table:number-columns-repeated="2" office:value-type="float" office:value="0.52">
            <text:p>0.52</text:p>
          </table:table-cell>
          <table:table-cell table:formula="of:=[.N46]/MIN([.$N46:.$R46])" office:value-type="float" office:value="1.01960784313725">
            <text:p>1.0196078431</text:p>
          </table:table-cell>
          <table:table-cell table:formula="of:=[.O46]/MIN([.$N46:.$R46])" office:value-type="float" office:value="1">
            <text:p>1</text:p>
          </table:table-cell>
          <table:table-cell table:formula="of:=[.P46]/MIN([.$N46:.$R46])" office:value-type="float" office:value="1">
            <text:p>1</text:p>
          </table:table-cell>
          <table:table-cell table:formula="of:=[.Q46]/MIN([.$N46:.$R46])" office:value-type="float" office:value="1.01960784313725">
            <text:p>1.0196078431</text:p>
          </table:table-cell>
          <table:table-cell table:formula="of:=[.R46]/MIN([.$N46:.$R46])" office:value-type="float" office:value="1.01960784313725">
            <text:p>1.019607843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office:value-type="float" office:value="1.03">
            <text:p>1.03</text:p>
          </table:table-cell>
          <table:table-cell office:value-type="float" office:value="1.04">
            <text:p>1.04</text:p>
          </table:table-cell>
          <table:table-cell office:value-type="float" office:value="1.08">
            <text:p>1.08</text:p>
          </table:table-cell>
          <table:table-cell table:formula="of:=[.N47]/MIN([.$N47:.$R47])" office:value-type="float" office:value="1">
            <text:p>1</text:p>
          </table:table-cell>
          <table:table-cell table:formula="of:=[.O47]/MIN([.$N47:.$R47])" office:value-type="float" office:value="1.01960784313725">
            <text:p>1.0196078431</text:p>
          </table:table-cell>
          <table:table-cell table:formula="of:=[.P47]/MIN([.$N47:.$R47])" office:value-type="float" office:value="1.00980392156863">
            <text:p>1.0098039216</text:p>
          </table:table-cell>
          <table:table-cell table:formula="of:=[.Q47]/MIN([.$N47:.$R47])" office:value-type="float" office:value="1.01960784313725">
            <text:p>1.0196078431</text:p>
          </table:table-cell>
          <table:table-cell table:formula="of:=[.R47]/MIN([.$N47:.$R47])" office:value-type="float" office:value="1.05882352941176">
            <text:p>1.058823529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3.02">
            <text:p>23.02</text:p>
          </table:table-cell>
          <table:table-cell office:value-type="float" office:value="23.89">
            <text:p>23.89</text:p>
          </table:table-cell>
          <table:table-cell office:value-type="float" office:value="22.95">
            <text:p>22.95</text:p>
          </table:table-cell>
          <table:table-cell office:value-type="float" office:value="24">
            <text:p>24</text:p>
          </table:table-cell>
          <table:table-cell office:value-type="float" office:value="28.64">
            <text:p>28.64</text:p>
          </table:table-cell>
          <table:table-cell table:formula="of:=[.N48]/MIN([.$N48:.$R48])" office:value-type="float" office:value="1.00305010893246">
            <text:p>1.0030501089</text:p>
          </table:table-cell>
          <table:table-cell table:formula="of:=[.O48]/MIN([.$N48:.$R48])" office:value-type="float" office:value="1.04095860566449">
            <text:p>1.0409586057</text:p>
          </table:table-cell>
          <table:table-cell table:formula="of:=[.P48]/MIN([.$N48:.$R48])" office:value-type="float" office:value="1">
            <text:p>1</text:p>
          </table:table-cell>
          <table:table-cell table:formula="of:=[.Q48]/MIN([.$N48:.$R48])" office:value-type="float" office:value="1.04575163398693">
            <text:p>1.045751634</text:p>
          </table:table-cell>
          <table:table-cell table:formula="of:=[.R48]/MIN([.$N48:.$R48])" office:value-type="float" office:value="1.2479302832244">
            <text:p>1.247930283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office:value-type="float" office:value="1.07">
            <text:p>1.07</text:p>
          </table:table-cell>
          <table:table-cell table:formula="of:=[.N49]/MIN([.$N49:.$R49])" office:value-type="float" office:value="1">
            <text:p>1</text:p>
          </table:table-cell>
          <table:table-cell table:formula="of:=[.O49]/MIN([.$N49:.$R49])" office:value-type="float" office:value="1.02970297029703">
            <text:p>1.0297029703</text:p>
          </table:table-cell>
          <table:table-cell table:formula="of:=[.P49]/MIN([.$N49:.$R49])" office:value-type="float" office:value="1.00990099009901">
            <text:p>1.0099009901</text:p>
          </table:table-cell>
          <table:table-cell table:formula="of:=[.Q49]/MIN([.$N49:.$R49])" office:value-type="float" office:value="1.02970297029703">
            <text:p>1.0297029703</text:p>
          </table:table-cell>
          <table:table-cell table:formula="of:=[.R49]/MIN([.$N49:.$R49])" office:value-type="float" office:value="1.05940594059406">
            <text:p>1.059405940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.69">
            <text:p>26.69</text:p>
          </table:table-cell>
          <table:table-cell office:value-type="float" office:value="27.58">
            <text:p>27.58</text:p>
          </table:table-cell>
          <table:table-cell office:value-type="float" office:value="26.45">
            <text:p>26.45</text:p>
          </table:table-cell>
          <table:table-cell office:value-type="float" office:value="27.47">
            <text:p>27.47</text:p>
          </table:table-cell>
          <table:table-cell office:value-type="float" office:value="35.83">
            <text:p>35.83</text:p>
          </table:table-cell>
          <table:table-cell table:formula="of:=[.N50]/MIN([.$N50:.$R50])" office:value-type="float" office:value="1.00907372400756">
            <text:p>1.009073724</text:p>
          </table:table-cell>
          <table:table-cell table:formula="of:=[.O50]/MIN([.$N50:.$R50])" office:value-type="float" office:value="1.04272211720227">
            <text:p>1.0427221172</text:p>
          </table:table-cell>
          <table:table-cell table:formula="of:=[.P50]/MIN([.$N50:.$R50])" office:value-type="float" office:value="1">
            <text:p>1</text:p>
          </table:table-cell>
          <table:table-cell table:formula="of:=[.Q50]/MIN([.$N50:.$R50])" office:value-type="float" office:value="1.03856332703214">
            <text:p>1.038563327</text:p>
          </table:table-cell>
          <table:table-cell table:formula="of:=[.R50]/MIN([.$N50:.$R50])" office:value-type="float" office:value="1.35463137996219">
            <text:p>1.3546313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table:formula="of:=[.N51]/MIN([.$N51:.$R51])" office:value-type="float" office:value="1.04761904761905">
            <text:p>1.0476190476</text:p>
          </table:table-cell>
          <table:table-cell table:formula="of:=[.O51]/MIN([.$N51:.$R51])" office:value-type="float" office:value="1.04761904761905">
            <text:p>1.0476190476</text:p>
          </table:table-cell>
          <table:table-cell table:formula="of:=[.P51]/MIN([.$N51:.$R51])" office:value-type="float" office:value="1.04761904761905">
            <text:p>1.0476190476</text:p>
          </table:table-cell>
          <table:table-cell table:formula="of:=[.Q51]/MIN([.$N51:.$R51])" office:value-type="float" office:value="1">
            <text:p>1</text:p>
          </table:table-cell>
          <table:table-cell table:formula="of:=[.R51]/MIN([.$N51:.$R51])" office:value-type="float" office:value="1.04761904761905">
            <text:p>1.047619047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51">
            <text:p>2.51</text:p>
          </table:table-cell>
          <table:table-cell office:value-type="float" office:value="2.56">
            <text:p>2.56</text:p>
          </table:table-cell>
          <table:table-cell office:value-type="float" office:value="2.51">
            <text:p>2.51</text:p>
          </table:table-cell>
          <table:table-cell office:value-type="float" office:value="2.53">
            <text:p>2.53</text:p>
          </table:table-cell>
          <table:table-cell office:value-type="float" office:value="2.76">
            <text:p>2.76</text:p>
          </table:table-cell>
          <table:table-cell table:formula="of:=[.N52]/MIN([.$N52:.$R52])" office:value-type="float" office:value="1">
            <text:p>1</text:p>
          </table:table-cell>
          <table:table-cell table:formula="of:=[.O52]/MIN([.$N52:.$R52])" office:value-type="float" office:value="1.0199203187251">
            <text:p>1.0199203187</text:p>
          </table:table-cell>
          <table:table-cell table:formula="of:=[.P52]/MIN([.$N52:.$R52])" office:value-type="float" office:value="1">
            <text:p>1</text:p>
          </table:table-cell>
          <table:table-cell table:formula="of:=[.Q52]/MIN([.$N52:.$R52])" office:value-type="float" office:value="1.00796812749004">
            <text:p>1.0079681275</text:p>
          </table:table-cell>
          <table:table-cell table:formula="of:=[.R52]/MIN([.$N52:.$R52])" office:value-type="float" office:value="1.0996015936255">
            <text:p>1.099601593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9.27">
            <text:p>19.27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72">
            <text:p>19.72</text:p>
          </table:table-cell>
          <table:table-cell office:value-type="float" office:value="23.25">
            <text:p>23.25</text:p>
          </table:table-cell>
          <table:table-cell table:formula="of:=[.N53]/MIN([.$N53:.$R53])" office:value-type="float" office:value="1">
            <text:p>1</text:p>
          </table:table-cell>
          <table:table-cell table:formula="of:=[.O53]/MIN([.$N53:.$R53])" office:value-type="float" office:value="1.03269330565646">
            <text:p>1.0326933057</text:p>
          </table:table-cell>
          <table:table-cell table:formula="of:=[.P53]/MIN([.$N53:.$R53])" office:value-type="float" office:value="1.0275038920602">
            <text:p>1.0275038921</text:p>
          </table:table-cell>
          <table:table-cell table:formula="of:=[.Q53]/MIN([.$N53:.$R53])" office:value-type="float" office:value="1.02335236118319">
            <text:p>1.0233523612</text:p>
          </table:table-cell>
          <table:table-cell table:formula="of:=[.R53]/MIN([.$N53:.$R53])" office:value-type="float" office:value="1.20653866113129">
            <text:p>1.206538661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34">
            <text:p>2.34</text:p>
          </table:table-cell>
          <table:table-cell office:value-type="float" office:value="2.36">
            <text:p>2.36</text:p>
          </table:table-cell>
          <table:table-cell office:value-type="float" office:value="2.33">
            <text:p>2.33</text:p>
          </table:table-cell>
          <table:table-cell office:value-type="float" office:value="2.35">
            <text:p>2.35</text:p>
          </table:table-cell>
          <table:table-cell office:value-type="float" office:value="2.6">
            <text:p>2.6</text:p>
          </table:table-cell>
          <table:table-cell table:formula="of:=[.N54]/MIN([.$N54:.$R54])" office:value-type="float" office:value="1.00429184549356">
            <text:p>1.0042918455</text:p>
          </table:table-cell>
          <table:table-cell table:formula="of:=[.O54]/MIN([.$N54:.$R54])" office:value-type="float" office:value="1.01287553648069">
            <text:p>1.0128755365</text:p>
          </table:table-cell>
          <table:table-cell table:formula="of:=[.P54]/MIN([.$N54:.$R54])" office:value-type="float" office:value="1">
            <text:p>1</text:p>
          </table:table-cell>
          <table:table-cell table:formula="of:=[.Q54]/MIN([.$N54:.$R54])" office:value-type="float" office:value="1.00858369098712">
            <text:p>1.008583691</text:p>
          </table:table-cell>
          <table:table-cell table:formula="of:=[.R54]/MIN([.$N54:.$R54])" office:value-type="float" office:value="1.11587982832618">
            <text:p>1.115879828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4.96">
            <text:p>24.96</text:p>
          </table:table-cell>
          <table:table-cell office:value-type="float" office:value="25.8">
            <text:p>25.8</text:p>
          </table:table-cell>
          <table:table-cell office:value-type="float" office:value="24.83">
            <text:p>24.83</text:p>
          </table:table-cell>
          <table:table-cell office:value-type="float" office:value="25.68">
            <text:p>25.68</text:p>
          </table:table-cell>
          <table:table-cell office:value-type="float" office:value="32.79">
            <text:p>32.79</text:p>
          </table:table-cell>
          <table:table-cell table:formula="of:=[.N55]/MIN([.$N55:.$R55])" office:value-type="float" office:value="1.00523560209424">
            <text:p>1.0052356021</text:p>
          </table:table-cell>
          <table:table-cell table:formula="of:=[.O55]/MIN([.$N55:.$R55])" office:value-type="float" office:value="1.03906564639549">
            <text:p>1.0390656464</text:p>
          </table:table-cell>
          <table:table-cell table:formula="of:=[.P55]/MIN([.$N55:.$R55])" office:value-type="float" office:value="1">
            <text:p>1</text:p>
          </table:table-cell>
          <table:table-cell table:formula="of:=[.Q55]/MIN([.$N55:.$R55])" office:value-type="float" office:value="1.03423278292388">
            <text:p>1.0342327829</text:p>
          </table:table-cell>
          <table:table-cell table:formula="of:=[.R55]/MIN([.$N55:.$R55])" office:value-type="float" office:value="1.32057994361659">
            <text:p>1.320579943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56]/MIN([.$N56:.$R56])" office:value-type="float" office:value="1.14285714285714">
            <text:p>1.1428571429</text:p>
          </table:table-cell>
          <table:table-cell table:formula="of:=[.O56]/MIN([.$N56:.$R56])" office:value-type="float" office:value="1.14285714285714">
            <text:p>1.1428571429</text:p>
          </table:table-cell>
          <table:table-cell table:formula="of:=[.P56]/MIN([.$N56:.$R56])" office:value-type="float" office:value="1">
            <text:p>1</text:p>
          </table:table-cell>
          <table:table-cell table:formula="of:=[.Q56]/MIN([.$N56:.$R56])" office:value-type="float" office:value="1">
            <text:p>1</text:p>
          </table:table-cell>
          <table:table-cell table:formula="of:=[.R56]/MIN([.$N56:.$R56])" office:value-type="float" office:value="1.14285714285714">
            <text:p>1.14285714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2.29">
            <text:p>2.29</text:p>
          </table:table-cell>
          <table:table-cell office:value-type="float" office:value="2.28">
            <text:p>2.28</text:p>
          </table:table-cell>
          <table:table-cell office:value-type="float" office:value="2.29">
            <text:p>2.29</text:p>
          </table:table-cell>
          <table:table-cell office:value-type="float" office:value="2.51">
            <text:p>2.51</text:p>
          </table:table-cell>
          <table:table-cell table:formula="of:=[.N57]/MIN([.$N57:.$R57])" office:value-type="float" office:value="1.00438596491228">
            <text:p>1.0043859649</text:p>
          </table:table-cell>
          <table:table-cell table:formula="of:=[.O57]/MIN([.$N57:.$R57])" office:value-type="float" office:value="1.00438596491228">
            <text:p>1.0043859649</text:p>
          </table:table-cell>
          <table:table-cell table:formula="of:=[.P57]/MIN([.$N57:.$R57])" office:value-type="float" office:value="1">
            <text:p>1</text:p>
          </table:table-cell>
          <table:table-cell table:formula="of:=[.Q57]/MIN([.$N57:.$R57])" office:value-type="float" office:value="1.00438596491228">
            <text:p>1.0043859649</text:p>
          </table:table-cell>
          <table:table-cell table:formula="of:=[.R57]/MIN([.$N57:.$R57])" office:value-type="float" office:value="1.10087719298246">
            <text:p>1.10087719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2.6">
            <text:p>22.6</text:p>
          </table:table-cell>
          <table:table-cell office:value-type="float" office:value="22.78">
            <text:p>22.78</text:p>
          </table:table-cell>
          <table:table-cell office:value-type="float" office:value="22.61">
            <text:p>22.61</text:p>
          </table:table-cell>
          <table:table-cell office:value-type="float" office:value="22.82">
            <text:p>22.82</text:p>
          </table:table-cell>
          <table:table-cell office:value-type="float" office:value="28.14">
            <text:p>28.14</text:p>
          </table:table-cell>
          <table:table-cell table:formula="of:=[.N58]/MIN([.$N58:.$R58])" office:value-type="float" office:value="1">
            <text:p>1</text:p>
          </table:table-cell>
          <table:table-cell table:formula="of:=[.O58]/MIN([.$N58:.$R58])" office:value-type="float" office:value="1.00796460176991">
            <text:p>1.0079646018</text:p>
          </table:table-cell>
          <table:table-cell table:formula="of:=[.P58]/MIN([.$N58:.$R58])" office:value-type="float" office:value="1.00044247787611">
            <text:p>1.0004424779</text:p>
          </table:table-cell>
          <table:table-cell table:formula="of:=[.Q58]/MIN([.$N58:.$R58])" office:value-type="float" office:value="1.00973451327434">
            <text:p>1.0097345133</text:p>
          </table:table-cell>
          <table:table-cell table:formula="of:=[.R58]/MIN([.$N58:.$R58])" office:value-type="float" office:value="1.24513274336283">
            <text:p>1.245132743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18">
            <text:p>2.18</text:p>
          </table:table-cell>
          <table:table-cell office:value-type="float" office:value="2.2">
            <text:p>2.2</text:p>
          </table:table-cell>
          <table:table-cell office:value-type="float" office:value="2.18">
            <text:p>2.18</text:p>
          </table:table-cell>
          <table:table-cell office:value-type="float" office:value="2.19">
            <text:p>2.19</text:p>
          </table:table-cell>
          <table:table-cell office:value-type="float" office:value="2.43">
            <text:p>2.43</text:p>
          </table:table-cell>
          <table:table-cell table:formula="of:=[.N59]/MIN([.$N59:.$R59])" office:value-type="float" office:value="1">
            <text:p>1</text:p>
          </table:table-cell>
          <table:table-cell table:formula="of:=[.O59]/MIN([.$N59:.$R59])" office:value-type="float" office:value="1.00917431192661">
            <text:p>1.0091743119</text:p>
          </table:table-cell>
          <table:table-cell table:formula="of:=[.P59]/MIN([.$N59:.$R59])" office:value-type="float" office:value="1">
            <text:p>1</text:p>
          </table:table-cell>
          <table:table-cell table:formula="of:=[.Q59]/MIN([.$N59:.$R59])" office:value-type="float" office:value="1.0045871559633">
            <text:p>1.004587156</text:p>
          </table:table-cell>
          <table:table-cell table:formula="of:=[.R59]/MIN([.$N59:.$R59])" office:value-type="float" office:value="1.11467889908257">
            <text:p>1.114678899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.44">
            <text:p>26.44</text:p>
          </table:table-cell>
          <table:table-cell office:value-type="float" office:value="26.92">
            <text:p>26.92</text:p>
          </table:table-cell>
          <table:table-cell office:value-type="float" office:value="26.54">
            <text:p>26.54</text:p>
          </table:table-cell>
          <table:table-cell office:value-type="float" office:value="27.04">
            <text:p>27.04</text:p>
          </table:table-cell>
          <table:table-cell office:value-type="float" office:value="35.87">
            <text:p>35.87</text:p>
          </table:table-cell>
          <table:table-cell table:formula="of:=[.N60]/MIN([.$N60:.$R60])" office:value-type="float" office:value="1">
            <text:p>1</text:p>
          </table:table-cell>
          <table:table-cell table:formula="of:=[.O60]/MIN([.$N60:.$R60])" office:value-type="float" office:value="1.01815431164902">
            <text:p>1.0181543116</text:p>
          </table:table-cell>
          <table:table-cell table:formula="of:=[.P60]/MIN([.$N60:.$R60])" office:value-type="float" office:value="1.00378214826021">
            <text:p>1.0037821483</text:p>
          </table:table-cell>
          <table:table-cell table:formula="of:=[.Q60]/MIN([.$N60:.$R60])" office:value-type="float" office:value="1.02269288956127">
            <text:p>1.0226928896</text:p>
          </table:table-cell>
          <table:table-cell table:formula="of:=[.R60]/MIN([.$N60:.$R60])" office:value-type="float" office:value="1.35665658093797">
            <text:p>1.356656580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24">
            <text:p>0.24</text:p>
          </table:table-cell>
          <table:table-cell table:number-columns-repeated="3"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[.N61]/MIN([.$N61:.$R61])" office:value-type="float" office:value="1.04347826086957">
            <text:p>1.0434782609</text:p>
          </table:table-cell>
          <table:table-cell table:formula="of:=[.O61]/MIN([.$N61:.$R61])" office:value-type="float" office:value="1">
            <text:p>1</text:p>
          </table:table-cell>
          <table:table-cell table:formula="of:=[.P61]/MIN([.$N61:.$R61])" office:value-type="float" office:value="1">
            <text:p>1</text:p>
          </table:table-cell>
          <table:table-cell table:formula="of:=[.Q61]/MIN([.$N61:.$R61])" office:value-type="float" office:value="1">
            <text:p>1</text:p>
          </table:table-cell>
          <table:table-cell table:formula="of:=[.R61]/MIN([.$N61:.$R61])" office:value-type="float" office:value="1.04347826086957">
            <text:p>1.043478260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f:=[.N62]/MIN([.$N62:.$R62])" office:value-type="float" office:value="1">
            <text:p>1</text:p>
          </table:table-cell>
          <table:table-cell table:formula="of:=[.O62]/MIN([.$N62:.$R62])" office:value-type="float" office:value="1">
            <text:p>1</text:p>
          </table:table-cell>
          <table:table-cell table:formula="of:=[.P62]/MIN([.$N62:.$R62])" office:value-type="float" office:value="1">
            <text:p>1</text:p>
          </table:table-cell>
          <table:table-cell table:formula="of:=[.Q62]/MIN([.$N62:.$R62])" office:value-type="float" office:value="1">
            <text:p>1</text:p>
          </table:table-cell>
          <table:table-cell table:formula="of:=[.R62]/MIN([.$N62:.$R62])" office:value-type="float" office:value="1.06666666666667">
            <text:p>1.066666666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.36">
            <text:p>10.36</text:p>
          </table:table-cell>
          <table:table-cell office:value-type="float" office:value="10.57">
            <text:p>10.57</text:p>
          </table:table-cell>
          <table:table-cell office:value-type="float" office:value="10.31">
            <text:p>10.31</text:p>
          </table:table-cell>
          <table:table-cell office:value-type="float" office:value="10.5">
            <text:p>10.5</text:p>
          </table:table-cell>
          <table:table-cell office:value-type="float" office:value="12.71">
            <text:p>12.71</text:p>
          </table:table-cell>
          <table:table-cell table:formula="of:=[.N63]/MIN([.$N63:.$R63])" office:value-type="float" office:value="1.00484966052376">
            <text:p>1.0048496605</text:p>
          </table:table-cell>
          <table:table-cell table:formula="of:=[.O63]/MIN([.$N63:.$R63])" office:value-type="float" office:value="1.02521823472357">
            <text:p>1.0252182347</text:p>
          </table:table-cell>
          <table:table-cell table:formula="of:=[.P63]/MIN([.$N63:.$R63])" office:value-type="float" office:value="1">
            <text:p>1</text:p>
          </table:table-cell>
          <table:table-cell table:formula="of:=[.Q63]/MIN([.$N63:.$R63])" office:value-type="float" office:value="1.0184287099903">
            <text:p>1.01842871</text:p>
          </table:table-cell>
          <table:table-cell table:formula="of:=[.R63]/MIN([.$N63:.$R63])" office:value-type="float" office:value="1.23278370514064">
            <text:p>1.232783705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17">
            <text:p>0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18">
            <text:p>0.18</text:p>
          </table:table-cell>
          <table:table-cell table:formula="of:=[.N64]/MIN([.$N64:.$R64])" office:value-type="float" office:value="1.0625">
            <text:p>1.0625</text:p>
          </table:table-cell>
          <table:table-cell table:formula="of:=[.O64]/MIN([.$N64:.$R64])" office:value-type="float" office:value="1.0625">
            <text:p>1.0625</text:p>
          </table:table-cell>
          <table:table-cell table:formula="of:=[.P64]/MIN([.$N64:.$R64])" office:value-type="float" office:value="1">
            <text:p>1</text:p>
          </table:table-cell>
          <table:table-cell table:formula="of:=[.Q64]/MIN([.$N64:.$R64])" office:value-type="float" office:value="1">
            <text:p>1</text:p>
          </table:table-cell>
          <table:table-cell table:formula="of:=[.R64]/MIN([.$N64:.$R64])" office:value-type="float" office:value="1.125">
            <text:p>1.1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1.8">
            <text:p>11.8</text:p>
          </table:table-cell>
          <table:table-cell office:value-type="float" office:value="12.08">
            <text:p>12.08</text:p>
          </table:table-cell>
          <table:table-cell office:value-type="float" office:value="12.04">
            <text:p>12.04</text:p>
          </table:table-cell>
          <table:table-cell office:value-type="float" office:value="12.06">
            <text:p>12.06</text:p>
          </table:table-cell>
          <table:table-cell office:value-type="float" office:value="15.19">
            <text:p>15.19</text:p>
          </table:table-cell>
          <table:table-cell table:formula="of:=[.N65]/MIN([.$N65:.$R65])" office:value-type="float" office:value="1">
            <text:p>1</text:p>
          </table:table-cell>
          <table:table-cell table:formula="of:=[.O65]/MIN([.$N65:.$R65])" office:value-type="float" office:value="1.02372881355932">
            <text:p>1.0237288136</text:p>
          </table:table-cell>
          <table:table-cell table:formula="of:=[.P65]/MIN([.$N65:.$R65])" office:value-type="float" office:value="1.02033898305085">
            <text:p>1.0203389831</text:p>
          </table:table-cell>
          <table:table-cell table:formula="of:=[.Q65]/MIN([.$N65:.$R65])" office:value-type="float" office:value="1.02203389830508">
            <text:p>1.0220338983</text:p>
          </table:table-cell>
          <table:table-cell table:formula="of:=[.R65]/MIN([.$N65:.$R65])" office:value-type="float" office:value="1.28728813559322">
            <text:p>1.287288135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.03">
            <text:p>0.03</text:p>
          </table:table-cell>
          <table:table-cell table:formula="of:=[.N66]/MIN([.$N66:.$R66])" office:value-type="float" office:value="1.33333333333333">
            <text:p>1.3333333333</text:p>
          </table:table-cell>
          <table:table-cell table:formula="of:=[.O66]/MIN([.$N66:.$R66])" office:value-type="float" office:value="1">
            <text:p>1</text:p>
          </table:table-cell>
          <table:table-cell table:formula="of:=[.P66]/MIN([.$N66:.$R66])" office:value-type="float" office:value="1">
            <text:p>1</text:p>
          </table:table-cell>
          <table:table-cell table:formula="of:=[.Q66]/MIN([.$N66:.$R66])" office:value-type="float" office:value="1">
            <text:p>1</text:p>
          </table:table-cell>
          <table:table-cell table:formula="of:=[.R66]/MIN([.$N66:.$R6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67]/MIN([.$N67:.$R67])" office:value-type="float" office:value="2">
            <text:p>2</text:p>
          </table:table-cell>
          <table:table-cell table:formula="of:=[.O67]/MIN([.$N67:.$R67])" office:value-type="float" office:value="1">
            <text:p>1</text:p>
          </table:table-cell>
          <table:table-cell table:formula="of:=[.P67]/MIN([.$N67:.$R67])" office:value-type="float" office:value="1">
            <text:p>1</text:p>
          </table:table-cell>
          <table:table-cell table:formula="of:=[.Q67]/MIN([.$N67:.$R67])" office:value-type="float" office:value="1">
            <text:p>1</text:p>
          </table:table-cell>
          <table:table-cell table:formula="of:=[.R67]/MIN([.$N67:.$R67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1.58">
            <text:p>11.58</text:p>
          </table:table-cell>
          <table:table-cell office:value-type="float" office:value="11.8">
            <text:p>11.8</text:p>
          </table:table-cell>
          <table:table-cell office:value-type="float" office:value="11.64">
            <text:p>11.64</text:p>
          </table:table-cell>
          <table:table-cell office:value-type="float" office:value="11.83">
            <text:p>11.83</text:p>
          </table:table-cell>
          <table:table-cell office:value-type="float" office:value="13.97">
            <text:p>13.97</text:p>
          </table:table-cell>
          <table:table-cell table:formula="of:=[.N68]/MIN([.$N68:.$R68])" office:value-type="float" office:value="1">
            <text:p>1</text:p>
          </table:table-cell>
          <table:table-cell table:formula="of:=[.O68]/MIN([.$N68:.$R68])" office:value-type="float" office:value="1.01899827288428">
            <text:p>1.0189982729</text:p>
          </table:table-cell>
          <table:table-cell table:formula="of:=[.P68]/MIN([.$N68:.$R68])" office:value-type="float" office:value="1.00518134715026">
            <text:p>1.0051813472</text:p>
          </table:table-cell>
          <table:table-cell table:formula="of:=[.Q68]/MIN([.$N68:.$R68])" office:value-type="float" office:value="1.02158894645941">
            <text:p>1.0215889465</text:p>
          </table:table-cell>
          <table:table-cell table:formula="of:=[.R68]/MIN([.$N68:.$R68])" office:value-type="float" office:value="1.20639032815199">
            <text:p>1.206390328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14">
            <text:p>0.14</text:p>
          </table:table-cell>
          <table:table-cell table:number-columns-repeated="4" office:value-type="float" office:value="0.13">
            <text:p>0.13</text:p>
          </table:table-cell>
          <table:table-cell table:formula="of:=[.N69]/MIN([.$N69:.$R69])" office:value-type="float" office:value="1.07692307692308">
            <text:p>1.0769230769</text:p>
          </table:table-cell>
          <table:table-cell table:formula="of:=[.O69]/MIN([.$N69:.$R69])" office:value-type="float" office:value="1">
            <text:p>1</text:p>
          </table:table-cell>
          <table:table-cell table:formula="of:=[.P69]/MIN([.$N69:.$R69])" office:value-type="float" office:value="1">
            <text:p>1</text:p>
          </table:table-cell>
          <table:table-cell table:formula="of:=[.Q69]/MIN([.$N69:.$R69])" office:value-type="float" office:value="1">
            <text:p>1</text:p>
          </table:table-cell>
          <table:table-cell table:formula="of:=[.R69]/MIN([.$N69:.$R69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3.04">
            <text:p>13.04</text:p>
          </table:table-cell>
          <table:table-cell office:value-type="float" office:value="13.53">
            <text:p>13.53</text:p>
          </table:table-cell>
          <table:table-cell office:value-type="float" office:value="12.92">
            <text:p>12.92</text:p>
          </table:table-cell>
          <table:table-cell office:value-type="float" office:value="13.41">
            <text:p>13.41</text:p>
          </table:table-cell>
          <table:table-cell office:value-type="float" office:value="18.06">
            <text:p>18.06</text:p>
          </table:table-cell>
          <table:table-cell table:formula="of:=[.N70]/MIN([.$N70:.$R70])" office:value-type="float" office:value="1.00928792569659">
            <text:p>1.0092879257</text:p>
          </table:table-cell>
          <table:table-cell table:formula="of:=[.O70]/MIN([.$N70:.$R70])" office:value-type="float" office:value="1.04721362229102">
            <text:p>1.0472136223</text:p>
          </table:table-cell>
          <table:table-cell table:formula="of:=[.P70]/MIN([.$N70:.$R70])" office:value-type="float" office:value="1">
            <text:p>1</text:p>
          </table:table-cell>
          <table:table-cell table:formula="of:=[.Q70]/MIN([.$N70:.$R70])" office:value-type="float" office:value="1.03792569659443">
            <text:p>1.0379256966</text:p>
          </table:table-cell>
          <table:table-cell table:formula="of:=[.R70]/MIN([.$N70:.$R70])" office:value-type="float" office:value="1.39783281733746">
            <text:p>1.397832817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0/instance_n15_p0.20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1">
            <text:p>0.01</text:p>
          </table:table-cell>
          <table:table-cell table:formula="of:=[.N71]/MIN([.$N71:.$R71])" office:value-type="float" office:value="1">
            <text:p>1</text:p>
          </table:table-cell>
          <table:table-cell table:formula="of:=[.O71]/MIN([.$N71:.$R71])" office:value-type="float" office:value="1">
            <text:p>1</text:p>
          </table:table-cell>
          <table:table-cell table:formula="of:=[.P71]/MIN([.$N71:.$R71])" office:value-type="float" office:value="1">
            <text:p>1</text:p>
          </table:table-cell>
          <table:table-cell table:formula="of:=[.Q71]/MIN([.$N71:.$R71])" office:value-type="float" office:value="1">
            <text:p>1</text:p>
          </table:table-cell>
          <table:table-cell table:formula="of:=[.R71]/MIN([.$N71:.$R7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69">
            <text:p>0.69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table:formula="of:=[.N72]/MIN([.$N72:.$R72])" office:value-type="float" office:value="1">
            <text:p>1</text:p>
          </table:table-cell>
          <table:table-cell table:formula="of:=[.O72]/MIN([.$N72:.$R72])" office:value-type="float" office:value="1">
            <text:p>1</text:p>
          </table:table-cell>
          <table:table-cell table:formula="of:=[.P72]/MIN([.$N72:.$R72])" office:value-type="float" office:value="1">
            <text:p>1</text:p>
          </table:table-cell>
          <table:table-cell table:formula="of:=[.Q72]/MIN([.$N72:.$R72])" office:value-type="float" office:value="1.01449275362319">
            <text:p>1.0144927536</text:p>
          </table:table-cell>
          <table:table-cell table:formula="of:=[.R72]/MIN([.$N72:.$R72])" office:value-type="float" office:value="1.05797101449275">
            <text:p>1.057971014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8.09">
            <text:p>28.09</text:p>
          </table:table-cell>
          <table:table-cell office:value-type="float" office:value="29.2">
            <text:p>29.2</text:p>
          </table:table-cell>
          <table:table-cell office:value-type="float" office:value="28.07">
            <text:p>28.07</text:p>
          </table:table-cell>
          <table:table-cell office:value-type="float" office:value="30.57">
            <text:p>30.57</text:p>
          </table:table-cell>
          <table:table-cell office:value-type="float" office:value="36.9">
            <text:p>36.9</text:p>
          </table:table-cell>
          <table:table-cell table:formula="of:=[.N73]/MIN([.$N73:.$R73])" office:value-type="float" office:value="1.00071250445315">
            <text:p>1.0007125045</text:p>
          </table:table-cell>
          <table:table-cell table:formula="of:=[.O73]/MIN([.$N73:.$R73])" office:value-type="float" office:value="1.04025650160313">
            <text:p>1.0402565016</text:p>
          </table:table-cell>
          <table:table-cell table:formula="of:=[.P73]/MIN([.$N73:.$R73])" office:value-type="float" office:value="1">
            <text:p>1</text:p>
          </table:table-cell>
          <table:table-cell table:formula="of:=[.Q73]/MIN([.$N73:.$R73])" office:value-type="float" office:value="1.0890630566441">
            <text:p>1.0890630566</text:p>
          </table:table-cell>
          <table:table-cell table:formula="of:=[.R73]/MIN([.$N73:.$R73])" office:value-type="float" office:value="1.31457071606698">
            <text:p>1.314570716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0.76">
            <text:p>0.76</text:p>
          </table:table-cell>
          <table:table-cell table:formula="of:=[.N74]/MIN([.$N74:.$R74])" office:value-type="float" office:value="1">
            <text:p>1</text:p>
          </table:table-cell>
          <table:table-cell table:formula="of:=[.O74]/MIN([.$N74:.$R74])" office:value-type="float" office:value="1">
            <text:p>1</text:p>
          </table:table-cell>
          <table:table-cell table:formula="of:=[.P74]/MIN([.$N74:.$R74])" office:value-type="float" office:value="1">
            <text:p>1</text:p>
          </table:table-cell>
          <table:table-cell table:formula="of:=[.Q74]/MIN([.$N74:.$R74])" office:value-type="float" office:value="1.01428571428571">
            <text:p>1.0142857143</text:p>
          </table:table-cell>
          <table:table-cell table:formula="of:=[.R74]/MIN([.$N74:.$R74])" office:value-type="float" office:value="1.08571428571429">
            <text:p>1.085714285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1.75">
            <text:p>31.75</text:p>
          </table:table-cell>
          <table:table-cell office:value-type="float" office:value="33.17">
            <text:p>33.17</text:p>
          </table:table-cell>
          <table:table-cell office:value-type="float" office:value="31.76">
            <text:p>31.76</text:p>
          </table:table-cell>
          <table:table-cell office:value-type="float" office:value="33.09">
            <text:p>33.09</text:p>
          </table:table-cell>
          <table:table-cell office:value-type="float" office:value="44.22">
            <text:p>44.22</text:p>
          </table:table-cell>
          <table:table-cell table:formula="of:=[.N75]/MIN([.$N75:.$R75])" office:value-type="float" office:value="1">
            <text:p>1</text:p>
          </table:table-cell>
          <table:table-cell table:formula="of:=[.O75]/MIN([.$N75:.$R75])" office:value-type="float" office:value="1.04472440944882">
            <text:p>1.0447244094</text:p>
          </table:table-cell>
          <table:table-cell table:formula="of:=[.P75]/MIN([.$N75:.$R75])" office:value-type="float" office:value="1.00031496062992">
            <text:p>1.0003149606</text:p>
          </table:table-cell>
          <table:table-cell table:formula="of:=[.Q75]/MIN([.$N75:.$R75])" office:value-type="float" office:value="1.04220472440945">
            <text:p>1.0422047244</text:p>
          </table:table-cell>
          <table:table-cell table:formula="of:=[.R75]/MIN([.$N75:.$R75])" office:value-type="float" office:value="1.39275590551181">
            <text:p>1.392755905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29">
            <text:p>0.29</text:p>
          </table:table-cell>
          <table:table-cell table:number-columns-repeated="3" office:value-type="float" office:value="0.28">
            <text:p>0.28</text:p>
          </table:table-cell>
          <table:table-cell office:value-type="float" office:value="0.27">
            <text:p>0.27</text:p>
          </table:table-cell>
          <table:table-cell table:formula="of:=[.N76]/MIN([.$N76:.$R76])" office:value-type="float" office:value="1.07407407407407">
            <text:p>1.0740740741</text:p>
          </table:table-cell>
          <table:table-cell table:formula="of:=[.O76]/MIN([.$N76:.$R76])" office:value-type="float" office:value="1.03703703703704">
            <text:p>1.037037037</text:p>
          </table:table-cell>
          <table:table-cell table:formula="of:=[.P76]/MIN([.$N76:.$R76])" office:value-type="float" office:value="1.03703703703704">
            <text:p>1.037037037</text:p>
          </table:table-cell>
          <table:table-cell table:formula="of:=[.Q76]/MIN([.$N76:.$R76])" office:value-type="float" office:value="1.03703703703704">
            <text:p>1.037037037</text:p>
          </table:table-cell>
          <table:table-cell table:formula="of:=[.R76]/MIN([.$N76:.$R7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3" office:value-type="float" office:value="0.66">
            <text:p>0.66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table:formula="of:=[.N77]/MIN([.$N77:.$R77])" office:value-type="float" office:value="1">
            <text:p>1</text:p>
          </table:table-cell>
          <table:table-cell table:formula="of:=[.O77]/MIN([.$N77:.$R77])" office:value-type="float" office:value="1">
            <text:p>1</text:p>
          </table:table-cell>
          <table:table-cell table:formula="of:=[.P77]/MIN([.$N77:.$R77])" office:value-type="float" office:value="1">
            <text:p>1</text:p>
          </table:table-cell>
          <table:table-cell table:formula="of:=[.Q77]/MIN([.$N77:.$R77])" office:value-type="float" office:value="1.01515151515152">
            <text:p>1.0151515152</text:p>
          </table:table-cell>
          <table:table-cell table:formula="of:=[.R77]/MIN([.$N77:.$R77])" office:value-type="float" office:value="1.06060606060606">
            <text:p>1.060606060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3.89">
            <text:p>33.89</text:p>
          </table:table-cell>
          <table:table-cell office:value-type="float" office:value="34.96">
            <text:p>34.96</text:p>
          </table:table-cell>
          <table:table-cell office:value-type="float" office:value="33.4">
            <text:p>33.4</text:p>
          </table:table-cell>
          <table:table-cell office:value-type="float" office:value="34.83">
            <text:p>34.83</text:p>
          </table:table-cell>
          <table:table-cell office:value-type="float" office:value="40.99">
            <text:p>40.99</text:p>
          </table:table-cell>
          <table:table-cell table:formula="of:=[.N78]/MIN([.$N78:.$R78])" office:value-type="float" office:value="1.01467065868263">
            <text:p>1.0146706587</text:p>
          </table:table-cell>
          <table:table-cell table:formula="of:=[.O78]/MIN([.$N78:.$R78])" office:value-type="float" office:value="1.04670658682635">
            <text:p>1.0467065868</text:p>
          </table:table-cell>
          <table:table-cell table:formula="of:=[.P78]/MIN([.$N78:.$R78])" office:value-type="float" office:value="1">
            <text:p>1</text:p>
          </table:table-cell>
          <table:table-cell table:formula="of:=[.Q78]/MIN([.$N78:.$R78])" office:value-type="float" office:value="1.04281437125749">
            <text:p>1.0428143713</text:p>
          </table:table-cell>
          <table:table-cell table:formula="of:=[.R78]/MIN([.$N78:.$R78])" office:value-type="float" office:value="1.22724550898204">
            <text:p>1.22724550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66">
            <text:p>0.66</text:p>
          </table:table-cell>
          <table:table-cell office:value-type="float" office:value="0.71">
            <text:p>0.71</text:p>
          </table:table-cell>
          <table:table-cell table:formula="of:=[.N79]/MIN([.$N79:.$R79])" office:value-type="float" office:value="1.03076923076923">
            <text:p>1.0307692308</text:p>
          </table:table-cell>
          <table:table-cell table:formula="of:=[.O79]/MIN([.$N79:.$R79])" office:value-type="float" office:value="1">
            <text:p>1</text:p>
          </table:table-cell>
          <table:table-cell table:formula="of:=[.P79]/MIN([.$N79:.$R79])" office:value-type="float" office:value="1">
            <text:p>1</text:p>
          </table:table-cell>
          <table:table-cell table:formula="of:=[.Q79]/MIN([.$N79:.$R79])" office:value-type="float" office:value="1.01538461538462">
            <text:p>1.0153846154</text:p>
          </table:table-cell>
          <table:table-cell table:formula="of:=[.R79]/MIN([.$N79:.$R79])" office:value-type="float" office:value="1.09230769230769">
            <text:p>1.092307692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4.11">
            <text:p>34.11</text:p>
          </table:table-cell>
          <table:table-cell office:value-type="float" office:value="34.71">
            <text:p>34.71</text:p>
          </table:table-cell>
          <table:table-cell office:value-type="float" office:value="33.67">
            <text:p>33.67</text:p>
          </table:table-cell>
          <table:table-cell office:value-type="float" office:value="34.55">
            <text:p>34.55</text:p>
          </table:table-cell>
          <table:table-cell office:value-type="float" office:value="41.43">
            <text:p>41.43</text:p>
          </table:table-cell>
          <table:table-cell table:formula="of:=[.N80]/MIN([.$N80:.$R80])" office:value-type="float" office:value="1.01306801306801">
            <text:p>1.0130680131</text:p>
          </table:table-cell>
          <table:table-cell table:formula="of:=[.O80]/MIN([.$N80:.$R80])" office:value-type="float" office:value="1.03088803088803">
            <text:p>1.0308880309</text:p>
          </table:table-cell>
          <table:table-cell table:formula="of:=[.P80]/MIN([.$N80:.$R80])" office:value-type="float" office:value="1">
            <text:p>1</text:p>
          </table:table-cell>
          <table:table-cell table:formula="of:=[.Q80]/MIN([.$N80:.$R80])" office:value-type="float" office:value="1.02613602613603">
            <text:p>1.0261360261</text:p>
          </table:table-cell>
          <table:table-cell table:formula="of:=[.R80]/MIN([.$N80:.$R80])" office:value-type="float" office:value="1.23047223047223">
            <text:p>1.230472230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45">
            <text:p>0.45</text:p>
          </table:table-cell>
          <table:table-cell table:formula="of:=[.N81]/MIN([.$N81:.$R81])" office:value-type="float" office:value="1">
            <text:p>1</text:p>
          </table:table-cell>
          <table:table-cell table:formula="of:=[.O81]/MIN([.$N81:.$R81])" office:value-type="float" office:value="1">
            <text:p>1</text:p>
          </table:table-cell>
          <table:table-cell table:formula="of:=[.P81]/MIN([.$N81:.$R81])" office:value-type="float" office:value="1">
            <text:p>1</text:p>
          </table:table-cell>
          <table:table-cell table:formula="of:=[.Q81]/MIN([.$N81:.$R81])" office:value-type="float" office:value="1">
            <text:p>1</text:p>
          </table:table-cell>
          <table:table-cell table:formula="of:=[.R81]/MIN([.$N81:.$R8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2.96">
            <text:p>12.96</text:p>
          </table:table-cell>
          <table:table-cell office:value-type="float" office:value="13.28">
            <text:p>13.28</text:p>
          </table:table-cell>
          <table:table-cell office:value-type="float" office:value="13.17">
            <text:p>13.17</text:p>
          </table:table-cell>
          <table:table-cell office:value-type="float" office:value="13.33">
            <text:p>13.33</text:p>
          </table:table-cell>
          <table:table-cell office:value-type="float" office:value="16.8">
            <text:p>16.8</text:p>
          </table:table-cell>
          <table:table-cell table:formula="of:=[.N82]/MIN([.$N82:.$R82])" office:value-type="float" office:value="1">
            <text:p>1</text:p>
          </table:table-cell>
          <table:table-cell table:formula="of:=[.O82]/MIN([.$N82:.$R82])" office:value-type="float" office:value="1.02469135802469">
            <text:p>1.024691358</text:p>
          </table:table-cell>
          <table:table-cell table:formula="of:=[.P82]/MIN([.$N82:.$R82])" office:value-type="float" office:value="1.0162037037037">
            <text:p>1.0162037037</text:p>
          </table:table-cell>
          <table:table-cell table:formula="of:=[.Q82]/MIN([.$N82:.$R82])" office:value-type="float" office:value="1.02854938271605">
            <text:p>1.0285493827</text:p>
          </table:table-cell>
          <table:table-cell table:formula="of:=[.R82]/MIN([.$N82:.$R82])" office:value-type="float" office:value="1.2962962962963">
            <text:p>1.296296296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3">
            <text:p>0.3</text:p>
          </table:table-cell>
          <table:table-cell office:value-type="float" office:value="0.32">
            <text:p>0.32</text:p>
          </table:table-cell>
          <table:table-cell table:formula="of:=[.N83]/MIN([.$N83:.$R83])" office:value-type="float" office:value="1">
            <text:p>1</text:p>
          </table:table-cell>
          <table:table-cell table:formula="of:=[.O83]/MIN([.$N83:.$R83])" office:value-type="float" office:value="1">
            <text:p>1</text:p>
          </table:table-cell>
          <table:table-cell table:formula="of:=[.P83]/MIN([.$N83:.$R83])" office:value-type="float" office:value="1">
            <text:p>1</text:p>
          </table:table-cell>
          <table:table-cell table:formula="of:=[.Q83]/MIN([.$N83:.$R83])" office:value-type="float" office:value="1">
            <text:p>1</text:p>
          </table:table-cell>
          <table:table-cell table:formula="of:=[.R83]/MIN([.$N83:.$R83])" office:value-type="float" office:value="1.06666666666667">
            <text:p>1.066666666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9.74">
            <text:p>39.74</text:p>
          </table:table-cell>
          <table:table-cell office:value-type="float" office:value="39.94">
            <text:p>39.94</text:p>
          </table:table-cell>
          <table:table-cell office:value-type="float" office:value="37.85">
            <text:p>37.85</text:p>
          </table:table-cell>
          <table:table-cell office:value-type="float" office:value="39.4">
            <text:p>39.4</text:p>
          </table:table-cell>
          <table:table-cell office:value-type="float" office:value="66.24">
            <text:p>66.24</text:p>
          </table:table-cell>
          <table:table-cell table:formula="of:=[.N84]/MIN([.$N84:.$R84])" office:value-type="float" office:value="1.04993394980185">
            <text:p>1.0499339498</text:p>
          </table:table-cell>
          <table:table-cell table:formula="of:=[.O84]/MIN([.$N84:.$R84])" office:value-type="float" office:value="1.0552179656539">
            <text:p>1.0552179657</text:p>
          </table:table-cell>
          <table:table-cell table:formula="of:=[.P84]/MIN([.$N84:.$R84])" office:value-type="float" office:value="1">
            <text:p>1</text:p>
          </table:table-cell>
          <table:table-cell table:formula="of:=[.Q84]/MIN([.$N84:.$R84])" office:value-type="float" office:value="1.04095112285337">
            <text:p>1.0409511229</text:p>
          </table:table-cell>
          <table:table-cell table:formula="of:=[.R84]/MIN([.$N84:.$R84])" office:value-type="float" office:value="1.75006605019815">
            <text:p>1.750066050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formula="of:=[.N85]/MIN([.$N85:.$R85])" office:value-type="float" office:value="1">
            <text:p>1</text:p>
          </table:table-cell>
          <table:table-cell table:formula="of:=[.O85]/MIN([.$N85:.$R85])" office:value-type="float" office:value="1">
            <text:p>1</text:p>
          </table:table-cell>
          <table:table-cell table:formula="of:=[.P85]/MIN([.$N85:.$R85])" office:value-type="float" office:value="1.01136363636364">
            <text:p>1.0113636364</text:p>
          </table:table-cell>
          <table:table-cell table:formula="of:=[.Q85]/MIN([.$N85:.$R85])" office:value-type="float" office:value="1.01136363636364">
            <text:p>1.0113636364</text:p>
          </table:table-cell>
          <table:table-cell table:formula="of:=[.R85]/MIN([.$N85:.$R8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table:formula="of:=[.N86]/MIN([.$N86:.$R86])" office:value-type="float" office:value="2">
            <text:p>2</text:p>
          </table:table-cell>
          <table:table-cell table:formula="of:=[.O86]/MIN([.$N86:.$R86])" office:value-type="float" office:value="1">
            <text:p>1</text:p>
          </table:table-cell>
          <table:table-cell table:formula="of:=[.P86]/MIN([.$N86:.$R86])" office:value-type="float" office:value="1">
            <text:p>1</text:p>
          </table:table-cell>
          <table:table-cell table:formula="of:=[.Q86]/MIN([.$N86:.$R86])" office:value-type="float" office:value="2">
            <text:p>2</text:p>
          </table:table-cell>
          <table:table-cell table:formula="of:=[.R86]/MIN([.$N86:.$R86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0.08">
            <text:p>50.08</text:p>
          </table:table-cell>
          <table:table-cell office:value-type="float" office:value="54.92">
            <text:p>54.92</text:p>
          </table:table-cell>
          <table:table-cell office:value-type="float" office:value="51.04">
            <text:p>51.04</text:p>
          </table:table-cell>
          <table:table-cell office:value-type="float" office:value="54.84">
            <text:p>54.84</text:p>
          </table:table-cell>
          <table:table-cell office:value-type="float" office:value="77.58">
            <text:p>77.58</text:p>
          </table:table-cell>
          <table:table-cell table:formula="of:=[.N87]/MIN([.$N87:.$R87])" office:value-type="float" office:value="1">
            <text:p>1</text:p>
          </table:table-cell>
          <table:table-cell table:formula="of:=[.O87]/MIN([.$N87:.$R87])" office:value-type="float" office:value="1.09664536741214">
            <text:p>1.0966453674</text:p>
          </table:table-cell>
          <table:table-cell table:formula="of:=[.P87]/MIN([.$N87:.$R87])" office:value-type="float" office:value="1.01916932907348">
            <text:p>1.0191693291</text:p>
          </table:table-cell>
          <table:table-cell table:formula="of:=[.Q87]/MIN([.$N87:.$R87])" office:value-type="float" office:value="1.09504792332268">
            <text:p>1.0950479233</text:p>
          </table:table-cell>
          <table:table-cell table:formula="of:=[.R87]/MIN([.$N87:.$R87])" office:value-type="float" office:value="1.5491214057508">
            <text:p>1.549121405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88]/MIN([.$N88:.$R88])" office:value-type="float" office:value="2">
            <text:p>2</text:p>
          </table:table-cell>
          <table:table-cell table:formula="of:=[.O88]/MIN([.$N88:.$R88])" office:value-type="float" office:value="2">
            <text:p>2</text:p>
          </table:table-cell>
          <table:table-cell table:formula="of:=[.P88]/MIN([.$N88:.$R88])" office:value-type="float" office:value="2">
            <text:p>2</text:p>
          </table:table-cell>
          <table:table-cell table:formula="of:=[.Q88]/MIN([.$N88:.$R88])" office:value-type="float" office:value="1">
            <text:p>1</text:p>
          </table:table-cell>
          <table:table-cell table:formula="of:=[.R88]/MIN([.$N88:.$R88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3.53">
            <text:p>53.53</text:p>
          </table:table-cell>
          <table:table-cell office:value-type="float" office:value="58.29">
            <text:p>58.29</text:p>
          </table:table-cell>
          <table:table-cell office:value-type="float" office:value="53.44">
            <text:p>53.44</text:p>
          </table:table-cell>
          <table:table-cell office:value-type="float" office:value="57.06">
            <text:p>57.06</text:p>
          </table:table-cell>
          <table:table-cell office:value-type="float" office:value="103.02">
            <text:p>103.02</text:p>
          </table:table-cell>
          <table:table-cell table:formula="of:=[.N89]/MIN([.$N89:.$R89])" office:value-type="float" office:value="1.00168413173653">
            <text:p>1.0016841317</text:p>
          </table:table-cell>
          <table:table-cell table:formula="of:=[.O89]/MIN([.$N89:.$R89])" office:value-type="float" office:value="1.09075598802395">
            <text:p>1.090755988</text:p>
          </table:table-cell>
          <table:table-cell table:formula="of:=[.P89]/MIN([.$N89:.$R89])" office:value-type="float" office:value="1">
            <text:p>1</text:p>
          </table:table-cell>
          <table:table-cell table:formula="of:=[.Q89]/MIN([.$N89:.$R89])" office:value-type="float" office:value="1.06773952095808">
            <text:p>1.067739521</text:p>
          </table:table-cell>
          <table:table-cell table:formula="of:=[.R89]/MIN([.$N89:.$R89])" office:value-type="float" office:value="1.92776946107784">
            <text:p>1.927769461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[.N90]/MIN([.$N90:.$R90])" office:value-type="float" office:value="1.07692307692308">
            <text:p>1.0769230769</text:p>
          </table:table-cell>
          <table:table-cell table:formula="of:=[.O90]/MIN([.$N90:.$R90])" office:value-type="float" office:value="1">
            <text:p>1</text:p>
          </table:table-cell>
          <table:table-cell table:formula="of:=[.P90]/MIN([.$N90:.$R90])" office:value-type="float" office:value="1">
            <text:p>1</text:p>
          </table:table-cell>
          <table:table-cell table:formula="of:=[.Q90]/MIN([.$N90:.$R90])" office:value-type="float" office:value="1">
            <text:p>1</text:p>
          </table:table-cell>
          <table:table-cell table:formula="of:=[.R90]/MIN([.$N90:.$R90])" office:value-type="float" office:value="1.07692307692308">
            <text:p>1.076923076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0.64">
            <text:p>10.64</text:p>
          </table:table-cell>
          <table:table-cell office:value-type="float" office:value="11.19">
            <text:p>11.19</text:p>
          </table:table-cell>
          <table:table-cell office:value-type="float" office:value="10.57">
            <text:p>10.57</text:p>
          </table:table-cell>
          <table:table-cell office:value-type="float" office:value="11">
            <text:p>11</text:p>
          </table:table-cell>
          <table:table-cell office:value-type="float" office:value="12.55">
            <text:p>12.55</text:p>
          </table:table-cell>
          <table:table-cell table:formula="of:=[.N91]/MIN([.$N91:.$R91])" office:value-type="float" office:value="1.00662251655629">
            <text:p>1.0066225166</text:p>
          </table:table-cell>
          <table:table-cell table:formula="of:=[.O91]/MIN([.$N91:.$R91])" office:value-type="float" office:value="1.05865657521287">
            <text:p>1.0586565752</text:p>
          </table:table-cell>
          <table:table-cell table:formula="of:=[.P91]/MIN([.$N91:.$R91])" office:value-type="float" office:value="1">
            <text:p>1</text:p>
          </table:table-cell>
          <table:table-cell table:formula="of:=[.Q91]/MIN([.$N91:.$R91])" office:value-type="float" office:value="1.0406811731315">
            <text:p>1.0406811731</text:p>
          </table:table-cell>
          <table:table-cell table:formula="of:=[.R91]/MIN([.$N91:.$R91])" office:value-type="float" office:value="1.18732261116367">
            <text:p>1.187322611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17.94">
            <text:p>217.94</text:p>
          </table:table-cell>
          <table:table-cell office:value-type="float" office:value="236.17">
            <text:p>236.17</text:p>
          </table:table-cell>
          <table:table-cell office:value-type="float" office:value="220.09">
            <text:p>220.09</text:p>
          </table:table-cell>
          <table:table-cell office:value-type="float" office:value="235.12">
            <text:p>235.12</text:p>
          </table:table-cell>
          <table:table-cell office:value-type="float" office:value="316.92">
            <text:p>316.92</text:p>
          </table:table-cell>
          <table:table-cell table:formula="of:=[.N92]/MIN([.$N92:.$R92])" office:value-type="float" office:value="1">
            <text:p>1</text:p>
          </table:table-cell>
          <table:table-cell table:formula="of:=[.O92]/MIN([.$N92:.$R92])" office:value-type="float" office:value="1.08364687528678">
            <text:p>1.0836468753</text:p>
          </table:table-cell>
          <table:table-cell table:formula="of:=[.P92]/MIN([.$N92:.$R92])" office:value-type="float" office:value="1.00986510048637">
            <text:p>1.0098651005</text:p>
          </table:table-cell>
          <table:table-cell table:formula="of:=[.Q92]/MIN([.$N92:.$R92])" office:value-type="float" office:value="1.07882903551436">
            <text:p>1.0788290355</text:p>
          </table:table-cell>
          <table:table-cell table:formula="of:=[.R92]/MIN([.$N92:.$R92])" office:value-type="float" office:value="1.4541616958796">
            <text:p>1.454161695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0.91">
            <text:p>10.91</text:p>
          </table:table-cell>
          <table:table-cell office:value-type="float" office:value="12.01">
            <text:p>12.01</text:p>
          </table:table-cell>
          <table:table-cell office:value-type="float" office:value="11.31">
            <text:p>11.31</text:p>
          </table:table-cell>
          <table:table-cell office:value-type="float" office:value="11.79">
            <text:p>11.79</text:p>
          </table:table-cell>
          <table:table-cell office:value-type="float" office:value="13.62">
            <text:p>13.62</text:p>
          </table:table-cell>
          <table:table-cell table:formula="of:=[.N93]/MIN([.$N93:.$R93])" office:value-type="float" office:value="1">
            <text:p>1</text:p>
          </table:table-cell>
          <table:table-cell table:formula="of:=[.O93]/MIN([.$N93:.$R93])" office:value-type="float" office:value="1.10082493125573">
            <text:p>1.1008249313</text:p>
          </table:table-cell>
          <table:table-cell table:formula="of:=[.P93]/MIN([.$N93:.$R93])" office:value-type="float" office:value="1.03666361136572">
            <text:p>1.0366636114</text:p>
          </table:table-cell>
          <table:table-cell table:formula="of:=[.Q93]/MIN([.$N93:.$R93])" office:value-type="float" office:value="1.08065994500458">
            <text:p>1.080659945</text:p>
          </table:table-cell>
          <table:table-cell table:formula="of:=[.R93]/MIN([.$N93:.$R93])" office:value-type="float" office:value="1.24839596700275">
            <text:p>1.24839596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536.4">
            <text:p>536.4</text:p>
          </table:table-cell>
          <table:table-cell office:value-type="float" office:value="582.8">
            <text:p>582.8</text:p>
          </table:table-cell>
          <table:table-cell office:value-type="float" office:value="554.4">
            <text:p>554.4</text:p>
          </table:table-cell>
          <table:table-cell office:value-type="float" office:value="611.85">
            <text:p>611.85</text:p>
          </table:table-cell>
          <table:table-cell office:value-type="float" office:value="1010.08">
            <text:p>1010.08</text:p>
          </table:table-cell>
          <table:table-cell table:formula="of:=[.N94]/MIN([.$N94:.$R94])" office:value-type="float" office:value="1">
            <text:p>1</text:p>
          </table:table-cell>
          <table:table-cell table:formula="of:=[.O94]/MIN([.$N94:.$R94])" office:value-type="float" office:value="1.08650260999254">
            <text:p>1.08650261</text:p>
          </table:table-cell>
          <table:table-cell table:formula="of:=[.P94]/MIN([.$N94:.$R94])" office:value-type="float" office:value="1.03355704697987">
            <text:p>1.033557047</text:p>
          </table:table-cell>
          <table:table-cell table:formula="of:=[.Q94]/MIN([.$N94:.$R94])" office:value-type="float" office:value="1.14065995525727">
            <text:p>1.1406599553</text:p>
          </table:table-cell>
          <table:table-cell table:formula="of:=[.R94]/MIN([.$N94:.$R94])" office:value-type="float" office:value="1.88307233407905">
            <text:p>1.883072334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3" office:value-type="float" office:value="0.48">
            <text:p>0.48</text:p>
          </table:table-cell>
          <table:table-cell office:value-type="float" office:value="0.47">
            <text:p>0.47</text:p>
          </table:table-cell>
          <table:table-cell office:value-type="float" office:value="0.46">
            <text:p>0.46</text:p>
          </table:table-cell>
          <table:table-cell table:formula="of:=[.N95]/MIN([.$N95:.$R95])" office:value-type="float" office:value="1.04347826086957">
            <text:p>1.0434782609</text:p>
          </table:table-cell>
          <table:table-cell table:formula="of:=[.O95]/MIN([.$N95:.$R95])" office:value-type="float" office:value="1.04347826086957">
            <text:p>1.0434782609</text:p>
          </table:table-cell>
          <table:table-cell table:formula="of:=[.P95]/MIN([.$N95:.$R95])" office:value-type="float" office:value="1.04347826086957">
            <text:p>1.0434782609</text:p>
          </table:table-cell>
          <table:table-cell table:formula="of:=[.Q95]/MIN([.$N95:.$R95])" office:value-type="float" office:value="1.02173913043478">
            <text:p>1.0217391304</text:p>
          </table:table-cell>
          <table:table-cell table:formula="of:=[.R95]/MIN([.$N95:.$R9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.64">
            <text:p>5.64</text:p>
          </table:table-cell>
          <table:table-cell office:value-type="float" office:value="5.75">
            <text:p>5.75</text:p>
          </table:table-cell>
          <table:table-cell office:value-type="float" office:value="5.59">
            <text:p>5.59</text:p>
          </table:table-cell>
          <table:table-cell office:value-type="float" office:value="5.75">
            <text:p>5.75</text:p>
          </table:table-cell>
          <table:table-cell office:value-type="float" office:value="6.54">
            <text:p>6.54</text:p>
          </table:table-cell>
          <table:table-cell table:formula="of:=[.N96]/MIN([.$N96:.$R96])" office:value-type="float" office:value="1.00894454382826">
            <text:p>1.0089445438</text:p>
          </table:table-cell>
          <table:table-cell table:formula="of:=[.O96]/MIN([.$N96:.$R96])" office:value-type="float" office:value="1.02862254025045">
            <text:p>1.0286225403</text:p>
          </table:table-cell>
          <table:table-cell table:formula="of:=[.P96]/MIN([.$N96:.$R96])" office:value-type="float" office:value="1">
            <text:p>1</text:p>
          </table:table-cell>
          <table:table-cell table:formula="of:=[.Q96]/MIN([.$N96:.$R96])" office:value-type="float" office:value="1.02862254025045">
            <text:p>1.0286225403</text:p>
          </table:table-cell>
          <table:table-cell table:formula="of:=[.R96]/MIN([.$N96:.$R96])" office:value-type="float" office:value="1.16994633273703">
            <text:p>1.169946332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94.85">
            <text:p>94.85</text:p>
          </table:table-cell>
          <table:table-cell office:value-type="float" office:value="98.84">
            <text:p>98.84</text:p>
          </table:table-cell>
          <table:table-cell office:value-type="float" office:value="94.48">
            <text:p>94.48</text:p>
          </table:table-cell>
          <table:table-cell office:value-type="float" office:value="98.09">
            <text:p>98.09</text:p>
          </table:table-cell>
          <table:table-cell office:value-type="float" office:value="142.95">
            <text:p>142.95</text:p>
          </table:table-cell>
          <table:table-cell table:formula="of:=[.N97]/MIN([.$N97:.$R97])" office:value-type="float" office:value="1.00391617273497">
            <text:p>1.0039161727</text:p>
          </table:table-cell>
          <table:table-cell table:formula="of:=[.O97]/MIN([.$N97:.$R97])" office:value-type="float" office:value="1.04614733276884">
            <text:p>1.0461473328</text:p>
          </table:table-cell>
          <table:table-cell table:formula="of:=[.P97]/MIN([.$N97:.$R97])" office:value-type="float" office:value="1">
            <text:p>1</text:p>
          </table:table-cell>
          <table:table-cell table:formula="of:=[.Q97]/MIN([.$N97:.$R97])" office:value-type="float" office:value="1.03820914479255">
            <text:p>1.0382091448</text:p>
          </table:table-cell>
          <table:table-cell table:formula="of:=[.R97]/MIN([.$N97:.$R97])" office:value-type="float" office:value="1.51301862828112">
            <text:p>1.513018628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.58">
            <text:p>5.58</text:p>
          </table:table-cell>
          <table:table-cell office:value-type="float" office:value="5.74">
            <text:p>5.74</text:p>
          </table:table-cell>
          <table:table-cell office:value-type="float" office:value="5.59">
            <text:p>5.59</text:p>
          </table:table-cell>
          <table:table-cell office:value-type="float" office:value="5.75">
            <text:p>5.75</text:p>
          </table:table-cell>
          <table:table-cell office:value-type="float" office:value="6.56">
            <text:p>6.56</text:p>
          </table:table-cell>
          <table:table-cell table:formula="of:=[.N98]/MIN([.$N98:.$R98])" office:value-type="float" office:value="1">
            <text:p>1</text:p>
          </table:table-cell>
          <table:table-cell table:formula="of:=[.O98]/MIN([.$N98:.$R98])" office:value-type="float" office:value="1.02867383512545">
            <text:p>1.0286738351</text:p>
          </table:table-cell>
          <table:table-cell table:formula="of:=[.P98]/MIN([.$N98:.$R98])" office:value-type="float" office:value="1.00179211469534">
            <text:p>1.0017921147</text:p>
          </table:table-cell>
          <table:table-cell table:formula="of:=[.Q98]/MIN([.$N98:.$R98])" office:value-type="float" office:value="1.03046594982079">
            <text:p>1.0304659498</text:p>
          </table:table-cell>
          <table:table-cell table:formula="of:=[.R98]/MIN([.$N98:.$R98])" office:value-type="float" office:value="1.17562724014337">
            <text:p>1.175627240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84.11">
            <text:p>84.11</text:p>
          </table:table-cell>
          <table:table-cell office:value-type="float" office:value="91.39">
            <text:p>91.39</text:p>
          </table:table-cell>
          <table:table-cell office:value-type="float" office:value="84.96">
            <text:p>84.96</text:p>
          </table:table-cell>
          <table:table-cell office:value-type="float" office:value="91.05">
            <text:p>91.05</text:p>
          </table:table-cell>
          <table:table-cell office:value-type="float" office:value="138.82">
            <text:p>138.82</text:p>
          </table:table-cell>
          <table:table-cell table:formula="of:=[.N99]/MIN([.$N99:.$R99])" office:value-type="float" office:value="1">
            <text:p>1</text:p>
          </table:table-cell>
          <table:table-cell table:formula="of:=[.O99]/MIN([.$N99:.$R99])" office:value-type="float" office:value="1.08655332302937">
            <text:p>1.086553323</text:p>
          </table:table-cell>
          <table:table-cell table:formula="of:=[.P99]/MIN([.$N99:.$R99])" office:value-type="float" office:value="1.01010581381524">
            <text:p>1.0101058138</text:p>
          </table:table-cell>
          <table:table-cell table:formula="of:=[.Q99]/MIN([.$N99:.$R99])" office:value-type="float" office:value="1.08251099750327">
            <text:p>1.0825109975</text:p>
          </table:table-cell>
          <table:table-cell table:formula="of:=[.R99]/MIN([.$N99:.$R99])" office:value-type="float" office:value="1.65045773391987">
            <text:p>1.650457733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1.32">
            <text:p>11.32</text:p>
          </table:table-cell>
          <table:table-cell office:value-type="float" office:value="11.54">
            <text:p>11.54</text:p>
          </table:table-cell>
          <table:table-cell office:value-type="float" office:value="11.52">
            <text:p>11.52</text:p>
          </table:table-cell>
          <table:table-cell office:value-type="float" office:value="11.59">
            <text:p>11.59</text:p>
          </table:table-cell>
          <table:table-cell office:value-type="float" office:value="12.45">
            <text:p>12.45</text:p>
          </table:table-cell>
          <table:table-cell table:formula="of:=[.N100]/MIN([.$N100:.$R100])" office:value-type="float" office:value="1">
            <text:p>1</text:p>
          </table:table-cell>
          <table:table-cell table:formula="of:=[.O100]/MIN([.$N100:.$R100])" office:value-type="float" office:value="1.01943462897527">
            <text:p>1.019434629</text:p>
          </table:table-cell>
          <table:table-cell table:formula="of:=[.P100]/MIN([.$N100:.$R100])" office:value-type="float" office:value="1.01766784452297">
            <text:p>1.0176678445</text:p>
          </table:table-cell>
          <table:table-cell table:formula="of:=[.Q100]/MIN([.$N100:.$R100])" office:value-type="float" office:value="1.02385159010601">
            <text:p>1.0238515901</text:p>
          </table:table-cell>
          <table:table-cell table:formula="of:=[.R100]/MIN([.$N100:.$R100])" office:value-type="float" office:value="1.09982332155477">
            <text:p>1.099823321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4">
            <text:p>3.84</text:p>
          </table:table-cell>
          <table:table-cell office:value-type="float" office:value="3.96">
            <text:p>3.96</text:p>
          </table:table-cell>
          <table:table-cell office:value-type="float" office:value="3.82">
            <text:p>3.82</text:p>
          </table:table-cell>
          <table:table-cell office:value-type="float" office:value="4">
            <text:p>4</text:p>
          </table:table-cell>
          <table:table-cell office:value-type="float" office:value="4.26">
            <text:p>4.26</text:p>
          </table:table-cell>
          <table:table-cell table:formula="of:=[.N101]/MIN([.$N101:.$R101])" office:value-type="float" office:value="1.00523560209424">
            <text:p>1.0052356021</text:p>
          </table:table-cell>
          <table:table-cell table:formula="of:=[.O101]/MIN([.$N101:.$R101])" office:value-type="float" office:value="1.03664921465969">
            <text:p>1.0366492147</text:p>
          </table:table-cell>
          <table:table-cell table:formula="of:=[.P101]/MIN([.$N101:.$R101])" office:value-type="float" office:value="1">
            <text:p>1</text:p>
          </table:table-cell>
          <table:table-cell table:formula="of:=[.Q101]/MIN([.$N101:.$R101])" office:value-type="float" office:value="1.04712041884817">
            <text:p>1.0471204188</text:p>
          </table:table-cell>
          <table:table-cell table:formula="of:=[.R101]/MIN([.$N101:.$R101])" office:value-type="float" office:value="1.1151832460733">
            <text:p>1.115183246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06.83">
            <text:p>106.83</text:p>
          </table:table-cell>
          <table:table-cell office:value-type="float" office:value="110.68">
            <text:p>110.68</text:p>
          </table:table-cell>
          <table:table-cell office:value-type="float" office:value="105.5">
            <text:p>105.5</text:p>
          </table:table-cell>
          <table:table-cell office:value-type="float" office:value="110.21">
            <text:p>110.21</text:p>
          </table:table-cell>
          <table:table-cell office:value-type="float" office:value="170.59">
            <text:p>170.59</text:p>
          </table:table-cell>
          <table:table-cell table:formula="of:=[.N102]/MIN([.$N102:.$R102])" office:value-type="float" office:value="1.01260663507109">
            <text:p>1.0126066351</text:p>
          </table:table-cell>
          <table:table-cell table:formula="of:=[.O102]/MIN([.$N102:.$R102])" office:value-type="float" office:value="1.04909952606635">
            <text:p>1.0490995261</text:p>
          </table:table-cell>
          <table:table-cell table:formula="of:=[.P102]/MIN([.$N102:.$R102])" office:value-type="float" office:value="1">
            <text:p>1</text:p>
          </table:table-cell>
          <table:table-cell table:formula="of:=[.Q102]/MIN([.$N102:.$R102])" office:value-type="float" office:value="1.04464454976303">
            <text:p>1.0446445498</text:p>
          </table:table-cell>
          <table:table-cell table:formula="of:=[.R102]/MIN([.$N102:.$R102])" office:value-type="float" office:value="1.61696682464455">
            <text:p>1.616966824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2">
            <text:p>3.82</text:p>
          </table:table-cell>
          <table:table-cell office:value-type="float" office:value="3.98">
            <text:p>3.98</text:p>
          </table:table-cell>
          <table:table-cell office:value-type="float" office:value="3.84">
            <text:p>3.84</text:p>
          </table:table-cell>
          <table:table-cell office:value-type="float" office:value="3.97">
            <text:p>3.97</text:p>
          </table:table-cell>
          <table:table-cell office:value-type="float" office:value="4.27">
            <text:p>4.27</text:p>
          </table:table-cell>
          <table:table-cell table:formula="of:=[.N103]/MIN([.$N103:.$R103])" office:value-type="float" office:value="1">
            <text:p>1</text:p>
          </table:table-cell>
          <table:table-cell table:formula="of:=[.O103]/MIN([.$N103:.$R103])" office:value-type="float" office:value="1.04188481675393">
            <text:p>1.0418848168</text:p>
          </table:table-cell>
          <table:table-cell table:formula="of:=[.P103]/MIN([.$N103:.$R103])" office:value-type="float" office:value="1.00523560209424">
            <text:p>1.0052356021</text:p>
          </table:table-cell>
          <table:table-cell table:formula="of:=[.Q103]/MIN([.$N103:.$R103])" office:value-type="float" office:value="1.03926701570681">
            <text:p>1.0392670157</text:p>
          </table:table-cell>
          <table:table-cell table:formula="of:=[.R103]/MIN([.$N103:.$R103])" office:value-type="float" office:value="1.11780104712042">
            <text:p>1.117801047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03.32">
            <text:p>103.32</text:p>
          </table:table-cell>
          <table:table-cell office:value-type="float" office:value="109.64">
            <text:p>109.64</text:p>
          </table:table-cell>
          <table:table-cell office:value-type="float" office:value="102.94">
            <text:p>102.94</text:p>
          </table:table-cell>
          <table:table-cell office:value-type="float" office:value="110.17">
            <text:p>110.17</text:p>
          </table:table-cell>
          <table:table-cell office:value-type="float" office:value="189.53">
            <text:p>189.53</text:p>
          </table:table-cell>
          <table:table-cell table:formula="of:=[.N104]/MIN([.$N104:.$R104])" office:value-type="float" office:value="1.00369147075967">
            <text:p>1.0036914708</text:p>
          </table:table-cell>
          <table:table-cell table:formula="of:=[.O104]/MIN([.$N104:.$R104])" office:value-type="float" office:value="1.06508645813095">
            <text:p>1.0650864581</text:p>
          </table:table-cell>
          <table:table-cell table:formula="of:=[.P104]/MIN([.$N104:.$R104])" office:value-type="float" office:value="1">
            <text:p>1</text:p>
          </table:table-cell>
          <table:table-cell table:formula="of:=[.Q104]/MIN([.$N104:.$R104])" office:value-type="float" office:value="1.07023508840101">
            <text:p>1.0702350884</text:p>
          </table:table-cell>
          <table:table-cell table:formula="of:=[.R104]/MIN([.$N104:.$R104])" office:value-type="float" office:value="1.84116961336701">
            <text:p>1.841169613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3" office:value-type="float" office:value="3.78">
            <text:p>3.78</text:p>
          </table:table-cell>
          <table:table-cell office:value-type="float" office:value="3.8">
            <text:p>3.8</text:p>
          </table:table-cell>
          <table:table-cell office:value-type="float" office:value="3.73">
            <text:p>3.73</text:p>
          </table:table-cell>
          <table:table-cell table:formula="of:=[.N105]/MIN([.$N105:.$R105])" office:value-type="float" office:value="1.01340482573727">
            <text:p>1.0134048257</text:p>
          </table:table-cell>
          <table:table-cell table:formula="of:=[.O105]/MIN([.$N105:.$R105])" office:value-type="float" office:value="1.01340482573727">
            <text:p>1.0134048257</text:p>
          </table:table-cell>
          <table:table-cell table:formula="of:=[.P105]/MIN([.$N105:.$R105])" office:value-type="float" office:value="1.01340482573727">
            <text:p>1.0134048257</text:p>
          </table:table-cell>
          <table:table-cell table:formula="of:=[.Q105]/MIN([.$N105:.$R105])" office:value-type="float" office:value="1.01876675603217">
            <text:p>1.018766756</text:p>
          </table:table-cell>
          <table:table-cell table:formula="of:=[.R105]/MIN([.$N105:.$R10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79">
            <text:p>0.79</text:p>
          </table:table-cell>
          <table:table-cell office:value-type="float" office:value="0.8">
            <text:p>0.8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formula="of:=[.N106]/MIN([.$N106:.$R106])" office:value-type="float" office:value="1">
            <text:p>1</text:p>
          </table:table-cell>
          <table:table-cell table:formula="of:=[.O106]/MIN([.$N106:.$R106])" office:value-type="float" office:value="1.0126582278481">
            <text:p>1.0126582278</text:p>
          </table:table-cell>
          <table:table-cell table:formula="of:=[.P106]/MIN([.$N106:.$R106])" office:value-type="float" office:value="1">
            <text:p>1</text:p>
          </table:table-cell>
          <table:table-cell table:formula="of:=[.Q106]/MIN([.$N106:.$R106])" office:value-type="float" office:value="1.0253164556962">
            <text:p>1.0253164557</text:p>
          </table:table-cell>
          <table:table-cell table:formula="of:=[.R106]/MIN([.$N106:.$R106])" office:value-type="float" office:value="1.05063291139241">
            <text:p>1.05063291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3.32">
            <text:p>33.32</text:p>
          </table:table-cell>
          <table:table-cell office:value-type="float" office:value="33.86">
            <text:p>33.86</text:p>
          </table:table-cell>
          <table:table-cell office:value-type="float" office:value="33.33">
            <text:p>33.33</text:p>
          </table:table-cell>
          <table:table-cell office:value-type="float" office:value="34.01">
            <text:p>34.01</text:p>
          </table:table-cell>
          <table:table-cell office:value-type="float" office:value="45.64">
            <text:p>45.64</text:p>
          </table:table-cell>
          <table:table-cell table:formula="of:=[.N107]/MIN([.$N107:.$R107])" office:value-type="float" office:value="1">
            <text:p>1</text:p>
          </table:table-cell>
          <table:table-cell table:formula="of:=[.O107]/MIN([.$N107:.$R107])" office:value-type="float" office:value="1.01620648259304">
            <text:p>1.0162064826</text:p>
          </table:table-cell>
          <table:table-cell table:formula="of:=[.P107]/MIN([.$N107:.$R107])" office:value-type="float" office:value="1.00030012004802">
            <text:p>1.00030012</text:p>
          </table:table-cell>
          <table:table-cell table:formula="of:=[.Q107]/MIN([.$N107:.$R107])" office:value-type="float" office:value="1.02070828331333">
            <text:p>1.0207082833</text:p>
          </table:table-cell>
          <table:table-cell table:formula="of:=[.R107]/MIN([.$N107:.$R107])" office:value-type="float" office:value="1.36974789915966">
            <text:p>1.369747899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table:formula="of:=[.N108]/MIN([.$N108:.$R108])" office:value-type="float" office:value="1.01123595505618">
            <text:p>1.0112359551</text:p>
          </table:table-cell>
          <table:table-cell table:formula="of:=[.O108]/MIN([.$N108:.$R108])" office:value-type="float" office:value="1.01123595505618">
            <text:p>1.0112359551</text:p>
          </table:table-cell>
          <table:table-cell table:formula="of:=[.P108]/MIN([.$N108:.$R108])" office:value-type="float" office:value="1">
            <text:p>1</text:p>
          </table:table-cell>
          <table:table-cell table:formula="of:=[.Q108]/MIN([.$N108:.$R108])" office:value-type="float" office:value="1.01123595505618">
            <text:p>1.0112359551</text:p>
          </table:table-cell>
          <table:table-cell table:formula="of:=[.R108]/MIN([.$N108:.$R108])" office:value-type="float" office:value="1.0561797752809">
            <text:p>1.056179775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3.36">
            <text:p>43.36</text:p>
          </table:table-cell>
          <table:table-cell office:value-type="float" office:value="45.5">
            <text:p>45.5</text:p>
          </table:table-cell>
          <table:table-cell office:value-type="float" office:value="43.16">
            <text:p>43.16</text:p>
          </table:table-cell>
          <table:table-cell office:value-type="float" office:value="45.98">
            <text:p>45.98</text:p>
          </table:table-cell>
          <table:table-cell office:value-type="float" office:value="72.2">
            <text:p>72.2</text:p>
          </table:table-cell>
          <table:table-cell table:formula="of:=[.N109]/MIN([.$N109:.$R109])" office:value-type="float" office:value="1.00463392029657">
            <text:p>1.0046339203</text:p>
          </table:table-cell>
          <table:table-cell table:formula="of:=[.O109]/MIN([.$N109:.$R109])" office:value-type="float" office:value="1.05421686746988">
            <text:p>1.0542168675</text:p>
          </table:table-cell>
          <table:table-cell table:formula="of:=[.P109]/MIN([.$N109:.$R109])" office:value-type="float" office:value="1">
            <text:p>1</text:p>
          </table:table-cell>
          <table:table-cell table:formula="of:=[.Q109]/MIN([.$N109:.$R109])" office:value-type="float" office:value="1.06533827618165">
            <text:p>1.0653382762</text:p>
          </table:table-cell>
          <table:table-cell table:formula="of:=[.R109]/MIN([.$N109:.$R109])" office:value-type="float" office:value="1.67284522706209">
            <text:p>1.672845227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number-columns-repeated="3" office:value-type="float" office:value="0.18">
            <text:p>0.18</text:p>
          </table:table-cell>
          <table:table-cell office:value-type="float" office:value="0.17">
            <text:p>0.17</text:p>
          </table:table-cell>
          <table:table-cell table:formula="of:=[.N110]/MIN([.$N110:.$R110])" office:value-type="float" office:value="1">
            <text:p>1</text:p>
          </table:table-cell>
          <table:table-cell table:formula="of:=[.O110]/MIN([.$N110:.$R110])" office:value-type="float" office:value="1.05882352941176">
            <text:p>1.0588235294</text:p>
          </table:table-cell>
          <table:table-cell table:formula="of:=[.P110]/MIN([.$N110:.$R110])" office:value-type="float" office:value="1.05882352941176">
            <text:p>1.0588235294</text:p>
          </table:table-cell>
          <table:table-cell table:formula="of:=[.Q110]/MIN([.$N110:.$R110])" office:value-type="float" office:value="1.05882352941176">
            <text:p>1.0588235294</text:p>
          </table:table-cell>
          <table:table-cell table:formula="of:=[.R110]/MIN([.$N110:.$R11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1.05">
            <text:p>1.05</text:p>
          </table:table-cell>
          <table:table-cell office:value-type="float" office:value="1.04">
            <text:p>1.04</text:p>
          </table:table-cell>
          <table:table-cell office:value-type="float" office:value="1.14">
            <text:p>1.14</text:p>
          </table:table-cell>
          <table:table-cell table:formula="of:=[.N111]/MIN([.$N111:.$R111])" office:value-type="float" office:value="1">
            <text:p>1</text:p>
          </table:table-cell>
          <table:table-cell table:formula="of:=[.O111]/MIN([.$N111:.$R111])" office:value-type="float" office:value="1.01941747572816">
            <text:p>1.0194174757</text:p>
          </table:table-cell>
          <table:table-cell table:formula="of:=[.P111]/MIN([.$N111:.$R111])" office:value-type="float" office:value="1.01941747572816">
            <text:p>1.0194174757</text:p>
          </table:table-cell>
          <table:table-cell table:formula="of:=[.Q111]/MIN([.$N111:.$R111])" office:value-type="float" office:value="1.00970873786408">
            <text:p>1.0097087379</text:p>
          </table:table-cell>
          <table:table-cell table:formula="of:=[.R111]/MIN([.$N111:.$R111])" office:value-type="float" office:value="1.10679611650485">
            <text:p>1.106796116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07.87">
            <text:p>107.87</text:p>
          </table:table-cell>
          <table:table-cell office:value-type="float" office:value="115.64">
            <text:p>115.64</text:p>
          </table:table-cell>
          <table:table-cell office:value-type="float" office:value="106.86">
            <text:p>106.86</text:p>
          </table:table-cell>
          <table:table-cell office:value-type="float" office:value="113.94">
            <text:p>113.94</text:p>
          </table:table-cell>
          <table:table-cell office:value-type="float" office:value="167.07">
            <text:p>167.07</text:p>
          </table:table-cell>
          <table:table-cell table:formula="of:=[.N112]/MIN([.$N112:.$R112])" office:value-type="float" office:value="1.00945161894067">
            <text:p>1.0094516189</text:p>
          </table:table-cell>
          <table:table-cell table:formula="of:=[.O112]/MIN([.$N112:.$R112])" office:value-type="float" office:value="1.08216357851394">
            <text:p>1.0821635785</text:p>
          </table:table-cell>
          <table:table-cell table:formula="of:=[.P112]/MIN([.$N112:.$R112])" office:value-type="float" office:value="1">
            <text:p>1</text:p>
          </table:table-cell>
          <table:table-cell table:formula="of:=[.Q112]/MIN([.$N112:.$R112])" office:value-type="float" office:value="1.06625491297024">
            <text:p>1.066254913</text:p>
          </table:table-cell>
          <table:table-cell table:formula="of:=[.R112]/MIN([.$N112:.$R112])" office:value-type="float" office:value="1.56344750140371">
            <text:p>1.56344750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11">
            <text:p>1.11</text:p>
          </table:table-cell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 office:value-type="float" office:value="1.11">
            <text:p>1.11</text:p>
          </table:table-cell>
          <table:table-cell office:value-type="float" office:value="1.21">
            <text:p>1.21</text:p>
          </table:table-cell>
          <table:table-cell table:formula="of:=[.N113]/MIN([.$N113:.$R113])" office:value-type="float" office:value="1.01834862385321">
            <text:p>1.0183486239</text:p>
          </table:table-cell>
          <table:table-cell table:formula="of:=[.O113]/MIN([.$N113:.$R113])" office:value-type="float" office:value="1.04587155963303">
            <text:p>1.0458715596</text:p>
          </table:table-cell>
          <table:table-cell table:formula="of:=[.P113]/MIN([.$N113:.$R113])" office:value-type="float" office:value="1">
            <text:p>1</text:p>
          </table:table-cell>
          <table:table-cell table:formula="of:=[.Q113]/MIN([.$N113:.$R113])" office:value-type="float" office:value="1.01834862385321">
            <text:p>1.0183486239</text:p>
          </table:table-cell>
          <table:table-cell table:formula="of:=[.R113]/MIN([.$N113:.$R113])" office:value-type="float" office:value="1.11009174311927">
            <text:p>1.110091743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31.18">
            <text:p>131.18</text:p>
          </table:table-cell>
          <table:table-cell office:value-type="float" office:value="148.76">
            <text:p>148.76</text:p>
          </table:table-cell>
          <table:table-cell office:value-type="float" office:value="131.84">
            <text:p>131.84</text:p>
          </table:table-cell>
          <table:table-cell office:value-type="float" office:value="146.39">
            <text:p>146.39</text:p>
          </table:table-cell>
          <table:table-cell office:value-type="float" office:value="260.57">
            <text:p>260.57</text:p>
          </table:table-cell>
          <table:table-cell table:formula="of:=[.N114]/MIN([.$N114:.$R114])" office:value-type="float" office:value="1">
            <text:p>1</text:p>
          </table:table-cell>
          <table:table-cell table:formula="of:=[.O114]/MIN([.$N114:.$R114])" office:value-type="float" office:value="1.13401433145297">
            <text:p>1.1340143315</text:p>
          </table:table-cell>
          <table:table-cell table:formula="of:=[.P114]/MIN([.$N114:.$R114])" office:value-type="float" office:value="1.00503125476445">
            <text:p>1.0050312548</text:p>
          </table:table-cell>
          <table:table-cell table:formula="of:=[.Q114]/MIN([.$N114:.$R114])" office:value-type="float" office:value="1.11594755298064">
            <text:p>1.115947553</text:p>
          </table:table-cell>
          <table:table-cell table:formula="of:=[.R114]/MIN([.$N114:.$R114])" office:value-type="float" office:value="1.98635462722976">
            <text:p>1.986354627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115]/MIN([.$N115:.$R115])" office:value-type="float" office:value="1">
            <text:p>1</text:p>
          </table:table-cell>
          <table:table-cell table:formula="of:=[.O115]/MIN([.$N115:.$R115])" office:value-type="float" office:value="2">
            <text:p>2</text:p>
          </table:table-cell>
          <table:table-cell table:formula="of:=[.P115]/MIN([.$N115:.$R115])" office:value-type="float" office:value="1">
            <text:p>1</text:p>
          </table:table-cell>
          <table:table-cell table:formula="of:=[.Q115]/MIN([.$N115:.$R115])" office:value-type="float" office:value="1">
            <text:p>1</text:p>
          </table:table-cell>
          <table:table-cell table:formula="of:=[.R115]/MIN([.$N115:.$R115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12">
            <text:p>0.12</text:p>
          </table:table-cell>
          <table:table-cell table:formula="of:=[.N116]/MIN([.$N116:.$R116])" office:value-type="float" office:value="1">
            <text:p>1</text:p>
          </table:table-cell>
          <table:table-cell table:formula="of:=[.O116]/MIN([.$N116:.$R116])" office:value-type="float" office:value="1">
            <text:p>1</text:p>
          </table:table-cell>
          <table:table-cell table:formula="of:=[.P116]/MIN([.$N116:.$R116])" office:value-type="float" office:value="1">
            <text:p>1</text:p>
          </table:table-cell>
          <table:table-cell table:formula="of:=[.Q116]/MIN([.$N116:.$R116])" office:value-type="float" office:value="1">
            <text:p>1</text:p>
          </table:table-cell>
          <table:table-cell table:formula="of:=[.R116]/MIN([.$N116:.$R11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1.06">
            <text:p>21.06</text:p>
          </table:table-cell>
          <table:table-cell office:value-type="float" office:value="21.28">
            <text:p>21.28</text:p>
          </table:table-cell>
          <table:table-cell office:value-type="float" office:value="20.85">
            <text:p>20.85</text:p>
          </table:table-cell>
          <table:table-cell office:value-type="float" office:value="21.16">
            <text:p>21.16</text:p>
          </table:table-cell>
          <table:table-cell office:value-type="float" office:value="27.55">
            <text:p>27.55</text:p>
          </table:table-cell>
          <table:table-cell table:formula="of:=[.N117]/MIN([.$N117:.$R117])" office:value-type="float" office:value="1.01007194244604">
            <text:p>1.0100719424</text:p>
          </table:table-cell>
          <table:table-cell table:formula="of:=[.O117]/MIN([.$N117:.$R117])" office:value-type="float" office:value="1.02062350119904">
            <text:p>1.0206235012</text:p>
          </table:table-cell>
          <table:table-cell table:formula="of:=[.P117]/MIN([.$N117:.$R117])" office:value-type="float" office:value="1">
            <text:p>1</text:p>
          </table:table-cell>
          <table:table-cell table:formula="of:=[.Q117]/MIN([.$N117:.$R117])" office:value-type="float" office:value="1.01486810551559">
            <text:p>1.0148681055</text:p>
          </table:table-cell>
          <table:table-cell table:formula="of:=[.R117]/MIN([.$N117:.$R117])" office:value-type="float" office:value="1.32134292565947">
            <text:p>1.321342925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12">
            <text:p>0.12</text:p>
          </table:table-cell>
          <table:table-cell office:value-type="float" office:value="0.13">
            <text:p>0.13</text:p>
          </table:table-cell>
          <table:table-cell table:formula="of:=[.N118]/MIN([.$N118:.$R118])" office:value-type="float" office:value="1">
            <text:p>1</text:p>
          </table:table-cell>
          <table:table-cell table:formula="of:=[.O118]/MIN([.$N118:.$R118])" office:value-type="float" office:value="1">
            <text:p>1</text:p>
          </table:table-cell>
          <table:table-cell table:formula="of:=[.P118]/MIN([.$N118:.$R118])" office:value-type="float" office:value="1">
            <text:p>1</text:p>
          </table:table-cell>
          <table:table-cell table:formula="of:=[.Q118]/MIN([.$N118:.$R118])" office:value-type="float" office:value="1">
            <text:p>1</text:p>
          </table:table-cell>
          <table:table-cell table:formula="of:=[.R118]/MIN([.$N118:.$R118])" office:value-type="float" office:value="1.08333333333333">
            <text:p>1.08333333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0.01">
            <text:p>30.01</text:p>
          </table:table-cell>
          <table:table-cell office:value-type="float" office:value="31.07">
            <text:p>31.07</text:p>
          </table:table-cell>
          <table:table-cell office:value-type="float" office:value="30.06">
            <text:p>30.06</text:p>
          </table:table-cell>
          <table:table-cell office:value-type="float" office:value="31.43">
            <text:p>31.43</text:p>
          </table:table-cell>
          <table:table-cell office:value-type="float" office:value="49">
            <text:p>49</text:p>
          </table:table-cell>
          <table:table-cell table:formula="of:=[.N119]/MIN([.$N119:.$R119])" office:value-type="float" office:value="1">
            <text:p>1</text:p>
          </table:table-cell>
          <table:table-cell table:formula="of:=[.O119]/MIN([.$N119:.$R119])" office:value-type="float" office:value="1.03532155948017">
            <text:p>1.0353215595</text:p>
          </table:table-cell>
          <table:table-cell table:formula="of:=[.P119]/MIN([.$N119:.$R119])" office:value-type="float" office:value="1.00166611129623">
            <text:p>1.0016661113</text:p>
          </table:table-cell>
          <table:table-cell table:formula="of:=[.Q119]/MIN([.$N119:.$R119])" office:value-type="float" office:value="1.04731756081306">
            <text:p>1.0473175608</text:p>
          </table:table-cell>
          <table:table-cell table:formula="of:=[.R119]/MIN([.$N119:.$R119])" office:value-type="float" office:value="1.6327890703099">
            <text:p>1.632789070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8">
            <text:p>0.08</text:p>
          </table:table-cell>
          <table:table-cell table:number-columns-repeated="4" office:value-type="float" office:value="0.07">
            <text:p>0.07</text:p>
          </table:table-cell>
          <table:table-cell table:formula="of:=[.N120]/MIN([.$N120:.$R120])" office:value-type="float" office:value="1.14285714285714">
            <text:p>1.1428571429</text:p>
          </table:table-cell>
          <table:table-cell table:formula="of:=[.O120]/MIN([.$N120:.$R120])" office:value-type="float" office:value="1">
            <text:p>1</text:p>
          </table:table-cell>
          <table:table-cell table:formula="of:=[.P120]/MIN([.$N120:.$R120])" office:value-type="float" office:value="1">
            <text:p>1</text:p>
          </table:table-cell>
          <table:table-cell table:formula="of:=[.Q120]/MIN([.$N120:.$R120])" office:value-type="float" office:value="1">
            <text:p>1</text:p>
          </table:table-cell>
          <table:table-cell table:formula="of:=[.R120]/MIN([.$N120:.$R12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54">
            <text:p>4.54</text:p>
          </table:table-cell>
          <table:table-cell office:value-type="float" office:value="4.6">
            <text:p>4.6</text:p>
          </table:table-cell>
          <table:table-cell office:value-type="float" office:value="4.56">
            <text:p>4.56</text:p>
          </table:table-cell>
          <table:table-cell office:value-type="float" office:value="4.59">
            <text:p>4.59</text:p>
          </table:table-cell>
          <table:table-cell office:value-type="float" office:value="5.04">
            <text:p>5.04</text:p>
          </table:table-cell>
          <table:table-cell table:formula="of:=[.N121]/MIN([.$N121:.$R121])" office:value-type="float" office:value="1">
            <text:p>1</text:p>
          </table:table-cell>
          <table:table-cell table:formula="of:=[.O121]/MIN([.$N121:.$R121])" office:value-type="float" office:value="1.01321585903084">
            <text:p>1.013215859</text:p>
          </table:table-cell>
          <table:table-cell table:formula="of:=[.P121]/MIN([.$N121:.$R121])" office:value-type="float" office:value="1.00440528634361">
            <text:p>1.0044052863</text:p>
          </table:table-cell>
          <table:table-cell table:formula="of:=[.Q121]/MIN([.$N121:.$R121])" office:value-type="float" office:value="1.01101321585903">
            <text:p>1.0110132159</text:p>
          </table:table-cell>
          <table:table-cell table:formula="of:=[.R121]/MIN([.$N121:.$R121])" office:value-type="float" office:value="1.11013215859031">
            <text:p>1.110132158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92.84">
            <text:p>92.84</text:p>
          </table:table-cell>
          <table:table-cell office:value-type="float" office:value="96.86">
            <text:p>96.86</text:p>
          </table:table-cell>
          <table:table-cell office:value-type="float" office:value="92.11">
            <text:p>92.11</text:p>
          </table:table-cell>
          <table:table-cell office:value-type="float" office:value="97.06">
            <text:p>97.06</text:p>
          </table:table-cell>
          <table:table-cell office:value-type="float" office:value="137.67">
            <text:p>137.67</text:p>
          </table:table-cell>
          <table:table-cell table:formula="of:=[.N122]/MIN([.$N122:.$R122])" office:value-type="float" office:value="1.00792530669851">
            <text:p>1.0079253067</text:p>
          </table:table-cell>
          <table:table-cell table:formula="of:=[.O122]/MIN([.$N122:.$R122])" office:value-type="float" office:value="1.05156877646292">
            <text:p>1.0515687765</text:p>
          </table:table-cell>
          <table:table-cell table:formula="of:=[.P122]/MIN([.$N122:.$R122])" office:value-type="float" office:value="1">
            <text:p>1</text:p>
          </table:table-cell>
          <table:table-cell table:formula="of:=[.Q122]/MIN([.$N122:.$R122])" office:value-type="float" office:value="1.05374009336663">
            <text:p>1.0537400934</text:p>
          </table:table-cell>
          <table:table-cell table:formula="of:=[.R122]/MIN([.$N122:.$R122])" office:value-type="float" office:value="1.49462599066334">
            <text:p>1.494625990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79">
            <text:p>3.79</text:p>
          </table:table-cell>
          <table:table-cell office:value-type="float" office:value="3.82">
            <text:p>3.82</text:p>
          </table:table-cell>
          <table:table-cell office:value-type="float" office:value="3.78">
            <text:p>3.78</text:p>
          </table:table-cell>
          <table:table-cell office:value-type="float" office:value="3.82">
            <text:p>3.82</text:p>
          </table:table-cell>
          <table:table-cell office:value-type="float" office:value="4.21">
            <text:p>4.21</text:p>
          </table:table-cell>
          <table:table-cell table:formula="of:=[.N123]/MIN([.$N123:.$R123])" office:value-type="float" office:value="1.0026455026455">
            <text:p>1.0026455026</text:p>
          </table:table-cell>
          <table:table-cell table:formula="of:=[.O123]/MIN([.$N123:.$R123])" office:value-type="float" office:value="1.01058201058201">
            <text:p>1.0105820106</text:p>
          </table:table-cell>
          <table:table-cell table:formula="of:=[.P123]/MIN([.$N123:.$R123])" office:value-type="float" office:value="1">
            <text:p>1</text:p>
          </table:table-cell>
          <table:table-cell table:formula="of:=[.Q123]/MIN([.$N123:.$R123])" office:value-type="float" office:value="1.01058201058201">
            <text:p>1.0105820106</text:p>
          </table:table-cell>
          <table:table-cell table:formula="of:=[.R123]/MIN([.$N123:.$R123])" office:value-type="float" office:value="1.11375661375661">
            <text:p>1.113756613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23.63">
            <text:p>123.63</text:p>
          </table:table-cell>
          <table:table-cell office:value-type="float" office:value="136.38">
            <text:p>136.38</text:p>
          </table:table-cell>
          <table:table-cell office:value-type="float" office:value="125.27">
            <text:p>125.27</text:p>
          </table:table-cell>
          <table:table-cell office:value-type="float" office:value="134.4">
            <text:p>134.4</text:p>
          </table:table-cell>
          <table:table-cell office:value-type="float" office:value="219.84">
            <text:p>219.84</text:p>
          </table:table-cell>
          <table:table-cell table:formula="of:=[.N124]/MIN([.$N124:.$R124])" office:value-type="float" office:value="1">
            <text:p>1</text:p>
          </table:table-cell>
          <table:table-cell table:formula="of:=[.O124]/MIN([.$N124:.$R124])" office:value-type="float" office:value="1.10313030817763">
            <text:p>1.1031303082</text:p>
          </table:table-cell>
          <table:table-cell table:formula="of:=[.P124]/MIN([.$N124:.$R124])" office:value-type="float" office:value="1.01326538865971">
            <text:p>1.0132653887</text:p>
          </table:table-cell>
          <table:table-cell table:formula="of:=[.Q124]/MIN([.$N124:.$R124])" office:value-type="float" office:value="1.08711477796651">
            <text:p>1.087114778</text:p>
          </table:table-cell>
          <table:table-cell table:formula="of:=[.R124]/MIN([.$N124:.$R124])" office:value-type="float" office:value="1.77820917253094">
            <text:p>1.77820917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28">
            <text:p>3.28</text:p>
          </table:table-cell>
          <table:table-cell office:value-type="float" office:value="3.34">
            <text:p>3.34</text:p>
          </table:table-cell>
          <table:table-cell office:value-type="float" office:value="3.24">
            <text:p>3.24</text:p>
          </table:table-cell>
          <table:table-cell office:value-type="float" office:value="3.28">
            <text:p>3.28</text:p>
          </table:table-cell>
          <table:table-cell office:value-type="float" office:value="3.45">
            <text:p>3.45</text:p>
          </table:table-cell>
          <table:table-cell table:formula="of:=[.N125]/MIN([.$N125:.$R125])" office:value-type="float" office:value="1.01234567901235">
            <text:p>1.012345679</text:p>
          </table:table-cell>
          <table:table-cell table:formula="of:=[.O125]/MIN([.$N125:.$R125])" office:value-type="float" office:value="1.03086419753086">
            <text:p>1.0308641975</text:p>
          </table:table-cell>
          <table:table-cell table:formula="of:=[.P125]/MIN([.$N125:.$R125])" office:value-type="float" office:value="1">
            <text:p>1</text:p>
          </table:table-cell>
          <table:table-cell table:formula="of:=[.Q125]/MIN([.$N125:.$R125])" office:value-type="float" office:value="1.01234567901235">
            <text:p>1.012345679</text:p>
          </table:table-cell>
          <table:table-cell table:formula="of:=[.R125]/MIN([.$N125:.$R125])" office:value-type="float" office:value="1.06481481481481">
            <text:p>1.064814814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3.73">
            <text:p>3.73</text:p>
          </table:table-cell>
          <table:table-cell office:value-type="float" office:value="3.7">
            <text:p>3.7</text:p>
          </table:table-cell>
          <table:table-cell office:value-type="float" office:value="3.71">
            <text:p>3.71</text:p>
          </table:table-cell>
          <table:table-cell office:value-type="float" office:value="4.22">
            <text:p>4.22</text:p>
          </table:table-cell>
          <table:table-cell table:formula="of:=[.N126]/MIN([.$N126:.$R126])" office:value-type="float" office:value="1.0027027027027">
            <text:p>1.0027027027</text:p>
          </table:table-cell>
          <table:table-cell table:formula="of:=[.O126]/MIN([.$N126:.$R126])" office:value-type="float" office:value="1.00810810810811">
            <text:p>1.0081081081</text:p>
          </table:table-cell>
          <table:table-cell table:formula="of:=[.P126]/MIN([.$N126:.$R126])" office:value-type="float" office:value="1">
            <text:p>1</text:p>
          </table:table-cell>
          <table:table-cell table:formula="of:=[.Q126]/MIN([.$N126:.$R126])" office:value-type="float" office:value="1.0027027027027">
            <text:p>1.0027027027</text:p>
          </table:table-cell>
          <table:table-cell table:formula="of:=[.R126]/MIN([.$N126:.$R126])" office:value-type="float" office:value="1.14054054054054">
            <text:p>1.140540540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3.19">
            <text:p>33.19</text:p>
          </table:table-cell>
          <table:table-cell office:value-type="float" office:value="33.42">
            <text:p>33.42</text:p>
          </table:table-cell>
          <table:table-cell office:value-type="float" office:value="32.02">
            <text:p>32.02</text:p>
          </table:table-cell>
          <table:table-cell office:value-type="float" office:value="33.32">
            <text:p>33.32</text:p>
          </table:table-cell>
          <table:table-cell office:value-type="float" office:value="44.45">
            <text:p>44.45</text:p>
          </table:table-cell>
          <table:table-cell table:formula="of:=[.N127]/MIN([.$N127:.$R127])" office:value-type="float" office:value="1.03653966271081">
            <text:p>1.0365396627</text:p>
          </table:table-cell>
          <table:table-cell table:formula="of:=[.O127]/MIN([.$N127:.$R127])" office:value-type="float" office:value="1.04372267332917">
            <text:p>1.0437226733</text:p>
          </table:table-cell>
          <table:table-cell table:formula="of:=[.P127]/MIN([.$N127:.$R127])" office:value-type="float" office:value="1">
            <text:p>1</text:p>
          </table:table-cell>
          <table:table-cell table:formula="of:=[.Q127]/MIN([.$N127:.$R127])" office:value-type="float" office:value="1.04059962523423">
            <text:p>1.0405996252</text:p>
          </table:table-cell>
          <table:table-cell table:formula="of:=[.R127]/MIN([.$N127:.$R127])" office:value-type="float" office:value="1.38819487820112">
            <text:p>1.388194878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3.67">
            <text:p>3.67</text:p>
          </table:table-cell>
          <table:table-cell office:value-type="float" office:value="3.69">
            <text:p>3.69</text:p>
          </table:table-cell>
          <table:table-cell office:value-type="float" office:value="3.73">
            <text:p>3.73</text:p>
          </table:table-cell>
          <table:table-cell office:value-type="float" office:value="4.23">
            <text:p>4.23</text:p>
          </table:table-cell>
          <table:table-cell table:formula="of:=[.N128]/MIN([.$N128:.$R128])" office:value-type="float" office:value="1.01089918256131">
            <text:p>1.0108991826</text:p>
          </table:table-cell>
          <table:table-cell table:formula="of:=[.O128]/MIN([.$N128:.$R128])" office:value-type="float" office:value="1">
            <text:p>1</text:p>
          </table:table-cell>
          <table:table-cell table:formula="of:=[.P128]/MIN([.$N128:.$R128])" office:value-type="float" office:value="1.00544959128065">
            <text:p>1.0054495913</text:p>
          </table:table-cell>
          <table:table-cell table:formula="of:=[.Q128]/MIN([.$N128:.$R128])" office:value-type="float" office:value="1.01634877384196">
            <text:p>1.0163487738</text:p>
          </table:table-cell>
          <table:table-cell table:formula="of:=[.R128]/MIN([.$N128:.$R128])" office:value-type="float" office:value="1.15258855585831">
            <text:p>1.152588555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6.62">
            <text:p>46.62</text:p>
          </table:table-cell>
          <table:table-cell office:value-type="float" office:value="52">
            <text:p>52</text:p>
          </table:table-cell>
          <table:table-cell office:value-type="float" office:value="46.77">
            <text:p>46.77</text:p>
          </table:table-cell>
          <table:table-cell office:value-type="float" office:value="50.21">
            <text:p>50.21</text:p>
          </table:table-cell>
          <table:table-cell office:value-type="float" office:value="91.41">
            <text:p>91.41</text:p>
          </table:table-cell>
          <table:table-cell table:formula="of:=[.N129]/MIN([.$N129:.$R129])" office:value-type="float" office:value="1">
            <text:p>1</text:p>
          </table:table-cell>
          <table:table-cell table:formula="of:=[.O129]/MIN([.$N129:.$R129])" office:value-type="float" office:value="1.11540111540112">
            <text:p>1.1154011154</text:p>
          </table:table-cell>
          <table:table-cell table:formula="of:=[.P129]/MIN([.$N129:.$R129])" office:value-type="float" office:value="1.0032175032175">
            <text:p>1.0032175032</text:p>
          </table:table-cell>
          <table:table-cell table:formula="of:=[.Q129]/MIN([.$N129:.$R129])" office:value-type="float" office:value="1.07700557700558">
            <text:p>1.077005577</text:p>
          </table:table-cell>
          <table:table-cell table:formula="of:=[.R129]/MIN([.$N129:.$R129])" office:value-type="float" office:value="1.96074646074646">
            <text:p>1.960746460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8.82">
            <text:p>8.82</text:p>
          </table:table-cell>
          <table:table-cell office:value-type="float" office:value="8.87">
            <text:p>8.87</text:p>
          </table:table-cell>
          <table:table-cell office:value-type="float" office:value="8.76">
            <text:p>8.76</text:p>
          </table:table-cell>
          <table:table-cell office:value-type="float" office:value="8.96">
            <text:p>8.96</text:p>
          </table:table-cell>
          <table:table-cell office:value-type="float" office:value="8.8">
            <text:p>8.8</text:p>
          </table:table-cell>
          <table:table-cell table:formula="of:=[.N130]/MIN([.$N130:.$R130])" office:value-type="float" office:value="1.00684931506849">
            <text:p>1.0068493151</text:p>
          </table:table-cell>
          <table:table-cell table:formula="of:=[.O130]/MIN([.$N130:.$R130])" office:value-type="float" office:value="1.01255707762557">
            <text:p>1.0125570776</text:p>
          </table:table-cell>
          <table:table-cell table:formula="of:=[.P130]/MIN([.$N130:.$R130])" office:value-type="float" office:value="1">
            <text:p>1</text:p>
          </table:table-cell>
          <table:table-cell table:formula="of:=[.Q130]/MIN([.$N130:.$R130])" office:value-type="float" office:value="1.02283105022831">
            <text:p>1.0228310502</text:p>
          </table:table-cell>
          <table:table-cell table:formula="of:=[.R130]/MIN([.$N130:.$R130])" office:value-type="float" office:value="1.00456621004566">
            <text:p>1.0045662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6">
            <text:p>1.06</text:p>
          </table:table-cell>
          <table:table-cell office:value-type="float" office:value="1.07">
            <text:p>1.07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1.08">
            <text:p>1.08</text:p>
          </table:table-cell>
          <table:table-cell table:formula="of:=[.N131]/MIN([.$N131:.$R131])" office:value-type="float" office:value="1.00952380952381">
            <text:p>1.0095238095</text:p>
          </table:table-cell>
          <table:table-cell table:formula="of:=[.O131]/MIN([.$N131:.$R131])" office:value-type="float" office:value="1.01904761904762">
            <text:p>1.019047619</text:p>
          </table:table-cell>
          <table:table-cell table:formula="of:=[.P131]/MIN([.$N131:.$R131])" office:value-type="float" office:value="1">
            <text:p>1</text:p>
          </table:table-cell>
          <table:table-cell table:formula="of:=[.Q131]/MIN([.$N131:.$R131])" office:value-type="float" office:value="1.01904761904762">
            <text:p>1.019047619</text:p>
          </table:table-cell>
          <table:table-cell table:formula="of:=[.R131]/MIN([.$N131:.$R131])" office:value-type="float" office:value="1.02857142857143">
            <text:p>1.028571428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8.56">
            <text:p>8.56</text:p>
          </table:table-cell>
          <table:table-cell office:value-type="float" office:value="8.8">
            <text:p>8.8</text:p>
          </table:table-cell>
          <table:table-cell office:value-type="float" office:value="8.51">
            <text:p>8.51</text:p>
          </table:table-cell>
          <table:table-cell office:value-type="float" office:value="8.7">
            <text:p>8.7</text:p>
          </table:table-cell>
          <table:table-cell office:value-type="float" office:value="10.31">
            <text:p>10.31</text:p>
          </table:table-cell>
          <table:table-cell table:formula="of:=[.N132]/MIN([.$N132:.$R132])" office:value-type="float" office:value="1.00587544065805">
            <text:p>1.0058754407</text:p>
          </table:table-cell>
          <table:table-cell table:formula="of:=[.O132]/MIN([.$N132:.$R132])" office:value-type="float" office:value="1.03407755581669">
            <text:p>1.0340775558</text:p>
          </table:table-cell>
          <table:table-cell table:formula="of:=[.P132]/MIN([.$N132:.$R132])" office:value-type="float" office:value="1">
            <text:p>1</text:p>
          </table:table-cell>
          <table:table-cell table:formula="of:=[.Q132]/MIN([.$N132:.$R132])" office:value-type="float" office:value="1.02232667450059">
            <text:p>1.0223266745</text:p>
          </table:table-cell>
          <table:table-cell table:formula="of:=[.R132]/MIN([.$N132:.$R132])" office:value-type="float" office:value="1.21151586368978">
            <text:p>1.211515863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1.12">
            <text:p>1.12</text:p>
          </table:table-cell>
          <table:table-cell office:value-type="float" office:value="1.11">
            <text:p>1.11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table:formula="of:=[.N133]/MIN([.$N133:.$R133])" office:value-type="float" office:value="1.00900900900901">
            <text:p>1.009009009</text:p>
          </table:table-cell>
          <table:table-cell table:formula="of:=[.O133]/MIN([.$N133:.$R133])" office:value-type="float" office:value="1.00900900900901">
            <text:p>1.009009009</text:p>
          </table:table-cell>
          <table:table-cell table:formula="of:=[.P133]/MIN([.$N133:.$R133])" office:value-type="float" office:value="1">
            <text:p>1</text:p>
          </table:table-cell>
          <table:table-cell table:formula="of:=[.Q133]/MIN([.$N133:.$R133])" office:value-type="float" office:value="1.00900900900901">
            <text:p>1.009009009</text:p>
          </table:table-cell>
          <table:table-cell table:formula="of:=[.R133]/MIN([.$N133:.$R133])" office:value-type="float" office:value="1.02702702702703">
            <text:p>1.02702702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5.7">
            <text:p>15.7</text:p>
          </table:table-cell>
          <table:table-cell office:value-type="float" office:value="16.07">
            <text:p>16.07</text:p>
          </table:table-cell>
          <table:table-cell office:value-type="float" office:value="15.88">
            <text:p>15.88</text:p>
          </table:table-cell>
          <table:table-cell office:value-type="float" office:value="16.03">
            <text:p>16.03</text:p>
          </table:table-cell>
          <table:table-cell office:value-type="float" office:value="22.8">
            <text:p>22.8</text:p>
          </table:table-cell>
          <table:table-cell table:formula="of:=[.N134]/MIN([.$N134:.$R134])" office:value-type="float" office:value="1">
            <text:p>1</text:p>
          </table:table-cell>
          <table:table-cell table:formula="of:=[.O134]/MIN([.$N134:.$R134])" office:value-type="float" office:value="1.02356687898089">
            <text:p>1.023566879</text:p>
          </table:table-cell>
          <table:table-cell table:formula="of:=[.P134]/MIN([.$N134:.$R134])" office:value-type="float" office:value="1.01146496815287">
            <text:p>1.0114649682</text:p>
          </table:table-cell>
          <table:table-cell table:formula="of:=[.Q134]/MIN([.$N134:.$R134])" office:value-type="float" office:value="1.02101910828025">
            <text:p>1.0210191083</text:p>
          </table:table-cell>
          <table:table-cell table:formula="of:=[.R134]/MIN([.$N134:.$R134])" office:value-type="float" office:value="1.45222929936306">
            <text:p>1.452229299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">
            <text:p>0.8</text:p>
          </table:table-cell>
          <table:table-cell table:formula="of:=[.N135]/MIN([.$N135:.$R135])" office:value-type="float" office:value="1.01282051282051">
            <text:p>1.0128205128</text:p>
          </table:table-cell>
          <table:table-cell table:formula="of:=[.O135]/MIN([.$N135:.$R135])" office:value-type="float" office:value="1.01282051282051">
            <text:p>1.0128205128</text:p>
          </table:table-cell>
          <table:table-cell table:formula="of:=[.P135]/MIN([.$N135:.$R135])" office:value-type="float" office:value="1">
            <text:p>1</text:p>
          </table:table-cell>
          <table:table-cell table:formula="of:=[.Q135]/MIN([.$N135:.$R135])" office:value-type="float" office:value="1.02564102564103">
            <text:p>1.0256410256</text:p>
          </table:table-cell>
          <table:table-cell table:formula="of:=[.R135]/MIN([.$N135:.$R135])" office:value-type="float" office:value="1.02564102564103">
            <text:p>1.025641025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1.03">
            <text:p>1.03</text:p>
          </table:table-cell>
          <table:table-cell office:value-type="float" office:value="1.08">
            <text:p>1.08</text:p>
          </table:table-cell>
          <table:table-cell table:formula="of:=[.N136]/MIN([.$N136:.$R136])" office:value-type="float" office:value="1">
            <text:p>1</text:p>
          </table:table-cell>
          <table:table-cell table:formula="of:=[.O136]/MIN([.$N136:.$R136])" office:value-type="float" office:value="1">
            <text:p>1</text:p>
          </table:table-cell>
          <table:table-cell table:formula="of:=[.P136]/MIN([.$N136:.$R136])" office:value-type="float" office:value="1">
            <text:p>1</text:p>
          </table:table-cell>
          <table:table-cell table:formula="of:=[.Q136]/MIN([.$N136:.$R136])" office:value-type="float" office:value="1">
            <text:p>1</text:p>
          </table:table-cell>
          <table:table-cell table:formula="of:=[.R136]/MIN([.$N136:.$R136])" office:value-type="float" office:value="1.04854368932039">
            <text:p>1.048543689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8.98">
            <text:p>18.98</text:p>
          </table:table-cell>
          <table:table-cell office:value-type="float" office:value="19.7">
            <text:p>19.7</text:p>
          </table:table-cell>
          <table:table-cell office:value-type="float" office:value="19.17">
            <text:p>19.17</text:p>
          </table:table-cell>
          <table:table-cell office:value-type="float" office:value="19.66">
            <text:p>19.66</text:p>
          </table:table-cell>
          <table:table-cell office:value-type="float" office:value="23.56">
            <text:p>23.56</text:p>
          </table:table-cell>
          <table:table-cell table:formula="of:=[.N137]/MIN([.$N137:.$R137])" office:value-type="float" office:value="1">
            <text:p>1</text:p>
          </table:table-cell>
          <table:table-cell table:formula="of:=[.O137]/MIN([.$N137:.$R137])" office:value-type="float" office:value="1.03793466807165">
            <text:p>1.0379346681</text:p>
          </table:table-cell>
          <table:table-cell table:formula="of:=[.P137]/MIN([.$N137:.$R137])" office:value-type="float" office:value="1.0100105374078">
            <text:p>1.0100105374</text:p>
          </table:table-cell>
          <table:table-cell table:formula="of:=[.Q137]/MIN([.$N137:.$R137])" office:value-type="float" office:value="1.03582718651212">
            <text:p>1.0358271865</text:p>
          </table:table-cell>
          <table:table-cell table:formula="of:=[.R137]/MIN([.$N137:.$R137])" office:value-type="float" office:value="1.24130663856691">
            <text:p>1.241306638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1.15">
            <text:p>1.15</text:p>
          </table:table-cell>
          <table:table-cell office:value-type="float" office:value="1.14">
            <text:p>1.14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table:formula="of:=[.N138]/MIN([.$N138:.$R138])" office:value-type="float" office:value="1.00877192982456">
            <text:p>1.0087719298</text:p>
          </table:table-cell>
          <table:table-cell table:formula="of:=[.O138]/MIN([.$N138:.$R138])" office:value-type="float" office:value="1.00877192982456">
            <text:p>1.0087719298</text:p>
          </table:table-cell>
          <table:table-cell table:formula="of:=[.P138]/MIN([.$N138:.$R138])" office:value-type="float" office:value="1">
            <text:p>1</text:p>
          </table:table-cell>
          <table:table-cell table:formula="of:=[.Q138]/MIN([.$N138:.$R138])" office:value-type="float" office:value="1.00877192982456">
            <text:p>1.0087719298</text:p>
          </table:table-cell>
          <table:table-cell table:formula="of:=[.R138]/MIN([.$N138:.$R138])" office:value-type="float" office:value="1.05263157894737">
            <text:p>1.052631578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.06">
            <text:p>26.06</text:p>
          </table:table-cell>
          <table:table-cell office:value-type="float" office:value="26.76">
            <text:p>26.76</text:p>
          </table:table-cell>
          <table:table-cell office:value-type="float" office:value="26.02">
            <text:p>26.02</text:p>
          </table:table-cell>
          <table:table-cell office:value-type="float" office:value="26.84">
            <text:p>26.84</text:p>
          </table:table-cell>
          <table:table-cell office:value-type="float" office:value="34.53">
            <text:p>34.53</text:p>
          </table:table-cell>
          <table:table-cell table:formula="of:=[.N139]/MIN([.$N139:.$R139])" office:value-type="float" office:value="1.00153727901614">
            <text:p>1.001537279</text:p>
          </table:table-cell>
          <table:table-cell table:formula="of:=[.O139]/MIN([.$N139:.$R139])" office:value-type="float" office:value="1.02843966179862">
            <text:p>1.0284396618</text:p>
          </table:table-cell>
          <table:table-cell table:formula="of:=[.P139]/MIN([.$N139:.$R139])" office:value-type="float" office:value="1">
            <text:p>1</text:p>
          </table:table-cell>
          <table:table-cell table:formula="of:=[.Q139]/MIN([.$N139:.$R139])" office:value-type="float" office:value="1.0315142198309">
            <text:p>1.0315142198</text:p>
          </table:table-cell>
          <table:table-cell table:formula="of:=[.R139]/MIN([.$N139:.$R139])" office:value-type="float" office:value="1.32705611068409">
            <text:p>1.327056110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45">
            <text:p>0.45</text:p>
          </table:table-cell>
          <table:table-cell office:value-type="float" office:value="0.44">
            <text:p>0.44</text:p>
          </table:table-cell>
          <table:table-cell office:value-type="float" office:value="0.46">
            <text:p>0.46</text:p>
          </table:table-cell>
          <table:table-cell table:formula="of:=[.N140]/MIN([.$N140:.$R140])" office:value-type="float" office:value="1.02272727272727">
            <text:p>1.0227272727</text:p>
          </table:table-cell>
          <table:table-cell table:formula="of:=[.O140]/MIN([.$N140:.$R140])" office:value-type="float" office:value="1.02272727272727">
            <text:p>1.0227272727</text:p>
          </table:table-cell>
          <table:table-cell table:formula="of:=[.P140]/MIN([.$N140:.$R140])" office:value-type="float" office:value="1.02272727272727">
            <text:p>1.0227272727</text:p>
          </table:table-cell>
          <table:table-cell table:formula="of:=[.Q140]/MIN([.$N140:.$R140])" office:value-type="float" office:value="1">
            <text:p>1</text:p>
          </table:table-cell>
          <table:table-cell table:formula="of:=[.R140]/MIN([.$N140:.$R140])" office:value-type="float" office:value="1.04545454545455">
            <text:p>1.045454545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  <table:table-cell table:formula="of:=[.N141]/MIN([.$N141:.$R141])" office:value-type="float" office:value="1">
            <text:p>1</text:p>
          </table:table-cell>
          <table:table-cell table:formula="of:=[.O141]/MIN([.$N141:.$R141])" office:value-type="float" office:value="1.01234567901235">
            <text:p>1.012345679</text:p>
          </table:table-cell>
          <table:table-cell table:formula="of:=[.P141]/MIN([.$N141:.$R141])" office:value-type="float" office:value="1">
            <text:p>1</text:p>
          </table:table-cell>
          <table:table-cell table:formula="of:=[.Q141]/MIN([.$N141:.$R141])" office:value-type="float" office:value="1.01234567901235">
            <text:p>1.012345679</text:p>
          </table:table-cell>
          <table:table-cell table:formula="of:=[.R141]/MIN([.$N141:.$R141])" office:value-type="float" office:value="1.11111111111111">
            <text:p>1.111111111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8.11">
            <text:p>38.11</text:p>
          </table:table-cell>
          <table:table-cell office:value-type="float" office:value="40.81">
            <text:p>40.81</text:p>
          </table:table-cell>
          <table:table-cell office:value-type="float" office:value="38.22">
            <text:p>38.22</text:p>
          </table:table-cell>
          <table:table-cell office:value-type="float" office:value="40.17">
            <text:p>40.17</text:p>
          </table:table-cell>
          <table:table-cell office:value-type="float" office:value="53.64">
            <text:p>53.64</text:p>
          </table:table-cell>
          <table:table-cell table:formula="of:=[.N142]/MIN([.$N142:.$R142])" office:value-type="float" office:value="1">
            <text:p>1</text:p>
          </table:table-cell>
          <table:table-cell table:formula="of:=[.O142]/MIN([.$N142:.$R142])" office:value-type="float" office:value="1.0708475465757">
            <text:p>1.0708475466</text:p>
          </table:table-cell>
          <table:table-cell table:formula="of:=[.P142]/MIN([.$N142:.$R142])" office:value-type="float" office:value="1.00288638152716">
            <text:p>1.0028863815</text:p>
          </table:table-cell>
          <table:table-cell table:formula="of:=[.Q142]/MIN([.$N142:.$R142])" office:value-type="float" office:value="1.05405405405405">
            <text:p>1.0540540541</text:p>
          </table:table-cell>
          <table:table-cell table:formula="of:=[.R142]/MIN([.$N142:.$R142])" office:value-type="float" office:value="1.40750459197061">
            <text:p>1.40750459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table:formula="of:=[.N143]/MIN([.$N143:.$R143])" office:value-type="float" office:value="1">
            <text:p>1</text:p>
          </table:table-cell>
          <table:table-cell table:formula="of:=[.O143]/MIN([.$N143:.$R143])" office:value-type="float" office:value="1.0253164556962">
            <text:p>1.0253164557</text:p>
          </table:table-cell>
          <table:table-cell table:formula="of:=[.P143]/MIN([.$N143:.$R143])" office:value-type="float" office:value="1">
            <text:p>1</text:p>
          </table:table-cell>
          <table:table-cell table:formula="of:=[.Q143]/MIN([.$N143:.$R143])" office:value-type="float" office:value="1.0126582278481">
            <text:p>1.0126582278</text:p>
          </table:table-cell>
          <table:table-cell table:formula="of:=[.R143]/MIN([.$N143:.$R143])" office:value-type="float" office:value="1.12658227848101">
            <text:p>1.126582278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71.6">
            <text:p>71.6</text:p>
          </table:table-cell>
          <table:table-cell office:value-type="float" office:value="81.13">
            <text:p>81.13</text:p>
          </table:table-cell>
          <table:table-cell office:value-type="float" office:value="71.27">
            <text:p>71.27</text:p>
          </table:table-cell>
          <table:table-cell office:value-type="float" office:value="80.68">
            <text:p>80.68</text:p>
          </table:table-cell>
          <table:table-cell office:value-type="float" office:value="149.64">
            <text:p>149.64</text:p>
          </table:table-cell>
          <table:table-cell table:formula="of:=[.N144]/MIN([.$N144:.$R144])" office:value-type="float" office:value="1.00463027921987">
            <text:p>1.0046302792</text:p>
          </table:table-cell>
          <table:table-cell table:formula="of:=[.O144]/MIN([.$N144:.$R144])" office:value-type="float" office:value="1.13834713063">
            <text:p>1.1383471306</text:p>
          </table:table-cell>
          <table:table-cell table:formula="of:=[.P144]/MIN([.$N144:.$R144])" office:value-type="float" office:value="1">
            <text:p>1</text:p>
          </table:table-cell>
          <table:table-cell table:formula="of:=[.Q144]/MIN([.$N144:.$R144])" office:value-type="float" office:value="1.132033113512">
            <text:p>1.1320331135</text:p>
          </table:table-cell>
          <table:table-cell table:formula="of:=[.R144]/MIN([.$N144:.$R144])" office:value-type="float" office:value="2.09962115897292">
            <text:p>2.09962115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.81">
            <text:p>1.81</text:p>
          </table:table-cell>
          <table:table-cell table:number-columns-repeated="2" office:value-type="float" office:value="1.82">
            <text:p>1.82</text:p>
          </table:table-cell>
          <table:table-cell office:value-type="float" office:value="1.81">
            <text:p>1.81</text:p>
          </table:table-cell>
          <table:table-cell table:formula="of:=[.N145]/MIN([.$N145:.$R145])" office:value-type="float" office:value="1.02209944751381">
            <text:p>1.0220994475</text:p>
          </table:table-cell>
          <table:table-cell table:formula="of:=[.O145]/MIN([.$N145:.$R145])" office:value-type="float" office:value="1">
            <text:p>1</text:p>
          </table:table-cell>
          <table:table-cell table:formula="of:=[.P145]/MIN([.$N145:.$R145])" office:value-type="float" office:value="1.00552486187845">
            <text:p>1.0055248619</text:p>
          </table:table-cell>
          <table:table-cell table:formula="of:=[.Q145]/MIN([.$N145:.$R145])" office:value-type="float" office:value="1.00552486187845">
            <text:p>1.0055248619</text:p>
          </table:table-cell>
          <table:table-cell table:formula="of:=[.R145]/MIN([.$N145:.$R14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02">
            <text:p>2.02</text:p>
          </table:table-cell>
          <table:table-cell office:value-type="float" office:value="2.01">
            <text:p>2.01</text:p>
          </table:table-cell>
          <table:table-cell office:value-type="float" office:value="2">
            <text:p>2</text:p>
          </table:table-cell>
          <table:table-cell office:value-type="float" office:value="2.03">
            <text:p>2.03</text:p>
          </table:table-cell>
          <table:table-cell office:value-type="float" office:value="2.14">
            <text:p>2.14</text:p>
          </table:table-cell>
          <table:table-cell table:formula="of:=[.N146]/MIN([.$N146:.$R146])" office:value-type="float" office:value="1.01">
            <text:p>1.01</text:p>
          </table:table-cell>
          <table:table-cell table:formula="of:=[.O146]/MIN([.$N146:.$R146])" office:value-type="float" office:value="1.005">
            <text:p>1.005</text:p>
          </table:table-cell>
          <table:table-cell table:formula="of:=[.P146]/MIN([.$N146:.$R146])" office:value-type="float" office:value="1">
            <text:p>1</text:p>
          </table:table-cell>
          <table:table-cell table:formula="of:=[.Q146]/MIN([.$N146:.$R146])" office:value-type="float" office:value="1.015">
            <text:p>1.015</text:p>
          </table:table-cell>
          <table:table-cell table:formula="of:=[.R146]/MIN([.$N146:.$R146])" office:value-type="float" office:value="1.07">
            <text:p>1.0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06.5">
            <text:p>206.5</text:p>
          </table:table-cell>
          <table:table-cell office:value-type="float" office:value="221.65">
            <text:p>221.65</text:p>
          </table:table-cell>
          <table:table-cell office:value-type="float" office:value="206.87">
            <text:p>206.87</text:p>
          </table:table-cell>
          <table:table-cell office:value-type="float" office:value="217.64">
            <text:p>217.64</text:p>
          </table:table-cell>
          <table:table-cell office:value-type="float" office:value="328.35">
            <text:p>328.35</text:p>
          </table:table-cell>
          <table:table-cell table:formula="of:=[.N147]/MIN([.$N147:.$R147])" office:value-type="float" office:value="1">
            <text:p>1</text:p>
          </table:table-cell>
          <table:table-cell table:formula="of:=[.O147]/MIN([.$N147:.$R147])" office:value-type="float" office:value="1.07336561743341">
            <text:p>1.0733656174</text:p>
          </table:table-cell>
          <table:table-cell table:formula="of:=[.P147]/MIN([.$N147:.$R147])" office:value-type="float" office:value="1.00179176755448">
            <text:p>1.0017917676</text:p>
          </table:table-cell>
          <table:table-cell table:formula="of:=[.Q147]/MIN([.$N147:.$R147])" office:value-type="float" office:value="1.05394673123487">
            <text:p>1.0539467312</text:p>
          </table:table-cell>
          <table:table-cell table:formula="of:=[.R147]/MIN([.$N147:.$R147])" office:value-type="float" office:value="1.59007263922518">
            <text:p>1.590072639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.08">
            <text:p>2.08</text:p>
          </table:table-cell>
          <table:table-cell office:value-type="float" office:value="2.11">
            <text:p>2.11</text:p>
          </table:table-cell>
          <table:table-cell office:value-type="float" office:value="2.1">
            <text:p>2.1</text:p>
          </table:table-cell>
          <table:table-cell office:value-type="float" office:value="2.11">
            <text:p>2.11</text:p>
          </table:table-cell>
          <table:table-cell office:value-type="float" office:value="2.23">
            <text:p>2.23</text:p>
          </table:table-cell>
          <table:table-cell table:formula="of:=[.N148]/MIN([.$N148:.$R148])" office:value-type="float" office:value="1">
            <text:p>1</text:p>
          </table:table-cell>
          <table:table-cell table:formula="of:=[.O148]/MIN([.$N148:.$R148])" office:value-type="float" office:value="1.01442307692308">
            <text:p>1.0144230769</text:p>
          </table:table-cell>
          <table:table-cell table:formula="of:=[.P148]/MIN([.$N148:.$R148])" office:value-type="float" office:value="1.00961538461538">
            <text:p>1.0096153846</text:p>
          </table:table-cell>
          <table:table-cell table:formula="of:=[.Q148]/MIN([.$N148:.$R148])" office:value-type="float" office:value="1.01442307692308">
            <text:p>1.0144230769</text:p>
          </table:table-cell>
          <table:table-cell table:formula="of:=[.R148]/MIN([.$N148:.$R148])" office:value-type="float" office:value="1.07211538461538">
            <text:p>1.072115384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80.3">
            <text:p>180.3</text:p>
          </table:table-cell>
          <table:table-cell office:value-type="float" office:value="194.51">
            <text:p>194.51</text:p>
          </table:table-cell>
          <table:table-cell office:value-type="float" office:value="178.84">
            <text:p>178.84</text:p>
          </table:table-cell>
          <table:table-cell office:value-type="float" office:value="205.91">
            <text:p>205.91</text:p>
          </table:table-cell>
          <table:table-cell office:value-type="float" office:value="300.84">
            <text:p>300.84</text:p>
          </table:table-cell>
          <table:table-cell table:formula="of:=[.N149]/MIN([.$N149:.$R149])" office:value-type="float" office:value="1.00816372176247">
            <text:p>1.0081637218</text:p>
          </table:table-cell>
          <table:table-cell table:formula="of:=[.O149]/MIN([.$N149:.$R149])" office:value-type="float" office:value="1.08762021919034">
            <text:p>1.0876202192</text:p>
          </table:table-cell>
          <table:table-cell table:formula="of:=[.P149]/MIN([.$N149:.$R149])" office:value-type="float" office:value="1">
            <text:p>1</text:p>
          </table:table-cell>
          <table:table-cell table:formula="of:=[.Q149]/MIN([.$N149:.$R149])" office:value-type="float" office:value="1.15136434802058">
            <text:p>1.151364348</text:p>
          </table:table-cell>
          <table:table-cell table:formula="of:=[.R149]/MIN([.$N149:.$R149])" office:value-type="float" office:value="1.68217401028853">
            <text:p>1.682174010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f:=[.N150]/MIN([.$N150:.$R150])" office:value-type="float" office:value="1.33333333333333">
            <text:p>1.3333333333</text:p>
          </table:table-cell>
          <table:table-cell table:formula="of:=[.O150]/MIN([.$N150:.$R150])" office:value-type="float" office:value="1">
            <text:p>1</text:p>
          </table:table-cell>
          <table:table-cell table:formula="of:=[.P150]/MIN([.$N150:.$R150])" office:value-type="float" office:value="1.33333333333333">
            <text:p>1.3333333333</text:p>
          </table:table-cell>
          <table:table-cell table:formula="of:=[.Q150]/MIN([.$N150:.$R150])" office:value-type="float" office:value="1">
            <text:p>1</text:p>
          </table:table-cell>
          <table:table-cell table:formula="of:=[.R150]/MIN([.$N150:.$R150])" office:value-type="float" office:value="1.33333333333333">
            <text:p>1.33333333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94">
            <text:p>4.94</text:p>
          </table:table-cell>
          <table:table-cell office:value-type="float" office:value="5.1">
            <text:p>5.1</text:p>
          </table:table-cell>
          <table:table-cell office:value-type="float" office:value="4.92">
            <text:p>4.92</text:p>
          </table:table-cell>
          <table:table-cell office:value-type="float" office:value="5.06">
            <text:p>5.06</text:p>
          </table:table-cell>
          <table:table-cell office:value-type="float" office:value="5.67">
            <text:p>5.67</text:p>
          </table:table-cell>
          <table:table-cell table:formula="of:=[.N151]/MIN([.$N151:.$R151])" office:value-type="float" office:value="1.00406504065041">
            <text:p>1.0040650407</text:p>
          </table:table-cell>
          <table:table-cell table:formula="of:=[.O151]/MIN([.$N151:.$R151])" office:value-type="float" office:value="1.03658536585366">
            <text:p>1.0365853659</text:p>
          </table:table-cell>
          <table:table-cell table:formula="of:=[.P151]/MIN([.$N151:.$R151])" office:value-type="float" office:value="1">
            <text:p>1</text:p>
          </table:table-cell>
          <table:table-cell table:formula="of:=[.Q151]/MIN([.$N151:.$R151])" office:value-type="float" office:value="1.02845528455285">
            <text:p>1.0284552846</text:p>
          </table:table-cell>
          <table:table-cell table:formula="of:=[.R151]/MIN([.$N151:.$R151])" office:value-type="float" office:value="1.15243902439024">
            <text:p>1.152439024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2.41">
            <text:p>22.41</text:p>
          </table:table-cell>
          <table:table-cell office:value-type="float" office:value="22.67">
            <text:p>22.67</text:p>
          </table:table-cell>
          <table:table-cell office:value-type="float" office:value="22.73">
            <text:p>22.73</text:p>
          </table:table-cell>
          <table:table-cell office:value-type="float" office:value="23.54">
            <text:p>23.54</text:p>
          </table:table-cell>
          <table:table-cell office:value-type="float" office:value="29.71">
            <text:p>29.71</text:p>
          </table:table-cell>
          <table:table-cell table:formula="of:=[.N152]/MIN([.$N152:.$R152])" office:value-type="float" office:value="1">
            <text:p>1</text:p>
          </table:table-cell>
          <table:table-cell table:formula="of:=[.O152]/MIN([.$N152:.$R152])" office:value-type="float" office:value="1.01160196340919">
            <text:p>1.0116019634</text:p>
          </table:table-cell>
          <table:table-cell table:formula="of:=[.P152]/MIN([.$N152:.$R152])" office:value-type="float" office:value="1.01427933958054">
            <text:p>1.0142793396</text:p>
          </table:table-cell>
          <table:table-cell table:formula="of:=[.Q152]/MIN([.$N152:.$R152])" office:value-type="float" office:value="1.0504239178938">
            <text:p>1.0504239179</text:p>
          </table:table-cell>
          <table:table-cell table:formula="of:=[.R152]/MIN([.$N152:.$R152])" office:value-type="float" office:value="1.32574743418117">
            <text:p>1.325747434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9">
            <text:p>4.9</text:p>
          </table:table-cell>
          <table:table-cell office:value-type="float" office:value="5.1">
            <text:p>5.1</text:p>
          </table:table-cell>
          <table:table-cell office:value-type="float" office:value="4.95">
            <text:p>4.95</text:p>
          </table:table-cell>
          <table:table-cell office:value-type="float" office:value="5.13">
            <text:p>5.13</text:p>
          </table:table-cell>
          <table:table-cell office:value-type="float" office:value="5.7">
            <text:p>5.7</text:p>
          </table:table-cell>
          <table:table-cell table:formula="of:=[.N153]/MIN([.$N153:.$R153])" office:value-type="float" office:value="1">
            <text:p>1</text:p>
          </table:table-cell>
          <table:table-cell table:formula="of:=[.O153]/MIN([.$N153:.$R153])" office:value-type="float" office:value="1.04081632653061">
            <text:p>1.0408163265</text:p>
          </table:table-cell>
          <table:table-cell table:formula="of:=[.P153]/MIN([.$N153:.$R153])" office:value-type="float" office:value="1.01020408163265">
            <text:p>1.0102040816</text:p>
          </table:table-cell>
          <table:table-cell table:formula="of:=[.Q153]/MIN([.$N153:.$R153])" office:value-type="float" office:value="1.0469387755102">
            <text:p>1.0469387755</text:p>
          </table:table-cell>
          <table:table-cell table:formula="of:=[.R153]/MIN([.$N153:.$R153])" office:value-type="float" office:value="1.16326530612245">
            <text:p>1.163265306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8.69">
            <text:p>38.69</text:p>
          </table:table-cell>
          <table:table-cell office:value-type="float" office:value="38.74">
            <text:p>38.74</text:p>
          </table:table-cell>
          <table:table-cell office:value-type="float" office:value="37.67">
            <text:p>37.67</text:p>
          </table:table-cell>
          <table:table-cell office:value-type="float" office:value="38.54">
            <text:p>38.54</text:p>
          </table:table-cell>
          <table:table-cell office:value-type="float" office:value="57.4">
            <text:p>57.4</text:p>
          </table:table-cell>
          <table:table-cell table:formula="of:=[.N154]/MIN([.$N154:.$R154])" office:value-type="float" office:value="1.0270772498009">
            <text:p>1.0270772498</text:p>
          </table:table-cell>
          <table:table-cell table:formula="of:=[.O154]/MIN([.$N154:.$R154])" office:value-type="float" office:value="1.02840456596761">
            <text:p>1.028404566</text:p>
          </table:table-cell>
          <table:table-cell table:formula="of:=[.P154]/MIN([.$N154:.$R154])" office:value-type="float" office:value="1">
            <text:p>1</text:p>
          </table:table-cell>
          <table:table-cell table:formula="of:=[.Q154]/MIN([.$N154:.$R154])" office:value-type="float" office:value="1.02309530130077">
            <text:p>1.0230953013</text:p>
          </table:table-cell>
          <table:table-cell table:formula="of:=[.R154]/MIN([.$N154:.$R154])" office:value-type="float" office:value="1.52375895938413">
            <text:p>1.523758959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15/probability_0.25/instance_n15_p0.2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72">
            <text:p>3.72</text:p>
          </table:table-cell>
          <table:table-cell office:value-type="float" office:value="3.75">
            <text:p>3.75</text:p>
          </table:table-cell>
          <table:table-cell office:value-type="float" office:value="3.72">
            <text:p>3.72</text:p>
          </table:table-cell>
          <table:table-cell office:value-type="float" office:value="3.84">
            <text:p>3.84</text:p>
          </table:table-cell>
          <table:table-cell office:value-type="float" office:value="3.85">
            <text:p>3.85</text:p>
          </table:table-cell>
          <table:table-cell table:formula="of:=[.N155]/MIN([.$N155:.$R155])" office:value-type="float" office:value="1">
            <text:p>1</text:p>
          </table:table-cell>
          <table:table-cell table:formula="of:=[.O155]/MIN([.$N155:.$R155])" office:value-type="float" office:value="1.00806451612903">
            <text:p>1.0080645161</text:p>
          </table:table-cell>
          <table:table-cell table:formula="of:=[.P155]/MIN([.$N155:.$R155])" office:value-type="float" office:value="1">
            <text:p>1</text:p>
          </table:table-cell>
          <table:table-cell table:formula="of:=[.Q155]/MIN([.$N155:.$R155])" office:value-type="float" office:value="1.03225806451613">
            <text:p>1.0322580645</text:p>
          </table:table-cell>
          <table:table-cell table:formula="of:=[.R155]/MIN([.$N155:.$R155])" office:value-type="float" office:value="1.03494623655914">
            <text:p>1.034946236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3"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156]/MIN([.$N156:.$R156])" office:value-type="float" office:value="1.07142857142857">
            <text:p>1.0714285714</text:p>
          </table:table-cell>
          <table:table-cell table:formula="of:=[.O156]/MIN([.$N156:.$R156])" office:value-type="float" office:value="1.07142857142857">
            <text:p>1.0714285714</text:p>
          </table:table-cell>
          <table:table-cell table:formula="of:=[.P156]/MIN([.$N156:.$R156])" office:value-type="float" office:value="1.07142857142857">
            <text:p>1.0714285714</text:p>
          </table:table-cell>
          <table:table-cell table:formula="of:=[.Q156]/MIN([.$N156:.$R156])" office:value-type="float" office:value="1">
            <text:p>1</text:p>
          </table:table-cell>
          <table:table-cell table:formula="of:=[.R156]/MIN([.$N156:.$R156])" office:value-type="float" office:value="1.07142857142857">
            <text:p>1.07142857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1.76">
            <text:p>11.76</text:p>
          </table:table-cell>
          <table:table-cell office:value-type="float" office:value="12.12">
            <text:p>12.12</text:p>
          </table:table-cell>
          <table:table-cell office:value-type="float" office:value="11.79">
            <text:p>11.79</text:p>
          </table:table-cell>
          <table:table-cell office:value-type="float" office:value="12.11">
            <text:p>12.11</text:p>
          </table:table-cell>
          <table:table-cell office:value-type="float" office:value="13.13">
            <text:p>13.13</text:p>
          </table:table-cell>
          <table:table-cell table:formula="of:=[.N157]/MIN([.$N157:.$R157])" office:value-type="float" office:value="1">
            <text:p>1</text:p>
          </table:table-cell>
          <table:table-cell table:formula="of:=[.O157]/MIN([.$N157:.$R157])" office:value-type="float" office:value="1.03061224489796">
            <text:p>1.0306122449</text:p>
          </table:table-cell>
          <table:table-cell table:formula="of:=[.P157]/MIN([.$N157:.$R157])" office:value-type="float" office:value="1.00255102040816">
            <text:p>1.0025510204</text:p>
          </table:table-cell>
          <table:table-cell table:formula="of:=[.Q157]/MIN([.$N157:.$R157])" office:value-type="float" office:value="1.0297619047619">
            <text:p>1.0297619048</text:p>
          </table:table-cell>
          <table:table-cell table:formula="of:=[.R157]/MIN([.$N157:.$R157])" office:value-type="float" office:value="1.11649659863946">
            <text:p>1.116496598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158]/MIN([.$N158:.$R158])" office:value-type="float" office:value="1">
            <text:p>1</text:p>
          </table:table-cell>
          <table:table-cell table:formula="of:=[.O158]/MIN([.$N158:.$R158])" office:value-type="float" office:value="1.28571428571429">
            <text:p>1.2857142857</text:p>
          </table:table-cell>
          <table:table-cell table:formula="of:=[.P158]/MIN([.$N158:.$R158])" office:value-type="float" office:value="1">
            <text:p>1</text:p>
          </table:table-cell>
          <table:table-cell table:formula="of:=[.Q158]/MIN([.$N158:.$R158])" office:value-type="float" office:value="1">
            <text:p>1</text:p>
          </table:table-cell>
          <table:table-cell table:formula="of:=[.R158]/MIN([.$N158:.$R158])" office:value-type="float" office:value="1.07142857142857">
            <text:p>1.07142857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9.49">
            <text:p>9.49</text:p>
          </table:table-cell>
          <table:table-cell office:value-type="float" office:value="9.74">
            <text:p>9.74</text:p>
          </table:table-cell>
          <table:table-cell office:value-type="float" office:value="9.51">
            <text:p>9.51</text:p>
          </table:table-cell>
          <table:table-cell office:value-type="float" office:value="9.75">
            <text:p>9.75</text:p>
          </table:table-cell>
          <table:table-cell office:value-type="float" office:value="11.26">
            <text:p>11.26</text:p>
          </table:table-cell>
          <table:table-cell table:formula="of:=[.N159]/MIN([.$N159:.$R159])" office:value-type="float" office:value="1">
            <text:p>1</text:p>
          </table:table-cell>
          <table:table-cell table:formula="of:=[.O159]/MIN([.$N159:.$R159])" office:value-type="float" office:value="1.0263435194942">
            <text:p>1.0263435195</text:p>
          </table:table-cell>
          <table:table-cell table:formula="of:=[.P159]/MIN([.$N159:.$R159])" office:value-type="float" office:value="1.00210748155954">
            <text:p>1.0021074816</text:p>
          </table:table-cell>
          <table:table-cell table:formula="of:=[.Q159]/MIN([.$N159:.$R159])" office:value-type="float" office:value="1.02739726027397">
            <text:p>1.0273972603</text:p>
          </table:table-cell>
          <table:table-cell table:formula="of:=[.R159]/MIN([.$N159:.$R159])" office:value-type="float" office:value="1.18651211801897">
            <text:p>1.18651211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2" office:value-type="float" office:value="0.03">
            <text:p>0.03</text:p>
          </table:table-cell>
          <table:table-cell table:number-columns-repeated="3" office:value-type="float" office:value="0.02">
            <text:p>0.02</text:p>
          </table:table-cell>
          <table:table-cell table:formula="of:=[.N160]/MIN([.$N160:.$R160])" office:value-type="float" office:value="1.5">
            <text:p>1.5</text:p>
          </table:table-cell>
          <table:table-cell table:formula="of:=[.O160]/MIN([.$N160:.$R160])" office:value-type="float" office:value="1.5">
            <text:p>1.5</text:p>
          </table:table-cell>
          <table:table-cell table:formula="of:=[.P160]/MIN([.$N160:.$R160])" office:value-type="float" office:value="1">
            <text:p>1</text:p>
          </table:table-cell>
          <table:table-cell table:formula="of:=[.Q160]/MIN([.$N160:.$R160])" office:value-type="float" office:value="1">
            <text:p>1</text:p>
          </table:table-cell>
          <table:table-cell table:formula="of:=[.R160]/MIN([.$N160:.$R16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161]/MIN([.$N161:.$R161])" office:value-type="float" office:value="1.07142857142857">
            <text:p>1.0714285714</text:p>
          </table:table-cell>
          <table:table-cell table:formula="of:=[.O161]/MIN([.$N161:.$R161])" office:value-type="float" office:value="1">
            <text:p>1</text:p>
          </table:table-cell>
          <table:table-cell table:formula="of:=[.P161]/MIN([.$N161:.$R161])" office:value-type="float" office:value="1">
            <text:p>1</text:p>
          </table:table-cell>
          <table:table-cell table:formula="of:=[.Q161]/MIN([.$N161:.$R161])" office:value-type="float" office:value="1">
            <text:p>1</text:p>
          </table:table-cell>
          <table:table-cell table:formula="of:=[.R161]/MIN([.$N161:.$R161])" office:value-type="float" office:value="1.07142857142857">
            <text:p>1.07142857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55.23">
            <text:p>55.23</text:p>
          </table:table-cell>
          <table:table-cell office:value-type="float" office:value="58.32">
            <text:p>58.32</text:p>
          </table:table-cell>
          <table:table-cell office:value-type="float" office:value="55.3">
            <text:p>55.3</text:p>
          </table:table-cell>
          <table:table-cell office:value-type="float" office:value="58.26">
            <text:p>58.26</text:p>
          </table:table-cell>
          <table:table-cell office:value-type="float" office:value="73.64">
            <text:p>73.64</text:p>
          </table:table-cell>
          <table:table-cell table:formula="of:=[.N162]/MIN([.$N162:.$R162])" office:value-type="float" office:value="1">
            <text:p>1</text:p>
          </table:table-cell>
          <table:table-cell table:formula="of:=[.O162]/MIN([.$N162:.$R162])" office:value-type="float" office:value="1.05594785442694">
            <text:p>1.0559478544</text:p>
          </table:table-cell>
          <table:table-cell table:formula="of:=[.P162]/MIN([.$N162:.$R162])" office:value-type="float" office:value="1.00126742712294">
            <text:p>1.0012674271</text:p>
          </table:table-cell>
          <table:table-cell table:formula="of:=[.Q162]/MIN([.$N162:.$R162])" office:value-type="float" office:value="1.05486148832156">
            <text:p>1.0548614883</text:p>
          </table:table-cell>
          <table:table-cell table:formula="of:=[.R162]/MIN([.$N162:.$R162])" office:value-type="float" office:value="1.33333333333333">
            <text:p>1.33333333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[.N163]/MIN([.$N163:.$R163])" office:value-type="float" office:value="1.07692307692308">
            <text:p>1.0769230769</text:p>
          </table:table-cell>
          <table:table-cell table:formula="of:=[.O163]/MIN([.$N163:.$R163])" office:value-type="float" office:value="1">
            <text:p>1</text:p>
          </table:table-cell>
          <table:table-cell table:formula="of:=[.P163]/MIN([.$N163:.$R163])" office:value-type="float" office:value="1">
            <text:p>1</text:p>
          </table:table-cell>
          <table:table-cell table:formula="of:=[.Q163]/MIN([.$N163:.$R163])" office:value-type="float" office:value="1">
            <text:p>1</text:p>
          </table:table-cell>
          <table:table-cell table:formula="of:=[.R163]/MIN([.$N163:.$R163])" office:value-type="float" office:value="1.07692307692308">
            <text:p>1.076923076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36.33">
            <text:p>36.33</text:p>
          </table:table-cell>
          <table:table-cell office:value-type="float" office:value="38.45">
            <text:p>38.45</text:p>
          </table:table-cell>
          <table:table-cell office:value-type="float" office:value="36.17">
            <text:p>36.17</text:p>
          </table:table-cell>
          <table:table-cell office:value-type="float" office:value="38.2">
            <text:p>38.2</text:p>
          </table:table-cell>
          <table:table-cell office:value-type="float" office:value="49.16">
            <text:p>49.16</text:p>
          </table:table-cell>
          <table:table-cell table:formula="of:=[.N164]/MIN([.$N164:.$R164])" office:value-type="float" office:value="1.00442355543268">
            <text:p>1.0044235554</text:p>
          </table:table-cell>
          <table:table-cell table:formula="of:=[.O164]/MIN([.$N164:.$R164])" office:value-type="float" office:value="1.06303566491568">
            <text:p>1.0630356649</text:p>
          </table:table-cell>
          <table:table-cell table:formula="of:=[.P164]/MIN([.$N164:.$R164])" office:value-type="float" office:value="1">
            <text:p>1</text:p>
          </table:table-cell>
          <table:table-cell table:formula="of:=[.Q164]/MIN([.$N164:.$R164])" office:value-type="float" office:value="1.05612385955212">
            <text:p>1.0561238596</text:p>
          </table:table-cell>
          <table:table-cell table:formula="of:=[.R164]/MIN([.$N164:.$R164])" office:value-type="float" office:value="1.35913740669063">
            <text:p>1.359137406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table:formula="of:=[.N165]/MIN([.$N165:.$R165])" office:value-type="float" office:value="1">
            <text:p>1</text:p>
          </table:table-cell>
          <table:table-cell table:formula="of:=[.O165]/MIN([.$N165:.$R165])" office:value-type="float" office:value="2">
            <text:p>2</text:p>
          </table:table-cell>
          <table:table-cell table:formula="of:=[.P165]/MIN([.$N165:.$R165])" office:value-type="float" office:value="1">
            <text:p>1</text:p>
          </table:table-cell>
          <table:table-cell table:formula="of:=[.Q165]/MIN([.$N165:.$R165])" office:value-type="float" office:value="1">
            <text:p>1</text:p>
          </table:table-cell>
          <table:table-cell table:formula="of:=[.R165]/MIN([.$N165:.$R16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1">
            <text:p>0.1</text:p>
          </table:table-cell>
          <table:table-cell table:formula="of:=[.N166]/MIN([.$N166:.$R166])" office:value-type="float" office:value="1">
            <text:p>1</text:p>
          </table:table-cell>
          <table:table-cell table:formula="of:=[.O166]/MIN([.$N166:.$R166])" office:value-type="float" office:value="1">
            <text:p>1</text:p>
          </table:table-cell>
          <table:table-cell table:formula="of:=[.P166]/MIN([.$N166:.$R166])" office:value-type="float" office:value="1.1">
            <text:p>1.1</text:p>
          </table:table-cell>
          <table:table-cell table:formula="of:=[.Q166]/MIN([.$N166:.$R166])" office:value-type="float" office:value="1">
            <text:p>1</text:p>
          </table:table-cell>
          <table:table-cell table:formula="of:=[.R166]/MIN([.$N166:.$R16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3.12">
            <text:p>23.12</text:p>
          </table:table-cell>
          <table:table-cell office:value-type="float" office:value="24.19">
            <text:p>24.19</text:p>
          </table:table-cell>
          <table:table-cell office:value-type="float" office:value="23.23">
            <text:p>23.23</text:p>
          </table:table-cell>
          <table:table-cell office:value-type="float" office:value="24.67">
            <text:p>24.67</text:p>
          </table:table-cell>
          <table:table-cell office:value-type="float" office:value="29.2">
            <text:p>29.2</text:p>
          </table:table-cell>
          <table:table-cell table:formula="of:=[.N167]/MIN([.$N167:.$R167])" office:value-type="float" office:value="1">
            <text:p>1</text:p>
          </table:table-cell>
          <table:table-cell table:formula="of:=[.O167]/MIN([.$N167:.$R167])" office:value-type="float" office:value="1.04628027681661">
            <text:p>1.0462802768</text:p>
          </table:table-cell>
          <table:table-cell table:formula="of:=[.P167]/MIN([.$N167:.$R167])" office:value-type="float" office:value="1.00475778546713">
            <text:p>1.0047577855</text:p>
          </table:table-cell>
          <table:table-cell table:formula="of:=[.Q167]/MIN([.$N167:.$R167])" office:value-type="float" office:value="1.06704152249135">
            <text:p>1.0670415225</text:p>
          </table:table-cell>
          <table:table-cell table:formula="of:=[.R167]/MIN([.$N167:.$R167])" office:value-type="float" office:value="1.26297577854671">
            <text:p>1.262975778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3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formula="of:=[.N168]/MIN([.$N168:.$R168])" office:value-type="float" office:value="1.22222222222222">
            <text:p>1.2222222222</text:p>
          </table:table-cell>
          <table:table-cell table:formula="of:=[.O168]/MIN([.$N168:.$R168])" office:value-type="float" office:value="1">
            <text:p>1</text:p>
          </table:table-cell>
          <table:table-cell table:formula="of:=[.P168]/MIN([.$N168:.$R168])" office:value-type="float" office:value="1">
            <text:p>1</text:p>
          </table:table-cell>
          <table:table-cell table:formula="of:=[.Q168]/MIN([.$N168:.$R168])" office:value-type="float" office:value="1">
            <text:p>1</text:p>
          </table:table-cell>
          <table:table-cell table:formula="of:=[.R168]/MIN([.$N168:.$R168])" office:value-type="float" office:value="1.11111111111111">
            <text:p>1.111111111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9.58">
            <text:p>19.58</text:p>
          </table:table-cell>
          <table:table-cell office:value-type="float" office:value="21.15">
            <text:p>21.15</text:p>
          </table:table-cell>
          <table:table-cell office:value-type="float" office:value="19.52">
            <text:p>19.52</text:p>
          </table:table-cell>
          <table:table-cell office:value-type="float" office:value="21.01">
            <text:p>21.01</text:p>
          </table:table-cell>
          <table:table-cell office:value-type="float" office:value="26.45">
            <text:p>26.45</text:p>
          </table:table-cell>
          <table:table-cell table:formula="of:=[.N169]/MIN([.$N169:.$R169])" office:value-type="float" office:value="1.0030737704918">
            <text:p>1.0030737705</text:p>
          </table:table-cell>
          <table:table-cell table:formula="of:=[.O169]/MIN([.$N169:.$R169])" office:value-type="float" office:value="1.08350409836066">
            <text:p>1.0835040984</text:p>
          </table:table-cell>
          <table:table-cell table:formula="of:=[.P169]/MIN([.$N169:.$R169])" office:value-type="float" office:value="1">
            <text:p>1</text:p>
          </table:table-cell>
          <table:table-cell table:formula="of:=[.Q169]/MIN([.$N169:.$R169])" office:value-type="float" office:value="1.07633196721311">
            <text:p>1.0763319672</text:p>
          </table:table-cell>
          <table:table-cell table:formula="of:=[.R169]/MIN([.$N169:.$R169])" office:value-type="float" office:value="1.35502049180328">
            <text:p>1.355020491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4">
            <text:p>0.04</text:p>
          </table:table-cell>
          <table:table-cell table:formula="of:=[.N170]/MIN([.$N170:.$R170])" office:value-type="float" office:value="1">
            <text:p>1</text:p>
          </table:table-cell>
          <table:table-cell table:formula="of:=[.O170]/MIN([.$N170:.$R170])" office:value-type="float" office:value="1">
            <text:p>1</text:p>
          </table:table-cell>
          <table:table-cell table:formula="of:=[.P170]/MIN([.$N170:.$R170])" office:value-type="float" office:value="1">
            <text:p>1</text:p>
          </table:table-cell>
          <table:table-cell table:formula="of:=[.Q170]/MIN([.$N170:.$R170])" office:value-type="float" office:value="1">
            <text:p>1</text:p>
          </table:table-cell>
          <table:table-cell table:formula="of:=[.R170]/MIN([.$N170:.$R17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4"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f:=[.N171]/MIN([.$N171:.$R171])" office:value-type="float" office:value="1">
            <text:p>1</text:p>
          </table:table-cell>
          <table:table-cell table:formula="of:=[.O171]/MIN([.$N171:.$R171])" office:value-type="float" office:value="1">
            <text:p>1</text:p>
          </table:table-cell>
          <table:table-cell table:formula="of:=[.P171]/MIN([.$N171:.$R171])" office:value-type="float" office:value="1">
            <text:p>1</text:p>
          </table:table-cell>
          <table:table-cell table:formula="of:=[.Q171]/MIN([.$N171:.$R171])" office:value-type="float" office:value="1">
            <text:p>1</text:p>
          </table:table-cell>
          <table:table-cell table:formula="of:=[.R171]/MIN([.$N171:.$R171])" office:value-type="float" office:value="1.2">
            <text:p>1.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6.59">
            <text:p>16.59</text:p>
          </table:table-cell>
          <table:table-cell office:value-type="float" office:value="17.33">
            <text:p>17.33</text:p>
          </table:table-cell>
          <table:table-cell office:value-type="float" office:value="16.52">
            <text:p>16.52</text:p>
          </table:table-cell>
          <table:table-cell office:value-type="float" office:value="17.2">
            <text:p>17.2</text:p>
          </table:table-cell>
          <table:table-cell office:value-type="float" office:value="20.31">
            <text:p>20.31</text:p>
          </table:table-cell>
          <table:table-cell table:formula="of:=[.N172]/MIN([.$N172:.$R172])" office:value-type="float" office:value="1.00423728813559">
            <text:p>1.0042372881</text:p>
          </table:table-cell>
          <table:table-cell table:formula="of:=[.O172]/MIN([.$N172:.$R172])" office:value-type="float" office:value="1.04903147699758">
            <text:p>1.049031477</text:p>
          </table:table-cell>
          <table:table-cell table:formula="of:=[.P172]/MIN([.$N172:.$R172])" office:value-type="float" office:value="1">
            <text:p>1</text:p>
          </table:table-cell>
          <table:table-cell table:formula="of:=[.Q172]/MIN([.$N172:.$R172])" office:value-type="float" office:value="1.04116222760291">
            <text:p>1.0411622276</text:p>
          </table:table-cell>
          <table:table-cell table:formula="of:=[.R172]/MIN([.$N172:.$R172])" office:value-type="float" office:value="1.22941888619855">
            <text:p>1.229418886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3"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f:=[.N173]/MIN([.$N173:.$R173])" office:value-type="float" office:value="1.25">
            <text:p>1.25</text:p>
          </table:table-cell>
          <table:table-cell table:formula="of:=[.O173]/MIN([.$N173:.$R173])" office:value-type="float" office:value="1.25">
            <text:p>1.25</text:p>
          </table:table-cell>
          <table:table-cell table:formula="of:=[.P173]/MIN([.$N173:.$R173])" office:value-type="float" office:value="1.25">
            <text:p>1.25</text:p>
          </table:table-cell>
          <table:table-cell table:formula="of:=[.Q173]/MIN([.$N173:.$R173])" office:value-type="float" office:value="1">
            <text:p>1</text:p>
          </table:table-cell>
          <table:table-cell table:formula="of:=[.R173]/MIN([.$N173:.$R173])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4.38">
            <text:p>14.38</text:p>
          </table:table-cell>
          <table:table-cell office:value-type="float" office:value="14.94">
            <text:p>14.94</text:p>
          </table:table-cell>
          <table:table-cell office:value-type="float" office:value="14.55">
            <text:p>14.55</text:p>
          </table:table-cell>
          <table:table-cell office:value-type="float" office:value="15.01">
            <text:p>15.01</text:p>
          </table:table-cell>
          <table:table-cell office:value-type="float" office:value="19.16">
            <text:p>19.16</text:p>
          </table:table-cell>
          <table:table-cell table:formula="of:=[.N174]/MIN([.$N174:.$R174])" office:value-type="float" office:value="1">
            <text:p>1</text:p>
          </table:table-cell>
          <table:table-cell table:formula="of:=[.O174]/MIN([.$N174:.$R174])" office:value-type="float" office:value="1.03894297635605">
            <text:p>1.0389429764</text:p>
          </table:table-cell>
          <table:table-cell table:formula="of:=[.P174]/MIN([.$N174:.$R174])" office:value-type="float" office:value="1.01182197496523">
            <text:p>1.011821975</text:p>
          </table:table-cell>
          <table:table-cell table:formula="of:=[.Q174]/MIN([.$N174:.$R174])" office:value-type="float" office:value="1.04381084840056">
            <text:p>1.0438108484</text:p>
          </table:table-cell>
          <table:table-cell table:formula="of:=[.R174]/MIN([.$N174:.$R174])" office:value-type="float" office:value="1.33240611961057">
            <text:p>1.332406119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2">
            <text:p>0.02</text:p>
          </table:table-cell>
          <table:table-cell table:formula="of:=[.N175]/MIN([.$N175:.$R175])" office:value-type="float" office:value="1">
            <text:p>1</text:p>
          </table:table-cell>
          <table:table-cell table:formula="of:=[.O175]/MIN([.$N175:.$R175])" office:value-type="float" office:value="1">
            <text:p>1</text:p>
          </table:table-cell>
          <table:table-cell table:formula="of:=[.P175]/MIN([.$N175:.$R175])" office:value-type="float" office:value="1">
            <text:p>1</text:p>
          </table:table-cell>
          <table:table-cell table:formula="of:=[.Q175]/MIN([.$N175:.$R175])" office:value-type="float" office:value="1">
            <text:p>1</text:p>
          </table:table-cell>
          <table:table-cell table:formula="of:=[.R175]/MIN([.$N175:.$R17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0.58">
            <text:p>0.58</text:p>
          </table:table-cell>
          <table:table-cell table:formula="of:=[.N176]/MIN([.$N176:.$R176])" office:value-type="float" office:value="1.01818181818182">
            <text:p>1.0181818182</text:p>
          </table:table-cell>
          <table:table-cell table:formula="of:=[.O176]/MIN([.$N176:.$R176])" office:value-type="float" office:value="1">
            <text:p>1</text:p>
          </table:table-cell>
          <table:table-cell table:formula="of:=[.P176]/MIN([.$N176:.$R176])" office:value-type="float" office:value="1">
            <text:p>1</text:p>
          </table:table-cell>
          <table:table-cell table:formula="of:=[.Q176]/MIN([.$N176:.$R176])" office:value-type="float" office:value="1.01818181818182">
            <text:p>1.0181818182</text:p>
          </table:table-cell>
          <table:table-cell table:formula="of:=[.R176]/MIN([.$N176:.$R176])" office:value-type="float" office:value="1.05454545454545">
            <text:p>1.054545454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1.29">
            <text:p>261.29</text:p>
          </table:table-cell>
          <table:table-cell office:value-type="float" office:value="333.88">
            <text:p>333.88</text:p>
          </table:table-cell>
          <table:table-cell office:value-type="float" office:value="261.66">
            <text:p>261.66</text:p>
          </table:table-cell>
          <table:table-cell office:value-type="float" office:value="312.12">
            <text:p>312.12</text:p>
          </table:table-cell>
          <table:table-cell office:value-type="float" office:value="457.39">
            <text:p>457.39</text:p>
          </table:table-cell>
          <table:table-cell table:formula="of:=[.N177]/MIN([.$N177:.$R177])" office:value-type="float" office:value="1">
            <text:p>1</text:p>
          </table:table-cell>
          <table:table-cell table:formula="of:=[.O177]/MIN([.$N177:.$R177])" office:value-type="float" office:value="1.27781392322707">
            <text:p>1.2778139232</text:p>
          </table:table-cell>
          <table:table-cell table:formula="of:=[.P177]/MIN([.$N177:.$R177])" office:value-type="float" office:value="1.00141605113093">
            <text:p>1.0014160511</text:p>
          </table:table-cell>
          <table:table-cell table:formula="of:=[.Q177]/MIN([.$N177:.$R177])" office:value-type="float" office:value="1.19453480806766">
            <text:p>1.1945348081</text:p>
          </table:table-cell>
          <table:table-cell table:formula="of:=[.R177]/MIN([.$N177:.$R177])" office:value-type="float" office:value="1.75050709939148">
            <text:p>1.750507099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formula="of:=[.N178]/MIN([.$N178:.$R178])" office:value-type="float" office:value="1">
            <text:p>1</text:p>
          </table:table-cell>
          <table:table-cell table:formula="of:=[.O178]/MIN([.$N178:.$R178])" office:value-type="float" office:value="1">
            <text:p>1</text:p>
          </table:table-cell>
          <table:table-cell table:formula="of:=[.P178]/MIN([.$N178:.$R178])" office:value-type="float" office:value="1">
            <text:p>1</text:p>
          </table:table-cell>
          <table:table-cell table:formula="of:=[.Q178]/MIN([.$N178:.$R178])" office:value-type="float" office:value="1">
            <text:p>1</text:p>
          </table:table-cell>
          <table:table-cell table:formula="of:=[.R178]/MIN([.$N178:.$R178])" office:value-type="float" office:value="1.07692307692308">
            <text:p>1.076923076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06.84">
            <text:p>206.84</text:p>
          </table:table-cell>
          <table:table-cell office:value-type="float" office:value="250.92">
            <text:p>250.92</text:p>
          </table:table-cell>
          <table:table-cell office:value-type="float" office:value="208.07">
            <text:p>208.07</text:p>
          </table:table-cell>
          <table:table-cell office:value-type="float" office:value="271.74">
            <text:p>271.74</text:p>
          </table:table-cell>
          <table:table-cell office:value-type="float" office:value="409.54">
            <text:p>409.54</text:p>
          </table:table-cell>
          <table:table-cell table:formula="of:=[.N179]/MIN([.$N179:.$R179])" office:value-type="float" office:value="1">
            <text:p>1</text:p>
          </table:table-cell>
          <table:table-cell table:formula="of:=[.O179]/MIN([.$N179:.$R179])" office:value-type="float" office:value="1.21311158383291">
            <text:p>1.2131115838</text:p>
          </table:table-cell>
          <table:table-cell table:formula="of:=[.P179]/MIN([.$N179:.$R179])" office:value-type="float" office:value="1.00594662541095">
            <text:p>1.0059466254</text:p>
          </table:table-cell>
          <table:table-cell table:formula="of:=[.Q179]/MIN([.$N179:.$R179])" office:value-type="float" office:value="1.31376909688648">
            <text:p>1.3137690969</text:p>
          </table:table-cell>
          <table:table-cell table:formula="of:=[.R179]/MIN([.$N179:.$R179])" office:value-type="float" office:value="1.97998452910462">
            <text:p>1.979984529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2">
            <text:p>0.02</text:p>
          </table:table-cell>
          <table:table-cell table:formula="of:=[.N180]/MIN([.$N180:.$R180])" office:value-type="float" office:value="1">
            <text:p>1</text:p>
          </table:table-cell>
          <table:table-cell table:formula="of:=[.O180]/MIN([.$N180:.$R180])" office:value-type="float" office:value="1.5">
            <text:p>1.5</text:p>
          </table:table-cell>
          <table:table-cell table:formula="of:=[.P180]/MIN([.$N180:.$R180])" office:value-type="float" office:value="1">
            <text:p>1</text:p>
          </table:table-cell>
          <table:table-cell table:formula="of:=[.Q180]/MIN([.$N180:.$R180])" office:value-type="float" office:value="1">
            <text:p>1</text:p>
          </table:table-cell>
          <table:table-cell table:formula="of:=[.R180]/MIN([.$N180:.$R18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f:=[.N181]/MIN([.$N181:.$R181])" office:value-type="float" office:value="1">
            <text:p>1</text:p>
          </table:table-cell>
          <table:table-cell table:formula="of:=[.O181]/MIN([.$N181:.$R181])" office:value-type="float" office:value="1">
            <text:p>1</text:p>
          </table:table-cell>
          <table:table-cell table:formula="of:=[.P181]/MIN([.$N181:.$R181])" office:value-type="float" office:value="1.17391304347826">
            <text:p>1.1739130435</text:p>
          </table:table-cell>
          <table:table-cell table:formula="of:=[.Q181]/MIN([.$N181:.$R181])" office:value-type="float" office:value="1.1304347826087">
            <text:p>1.1304347826</text:p>
          </table:table-cell>
          <table:table-cell table:formula="of:=[.R181]/MIN([.$N181:.$R181])" office:value-type="float" office:value="1.17391304347826">
            <text:p>1.173913043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9.66">
            <text:p>9.66</text:p>
          </table:table-cell>
          <table:table-cell office:value-type="float" office:value="9.88">
            <text:p>9.88</text:p>
          </table:table-cell>
          <table:table-cell office:value-type="float" office:value="9.64">
            <text:p>9.64</text:p>
          </table:table-cell>
          <table:table-cell office:value-type="float" office:value="9.84">
            <text:p>9.84</text:p>
          </table:table-cell>
          <table:table-cell office:value-type="float" office:value="11.35">
            <text:p>11.35</text:p>
          </table:table-cell>
          <table:table-cell table:formula="of:=[.N182]/MIN([.$N182:.$R182])" office:value-type="float" office:value="1.00207468879668">
            <text:p>1.0020746888</text:p>
          </table:table-cell>
          <table:table-cell table:formula="of:=[.O182]/MIN([.$N182:.$R182])" office:value-type="float" office:value="1.02489626556017">
            <text:p>1.0248962656</text:p>
          </table:table-cell>
          <table:table-cell table:formula="of:=[.P182]/MIN([.$N182:.$R182])" office:value-type="float" office:value="1">
            <text:p>1</text:p>
          </table:table-cell>
          <table:table-cell table:formula="of:=[.Q182]/MIN([.$N182:.$R182])" office:value-type="float" office:value="1.02074688796681">
            <text:p>1.020746888</text:p>
          </table:table-cell>
          <table:table-cell table:formula="of:=[.R182]/MIN([.$N182:.$R182])" office:value-type="float" office:value="1.17738589211618">
            <text:p>1.177385892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[.N183]/MIN([.$N183:.$R183])" office:value-type="float" office:value="1">
            <text:p>1</text:p>
          </table:table-cell>
          <table:table-cell table:formula="of:=[.O183]/MIN([.$N183:.$R183])" office:value-type="float" office:value="1">
            <text:p>1</text:p>
          </table:table-cell>
          <table:table-cell table:formula="of:=[.P183]/MIN([.$N183:.$R183])" office:value-type="float" office:value="1">
            <text:p>1</text:p>
          </table:table-cell>
          <table:table-cell table:formula="of:=[.Q183]/MIN([.$N183:.$R183])" office:value-type="float" office:value="1">
            <text:p>1</text:p>
          </table:table-cell>
          <table:table-cell table:formula="of:=[.R183]/MIN([.$N183:.$R183])" office:value-type="float" office:value="1.04545454545455">
            <text:p>1.045454545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.03">
            <text:p>10.03</text:p>
          </table:table-cell>
          <table:table-cell office:value-type="float" office:value="10.47">
            <text:p>10.47</text:p>
          </table:table-cell>
          <table:table-cell office:value-type="float" office:value="10.06">
            <text:p>10.06</text:p>
          </table:table-cell>
          <table:table-cell office:value-type="float" office:value="10.46">
            <text:p>10.46</text:p>
          </table:table-cell>
          <table:table-cell office:value-type="float" office:value="12.55">
            <text:p>12.55</text:p>
          </table:table-cell>
          <table:table-cell table:formula="of:=[.N184]/MIN([.$N184:.$R184])" office:value-type="float" office:value="1">
            <text:p>1</text:p>
          </table:table-cell>
          <table:table-cell table:formula="of:=[.O184]/MIN([.$N184:.$R184])" office:value-type="float" office:value="1.04386839481555">
            <text:p>1.0438683948</text:p>
          </table:table-cell>
          <table:table-cell table:formula="of:=[.P184]/MIN([.$N184:.$R184])" office:value-type="float" office:value="1.00299102691924">
            <text:p>1.0029910269</text:p>
          </table:table-cell>
          <table:table-cell table:formula="of:=[.Q184]/MIN([.$N184:.$R184])" office:value-type="float" office:value="1.04287138584247">
            <text:p>1.0428713858</text:p>
          </table:table-cell>
          <table:table-cell table:formula="of:=[.R184]/MIN([.$N184:.$R184])" office:value-type="float" office:value="1.25124626121635">
            <text:p>1.251246261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29">
            <text:p>0.29</text:p>
          </table:table-cell>
          <table:table-cell table:formula="of:=[.N185]/MIN([.$N185:.$R185])" office:value-type="float" office:value="1">
            <text:p>1</text:p>
          </table:table-cell>
          <table:table-cell table:formula="of:=[.O185]/MIN([.$N185:.$R185])" office:value-type="float" office:value="1">
            <text:p>1</text:p>
          </table:table-cell>
          <table:table-cell table:formula="of:=[.P185]/MIN([.$N185:.$R185])" office:value-type="float" office:value="1">
            <text:p>1</text:p>
          </table:table-cell>
          <table:table-cell table:formula="of:=[.Q185]/MIN([.$N185:.$R185])" office:value-type="float" office:value="1">
            <text:p>1</text:p>
          </table:table-cell>
          <table:table-cell table:formula="of:=[.R185]/MIN([.$N185:.$R18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28">
            <text:p>0.28</text:p>
          </table:table-cell>
          <table:table-cell office:value-type="float" office:value="0.29">
            <text:p>0.29</text:p>
          </table:table-cell>
          <table:table-cell table:formula="of:=[.N186]/MIN([.$N186:.$R186])" office:value-type="float" office:value="1">
            <text:p>1</text:p>
          </table:table-cell>
          <table:table-cell table:formula="of:=[.O186]/MIN([.$N186:.$R186])" office:value-type="float" office:value="1">
            <text:p>1</text:p>
          </table:table-cell>
          <table:table-cell table:formula="of:=[.P186]/MIN([.$N186:.$R186])" office:value-type="float" office:value="1">
            <text:p>1</text:p>
          </table:table-cell>
          <table:table-cell table:formula="of:=[.Q186]/MIN([.$N186:.$R186])" office:value-type="float" office:value="1">
            <text:p>1</text:p>
          </table:table-cell>
          <table:table-cell table:formula="of:=[.R186]/MIN([.$N186:.$R186])" office:value-type="float" office:value="1.03571428571429">
            <text:p>1.035714285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2.47">
            <text:p>22.47</text:p>
          </table:table-cell>
          <table:table-cell office:value-type="float" office:value="23.21">
            <text:p>23.21</text:p>
          </table:table-cell>
          <table:table-cell office:value-type="float" office:value="22.31">
            <text:p>22.31</text:p>
          </table:table-cell>
          <table:table-cell office:value-type="float" office:value="23.43">
            <text:p>23.43</text:p>
          </table:table-cell>
          <table:table-cell office:value-type="float" office:value="28.25">
            <text:p>28.25</text:p>
          </table:table-cell>
          <table:table-cell table:formula="of:=[.N187]/MIN([.$N187:.$R187])" office:value-type="float" office:value="1.00717167189601">
            <text:p>1.0071716719</text:p>
          </table:table-cell>
          <table:table-cell table:formula="of:=[.O187]/MIN([.$N187:.$R187])" office:value-type="float" office:value="1.04034065441506">
            <text:p>1.0403406544</text:p>
          </table:table-cell>
          <table:table-cell table:formula="of:=[.P187]/MIN([.$N187:.$R187])" office:value-type="float" office:value="1">
            <text:p>1</text:p>
          </table:table-cell>
          <table:table-cell table:formula="of:=[.Q187]/MIN([.$N187:.$R187])" office:value-type="float" office:value="1.05020170327208">
            <text:p>1.0502017033</text:p>
          </table:table-cell>
          <table:table-cell table:formula="of:=[.R187]/MIN([.$N187:.$R187])" office:value-type="float" office:value="1.2662483191394">
            <text:p>1.266248319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27">
            <text:p>0.27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9">
            <text:p>0.29</text:p>
          </table:table-cell>
          <table:table-cell table:formula="of:=[.N188]/MIN([.$N188:.$R188])" office:value-type="float" office:value="1">
            <text:p>1</text:p>
          </table:table-cell>
          <table:table-cell table:formula="of:=[.O188]/MIN([.$N188:.$R188])" office:value-type="float" office:value="1">
            <text:p>1</text:p>
          </table:table-cell>
          <table:table-cell table:formula="of:=[.P188]/MIN([.$N188:.$R188])" office:value-type="float" office:value="1.03703703703704">
            <text:p>1.037037037</text:p>
          </table:table-cell>
          <table:table-cell table:formula="of:=[.Q188]/MIN([.$N188:.$R188])" office:value-type="float" office:value="1.03703703703704">
            <text:p>1.037037037</text:p>
          </table:table-cell>
          <table:table-cell table:formula="of:=[.R188]/MIN([.$N188:.$R188])" office:value-type="float" office:value="1.07407407407407">
            <text:p>1.074074074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8.56">
            <text:p>18.56</text:p>
          </table:table-cell>
          <table:table-cell office:value-type="float" office:value="19.32">
            <text:p>19.32</text:p>
          </table:table-cell>
          <table:table-cell office:value-type="float" office:value="18.79">
            <text:p>18.79</text:p>
          </table:table-cell>
          <table:table-cell office:value-type="float" office:value="19.33">
            <text:p>19.33</text:p>
          </table:table-cell>
          <table:table-cell office:value-type="float" office:value="23.97">
            <text:p>23.97</text:p>
          </table:table-cell>
          <table:table-cell table:formula="of:=[.N189]/MIN([.$N189:.$R189])" office:value-type="float" office:value="1">
            <text:p>1</text:p>
          </table:table-cell>
          <table:table-cell table:formula="of:=[.O189]/MIN([.$N189:.$R189])" office:value-type="float" office:value="1.04094827586207">
            <text:p>1.0409482759</text:p>
          </table:table-cell>
          <table:table-cell table:formula="of:=[.P189]/MIN([.$N189:.$R189])" office:value-type="float" office:value="1.01239224137931">
            <text:p>1.0123922414</text:p>
          </table:table-cell>
          <table:table-cell table:formula="of:=[.Q189]/MIN([.$N189:.$R189])" office:value-type="float" office:value="1.04148706896552">
            <text:p>1.041487069</text:p>
          </table:table-cell>
          <table:table-cell table:formula="of:=[.R189]/MIN([.$N189:.$R189])" office:value-type="float" office:value="1.29148706896552">
            <text:p>1.29148706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0/instance_n20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[.N190]/MIN([.$N190:.$R190])" office:value-type="float" office:value="1.5">
            <text:p>1.5</text:p>
          </table:table-cell>
          <table:table-cell table:formula="of:=[.O190]/MIN([.$N190:.$R190])" office:value-type="float" office:value="1">
            <text:p>1</text:p>
          </table:table-cell>
          <table:table-cell table:formula="of:=[.P190]/MIN([.$N190:.$R190])" office:value-type="float" office:value="1.5">
            <text:p>1.5</text:p>
          </table:table-cell>
          <table:table-cell table:formula="of:=[.Q190]/MIN([.$N190:.$R190])" office:value-type="float" office:value="1">
            <text:p>1</text:p>
          </table:table-cell>
          <table:table-cell table:formula="of:=[.R190]/MIN([.$N190:.$R19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49">
            <text:p>0.4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3">
            <text:p>0.53</text:p>
          </table:table-cell>
          <table:table-cell table:formula="of:=[.N191]/MIN([.$N191:.$R191])" office:value-type="float" office:value="1">
            <text:p>1</text:p>
          </table:table-cell>
          <table:table-cell table:formula="of:=[.O191]/MIN([.$N191:.$R191])" office:value-type="float" office:value="1">
            <text:p>1</text:p>
          </table:table-cell>
          <table:table-cell table:formula="of:=[.P191]/MIN([.$N191:.$R191])" office:value-type="float" office:value="1.02040816326531">
            <text:p>1.0204081633</text:p>
          </table:table-cell>
          <table:table-cell table:formula="of:=[.Q191]/MIN([.$N191:.$R191])" office:value-type="float" office:value="1.02040816326531">
            <text:p>1.0204081633</text:p>
          </table:table-cell>
          <table:table-cell table:formula="of:=[.R191]/MIN([.$N191:.$R191])" office:value-type="float" office:value="1.08163265306122">
            <text:p>1.081632653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77.53">
            <text:p>377.53</text:p>
          </table:table-cell>
          <table:table-cell office:value-type="float" office:value="427.76">
            <text:p>427.76</text:p>
          </table:table-cell>
          <table:table-cell office:value-type="float" office:value="376.01">
            <text:p>376.01</text:p>
          </table:table-cell>
          <table:table-cell office:value-type="float" office:value="421.12">
            <text:p>421.12</text:p>
          </table:table-cell>
          <table:table-cell office:value-type="float" office:value="679.35">
            <text:p>679.35</text:p>
          </table:table-cell>
          <table:table-cell table:formula="of:=[.N192]/MIN([.$N192:.$R192])" office:value-type="float" office:value="1.00404244567964">
            <text:p>1.0040424457</text:p>
          </table:table-cell>
          <table:table-cell table:formula="of:=[.O192]/MIN([.$N192:.$R192])" office:value-type="float" office:value="1.13762931836919">
            <text:p>1.1376293184</text:p>
          </table:table-cell>
          <table:table-cell table:formula="of:=[.P192]/MIN([.$N192:.$R192])" office:value-type="float" office:value="1">
            <text:p>1</text:p>
          </table:table-cell>
          <table:table-cell table:formula="of:=[.Q192]/MIN([.$N192:.$R192])" office:value-type="float" office:value="1.11997021355815">
            <text:p>1.1199702136</text:p>
          </table:table-cell>
          <table:table-cell table:formula="of:=[.R192]/MIN([.$N192:.$R192])" office:value-type="float" office:value="1.80673386346108">
            <text:p>1.806733863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41">
            <text:p>0.41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45">
            <text:p>0.45</text:p>
          </table:table-cell>
          <table:table-cell table:formula="of:=[.N193]/MIN([.$N193:.$R193])" office:value-type="float" office:value="1">
            <text:p>1</text:p>
          </table:table-cell>
          <table:table-cell table:formula="of:=[.O193]/MIN([.$N193:.$R193])" office:value-type="float" office:value="1.02439024390244">
            <text:p>1.0243902439</text:p>
          </table:table-cell>
          <table:table-cell table:formula="of:=[.P193]/MIN([.$N193:.$R193])" office:value-type="float" office:value="1">
            <text:p>1</text:p>
          </table:table-cell>
          <table:table-cell table:formula="of:=[.Q193]/MIN([.$N193:.$R193])" office:value-type="float" office:value="1">
            <text:p>1</text:p>
          </table:table-cell>
          <table:table-cell table:formula="of:=[.R193]/MIN([.$N193:.$R193])" office:value-type="float" office:value="1.09756097560976">
            <text:p>1.097560975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86.45">
            <text:p>486.45</text:p>
          </table:table-cell>
          <table:table-cell office:value-type="float" office:value="603.87">
            <text:p>603.87</text:p>
          </table:table-cell>
          <table:table-cell office:value-type="float" office:value="499.35">
            <text:p>499.35</text:p>
          </table:table-cell>
          <table:table-cell office:value-type="float" office:value="593.34">
            <text:p>593.34</text:p>
          </table:table-cell>
          <table:table-cell office:value-type="float" office:value="1053.37">
            <text:p>1053.37</text:p>
          </table:table-cell>
          <table:table-cell table:formula="of:=[.N194]/MIN([.$N194:.$R194])" office:value-type="float" office:value="1">
            <text:p>1</text:p>
          </table:table-cell>
          <table:table-cell table:formula="of:=[.O194]/MIN([.$N194:.$R194])" office:value-type="float" office:value="1.2413814369411">
            <text:p>1.2413814369</text:p>
          </table:table-cell>
          <table:table-cell table:formula="of:=[.P194]/MIN([.$N194:.$R194])" office:value-type="float" office:value="1.02651865556583">
            <text:p>1.0265186556</text:p>
          </table:table-cell>
          <table:table-cell table:formula="of:=[.Q194]/MIN([.$N194:.$R194])" office:value-type="float" office:value="1.21973481344434">
            <text:p>1.2197348134</text:p>
          </table:table-cell>
          <table:table-cell table:formula="of:=[.R194]/MIN([.$N194:.$R194])" office:value-type="float" office:value="2.16542296227773">
            <text:p>2.165422962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.06">
            <text:p>0.06</text:p>
          </table:table-cell>
          <table:table-cell table:formula="of:=[.N195]/MIN([.$N195:.$R195])" office:value-type="float" office:value="1">
            <text:p>1</text:p>
          </table:table-cell>
          <table:table-cell table:formula="of:=[.O195]/MIN([.$N195:.$R195])" office:value-type="float" office:value="1.16666666666667">
            <text:p>1.1666666667</text:p>
          </table:table-cell>
          <table:table-cell table:formula="of:=[.P195]/MIN([.$N195:.$R195])" office:value-type="float" office:value="1">
            <text:p>1</text:p>
          </table:table-cell>
          <table:table-cell table:formula="of:=[.Q195]/MIN([.$N195:.$R195])" office:value-type="float" office:value="1">
            <text:p>1</text:p>
          </table:table-cell>
          <table:table-cell table:formula="of:=[.R195]/MIN([.$N195:.$R19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49">
            <text:p>0.49</text:p>
          </table:table-cell>
          <table:table-cell office:value-type="float" office:value="0.51">
            <text:p>0.51</text:p>
          </table:table-cell>
          <table:table-cell table:formula="of:=[.N196]/MIN([.$N196:.$R196])" office:value-type="float" office:value="1">
            <text:p>1</text:p>
          </table:table-cell>
          <table:table-cell table:formula="of:=[.O196]/MIN([.$N196:.$R196])" office:value-type="float" office:value="1">
            <text:p>1</text:p>
          </table:table-cell>
          <table:table-cell table:formula="of:=[.P196]/MIN([.$N196:.$R196])" office:value-type="float" office:value="1">
            <text:p>1</text:p>
          </table:table-cell>
          <table:table-cell table:formula="of:=[.Q196]/MIN([.$N196:.$R196])" office:value-type="float" office:value="1">
            <text:p>1</text:p>
          </table:table-cell>
          <table:table-cell table:formula="of:=[.R196]/MIN([.$N196:.$R196])" office:value-type="float" office:value="1.04081632653061">
            <text:p>1.040816326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4.42">
            <text:p>34.42</text:p>
          </table:table-cell>
          <table:table-cell office:value-type="float" office:value="35.13">
            <text:p>35.13</text:p>
          </table:table-cell>
          <table:table-cell office:value-type="float" office:value="34.4">
            <text:p>34.4</text:p>
          </table:table-cell>
          <table:table-cell office:value-type="float" office:value="34.99">
            <text:p>34.99</text:p>
          </table:table-cell>
          <table:table-cell office:value-type="float" office:value="39.81">
            <text:p>39.81</text:p>
          </table:table-cell>
          <table:table-cell table:formula="of:=[.N197]/MIN([.$N197:.$R197])" office:value-type="float" office:value="1.00058139534884">
            <text:p>1.0005813953</text:p>
          </table:table-cell>
          <table:table-cell table:formula="of:=[.O197]/MIN([.$N197:.$R197])" office:value-type="float" office:value="1.02122093023256">
            <text:p>1.0212209302</text:p>
          </table:table-cell>
          <table:table-cell table:formula="of:=[.P197]/MIN([.$N197:.$R197])" office:value-type="float" office:value="1">
            <text:p>1</text:p>
          </table:table-cell>
          <table:table-cell table:formula="of:=[.Q197]/MIN([.$N197:.$R197])" office:value-type="float" office:value="1.0171511627907">
            <text:p>1.0171511628</text:p>
          </table:table-cell>
          <table:table-cell table:formula="of:=[.R197]/MIN([.$N197:.$R197])" office:value-type="float" office:value="1.15726744186047">
            <text:p>1.157267441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44">
            <text:p>0.44</text:p>
          </table:table-cell>
          <table:table-cell office:value-type="float" office:value="0.46">
            <text:p>0.46</text:p>
          </table:table-cell>
          <table:table-cell table:formula="of:=[.N198]/MIN([.$N198:.$R198])" office:value-type="float" office:value="1">
            <text:p>1</text:p>
          </table:table-cell>
          <table:table-cell table:formula="of:=[.O198]/MIN([.$N198:.$R198])" office:value-type="float" office:value="1">
            <text:p>1</text:p>
          </table:table-cell>
          <table:table-cell table:formula="of:=[.P198]/MIN([.$N198:.$R198])" office:value-type="float" office:value="1">
            <text:p>1</text:p>
          </table:table-cell>
          <table:table-cell table:formula="of:=[.Q198]/MIN([.$N198:.$R198])" office:value-type="float" office:value="1">
            <text:p>1</text:p>
          </table:table-cell>
          <table:table-cell table:formula="of:=[.R198]/MIN([.$N198:.$R198])" office:value-type="float" office:value="1.04545454545455">
            <text:p>1.045454545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5.86">
            <text:p>35.86</text:p>
          </table:table-cell>
          <table:table-cell office:value-type="float" office:value="36.54">
            <text:p>36.54</text:p>
          </table:table-cell>
          <table:table-cell office:value-type="float" office:value="35.89">
            <text:p>35.89</text:p>
          </table:table-cell>
          <table:table-cell office:value-type="float" office:value="36.66">
            <text:p>36.66</text:p>
          </table:table-cell>
          <table:table-cell office:value-type="float" office:value="43.22">
            <text:p>43.22</text:p>
          </table:table-cell>
          <table:table-cell table:formula="of:=[.N199]/MIN([.$N199:.$R199])" office:value-type="float" office:value="1">
            <text:p>1</text:p>
          </table:table-cell>
          <table:table-cell table:formula="of:=[.O199]/MIN([.$N199:.$R199])" office:value-type="float" office:value="1.01896263245956">
            <text:p>1.0189626325</text:p>
          </table:table-cell>
          <table:table-cell table:formula="of:=[.P199]/MIN([.$N199:.$R199])" office:value-type="float" office:value="1.00083658672616">
            <text:p>1.0008365867</text:p>
          </table:table-cell>
          <table:table-cell table:formula="of:=[.Q199]/MIN([.$N199:.$R199])" office:value-type="float" office:value="1.02230897936419">
            <text:p>1.0223089794</text:p>
          </table:table-cell>
          <table:table-cell table:formula="of:=[.R199]/MIN([.$N199:.$R199])" office:value-type="float" office:value="1.20524261015059">
            <text:p>1.205242610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04">
            <text:p>0.04</text:p>
          </table:table-cell>
          <table:table-cell table:number-columns-repeated="3" office:value-type="float" office:value="0.05">
            <text:p>0.05</text:p>
          </table:table-cell>
          <table:table-cell table:formula="of:=[.N200]/MIN([.$N200:.$R200])" office:value-type="float" office:value="1">
            <text:p>1</text:p>
          </table:table-cell>
          <table:table-cell table:formula="of:=[.O200]/MIN([.$N200:.$R200])" office:value-type="float" office:value="1">
            <text:p>1</text:p>
          </table:table-cell>
          <table:table-cell table:formula="of:=[.P200]/MIN([.$N200:.$R200])" office:value-type="float" office:value="1.25">
            <text:p>1.25</text:p>
          </table:table-cell>
          <table:table-cell table:formula="of:=[.Q200]/MIN([.$N200:.$R200])" office:value-type="float" office:value="1.25">
            <text:p>1.25</text:p>
          </table:table-cell>
          <table:table-cell table:formula="of:=[.R200]/MIN([.$N200:.$R200])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8.11">
            <text:p>18.11</text:p>
          </table:table-cell>
          <table:table-cell office:value-type="float" office:value="18.56">
            <text:p>18.56</text:p>
          </table:table-cell>
          <table:table-cell office:value-type="float" office:value="18.02">
            <text:p>18.02</text:p>
          </table:table-cell>
          <table:table-cell office:value-type="float" office:value="18.1">
            <text:p>18.1</text:p>
          </table:table-cell>
          <table:table-cell office:value-type="float" office:value="25.88">
            <text:p>25.88</text:p>
          </table:table-cell>
          <table:table-cell table:formula="of:=[.N201]/MIN([.$N201:.$R201])" office:value-type="float" office:value="1.00499445061043">
            <text:p>1.0049944506</text:p>
          </table:table-cell>
          <table:table-cell table:formula="of:=[.O201]/MIN([.$N201:.$R201])" office:value-type="float" office:value="1.0299667036626">
            <text:p>1.0299667037</text:p>
          </table:table-cell>
          <table:table-cell table:formula="of:=[.P201]/MIN([.$N201:.$R201])" office:value-type="float" office:value="1">
            <text:p>1</text:p>
          </table:table-cell>
          <table:table-cell table:formula="of:=[.Q201]/MIN([.$N201:.$R201])" office:value-type="float" office:value="1.00443951165372">
            <text:p>1.0044395117</text:p>
          </table:table-cell>
          <table:table-cell table:formula="of:=[.R201]/MIN([.$N201:.$R201])" office:value-type="float" office:value="1.4361820199778">
            <text:p>1.4361820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41.44">
            <text:p>241.44</text:p>
          </table:table-cell>
          <table:table-cell office:value-type="float" office:value="269.01">
            <text:p>269.01</text:p>
          </table:table-cell>
          <table:table-cell office:value-type="float" office:value="243.21">
            <text:p>243.21</text:p>
          </table:table-cell>
          <table:table-cell office:value-type="float" office:value="269.33">
            <text:p>269.33</text:p>
          </table:table-cell>
          <table:table-cell office:value-type="float" office:value="446.13">
            <text:p>446.13</text:p>
          </table:table-cell>
          <table:table-cell table:formula="of:=[.N202]/MIN([.$N202:.$R202])" office:value-type="float" office:value="1">
            <text:p>1</text:p>
          </table:table-cell>
          <table:table-cell table:formula="of:=[.O202]/MIN([.$N202:.$R202])" office:value-type="float" office:value="1.11418986083499">
            <text:p>1.1141898608</text:p>
          </table:table-cell>
          <table:table-cell table:formula="of:=[.P202]/MIN([.$N202:.$R202])" office:value-type="float" office:value="1.0073310139165">
            <text:p>1.0073310139</text:p>
          </table:table-cell>
          <table:table-cell table:formula="of:=[.Q202]/MIN([.$N202:.$R202])" office:value-type="float" office:value="1.11551524188204">
            <text:p>1.1155152419</text:p>
          </table:table-cell>
          <table:table-cell table:formula="of:=[.R202]/MIN([.$N202:.$R202])" office:value-type="float" office:value="1.84778827037773">
            <text:p>1.847788270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8.25">
            <text:p>18.25</text:p>
          </table:table-cell>
          <table:table-cell office:value-type="float" office:value="18.76">
            <text:p>18.76</text:p>
          </table:table-cell>
          <table:table-cell office:value-type="float" office:value="18.19">
            <text:p>18.19</text:p>
          </table:table-cell>
          <table:table-cell office:value-type="float" office:value="18.82">
            <text:p>18.82</text:p>
          </table:table-cell>
          <table:table-cell office:value-type="float" office:value="26">
            <text:p>26</text:p>
          </table:table-cell>
          <table:table-cell table:formula="of:=[.N203]/MIN([.$N203:.$R203])" office:value-type="float" office:value="1.00329851566795">
            <text:p>1.0032985157</text:p>
          </table:table-cell>
          <table:table-cell table:formula="of:=[.O203]/MIN([.$N203:.$R203])" office:value-type="float" office:value="1.03133589884552">
            <text:p>1.0313358988</text:p>
          </table:table-cell>
          <table:table-cell table:formula="of:=[.P203]/MIN([.$N203:.$R203])" office:value-type="float" office:value="1">
            <text:p>1</text:p>
          </table:table-cell>
          <table:table-cell table:formula="of:=[.Q203]/MIN([.$N203:.$R203])" office:value-type="float" office:value="1.03463441451347">
            <text:p>1.0346344145</text:p>
          </table:table-cell>
          <table:table-cell table:formula="of:=[.R203]/MIN([.$N203:.$R203])" office:value-type="float" office:value="1.42935678944475">
            <text:p>1.429356789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85.24">
            <text:p>185.24</text:p>
          </table:table-cell>
          <table:table-cell office:value-type="float" office:value="208.26">
            <text:p>208.26</text:p>
          </table:table-cell>
          <table:table-cell office:value-type="float" office:value="188.9">
            <text:p>188.9</text:p>
          </table:table-cell>
          <table:table-cell office:value-type="float" office:value="200.3">
            <text:p>200.3</text:p>
          </table:table-cell>
          <table:table-cell office:value-type="float" office:value="364.85">
            <text:p>364.85</text:p>
          </table:table-cell>
          <table:table-cell table:formula="of:=[.N204]/MIN([.$N204:.$R204])" office:value-type="float" office:value="1">
            <text:p>1</text:p>
          </table:table-cell>
          <table:table-cell table:formula="of:=[.O204]/MIN([.$N204:.$R204])" office:value-type="float" office:value="1.12427121572015">
            <text:p>1.1242712157</text:p>
          </table:table-cell>
          <table:table-cell table:formula="of:=[.P204]/MIN([.$N204:.$R204])" office:value-type="float" office:value="1.01975815158713">
            <text:p>1.0197581516</text:p>
          </table:table-cell>
          <table:table-cell table:formula="of:=[.Q204]/MIN([.$N204:.$R204])" office:value-type="float" office:value="1.08129993521918">
            <text:p>1.0812999352</text:p>
          </table:table-cell>
          <table:table-cell table:formula="of:=[.R204]/MIN([.$N204:.$R204])" office:value-type="float" office:value="1.96960699632909">
            <text:p>1.969606996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74">
            <text:p>1.74</text:p>
          </table:table-cell>
          <table:table-cell office:value-type="float" office:value="1.81">
            <text:p>1.81</text:p>
          </table:table-cell>
          <table:table-cell office:value-type="float" office:value="1.78">
            <text:p>1.78</text:p>
          </table:table-cell>
          <table:table-cell office:value-type="float" office:value="1.82">
            <text:p>1.82</text:p>
          </table:table-cell>
          <table:table-cell office:value-type="float" office:value="2.24">
            <text:p>2.24</text:p>
          </table:table-cell>
          <table:table-cell table:formula="of:=[.N205]/MIN([.$N205:.$R205])" office:value-type="float" office:value="1">
            <text:p>1</text:p>
          </table:table-cell>
          <table:table-cell table:formula="of:=[.O205]/MIN([.$N205:.$R205])" office:value-type="float" office:value="1.04022988505747">
            <text:p>1.0402298851</text:p>
          </table:table-cell>
          <table:table-cell table:formula="of:=[.P205]/MIN([.$N205:.$R205])" office:value-type="float" office:value="1.02298850574713">
            <text:p>1.0229885057</text:p>
          </table:table-cell>
          <table:table-cell table:formula="of:=[.Q205]/MIN([.$N205:.$R205])" office:value-type="float" office:value="1.04597701149425">
            <text:p>1.0459770115</text:p>
          </table:table-cell>
          <table:table-cell table:formula="of:=[.R205]/MIN([.$N205:.$R205])" office:value-type="float" office:value="1.28735632183908">
            <text:p>1.287356321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3"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table:formula="of:=[.N206]/MIN([.$N206:.$R206])" office:value-type="float" office:value="1">
            <text:p>1</text:p>
          </table:table-cell>
          <table:table-cell table:formula="of:=[.O206]/MIN([.$N206:.$R206])" office:value-type="float" office:value="1">
            <text:p>1</text:p>
          </table:table-cell>
          <table:table-cell table:formula="of:=[.P206]/MIN([.$N206:.$R206])" office:value-type="float" office:value="1">
            <text:p>1</text:p>
          </table:table-cell>
          <table:table-cell table:formula="of:=[.Q206]/MIN([.$N206:.$R206])" office:value-type="float" office:value="1.01315789473684">
            <text:p>1.0131578947</text:p>
          </table:table-cell>
          <table:table-cell table:formula="of:=[.R206]/MIN([.$N206:.$R206])" office:value-type="float" office:value="1.06578947368421">
            <text:p>1.065789473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94.9">
            <text:p>94.9</text:p>
          </table:table-cell>
          <table:table-cell office:value-type="float" office:value="98.6">
            <text:p>98.6</text:p>
          </table:table-cell>
          <table:table-cell office:value-type="float" office:value="94.67">
            <text:p>94.67</text:p>
          </table:table-cell>
          <table:table-cell office:value-type="float" office:value="98.95">
            <text:p>98.95</text:p>
          </table:table-cell>
          <table:table-cell office:value-type="float" office:value="131.64">
            <text:p>131.64</text:p>
          </table:table-cell>
          <table:table-cell table:formula="of:=[.N207]/MIN([.$N207:.$R207])" office:value-type="float" office:value="1.0024294919193">
            <text:p>1.0024294919</text:p>
          </table:table-cell>
          <table:table-cell table:formula="of:=[.O207]/MIN([.$N207:.$R207])" office:value-type="float" office:value="1.04151262279497">
            <text:p>1.0415126228</text:p>
          </table:table-cell>
          <table:table-cell table:formula="of:=[.P207]/MIN([.$N207:.$R207])" office:value-type="float" office:value="1">
            <text:p>1</text:p>
          </table:table-cell>
          <table:table-cell table:formula="of:=[.Q207]/MIN([.$N207:.$R207])" office:value-type="float" office:value="1.04520967571564">
            <text:p>1.0452096757</text:p>
          </table:table-cell>
          <table:table-cell table:formula="of:=[.R207]/MIN([.$N207:.$R207])" office:value-type="float" office:value="1.39051441850639">
            <text:p>1.390514418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 office:value-type="float" office:value="0.64">
            <text:p>0.64</text:p>
          </table:table-cell>
          <table:table-cell office:value-type="float" office:value="0.68">
            <text:p>0.68</text:p>
          </table:table-cell>
          <table:table-cell table:formula="of:=[.N208]/MIN([.$N208:.$R208])" office:value-type="float" office:value="1.03174603174603">
            <text:p>1.0317460317</text:p>
          </table:table-cell>
          <table:table-cell table:formula="of:=[.O208]/MIN([.$N208:.$R208])" office:value-type="float" office:value="1.01587301587302">
            <text:p>1.0158730159</text:p>
          </table:table-cell>
          <table:table-cell table:formula="of:=[.P208]/MIN([.$N208:.$R208])" office:value-type="float" office:value="1">
            <text:p>1</text:p>
          </table:table-cell>
          <table:table-cell table:formula="of:=[.Q208]/MIN([.$N208:.$R208])" office:value-type="float" office:value="1.01587301587302">
            <text:p>1.0158730159</text:p>
          </table:table-cell>
          <table:table-cell table:formula="of:=[.R208]/MIN([.$N208:.$R208])" office:value-type="float" office:value="1.07936507936508">
            <text:p>1.079365079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99.1">
            <text:p>99.1</text:p>
          </table:table-cell>
          <table:table-cell office:value-type="float" office:value="103.76">
            <text:p>103.76</text:p>
          </table:table-cell>
          <table:table-cell office:value-type="float" office:value="97.76">
            <text:p>97.76</text:p>
          </table:table-cell>
          <table:table-cell office:value-type="float" office:value="104.6">
            <text:p>104.6</text:p>
          </table:table-cell>
          <table:table-cell office:value-type="float" office:value="147.65">
            <text:p>147.65</text:p>
          </table:table-cell>
          <table:table-cell table:formula="of:=[.N209]/MIN([.$N209:.$R209])" office:value-type="float" office:value="1.01370703764321">
            <text:p>1.0137070376</text:p>
          </table:table-cell>
          <table:table-cell table:formula="of:=[.O209]/MIN([.$N209:.$R209])" office:value-type="float" office:value="1.06137479541735">
            <text:p>1.0613747954</text:p>
          </table:table-cell>
          <table:table-cell table:formula="of:=[.P209]/MIN([.$N209:.$R209])" office:value-type="float" office:value="1">
            <text:p>1</text:p>
          </table:table-cell>
          <table:table-cell table:formula="of:=[.Q209]/MIN([.$N209:.$R209])" office:value-type="float" office:value="1.06996726677578">
            <text:p>1.0699672668</text:p>
          </table:table-cell>
          <table:table-cell table:formula="of:=[.R209]/MIN([.$N209:.$R209])" office:value-type="float" office:value="1.51033142389525">
            <text:p>1.510331423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15">
            <text:p>1.15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office:value-type="float" office:value="1.15">
            <text:p>1.15</text:p>
          </table:table-cell>
          <table:table-cell office:value-type="float" office:value="1.1">
            <text:p>1.1</text:p>
          </table:table-cell>
          <table:table-cell table:formula="of:=[.N210]/MIN([.$N210:.$R210])" office:value-type="float" office:value="1.04545454545455">
            <text:p>1.0454545455</text:p>
          </table:table-cell>
          <table:table-cell table:formula="of:=[.O210]/MIN([.$N210:.$R210])" office:value-type="float" office:value="1.02727272727273">
            <text:p>1.0272727273</text:p>
          </table:table-cell>
          <table:table-cell table:formula="of:=[.P210]/MIN([.$N210:.$R210])" office:value-type="float" office:value="1.03636363636364">
            <text:p>1.0363636364</text:p>
          </table:table-cell>
          <table:table-cell table:formula="of:=[.Q210]/MIN([.$N210:.$R210])" office:value-type="float" office:value="1.04545454545455">
            <text:p>1.0454545455</text:p>
          </table:table-cell>
          <table:table-cell table:formula="of:=[.R210]/MIN([.$N210:.$R21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table:formula="of:=[.N211]/MIN([.$N211:.$R211])" office:value-type="float" office:value="1.01176470588235">
            <text:p>1.0117647059</text:p>
          </table:table-cell>
          <table:table-cell table:formula="of:=[.O211]/MIN([.$N211:.$R211])" office:value-type="float" office:value="1.01176470588235">
            <text:p>1.0117647059</text:p>
          </table:table-cell>
          <table:table-cell table:formula="of:=[.P211]/MIN([.$N211:.$R211])" office:value-type="float" office:value="1">
            <text:p>1</text:p>
          </table:table-cell>
          <table:table-cell table:formula="of:=[.Q211]/MIN([.$N211:.$R211])" office:value-type="float" office:value="1.01176470588235">
            <text:p>1.0117647059</text:p>
          </table:table-cell>
          <table:table-cell table:formula="of:=[.R211]/MIN([.$N211:.$R211])" office:value-type="float" office:value="1.05882352941176">
            <text:p>1.058823529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9.99">
            <text:p>69.99</text:p>
          </table:table-cell>
          <table:table-cell office:value-type="float" office:value="72.03">
            <text:p>72.03</text:p>
          </table:table-cell>
          <table:table-cell office:value-type="float" office:value="69.95">
            <text:p>69.95</text:p>
          </table:table-cell>
          <table:table-cell office:value-type="float" office:value="71.54">
            <text:p>71.54</text:p>
          </table:table-cell>
          <table:table-cell office:value-type="float" office:value="97.61">
            <text:p>97.61</text:p>
          </table:table-cell>
          <table:table-cell table:formula="of:=[.N212]/MIN([.$N212:.$R212])" office:value-type="float" office:value="1.00057183702645">
            <text:p>1.000571837</text:p>
          </table:table-cell>
          <table:table-cell table:formula="of:=[.O212]/MIN([.$N212:.$R212])" office:value-type="float" office:value="1.02973552537527">
            <text:p>1.0297355254</text:p>
          </table:table-cell>
          <table:table-cell table:formula="of:=[.P212]/MIN([.$N212:.$R212])" office:value-type="float" office:value="1">
            <text:p>1</text:p>
          </table:table-cell>
          <table:table-cell table:formula="of:=[.Q212]/MIN([.$N212:.$R212])" office:value-type="float" office:value="1.02273052180129">
            <text:p>1.0227305218</text:p>
          </table:table-cell>
          <table:table-cell table:formula="of:=[.R212]/MIN([.$N212:.$R212])" office:value-type="float" office:value="1.39542530378842">
            <text:p>1.395425303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42">
            <text:p>1.42</text:p>
          </table:table-cell>
          <table:table-cell office:value-type="float" office:value="1.43">
            <text:p>1.43</text:p>
          </table:table-cell>
          <table:table-cell office:value-type="float" office:value="1.4">
            <text:p>1.4</text:p>
          </table:table-cell>
          <table:table-cell office:value-type="float" office:value="1.43">
            <text:p>1.43</text:p>
          </table:table-cell>
          <table:table-cell office:value-type="float" office:value="1.47">
            <text:p>1.47</text:p>
          </table:table-cell>
          <table:table-cell table:formula="of:=[.N213]/MIN([.$N213:.$R213])" office:value-type="float" office:value="1.01428571428571">
            <text:p>1.0142857143</text:p>
          </table:table-cell>
          <table:table-cell table:formula="of:=[.O213]/MIN([.$N213:.$R213])" office:value-type="float" office:value="1.02142857142857">
            <text:p>1.0214285714</text:p>
          </table:table-cell>
          <table:table-cell table:formula="of:=[.P213]/MIN([.$N213:.$R213])" office:value-type="float" office:value="1">
            <text:p>1</text:p>
          </table:table-cell>
          <table:table-cell table:formula="of:=[.Q213]/MIN([.$N213:.$R213])" office:value-type="float" office:value="1.02142857142857">
            <text:p>1.0214285714</text:p>
          </table:table-cell>
          <table:table-cell table:formula="of:=[.R213]/MIN([.$N213:.$R213])" office:value-type="float" office:value="1.05">
            <text:p>1.0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20.04">
            <text:p>120.04</text:p>
          </table:table-cell>
          <table:table-cell office:value-type="float" office:value="126.82">
            <text:p>126.82</text:p>
          </table:table-cell>
          <table:table-cell office:value-type="float" office:value="120.76">
            <text:p>120.76</text:p>
          </table:table-cell>
          <table:table-cell office:value-type="float" office:value="127.24">
            <text:p>127.24</text:p>
          </table:table-cell>
          <table:table-cell office:value-type="float" office:value="218">
            <text:p>218</text:p>
          </table:table-cell>
          <table:table-cell table:formula="of:=[.N214]/MIN([.$N214:.$R214])" office:value-type="float" office:value="1">
            <text:p>1</text:p>
          </table:table-cell>
          <table:table-cell table:formula="of:=[.O214]/MIN([.$N214:.$R214])" office:value-type="float" office:value="1.05648117294235">
            <text:p>1.0564811729</text:p>
          </table:table-cell>
          <table:table-cell table:formula="of:=[.P214]/MIN([.$N214:.$R214])" office:value-type="float" office:value="1.00599800066644">
            <text:p>1.0059980007</text:p>
          </table:table-cell>
          <table:table-cell table:formula="of:=[.Q214]/MIN([.$N214:.$R214])" office:value-type="float" office:value="1.05998000666445">
            <text:p>1.0599800067</text:p>
          </table:table-cell>
          <table:table-cell table:formula="of:=[.R214]/MIN([.$N214:.$R214])" office:value-type="float" office:value="1.8160613128957">
            <text:p>1.81606131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.08">
            <text:p>0.08</text:p>
          </table:table-cell>
          <table:table-cell table:formula="of:=[.N215]/MIN([.$N215:.$R215])" office:value-type="float" office:value="1.14285714285714">
            <text:p>1.1428571429</text:p>
          </table:table-cell>
          <table:table-cell table:formula="of:=[.O215]/MIN([.$N215:.$R215])" office:value-type="float" office:value="1">
            <text:p>1</text:p>
          </table:table-cell>
          <table:table-cell table:formula="of:=[.P215]/MIN([.$N215:.$R215])" office:value-type="float" office:value="1.14285714285714">
            <text:p>1.1428571429</text:p>
          </table:table-cell>
          <table:table-cell table:formula="of:=[.Q215]/MIN([.$N215:.$R215])" office:value-type="float" office:value="1.14285714285714">
            <text:p>1.1428571429</text:p>
          </table:table-cell>
          <table:table-cell table:formula="of:=[.R215]/MIN([.$N215:.$R215])" office:value-type="float" office:value="1.14285714285714">
            <text:p>1.14285714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18">
            <text:p>4.18</text:p>
          </table:table-cell>
          <table:table-cell office:value-type="float" office:value="3.71">
            <text:p>3.71</text:p>
          </table:table-cell>
          <table:table-cell office:value-type="float" office:value="3.68">
            <text:p>3.68</text:p>
          </table:table-cell>
          <table:table-cell office:value-type="float" office:value="3.73">
            <text:p>3.73</text:p>
          </table:table-cell>
          <table:table-cell office:value-type="float" office:value="4.17">
            <text:p>4.17</text:p>
          </table:table-cell>
          <table:table-cell table:formula="of:=[.N216]/MIN([.$N216:.$R216])" office:value-type="float" office:value="1.13586956521739">
            <text:p>1.1358695652</text:p>
          </table:table-cell>
          <table:table-cell table:formula="of:=[.O216]/MIN([.$N216:.$R216])" office:value-type="float" office:value="1.00815217391304">
            <text:p>1.0081521739</text:p>
          </table:table-cell>
          <table:table-cell table:formula="of:=[.P216]/MIN([.$N216:.$R216])" office:value-type="float" office:value="1">
            <text:p>1</text:p>
          </table:table-cell>
          <table:table-cell table:formula="of:=[.Q216]/MIN([.$N216:.$R216])" office:value-type="float" office:value="1.01358695652174">
            <text:p>1.0135869565</text:p>
          </table:table-cell>
          <table:table-cell table:formula="of:=[.R216]/MIN([.$N216:.$R216])" office:value-type="float" office:value="1.13315217391304">
            <text:p>1.133152173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92.1">
            <text:p>592.1</text:p>
          </table:table-cell>
          <table:table-cell office:value-type="float" office:value="710.67">
            <text:p>710.67</text:p>
          </table:table-cell>
          <table:table-cell office:value-type="float" office:value="555.2">
            <text:p>555.2</text:p>
          </table:table-cell>
          <table:table-cell office:value-type="float" office:value="729.42">
            <text:p>729.42</text:p>
          </table:table-cell>
          <table:table-cell office:value-type="float" office:value="1178.81">
            <text:p>1178.81</text:p>
          </table:table-cell>
          <table:table-cell table:formula="of:=[.N217]/MIN([.$N217:.$R217])" office:value-type="float" office:value="1.06646253602305">
            <text:p>1.066462536</text:p>
          </table:table-cell>
          <table:table-cell table:formula="of:=[.O217]/MIN([.$N217:.$R217])" office:value-type="float" office:value="1.28002521613833">
            <text:p>1.2800252161</text:p>
          </table:table-cell>
          <table:table-cell table:formula="of:=[.P217]/MIN([.$N217:.$R217])" office:value-type="float" office:value="1">
            <text:p>1</text:p>
          </table:table-cell>
          <table:table-cell table:formula="of:=[.Q217]/MIN([.$N217:.$R217])" office:value-type="float" office:value="1.31379682997118">
            <text:p>1.31379683</text:p>
          </table:table-cell>
          <table:table-cell table:formula="of:=[.R217]/MIN([.$N217:.$R217])" office:value-type="float" office:value="2.12321685878962">
            <text:p>2.123216858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8">
            <text:p>3.88</text:p>
          </table:table-cell>
          <table:table-cell office:value-type="float" office:value="3.95">
            <text:p>3.95</text:p>
          </table:table-cell>
          <table:table-cell office:value-type="float" office:value="3.87">
            <text:p>3.87</text:p>
          </table:table-cell>
          <table:table-cell office:value-type="float" office:value="3.91">
            <text:p>3.91</text:p>
          </table:table-cell>
          <table:table-cell office:value-type="float" office:value="4.44">
            <text:p>4.44</text:p>
          </table:table-cell>
          <table:table-cell table:formula="of:=[.N218]/MIN([.$N218:.$R218])" office:value-type="float" office:value="1.00258397932817">
            <text:p>1.0025839793</text:p>
          </table:table-cell>
          <table:table-cell table:formula="of:=[.O218]/MIN([.$N218:.$R218])" office:value-type="float" office:value="1.02067183462532">
            <text:p>1.0206718346</text:p>
          </table:table-cell>
          <table:table-cell table:formula="of:=[.P218]/MIN([.$N218:.$R218])" office:value-type="float" office:value="1">
            <text:p>1</text:p>
          </table:table-cell>
          <table:table-cell table:formula="of:=[.Q218]/MIN([.$N218:.$R218])" office:value-type="float" office:value="1.01033591731266">
            <text:p>1.0103359173</text:p>
          </table:table-cell>
          <table:table-cell table:formula="of:=[.R218]/MIN([.$N218:.$R218])" office:value-type="float" office:value="1.14728682170543">
            <text:p>1.147286821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19.12">
            <text:p>619.12</text:p>
          </table:table-cell>
          <table:table-cell office:value-type="float" office:value="818.38">
            <text:p>818.38</text:p>
          </table:table-cell>
          <table:table-cell office:value-type="float" office:value="675.53">
            <text:p>675.53</text:p>
          </table:table-cell>
          <table:table-cell office:value-type="float" office:value="796.01">
            <text:p>796.01</text:p>
          </table:table-cell>
          <table:table-cell office:value-type="float" office:value="983.64">
            <text:p>983.64</text:p>
          </table:table-cell>
          <table:table-cell table:formula="of:=[.N219]/MIN([.$N219:.$R219])" office:value-type="float" office:value="1">
            <text:p>1</text:p>
          </table:table-cell>
          <table:table-cell table:formula="of:=[.O219]/MIN([.$N219:.$R219])" office:value-type="float" office:value="1.32184390748159">
            <text:p>1.3218439075</text:p>
          </table:table-cell>
          <table:table-cell table:formula="of:=[.P219]/MIN([.$N219:.$R219])" office:value-type="float" office:value="1.09111319291898">
            <text:p>1.0911131929</text:p>
          </table:table-cell>
          <table:table-cell table:formula="of:=[.Q219]/MIN([.$N219:.$R219])" office:value-type="float" office:value="1.28571197829177">
            <text:p>1.2857119783</text:p>
          </table:table-cell>
          <table:table-cell table:formula="of:=[.R219]/MIN([.$N219:.$R219])" office:value-type="float" office:value="1.58877115906448">
            <text:p>1.588771159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.25">
            <text:p>0.25</text:p>
          </table:table-cell>
          <table:table-cell table:formula="of:=[.N220]/MIN([.$N220:.$R220])" office:value-type="float" office:value="1">
            <text:p>1</text:p>
          </table:table-cell>
          <table:table-cell table:formula="of:=[.O220]/MIN([.$N220:.$R220])" office:value-type="float" office:value="1.04">
            <text:p>1.04</text:p>
          </table:table-cell>
          <table:table-cell table:formula="of:=[.P220]/MIN([.$N220:.$R220])" office:value-type="float" office:value="1">
            <text:p>1</text:p>
          </table:table-cell>
          <table:table-cell table:formula="of:=[.Q220]/MIN([.$N220:.$R220])" office:value-type="float" office:value="1">
            <text:p>1</text:p>
          </table:table-cell>
          <table:table-cell table:formula="of:=[.R220]/MIN([.$N220:.$R22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table:formula="of:=[.N221]/MIN([.$N221:.$R221])" office:value-type="float" office:value="1.14285714285714">
            <text:p>1.1428571429</text:p>
          </table:table-cell>
          <table:table-cell table:formula="of:=[.O221]/MIN([.$N221:.$R221])" office:value-type="float" office:value="1">
            <text:p>1</text:p>
          </table:table-cell>
          <table:table-cell table:formula="of:=[.P221]/MIN([.$N221:.$R221])" office:value-type="float" office:value="1">
            <text:p>1</text:p>
          </table:table-cell>
          <table:table-cell table:formula="of:=[.Q221]/MIN([.$N221:.$R221])" office:value-type="float" office:value="1.14285714285714">
            <text:p>1.1428571429</text:p>
          </table:table-cell>
          <table:table-cell table:formula="of:=[.R221]/MIN([.$N221:.$R221])" office:value-type="float" office:value="1.14285714285714">
            <text:p>1.14285714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1.04">
            <text:p>21.04</text:p>
          </table:table-cell>
          <table:table-cell office:value-type="float" office:value="21.81">
            <text:p>21.81</text:p>
          </table:table-cell>
          <table:table-cell office:value-type="float" office:value="20.62">
            <text:p>20.62</text:p>
          </table:table-cell>
          <table:table-cell office:value-type="float" office:value="21.74">
            <text:p>21.74</text:p>
          </table:table-cell>
          <table:table-cell office:value-type="float" office:value="25.8">
            <text:p>25.8</text:p>
          </table:table-cell>
          <table:table-cell table:formula="of:=[.N222]/MIN([.$N222:.$R222])" office:value-type="float" office:value="1.02036857419981">
            <text:p>1.0203685742</text:p>
          </table:table-cell>
          <table:table-cell table:formula="of:=[.O222]/MIN([.$N222:.$R222])" office:value-type="float" office:value="1.05771096023278">
            <text:p>1.0577109602</text:p>
          </table:table-cell>
          <table:table-cell table:formula="of:=[.P222]/MIN([.$N222:.$R222])" office:value-type="float" office:value="1">
            <text:p>1</text:p>
          </table:table-cell>
          <table:table-cell table:formula="of:=[.Q222]/MIN([.$N222:.$R222])" office:value-type="float" office:value="1.05431619786615">
            <text:p>1.0543161979</text:p>
          </table:table-cell>
          <table:table-cell table:formula="of:=[.R222]/MIN([.$N222:.$R222])" office:value-type="float" office:value="1.25121241513094">
            <text:p>1.251212415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24">
            <text:p>0.24</text:p>
          </table:table-cell>
          <table:table-cell office:value-type="float" office:value="0.26">
            <text:p>0.26</text:p>
          </table:table-cell>
          <table:table-cell table:formula="of:=[.N223]/MIN([.$N223:.$R223])" office:value-type="float" office:value="1">
            <text:p>1</text:p>
          </table:table-cell>
          <table:table-cell table:formula="of:=[.O223]/MIN([.$N223:.$R223])" office:value-type="float" office:value="1">
            <text:p>1</text:p>
          </table:table-cell>
          <table:table-cell table:formula="of:=[.P223]/MIN([.$N223:.$R223])" office:value-type="float" office:value="1">
            <text:p>1</text:p>
          </table:table-cell>
          <table:table-cell table:formula="of:=[.Q223]/MIN([.$N223:.$R223])" office:value-type="float" office:value="1">
            <text:p>1</text:p>
          </table:table-cell>
          <table:table-cell table:formula="of:=[.R223]/MIN([.$N223:.$R223])" office:value-type="float" office:value="1.08333333333333">
            <text:p>1.08333333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3.88">
            <text:p>23.88</text:p>
          </table:table-cell>
          <table:table-cell office:value-type="float" office:value="24.76">
            <text:p>24.76</text:p>
          </table:table-cell>
          <table:table-cell office:value-type="float" office:value="23.87">
            <text:p>23.87</text:p>
          </table:table-cell>
          <table:table-cell office:value-type="float" office:value="24.95">
            <text:p>24.95</text:p>
          </table:table-cell>
          <table:table-cell office:value-type="float" office:value="35.11">
            <text:p>35.11</text:p>
          </table:table-cell>
          <table:table-cell table:formula="of:=[.N224]/MIN([.$N224:.$R224])" office:value-type="float" office:value="1.00041893590281">
            <text:p>1.0004189359</text:p>
          </table:table-cell>
          <table:table-cell table:formula="of:=[.O224]/MIN([.$N224:.$R224])" office:value-type="float" office:value="1.03728529534981">
            <text:p>1.0372852953</text:p>
          </table:table-cell>
          <table:table-cell table:formula="of:=[.P224]/MIN([.$N224:.$R224])" office:value-type="float" office:value="1">
            <text:p>1</text:p>
          </table:table-cell>
          <table:table-cell table:formula="of:=[.Q224]/MIN([.$N224:.$R224])" office:value-type="float" office:value="1.04524507750314">
            <text:p>1.0452450775</text:p>
          </table:table-cell>
          <table:table-cell table:formula="of:=[.R224]/MIN([.$N224:.$R224])" office:value-type="float" office:value="1.47088395475492">
            <text:p>1.470883954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2">
            <text:p>0.02</text:p>
          </table:table-cell>
          <table:table-cell table:formula="of:=[.N225]/MIN([.$N225:.$R225])" office:value-type="float" office:value="1">
            <text:p>1</text:p>
          </table:table-cell>
          <table:table-cell table:formula="of:=[.O225]/MIN([.$N225:.$R225])" office:value-type="float" office:value="1">
            <text:p>1</text:p>
          </table:table-cell>
          <table:table-cell table:formula="of:=[.P225]/MIN([.$N225:.$R225])" office:value-type="float" office:value="1">
            <text:p>1</text:p>
          </table:table-cell>
          <table:table-cell table:formula="of:=[.Q225]/MIN([.$N225:.$R225])" office:value-type="float" office:value="1">
            <text:p>1</text:p>
          </table:table-cell>
          <table:table-cell table:formula="of:=[.R225]/MIN([.$N225:.$R22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office:value-type="float" office:value="1.19">
            <text:p>1.19</text:p>
          </table:table-cell>
          <table:table-cell table:formula="of:=[.N226]/MIN([.$N226:.$R226])" office:value-type="float" office:value="1">
            <text:p>1</text:p>
          </table:table-cell>
          <table:table-cell table:formula="of:=[.O226]/MIN([.$N226:.$R226])" office:value-type="float" office:value="1.02803738317757">
            <text:p>1.0280373832</text:p>
          </table:table-cell>
          <table:table-cell table:formula="of:=[.P226]/MIN([.$N226:.$R226])" office:value-type="float" office:value="1">
            <text:p>1</text:p>
          </table:table-cell>
          <table:table-cell table:formula="of:=[.Q226]/MIN([.$N226:.$R226])" office:value-type="float" office:value="1.02803738317757">
            <text:p>1.0280373832</text:p>
          </table:table-cell>
          <table:table-cell table:formula="of:=[.R226]/MIN([.$N226:.$R226])" office:value-type="float" office:value="1.11214953271028">
            <text:p>1.112149532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42.16">
            <text:p>142.16</text:p>
          </table:table-cell>
          <table:table-cell office:value-type="float" office:value="169.72">
            <text:p>169.72</text:p>
          </table:table-cell>
          <table:table-cell office:value-type="float" office:value="143.95">
            <text:p>143.95</text:p>
          </table:table-cell>
          <table:table-cell office:value-type="float" office:value="170.29">
            <text:p>170.29</text:p>
          </table:table-cell>
          <table:table-cell office:value-type="float" office:value="248.67">
            <text:p>248.67</text:p>
          </table:table-cell>
          <table:table-cell table:formula="of:=[.N227]/MIN([.$N227:.$R227])" office:value-type="float" office:value="1">
            <text:p>1</text:p>
          </table:table-cell>
          <table:table-cell table:formula="of:=[.O227]/MIN([.$N227:.$R227])" office:value-type="float" office:value="1.19386606640405">
            <text:p>1.1938660664</text:p>
          </table:table-cell>
          <table:table-cell table:formula="of:=[.P227]/MIN([.$N227:.$R227])" office:value-type="float" office:value="1.01259144625774">
            <text:p>1.0125914463</text:p>
          </table:table-cell>
          <table:table-cell table:formula="of:=[.Q227]/MIN([.$N227:.$R227])" office:value-type="float" office:value="1.19787563308948">
            <text:p>1.1978756331</text:p>
          </table:table-cell>
          <table:table-cell table:formula="of:=[.R227]/MIN([.$N227:.$R227])" office:value-type="float" office:value="1.74922622397299">
            <text:p>1.74922622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4">
            <text:p>1.04</text:p>
          </table:table-cell>
          <table:table-cell office:value-type="float" office:value="1.05">
            <text:p>1.05</text:p>
          </table:table-cell>
          <table:table-cell office:value-type="float" office:value="1.04">
            <text:p>1.04</text:p>
          </table:table-cell>
          <table:table-cell office:value-type="float" office:value="1.05">
            <text:p>1.05</text:p>
          </table:table-cell>
          <table:table-cell office:value-type="float" office:value="1.17">
            <text:p>1.17</text:p>
          </table:table-cell>
          <table:table-cell table:formula="of:=[.N228]/MIN([.$N228:.$R228])" office:value-type="float" office:value="1">
            <text:p>1</text:p>
          </table:table-cell>
          <table:table-cell table:formula="of:=[.O228]/MIN([.$N228:.$R228])" office:value-type="float" office:value="1.00961538461538">
            <text:p>1.0096153846</text:p>
          </table:table-cell>
          <table:table-cell table:formula="of:=[.P228]/MIN([.$N228:.$R228])" office:value-type="float" office:value="1">
            <text:p>1</text:p>
          </table:table-cell>
          <table:table-cell table:formula="of:=[.Q228]/MIN([.$N228:.$R228])" office:value-type="float" office:value="1.00961538461538">
            <text:p>1.0096153846</text:p>
          </table:table-cell>
          <table:table-cell table:formula="of:=[.R228]/MIN([.$N228:.$R228])" office:value-type="float" office:value="1.125">
            <text:p>1.1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37.09">
            <text:p>137.09</text:p>
          </table:table-cell>
          <table:table-cell office:value-type="float" office:value="171.93">
            <text:p>171.93</text:p>
          </table:table-cell>
          <table:table-cell office:value-type="float" office:value="131.48">
            <text:p>131.48</text:p>
          </table:table-cell>
          <table:table-cell office:value-type="float" office:value="169.86">
            <text:p>169.86</text:p>
          </table:table-cell>
          <table:table-cell office:value-type="float" office:value="332.79">
            <text:p>332.79</text:p>
          </table:table-cell>
          <table:table-cell table:formula="of:=[.N229]/MIN([.$N229:.$R229])" office:value-type="float" office:value="1.04266808640097">
            <text:p>1.0426680864</text:p>
          </table:table-cell>
          <table:table-cell table:formula="of:=[.O229]/MIN([.$N229:.$R229])" office:value-type="float" office:value="1.30765135381807">
            <text:p>1.3076513538</text:p>
          </table:table-cell>
          <table:table-cell table:formula="of:=[.P229]/MIN([.$N229:.$R229])" office:value-type="float" office:value="1">
            <text:p>1</text:p>
          </table:table-cell>
          <table:table-cell table:formula="of:=[.Q229]/MIN([.$N229:.$R229])" office:value-type="float" office:value="1.29190751445087">
            <text:p>1.2919075145</text:p>
          </table:table-cell>
          <table:table-cell table:formula="of:=[.R229]/MIN([.$N229:.$R229])" office:value-type="float" office:value="2.53110739275936">
            <text:p>2.531107392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7">
            <text:p>0.47</text:p>
          </table:table-cell>
          <table:table-cell table:formula="of:=[.N230]/MIN([.$N230:.$R230])" office:value-type="float" office:value="1">
            <text:p>1</text:p>
          </table:table-cell>
          <table:table-cell table:formula="of:=[.O230]/MIN([.$N230:.$R230])" office:value-type="float" office:value="1">
            <text:p>1</text:p>
          </table:table-cell>
          <table:table-cell table:formula="of:=[.P230]/MIN([.$N230:.$R230])" office:value-type="float" office:value="1.02127659574468">
            <text:p>1.0212765957</text:p>
          </table:table-cell>
          <table:table-cell table:formula="of:=[.Q230]/MIN([.$N230:.$R230])" office:value-type="float" office:value="1">
            <text:p>1</text:p>
          </table:table-cell>
          <table:table-cell table:formula="of:=[.R230]/MIN([.$N230:.$R23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41">
            <text:p>0.41</text:p>
          </table:table-cell>
          <table:table-cell office:value-type="float" office:value="0.45">
            <text:p>0.45</text:p>
          </table:table-cell>
          <table:table-cell table:formula="of:=[.N231]/MIN([.$N231:.$R231])" office:value-type="float" office:value="1">
            <text:p>1</text:p>
          </table:table-cell>
          <table:table-cell table:formula="of:=[.O231]/MIN([.$N231:.$R231])" office:value-type="float" office:value="1">
            <text:p>1</text:p>
          </table:table-cell>
          <table:table-cell table:formula="of:=[.P231]/MIN([.$N231:.$R231])" office:value-type="float" office:value="1">
            <text:p>1</text:p>
          </table:table-cell>
          <table:table-cell table:formula="of:=[.Q231]/MIN([.$N231:.$R231])" office:value-type="float" office:value="1">
            <text:p>1</text:p>
          </table:table-cell>
          <table:table-cell table:formula="of:=[.R231]/MIN([.$N231:.$R231])" office:value-type="float" office:value="1.09756097560976">
            <text:p>1.097560975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79.33">
            <text:p>79.33</text:p>
          </table:table-cell>
          <table:table-cell office:value-type="float" office:value="85.23">
            <text:p>85.23</text:p>
          </table:table-cell>
          <table:table-cell office:value-type="float" office:value="80">
            <text:p>80</text:p>
          </table:table-cell>
          <table:table-cell office:value-type="float" office:value="85.25">
            <text:p>85.25</text:p>
          </table:table-cell>
          <table:table-cell office:value-type="float" office:value="114.02">
            <text:p>114.02</text:p>
          </table:table-cell>
          <table:table-cell table:formula="of:=[.N232]/MIN([.$N232:.$R232])" office:value-type="float" office:value="1">
            <text:p>1</text:p>
          </table:table-cell>
          <table:table-cell table:formula="of:=[.O232]/MIN([.$N232:.$R232])" office:value-type="float" office:value="1.07437287280978">
            <text:p>1.0743728728</text:p>
          </table:table-cell>
          <table:table-cell table:formula="of:=[.P232]/MIN([.$N232:.$R232])" office:value-type="float" office:value="1.00844573301399">
            <text:p>1.008445733</text:p>
          </table:table-cell>
          <table:table-cell table:formula="of:=[.Q232]/MIN([.$N232:.$R232])" office:value-type="float" office:value="1.07462498424304">
            <text:p>1.0746249842</text:p>
          </table:table-cell>
          <table:table-cell table:formula="of:=[.R232]/MIN([.$N232:.$R232])" office:value-type="float" office:value="1.43728728097819">
            <text:p>1.43728728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42">
            <text:p>0.42</text:p>
          </table:table-cell>
          <table:table-cell office:value-type="float" office:value="0.45">
            <text:p>0.45</text:p>
          </table:table-cell>
          <table:table-cell table:formula="of:=[.N233]/MIN([.$N233:.$R233])" office:value-type="float" office:value="1">
            <text:p>1</text:p>
          </table:table-cell>
          <table:table-cell table:formula="of:=[.O233]/MIN([.$N233:.$R233])" office:value-type="float" office:value="1">
            <text:p>1</text:p>
          </table:table-cell>
          <table:table-cell table:formula="of:=[.P233]/MIN([.$N233:.$R233])" office:value-type="float" office:value="1">
            <text:p>1</text:p>
          </table:table-cell>
          <table:table-cell table:formula="of:=[.Q233]/MIN([.$N233:.$R233])" office:value-type="float" office:value="1">
            <text:p>1</text:p>
          </table:table-cell>
          <table:table-cell table:formula="of:=[.R233]/MIN([.$N233:.$R233])" office:value-type="float" office:value="1.07142857142857">
            <text:p>1.07142857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86.15">
            <text:p>86.15</text:p>
          </table:table-cell>
          <table:table-cell office:value-type="float" office:value="95.84">
            <text:p>95.84</text:p>
          </table:table-cell>
          <table:table-cell office:value-type="float" office:value="85.98">
            <text:p>85.98</text:p>
          </table:table-cell>
          <table:table-cell office:value-type="float" office:value="95.45">
            <text:p>95.45</text:p>
          </table:table-cell>
          <table:table-cell office:value-type="float" office:value="145.27">
            <text:p>145.27</text:p>
          </table:table-cell>
          <table:table-cell table:formula="of:=[.N234]/MIN([.$N234:.$R234])" office:value-type="float" office:value="1.00197720400093">
            <text:p>1.001977204</text:p>
          </table:table-cell>
          <table:table-cell table:formula="of:=[.O234]/MIN([.$N234:.$R234])" office:value-type="float" office:value="1.11467783205397">
            <text:p>1.1146778321</text:p>
          </table:table-cell>
          <table:table-cell table:formula="of:=[.P234]/MIN([.$N234:.$R234])" office:value-type="float" office:value="1">
            <text:p>1</text:p>
          </table:table-cell>
          <table:table-cell table:formula="of:=[.Q234]/MIN([.$N234:.$R234])" office:value-type="float" office:value="1.1101418934636">
            <text:p>1.1101418935</text:p>
          </table:table-cell>
          <table:table-cell table:formula="of:=[.R234]/MIN([.$N234:.$R234])" office:value-type="float" office:value="1.68957897185392">
            <text:p>1.689578971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table:formula="of:=[.N235]/MIN([.$N235:.$R235])" office:value-type="float" office:value="1">
            <text:p>1</text:p>
          </table:table-cell>
          <table:table-cell table:formula="of:=[.O235]/MIN([.$N235:.$R235])" office:value-type="float" office:value="1.03703703703704">
            <text:p>1.037037037</text:p>
          </table:table-cell>
          <table:table-cell table:formula="of:=[.P235]/MIN([.$N235:.$R235])" office:value-type="float" office:value="1.03703703703704">
            <text:p>1.037037037</text:p>
          </table:table-cell>
          <table:table-cell table:formula="of:=[.Q235]/MIN([.$N235:.$R235])" office:value-type="float" office:value="1">
            <text:p>1</text:p>
          </table:table-cell>
          <table:table-cell table:formula="of:=[.R235]/MIN([.$N235:.$R235])" office:value-type="float" office:value="1.03703703703704">
            <text:p>1.03703703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1">
            <text:p>0.01</text:p>
          </table:table-cell>
          <table:table-cell table:formula="of:=[.N236]/MIN([.$N236:.$R236])" office:value-type="float" office:value="1">
            <text:p>1</text:p>
          </table:table-cell>
          <table:table-cell table:formula="of:=[.O236]/MIN([.$N236:.$R236])" office:value-type="float" office:value="1">
            <text:p>1</text:p>
          </table:table-cell>
          <table:table-cell table:formula="of:=[.P236]/MIN([.$N236:.$R236])" office:value-type="float" office:value="1">
            <text:p>1</text:p>
          </table:table-cell>
          <table:table-cell table:formula="of:=[.Q236]/MIN([.$N236:.$R236])" office:value-type="float" office:value="1">
            <text:p>1</text:p>
          </table:table-cell>
          <table:table-cell table:formula="of:=[.R236]/MIN([.$N236:.$R23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24.53">
            <text:p>224.53</text:p>
          </table:table-cell>
          <table:table-cell office:value-type="float" office:value="240.56">
            <text:p>240.56</text:p>
          </table:table-cell>
          <table:table-cell office:value-type="float" office:value="224.98">
            <text:p>224.98</text:p>
          </table:table-cell>
          <table:table-cell office:value-type="float" office:value="257.57">
            <text:p>257.57</text:p>
          </table:table-cell>
          <table:table-cell office:value-type="float" office:value="424.41">
            <text:p>424.41</text:p>
          </table:table-cell>
          <table:table-cell table:formula="of:=[.N237]/MIN([.$N237:.$R237])" office:value-type="float" office:value="1">
            <text:p>1</text:p>
          </table:table-cell>
          <table:table-cell table:formula="of:=[.O237]/MIN([.$N237:.$R237])" office:value-type="float" office:value="1.07139357769563">
            <text:p>1.0713935777</text:p>
          </table:table-cell>
          <table:table-cell table:formula="of:=[.P237]/MIN([.$N237:.$R237])" office:value-type="float" office:value="1.00200418652296">
            <text:p>1.0020041865</text:p>
          </table:table-cell>
          <table:table-cell table:formula="of:=[.Q237]/MIN([.$N237:.$R237])" office:value-type="float" office:value="1.14715182826348">
            <text:p>1.1471518283</text:p>
          </table:table-cell>
          <table:table-cell table:formula="of:=[.R237]/MIN([.$N237:.$R237])" office:value-type="float" office:value="1.89021511602013">
            <text:p>1.89021511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formula="of:=[.N238]/MIN([.$N238:.$R238])" office:value-type="float" office:value="2">
            <text:p>2</text:p>
          </table:table-cell>
          <table:table-cell table:formula="of:=[.O238]/MIN([.$N238:.$R238])" office:value-type="float" office:value="2">
            <text:p>2</text:p>
          </table:table-cell>
          <table:table-cell table:formula="of:=[.P238]/MIN([.$N238:.$R238])" office:value-type="float" office:value="2">
            <text:p>2</text:p>
          </table:table-cell>
          <table:table-cell table:formula="of:=[.Q238]/MIN([.$N238:.$R238])" office:value-type="float" office:value="2">
            <text:p>2</text:p>
          </table:table-cell>
          <table:table-cell table:formula="of:=[.R238]/MIN([.$N238:.$R238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43.73">
            <text:p>343.73</text:p>
          </table:table-cell>
          <table:table-cell office:value-type="float" office:value="380.59">
            <text:p>380.59</text:p>
          </table:table-cell>
          <table:table-cell office:value-type="float" office:value="351">
            <text:p>351</text:p>
          </table:table-cell>
          <table:table-cell office:value-type="float" office:value="428.02">
            <text:p>428.02</text:p>
          </table:table-cell>
          <table:table-cell office:value-type="float" office:value="439.27">
            <text:p>439.27</text:p>
          </table:table-cell>
          <table:table-cell table:formula="of:=[.N239]/MIN([.$N239:.$R239])" office:value-type="float" office:value="1">
            <text:p>1</text:p>
          </table:table-cell>
          <table:table-cell table:formula="of:=[.O239]/MIN([.$N239:.$R239])" office:value-type="float" office:value="1.10723533005557">
            <text:p>1.1072353301</text:p>
          </table:table-cell>
          <table:table-cell table:formula="of:=[.P239]/MIN([.$N239:.$R239])" office:value-type="float" office:value="1.02115032147325">
            <text:p>1.0211503215</text:p>
          </table:table-cell>
          <table:table-cell table:formula="of:=[.Q239]/MIN([.$N239:.$R239])" office:value-type="float" office:value="1.24522154016234">
            <text:p>1.2452215402</text:p>
          </table:table-cell>
          <table:table-cell table:formula="of:=[.R239]/MIN([.$N239:.$R239])" office:value-type="float" office:value="1.27795071713263">
            <text:p>1.277950717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2">
            <text:p>0.02</text:p>
          </table:table-cell>
          <table:table-cell table:formula="of:=[.N240]/MIN([.$N240:.$R240])" office:value-type="float" office:value="1">
            <text:p>1</text:p>
          </table:table-cell>
          <table:table-cell table:formula="of:=[.O240]/MIN([.$N240:.$R240])" office:value-type="float" office:value="1">
            <text:p>1</text:p>
          </table:table-cell>
          <table:table-cell table:formula="of:=[.P240]/MIN([.$N240:.$R240])" office:value-type="float" office:value="1">
            <text:p>1</text:p>
          </table:table-cell>
          <table:table-cell table:formula="of:=[.Q240]/MIN([.$N240:.$R240])" office:value-type="float" office:value="1">
            <text:p>1</text:p>
          </table:table-cell>
          <table:table-cell table:formula="of:=[.R240]/MIN([.$N240:.$R24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3" office:value-type="float" office:value="0.04">
            <text:p>0.04</text:p>
          </table:table-cell>
          <table:table-cell table:number-columns-repeated="2" office:value-type="float" office:value="0.03">
            <text:p>0.03</text:p>
          </table:table-cell>
          <table:table-cell table:formula="of:=[.N241]/MIN([.$N241:.$R241])" office:value-type="float" office:value="1.33333333333333">
            <text:p>1.3333333333</text:p>
          </table:table-cell>
          <table:table-cell table:formula="of:=[.O241]/MIN([.$N241:.$R241])" office:value-type="float" office:value="1.33333333333333">
            <text:p>1.3333333333</text:p>
          </table:table-cell>
          <table:table-cell table:formula="of:=[.P241]/MIN([.$N241:.$R241])" office:value-type="float" office:value="1.33333333333333">
            <text:p>1.3333333333</text:p>
          </table:table-cell>
          <table:table-cell table:formula="of:=[.Q241]/MIN([.$N241:.$R241])" office:value-type="float" office:value="1">
            <text:p>1</text:p>
          </table:table-cell>
          <table:table-cell table:formula="of:=[.R241]/MIN([.$N241:.$R24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3.75">
            <text:p>43.75</text:p>
          </table:table-cell>
          <table:table-cell office:value-type="float" office:value="43.47">
            <text:p>43.47</text:p>
          </table:table-cell>
          <table:table-cell office:value-type="float" office:value="43.55">
            <text:p>43.55</text:p>
          </table:table-cell>
          <table:table-cell office:value-type="float" office:value="43.72">
            <text:p>43.72</text:p>
          </table:table-cell>
          <table:table-cell office:value-type="float" office:value="55.06">
            <text:p>55.06</text:p>
          </table:table-cell>
          <table:table-cell table:formula="of:=[.N242]/MIN([.$N242:.$R242])" office:value-type="float" office:value="1.00644122383253">
            <text:p>1.0064412238</text:p>
          </table:table-cell>
          <table:table-cell table:formula="of:=[.O242]/MIN([.$N242:.$R242])" office:value-type="float" office:value="1">
            <text:p>1</text:p>
          </table:table-cell>
          <table:table-cell table:formula="of:=[.P242]/MIN([.$N242:.$R242])" office:value-type="float" office:value="1.00184034966644">
            <text:p>1.0018403497</text:p>
          </table:table-cell>
          <table:table-cell table:formula="of:=[.Q242]/MIN([.$N242:.$R242])" office:value-type="float" office:value="1.00575109270761">
            <text:p>1.0057510927</text:p>
          </table:table-cell>
          <table:table-cell table:formula="of:=[.R242]/MIN([.$N242:.$R242])" office:value-type="float" office:value="1.26662065792501">
            <text:p>1.266620657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8">
            <text:p>3.88</text:p>
          </table:table-cell>
          <table:table-cell office:value-type="float" office:value="3.89">
            <text:p>3.89</text:p>
          </table:table-cell>
          <table:table-cell office:value-type="float" office:value="3.95">
            <text:p>3.95</text:p>
          </table:table-cell>
          <table:table-cell office:value-type="float" office:value="3.86">
            <text:p>3.86</text:p>
          </table:table-cell>
          <table:table-cell office:value-type="float" office:value="3.99">
            <text:p>3.99</text:p>
          </table:table-cell>
          <table:table-cell table:formula="of:=[.N243]/MIN([.$N243:.$R243])" office:value-type="float" office:value="1.00518134715026">
            <text:p>1.0051813472</text:p>
          </table:table-cell>
          <table:table-cell table:formula="of:=[.O243]/MIN([.$N243:.$R243])" office:value-type="float" office:value="1.00777202072539">
            <text:p>1.0077720207</text:p>
          </table:table-cell>
          <table:table-cell table:formula="of:=[.P243]/MIN([.$N243:.$R243])" office:value-type="float" office:value="1.02331606217617">
            <text:p>1.0233160622</text:p>
          </table:table-cell>
          <table:table-cell table:formula="of:=[.Q243]/MIN([.$N243:.$R243])" office:value-type="float" office:value="1">
            <text:p>1</text:p>
          </table:table-cell>
          <table:table-cell table:formula="of:=[.R243]/MIN([.$N243:.$R243])" office:value-type="float" office:value="1.03367875647668">
            <text:p>1.033678756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1.45">
            <text:p>61.45</text:p>
          </table:table-cell>
          <table:table-cell office:value-type="float" office:value="63.42">
            <text:p>63.42</text:p>
          </table:table-cell>
          <table:table-cell office:value-type="float" office:value="61.95">
            <text:p>61.95</text:p>
          </table:table-cell>
          <table:table-cell office:value-type="float" office:value="63.04">
            <text:p>63.04</text:p>
          </table:table-cell>
          <table:table-cell office:value-type="float" office:value="93.23">
            <text:p>93.23</text:p>
          </table:table-cell>
          <table:table-cell table:formula="of:=[.N244]/MIN([.$N244:.$R244])" office:value-type="float" office:value="1">
            <text:p>1</text:p>
          </table:table-cell>
          <table:table-cell table:formula="of:=[.O244]/MIN([.$N244:.$R244])" office:value-type="float" office:value="1.03205858421481">
            <text:p>1.0320585842</text:p>
          </table:table-cell>
          <table:table-cell table:formula="of:=[.P244]/MIN([.$N244:.$R244])" office:value-type="float" office:value="1.00813669650122">
            <text:p>1.0081366965</text:p>
          </table:table-cell>
          <table:table-cell table:formula="of:=[.Q244]/MIN([.$N244:.$R244])" office:value-type="float" office:value="1.02587469487388">
            <text:p>1.0258746949</text:p>
          </table:table-cell>
          <table:table-cell table:formula="of:=[.R244]/MIN([.$N244:.$R244])" office:value-type="float" office:value="1.51716842961758">
            <text:p>1.517168429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1">
            <text:p>0.01</text:p>
          </table:table-cell>
          <table:table-cell table:formula="of:=[.N245]/MIN([.$N245:.$R245])" office:value-type="float" office:value="1">
            <text:p>1</text:p>
          </table:table-cell>
          <table:table-cell table:formula="of:=[.O245]/MIN([.$N245:.$R245])" office:value-type="float" office:value="1">
            <text:p>1</text:p>
          </table:table-cell>
          <table:table-cell table:formula="of:=[.P245]/MIN([.$N245:.$R245])" office:value-type="float" office:value="1">
            <text:p>1</text:p>
          </table:table-cell>
          <table:table-cell table:formula="of:=[.Q245]/MIN([.$N245:.$R245])" office:value-type="float" office:value="1">
            <text:p>1</text:p>
          </table:table-cell>
          <table:table-cell table:formula="of:=[.R245]/MIN([.$N245:.$R24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1">
            <text:p>0.01</text:p>
          </table:table-cell>
          <table:table-cell table:formula="of:=[.N246]/MIN([.$N246:.$R246])" office:value-type="float" office:value="1">
            <text:p>1</text:p>
          </table:table-cell>
          <table:table-cell table:formula="of:=[.O246]/MIN([.$N246:.$R246])" office:value-type="float" office:value="1">
            <text:p>1</text:p>
          </table:table-cell>
          <table:table-cell table:formula="of:=[.P246]/MIN([.$N246:.$R246])" office:value-type="float" office:value="1">
            <text:p>1</text:p>
          </table:table-cell>
          <table:table-cell table:formula="of:=[.Q246]/MIN([.$N246:.$R246])" office:value-type="float" office:value="1">
            <text:p>1</text:p>
          </table:table-cell>
          <table:table-cell table:formula="of:=[.R246]/MIN([.$N246:.$R24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61.89">
            <text:p>261.89</text:p>
          </table:table-cell>
          <table:table-cell office:value-type="float" office:value="277.15">
            <text:p>277.15</text:p>
          </table:table-cell>
          <table:table-cell office:value-type="float" office:value="263.09">
            <text:p>263.09</text:p>
          </table:table-cell>
          <table:table-cell office:value-type="float" office:value="289.19">
            <text:p>289.19</text:p>
          </table:table-cell>
          <table:table-cell office:value-type="float" office:value="472.45">
            <text:p>472.45</text:p>
          </table:table-cell>
          <table:table-cell table:formula="of:=[.N247]/MIN([.$N247:.$R247])" office:value-type="float" office:value="1">
            <text:p>1</text:p>
          </table:table-cell>
          <table:table-cell table:formula="of:=[.O247]/MIN([.$N247:.$R247])" office:value-type="float" office:value="1.05826873878346">
            <text:p>1.0582687388</text:p>
          </table:table-cell>
          <table:table-cell table:formula="of:=[.P247]/MIN([.$N247:.$R247])" office:value-type="float" office:value="1.00458207644431">
            <text:p>1.0045820764</text:p>
          </table:table-cell>
          <table:table-cell table:formula="of:=[.Q247]/MIN([.$N247:.$R247])" office:value-type="float" office:value="1.10424223910802">
            <text:p>1.1042422391</text:p>
          </table:table-cell>
          <table:table-cell table:formula="of:=[.R247]/MIN([.$N247:.$R247])" office:value-type="float" office:value="1.8040016800947">
            <text:p>1.804001680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table:formula="of:=[.N248]/MIN([.$N248:.$R248])" office:value-type="float" office:value="1.5">
            <text:p>1.5</text:p>
          </table:table-cell>
          <table:table-cell table:formula="of:=[.O248]/MIN([.$N248:.$R248])" office:value-type="float" office:value="1">
            <text:p>1</text:p>
          </table:table-cell>
          <table:table-cell table:formula="of:=[.P248]/MIN([.$N248:.$R248])" office:value-type="float" office:value="1">
            <text:p>1</text:p>
          </table:table-cell>
          <table:table-cell table:formula="of:=[.Q248]/MIN([.$N248:.$R248])" office:value-type="float" office:value="1">
            <text:p>1</text:p>
          </table:table-cell>
          <table:table-cell table:formula="of:=[.R248]/MIN([.$N248:.$R248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44.8">
            <text:p>444.8</text:p>
          </table:table-cell>
          <table:table-cell office:value-type="float" office:value="591.4">
            <text:p>591.4</text:p>
          </table:table-cell>
          <table:table-cell office:value-type="float" office:value="497.37">
            <text:p>497.37</text:p>
          </table:table-cell>
          <table:table-cell office:value-type="float" office:value="552.37">
            <text:p>552.37</text:p>
          </table:table-cell>
          <table:table-cell office:value-type="float" office:value="605.87">
            <text:p>605.87</text:p>
          </table:table-cell>
          <table:table-cell table:formula="of:=[.N249]/MIN([.$N249:.$R249])" office:value-type="float" office:value="1">
            <text:p>1</text:p>
          </table:table-cell>
          <table:table-cell table:formula="of:=[.O249]/MIN([.$N249:.$R249])" office:value-type="float" office:value="1.32958633093525">
            <text:p>1.3295863309</text:p>
          </table:table-cell>
          <table:table-cell table:formula="of:=[.P249]/MIN([.$N249:.$R249])" office:value-type="float" office:value="1.11818794964029">
            <text:p>1.1181879496</text:p>
          </table:table-cell>
          <table:table-cell table:formula="of:=[.Q249]/MIN([.$N249:.$R249])" office:value-type="float" office:value="1.24183902877698">
            <text:p>1.2418390288</text:p>
          </table:table-cell>
          <table:table-cell table:formula="of:=[.R249]/MIN([.$N249:.$R249])" office:value-type="float" office:value="1.3621178057554">
            <text:p>1.362117805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250]/MIN([.$N250:.$R250])" office:value-type="float" office:value="1.14285714285714">
            <text:p>1.1428571429</text:p>
          </table:table-cell>
          <table:table-cell table:formula="of:=[.O250]/MIN([.$N250:.$R250])" office:value-type="float" office:value="1.14285714285714">
            <text:p>1.1428571429</text:p>
          </table:table-cell>
          <table:table-cell table:formula="of:=[.P250]/MIN([.$N250:.$R250])" office:value-type="float" office:value="1">
            <text:p>1</text:p>
          </table:table-cell>
          <table:table-cell table:formula="of:=[.Q250]/MIN([.$N250:.$R250])" office:value-type="float" office:value="1">
            <text:p>1</text:p>
          </table:table-cell>
          <table:table-cell table:formula="of:=[.R250]/MIN([.$N250:.$R250])" office:value-type="float" office:value="1.14285714285714">
            <text:p>1.14285714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38">
            <text:p>0.38</text:p>
          </table:table-cell>
          <table:table-cell office:value-type="float" office:value="0.41">
            <text:p>0.41</text:p>
          </table:table-cell>
          <table:table-cell table:formula="of:=[.N251]/MIN([.$N251:.$R251])" office:value-type="float" office:value="1">
            <text:p>1</text:p>
          </table:table-cell>
          <table:table-cell table:formula="of:=[.O251]/MIN([.$N251:.$R251])" office:value-type="float" office:value="1">
            <text:p>1</text:p>
          </table:table-cell>
          <table:table-cell table:formula="of:=[.P251]/MIN([.$N251:.$R251])" office:value-type="float" office:value="1">
            <text:p>1</text:p>
          </table:table-cell>
          <table:table-cell table:formula="of:=[.Q251]/MIN([.$N251:.$R251])" office:value-type="float" office:value="1">
            <text:p>1</text:p>
          </table:table-cell>
          <table:table-cell table:formula="of:=[.R251]/MIN([.$N251:.$R251])" office:value-type="float" office:value="1.07894736842105">
            <text:p>1.078947368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6.83">
            <text:p>36.83</text:p>
          </table:table-cell>
          <table:table-cell office:value-type="float" office:value="37.8">
            <text:p>37.8</text:p>
          </table:table-cell>
          <table:table-cell office:value-type="float" office:value="36.88">
            <text:p>36.88</text:p>
          </table:table-cell>
          <table:table-cell office:value-type="float" office:value="37.79">
            <text:p>37.79</text:p>
          </table:table-cell>
          <table:table-cell office:value-type="float" office:value="46.95">
            <text:p>46.95</text:p>
          </table:table-cell>
          <table:table-cell table:formula="of:=[.N252]/MIN([.$N252:.$R252])" office:value-type="float" office:value="1">
            <text:p>1</text:p>
          </table:table-cell>
          <table:table-cell table:formula="of:=[.O252]/MIN([.$N252:.$R252])" office:value-type="float" office:value="1.02633722508824">
            <text:p>1.0263372251</text:p>
          </table:table-cell>
          <table:table-cell table:formula="of:=[.P252]/MIN([.$N252:.$R252])" office:value-type="float" office:value="1.00135758892207">
            <text:p>1.0013575889</text:p>
          </table:table-cell>
          <table:table-cell table:formula="of:=[.Q252]/MIN([.$N252:.$R252])" office:value-type="float" office:value="1.02606570730383">
            <text:p>1.0260657073</text:p>
          </table:table-cell>
          <table:table-cell table:formula="of:=[.R252]/MIN([.$N252:.$R252])" office:value-type="float" office:value="1.27477599782786">
            <text:p>1.274775997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46">
            <text:p>0.46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48">
            <text:p>0.48</text:p>
          </table:table-cell>
          <table:table-cell table:formula="of:=[.N253]/MIN([.$N253:.$R253])" office:value-type="float" office:value="1.02222222222222">
            <text:p>1.0222222222</text:p>
          </table:table-cell>
          <table:table-cell table:formula="of:=[.O253]/MIN([.$N253:.$R253])" office:value-type="float" office:value="1.02222222222222">
            <text:p>1.0222222222</text:p>
          </table:table-cell>
          <table:table-cell table:formula="of:=[.P253]/MIN([.$N253:.$R253])" office:value-type="float" office:value="1">
            <text:p>1</text:p>
          </table:table-cell>
          <table:table-cell table:formula="of:=[.Q253]/MIN([.$N253:.$R253])" office:value-type="float" office:value="1">
            <text:p>1</text:p>
          </table:table-cell>
          <table:table-cell table:formula="of:=[.R253]/MIN([.$N253:.$R253])" office:value-type="float" office:value="1.06666666666667">
            <text:p>1.066666666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37.45">
            <text:p>37.45</text:p>
          </table:table-cell>
          <table:table-cell office:value-type="float" office:value="39.38">
            <text:p>39.38</text:p>
          </table:table-cell>
          <table:table-cell office:value-type="float" office:value="37.4">
            <text:p>37.4</text:p>
          </table:table-cell>
          <table:table-cell office:value-type="float" office:value="39.08">
            <text:p>39.08</text:p>
          </table:table-cell>
          <table:table-cell office:value-type="float" office:value="52.1">
            <text:p>52.1</text:p>
          </table:table-cell>
          <table:table-cell table:formula="of:=[.N254]/MIN([.$N254:.$R254])" office:value-type="float" office:value="1.00133689839572">
            <text:p>1.0013368984</text:p>
          </table:table-cell>
          <table:table-cell table:formula="of:=[.O254]/MIN([.$N254:.$R254])" office:value-type="float" office:value="1.05294117647059">
            <text:p>1.0529411765</text:p>
          </table:table-cell>
          <table:table-cell table:formula="of:=[.P254]/MIN([.$N254:.$R254])" office:value-type="float" office:value="1">
            <text:p>1</text:p>
          </table:table-cell>
          <table:table-cell table:formula="of:=[.Q254]/MIN([.$N254:.$R254])" office:value-type="float" office:value="1.04491978609626">
            <text:p>1.0449197861</text:p>
          </table:table-cell>
          <table:table-cell table:formula="of:=[.R254]/MIN([.$N254:.$R254])" office:value-type="float" office:value="1.39304812834225">
            <text:p>1.393048128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255]/MIN([.$N255:.$R255])" office:value-type="float" office:value="1.14285714285714">
            <text:p>1.1428571429</text:p>
          </table:table-cell>
          <table:table-cell table:formula="of:=[.O255]/MIN([.$N255:.$R255])" office:value-type="float" office:value="1.14285714285714">
            <text:p>1.1428571429</text:p>
          </table:table-cell>
          <table:table-cell table:formula="of:=[.P255]/MIN([.$N255:.$R255])" office:value-type="float" office:value="1">
            <text:p>1</text:p>
          </table:table-cell>
          <table:table-cell table:formula="of:=[.Q255]/MIN([.$N255:.$R255])" office:value-type="float" office:value="1">
            <text:p>1</text:p>
          </table:table-cell>
          <table:table-cell table:formula="of:=[.R255]/MIN([.$N255:.$R255])" office:value-type="float" office:value="1.14285714285714">
            <text:p>1.14285714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table:formula="of:=[.N256]/MIN([.$N256:.$R256])" office:value-type="float" office:value="1">
            <text:p>1</text:p>
          </table:table-cell>
          <table:table-cell table:formula="of:=[.O256]/MIN([.$N256:.$R256])" office:value-type="float" office:value="1.08333333333333">
            <text:p>1.0833333333</text:p>
          </table:table-cell>
          <table:table-cell table:formula="of:=[.P256]/MIN([.$N256:.$R256])" office:value-type="float" office:value="1.08333333333333">
            <text:p>1.0833333333</text:p>
          </table:table-cell>
          <table:table-cell table:formula="of:=[.Q256]/MIN([.$N256:.$R256])" office:value-type="float" office:value="1">
            <text:p>1</text:p>
          </table:table-cell>
          <table:table-cell table:formula="of:=[.R256]/MIN([.$N256:.$R256])" office:value-type="float" office:value="1.08333333333333">
            <text:p>1.08333333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2.57">
            <text:p>22.57</text:p>
          </table:table-cell>
          <table:table-cell office:value-type="float" office:value="22.83">
            <text:p>22.83</text:p>
          </table:table-cell>
          <table:table-cell office:value-type="float" office:value="22.71">
            <text:p>22.71</text:p>
          </table:table-cell>
          <table:table-cell office:value-type="float" office:value="22.77">
            <text:p>22.77</text:p>
          </table:table-cell>
          <table:table-cell office:value-type="float" office:value="25.25">
            <text:p>25.25</text:p>
          </table:table-cell>
          <table:table-cell table:formula="of:=[.N257]/MIN([.$N257:.$R257])" office:value-type="float" office:value="1">
            <text:p>1</text:p>
          </table:table-cell>
          <table:table-cell table:formula="of:=[.O257]/MIN([.$N257:.$R257])" office:value-type="float" office:value="1.01151971643775">
            <text:p>1.0115197164</text:p>
          </table:table-cell>
          <table:table-cell table:formula="of:=[.P257]/MIN([.$N257:.$R257])" office:value-type="float" office:value="1.00620292423571">
            <text:p>1.0062029242</text:p>
          </table:table-cell>
          <table:table-cell table:formula="of:=[.Q257]/MIN([.$N257:.$R257])" office:value-type="float" office:value="1.00886132033673">
            <text:p>1.0088613203</text:p>
          </table:table-cell>
          <table:table-cell table:formula="of:=[.R257]/MIN([.$N257:.$R257])" office:value-type="float" office:value="1.11874169251218">
            <text:p>1.11874169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formula="of:=[.N258]/MIN([.$N258:.$R258])" office:value-type="float" office:value="1.08333333333333">
            <text:p>1.0833333333</text:p>
          </table:table-cell>
          <table:table-cell table:formula="of:=[.O258]/MIN([.$N258:.$R258])" office:value-type="float" office:value="1">
            <text:p>1</text:p>
          </table:table-cell>
          <table:table-cell table:formula="of:=[.P258]/MIN([.$N258:.$R258])" office:value-type="float" office:value="1">
            <text:p>1</text:p>
          </table:table-cell>
          <table:table-cell table:formula="of:=[.Q258]/MIN([.$N258:.$R258])" office:value-type="float" office:value="1">
            <text:p>1</text:p>
          </table:table-cell>
          <table:table-cell table:formula="of:=[.R258]/MIN([.$N258:.$R258])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24.03">
            <text:p>24.03</text:p>
          </table:table-cell>
          <table:table-cell office:value-type="float" office:value="24.24">
            <text:p>24.24</text:p>
          </table:table-cell>
          <table:table-cell office:value-type="float" office:value="23.87">
            <text:p>23.87</text:p>
          </table:table-cell>
          <table:table-cell office:value-type="float" office:value="24.24">
            <text:p>24.24</text:p>
          </table:table-cell>
          <table:table-cell office:value-type="float" office:value="27.8">
            <text:p>27.8</text:p>
          </table:table-cell>
          <table:table-cell table:formula="of:=[.N259]/MIN([.$N259:.$R259])" office:value-type="float" office:value="1.00670297444491">
            <text:p>1.0067029744</text:p>
          </table:table-cell>
          <table:table-cell table:formula="of:=[.O259]/MIN([.$N259:.$R259])" office:value-type="float" office:value="1.01550062840385">
            <text:p>1.0155006284</text:p>
          </table:table-cell>
          <table:table-cell table:formula="of:=[.P259]/MIN([.$N259:.$R259])" office:value-type="float" office:value="1">
            <text:p>1</text:p>
          </table:table-cell>
          <table:table-cell table:formula="of:=[.Q259]/MIN([.$N259:.$R259])" office:value-type="float" office:value="1.01550062840385">
            <text:p>1.0155006284</text:p>
          </table:table-cell>
          <table:table-cell table:formula="of:=[.R259]/MIN([.$N259:.$R259])" office:value-type="float" office:value="1.1646418098031">
            <text:p>1.164641809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formula="of:=[.N260]/MIN([.$N260:.$R260])" office:value-type="float" office:value="1">
            <text:p>1</text:p>
          </table:table-cell>
          <table:table-cell table:formula="of:=[.O260]/MIN([.$N260:.$R260])" office:value-type="float" office:value="1">
            <text:p>1</text:p>
          </table:table-cell>
          <table:table-cell table:formula="of:=[.P260]/MIN([.$N260:.$R260])" office:value-type="float" office:value="1">
            <text:p>1</text:p>
          </table:table-cell>
          <table:table-cell table:formula="of:=[.Q260]/MIN([.$N260:.$R260])" office:value-type="float" office:value="2">
            <text:p>2</text:p>
          </table:table-cell>
          <table:table-cell table:formula="of:=[.R260]/MIN([.$N260:.$R26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.32">
            <text:p>1.32</text:p>
          </table:table-cell>
          <table:table-cell table:number-columns-repeated="2" office:value-type="float" office:value="1.33">
            <text:p>1.33</text:p>
          </table:table-cell>
          <table:table-cell office:value-type="float" office:value="1.32">
            <text:p>1.32</text:p>
          </table:table-cell>
          <table:table-cell office:value-type="float" office:value="1.36">
            <text:p>1.36</text:p>
          </table:table-cell>
          <table:table-cell table:formula="of:=[.N261]/MIN([.$N261:.$R261])" office:value-type="float" office:value="1">
            <text:p>1</text:p>
          </table:table-cell>
          <table:table-cell table:formula="of:=[.O261]/MIN([.$N261:.$R261])" office:value-type="float" office:value="1.00757575757576">
            <text:p>1.0075757576</text:p>
          </table:table-cell>
          <table:table-cell table:formula="of:=[.P261]/MIN([.$N261:.$R261])" office:value-type="float" office:value="1.00757575757576">
            <text:p>1.0075757576</text:p>
          </table:table-cell>
          <table:table-cell table:formula="of:=[.Q261]/MIN([.$N261:.$R261])" office:value-type="float" office:value="1">
            <text:p>1</text:p>
          </table:table-cell>
          <table:table-cell table:formula="of:=[.R261]/MIN([.$N261:.$R261])" office:value-type="float" office:value="1.03030303030303">
            <text:p>1.030303030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178.79">
            <text:p>178.79</text:p>
          </table:table-cell>
          <table:table-cell office:value-type="float" office:value="189.38">
            <text:p>189.38</text:p>
          </table:table-cell>
          <table:table-cell office:value-type="float" office:value="177.86">
            <text:p>177.86</text:p>
          </table:table-cell>
          <table:table-cell office:value-type="float" office:value="189.74">
            <text:p>189.74</text:p>
          </table:table-cell>
          <table:table-cell office:value-type="float" office:value="275.85">
            <text:p>275.85</text:p>
          </table:table-cell>
          <table:table-cell table:formula="of:=[.N262]/MIN([.$N262:.$R262])" office:value-type="float" office:value="1.00522883166535">
            <text:p>1.0052288317</text:p>
          </table:table-cell>
          <table:table-cell table:formula="of:=[.O262]/MIN([.$N262:.$R262])" office:value-type="float" office:value="1.06477004385472">
            <text:p>1.0647700439</text:p>
          </table:table-cell>
          <table:table-cell table:formula="of:=[.P262]/MIN([.$N262:.$R262])" office:value-type="float" office:value="1">
            <text:p>1</text:p>
          </table:table-cell>
          <table:table-cell table:formula="of:=[.Q262]/MIN([.$N262:.$R262])" office:value-type="float" office:value="1.06679410772518">
            <text:p>1.0667941077</text:p>
          </table:table-cell>
          <table:table-cell table:formula="of:=[.R262]/MIN([.$N262:.$R262])" office:value-type="float" office:value="1.55093894073991">
            <text:p>1.550938940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49">
            <text:p>3.49</text:p>
          </table:table-cell>
          <table:table-cell office:value-type="float" office:value="3.5">
            <text:p>3.5</text:p>
          </table:table-cell>
          <table:table-cell office:value-type="float" office:value="3.49">
            <text:p>3.49</text:p>
          </table:table-cell>
          <table:table-cell office:value-type="float" office:value="3.48">
            <text:p>3.48</text:p>
          </table:table-cell>
          <table:table-cell office:value-type="float" office:value="3.53">
            <text:p>3.53</text:p>
          </table:table-cell>
          <table:table-cell table:formula="of:=[.N263]/MIN([.$N263:.$R263])" office:value-type="float" office:value="1.00287356321839">
            <text:p>1.0028735632</text:p>
          </table:table-cell>
          <table:table-cell table:formula="of:=[.O263]/MIN([.$N263:.$R263])" office:value-type="float" office:value="1.00574712643678">
            <text:p>1.0057471264</text:p>
          </table:table-cell>
          <table:table-cell table:formula="of:=[.P263]/MIN([.$N263:.$R263])" office:value-type="float" office:value="1.00287356321839">
            <text:p>1.0028735632</text:p>
          </table:table-cell>
          <table:table-cell table:formula="of:=[.Q263]/MIN([.$N263:.$R263])" office:value-type="float" office:value="1">
            <text:p>1</text:p>
          </table:table-cell>
          <table:table-cell table:formula="of:=[.R263]/MIN([.$N263:.$R263])" office:value-type="float" office:value="1.01436781609195">
            <text:p>1.014367816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06.32">
            <text:p>206.32</text:p>
          </table:table-cell>
          <table:table-cell office:value-type="float" office:value="230">
            <text:p>230</text:p>
          </table:table-cell>
          <table:table-cell office:value-type="float" office:value="211.51">
            <text:p>211.51</text:p>
          </table:table-cell>
          <table:table-cell office:value-type="float" office:value="226.57">
            <text:p>226.57</text:p>
          </table:table-cell>
          <table:table-cell office:value-type="float" office:value="386.44">
            <text:p>386.44</text:p>
          </table:table-cell>
          <table:table-cell table:formula="of:=[.N264]/MIN([.$N264:.$R264])" office:value-type="float" office:value="1">
            <text:p>1</text:p>
          </table:table-cell>
          <table:table-cell table:formula="of:=[.O264]/MIN([.$N264:.$R264])" office:value-type="float" office:value="1.11477316789453">
            <text:p>1.1147731679</text:p>
          </table:table-cell>
          <table:table-cell table:formula="of:=[.P264]/MIN([.$N264:.$R264])" office:value-type="float" office:value="1.02515509887553">
            <text:p>1.0251550989</text:p>
          </table:table-cell>
          <table:table-cell table:formula="of:=[.Q264]/MIN([.$N264:.$R264])" office:value-type="float" office:value="1.09814850717332">
            <text:p>1.0981485072</text:p>
          </table:table-cell>
          <table:table-cell table:formula="of:=[.R264]/MIN([.$N264:.$R264])" office:value-type="float" office:value="1.87301279565723">
            <text:p>1.873012795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1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5">
            <text:p>0.05</text:p>
          </table:table-cell>
          <table:table-cell table:formula="of:=[.N265]/MIN([.$N265:.$R265])" office:value-type="float" office:value="1">
            <text:p>1</text:p>
          </table:table-cell>
          <table:table-cell table:formula="of:=[.O265]/MIN([.$N265:.$R265])" office:value-type="float" office:value="1">
            <text:p>1</text:p>
          </table:table-cell>
          <table:table-cell table:formula="of:=[.P265]/MIN([.$N265:.$R265])" office:value-type="float" office:value="1">
            <text:p>1</text:p>
          </table:table-cell>
          <table:table-cell table:formula="of:=[.Q265]/MIN([.$N265:.$R265])" office:value-type="float" office:value="1">
            <text:p>1</text:p>
          </table:table-cell>
          <table:table-cell table:formula="of:=[.R265]/MIN([.$N265:.$R26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59">
            <text:p>3.59</text:p>
          </table:table-cell>
          <table:table-cell office:value-type="float" office:value="3.65">
            <text:p>3.65</text:p>
          </table:table-cell>
          <table:table-cell office:value-type="float" office:value="3.55">
            <text:p>3.55</text:p>
          </table:table-cell>
          <table:table-cell office:value-type="float" office:value="3.65">
            <text:p>3.65</text:p>
          </table:table-cell>
          <table:table-cell office:value-type="float" office:value="4.02">
            <text:p>4.02</text:p>
          </table:table-cell>
          <table:table-cell table:formula="of:=[.N266]/MIN([.$N266:.$R266])" office:value-type="float" office:value="1.0112676056338">
            <text:p>1.0112676056</text:p>
          </table:table-cell>
          <table:table-cell table:formula="of:=[.O266]/MIN([.$N266:.$R266])" office:value-type="float" office:value="1.02816901408451">
            <text:p>1.0281690141</text:p>
          </table:table-cell>
          <table:table-cell table:formula="of:=[.P266]/MIN([.$N266:.$R266])" office:value-type="float" office:value="1">
            <text:p>1</text:p>
          </table:table-cell>
          <table:table-cell table:formula="of:=[.Q266]/MIN([.$N266:.$R266])" office:value-type="float" office:value="1.02816901408451">
            <text:p>1.0281690141</text:p>
          </table:table-cell>
          <table:table-cell table:formula="of:=[.R266]/MIN([.$N266:.$R266])" office:value-type="float" office:value="1.13239436619718">
            <text:p>1.132394366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66.56">
            <text:p>66.56</text:p>
          </table:table-cell>
          <table:table-cell office:value-type="float" office:value="68.64">
            <text:p>68.64</text:p>
          </table:table-cell>
          <table:table-cell office:value-type="float" office:value="66.75">
            <text:p>66.75</text:p>
          </table:table-cell>
          <table:table-cell office:value-type="float" office:value="68.87">
            <text:p>68.87</text:p>
          </table:table-cell>
          <table:table-cell office:value-type="float" office:value="88.03">
            <text:p>88.03</text:p>
          </table:table-cell>
          <table:table-cell table:formula="of:=[.N267]/MIN([.$N267:.$R267])" office:value-type="float" office:value="1">
            <text:p>1</text:p>
          </table:table-cell>
          <table:table-cell table:formula="of:=[.O267]/MIN([.$N267:.$R267])" office:value-type="float" office:value="1.03125">
            <text:p>1.03125</text:p>
          </table:table-cell>
          <table:table-cell table:formula="of:=[.P267]/MIN([.$N267:.$R267])" office:value-type="float" office:value="1.00285456730769">
            <text:p>1.0028545673</text:p>
          </table:table-cell>
          <table:table-cell table:formula="of:=[.Q267]/MIN([.$N267:.$R267])" office:value-type="float" office:value="1.03470552884615">
            <text:p>1.0347055288</text:p>
          </table:table-cell>
          <table:table-cell table:formula="of:=[.R267]/MIN([.$N267:.$R267])" office:value-type="float" office:value="1.32256610576923">
            <text:p>1.322566105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56">
            <text:p>3.56</text:p>
          </table:table-cell>
          <table:table-cell office:value-type="float" office:value="3.61">
            <text:p>3.61</text:p>
          </table:table-cell>
          <table:table-cell office:value-type="float" office:value="3.54">
            <text:p>3.54</text:p>
          </table:table-cell>
          <table:table-cell office:value-type="float" office:value="3.59">
            <text:p>3.59</text:p>
          </table:table-cell>
          <table:table-cell office:value-type="float" office:value="4.11">
            <text:p>4.11</text:p>
          </table:table-cell>
          <table:table-cell table:formula="of:=[.N268]/MIN([.$N268:.$R268])" office:value-type="float" office:value="1.00564971751412">
            <text:p>1.0056497175</text:p>
          </table:table-cell>
          <table:table-cell table:formula="of:=[.O268]/MIN([.$N268:.$R268])" office:value-type="float" office:value="1.01977401129944">
            <text:p>1.0197740113</text:p>
          </table:table-cell>
          <table:table-cell table:formula="of:=[.P268]/MIN([.$N268:.$R268])" office:value-type="float" office:value="1">
            <text:p>1</text:p>
          </table:table-cell>
          <table:table-cell table:formula="of:=[.Q268]/MIN([.$N268:.$R268])" office:value-type="float" office:value="1.01412429378531">
            <text:p>1.0141242938</text:p>
          </table:table-cell>
          <table:table-cell table:formula="of:=[.R268]/MIN([.$N268:.$R268])" office:value-type="float" office:value="1.16101694915254">
            <text:p>1.161016949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92.13">
            <text:p>92.13</text:p>
          </table:table-cell>
          <table:table-cell office:value-type="float" office:value="99.29">
            <text:p>99.29</text:p>
          </table:table-cell>
          <table:table-cell office:value-type="float" office:value="91.72">
            <text:p>91.72</text:p>
          </table:table-cell>
          <table:table-cell office:value-type="float" office:value="98.63">
            <text:p>98.63</text:p>
          </table:table-cell>
          <table:table-cell office:value-type="float" office:value="148.56">
            <text:p>148.56</text:p>
          </table:table-cell>
          <table:table-cell table:formula="of:=[.N269]/MIN([.$N269:.$R269])" office:value-type="float" office:value="1.00447012647187">
            <text:p>1.0044701265</text:p>
          </table:table-cell>
          <table:table-cell table:formula="of:=[.O269]/MIN([.$N269:.$R269])" office:value-type="float" office:value="1.08253379851723">
            <text:p>1.0825337985</text:p>
          </table:table-cell>
          <table:table-cell table:formula="of:=[.P269]/MIN([.$N269:.$R269])" office:value-type="float" office:value="1">
            <text:p>1</text:p>
          </table:table-cell>
          <table:table-cell table:formula="of:=[.Q269]/MIN([.$N269:.$R269])" office:value-type="float" office:value="1.07533798517226">
            <text:p>1.0753379852</text:p>
          </table:table-cell>
          <table:table-cell table:formula="of:=[.R269]/MIN([.$N269:.$R269])" office:value-type="float" office:value="1.6197121674662">
            <text:p>1.619712167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15/instance_n20_p0.15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.83">
            <text:p>3.83</text:p>
          </table:table-cell>
          <table:table-cell office:value-type="float" office:value="3.88">
            <text:p>3.88</text:p>
          </table:table-cell>
          <table:table-cell table:number-columns-repeated="2" office:value-type="float" office:value="3.84">
            <text:p>3.84</text:p>
          </table:table-cell>
          <table:table-cell office:value-type="float" office:value="3.8">
            <text:p>3.8</text:p>
          </table:table-cell>
          <table:table-cell table:formula="of:=[.N270]/MIN([.$N270:.$R270])" office:value-type="float" office:value="1.00789473684211">
            <text:p>1.0078947368</text:p>
          </table:table-cell>
          <table:table-cell table:formula="of:=[.O270]/MIN([.$N270:.$R270])" office:value-type="float" office:value="1.02105263157895">
            <text:p>1.0210526316</text:p>
          </table:table-cell>
          <table:table-cell table:formula="of:=[.P270]/MIN([.$N270:.$R270])" office:value-type="float" office:value="1.01052631578947">
            <text:p>1.0105263158</text:p>
          </table:table-cell>
          <table:table-cell table:formula="of:=[.Q270]/MIN([.$N270:.$R270])" office:value-type="float" office:value="1.01052631578947">
            <text:p>1.0105263158</text:p>
          </table:table-cell>
          <table:table-cell table:formula="of:=[.R270]/MIN([.$N270:.$R27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.02">
            <text:p>5.02</text:p>
          </table:table-cell>
          <table:table-cell office:value-type="float" office:value="5.23">
            <text:p>5.23</text:p>
          </table:table-cell>
          <table:table-cell office:value-type="float" office:value="5.42">
            <text:p>5.42</text:p>
          </table:table-cell>
          <table:table-cell office:value-type="float" office:value="5.23">
            <text:p>5.23</text:p>
          </table:table-cell>
          <table:table-cell office:value-type="float" office:value="5.67">
            <text:p>5.67</text:p>
          </table:table-cell>
          <table:table-cell table:formula="of:=[.N271]/MIN([.$N271:.$R271])" office:value-type="float" office:value="1">
            <text:p>1</text:p>
          </table:table-cell>
          <table:table-cell table:formula="of:=[.O271]/MIN([.$N271:.$R271])" office:value-type="float" office:value="1.04183266932271">
            <text:p>1.0418326693</text:p>
          </table:table-cell>
          <table:table-cell table:formula="of:=[.P271]/MIN([.$N271:.$R271])" office:value-type="float" office:value="1.0796812749004">
            <text:p>1.0796812749</text:p>
          </table:table-cell>
          <table:table-cell table:formula="of:=[.Q271]/MIN([.$N271:.$R271])" office:value-type="float" office:value="1.04183266932271">
            <text:p>1.0418326693</text:p>
          </table:table-cell>
          <table:table-cell table:formula="of:=[.R271]/MIN([.$N271:.$R271])" office:value-type="float" office:value="1.12948207171315">
            <text:p>1.129482071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90.87">
            <text:p>690.87</text:p>
          </table:table-cell>
          <table:table-cell office:value-type="float" office:value="844.43">
            <text:p>844.43</text:p>
          </table:table-cell>
          <table:table-cell office:value-type="float" office:value="756.04">
            <text:p>756.04</text:p>
          </table:table-cell>
          <table:table-cell office:value-type="float" office:value="815.19">
            <text:p>815.19</text:p>
          </table:table-cell>
          <table:table-cell office:value-type="float" office:value="1251.91">
            <text:p>1251.91</text:p>
          </table:table-cell>
          <table:table-cell table:formula="of:=[.N272]/MIN([.$N272:.$R272])" office:value-type="float" office:value="1">
            <text:p>1</text:p>
          </table:table-cell>
          <table:table-cell table:formula="of:=[.O272]/MIN([.$N272:.$R272])" office:value-type="float" office:value="1.2222704705661">
            <text:p>1.2222704706</text:p>
          </table:table-cell>
          <table:table-cell table:formula="of:=[.P272]/MIN([.$N272:.$R272])" office:value-type="float" office:value="1.09433033711118">
            <text:p>1.0943303371</text:p>
          </table:table-cell>
          <table:table-cell table:formula="of:=[.Q272]/MIN([.$N272:.$R272])" office:value-type="float" office:value="1.17994702331842">
            <text:p>1.1799470233</text:p>
          </table:table-cell>
          <table:table-cell table:formula="of:=[.R272]/MIN([.$N272:.$R272])" office:value-type="float" office:value="1.81207752543894">
            <text:p>1.812077525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.79">
            <text:p>5.79</text:p>
          </table:table-cell>
          <table:table-cell office:value-type="float" office:value="6.06">
            <text:p>6.06</text:p>
          </table:table-cell>
          <table:table-cell office:value-type="float" office:value="5.85">
            <text:p>5.85</text:p>
          </table:table-cell>
          <table:table-cell office:value-type="float" office:value="5.98">
            <text:p>5.98</text:p>
          </table:table-cell>
          <table:table-cell office:value-type="float" office:value="6.5">
            <text:p>6.5</text:p>
          </table:table-cell>
          <table:table-cell table:formula="of:=[.N273]/MIN([.$N273:.$R273])" office:value-type="float" office:value="1">
            <text:p>1</text:p>
          </table:table-cell>
          <table:table-cell table:formula="of:=[.O273]/MIN([.$N273:.$R273])" office:value-type="float" office:value="1.04663212435233">
            <text:p>1.0466321244</text:p>
          </table:table-cell>
          <table:table-cell table:formula="of:=[.P273]/MIN([.$N273:.$R273])" office:value-type="float" office:value="1.01036269430052">
            <text:p>1.0103626943</text:p>
          </table:table-cell>
          <table:table-cell table:formula="of:=[.Q273]/MIN([.$N273:.$R273])" office:value-type="float" office:value="1.03281519861831">
            <text:p>1.0328151986</text:p>
          </table:table-cell>
          <table:table-cell table:formula="of:=[.R273]/MIN([.$N273:.$R273])" office:value-type="float" office:value="1.12262521588946">
            <text:p>1.122625215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939.19">
            <text:p>939.19</text:p>
          </table:table-cell>
          <table:table-cell office:value-type="float" office:value="1053.73">
            <text:p>1053.73</text:p>
          </table:table-cell>
          <table:table-cell office:value-type="float" office:value="884.63">
            <text:p>884.63</text:p>
          </table:table-cell>
          <table:table-cell office:value-type="float" office:value="1052.54">
            <text:p>1052.54</text:p>
          </table:table-cell>
          <table:table-cell office:value-type="float" office:value="1229.49">
            <text:p>1229.49</text:p>
          </table:table-cell>
          <table:table-cell table:formula="of:=[.N274]/MIN([.$N274:.$R274])" office:value-type="float" office:value="1.06167550275256">
            <text:p>1.0616755028</text:p>
          </table:table-cell>
          <table:table-cell table:formula="of:=[.O274]/MIN([.$N274:.$R274])" office:value-type="float" office:value="1.19115336355312">
            <text:p>1.1911533636</text:p>
          </table:table-cell>
          <table:table-cell table:formula="of:=[.P274]/MIN([.$N274:.$R274])" office:value-type="float" office:value="1">
            <text:p>1</text:p>
          </table:table-cell>
          <table:table-cell table:formula="of:=[.Q274]/MIN([.$N274:.$R274])" office:value-type="float" office:value="1.18980816838678">
            <text:p>1.1898081684</text:p>
          </table:table-cell>
          <table:table-cell table:formula="of:=[.R274]/MIN([.$N274:.$R274])" office:value-type="float" office:value="1.38983529837333">
            <text:p>1.389835298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table:formula="of:=[.N275]/MIN([.$N275:.$R275])" office:value-type="float" office:value="1.02857142857143">
            <text:p>1.0285714286</text:p>
          </table:table-cell>
          <table:table-cell table:formula="of:=[.O275]/MIN([.$N275:.$R275])" office:value-type="float" office:value="1">
            <text:p>1</text:p>
          </table:table-cell>
          <table:table-cell table:formula="of:=[.P275]/MIN([.$N275:.$R275])" office:value-type="float" office:value="1">
            <text:p>1</text:p>
          </table:table-cell>
          <table:table-cell table:formula="of:=[.Q275]/MIN([.$N275:.$R275])" office:value-type="float" office:value="1.02857142857143">
            <text:p>1.0285714286</text:p>
          </table:table-cell>
          <table:table-cell table:formula="of:=[.R275]/MIN([.$N275:.$R27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31">
            <text:p>0.31</text:p>
          </table:table-cell>
          <table:table-cell office:value-type="float" office:value="0.33">
            <text:p>0.33</text:p>
          </table:table-cell>
          <table:table-cell table:formula="of:=[.N276]/MIN([.$N276:.$R276])" office:value-type="float" office:value="1">
            <text:p>1</text:p>
          </table:table-cell>
          <table:table-cell table:formula="of:=[.O276]/MIN([.$N276:.$R276])" office:value-type="float" office:value="1">
            <text:p>1</text:p>
          </table:table-cell>
          <table:table-cell table:formula="of:=[.P276]/MIN([.$N276:.$R276])" office:value-type="float" office:value="1.03333333333333">
            <text:p>1.0333333333</text:p>
          </table:table-cell>
          <table:table-cell table:formula="of:=[.Q276]/MIN([.$N276:.$R276])" office:value-type="float" office:value="1.03333333333333">
            <text:p>1.0333333333</text:p>
          </table:table-cell>
          <table:table-cell table:formula="of:=[.R276]/MIN([.$N276:.$R276])" office:value-type="float" office:value="1.1">
            <text:p>1.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2.25">
            <text:p>12.25</text:p>
          </table:table-cell>
          <table:table-cell office:value-type="float" office:value="12.36">
            <text:p>12.36</text:p>
          </table:table-cell>
          <table:table-cell office:value-type="float" office:value="12.23">
            <text:p>12.23</text:p>
          </table:table-cell>
          <table:table-cell office:value-type="float" office:value="12.34">
            <text:p>12.34</text:p>
          </table:table-cell>
          <table:table-cell office:value-type="float" office:value="14.31">
            <text:p>14.31</text:p>
          </table:table-cell>
          <table:table-cell table:formula="of:=[.N277]/MIN([.$N277:.$R277])" office:value-type="float" office:value="1.00163532297629">
            <text:p>1.001635323</text:p>
          </table:table-cell>
          <table:table-cell table:formula="of:=[.O277]/MIN([.$N277:.$R277])" office:value-type="float" office:value="1.01062959934587">
            <text:p>1.0106295993</text:p>
          </table:table-cell>
          <table:table-cell table:formula="of:=[.P277]/MIN([.$N277:.$R277])" office:value-type="float" office:value="1">
            <text:p>1</text:p>
          </table:table-cell>
          <table:table-cell table:formula="of:=[.Q277]/MIN([.$N277:.$R277])" office:value-type="float" office:value="1.00899427636958">
            <text:p>1.0089942764</text:p>
          </table:table-cell>
          <table:table-cell table:formula="of:=[.R277]/MIN([.$N277:.$R277])" office:value-type="float" office:value="1.17007358953393">
            <text:p>1.170073589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28">
            <text:p>0.28</text:p>
          </table:table-cell>
          <table:table-cell table:number-columns-repeated="3"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N278]/MIN([.$N278:.$R278])" office:value-type="float" office:value="1.03703703703704">
            <text:p>1.037037037</text:p>
          </table:table-cell>
          <table:table-cell table:formula="of:=[.O278]/MIN([.$N278:.$R278])" office:value-type="float" office:value="1">
            <text:p>1</text:p>
          </table:table-cell>
          <table:table-cell table:formula="of:=[.P278]/MIN([.$N278:.$R278])" office:value-type="float" office:value="1">
            <text:p>1</text:p>
          </table:table-cell>
          <table:table-cell table:formula="of:=[.Q278]/MIN([.$N278:.$R278])" office:value-type="float" office:value="1">
            <text:p>1</text:p>
          </table:table-cell>
          <table:table-cell table:formula="of:=[.R278]/MIN([.$N278:.$R278])" office:value-type="float" office:value="1.07407407407407">
            <text:p>1.074074074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6.65">
            <text:p>16.65</text:p>
          </table:table-cell>
          <table:table-cell office:value-type="float" office:value="16.94">
            <text:p>16.94</text:p>
          </table:table-cell>
          <table:table-cell office:value-type="float" office:value="16.49">
            <text:p>16.49</text:p>
          </table:table-cell>
          <table:table-cell office:value-type="float" office:value="16.81">
            <text:p>16.81</text:p>
          </table:table-cell>
          <table:table-cell office:value-type="float" office:value="23.39">
            <text:p>23.39</text:p>
          </table:table-cell>
          <table:table-cell table:formula="of:=[.N279]/MIN([.$N279:.$R279])" office:value-type="float" office:value="1.00970285021225">
            <text:p>1.0097028502</text:p>
          </table:table-cell>
          <table:table-cell table:formula="of:=[.O279]/MIN([.$N279:.$R279])" office:value-type="float" office:value="1.02728926622195">
            <text:p>1.0272892662</text:p>
          </table:table-cell>
          <table:table-cell table:formula="of:=[.P279]/MIN([.$N279:.$R279])" office:value-type="float" office:value="1">
            <text:p>1</text:p>
          </table:table-cell>
          <table:table-cell table:formula="of:=[.Q279]/MIN([.$N279:.$R279])" office:value-type="float" office:value="1.0194057004245">
            <text:p>1.0194057004</text:p>
          </table:table-cell>
          <table:table-cell table:formula="of:=[.R279]/MIN([.$N279:.$R279])" office:value-type="float" office:value="1.41843541540327">
            <text:p>1.418435415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7">
            <text:p>0.07</text:p>
          </table:table-cell>
          <table:table-cell table:formula="of:=[.N280]/MIN([.$N280:.$R280])" office:value-type="float" office:value="1">
            <text:p>1</text:p>
          </table:table-cell>
          <table:table-cell table:formula="of:=[.O280]/MIN([.$N280:.$R280])" office:value-type="float" office:value="1.14285714285714">
            <text:p>1.1428571429</text:p>
          </table:table-cell>
          <table:table-cell table:formula="of:=[.P280]/MIN([.$N280:.$R280])" office:value-type="float" office:value="1">
            <text:p>1</text:p>
          </table:table-cell>
          <table:table-cell table:formula="of:=[.Q280]/MIN([.$N280:.$R280])" office:value-type="float" office:value="1">
            <text:p>1</text:p>
          </table:table-cell>
          <table:table-cell table:formula="of:=[.R280]/MIN([.$N280:.$R28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.84">
            <text:p>3.84</text:p>
          </table:table-cell>
          <table:table-cell office:value-type="float" office:value="3.86">
            <text:p>3.86</text:p>
          </table:table-cell>
          <table:table-cell office:value-type="float" office:value="3.81">
            <text:p>3.81</text:p>
          </table:table-cell>
          <table:table-cell office:value-type="float" office:value="3.86">
            <text:p>3.86</text:p>
          </table:table-cell>
          <table:table-cell office:value-type="float" office:value="4.34">
            <text:p>4.34</text:p>
          </table:table-cell>
          <table:table-cell table:formula="of:=[.N281]/MIN([.$N281:.$R281])" office:value-type="float" office:value="1.00787401574803">
            <text:p>1.0078740157</text:p>
          </table:table-cell>
          <table:table-cell table:formula="of:=[.O281]/MIN([.$N281:.$R281])" office:value-type="float" office:value="1.01312335958005">
            <text:p>1.0131233596</text:p>
          </table:table-cell>
          <table:table-cell table:formula="of:=[.P281]/MIN([.$N281:.$R281])" office:value-type="float" office:value="1">
            <text:p>1</text:p>
          </table:table-cell>
          <table:table-cell table:formula="of:=[.Q281]/MIN([.$N281:.$R281])" office:value-type="float" office:value="1.01312335958005">
            <text:p>1.0131233596</text:p>
          </table:table-cell>
          <table:table-cell table:formula="of:=[.R281]/MIN([.$N281:.$R281])" office:value-type="float" office:value="1.13910761154856">
            <text:p>1.139107611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41.12">
            <text:p>241.12</text:p>
          </table:table-cell>
          <table:table-cell office:value-type="float" office:value="264.78">
            <text:p>264.78</text:p>
          </table:table-cell>
          <table:table-cell office:value-type="float" office:value="240.09">
            <text:p>240.09</text:p>
          </table:table-cell>
          <table:table-cell office:value-type="float" office:value="270.2">
            <text:p>270.2</text:p>
          </table:table-cell>
          <table:table-cell office:value-type="float" office:value="408.23">
            <text:p>408.23</text:p>
          </table:table-cell>
          <table:table-cell table:formula="of:=[.N282]/MIN([.$N282:.$R282])" office:value-type="float" office:value="1.00429005789496">
            <text:p>1.0042900579</text:p>
          </table:table-cell>
          <table:table-cell table:formula="of:=[.O282]/MIN([.$N282:.$R282])" office:value-type="float" office:value="1.10283643633637">
            <text:p>1.1028364363</text:p>
          </table:table-cell>
          <table:table-cell table:formula="of:=[.P282]/MIN([.$N282:.$R282])" office:value-type="float" office:value="1">
            <text:p>1</text:p>
          </table:table-cell>
          <table:table-cell table:formula="of:=[.Q282]/MIN([.$N282:.$R282])" office:value-type="float" office:value="1.1254113040943">
            <text:p>1.1254113041</text:p>
          </table:table-cell>
          <table:table-cell table:formula="of:=[.R282]/MIN([.$N282:.$R282])" office:value-type="float" office:value="1.70032071306593">
            <text:p>1.700320713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.64">
            <text:p>4.64</text:p>
          </table:table-cell>
          <table:table-cell office:value-type="float" office:value="4.68">
            <text:p>4.68</text:p>
          </table:table-cell>
          <table:table-cell office:value-type="float" office:value="4.62">
            <text:p>4.62</text:p>
          </table:table-cell>
          <table:table-cell office:value-type="float" office:value="4.67">
            <text:p>4.67</text:p>
          </table:table-cell>
          <table:table-cell office:value-type="float" office:value="5.2">
            <text:p>5.2</text:p>
          </table:table-cell>
          <table:table-cell table:formula="of:=[.N283]/MIN([.$N283:.$R283])" office:value-type="float" office:value="1.004329004329">
            <text:p>1.0043290043</text:p>
          </table:table-cell>
          <table:table-cell table:formula="of:=[.O283]/MIN([.$N283:.$R283])" office:value-type="float" office:value="1.01298701298701">
            <text:p>1.012987013</text:p>
          </table:table-cell>
          <table:table-cell table:formula="of:=[.P283]/MIN([.$N283:.$R283])" office:value-type="float" office:value="1">
            <text:p>1</text:p>
          </table:table-cell>
          <table:table-cell table:formula="of:=[.Q283]/MIN([.$N283:.$R283])" office:value-type="float" office:value="1.01082251082251">
            <text:p>1.0108225108</text:p>
          </table:table-cell>
          <table:table-cell table:formula="of:=[.R283]/MIN([.$N283:.$R283])" office:value-type="float" office:value="1.12554112554113">
            <text:p>1.125541125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54.23">
            <text:p>254.23</text:p>
          </table:table-cell>
          <table:table-cell office:value-type="float" office:value="280.59">
            <text:p>280.59</text:p>
          </table:table-cell>
          <table:table-cell office:value-type="float" office:value="253.39">
            <text:p>253.39</text:p>
          </table:table-cell>
          <table:table-cell office:value-type="float" office:value="278.77">
            <text:p>278.77</text:p>
          </table:table-cell>
          <table:table-cell office:value-type="float" office:value="470.03">
            <text:p>470.03</text:p>
          </table:table-cell>
          <table:table-cell table:formula="of:=[.N284]/MIN([.$N284:.$R284])" office:value-type="float" office:value="1.0033150479498">
            <text:p>1.0033150479</text:p>
          </table:table-cell>
          <table:table-cell table:formula="of:=[.O284]/MIN([.$N284:.$R284])" office:value-type="float" office:value="1.10734440980307">
            <text:p>1.1073444098</text:p>
          </table:table-cell>
          <table:table-cell table:formula="of:=[.P284]/MIN([.$N284:.$R284])" office:value-type="float" office:value="1">
            <text:p>1</text:p>
          </table:table-cell>
          <table:table-cell table:formula="of:=[.Q284]/MIN([.$N284:.$R284])" office:value-type="float" office:value="1.10016180591184">
            <text:p>1.1001618059</text:p>
          </table:table-cell>
          <table:table-cell table:formula="of:=[.R284]/MIN([.$N284:.$R284])" office:value-type="float" office:value="1.85496665219622">
            <text:p>1.854966652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285]/MIN([.$N285:.$R285])" office:value-type="float" office:value="1.14285714285714">
            <text:p>1.1428571429</text:p>
          </table:table-cell>
          <table:table-cell table:formula="of:=[.O285]/MIN([.$N285:.$R285])" office:value-type="float" office:value="1.14285714285714">
            <text:p>1.1428571429</text:p>
          </table:table-cell>
          <table:table-cell table:formula="of:=[.P285]/MIN([.$N285:.$R285])" office:value-type="float" office:value="1">
            <text:p>1</text:p>
          </table:table-cell>
          <table:table-cell table:formula="of:=[.Q285]/MIN([.$N285:.$R285])" office:value-type="float" office:value="1">
            <text:p>1</text:p>
          </table:table-cell>
          <table:table-cell table:formula="of:=[.R285]/MIN([.$N285:.$R285])" office:value-type="float" office:value="1.14285714285714">
            <text:p>1.14285714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6.77">
            <text:p>26.77</text:p>
          </table:table-cell>
          <table:table-cell office:value-type="float" office:value="27.46">
            <text:p>27.46</text:p>
          </table:table-cell>
          <table:table-cell office:value-type="float" office:value="26.72">
            <text:p>26.72</text:p>
          </table:table-cell>
          <table:table-cell office:value-type="float" office:value="27.44">
            <text:p>27.44</text:p>
          </table:table-cell>
          <table:table-cell office:value-type="float" office:value="36.2">
            <text:p>36.2</text:p>
          </table:table-cell>
          <table:table-cell table:formula="of:=[.N286]/MIN([.$N286:.$R286])" office:value-type="float" office:value="1.00187125748503">
            <text:p>1.0018712575</text:p>
          </table:table-cell>
          <table:table-cell table:formula="of:=[.O286]/MIN([.$N286:.$R286])" office:value-type="float" office:value="1.02769461077844">
            <text:p>1.0276946108</text:p>
          </table:table-cell>
          <table:table-cell table:formula="of:=[.P286]/MIN([.$N286:.$R286])" office:value-type="float" office:value="1">
            <text:p>1</text:p>
          </table:table-cell>
          <table:table-cell table:formula="of:=[.Q286]/MIN([.$N286:.$R286])" office:value-type="float" office:value="1.02694610778443">
            <text:p>1.0269461078</text:p>
          </table:table-cell>
          <table:table-cell table:formula="of:=[.R286]/MIN([.$N286:.$R286])" office:value-type="float" office:value="1.35479041916168">
            <text:p>1.354790419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621.18">
            <text:p>621.18</text:p>
          </table:table-cell>
          <table:table-cell office:value-type="float" office:value="661.32">
            <text:p>661.32</text:p>
          </table:table-cell>
          <table:table-cell office:value-type="float" office:value="673.08">
            <text:p>673.08</text:p>
          </table:table-cell>
          <table:table-cell office:value-type="float" office:value="664.76">
            <text:p>664.76</text:p>
          </table:table-cell>
          <table:table-cell office:value-type="float" office:value="1105.02">
            <text:p>1105.02</text:p>
          </table:table-cell>
          <table:table-cell table:formula="of:=[.N287]/MIN([.$N287:.$R287])" office:value-type="float" office:value="1">
            <text:p>1</text:p>
          </table:table-cell>
          <table:table-cell table:formula="of:=[.O287]/MIN([.$N287:.$R287])" office:value-type="float" office:value="1.06461895102869">
            <text:p>1.064618951</text:p>
          </table:table-cell>
          <table:table-cell table:formula="of:=[.P287]/MIN([.$N287:.$R287])" office:value-type="float" office:value="1.08355066164397">
            <text:p>1.0835506616</text:p>
          </table:table-cell>
          <table:table-cell table:formula="of:=[.Q287]/MIN([.$N287:.$R287])" office:value-type="float" office:value="1.07015679835152">
            <text:p>1.0701567984</text:p>
          </table:table-cell>
          <table:table-cell table:formula="of:=[.R287]/MIN([.$N287:.$R287])" office:value-type="float" office:value="1.7789046653144">
            <text:p>1.778904665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9.42">
            <text:p>29.42</text:p>
          </table:table-cell>
          <table:table-cell office:value-type="float" office:value="30.49">
            <text:p>30.49</text:p>
          </table:table-cell>
          <table:table-cell office:value-type="float" office:value="29.25">
            <text:p>29.25</text:p>
          </table:table-cell>
          <table:table-cell office:value-type="float" office:value="30.25">
            <text:p>30.25</text:p>
          </table:table-cell>
          <table:table-cell office:value-type="float" office:value="38.64">
            <text:p>38.64</text:p>
          </table:table-cell>
          <table:table-cell table:formula="of:=[.N288]/MIN([.$N288:.$R288])" office:value-type="float" office:value="1.00581196581197">
            <text:p>1.0058119658</text:p>
          </table:table-cell>
          <table:table-cell table:formula="of:=[.O288]/MIN([.$N288:.$R288])" office:value-type="float" office:value="1.04239316239316">
            <text:p>1.0423931624</text:p>
          </table:table-cell>
          <table:table-cell table:formula="of:=[.P288]/MIN([.$N288:.$R288])" office:value-type="float" office:value="1">
            <text:p>1</text:p>
          </table:table-cell>
          <table:table-cell table:formula="of:=[.Q288]/MIN([.$N288:.$R288])" office:value-type="float" office:value="1.03418803418803">
            <text:p>1.0341880342</text:p>
          </table:table-cell>
          <table:table-cell table:formula="of:=[.R288]/MIN([.$N288:.$R288])" office:value-type="float" office:value="1.32102564102564">
            <text:p>1.32102564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809.13">
            <text:p>809.13</text:p>
          </table:table-cell>
          <table:table-cell office:value-type="float" office:value="999.3">
            <text:p>999.3</text:p>
          </table:table-cell>
          <table:table-cell office:value-type="float" office:value="806">
            <text:p>806</text:p>
          </table:table-cell>
          <table:table-cell office:value-type="float" office:value="1088.6">
            <text:p>1088.6</text:p>
          </table:table-cell>
          <table:table-cell office:value-type="float" office:value="913.86">
            <text:p>913.86</text:p>
          </table:table-cell>
          <table:table-cell table:formula="of:=[.N289]/MIN([.$N289:.$R289])" office:value-type="float" office:value="1.00388337468983">
            <text:p>1.0038833747</text:p>
          </table:table-cell>
          <table:table-cell table:formula="of:=[.O289]/MIN([.$N289:.$R289])" office:value-type="float" office:value="1.23982630272953">
            <text:p>1.2398263027</text:p>
          </table:table-cell>
          <table:table-cell table:formula="of:=[.P289]/MIN([.$N289:.$R289])" office:value-type="float" office:value="1">
            <text:p>1</text:p>
          </table:table-cell>
          <table:table-cell table:formula="of:=[.Q289]/MIN([.$N289:.$R289])" office:value-type="float" office:value="1.35062034739454">
            <text:p>1.3506203474</text:p>
          </table:table-cell>
          <table:table-cell table:formula="of:=[.R289]/MIN([.$N289:.$R289])" office:value-type="float" office:value="1.13382133995037">
            <text:p>1.1338213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.87">
            <text:p>1.87</text:p>
          </table:table-cell>
          <table:table-cell office:value-type="float" office:value="1.88">
            <text:p>1.88</text:p>
          </table:table-cell>
          <table:table-cell office:value-type="float" office:value="1.87">
            <text:p>1.87</text:p>
          </table:table-cell>
          <table:table-cell office:value-type="float" office:value="1.89">
            <text:p>1.89</text:p>
          </table:table-cell>
          <table:table-cell office:value-type="float" office:value="2.38">
            <text:p>2.38</text:p>
          </table:table-cell>
          <table:table-cell table:formula="of:=[.N290]/MIN([.$N290:.$R290])" office:value-type="float" office:value="1">
            <text:p>1</text:p>
          </table:table-cell>
          <table:table-cell table:formula="of:=[.O290]/MIN([.$N290:.$R290])" office:value-type="float" office:value="1.00534759358289">
            <text:p>1.0053475936</text:p>
          </table:table-cell>
          <table:table-cell table:formula="of:=[.P290]/MIN([.$N290:.$R290])" office:value-type="float" office:value="1">
            <text:p>1</text:p>
          </table:table-cell>
          <table:table-cell table:formula="of:=[.Q290]/MIN([.$N290:.$R290])" office:value-type="float" office:value="1.01069518716578">
            <text:p>1.0106951872</text:p>
          </table:table-cell>
          <table:table-cell table:formula="of:=[.R290]/MIN([.$N290:.$R290])" office:value-type="float" office:value="1.27272727272727">
            <text:p>1.272727272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.81">
            <text:p>4.81</text:p>
          </table:table-cell>
          <table:table-cell office:value-type="float" office:value="4.82">
            <text:p>4.82</text:p>
          </table:table-cell>
          <table:table-cell table:number-columns-repeated="2" office:value-type="float" office:value="4.81">
            <text:p>4.81</text:p>
          </table:table-cell>
          <table:table-cell office:value-type="float" office:value="5.15">
            <text:p>5.15</text:p>
          </table:table-cell>
          <table:table-cell table:formula="of:=[.N291]/MIN([.$N291:.$R291])" office:value-type="float" office:value="1">
            <text:p>1</text:p>
          </table:table-cell>
          <table:table-cell table:formula="of:=[.O291]/MIN([.$N291:.$R291])" office:value-type="float" office:value="1.002079002079">
            <text:p>1.0020790021</text:p>
          </table:table-cell>
          <table:table-cell table:formula="of:=[.P291]/MIN([.$N291:.$R291])" office:value-type="float" office:value="1">
            <text:p>1</text:p>
          </table:table-cell>
          <table:table-cell table:formula="of:=[.Q291]/MIN([.$N291:.$R291])" office:value-type="float" office:value="1">
            <text:p>1</text:p>
          </table:table-cell>
          <table:table-cell table:formula="of:=[.R291]/MIN([.$N291:.$R291])" office:value-type="float" office:value="1.07068607068607">
            <text:p>1.070686070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56.32">
            <text:p>456.32</text:p>
          </table:table-cell>
          <table:table-cell office:value-type="float" office:value="515.75">
            <text:p>515.75</text:p>
          </table:table-cell>
          <table:table-cell office:value-type="float" office:value="459.8">
            <text:p>459.8</text:p>
          </table:table-cell>
          <table:table-cell office:value-type="float" office:value="513.6">
            <text:p>513.6</text:p>
          </table:table-cell>
          <table:table-cell office:value-type="float" office:value="850.44">
            <text:p>850.44</text:p>
          </table:table-cell>
          <table:table-cell table:formula="of:=[.N292]/MIN([.$N292:.$R292])" office:value-type="float" office:value="1">
            <text:p>1</text:p>
          </table:table-cell>
          <table:table-cell table:formula="of:=[.O292]/MIN([.$N292:.$R292])" office:value-type="float" office:value="1.13023755259467">
            <text:p>1.1302375526</text:p>
          </table:table-cell>
          <table:table-cell table:formula="of:=[.P292]/MIN([.$N292:.$R292])" office:value-type="float" office:value="1.00762622720898">
            <text:p>1.0076262272</text:p>
          </table:table-cell>
          <table:table-cell table:formula="of:=[.Q292]/MIN([.$N292:.$R292])" office:value-type="float" office:value="1.12552594670407">
            <text:p>1.1255259467</text:p>
          </table:table-cell>
          <table:table-cell table:formula="of:=[.R292]/MIN([.$N292:.$R292])" office:value-type="float" office:value="1.86369214586255">
            <text:p>1.863692145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6.39">
            <text:p>6.39</text:p>
          </table:table-cell>
          <table:table-cell office:value-type="float" office:value="6.38">
            <text:p>6.38</text:p>
          </table:table-cell>
          <table:table-cell office:value-type="float" office:value="6.32">
            <text:p>6.32</text:p>
          </table:table-cell>
          <table:table-cell office:value-type="float" office:value="6.37">
            <text:p>6.37</text:p>
          </table:table-cell>
          <table:table-cell office:value-type="float" office:value="6.93">
            <text:p>6.93</text:p>
          </table:table-cell>
          <table:table-cell table:formula="of:=[.N293]/MIN([.$N293:.$R293])" office:value-type="float" office:value="1.01107594936709">
            <text:p>1.0110759494</text:p>
          </table:table-cell>
          <table:table-cell table:formula="of:=[.O293]/MIN([.$N293:.$R293])" office:value-type="float" office:value="1.00949367088608">
            <text:p>1.0094936709</text:p>
          </table:table-cell>
          <table:table-cell table:formula="of:=[.P293]/MIN([.$N293:.$R293])" office:value-type="float" office:value="1">
            <text:p>1</text:p>
          </table:table-cell>
          <table:table-cell table:formula="of:=[.Q293]/MIN([.$N293:.$R293])" office:value-type="float" office:value="1.00791139240506">
            <text:p>1.0079113924</text:p>
          </table:table-cell>
          <table:table-cell table:formula="of:=[.R293]/MIN([.$N293:.$R293])" office:value-type="float" office:value="1.09651898734177">
            <text:p>1.096518987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67.08">
            <text:p>567.08</text:p>
          </table:table-cell>
          <table:table-cell office:value-type="float" office:value="695.03">
            <text:p>695.03</text:p>
          </table:table-cell>
          <table:table-cell office:value-type="float" office:value="568.78">
            <text:p>568.78</text:p>
          </table:table-cell>
          <table:table-cell office:value-type="float" office:value="655.87">
            <text:p>655.87</text:p>
          </table:table-cell>
          <table:table-cell office:value-type="float" office:value="1181.63">
            <text:p>1181.63</text:p>
          </table:table-cell>
          <table:table-cell table:formula="of:=[.N294]/MIN([.$N294:.$R294])" office:value-type="float" office:value="1">
            <text:p>1</text:p>
          </table:table-cell>
          <table:table-cell table:formula="of:=[.O294]/MIN([.$N294:.$R294])" office:value-type="float" office:value="1.22562954080553">
            <text:p>1.2256295408</text:p>
          </table:table-cell>
          <table:table-cell table:formula="of:=[.P294]/MIN([.$N294:.$R294])" office:value-type="float" office:value="1.00299781335967">
            <text:p>1.0029978134</text:p>
          </table:table-cell>
          <table:table-cell table:formula="of:=[.Q294]/MIN([.$N294:.$R294])" office:value-type="float" office:value="1.15657402835579">
            <text:p>1.1565740284</text:p>
          </table:table-cell>
          <table:table-cell table:formula="of:=[.R294]/MIN([.$N294:.$R294])" office:value-type="float" office:value="2.08370952951964">
            <text:p>2.083709529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table:number-columns-repeated="3" office:value-type="float" office:value="0.35">
            <text:p>0.35</text:p>
          </table:table-cell>
          <table:table-cell table:formula="of:=[.N295]/MIN([.$N295:.$R295])" office:value-type="float" office:value="1">
            <text:p>1</text:p>
          </table:table-cell>
          <table:table-cell table:formula="of:=[.O295]/MIN([.$N295:.$R295])" office:value-type="float" office:value="1.02857142857143">
            <text:p>1.0285714286</text:p>
          </table:table-cell>
          <table:table-cell table:formula="of:=[.P295]/MIN([.$N295:.$R295])" office:value-type="float" office:value="1">
            <text:p>1</text:p>
          </table:table-cell>
          <table:table-cell table:formula="of:=[.Q295]/MIN([.$N295:.$R295])" office:value-type="float" office:value="1">
            <text:p>1</text:p>
          </table:table-cell>
          <table:table-cell table:formula="of:=[.R295]/MIN([.$N295:.$R29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95.18">
            <text:p>95.18</text:p>
          </table:table-cell>
          <table:table-cell office:value-type="float" office:value="101.38">
            <text:p>101.38</text:p>
          </table:table-cell>
          <table:table-cell office:value-type="float" office:value="95.52">
            <text:p>95.52</text:p>
          </table:table-cell>
          <table:table-cell office:value-type="float" office:value="99.06">
            <text:p>99.06</text:p>
          </table:table-cell>
          <table:table-cell office:value-type="float" office:value="137.04">
            <text:p>137.04</text:p>
          </table:table-cell>
          <table:table-cell table:formula="of:=[.N296]/MIN([.$N296:.$R296])" office:value-type="float" office:value="1">
            <text:p>1</text:p>
          </table:table-cell>
          <table:table-cell table:formula="of:=[.O296]/MIN([.$N296:.$R296])" office:value-type="float" office:value="1.0651397352385">
            <text:p>1.0651397352</text:p>
          </table:table-cell>
          <table:table-cell table:formula="of:=[.P296]/MIN([.$N296:.$R296])" office:value-type="float" office:value="1.00357217902921">
            <text:p>1.003572179</text:p>
          </table:table-cell>
          <table:table-cell table:formula="of:=[.Q296]/MIN([.$N296:.$R296])" office:value-type="float" office:value="1.04076486656861">
            <text:p>1.0407648666</text:p>
          </table:table-cell>
          <table:table-cell table:formula="of:=[.R296]/MIN([.$N296:.$R296])" office:value-type="float" office:value="1.43979827694894">
            <text:p>1.439798276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688.92">
            <text:p>688.92</text:p>
          </table:table-cell>
          <table:table-cell office:value-type="float" office:value="792.54">
            <text:p>792.54</text:p>
          </table:table-cell>
          <table:table-cell office:value-type="float" office:value="733.08">
            <text:p>733.08</text:p>
          </table:table-cell>
          <table:table-cell office:value-type="float" office:value="748.19">
            <text:p>748.19</text:p>
          </table:table-cell>
          <table:table-cell office:value-type="float" office:value="1352.1">
            <text:p>1352.1</text:p>
          </table:table-cell>
          <table:table-cell table:formula="of:=[.N297]/MIN([.$N297:.$R297])" office:value-type="float" office:value="1">
            <text:p>1</text:p>
          </table:table-cell>
          <table:table-cell table:formula="of:=[.O297]/MIN([.$N297:.$R297])" office:value-type="float" office:value="1.15040933635255">
            <text:p>1.1504093364</text:p>
          </table:table-cell>
          <table:table-cell table:formula="of:=[.P297]/MIN([.$N297:.$R297])" office:value-type="float" office:value="1.0641003309528">
            <text:p>1.064100331</text:p>
          </table:table-cell>
          <table:table-cell table:formula="of:=[.Q297]/MIN([.$N297:.$R297])" office:value-type="float" office:value="1.08603321140336">
            <text:p>1.0860332114</text:p>
          </table:table-cell>
          <table:table-cell table:formula="of:=[.R297]/MIN([.$N297:.$R297])" office:value-type="float" office:value="1.96263717122453">
            <text:p>1.962637171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94.1">
            <text:p>94.1</text:p>
          </table:table-cell>
          <table:table-cell office:value-type="float" office:value="102.91">
            <text:p>102.91</text:p>
          </table:table-cell>
          <table:table-cell office:value-type="float" office:value="95.33">
            <text:p>95.33</text:p>
          </table:table-cell>
          <table:table-cell office:value-type="float" office:value="97.03">
            <text:p>97.03</text:p>
          </table:table-cell>
          <table:table-cell office:value-type="float" office:value="142.6">
            <text:p>142.6</text:p>
          </table:table-cell>
          <table:table-cell table:formula="of:=[.N298]/MIN([.$N298:.$R298])" office:value-type="float" office:value="1">
            <text:p>1</text:p>
          </table:table-cell>
          <table:table-cell table:formula="of:=[.O298]/MIN([.$N298:.$R298])" office:value-type="float" office:value="1.09362380446334">
            <text:p>1.0936238045</text:p>
          </table:table-cell>
          <table:table-cell table:formula="of:=[.P298]/MIN([.$N298:.$R298])" office:value-type="float" office:value="1.01307120085016">
            <text:p>1.0130712009</text:p>
          </table:table-cell>
          <table:table-cell table:formula="of:=[.Q298]/MIN([.$N298:.$R298])" office:value-type="float" office:value="1.03113708820404">
            <text:p>1.0311370882</text:p>
          </table:table-cell>
          <table:table-cell table:formula="of:=[.R298]/MIN([.$N298:.$R298])" office:value-type="float" office:value="1.5154091392136">
            <text:p>1.515409139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865.83">
            <text:p>865.83</text:p>
          </table:table-cell>
          <table:table-cell office:value-type="float" office:value="978.67">
            <text:p>978.67</text:p>
          </table:table-cell>
          <table:table-cell office:value-type="float" office:value="878.13">
            <text:p>878.13</text:p>
          </table:table-cell>
          <table:table-cell office:value-type="float" office:value="883.13">
            <text:p>883.13</text:p>
          </table:table-cell>
          <table:table-cell office:value-type="float" office:value="1135.16">
            <text:p>1135.16</text:p>
          </table:table-cell>
          <table:table-cell table:formula="of:=[.N299]/MIN([.$N299:.$R299])" office:value-type="float" office:value="1">
            <text:p>1</text:p>
          </table:table-cell>
          <table:table-cell table:formula="of:=[.O299]/MIN([.$N299:.$R299])" office:value-type="float" office:value="1.13032581453634">
            <text:p>1.1303258145</text:p>
          </table:table-cell>
          <table:table-cell table:formula="of:=[.P299]/MIN([.$N299:.$R299])" office:value-type="float" office:value="1.01420602196736">
            <text:p>1.014206022</text:p>
          </table:table-cell>
          <table:table-cell table:formula="of:=[.Q299]/MIN([.$N299:.$R299])" office:value-type="float" office:value="1.01998082764515">
            <text:p>1.0199808276</text:p>
          </table:table-cell>
          <table:table-cell table:formula="of:=[.R299]/MIN([.$N299:.$R299])" office:value-type="float" office:value="1.31106568263978">
            <text:p>1.311065682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6.38">
            <text:p>26.38</text:p>
          </table:table-cell>
          <table:table-cell office:value-type="float" office:value="26.79">
            <text:p>26.79</text:p>
          </table:table-cell>
          <table:table-cell office:value-type="float" office:value="26.52">
            <text:p>26.52</text:p>
          </table:table-cell>
          <table:table-cell office:value-type="float" office:value="27.02">
            <text:p>27.02</text:p>
          </table:table-cell>
          <table:table-cell office:value-type="float" office:value="28.64">
            <text:p>28.64</text:p>
          </table:table-cell>
          <table:table-cell table:formula="of:=[.N300]/MIN([.$N300:.$R300])" office:value-type="float" office:value="1">
            <text:p>1</text:p>
          </table:table-cell>
          <table:table-cell table:formula="of:=[.O300]/MIN([.$N300:.$R300])" office:value-type="float" office:value="1.01554207733131">
            <text:p>1.0155420773</text:p>
          </table:table-cell>
          <table:table-cell table:formula="of:=[.P300]/MIN([.$N300:.$R300])" office:value-type="float" office:value="1.00530705079606">
            <text:p>1.0053070508</text:p>
          </table:table-cell>
          <table:table-cell table:formula="of:=[.Q300]/MIN([.$N300:.$R300])" office:value-type="float" office:value="1.02426080363912">
            <text:p>1.0242608036</text:p>
          </table:table-cell>
          <table:table-cell table:formula="of:=[.R300]/MIN([.$N300:.$R300])" office:value-type="float" office:value="1.08567096285064">
            <text:p>1.08567096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f:=[.N301]/MIN([.$N301:.$R301])" office:value-type="float" office:value="1">
            <text:p>1</text:p>
          </table:table-cell>
          <table:table-cell table:formula="of:=[.O301]/MIN([.$N301:.$R301])" office:value-type="float" office:value="1">
            <text:p>1</text:p>
          </table:table-cell>
          <table:table-cell table:formula="of:=[.P301]/MIN([.$N301:.$R301])" office:value-type="float" office:value="1">
            <text:p>1</text:p>
          </table:table-cell>
          <table:table-cell table:formula="of:=[.Q301]/MIN([.$N301:.$R301])" office:value-type="float" office:value="1">
            <text:p>1</text:p>
          </table:table-cell>
          <table:table-cell table:formula="of:=[.R301]/MIN([.$N301:.$R301])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492.28">
            <text:p>492.28</text:p>
          </table:table-cell>
          <table:table-cell office:value-type="float" office:value="549.18">
            <text:p>549.18</text:p>
          </table:table-cell>
          <table:table-cell office:value-type="float" office:value="494.08">
            <text:p>494.08</text:p>
          </table:table-cell>
          <table:table-cell office:value-type="float" office:value="540.34">
            <text:p>540.34</text:p>
          </table:table-cell>
          <table:table-cell office:value-type="float" office:value="905.53">
            <text:p>905.53</text:p>
          </table:table-cell>
          <table:table-cell table:formula="of:=[.N302]/MIN([.$N302:.$R302])" office:value-type="float" office:value="1">
            <text:p>1</text:p>
          </table:table-cell>
          <table:table-cell table:formula="of:=[.O302]/MIN([.$N302:.$R302])" office:value-type="float" office:value="1.11558462663525">
            <text:p>1.1155846266</text:p>
          </table:table-cell>
          <table:table-cell table:formula="of:=[.P302]/MIN([.$N302:.$R302])" office:value-type="float" office:value="1.00365645567563">
            <text:p>1.0036564557</text:p>
          </table:table-cell>
          <table:table-cell table:formula="of:=[.Q302]/MIN([.$N302:.$R302])" office:value-type="float" office:value="1.09762736653937">
            <text:p>1.0976273665</text:p>
          </table:table-cell>
          <table:table-cell table:formula="of:=[.R302]/MIN([.$N302:.$R302])" office:value-type="float" office:value="1.83946128219712">
            <text:p>1.839461282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5">
            <text:p>0.05</text:p>
          </table:table-cell>
          <table:table-cell table:formula="of:=[.N303]/MIN([.$N303:.$R303])" office:value-type="float" office:value="1">
            <text:p>1</text:p>
          </table:table-cell>
          <table:table-cell table:formula="of:=[.O303]/MIN([.$N303:.$R303])" office:value-type="float" office:value="1">
            <text:p>1</text:p>
          </table:table-cell>
          <table:table-cell table:formula="of:=[.P303]/MIN([.$N303:.$R303])" office:value-type="float" office:value="1">
            <text:p>1</text:p>
          </table:table-cell>
          <table:table-cell table:formula="of:=[.Q303]/MIN([.$N303:.$R303])" office:value-type="float" office:value="1">
            <text:p>1</text:p>
          </table:table-cell>
          <table:table-cell table:formula="of:=[.R303]/MIN([.$N303:.$R303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74.92">
            <text:p>574.92</text:p>
          </table:table-cell>
          <table:table-cell office:value-type="float" office:value="627.26">
            <text:p>627.26</text:p>
          </table:table-cell>
          <table:table-cell office:value-type="float" office:value="572.44">
            <text:p>572.44</text:p>
          </table:table-cell>
          <table:table-cell office:value-type="float" office:value="610.7">
            <text:p>610.7</text:p>
          </table:table-cell>
          <table:table-cell office:value-type="float" office:value="1103.35">
            <text:p>1103.35</text:p>
          </table:table-cell>
          <table:table-cell table:formula="of:=[.N304]/MIN([.$N304:.$R304])" office:value-type="float" office:value="1.00433233177276">
            <text:p>1.0043323318</text:p>
          </table:table-cell>
          <table:table-cell table:formula="of:=[.O304]/MIN([.$N304:.$R304])" office:value-type="float" office:value="1.09576549507372">
            <text:p>1.0957654951</text:p>
          </table:table-cell>
          <table:table-cell table:formula="of:=[.P304]/MIN([.$N304:.$R304])" office:value-type="float" office:value="1">
            <text:p>1</text:p>
          </table:table-cell>
          <table:table-cell table:formula="of:=[.Q304]/MIN([.$N304:.$R304])" office:value-type="float" office:value="1.06683669904269">
            <text:p>1.066836699</text:p>
          </table:table-cell>
          <table:table-cell table:formula="of:=[.R304]/MIN([.$N304:.$R304])" office:value-type="float" office:value="1.92745091188596">
            <text:p>1.927450911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0/instance_n20_p0.2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.77">
            <text:p>2.77</text:p>
          </table:table-cell>
          <table:table-cell office:value-type="float" office:value="2.82">
            <text:p>2.82</text:p>
          </table:table-cell>
          <table:table-cell table:number-columns-repeated="2" office:value-type="float" office:value="2.81">
            <text:p>2.81</text:p>
          </table:table-cell>
          <table:table-cell office:value-type="float" office:value="2.73">
            <text:p>2.73</text:p>
          </table:table-cell>
          <table:table-cell table:formula="of:=[.N305]/MIN([.$N305:.$R305])" office:value-type="float" office:value="1.01465201465201">
            <text:p>1.0146520147</text:p>
          </table:table-cell>
          <table:table-cell table:formula="of:=[.O305]/MIN([.$N305:.$R305])" office:value-type="float" office:value="1.03296703296703">
            <text:p>1.032967033</text:p>
          </table:table-cell>
          <table:table-cell table:formula="of:=[.P305]/MIN([.$N305:.$R305])" office:value-type="float" office:value="1.02930402930403">
            <text:p>1.0293040293</text:p>
          </table:table-cell>
          <table:table-cell table:formula="of:=[.Q305]/MIN([.$N305:.$R305])" office:value-type="float" office:value="1.02930402930403">
            <text:p>1.0293040293</text:p>
          </table:table-cell>
          <table:table-cell table:formula="of:=[.R305]/MIN([.$N305:.$R30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6.52">
            <text:p>16.52</text:p>
          </table:table-cell>
          <table:table-cell office:value-type="float" office:value="17.05">
            <text:p>17.05</text:p>
          </table:table-cell>
          <table:table-cell office:value-type="float" office:value="16.64">
            <text:p>16.64</text:p>
          </table:table-cell>
          <table:table-cell office:value-type="float" office:value="16.98">
            <text:p>16.98</text:p>
          </table:table-cell>
          <table:table-cell office:value-type="float" office:value="20.37">
            <text:p>20.37</text:p>
          </table:table-cell>
          <table:table-cell table:formula="of:=[.N306]/MIN([.$N306:.$R306])" office:value-type="float" office:value="1">
            <text:p>1</text:p>
          </table:table-cell>
          <table:table-cell table:formula="of:=[.O306]/MIN([.$N306:.$R306])" office:value-type="float" office:value="1.03208232445521">
            <text:p>1.0320823245</text:p>
          </table:table-cell>
          <table:table-cell table:formula="of:=[.P306]/MIN([.$N306:.$R306])" office:value-type="float" office:value="1.00726392251816">
            <text:p>1.0072639225</text:p>
          </table:table-cell>
          <table:table-cell table:formula="of:=[.Q306]/MIN([.$N306:.$R306])" office:value-type="float" office:value="1.02784503631961">
            <text:p>1.0278450363</text:p>
          </table:table-cell>
          <table:table-cell table:formula="of:=[.R306]/MIN([.$N306:.$R306])" office:value-type="float" office:value="1.23305084745763">
            <text:p>1.233050847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344.69">
            <text:p>344.69</text:p>
          </table:table-cell>
          <table:table-cell office:value-type="float" office:value="364.99">
            <text:p>364.99</text:p>
          </table:table-cell>
          <table:table-cell office:value-type="float" office:value="343.86">
            <text:p>343.86</text:p>
          </table:table-cell>
          <table:table-cell office:value-type="float" office:value="372.07">
            <text:p>372.07</text:p>
          </table:table-cell>
          <table:table-cell office:value-type="float" office:value="571.5">
            <text:p>571.5</text:p>
          </table:table-cell>
          <table:table-cell table:formula="of:=[.N307]/MIN([.$N307:.$R307])" office:value-type="float" office:value="1.00241377304717">
            <text:p>1.002413773</text:p>
          </table:table-cell>
          <table:table-cell table:formula="of:=[.O307]/MIN([.$N307:.$R307])" office:value-type="float" office:value="1.06144942709242">
            <text:p>1.0614494271</text:p>
          </table:table-cell>
          <table:table-cell table:formula="of:=[.P307]/MIN([.$N307:.$R307])" office:value-type="float" office:value="1">
            <text:p>1</text:p>
          </table:table-cell>
          <table:table-cell table:formula="of:=[.Q307]/MIN([.$N307:.$R307])" office:value-type="float" office:value="1.08203920200081">
            <text:p>1.082039202</text:p>
          </table:table-cell>
          <table:table-cell table:formula="of:=[.R307]/MIN([.$N307:.$R307])" office:value-type="float" office:value="1.66201361019019">
            <text:p>1.662013610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9.79">
            <text:p>19.79</text:p>
          </table:table-cell>
          <table:table-cell office:value-type="float" office:value="20.48">
            <text:p>20.48</text:p>
          </table:table-cell>
          <table:table-cell office:value-type="float" office:value="19.68">
            <text:p>19.68</text:p>
          </table:table-cell>
          <table:table-cell office:value-type="float" office:value="20.28">
            <text:p>20.28</text:p>
          </table:table-cell>
          <table:table-cell office:value-type="float" office:value="25">
            <text:p>25</text:p>
          </table:table-cell>
          <table:table-cell table:formula="of:=[.N308]/MIN([.$N308:.$R308])" office:value-type="float" office:value="1.00558943089431">
            <text:p>1.0055894309</text:p>
          </table:table-cell>
          <table:table-cell table:formula="of:=[.O308]/MIN([.$N308:.$R308])" office:value-type="float" office:value="1.04065040650407">
            <text:p>1.0406504065</text:p>
          </table:table-cell>
          <table:table-cell table:formula="of:=[.P308]/MIN([.$N308:.$R308])" office:value-type="float" office:value="1">
            <text:p>1</text:p>
          </table:table-cell>
          <table:table-cell table:formula="of:=[.Q308]/MIN([.$N308:.$R308])" office:value-type="float" office:value="1.03048780487805">
            <text:p>1.0304878049</text:p>
          </table:table-cell>
          <table:table-cell table:formula="of:=[.R308]/MIN([.$N308:.$R308])" office:value-type="float" office:value="1.27032520325203">
            <text:p>1.27032520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525.75">
            <text:p>525.75</text:p>
          </table:table-cell>
          <table:table-cell office:value-type="float" office:value="564.21">
            <text:p>564.21</text:p>
          </table:table-cell>
          <table:table-cell office:value-type="float" office:value="524.79">
            <text:p>524.79</text:p>
          </table:table-cell>
          <table:table-cell office:value-type="float" office:value="555.03">
            <text:p>555.03</text:p>
          </table:table-cell>
          <table:table-cell office:value-type="float" office:value="887.73">
            <text:p>887.73</text:p>
          </table:table-cell>
          <table:table-cell table:formula="of:=[.N309]/MIN([.$N309:.$R309])" office:value-type="float" office:value="1.00182930314983">
            <text:p>1.0018293031</text:p>
          </table:table-cell>
          <table:table-cell table:formula="of:=[.O309]/MIN([.$N309:.$R309])" office:value-type="float" office:value="1.07511576058995">
            <text:p>1.0751157606</text:p>
          </table:table-cell>
          <table:table-cell table:formula="of:=[.P309]/MIN([.$N309:.$R309])" office:value-type="float" office:value="1">
            <text:p>1</text:p>
          </table:table-cell>
          <table:table-cell table:formula="of:=[.Q309]/MIN([.$N309:.$R309])" office:value-type="float" office:value="1.05762304921969">
            <text:p>1.0576230492</text:p>
          </table:table-cell>
          <table:table-cell table:formula="of:=[.R309]/MIN([.$N309:.$R309])" office:value-type="float" office:value="1.69159092208312">
            <text:p>1.691590922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0.93">
            <text:p>10.93</text:p>
          </table:table-cell>
          <table:table-cell office:value-type="float" office:value="11.05">
            <text:p>11.05</text:p>
          </table:table-cell>
          <table:table-cell office:value-type="float" office:value="10.95">
            <text:p>10.95</text:p>
          </table:table-cell>
          <table:table-cell office:value-type="float" office:value="10.89">
            <text:p>10.89</text:p>
          </table:table-cell>
          <table:table-cell office:value-type="float" office:value="10.85">
            <text:p>10.85</text:p>
          </table:table-cell>
          <table:table-cell table:formula="of:=[.N310]/MIN([.$N310:.$R310])" office:value-type="float" office:value="1.0073732718894">
            <text:p>1.0073732719</text:p>
          </table:table-cell>
          <table:table-cell table:formula="of:=[.O310]/MIN([.$N310:.$R310])" office:value-type="float" office:value="1.0184331797235">
            <text:p>1.0184331797</text:p>
          </table:table-cell>
          <table:table-cell table:formula="of:=[.P310]/MIN([.$N310:.$R310])" office:value-type="float" office:value="1.00921658986175">
            <text:p>1.0092165899</text:p>
          </table:table-cell>
          <table:table-cell table:formula="of:=[.Q310]/MIN([.$N310:.$R310])" office:value-type="float" office:value="1.0036866359447">
            <text:p>1.0036866359</text:p>
          </table:table-cell>
          <table:table-cell table:formula="of:=[.R310]/MIN([.$N310:.$R31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59.84">
            <text:p>59.84</text:p>
          </table:table-cell>
          <table:table-cell office:value-type="float" office:value="63.59">
            <text:p>63.59</text:p>
          </table:table-cell>
          <table:table-cell office:value-type="float" office:value="59.71">
            <text:p>59.71</text:p>
          </table:table-cell>
          <table:table-cell office:value-type="float" office:value="63.93">
            <text:p>63.93</text:p>
          </table:table-cell>
          <table:table-cell office:value-type="float" office:value="77.64">
            <text:p>77.64</text:p>
          </table:table-cell>
          <table:table-cell table:formula="of:=[.N311]/MIN([.$N311:.$R311])" office:value-type="float" office:value="1.00217718975046">
            <text:p>1.0021771898</text:p>
          </table:table-cell>
          <table:table-cell table:formula="of:=[.O311]/MIN([.$N311:.$R311])" office:value-type="float" office:value="1.06498074024452">
            <text:p>1.0649807402</text:p>
          </table:table-cell>
          <table:table-cell table:formula="of:=[.P311]/MIN([.$N311:.$R311])" office:value-type="float" office:value="1">
            <text:p>1</text:p>
          </table:table-cell>
          <table:table-cell table:formula="of:=[.Q311]/MIN([.$N311:.$R311])" office:value-type="float" office:value="1.07067492882264">
            <text:p>1.0706749288</text:p>
          </table:table-cell>
          <table:table-cell table:formula="of:=[.R311]/MIN([.$N311:.$R311])" office:value-type="float" office:value="1.30028470942891">
            <text:p>1.300284709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738.35">
            <text:p>738.35</text:p>
          </table:table-cell>
          <table:table-cell office:value-type="float" office:value="755.23">
            <text:p>755.23</text:p>
          </table:table-cell>
          <table:table-cell office:value-type="float" office:value="712.21">
            <text:p>712.21</text:p>
          </table:table-cell>
          <table:table-cell office:value-type="float" office:value="754.53">
            <text:p>754.53</text:p>
          </table:table-cell>
          <table:table-cell office:value-type="float" office:value="1333.8">
            <text:p>1333.8</text:p>
          </table:table-cell>
          <table:table-cell table:formula="of:=[.N312]/MIN([.$N312:.$R312])" office:value-type="float" office:value="1.03670265792393">
            <text:p>1.0367026579</text:p>
          </table:table-cell>
          <table:table-cell table:formula="of:=[.O312]/MIN([.$N312:.$R312])" office:value-type="float" office:value="1.06040353266593">
            <text:p>1.0604035327</text:p>
          </table:table-cell>
          <table:table-cell table:formula="of:=[.P312]/MIN([.$N312:.$R312])" office:value-type="float" office:value="1">
            <text:p>1</text:p>
          </table:table-cell>
          <table:table-cell table:formula="of:=[.Q312]/MIN([.$N312:.$R312])" office:value-type="float" office:value="1.05942067648587">
            <text:p>1.0594206765</text:p>
          </table:table-cell>
          <table:table-cell table:formula="of:=[.R312]/MIN([.$N312:.$R312])" office:value-type="float" office:value="1.87276224709004">
            <text:p>1.872762247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56.15">
            <text:p>56.15</text:p>
          </table:table-cell>
          <table:table-cell office:value-type="float" office:value="60.72">
            <text:p>60.72</text:p>
          </table:table-cell>
          <table:table-cell office:value-type="float" office:value="56.22">
            <text:p>56.22</text:p>
          </table:table-cell>
          <table:table-cell office:value-type="float" office:value="60.25">
            <text:p>60.25</text:p>
          </table:table-cell>
          <table:table-cell office:value-type="float" office:value="75.19">
            <text:p>75.19</text:p>
          </table:table-cell>
          <table:table-cell table:formula="of:=[.N313]/MIN([.$N313:.$R313])" office:value-type="float" office:value="1">
            <text:p>1</text:p>
          </table:table-cell>
          <table:table-cell table:formula="of:=[.O313]/MIN([.$N313:.$R313])" office:value-type="float" office:value="1.08138913624221">
            <text:p>1.0813891362</text:p>
          </table:table-cell>
          <table:table-cell table:formula="of:=[.P313]/MIN([.$N313:.$R313])" office:value-type="float" office:value="1.00124666073019">
            <text:p>1.0012466607</text:p>
          </table:table-cell>
          <table:table-cell table:formula="of:=[.Q313]/MIN([.$N313:.$R313])" office:value-type="float" office:value="1.07301869991095">
            <text:p>1.0730186999</text:p>
          </table:table-cell>
          <table:table-cell table:formula="of:=[.R313]/MIN([.$N313:.$R313])" office:value-type="float" office:value="1.33909171861086">
            <text:p>1.339091718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947.71">
            <text:p>947.71</text:p>
          </table:table-cell>
          <table:table-cell office:value-type="float" office:value="978.88">
            <text:p>978.88</text:p>
          </table:table-cell>
          <table:table-cell office:value-type="float" office:value="1010.55">
            <text:p>1010.55</text:p>
          </table:table-cell>
          <table:table-cell office:value-type="float" office:value="977.04">
            <text:p>977.04</text:p>
          </table:table-cell>
          <table:table-cell office:value-type="float" office:value="1160.28">
            <text:p>1160.28</text:p>
          </table:table-cell>
          <table:table-cell table:formula="of:=[.N314]/MIN([.$N314:.$R314])" office:value-type="float" office:value="1">
            <text:p>1</text:p>
          </table:table-cell>
          <table:table-cell table:formula="of:=[.O314]/MIN([.$N314:.$R314])" office:value-type="float" office:value="1.03288980806365">
            <text:p>1.0328898081</text:p>
          </table:table-cell>
          <table:table-cell table:formula="of:=[.P314]/MIN([.$N314:.$R314])" office:value-type="float" office:value="1.06630720368045">
            <text:p>1.0663072037</text:p>
          </table:table-cell>
          <table:table-cell table:formula="of:=[.Q314]/MIN([.$N314:.$R314])" office:value-type="float" office:value="1.03094828586804">
            <text:p>1.0309482859</text:p>
          </table:table-cell>
          <table:table-cell table:formula="of:=[.R314]/MIN([.$N314:.$R314])" office:value-type="float" office:value="1.22429857234808">
            <text:p>1.224298572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.32">
            <text:p>2.32</text:p>
          </table:table-cell>
          <table:table-cell table:number-columns-repeated="2" office:value-type="float" office:value="2.35">
            <text:p>2.35</text:p>
          </table:table-cell>
          <table:table-cell office:value-type="float" office:value="2.36">
            <text:p>2.36</text:p>
          </table:table-cell>
          <table:table-cell office:value-type="float" office:value="2.32">
            <text:p>2.32</text:p>
          </table:table-cell>
          <table:table-cell table:formula="of:=[.N315]/MIN([.$N315:.$R315])" office:value-type="float" office:value="1">
            <text:p>1</text:p>
          </table:table-cell>
          <table:table-cell table:formula="of:=[.O315]/MIN([.$N315:.$R315])" office:value-type="float" office:value="1.01293103448276">
            <text:p>1.0129310345</text:p>
          </table:table-cell>
          <table:table-cell table:formula="of:=[.P315]/MIN([.$N315:.$R315])" office:value-type="float" office:value="1.01293103448276">
            <text:p>1.0129310345</text:p>
          </table:table-cell>
          <table:table-cell table:formula="of:=[.Q315]/MIN([.$N315:.$R315])" office:value-type="float" office:value="1.01724137931034">
            <text:p>1.0172413793</text:p>
          </table:table-cell>
          <table:table-cell table:formula="of:=[.R315]/MIN([.$N315:.$R31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30.01">
            <text:p>30.01</text:p>
          </table:table-cell>
          <table:table-cell office:value-type="float" office:value="30.41">
            <text:p>30.41</text:p>
          </table:table-cell>
          <table:table-cell office:value-type="float" office:value="29.98">
            <text:p>29.98</text:p>
          </table:table-cell>
          <table:table-cell office:value-type="float" office:value="30.54">
            <text:p>30.54</text:p>
          </table:table-cell>
          <table:table-cell office:value-type="float" office:value="36.1">
            <text:p>36.1</text:p>
          </table:table-cell>
          <table:table-cell table:formula="of:=[.N316]/MIN([.$N316:.$R316])" office:value-type="float" office:value="1.00100066711141">
            <text:p>1.0010006671</text:p>
          </table:table-cell>
          <table:table-cell table:formula="of:=[.O316]/MIN([.$N316:.$R316])" office:value-type="float" office:value="1.01434289526351">
            <text:p>1.0143428953</text:p>
          </table:table-cell>
          <table:table-cell table:formula="of:=[.P316]/MIN([.$N316:.$R316])" office:value-type="float" office:value="1">
            <text:p>1</text:p>
          </table:table-cell>
          <table:table-cell table:formula="of:=[.Q316]/MIN([.$N316:.$R316])" office:value-type="float" office:value="1.01867911941294">
            <text:p>1.0186791194</text:p>
          </table:table-cell>
          <table:table-cell table:formula="of:=[.R316]/MIN([.$N316:.$R316])" office:value-type="float" office:value="1.20413609072715">
            <text:p>1.204136090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475.23">
            <text:p>475.23</text:p>
          </table:table-cell>
          <table:table-cell office:value-type="float" office:value="499.69">
            <text:p>499.69</text:p>
          </table:table-cell>
          <table:table-cell office:value-type="float" office:value="474.01">
            <text:p>474.01</text:p>
          </table:table-cell>
          <table:table-cell office:value-type="float" office:value="522.41">
            <text:p>522.41</text:p>
          </table:table-cell>
          <table:table-cell office:value-type="float" office:value="799.66">
            <text:p>799.66</text:p>
          </table:table-cell>
          <table:table-cell table:formula="of:=[.N317]/MIN([.$N317:.$R317])" office:value-type="float" office:value="1.00257378536318">
            <text:p>1.0025737854</text:p>
          </table:table-cell>
          <table:table-cell table:formula="of:=[.O317]/MIN([.$N317:.$R317])" office:value-type="float" office:value="1.05417607223476">
            <text:p>1.0541760722</text:p>
          </table:table-cell>
          <table:table-cell table:formula="of:=[.P317]/MIN([.$N317:.$R317])" office:value-type="float" office:value="1">
            <text:p>1</text:p>
          </table:table-cell>
          <table:table-cell table:formula="of:=[.Q317]/MIN([.$N317:.$R317])" office:value-type="float" office:value="1.10210755047362">
            <text:p>1.1021075505</text:p>
          </table:table-cell>
          <table:table-cell table:formula="of:=[.R317]/MIN([.$N317:.$R317])" office:value-type="float" office:value="1.68701082255649">
            <text:p>1.687010822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60.24">
            <text:p>60.24</text:p>
          </table:table-cell>
          <table:table-cell office:value-type="float" office:value="62.4">
            <text:p>62.4</text:p>
          </table:table-cell>
          <table:table-cell office:value-type="float" office:value="60.26">
            <text:p>60.26</text:p>
          </table:table-cell>
          <table:table-cell office:value-type="float" office:value="62.91">
            <text:p>62.91</text:p>
          </table:table-cell>
          <table:table-cell office:value-type="float" office:value="78.39">
            <text:p>78.39</text:p>
          </table:table-cell>
          <table:table-cell table:formula="of:=[.N318]/MIN([.$N318:.$R318])" office:value-type="float" office:value="1">
            <text:p>1</text:p>
          </table:table-cell>
          <table:table-cell table:formula="of:=[.O318]/MIN([.$N318:.$R318])" office:value-type="float" office:value="1.03585657370518">
            <text:p>1.0358565737</text:p>
          </table:table-cell>
          <table:table-cell table:formula="of:=[.P318]/MIN([.$N318:.$R318])" office:value-type="float" office:value="1.00033200531209">
            <text:p>1.0003320053</text:p>
          </table:table-cell>
          <table:table-cell table:formula="of:=[.Q318]/MIN([.$N318:.$R318])" office:value-type="float" office:value="1.04432270916335">
            <text:p>1.0443227092</text:p>
          </table:table-cell>
          <table:table-cell table:formula="of:=[.R318]/MIN([.$N318:.$R318])" office:value-type="float" office:value="1.30129482071713">
            <text:p>1.301294820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088.26">
            <text:p>1088.26</text:p>
          </table:table-cell>
          <table:table-cell office:value-type="float" office:value="1035.34">
            <text:p>1035.34</text:p>
          </table:table-cell>
          <table:table-cell office:value-type="float" office:value="1074.39">
            <text:p>1074.39</text:p>
          </table:table-cell>
          <table:table-cell office:value-type="float" office:value="1076.28">
            <text:p>1076.28</text:p>
          </table:table-cell>
          <table:table-cell office:value-type="float" office:value="1516.39">
            <text:p>1516.39</text:p>
          </table:table-cell>
          <table:table-cell table:formula="of:=[.N319]/MIN([.$N319:.$R319])" office:value-type="float" office:value="1.05111364382715">
            <text:p>1.0511136438</text:p>
          </table:table-cell>
          <table:table-cell table:formula="of:=[.O319]/MIN([.$N319:.$R319])" office:value-type="float" office:value="1">
            <text:p>1</text:p>
          </table:table-cell>
          <table:table-cell table:formula="of:=[.P319]/MIN([.$N319:.$R319])" office:value-type="float" office:value="1.03771707844766">
            <text:p>1.0377170784</text:p>
          </table:table-cell>
          <table:table-cell table:formula="of:=[.Q319]/MIN([.$N319:.$R319])" office:value-type="float" office:value="1.0395425657272">
            <text:p>1.0395425657</text:p>
          </table:table-cell>
          <table:table-cell table:formula="of:=[.R319]/MIN([.$N319:.$R319])" office:value-type="float" office:value="1.46462997662604">
            <text:p>1.464629976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0/probability_0.25/instance_n20_p0.25_01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2.78">
            <text:p>2.78</text:p>
          </table:table-cell>
          <table:table-cell office:value-type="float" office:value="2.83">
            <text:p>2.83</text:p>
          </table:table-cell>
          <table:table-cell office:value-type="float" office:value="2.78">
            <text:p>2.78</text:p>
          </table:table-cell>
          <table:table-cell office:value-type="float" office:value="2.74">
            <text:p>2.74</text:p>
          </table:table-cell>
          <table:table-cell office:value-type="float" office:value="2.71">
            <text:p>2.71</text:p>
          </table:table-cell>
          <table:table-cell table:formula="of:=[.N320]/MIN([.$N320:.$R320])" office:value-type="float" office:value="1.02583025830258">
            <text:p>1.0258302583</text:p>
          </table:table-cell>
          <table:table-cell table:formula="of:=[.O320]/MIN([.$N320:.$R320])" office:value-type="float" office:value="1.04428044280443">
            <text:p>1.0442804428</text:p>
          </table:table-cell>
          <table:table-cell table:formula="of:=[.P320]/MIN([.$N320:.$R320])" office:value-type="float" office:value="1.02583025830258">
            <text:p>1.0258302583</text:p>
          </table:table-cell>
          <table:table-cell table:formula="of:=[.Q320]/MIN([.$N320:.$R320])" office:value-type="float" office:value="1.01107011070111">
            <text:p>1.0110701107</text:p>
          </table:table-cell>
          <table:table-cell table:formula="of:=[.R320]/MIN([.$N320:.$R32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table:formula="of:=[.N321]/MIN([.$N321:.$R321])" office:value-type="float" office:value="1.5">
            <text:p>1.5</text:p>
          </table:table-cell>
          <table:table-cell table:formula="of:=[.O321]/MIN([.$N321:.$R321])" office:value-type="float" office:value="1.5">
            <text:p>1.5</text:p>
          </table:table-cell>
          <table:table-cell table:formula="of:=[.P321]/MIN([.$N321:.$R321])" office:value-type="float" office:value="1">
            <text:p>1</text:p>
          </table:table-cell>
          <table:table-cell table:formula="of:=[.Q321]/MIN([.$N321:.$R321])" office:value-type="float" office:value="1.5">
            <text:p>1.5</text:p>
          </table:table-cell>
          <table:table-cell table:formula="of:=[.R321]/MIN([.$N321:.$R321])" office:value-type="float" office:value="1.5">
            <text:p>1.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61.76">
            <text:p>61.76</text:p>
          </table:table-cell>
          <table:table-cell office:value-type="float" office:value="61.47">
            <text:p>61.47</text:p>
          </table:table-cell>
          <table:table-cell office:value-type="float" office:value="61.96">
            <text:p>61.96</text:p>
          </table:table-cell>
          <table:table-cell office:value-type="float" office:value="60.98">
            <text:p>60.98</text:p>
          </table:table-cell>
          <table:table-cell office:value-type="float" office:value="64.18">
            <text:p>64.18</text:p>
          </table:table-cell>
          <table:table-cell table:formula="of:=[.N322]/MIN([.$N322:.$R322])" office:value-type="float" office:value="1.01279107904231">
            <text:p>1.012791079</text:p>
          </table:table-cell>
          <table:table-cell table:formula="of:=[.O322]/MIN([.$N322:.$R322])" office:value-type="float" office:value="1.00803542144966">
            <text:p>1.0080354214</text:p>
          </table:table-cell>
          <table:table-cell table:formula="of:=[.P322]/MIN([.$N322:.$R322])" office:value-type="float" office:value="1.01607084289931">
            <text:p>1.0160708429</text:p>
          </table:table-cell>
          <table:table-cell table:formula="of:=[.Q322]/MIN([.$N322:.$R322])" office:value-type="float" office:value="1">
            <text:p>1</text:p>
          </table:table-cell>
          <table:table-cell table:formula="of:=[.R322]/MIN([.$N322:.$R322])" office:value-type="float" office:value="1.05247622171204">
            <text:p>1.052476221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3" office:value-type="float" office:value="0.04">
            <text:p>0.04</text:p>
          </table:table-cell>
          <table:table-cell table:number-columns-repeated="2" office:value-type="float" office:value="0.03">
            <text:p>0.03</text:p>
          </table:table-cell>
          <table:table-cell table:formula="of:=[.N323]/MIN([.$N323:.$R323])" office:value-type="float" office:value="1.33333333333333">
            <text:p>1.3333333333</text:p>
          </table:table-cell>
          <table:table-cell table:formula="of:=[.O323]/MIN([.$N323:.$R323])" office:value-type="float" office:value="1.33333333333333">
            <text:p>1.3333333333</text:p>
          </table:table-cell>
          <table:table-cell table:formula="of:=[.P323]/MIN([.$N323:.$R323])" office:value-type="float" office:value="1.33333333333333">
            <text:p>1.3333333333</text:p>
          </table:table-cell>
          <table:table-cell table:formula="of:=[.Q323]/MIN([.$N323:.$R323])" office:value-type="float" office:value="1">
            <text:p>1</text:p>
          </table:table-cell>
          <table:table-cell table:formula="of:=[.R323]/MIN([.$N323:.$R323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32.12">
            <text:p>32.12</text:p>
          </table:table-cell>
          <table:table-cell office:value-type="float" office:value="32.24">
            <text:p>32.24</text:p>
          </table:table-cell>
          <table:table-cell office:value-type="float" office:value="32.26">
            <text:p>32.26</text:p>
          </table:table-cell>
          <table:table-cell office:value-type="float" office:value="33.15">
            <text:p>33.15</text:p>
          </table:table-cell>
          <table:table-cell office:value-type="float" office:value="35.46">
            <text:p>35.46</text:p>
          </table:table-cell>
          <table:table-cell table:formula="of:=[.N324]/MIN([.$N324:.$R324])" office:value-type="float" office:value="1">
            <text:p>1</text:p>
          </table:table-cell>
          <table:table-cell table:formula="of:=[.O324]/MIN([.$N324:.$R324])" office:value-type="float" office:value="1.00373599003736">
            <text:p>1.00373599</text:p>
          </table:table-cell>
          <table:table-cell table:formula="of:=[.P324]/MIN([.$N324:.$R324])" office:value-type="float" office:value="1.00435865504359">
            <text:p>1.004358655</text:p>
          </table:table-cell>
          <table:table-cell table:formula="of:=[.Q324]/MIN([.$N324:.$R324])" office:value-type="float" office:value="1.03206724782067">
            <text:p>1.0320672478</text:p>
          </table:table-cell>
          <table:table-cell table:formula="of:=[.R324]/MIN([.$N324:.$R324])" office:value-type="float" office:value="1.10398505603985">
            <text:p>1.10398505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05/instance_n25_p0.05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2">
            <text:p>0.02</text:p>
          </table:table-cell>
          <table:table-cell table:formula="of:=[.N325]/MIN([.$N325:.$R325])" office:value-type="float" office:value="1">
            <text:p>1</text:p>
          </table:table-cell>
          <table:table-cell table:formula="of:=[.O325]/MIN([.$N325:.$R325])" office:value-type="float" office:value="1">
            <text:p>1</text:p>
          </table:table-cell>
          <table:table-cell table:formula="of:=[.P325]/MIN([.$N325:.$R325])" office:value-type="float" office:value="1">
            <text:p>1</text:p>
          </table:table-cell>
          <table:table-cell table:formula="of:=[.Q325]/MIN([.$N325:.$R325])" office:value-type="float" office:value="1">
            <text:p>1</text:p>
          </table:table-cell>
          <table:table-cell table:formula="of:=[.R325]/MIN([.$N325:.$R32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formula="of:=[.N326]/MIN([.$N326:.$R326])" office:value-type="float" office:value="1.2">
            <text:p>1.2</text:p>
          </table:table-cell>
          <table:table-cell table:formula="of:=[.O326]/MIN([.$N326:.$R326])" office:value-type="float" office:value="1.2">
            <text:p>1.2</text:p>
          </table:table-cell>
          <table:table-cell table:formula="of:=[.P326]/MIN([.$N326:.$R326])" office:value-type="float" office:value="1.2">
            <text:p>1.2</text:p>
          </table:table-cell>
          <table:table-cell table:formula="of:=[.Q326]/MIN([.$N326:.$R326])" office:value-type="float" office:value="1.2">
            <text:p>1.2</text:p>
          </table:table-cell>
          <table:table-cell table:formula="of:=[.R326]/MIN([.$N326:.$R32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784.02">
            <text:p>784.02</text:p>
          </table:table-cell>
          <table:table-cell office:value-type="float" office:value="905.81">
            <text:p>905.81</text:p>
          </table:table-cell>
          <table:table-cell office:value-type="float" office:value="774.52">
            <text:p>774.52</text:p>
          </table:table-cell>
          <table:table-cell office:value-type="float" office:value="862.93">
            <text:p>862.93</text:p>
          </table:table-cell>
          <table:table-cell office:value-type="float" office:value="1116.08">
            <text:p>1116.08</text:p>
          </table:table-cell>
          <table:table-cell table:formula="of:=[.N327]/MIN([.$N327:.$R327])" office:value-type="float" office:value="1.01226566131281">
            <text:p>1.0122656613</text:p>
          </table:table-cell>
          <table:table-cell table:formula="of:=[.O327]/MIN([.$N327:.$R327])" office:value-type="float" office:value="1.16951143934308">
            <text:p>1.1695114393</text:p>
          </table:table-cell>
          <table:table-cell table:formula="of:=[.P327]/MIN([.$N327:.$R327])" office:value-type="float" office:value="1">
            <text:p>1</text:p>
          </table:table-cell>
          <table:table-cell table:formula="of:=[.Q327]/MIN([.$N327:.$R327])" office:value-type="float" office:value="1.11414811754377">
            <text:p>1.1141481175</text:p>
          </table:table-cell>
          <table:table-cell table:formula="of:=[.R327]/MIN([.$N327:.$R327])" office:value-type="float" office:value="1.44099571347415">
            <text:p>1.440995713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[.N328]/MIN([.$N328:.$R328])" office:value-type="float" office:value="1.16666666666667">
            <text:p>1.1666666667</text:p>
          </table:table-cell>
          <table:table-cell table:formula="of:=[.O328]/MIN([.$N328:.$R328])" office:value-type="float" office:value="1">
            <text:p>1</text:p>
          </table:table-cell>
          <table:table-cell table:formula="of:=[.P328]/MIN([.$N328:.$R328])" office:value-type="float" office:value="1">
            <text:p>1</text:p>
          </table:table-cell>
          <table:table-cell table:formula="of:=[.Q328]/MIN([.$N328:.$R328])" office:value-type="float" office:value="1">
            <text:p>1</text:p>
          </table:table-cell>
          <table:table-cell table:formula="of:=[.R328]/MIN([.$N328:.$R328])" office:value-type="float" office:value="1.16666666666667">
            <text:p>1.166666666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03.89">
            <text:p>603.89</text:p>
          </table:table-cell>
          <table:table-cell office:value-type="float" office:value="609.46">
            <text:p>609.46</text:p>
          </table:table-cell>
          <table:table-cell office:value-type="float" office:value="670.75">
            <text:p>670.75</text:p>
          </table:table-cell>
          <table:table-cell office:value-type="float" office:value="608.67">
            <text:p>608.67</text:p>
          </table:table-cell>
          <table:table-cell office:value-type="float" office:value="601.77">
            <text:p>601.77</text:p>
          </table:table-cell>
          <table:table-cell table:formula="of:=[.N329]/MIN([.$N329:.$R329])" office:value-type="float" office:value="1.00352294065839">
            <text:p>1.0035229407</text:p>
          </table:table-cell>
          <table:table-cell table:formula="of:=[.O329]/MIN([.$N329:.$R329])" office:value-type="float" office:value="1.01277896870898">
            <text:p>1.0127789687</text:p>
          </table:table-cell>
          <table:table-cell table:formula="of:=[.P329]/MIN([.$N329:.$R329])" office:value-type="float" office:value="1.11462851255463">
            <text:p>1.1146285126</text:p>
          </table:table-cell>
          <table:table-cell table:formula="of:=[.Q329]/MIN([.$N329:.$R329])" office:value-type="float" office:value="1.01146617478439">
            <text:p>1.0114661748</text:p>
          </table:table-cell>
          <table:table-cell table:formula="of:=[.R329]/MIN([.$N329:.$R329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table:formula="of:=[.N330]/MIN([.$N330:.$R330])" office:value-type="float" office:value="1.5">
            <text:p>1.5</text:p>
          </table:table-cell>
          <table:table-cell table:formula="of:=[.O330]/MIN([.$N330:.$R330])" office:value-type="float" office:value="1">
            <text:p>1</text:p>
          </table:table-cell>
          <table:table-cell table:formula="of:=[.P330]/MIN([.$N330:.$R330])" office:value-type="float" office:value="1">
            <text:p>1</text:p>
          </table:table-cell>
          <table:table-cell table:formula="of:=[.Q330]/MIN([.$N330:.$R330])" office:value-type="float" office:value="1">
            <text:p>1</text:p>
          </table:table-cell>
          <table:table-cell table:formula="of:=[.R330]/MIN([.$N330:.$R33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5">
            <text:p>0.05</text:p>
          </table:table-cell>
          <table:table-cell table:formula="of:=[.N331]/MIN([.$N331:.$R331])" office:value-type="float" office:value="1">
            <text:p>1</text:p>
          </table:table-cell>
          <table:table-cell table:formula="of:=[.O331]/MIN([.$N331:.$R331])" office:value-type="float" office:value="1">
            <text:p>1</text:p>
          </table:table-cell>
          <table:table-cell table:formula="of:=[.P331]/MIN([.$N331:.$R331])" office:value-type="float" office:value="1">
            <text:p>1</text:p>
          </table:table-cell>
          <table:table-cell table:formula="of:=[.Q331]/MIN([.$N331:.$R331])" office:value-type="float" office:value="1">
            <text:p>1</text:p>
          </table:table-cell>
          <table:table-cell table:formula="of:=[.R331]/MIN([.$N331:.$R33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887.49">
            <text:p>887.49</text:p>
          </table:table-cell>
          <table:table-cell office:value-type="float" office:value="1003.57">
            <text:p>1003.57</text:p>
          </table:table-cell>
          <table:table-cell office:value-type="float" office:value="822.04">
            <text:p>822.04</text:p>
          </table:table-cell>
          <table:table-cell office:value-type="float" office:value="1005.67">
            <text:p>1005.67</text:p>
          </table:table-cell>
          <table:table-cell office:value-type="float" office:value="1595.46">
            <text:p>1595.46</text:p>
          </table:table-cell>
          <table:table-cell table:formula="of:=[.N332]/MIN([.$N332:.$R332])" office:value-type="float" office:value="1.0796189966425">
            <text:p>1.0796189966</text:p>
          </table:table-cell>
          <table:table-cell table:formula="of:=[.O332]/MIN([.$N332:.$R332])" office:value-type="float" office:value="1.22082867013771">
            <text:p>1.2208286701</text:p>
          </table:table-cell>
          <table:table-cell table:formula="of:=[.P332]/MIN([.$N332:.$R332])" office:value-type="float" office:value="1">
            <text:p>1</text:p>
          </table:table-cell>
          <table:table-cell table:formula="of:=[.Q332]/MIN([.$N332:.$R332])" office:value-type="float" office:value="1.22338329035083">
            <text:p>1.2233832904</text:p>
          </table:table-cell>
          <table:table-cell table:formula="of:=[.R332]/MIN([.$N332:.$R332])" office:value-type="float" office:value="1.940854459637">
            <text:p>1.940854459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[.N333]/MIN([.$N333:.$R333])" office:value-type="float" office:value="1.25">
            <text:p>1.25</text:p>
          </table:table-cell>
          <table:table-cell table:formula="of:=[.O333]/MIN([.$N333:.$R333])" office:value-type="float" office:value="1.25">
            <text:p>1.25</text:p>
          </table:table-cell>
          <table:table-cell table:formula="of:=[.P333]/MIN([.$N333:.$R333])" office:value-type="float" office:value="1">
            <text:p>1</text:p>
          </table:table-cell>
          <table:table-cell table:formula="of:=[.Q333]/MIN([.$N333:.$R333])" office:value-type="float" office:value="1.25">
            <text:p>1.25</text:p>
          </table:table-cell>
          <table:table-cell table:formula="of:=[.R333]/MIN([.$N333:.$R333])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71.38">
            <text:p>671.38</text:p>
          </table:table-cell>
          <table:table-cell office:value-type="float" office:value="941.85">
            <text:p>941.85</text:p>
          </table:table-cell>
          <table:table-cell office:value-type="float" office:value="664.68">
            <text:p>664.68</text:p>
          </table:table-cell>
          <table:table-cell office:value-type="float" office:value="926.25">
            <text:p>926.25</text:p>
          </table:table-cell>
          <table:table-cell office:value-type="float" office:value="955.51">
            <text:p>955.51</text:p>
          </table:table-cell>
          <table:table-cell table:formula="of:=[.N334]/MIN([.$N334:.$R334])" office:value-type="float" office:value="1.01008003851477">
            <text:p>1.0100800385</text:p>
          </table:table-cell>
          <table:table-cell table:formula="of:=[.O334]/MIN([.$N334:.$R334])" office:value-type="float" office:value="1.41699765300596">
            <text:p>1.416997653</text:p>
          </table:table-cell>
          <table:table-cell table:formula="of:=[.P334]/MIN([.$N334:.$R334])" office:value-type="float" office:value="1">
            <text:p>1</text:p>
          </table:table-cell>
          <table:table-cell table:formula="of:=[.Q334]/MIN([.$N334:.$R334])" office:value-type="float" office:value="1.3935277125835">
            <text:p>1.3935277126</text:p>
          </table:table-cell>
          <table:table-cell table:formula="of:=[.R334]/MIN([.$N334:.$R334])" office:value-type="float" office:value="1.43754889570921">
            <text:p>1.437548895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35]/MIN([.$N335:.$R335])" office:value-type="float" office:value="2">
            <text:p>2</text:p>
          </table:table-cell>
          <table:table-cell table:formula="of:=[.O335]/MIN([.$N335:.$R335])" office:value-type="float" office:value="2">
            <text:p>2</text:p>
          </table:table-cell>
          <table:table-cell table:formula="of:=[.P335]/MIN([.$N335:.$R335])" office:value-type="float" office:value="1">
            <text:p>1</text:p>
          </table:table-cell>
          <table:table-cell table:formula="of:=[.Q335]/MIN([.$N335:.$R335])" office:value-type="float" office:value="1">
            <text:p>1</text:p>
          </table:table-cell>
          <table:table-cell table:formula="of:=[.R335]/MIN([.$N335:.$R335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37">
            <text:p>1.37</text:p>
          </table:table-cell>
          <table:table-cell table:number-columns-repeated="2" office:value-type="float" office:value="1.33">
            <text:p>1.33</text:p>
          </table:table-cell>
          <table:table-cell office:value-type="float" office:value="1.34">
            <text:p>1.34</text:p>
          </table:table-cell>
          <table:table-cell office:value-type="float" office:value="1.44">
            <text:p>1.44</text:p>
          </table:table-cell>
          <table:table-cell table:formula="of:=[.N336]/MIN([.$N336:.$R336])" office:value-type="float" office:value="1.03007518796992">
            <text:p>1.030075188</text:p>
          </table:table-cell>
          <table:table-cell table:formula="of:=[.O336]/MIN([.$N336:.$R336])" office:value-type="float" office:value="1">
            <text:p>1</text:p>
          </table:table-cell>
          <table:table-cell table:formula="of:=[.P336]/MIN([.$N336:.$R336])" office:value-type="float" office:value="1">
            <text:p>1</text:p>
          </table:table-cell>
          <table:table-cell table:formula="of:=[.Q336]/MIN([.$N336:.$R336])" office:value-type="float" office:value="1.00751879699248">
            <text:p>1.007518797</text:p>
          </table:table-cell>
          <table:table-cell table:formula="of:=[.R336]/MIN([.$N336:.$R336])" office:value-type="float" office:value="1.08270676691729">
            <text:p>1.082706766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71.04">
            <text:p>371.04</text:p>
          </table:table-cell>
          <table:table-cell office:value-type="float" office:value="459.6">
            <text:p>459.6</text:p>
          </table:table-cell>
          <table:table-cell office:value-type="float" office:value="371.32">
            <text:p>371.32</text:p>
          </table:table-cell>
          <table:table-cell office:value-type="float" office:value="466.68">
            <text:p>466.68</text:p>
          </table:table-cell>
          <table:table-cell office:value-type="float" office:value="638.37">
            <text:p>638.37</text:p>
          </table:table-cell>
          <table:table-cell table:formula="of:=[.N337]/MIN([.$N337:.$R337])" office:value-type="float" office:value="1">
            <text:p>1</text:p>
          </table:table-cell>
          <table:table-cell table:formula="of:=[.O337]/MIN([.$N337:.$R337])" office:value-type="float" office:value="1.23868046571798">
            <text:p>1.2386804657</text:p>
          </table:table-cell>
          <table:table-cell table:formula="of:=[.P337]/MIN([.$N337:.$R337])" office:value-type="float" office:value="1.0007546356188">
            <text:p>1.0007546356</text:p>
          </table:table-cell>
          <table:table-cell table:formula="of:=[.Q337]/MIN([.$N337:.$R337])" office:value-type="float" office:value="1.25776196636481">
            <text:p>1.2577619664</text:p>
          </table:table-cell>
          <table:table-cell table:formula="of:=[.R337]/MIN([.$N337:.$R337])" office:value-type="float" office:value="1.72048835705045">
            <text:p>1.720488357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29">
            <text:p>1.29</text:p>
          </table:table-cell>
          <table:table-cell office:value-type="float" office:value="1.33">
            <text:p>1.33</text:p>
          </table:table-cell>
          <table:table-cell office:value-type="float" office:value="1.31">
            <text:p>1.31</text:p>
          </table:table-cell>
          <table:table-cell office:value-type="float" office:value="1.33">
            <text:p>1.33</text:p>
          </table:table-cell>
          <table:table-cell office:value-type="float" office:value="1.47">
            <text:p>1.47</text:p>
          </table:table-cell>
          <table:table-cell table:formula="of:=[.N338]/MIN([.$N338:.$R338])" office:value-type="float" office:value="1">
            <text:p>1</text:p>
          </table:table-cell>
          <table:table-cell table:formula="of:=[.O338]/MIN([.$N338:.$R338])" office:value-type="float" office:value="1.03100775193798">
            <text:p>1.0310077519</text:p>
          </table:table-cell>
          <table:table-cell table:formula="of:=[.P338]/MIN([.$N338:.$R338])" office:value-type="float" office:value="1.01550387596899">
            <text:p>1.015503876</text:p>
          </table:table-cell>
          <table:table-cell table:formula="of:=[.Q338]/MIN([.$N338:.$R338])" office:value-type="float" office:value="1.03100775193798">
            <text:p>1.0310077519</text:p>
          </table:table-cell>
          <table:table-cell table:formula="of:=[.R338]/MIN([.$N338:.$R338])" office:value-type="float" office:value="1.13953488372093">
            <text:p>1.139534883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264.87">
            <text:p>264.87</text:p>
          </table:table-cell>
          <table:table-cell office:value-type="float" office:value="299.75">
            <text:p>299.75</text:p>
          </table:table-cell>
          <table:table-cell office:value-type="float" office:value="268.58">
            <text:p>268.58</text:p>
          </table:table-cell>
          <table:table-cell office:value-type="float" office:value="297.78">
            <text:p>297.78</text:p>
          </table:table-cell>
          <table:table-cell office:value-type="float" office:value="509.61">
            <text:p>509.61</text:p>
          </table:table-cell>
          <table:table-cell table:formula="of:=[.N339]/MIN([.$N339:.$R339])" office:value-type="float" office:value="1">
            <text:p>1</text:p>
          </table:table-cell>
          <table:table-cell table:formula="of:=[.O339]/MIN([.$N339:.$R339])" office:value-type="float" office:value="1.13168724279835">
            <text:p>1.1316872428</text:p>
          </table:table-cell>
          <table:table-cell table:formula="of:=[.P339]/MIN([.$N339:.$R339])" office:value-type="float" office:value="1.01400687129535">
            <text:p>1.0140068713</text:p>
          </table:table-cell>
          <table:table-cell table:formula="of:=[.Q339]/MIN([.$N339:.$R339])" office:value-type="float" office:value="1.12424963189489">
            <text:p>1.1242496319</text:p>
          </table:table-cell>
          <table:table-cell table:formula="of:=[.R339]/MIN([.$N339:.$R339])" office:value-type="float" office:value="1.92400045305244">
            <text:p>1.924000453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340]/MIN([.$N340:.$R340])" office:value-type="float" office:value="1.14285714285714">
            <text:p>1.1428571429</text:p>
          </table:table-cell>
          <table:table-cell table:formula="of:=[.O340]/MIN([.$N340:.$R340])" office:value-type="float" office:value="1">
            <text:p>1</text:p>
          </table:table-cell>
          <table:table-cell table:formula="of:=[.P340]/MIN([.$N340:.$R340])" office:value-type="float" office:value="1">
            <text:p>1</text:p>
          </table:table-cell>
          <table:table-cell table:formula="of:=[.Q340]/MIN([.$N340:.$R340])" office:value-type="float" office:value="1">
            <text:p>1</text:p>
          </table:table-cell>
          <table:table-cell table:formula="of:=[.R340]/MIN([.$N340:.$R340])" office:value-type="float" office:value="1.14285714285714">
            <text:p>1.14285714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341]/MIN([.$N341:.$R341])" office:value-type="float" office:value="1">
            <text:p>1</text:p>
          </table:table-cell>
          <table:table-cell table:formula="of:=[.O341]/MIN([.$N341:.$R341])" office:value-type="float" office:value="1">
            <text:p>1</text:p>
          </table:table-cell>
          <table:table-cell table:formula="of:=[.P341]/MIN([.$N341:.$R341])" office:value-type="float" office:value="1">
            <text:p>1</text:p>
          </table:table-cell>
          <table:table-cell table:formula="of:=[.Q341]/MIN([.$N341:.$R341])" office:value-type="float" office:value="1">
            <text:p>1</text:p>
          </table:table-cell>
          <table:table-cell table:formula="of:=[.R341]/MIN([.$N341:.$R341])" office:value-type="float" office:value="1.07142857142857">
            <text:p>1.07142857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44.97">
            <text:p>144.97</text:p>
          </table:table-cell>
          <table:table-cell office:value-type="float" office:value="152.1">
            <text:p>152.1</text:p>
          </table:table-cell>
          <table:table-cell office:value-type="float" office:value="142.33">
            <text:p>142.33</text:p>
          </table:table-cell>
          <table:table-cell office:value-type="float" office:value="152.38">
            <text:p>152.38</text:p>
          </table:table-cell>
          <table:table-cell office:value-type="float" office:value="213.28">
            <text:p>213.28</text:p>
          </table:table-cell>
          <table:table-cell table:formula="of:=[.N342]/MIN([.$N342:.$R342])" office:value-type="float" office:value="1.01854844375747">
            <text:p>1.0185484438</text:p>
          </table:table-cell>
          <table:table-cell table:formula="of:=[.O342]/MIN([.$N342:.$R342])" office:value-type="float" office:value="1.06864329375395">
            <text:p>1.0686432938</text:p>
          </table:table-cell>
          <table:table-cell table:formula="of:=[.P342]/MIN([.$N342:.$R342])" office:value-type="float" office:value="1">
            <text:p>1</text:p>
          </table:table-cell>
          <table:table-cell table:formula="of:=[.Q342]/MIN([.$N342:.$R342])" office:value-type="float" office:value="1.07061055294035">
            <text:p>1.0706105529</text:p>
          </table:table-cell>
          <table:table-cell table:formula="of:=[.R342]/MIN([.$N342:.$R342])" office:value-type="float" office:value="1.49848942598187">
            <text:p>1.49848942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formula="of:=[.N343]/MIN([.$N343:.$R343])" office:value-type="float" office:value="1.07692307692308">
            <text:p>1.0769230769</text:p>
          </table:table-cell>
          <table:table-cell table:formula="of:=[.O343]/MIN([.$N343:.$R343])" office:value-type="float" office:value="1">
            <text:p>1</text:p>
          </table:table-cell>
          <table:table-cell table:formula="of:=[.P343]/MIN([.$N343:.$R343])" office:value-type="float" office:value="1">
            <text:p>1</text:p>
          </table:table-cell>
          <table:table-cell table:formula="of:=[.Q343]/MIN([.$N343:.$R343])" office:value-type="float" office:value="1">
            <text:p>1</text:p>
          </table:table-cell>
          <table:table-cell table:formula="of:=[.R343]/MIN([.$N343:.$R343])" office:value-type="float" office:value="1.15384615384615">
            <text:p>1.153846153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05.96">
            <text:p>105.96</text:p>
          </table:table-cell>
          <table:table-cell office:value-type="float" office:value="113.17">
            <text:p>113.17</text:p>
          </table:table-cell>
          <table:table-cell office:value-type="float" office:value="106.6">
            <text:p>106.6</text:p>
          </table:table-cell>
          <table:table-cell office:value-type="float" office:value="112.56">
            <text:p>112.56</text:p>
          </table:table-cell>
          <table:table-cell office:value-type="float" office:value="156.1">
            <text:p>156.1</text:p>
          </table:table-cell>
          <table:table-cell table:formula="of:=[.N344]/MIN([.$N344:.$R344])" office:value-type="float" office:value="1">
            <text:p>1</text:p>
          </table:table-cell>
          <table:table-cell table:formula="of:=[.O344]/MIN([.$N344:.$R344])" office:value-type="float" office:value="1.06804454511136">
            <text:p>1.0680445451</text:p>
          </table:table-cell>
          <table:table-cell table:formula="of:=[.P344]/MIN([.$N344:.$R344])" office:value-type="float" office:value="1.00604001510004">
            <text:p>1.0060400151</text:p>
          </table:table-cell>
          <table:table-cell table:formula="of:=[.Q344]/MIN([.$N344:.$R344])" office:value-type="float" office:value="1.06228765571914">
            <text:p>1.0622876557</text:p>
          </table:table-cell>
          <table:table-cell table:formula="of:=[.R344]/MIN([.$N344:.$R344])" office:value-type="float" office:value="1.47319743299358">
            <text:p>1.4731974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6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09">
            <text:p>0.09</text:p>
          </table:table-cell>
          <table:table-cell table:number-columns-repeated="3" office:value-type="float" office:value="0.08">
            <text:p>0.08</text:p>
          </table:table-cell>
          <table:table-cell table:formula="of:=[.N345]/MIN([.$N345:.$R345])" office:value-type="float" office:value="1.125">
            <text:p>1.125</text:p>
          </table:table-cell>
          <table:table-cell table:formula="of:=[.O345]/MIN([.$N345:.$R345])" office:value-type="float" office:value="1.125">
            <text:p>1.125</text:p>
          </table:table-cell>
          <table:table-cell table:formula="of:=[.P345]/MIN([.$N345:.$R345])" office:value-type="float" office:value="1">
            <text:p>1</text:p>
          </table:table-cell>
          <table:table-cell table:formula="of:=[.Q345]/MIN([.$N345:.$R345])" office:value-type="float" office:value="1">
            <text:p>1</text:p>
          </table:table-cell>
          <table:table-cell table:formula="of:=[.R345]/MIN([.$N345:.$R34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31">
            <text:p>0.31</text:p>
          </table:table-cell>
          <table:table-cell office:value-type="float" office:value="0.33">
            <text:p>0.33</text:p>
          </table:table-cell>
          <table:table-cell table:formula="of:=[.N346]/MIN([.$N346:.$R346])" office:value-type="float" office:value="1">
            <text:p>1</text:p>
          </table:table-cell>
          <table:table-cell table:formula="of:=[.O346]/MIN([.$N346:.$R346])" office:value-type="float" office:value="1">
            <text:p>1</text:p>
          </table:table-cell>
          <table:table-cell table:formula="of:=[.P346]/MIN([.$N346:.$R346])" office:value-type="float" office:value="1">
            <text:p>1</text:p>
          </table:table-cell>
          <table:table-cell table:formula="of:=[.Q346]/MIN([.$N346:.$R346])" office:value-type="float" office:value="1">
            <text:p>1</text:p>
          </table:table-cell>
          <table:table-cell table:formula="of:=[.R346]/MIN([.$N346:.$R346])" office:value-type="float" office:value="1.06451612903226">
            <text:p>1.0645161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340.32">
            <text:p>340.32</text:p>
          </table:table-cell>
          <table:table-cell office:value-type="float" office:value="387.55">
            <text:p>387.55</text:p>
          </table:table-cell>
          <table:table-cell office:value-type="float" office:value="337.41">
            <text:p>337.41</text:p>
          </table:table-cell>
          <table:table-cell office:value-type="float" office:value="388.08">
            <text:p>388.08</text:p>
          </table:table-cell>
          <table:table-cell office:value-type="float" office:value="590.12">
            <text:p>590.12</text:p>
          </table:table-cell>
          <table:table-cell table:formula="of:=[.N347]/MIN([.$N347:.$R347])" office:value-type="float" office:value="1.00862452209478">
            <text:p>1.0086245221</text:p>
          </table:table-cell>
          <table:table-cell table:formula="of:=[.O347]/MIN([.$N347:.$R347])" office:value-type="float" office:value="1.14860259032038">
            <text:p>1.1486025903</text:p>
          </table:table-cell>
          <table:table-cell table:formula="of:=[.P347]/MIN([.$N347:.$R347])" office:value-type="float" office:value="1">
            <text:p>1</text:p>
          </table:table-cell>
          <table:table-cell table:formula="of:=[.Q347]/MIN([.$N347:.$R347])" office:value-type="float" office:value="1.15017337956788">
            <text:p>1.1501733796</text:p>
          </table:table-cell>
          <table:table-cell table:formula="of:=[.R347]/MIN([.$N347:.$R347])" office:value-type="float" office:value="1.74897009572923">
            <text:p>1.748970095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formula="of:=[.N348]/MIN([.$N348:.$R348])" office:value-type="float" office:value="1.08333333333333">
            <text:p>1.0833333333</text:p>
          </table:table-cell>
          <table:table-cell table:formula="of:=[.O348]/MIN([.$N348:.$R348])" office:value-type="float" office:value="1.08333333333333">
            <text:p>1.0833333333</text:p>
          </table:table-cell>
          <table:table-cell table:formula="of:=[.P348]/MIN([.$N348:.$R348])" office:value-type="float" office:value="1.08333333333333">
            <text:p>1.0833333333</text:p>
          </table:table-cell>
          <table:table-cell table:formula="of:=[.Q348]/MIN([.$N348:.$R348])" office:value-type="float" office:value="1">
            <text:p>1</text:p>
          </table:table-cell>
          <table:table-cell table:formula="of:=[.R348]/MIN([.$N348:.$R348])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805.65">
            <text:p>805.65</text:p>
          </table:table-cell>
          <table:table-cell office:value-type="float" office:value="767.7">
            <text:p>767.7</text:p>
          </table:table-cell>
          <table:table-cell office:value-type="float" office:value="832.05">
            <text:p>832.05</text:p>
          </table:table-cell>
          <table:table-cell office:value-type="float" office:value="807.75">
            <text:p>807.75</text:p>
          </table:table-cell>
          <table:table-cell office:value-type="float" office:value="761.93">
            <text:p>761.93</text:p>
          </table:table-cell>
          <table:table-cell table:formula="of:=[.N349]/MIN([.$N349:.$R349])" office:value-type="float" office:value="1.05738059926765">
            <text:p>1.0573805993</text:p>
          </table:table-cell>
          <table:table-cell table:formula="of:=[.O349]/MIN([.$N349:.$R349])" office:value-type="float" office:value="1.00757287414854">
            <text:p>1.0075728741</text:p>
          </table:table-cell>
          <table:table-cell table:formula="of:=[.P349]/MIN([.$N349:.$R349])" office:value-type="float" office:value="1.09202945152442">
            <text:p>1.0920294515</text:p>
          </table:table-cell>
          <table:table-cell table:formula="of:=[.Q349]/MIN([.$N349:.$R349])" office:value-type="float" office:value="1.06013675796989">
            <text:p>1.060136758</text:p>
          </table:table-cell>
          <table:table-cell table:formula="of:=[.R349]/MIN([.$N349:.$R349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7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16">
            <text:p>0.16</text:p>
          </table:table-cell>
          <table:table-cell table:formula="of:=[.N350]/MIN([.$N350:.$R350])" office:value-type="float" office:value="1">
            <text:p>1</text:p>
          </table:table-cell>
          <table:table-cell table:formula="of:=[.O350]/MIN([.$N350:.$R350])" office:value-type="float" office:value="1">
            <text:p>1</text:p>
          </table:table-cell>
          <table:table-cell table:formula="of:=[.P350]/MIN([.$N350:.$R350])" office:value-type="float" office:value="1">
            <text:p>1</text:p>
          </table:table-cell>
          <table:table-cell table:formula="of:=[.Q350]/MIN([.$N350:.$R350])" office:value-type="float" office:value="1">
            <text:p>1</text:p>
          </table:table-cell>
          <table:table-cell table:formula="of:=[.R350]/MIN([.$N350:.$R35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1">
            <text:p>0.01</text:p>
          </table:table-cell>
          <table:table-cell table:formula="of:=[.N351]/MIN([.$N351:.$R351])" office:value-type="float" office:value="1">
            <text:p>1</text:p>
          </table:table-cell>
          <table:table-cell table:formula="of:=[.O351]/MIN([.$N351:.$R351])" office:value-type="float" office:value="1">
            <text:p>1</text:p>
          </table:table-cell>
          <table:table-cell table:formula="of:=[.P351]/MIN([.$N351:.$R351])" office:value-type="float" office:value="1">
            <text:p>1</text:p>
          </table:table-cell>
          <table:table-cell table:formula="of:=[.Q351]/MIN([.$N351:.$R351])" office:value-type="float" office:value="1">
            <text:p>1</text:p>
          </table:table-cell>
          <table:table-cell table:formula="of:=[.R351]/MIN([.$N351:.$R35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37.27">
            <text:p>137.27</text:p>
          </table:table-cell>
          <table:table-cell office:value-type="float" office:value="137.71">
            <text:p>137.71</text:p>
          </table:table-cell>
          <table:table-cell office:value-type="float" office:value="137.3">
            <text:p>137.3</text:p>
          </table:table-cell>
          <table:table-cell office:value-type="float" office:value="137.86">
            <text:p>137.86</text:p>
          </table:table-cell>
          <table:table-cell office:value-type="float" office:value="140.64">
            <text:p>140.64</text:p>
          </table:table-cell>
          <table:table-cell table:formula="of:=[.N352]/MIN([.$N352:.$R352])" office:value-type="float" office:value="1">
            <text:p>1</text:p>
          </table:table-cell>
          <table:table-cell table:formula="of:=[.O352]/MIN([.$N352:.$R352])" office:value-type="float" office:value="1.00320536169593">
            <text:p>1.0032053617</text:p>
          </table:table-cell>
          <table:table-cell table:formula="of:=[.P352]/MIN([.$N352:.$R352])" office:value-type="float" office:value="1.00021854738836">
            <text:p>1.0002185474</text:p>
          </table:table-cell>
          <table:table-cell table:formula="of:=[.Q352]/MIN([.$N352:.$R352])" office:value-type="float" office:value="1.00429809863772">
            <text:p>1.0042980986</text:p>
          </table:table-cell>
          <table:table-cell table:formula="of:=[.R352]/MIN([.$N352:.$R352])" office:value-type="float" office:value="1.02455015662563">
            <text:p>1.024550156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1">
            <text:p>0.01</text:p>
          </table:table-cell>
          <table:table-cell table:formula="of:=[.N353]/MIN([.$N353:.$R353])" office:value-type="float" office:value="1">
            <text:p>1</text:p>
          </table:table-cell>
          <table:table-cell table:formula="of:=[.O353]/MIN([.$N353:.$R353])" office:value-type="float" office:value="1">
            <text:p>1</text:p>
          </table:table-cell>
          <table:table-cell table:formula="of:=[.P353]/MIN([.$N353:.$R353])" office:value-type="float" office:value="1">
            <text:p>1</text:p>
          </table:table-cell>
          <table:table-cell table:formula="of:=[.Q353]/MIN([.$N353:.$R353])" office:value-type="float" office:value="1">
            <text:p>1</text:p>
          </table:table-cell>
          <table:table-cell table:formula="of:=[.R353]/MIN([.$N353:.$R353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93.99">
            <text:p>93.99</text:p>
          </table:table-cell>
          <table:table-cell office:value-type="float" office:value="94.64">
            <text:p>94.64</text:p>
          </table:table-cell>
          <table:table-cell office:value-type="float" office:value="94">
            <text:p>94</text:p>
          </table:table-cell>
          <table:table-cell office:value-type="float" office:value="94.77">
            <text:p>94.77</text:p>
          </table:table-cell>
          <table:table-cell office:value-type="float" office:value="100.79">
            <text:p>100.79</text:p>
          </table:table-cell>
          <table:table-cell table:formula="of:=[.N354]/MIN([.$N354:.$R354])" office:value-type="float" office:value="1">
            <text:p>1</text:p>
          </table:table-cell>
          <table:table-cell table:formula="of:=[.O354]/MIN([.$N354:.$R354])" office:value-type="float" office:value="1.00691562932227">
            <text:p>1.0069156293</text:p>
          </table:table-cell>
          <table:table-cell table:formula="of:=[.P354]/MIN([.$N354:.$R354])" office:value-type="float" office:value="1.00010639429727">
            <text:p>1.0001063943</text:p>
          </table:table-cell>
          <table:table-cell table:formula="of:=[.Q354]/MIN([.$N354:.$R354])" office:value-type="float" office:value="1.00829875518672">
            <text:p>1.0082987552</text:p>
          </table:table-cell>
          <table:table-cell table:formula="of:=[.R354]/MIN([.$N354:.$R354])" office:value-type="float" office:value="1.07234812214065">
            <text:p>1.072348122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3">
            <text:p>0.03</text:p>
          </table:table-cell>
          <table:table-cell table:formula="of:=[.N355]/MIN([.$N355:.$R355])" office:value-type="float" office:value="1">
            <text:p>1</text:p>
          </table:table-cell>
          <table:table-cell table:formula="of:=[.O355]/MIN([.$N355:.$R355])" office:value-type="float" office:value="1">
            <text:p>1</text:p>
          </table:table-cell>
          <table:table-cell table:formula="of:=[.P355]/MIN([.$N355:.$R355])" office:value-type="float" office:value="1">
            <text:p>1</text:p>
          </table:table-cell>
          <table:table-cell table:formula="of:=[.Q355]/MIN([.$N355:.$R355])" office:value-type="float" office:value="1">
            <text:p>1</text:p>
          </table:table-cell>
          <table:table-cell table:formula="of:=[.R355]/MIN([.$N355:.$R35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5" office:value-type="float" office:value="0.05">
            <text:p>0.05</text:p>
          </table:table-cell>
          <table:table-cell table:formula="of:=[.N356]/MIN([.$N356:.$R356])" office:value-type="float" office:value="1">
            <text:p>1</text:p>
          </table:table-cell>
          <table:table-cell table:formula="of:=[.O356]/MIN([.$N356:.$R356])" office:value-type="float" office:value="1">
            <text:p>1</text:p>
          </table:table-cell>
          <table:table-cell table:formula="of:=[.P356]/MIN([.$N356:.$R356])" office:value-type="float" office:value="1">
            <text:p>1</text:p>
          </table:table-cell>
          <table:table-cell table:formula="of:=[.Q356]/MIN([.$N356:.$R356])" office:value-type="float" office:value="1">
            <text:p>1</text:p>
          </table:table-cell>
          <table:table-cell table:formula="of:=[.R356]/MIN([.$N356:.$R35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765.33">
            <text:p>765.33</text:p>
          </table:table-cell>
          <table:table-cell office:value-type="float" office:value="808.61">
            <text:p>808.61</text:p>
          </table:table-cell>
          <table:table-cell office:value-type="float" office:value="781">
            <text:p>781</text:p>
          </table:table-cell>
          <table:table-cell office:value-type="float" office:value="825.44">
            <text:p>825.44</text:p>
          </table:table-cell>
          <table:table-cell office:value-type="float" office:value="1323.65">
            <text:p>1323.65</text:p>
          </table:table-cell>
          <table:table-cell table:formula="of:=[.N357]/MIN([.$N357:.$R357])" office:value-type="float" office:value="1">
            <text:p>1</text:p>
          </table:table-cell>
          <table:table-cell table:formula="of:=[.O357]/MIN([.$N357:.$R357])" office:value-type="float" office:value="1.05655076894934">
            <text:p>1.0565507689</text:p>
          </table:table-cell>
          <table:table-cell table:formula="of:=[.P357]/MIN([.$N357:.$R357])" office:value-type="float" office:value="1.02047482785204">
            <text:p>1.0204748279</text:p>
          </table:table-cell>
          <table:table-cell table:formula="of:=[.Q357]/MIN([.$N357:.$R357])" office:value-type="float" office:value="1.07854128284531">
            <text:p>1.0785412828</text:p>
          </table:table-cell>
          <table:table-cell table:formula="of:=[.R357]/MIN([.$N357:.$R357])" office:value-type="float" office:value="1.72951537245371">
            <text:p>1.72951537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4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[.N358]/MIN([.$N358:.$R358])" office:value-type="float" office:value="1">
            <text:p>1</text:p>
          </table:table-cell>
          <table:table-cell table:formula="of:=[.O358]/MIN([.$N358:.$R358])" office:value-type="float" office:value="1">
            <text:p>1</text:p>
          </table:table-cell>
          <table:table-cell table:formula="of:=[.P358]/MIN([.$N358:.$R358])" office:value-type="float" office:value="1">
            <text:p>1</text:p>
          </table:table-cell>
          <table:table-cell table:formula="of:=[.Q358]/MIN([.$N358:.$R358])" office:value-type="float" office:value="1">
            <text:p>1</text:p>
          </table:table-cell>
          <table:table-cell table:formula="of:=[.R358]/MIN([.$N358:.$R358])" office:value-type="float" office:value="1.14285714285714">
            <text:p>1.14285714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1439.97">
            <text:p>1439.97</text:p>
          </table:table-cell>
          <table:table-cell office:value-type="float" office:value="1239.67">
            <text:p>1239.67</text:p>
          </table:table-cell>
          <table:table-cell office:value-type="float" office:value="1230.17">
            <text:p>1230.17</text:p>
          </table:table-cell>
          <table:table-cell office:value-type="float" office:value="1275.59">
            <text:p>1275.59</text:p>
          </table:table-cell>
          <table:table-cell office:value-type="float" office:value="1396.82">
            <text:p>1396.82</text:p>
          </table:table-cell>
          <table:table-cell table:formula="of:=[.N359]/MIN([.$N359:.$R359])" office:value-type="float" office:value="1.17054553435704">
            <text:p>1.1705455344</text:p>
          </table:table-cell>
          <table:table-cell table:formula="of:=[.O359]/MIN([.$N359:.$R359])" office:value-type="float" office:value="1.00772250989701">
            <text:p>1.0077225099</text:p>
          </table:table-cell>
          <table:table-cell table:formula="of:=[.P359]/MIN([.$N359:.$R359])" office:value-type="float" office:value="1">
            <text:p>1</text:p>
          </table:table-cell>
          <table:table-cell table:formula="of:=[.Q359]/MIN([.$N359:.$R359])" office:value-type="float" office:value="1.03692172626548">
            <text:p>1.0369217263</text:p>
          </table:table-cell>
          <table:table-cell table:formula="of:=[.R359]/MIN([.$N359:.$R359])" office:value-type="float" office:value="1.13546908150906">
            <text:p>1.135469081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09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5" office:value-type="float" office:value="0.03">
            <text:p>0.03</text:p>
          </table:table-cell>
          <table:table-cell table:formula="of:=[.N360]/MIN([.$N360:.$R360])" office:value-type="float" office:value="1">
            <text:p>1</text:p>
          </table:table-cell>
          <table:table-cell table:formula="of:=[.O360]/MIN([.$N360:.$R360])" office:value-type="float" office:value="1">
            <text:p>1</text:p>
          </table:table-cell>
          <table:table-cell table:formula="of:=[.P360]/MIN([.$N360:.$R360])" office:value-type="float" office:value="1">
            <text:p>1</text:p>
          </table:table-cell>
          <table:table-cell table:formula="of:=[.Q360]/MIN([.$N360:.$R360])" office:value-type="float" office:value="1">
            <text:p>1</text:p>
          </table:table-cell>
          <table:table-cell table:formula="of:=[.R360]/MIN([.$N360:.$R36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table:formula="of:=[.N361]/MIN([.$N361:.$R361])" office:value-type="float" office:value="1">
            <text:p>1</text:p>
          </table:table-cell>
          <table:table-cell table:formula="of:=[.O361]/MIN([.$N361:.$R361])" office:value-type="float" office:value="1">
            <text:p>1</text:p>
          </table:table-cell>
          <table:table-cell table:formula="of:=[.P361]/MIN([.$N361:.$R361])" office:value-type="float" office:value="1.01694915254237">
            <text:p>1.0169491525</text:p>
          </table:table-cell>
          <table:table-cell table:formula="of:=[.Q361]/MIN([.$N361:.$R361])" office:value-type="float" office:value="1">
            <text:p>1</text:p>
          </table:table-cell>
          <table:table-cell table:formula="of:=[.R361]/MIN([.$N361:.$R361])" office:value-type="float" office:value="1.06779661016949">
            <text:p>1.067796610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592.91">
            <text:p>592.91</text:p>
          </table:table-cell>
          <table:table-cell office:value-type="float" office:value="689.04">
            <text:p>689.04</text:p>
          </table:table-cell>
          <table:table-cell office:value-type="float" office:value="587.87">
            <text:p>587.87</text:p>
          </table:table-cell>
          <table:table-cell office:value-type="float" office:value="718.59">
            <text:p>718.59</text:p>
          </table:table-cell>
          <table:table-cell office:value-type="float" office:value="966.18">
            <text:p>966.18</text:p>
          </table:table-cell>
          <table:table-cell table:formula="of:=[.N362]/MIN([.$N362:.$R362])" office:value-type="float" office:value="1.00857332403423">
            <text:p>1.008573324</text:p>
          </table:table-cell>
          <table:table-cell table:formula="of:=[.O362]/MIN([.$N362:.$R362])" office:value-type="float" office:value="1.17209587153622">
            <text:p>1.1720958715</text:p>
          </table:table-cell>
          <table:table-cell table:formula="of:=[.P362]/MIN([.$N362:.$R362])" office:value-type="float" office:value="1">
            <text:p>1</text:p>
          </table:table-cell>
          <table:table-cell table:formula="of:=[.Q362]/MIN([.$N362:.$R362])" office:value-type="float" office:value="1.22236208685594">
            <text:p>1.2223620869</text:p>
          </table:table-cell>
          <table:table-cell table:formula="of:=[.R362]/MIN([.$N362:.$R362])" office:value-type="float" office:value="1.64352663003725">
            <text:p>1.6435266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 table:formula="of:=[.N363]/MIN([.$N363:.$R363])" office:value-type="float" office:value="1.04166666666667">
            <text:p>1.0416666667</text:p>
          </table:table-cell>
          <table:table-cell table:formula="of:=[.O363]/MIN([.$N363:.$R363])" office:value-type="float" office:value="1.02083333333333">
            <text:p>1.0208333333</text:p>
          </table:table-cell>
          <table:table-cell table:formula="of:=[.P363]/MIN([.$N363:.$R363])" office:value-type="float" office:value="1">
            <text:p>1</text:p>
          </table:table-cell>
          <table:table-cell table:formula="of:=[.Q363]/MIN([.$N363:.$R363])" office:value-type="float" office:value="1.02083333333333">
            <text:p>1.0208333333</text:p>
          </table:table-cell>
          <table:table-cell table:formula="of:=[.R363]/MIN([.$N363:.$R363])" office:value-type="float" office:value="1.14583333333333">
            <text:p>1.1458333333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33.03">
            <text:p>633.03</text:p>
          </table:table-cell>
          <table:table-cell office:value-type="float" office:value="810.69">
            <text:p>810.69</text:p>
          </table:table-cell>
          <table:table-cell office:value-type="float" office:value="622.48">
            <text:p>622.48</text:p>
          </table:table-cell>
          <table:table-cell office:value-type="float" office:value="774.02">
            <text:p>774.02</text:p>
          </table:table-cell>
          <table:table-cell office:value-type="float" office:value="876.68">
            <text:p>876.68</text:p>
          </table:table-cell>
          <table:table-cell table:formula="of:=[.N364]/MIN([.$N364:.$R364])" office:value-type="float" office:value="1.0169483356895">
            <text:p>1.0169483357</text:p>
          </table:table-cell>
          <table:table-cell table:formula="of:=[.O364]/MIN([.$N364:.$R364])" office:value-type="float" office:value="1.30235509574605">
            <text:p>1.3023550957</text:p>
          </table:table-cell>
          <table:table-cell table:formula="of:=[.P364]/MIN([.$N364:.$R364])" office:value-type="float" office:value="1">
            <text:p>1</text:p>
          </table:table-cell>
          <table:table-cell table:formula="of:=[.Q364]/MIN([.$N364:.$R364])" office:value-type="float" office:value="1.24344557254852">
            <text:p>1.2434455725</text:p>
          </table:table-cell>
          <table:table-cell table:formula="of:=[.R364]/MIN([.$N364:.$R364])" office:value-type="float" office:value="1.40836653386454">
            <text:p>1.408366533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14">
            <text:p>0.14</text:p>
          </table:table-cell>
          <table:table-cell table:formula="of:=[.N365]/MIN([.$N365:.$R365])" office:value-type="float" office:value="1">
            <text:p>1</text:p>
          </table:table-cell>
          <table:table-cell table:formula="of:=[.O365]/MIN([.$N365:.$R365])" office:value-type="float" office:value="1">
            <text:p>1</text:p>
          </table:table-cell>
          <table:table-cell table:formula="of:=[.P365]/MIN([.$N365:.$R365])" office:value-type="float" office:value="1">
            <text:p>1</text:p>
          </table:table-cell>
          <table:table-cell table:formula="of:=[.Q365]/MIN([.$N365:.$R365])" office:value-type="float" office:value="1">
            <text:p>1</text:p>
          </table:table-cell>
          <table:table-cell table:formula="of:=[.R365]/MIN([.$N365:.$R36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4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366]/MIN([.$N366:.$R366])" office:value-type="float" office:value="1">
            <text:p>1</text:p>
          </table:table-cell>
          <table:table-cell table:formula="of:=[.O366]/MIN([.$N366:.$R366])" office:value-type="float" office:value="1">
            <text:p>1</text:p>
          </table:table-cell>
          <table:table-cell table:formula="of:=[.P366]/MIN([.$N366:.$R366])" office:value-type="float" office:value="1">
            <text:p>1</text:p>
          </table:table-cell>
          <table:table-cell table:formula="of:=[.Q366]/MIN([.$N366:.$R366])" office:value-type="float" office:value="1">
            <text:p>1</text:p>
          </table:table-cell>
          <table:table-cell table:formula="of:=[.R366]/MIN([.$N366:.$R366])" office:value-type="float" office:value="1.07142857142857">
            <text:p>1.07142857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399.38">
            <text:p>399.38</text:p>
          </table:table-cell>
          <table:table-cell office:value-type="float" office:value="408.42">
            <text:p>408.42</text:p>
          </table:table-cell>
          <table:table-cell office:value-type="float" office:value="396.57">
            <text:p>396.57</text:p>
          </table:table-cell>
          <table:table-cell office:value-type="float" office:value="407.79">
            <text:p>407.79</text:p>
          </table:table-cell>
          <table:table-cell office:value-type="float" office:value="472.93">
            <text:p>472.93</text:p>
          </table:table-cell>
          <table:table-cell table:formula="of:=[.N367]/MIN([.$N367:.$R367])" office:value-type="float" office:value="1.00708576039539">
            <text:p>1.0070857604</text:p>
          </table:table-cell>
          <table:table-cell table:formula="of:=[.O367]/MIN([.$N367:.$R367])" office:value-type="float" office:value="1.02988123156063">
            <text:p>1.0298812316</text:p>
          </table:table-cell>
          <table:table-cell table:formula="of:=[.P367]/MIN([.$N367:.$R367])" office:value-type="float" office:value="1">
            <text:p>1</text:p>
          </table:table-cell>
          <table:table-cell table:formula="of:=[.Q367]/MIN([.$N367:.$R367])" office:value-type="float" office:value="1.02829260912323">
            <text:p>1.0282926091</text:p>
          </table:table-cell>
          <table:table-cell table:formula="of:=[.R367]/MIN([.$N367:.$R367])" office:value-type="float" office:value="1.19255112590463">
            <text:p>1.192551125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formula="of:=[.N368]/MIN([.$N368:.$R368])" office:value-type="float" office:value="1">
            <text:p>1</text:p>
          </table:table-cell>
          <table:table-cell table:formula="of:=[.O368]/MIN([.$N368:.$R368])" office:value-type="float" office:value="1.07142857142857">
            <text:p>1.0714285714</text:p>
          </table:table-cell>
          <table:table-cell table:formula="of:=[.P368]/MIN([.$N368:.$R368])" office:value-type="float" office:value="1">
            <text:p>1</text:p>
          </table:table-cell>
          <table:table-cell table:formula="of:=[.Q368]/MIN([.$N368:.$R368])" office:value-type="float" office:value="1">
            <text:p>1</text:p>
          </table:table-cell>
          <table:table-cell table:formula="of:=[.R368]/MIN([.$N368:.$R368])" office:value-type="float" office:value="1.07142857142857">
            <text:p>1.071428571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289.7">
            <text:p>289.7</text:p>
          </table:table-cell>
          <table:table-cell office:value-type="float" office:value="297.1">
            <text:p>297.1</text:p>
          </table:table-cell>
          <table:table-cell office:value-type="float" office:value="288.78">
            <text:p>288.78</text:p>
          </table:table-cell>
          <table:table-cell office:value-type="float" office:value="296.13">
            <text:p>296.13</text:p>
          </table:table-cell>
          <table:table-cell office:value-type="float" office:value="343.71">
            <text:p>343.71</text:p>
          </table:table-cell>
          <table:table-cell table:formula="of:=[.N369]/MIN([.$N369:.$R369])" office:value-type="float" office:value="1.00318581619226">
            <text:p>1.0031858162</text:p>
          </table:table-cell>
          <table:table-cell table:formula="of:=[.O369]/MIN([.$N369:.$R369])" office:value-type="float" office:value="1.0288108594778">
            <text:p>1.0288108595</text:p>
          </table:table-cell>
          <table:table-cell table:formula="of:=[.P369]/MIN([.$N369:.$R369])" office:value-type="float" office:value="1">
            <text:p>1</text:p>
          </table:table-cell>
          <table:table-cell table:formula="of:=[.Q369]/MIN([.$N369:.$R369])" office:value-type="float" office:value="1.02545190110118">
            <text:p>1.0254519011</text:p>
          </table:table-cell>
          <table:table-cell table:formula="of:=[.R369]/MIN([.$N369:.$R369])" office:value-type="float" office:value="1.19021400373987">
            <text:p>1.190214003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1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4">
            <text:p>0.04</text:p>
          </table:table-cell>
          <table:table-cell table:formula="of:=[.N370]/MIN([.$N370:.$R370])" office:value-type="float" office:value="1">
            <text:p>1</text:p>
          </table:table-cell>
          <table:table-cell table:formula="of:=[.O370]/MIN([.$N370:.$R370])" office:value-type="float" office:value="1">
            <text:p>1</text:p>
          </table:table-cell>
          <table:table-cell table:formula="of:=[.P370]/MIN([.$N370:.$R370])" office:value-type="float" office:value="1">
            <text:p>1</text:p>
          </table:table-cell>
          <table:table-cell table:formula="of:=[.Q370]/MIN([.$N370:.$R370])" office:value-type="float" office:value="1">
            <text:p>1</text:p>
          </table:table-cell>
          <table:table-cell table:formula="of:=[.R370]/MIN([.$N370:.$R37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16">
            <text:p>0.16</text:p>
          </table:table-cell>
          <table:table-cell table:number-columns-repeated="3"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f:=[.N371]/MIN([.$N371:.$R371])" office:value-type="float" office:value="1.06666666666667">
            <text:p>1.0666666667</text:p>
          </table:table-cell>
          <table:table-cell table:formula="of:=[.O371]/MIN([.$N371:.$R371])" office:value-type="float" office:value="1">
            <text:p>1</text:p>
          </table:table-cell>
          <table:table-cell table:formula="of:=[.P371]/MIN([.$N371:.$R371])" office:value-type="float" office:value="1">
            <text:p>1</text:p>
          </table:table-cell>
          <table:table-cell table:formula="of:=[.Q371]/MIN([.$N371:.$R371])" office:value-type="float" office:value="1">
            <text:p>1</text:p>
          </table:table-cell>
          <table:table-cell table:formula="of:=[.R371]/MIN([.$N371:.$R371])" office:value-type="float" office:value="1.06666666666667">
            <text:p>1.066666666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807.03">
            <text:p>807.03</text:p>
          </table:table-cell>
          <table:table-cell office:value-type="float" office:value="954.54">
            <text:p>954.54</text:p>
          </table:table-cell>
          <table:table-cell office:value-type="float" office:value="801.53">
            <text:p>801.53</text:p>
          </table:table-cell>
          <table:table-cell office:value-type="float" office:value="950.46">
            <text:p>950.46</text:p>
          </table:table-cell>
          <table:table-cell office:value-type="float" office:value="1440.62">
            <text:p>1440.62</text:p>
          </table:table-cell>
          <table:table-cell table:formula="of:=[.N372]/MIN([.$N372:.$R372])" office:value-type="float" office:value="1.00686187666089">
            <text:p>1.0068618767</text:p>
          </table:table-cell>
          <table:table-cell table:formula="of:=[.O372]/MIN([.$N372:.$R372])" office:value-type="float" office:value="1.19089740870585">
            <text:p>1.1908974087</text:p>
          </table:table-cell>
          <table:table-cell table:formula="of:=[.P372]/MIN([.$N372:.$R372])" office:value-type="float" office:value="1">
            <text:p>1</text:p>
          </table:table-cell>
          <table:table-cell table:formula="of:=[.Q372]/MIN([.$N372:.$R372])" office:value-type="float" office:value="1.18580714383741">
            <text:p>1.1858071438</text:p>
          </table:table-cell>
          <table:table-cell table:formula="of:=[.R372]/MIN([.$N372:.$R372])" office:value-type="float" office:value="1.79733759185558">
            <text:p>1.797337591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14">
            <text:p>0.14</text:p>
          </table:table-cell>
          <table:table-cell office:value-type="float" office:value="0.16">
            <text:p>0.16</text:p>
          </table:table-cell>
          <table:table-cell table:formula="of:=[.N373]/MIN([.$N373:.$R373])" office:value-type="float" office:value="1">
            <text:p>1</text:p>
          </table:table-cell>
          <table:table-cell table:formula="of:=[.O373]/MIN([.$N373:.$R373])" office:value-type="float" office:value="1">
            <text:p>1</text:p>
          </table:table-cell>
          <table:table-cell table:formula="of:=[.P373]/MIN([.$N373:.$R373])" office:value-type="float" office:value="1">
            <text:p>1</text:p>
          </table:table-cell>
          <table:table-cell table:formula="of:=[.Q373]/MIN([.$N373:.$R373])" office:value-type="float" office:value="1">
            <text:p>1</text:p>
          </table:table-cell>
          <table:table-cell table:formula="of:=[.R373]/MIN([.$N373:.$R373])" office:value-type="float" office:value="1.14285714285714">
            <text:p>1.142857142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712.45">
            <text:p>712.45</text:p>
          </table:table-cell>
          <table:table-cell office:value-type="float" office:value="911.25">
            <text:p>911.25</text:p>
          </table:table-cell>
          <table:table-cell office:value-type="float" office:value="755.51">
            <text:p>755.51</text:p>
          </table:table-cell>
          <table:table-cell office:value-type="float" office:value="924.24">
            <text:p>924.24</text:p>
          </table:table-cell>
          <table:table-cell office:value-type="float" office:value="965.27">
            <text:p>965.27</text:p>
          </table:table-cell>
          <table:table-cell table:formula="of:=[.N374]/MIN([.$N374:.$R374])" office:value-type="float" office:value="1">
            <text:p>1</text:p>
          </table:table-cell>
          <table:table-cell table:formula="of:=[.O374]/MIN([.$N374:.$R374])" office:value-type="float" office:value="1.27903712541231">
            <text:p>1.2790371254</text:p>
          </table:table-cell>
          <table:table-cell table:formula="of:=[.P374]/MIN([.$N374:.$R374])" office:value-type="float" office:value="1.06043932907572">
            <text:p>1.0604393291</text:p>
          </table:table-cell>
          <table:table-cell table:formula="of:=[.Q374]/MIN([.$N374:.$R374])" office:value-type="float" office:value="1.29726998385852">
            <text:p>1.2972699839</text:p>
          </table:table-cell>
          <table:table-cell table:formula="of:=[.R374]/MIN([.$N374:.$R374])" office:value-type="float" office:value="1.35485999017475">
            <text:p>1.354859990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2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75]/MIN([.$N375:.$R375])" office:value-type="float" office:value="2">
            <text:p>2</text:p>
          </table:table-cell>
          <table:table-cell table:formula="of:=[.O375]/MIN([.$N375:.$R375])" office:value-type="float" office:value="2">
            <text:p>2</text:p>
          </table:table-cell>
          <table:table-cell table:formula="of:=[.P375]/MIN([.$N375:.$R375])" office:value-type="float" office:value="1">
            <text:p>1</text:p>
          </table:table-cell>
          <table:table-cell table:formula="of:=[.Q375]/MIN([.$N375:.$R375])" office:value-type="float" office:value="1">
            <text:p>1</text:p>
          </table:table-cell>
          <table:table-cell table:formula="of:=[.R375]/MIN([.$N375:.$R375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58">
            <text:p>0.58</text:p>
          </table:table-cell>
          <table:table-cell office:value-type="float" office:value="0.59">
            <text:p>0.59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table:formula="of:=[.N376]/MIN([.$N376:.$R376])" office:value-type="float" office:value="1">
            <text:p>1</text:p>
          </table:table-cell>
          <table:table-cell table:formula="of:=[.O376]/MIN([.$N376:.$R376])" office:value-type="float" office:value="1">
            <text:p>1</text:p>
          </table:table-cell>
          <table:table-cell table:formula="of:=[.P376]/MIN([.$N376:.$R376])" office:value-type="float" office:value="1.01724137931034">
            <text:p>1.0172413793</text:p>
          </table:table-cell>
          <table:table-cell table:formula="of:=[.Q376]/MIN([.$N376:.$R376])" office:value-type="float" office:value="1">
            <text:p>1</text:p>
          </table:table-cell>
          <table:table-cell table:formula="of:=[.R376]/MIN([.$N376:.$R376])" office:value-type="float" office:value="1.10344827586207">
            <text:p>1.103448275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01.23">
            <text:p>101.23</text:p>
          </table:table-cell>
          <table:table-cell office:value-type="float" office:value="101.09">
            <text:p>101.09</text:p>
          </table:table-cell>
          <table:table-cell office:value-type="float" office:value="101.31">
            <text:p>101.31</text:p>
          </table:table-cell>
          <table:table-cell office:value-type="float" office:value="101.24">
            <text:p>101.24</text:p>
          </table:table-cell>
          <table:table-cell office:value-type="float" office:value="106.48">
            <text:p>106.48</text:p>
          </table:table-cell>
          <table:table-cell table:formula="of:=[.N377]/MIN([.$N377:.$R377])" office:value-type="float" office:value="1.00138490454051">
            <text:p>1.0013849045</text:p>
          </table:table-cell>
          <table:table-cell table:formula="of:=[.O377]/MIN([.$N377:.$R377])" office:value-type="float" office:value="1">
            <text:p>1</text:p>
          </table:table-cell>
          <table:table-cell table:formula="of:=[.P377]/MIN([.$N377:.$R377])" office:value-type="float" office:value="1.00217627856366">
            <text:p>1.0021762786</text:p>
          </table:table-cell>
          <table:table-cell table:formula="of:=[.Q377]/MIN([.$N377:.$R377])" office:value-type="float" office:value="1.0014838262934">
            <text:p>1.0014838263</text:p>
          </table:table-cell>
          <table:table-cell table:formula="of:=[.R377]/MIN([.$N377:.$R377])" office:value-type="float" office:value="1.05331882480958">
            <text:p>1.053318824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 office:value-type="float" office:value="0.61">
            <text:p>0.61</text:p>
          </table:table-cell>
          <table:table-cell office:value-type="float" office:value="0.62">
            <text:p>0.62</text:p>
          </table:table-cell>
          <table:table-cell office:value-type="float" office:value="0.69">
            <text:p>0.69</text:p>
          </table:table-cell>
          <table:table-cell table:formula="of:=[.N378]/MIN([.$N378:.$R378])" office:value-type="float" office:value="1.0327868852459">
            <text:p>1.0327868852</text:p>
          </table:table-cell>
          <table:table-cell table:formula="of:=[.O378]/MIN([.$N378:.$R378])" office:value-type="float" office:value="1.01639344262295">
            <text:p>1.0163934426</text:p>
          </table:table-cell>
          <table:table-cell table:formula="of:=[.P378]/MIN([.$N378:.$R378])" office:value-type="float" office:value="1">
            <text:p>1</text:p>
          </table:table-cell>
          <table:table-cell table:formula="of:=[.Q378]/MIN([.$N378:.$R378])" office:value-type="float" office:value="1.01639344262295">
            <text:p>1.0163934426</text:p>
          </table:table-cell>
          <table:table-cell table:formula="of:=[.R378]/MIN([.$N378:.$R378])" office:value-type="float" office:value="1.13114754098361">
            <text:p>1.13114754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79.22">
            <text:p>79.22</text:p>
          </table:table-cell>
          <table:table-cell office:value-type="float" office:value="80.88">
            <text:p>80.88</text:p>
          </table:table-cell>
          <table:table-cell office:value-type="float" office:value="79.28">
            <text:p>79.28</text:p>
          </table:table-cell>
          <table:table-cell office:value-type="float" office:value="81.72">
            <text:p>81.72</text:p>
          </table:table-cell>
          <table:table-cell office:value-type="float" office:value="101.26">
            <text:p>101.26</text:p>
          </table:table-cell>
          <table:table-cell table:formula="of:=[.N379]/MIN([.$N379:.$R379])" office:value-type="float" office:value="1">
            <text:p>1</text:p>
          </table:table-cell>
          <table:table-cell table:formula="of:=[.O379]/MIN([.$N379:.$R379])" office:value-type="float" office:value="1.02095430446857">
            <text:p>1.0209543045</text:p>
          </table:table-cell>
          <table:table-cell table:formula="of:=[.P379]/MIN([.$N379:.$R379])" office:value-type="float" office:value="1.00075738449886">
            <text:p>1.0007573845</text:p>
          </table:table-cell>
          <table:table-cell table:formula="of:=[.Q379]/MIN([.$N379:.$R379])" office:value-type="float" office:value="1.03155768745266">
            <text:p>1.0315576875</text:p>
          </table:table-cell>
          <table:table-cell table:formula="of:=[.R379]/MIN([.$N379:.$R379])" office:value-type="float" office:value="1.27821257258268">
            <text:p>1.2782125726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3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7">
            <text:p>0.17</text:p>
          </table:table-cell>
          <table:table-cell table:number-columns-repeated="2" office:value-type="float" office:value="0.18">
            <text:p>0.18</text:p>
          </table:table-cell>
          <table:table-cell table:formula="of:=[.N380]/MIN([.$N380:.$R380])" office:value-type="float" office:value="1.05882352941176">
            <text:p>1.0588235294</text:p>
          </table:table-cell>
          <table:table-cell table:formula="of:=[.O380]/MIN([.$N380:.$R380])" office:value-type="float" office:value="1">
            <text:p>1</text:p>
          </table:table-cell>
          <table:table-cell table:formula="of:=[.P380]/MIN([.$N380:.$R380])" office:value-type="float" office:value="1">
            <text:p>1</text:p>
          </table:table-cell>
          <table:table-cell table:formula="of:=[.Q380]/MIN([.$N380:.$R380])" office:value-type="float" office:value="1.05882352941176">
            <text:p>1.0588235294</text:p>
          </table:table-cell>
          <table:table-cell table:formula="of:=[.R380]/MIN([.$N380:.$R380])" office:value-type="float" office:value="1.05882352941176">
            <text:p>1.058823529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formula="of:=[.N381]/MIN([.$N381:.$R381])" office:value-type="float" office:value="1">
            <text:p>1</text:p>
          </table:table-cell>
          <table:table-cell table:formula="of:=[.O381]/MIN([.$N381:.$R381])" office:value-type="float" office:value="1.02325581395349">
            <text:p>1.023255814</text:p>
          </table:table-cell>
          <table:table-cell table:formula="of:=[.P381]/MIN([.$N381:.$R381])" office:value-type="float" office:value="1.03488372093023">
            <text:p>1.0348837209</text:p>
          </table:table-cell>
          <table:table-cell table:formula="of:=[.Q381]/MIN([.$N381:.$R381])" office:value-type="float" office:value="1.02325581395349">
            <text:p>1.023255814</text:p>
          </table:table-cell>
          <table:table-cell table:formula="of:=[.R381]/MIN([.$N381:.$R381])" office:value-type="float" office:value="1.09302325581395">
            <text:p>1.0930232558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727.49">
            <text:p>727.49</text:p>
          </table:table-cell>
          <table:table-cell office:value-type="float" office:value="867.28">
            <text:p>867.28</text:p>
          </table:table-cell>
          <table:table-cell office:value-type="float" office:value="729.54">
            <text:p>729.54</text:p>
          </table:table-cell>
          <table:table-cell office:value-type="float" office:value="860.87">
            <text:p>860.87</text:p>
          </table:table-cell>
          <table:table-cell office:value-type="float" office:value="1216.07">
            <text:p>1216.07</text:p>
          </table:table-cell>
          <table:table-cell table:formula="of:=[.N382]/MIN([.$N382:.$R382])" office:value-type="float" office:value="1">
            <text:p>1</text:p>
          </table:table-cell>
          <table:table-cell table:formula="of:=[.O382]/MIN([.$N382:.$R382])" office:value-type="float" office:value="1.19215384403909">
            <text:p>1.192153844</text:p>
          </table:table-cell>
          <table:table-cell table:formula="of:=[.P382]/MIN([.$N382:.$R382])" office:value-type="float" office:value="1.00281790814994">
            <text:p>1.0028179081</text:p>
          </table:table-cell>
          <table:table-cell table:formula="of:=[.Q382]/MIN([.$N382:.$R382])" office:value-type="float" office:value="1.1833427263605">
            <text:p>1.1833427264</text:p>
          </table:table-cell>
          <table:table-cell table:formula="of:=[.R382]/MIN([.$N382:.$R382])" office:value-type="float" office:value="1.67159686043794">
            <text:p>1.671596860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1.1">
            <text:p>1.1</text:p>
          </table:table-cell>
          <table:table-cell table:formula="of:=[.N383]/MIN([.$N383:.$R383])" office:value-type="float" office:value="1">
            <text:p>1</text:p>
          </table:table-cell>
          <table:table-cell table:formula="of:=[.O383]/MIN([.$N383:.$R383])" office:value-type="float" office:value="1.00980392156863">
            <text:p>1.0098039216</text:p>
          </table:table-cell>
          <table:table-cell table:formula="of:=[.P383]/MIN([.$N383:.$R383])" office:value-type="float" office:value="1">
            <text:p>1</text:p>
          </table:table-cell>
          <table:table-cell table:formula="of:=[.Q383]/MIN([.$N383:.$R383])" office:value-type="float" office:value="1.00980392156863">
            <text:p>1.0098039216</text:p>
          </table:table-cell>
          <table:table-cell table:formula="of:=[.R383]/MIN([.$N383:.$R383])" office:value-type="float" office:value="1.07843137254902">
            <text:p>1.0784313725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85.72">
            <text:p>585.72</text:p>
          </table:table-cell>
          <table:table-cell office:value-type="float" office:value="702.02">
            <text:p>702.02</text:p>
          </table:table-cell>
          <table:table-cell office:value-type="float" office:value="589.58">
            <text:p>589.58</text:p>
          </table:table-cell>
          <table:table-cell office:value-type="float" office:value="721.66">
            <text:p>721.66</text:p>
          </table:table-cell>
          <table:table-cell office:value-type="float" office:value="1045.16">
            <text:p>1045.16</text:p>
          </table:table-cell>
          <table:table-cell table:formula="of:=[.N384]/MIN([.$N384:.$R384])" office:value-type="float" office:value="1">
            <text:p>1</text:p>
          </table:table-cell>
          <table:table-cell table:formula="of:=[.O384]/MIN([.$N384:.$R384])" office:value-type="float" office:value="1.19855903844841">
            <text:p>1.1985590384</text:p>
          </table:table-cell>
          <table:table-cell table:formula="of:=[.P384]/MIN([.$N384:.$R384])" office:value-type="float" office:value="1.006590179608">
            <text:p>1.0065901796</text:p>
          </table:table-cell>
          <table:table-cell table:formula="of:=[.Q384]/MIN([.$N384:.$R384])" office:value-type="float" office:value="1.23209041863006">
            <text:p>1.2320904186</text:p>
          </table:table-cell>
          <table:table-cell table:formula="of:=[.R384]/MIN([.$N384:.$R384])" office:value-type="float" office:value="1.78440210339411">
            <text:p>1.784402103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4"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[.N385]/MIN([.$N385:.$R385])" office:value-type="float" office:value="1">
            <text:p>1</text:p>
          </table:table-cell>
          <table:table-cell table:formula="of:=[.O385]/MIN([.$N385:.$R385])" office:value-type="float" office:value="1">
            <text:p>1</text:p>
          </table:table-cell>
          <table:table-cell table:formula="of:=[.P385]/MIN([.$N385:.$R385])" office:value-type="float" office:value="1">
            <text:p>1</text:p>
          </table:table-cell>
          <table:table-cell table:formula="of:=[.Q385]/MIN([.$N385:.$R385])" office:value-type="float" office:value="1">
            <text:p>1</text:p>
          </table:table-cell>
          <table:table-cell table:formula="of:=[.R385]/MIN([.$N385:.$R385])" office:value-type="float" office:value="1.09090909090909">
            <text:p>1.090909090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5" office:value-type="float" office:value="0.02">
            <text:p>0.02</text:p>
          </table:table-cell>
          <table:table-cell table:formula="of:=[.N386]/MIN([.$N386:.$R386])" office:value-type="float" office:value="1">
            <text:p>1</text:p>
          </table:table-cell>
          <table:table-cell table:formula="of:=[.O386]/MIN([.$N386:.$R386])" office:value-type="float" office:value="1">
            <text:p>1</text:p>
          </table:table-cell>
          <table:table-cell table:formula="of:=[.P386]/MIN([.$N386:.$R386])" office:value-type="float" office:value="1">
            <text:p>1</text:p>
          </table:table-cell>
          <table:table-cell table:formula="of:=[.Q386]/MIN([.$N386:.$R386])" office:value-type="float" office:value="1">
            <text:p>1</text:p>
          </table:table-cell>
          <table:table-cell table:formula="of:=[.R386]/MIN([.$N386:.$R38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40.07">
            <text:p>640.07</text:p>
          </table:table-cell>
          <table:table-cell office:value-type="float" office:value="758.01">
            <text:p>758.01</text:p>
          </table:table-cell>
          <table:table-cell office:value-type="float" office:value="680.95">
            <text:p>680.95</text:p>
          </table:table-cell>
          <table:table-cell office:value-type="float" office:value="745.31">
            <text:p>745.31</text:p>
          </table:table-cell>
          <table:table-cell office:value-type="float" office:value="1198.16">
            <text:p>1198.16</text:p>
          </table:table-cell>
          <table:table-cell table:formula="of:=[.N387]/MIN([.$N387:.$R387])" office:value-type="float" office:value="1">
            <text:p>1</text:p>
          </table:table-cell>
          <table:table-cell table:formula="of:=[.O387]/MIN([.$N387:.$R387])" office:value-type="float" office:value="1.18426109644258">
            <text:p>1.1842610964</text:p>
          </table:table-cell>
          <table:table-cell table:formula="of:=[.P387]/MIN([.$N387:.$R387])" office:value-type="float" office:value="1.06386801443592">
            <text:p>1.0638680144</text:p>
          </table:table-cell>
          <table:table-cell table:formula="of:=[.Q387]/MIN([.$N387:.$R387])" office:value-type="float" office:value="1.16441951661537">
            <text:p>1.1644195166</text:p>
          </table:table-cell>
          <table:table-cell table:formula="of:=[.R387]/MIN([.$N387:.$R387])" office:value-type="float" office:value="1.8719202587217">
            <text:p>1.8719202587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[.N388]/MIN([.$N388:.$R388])" office:value-type="float" office:value="1">
            <text:p>1</text:p>
          </table:table-cell>
          <table:table-cell table:formula="of:=[.O388]/MIN([.$N388:.$R388])" office:value-type="float" office:value="1">
            <text:p>1</text:p>
          </table:table-cell>
          <table:table-cell table:formula="of:=[.P388]/MIN([.$N388:.$R388])" office:value-type="float" office:value="1.5">
            <text:p>1.5</text:p>
          </table:table-cell>
          <table:table-cell table:formula="of:=[.Q388]/MIN([.$N388:.$R388])" office:value-type="float" office:value="1">
            <text:p>1</text:p>
          </table:table-cell>
          <table:table-cell table:formula="of:=[.R388]/MIN([.$N388:.$R388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650.43">
            <text:p>650.43</text:p>
          </table:table-cell>
          <table:table-cell office:value-type="float" office:value="791.31">
            <text:p>791.31</text:p>
          </table:table-cell>
          <table:table-cell office:value-type="float" office:value="648">
            <text:p>648</text:p>
          </table:table-cell>
          <table:table-cell office:value-type="float" office:value="800.01">
            <text:p>800.01</text:p>
          </table:table-cell>
          <table:table-cell office:value-type="float" office:value="1218.53">
            <text:p>1218.53</text:p>
          </table:table-cell>
          <table:table-cell table:formula="of:=[.N389]/MIN([.$N389:.$R389])" office:value-type="float" office:value="1.00375">
            <text:p>1.00375</text:p>
          </table:table-cell>
          <table:table-cell table:formula="of:=[.O389]/MIN([.$N389:.$R389])" office:value-type="float" office:value="1.22115740740741">
            <text:p>1.2211574074</text:p>
          </table:table-cell>
          <table:table-cell table:formula="of:=[.P389]/MIN([.$N389:.$R389])" office:value-type="float" office:value="1">
            <text:p>1</text:p>
          </table:table-cell>
          <table:table-cell table:formula="of:=[.Q389]/MIN([.$N389:.$R389])" office:value-type="float" office:value="1.23458333333333">
            <text:p>1.2345833333</text:p>
          </table:table-cell>
          <table:table-cell table:formula="of:=[.R389]/MIN([.$N389:.$R389])" office:value-type="float" office:value="1.8804475308642">
            <text:p>1.880447530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5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formula="of:=[.N390]/MIN([.$N390:.$R390])" office:value-type="float" office:value="1">
            <text:p>1</text:p>
          </table:table-cell>
          <table:table-cell table:formula="of:=[.O390]/MIN([.$N390:.$R390])" office:value-type="float" office:value="1.5">
            <text:p>1.5</text:p>
          </table:table-cell>
          <table:table-cell table:formula="of:=[.P390]/MIN([.$N390:.$R390])" office:value-type="float" office:value="1.5">
            <text:p>1.5</text:p>
          </table:table-cell>
          <table:table-cell table:formula="of:=[.Q390]/MIN([.$N390:.$R390])" office:value-type="float" office:value="1.5">
            <text:p>1.5</text:p>
          </table:table-cell>
          <table:table-cell table:formula="of:=[.R390]/MIN([.$N390:.$R39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91]/MIN([.$N391:.$R391])" office:value-type="float" office:value="1">
            <text:p>1</text:p>
          </table:table-cell>
          <table:table-cell table:formula="of:=[.O391]/MIN([.$N391:.$R391])" office:value-type="float" office:value="1">
            <text:p>1</text:p>
          </table:table-cell>
          <table:table-cell table:formula="of:=[.P391]/MIN([.$N391:.$R391])" office:value-type="float" office:value="2">
            <text:p>2</text:p>
          </table:table-cell>
          <table:table-cell table:formula="of:=[.Q391]/MIN([.$N391:.$R391])" office:value-type="float" office:value="1">
            <text:p>1</text:p>
          </table:table-cell>
          <table:table-cell table:formula="of:=[.R391]/MIN([.$N391:.$R391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62.64">
            <text:p>162.64</text:p>
          </table:table-cell>
          <table:table-cell office:value-type="float" office:value="168.02">
            <text:p>168.02</text:p>
          </table:table-cell>
          <table:table-cell office:value-type="float" office:value="162.97">
            <text:p>162.97</text:p>
          </table:table-cell>
          <table:table-cell office:value-type="float" office:value="167.36">
            <text:p>167.36</text:p>
          </table:table-cell>
          <table:table-cell office:value-type="float" office:value="178.79">
            <text:p>178.79</text:p>
          </table:table-cell>
          <table:table-cell table:formula="of:=[.N392]/MIN([.$N392:.$R392])" office:value-type="float" office:value="1">
            <text:p>1</text:p>
          </table:table-cell>
          <table:table-cell table:formula="of:=[.O392]/MIN([.$N392:.$R392])" office:value-type="float" office:value="1.03307919331038">
            <text:p>1.0330791933</text:p>
          </table:table-cell>
          <table:table-cell table:formula="of:=[.P392]/MIN([.$N392:.$R392])" office:value-type="float" office:value="1.00202902115101">
            <text:p>1.0020290212</text:p>
          </table:table-cell>
          <table:table-cell table:formula="of:=[.Q392]/MIN([.$N392:.$R392])" office:value-type="float" office:value="1.02902115100836">
            <text:p>1.029021151</text:p>
          </table:table-cell>
          <table:table-cell table:formula="of:=[.R392]/MIN([.$N392:.$R392])" office:value-type="float" office:value="1.09929906542056">
            <text:p>1.0992990654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93]/MIN([.$N393:.$R393])" office:value-type="float" office:value="2">
            <text:p>2</text:p>
          </table:table-cell>
          <table:table-cell table:formula="of:=[.O393]/MIN([.$N393:.$R393])" office:value-type="float" office:value="1">
            <text:p>1</text:p>
          </table:table-cell>
          <table:table-cell table:formula="of:=[.P393]/MIN([.$N393:.$R393])" office:value-type="float" office:value="1">
            <text:p>1</text:p>
          </table:table-cell>
          <table:table-cell table:formula="of:=[.Q393]/MIN([.$N393:.$R393])" office:value-type="float" office:value="1">
            <text:p>1</text:p>
          </table:table-cell>
          <table:table-cell table:formula="of:=[.R393]/MIN([.$N393:.$R393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25.67">
            <text:p>125.67</text:p>
          </table:table-cell>
          <table:table-cell office:value-type="float" office:value="130.8">
            <text:p>130.8</text:p>
          </table:table-cell>
          <table:table-cell office:value-type="float" office:value="126.22">
            <text:p>126.22</text:p>
          </table:table-cell>
          <table:table-cell office:value-type="float" office:value="131.55">
            <text:p>131.55</text:p>
          </table:table-cell>
          <table:table-cell office:value-type="float" office:value="170.41">
            <text:p>170.41</text:p>
          </table:table-cell>
          <table:table-cell table:formula="of:=[.N394]/MIN([.$N394:.$R394])" office:value-type="float" office:value="1">
            <text:p>1</text:p>
          </table:table-cell>
          <table:table-cell table:formula="of:=[.O394]/MIN([.$N394:.$R394])" office:value-type="float" office:value="1.0408211983767">
            <text:p>1.0408211984</text:p>
          </table:table-cell>
          <table:table-cell table:formula="of:=[.P394]/MIN([.$N394:.$R394])" office:value-type="float" office:value="1.00437654173629">
            <text:p>1.0043765417</text:p>
          </table:table-cell>
          <table:table-cell table:formula="of:=[.Q394]/MIN([.$N394:.$R394])" office:value-type="float" office:value="1.04678920983528">
            <text:p>1.0467892098</text:p>
          </table:table-cell>
          <table:table-cell table:formula="of:=[.R394]/MIN([.$N394:.$R394])" office:value-type="float" office:value="1.35601177687595">
            <text:p>1.356011776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18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395]/MIN([.$N395:.$R395])" office:value-type="float" office:value="2">
            <text:p>2</text:p>
          </table:table-cell>
          <table:table-cell table:formula="of:=[.O395]/MIN([.$N395:.$R395])" office:value-type="float" office:value="1">
            <text:p>1</text:p>
          </table:table-cell>
          <table:table-cell table:formula="of:=[.P395]/MIN([.$N395:.$R395])" office:value-type="float" office:value="1">
            <text:p>1</text:p>
          </table:table-cell>
          <table:table-cell table:formula="of:=[.Q395]/MIN([.$N395:.$R395])" office:value-type="float" office:value="1">
            <text:p>1</text:p>
          </table:table-cell>
          <table:table-cell table:formula="of:=[.R395]/MIN([.$N395:.$R395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01">
            <text:p>0.01</text:p>
          </table:table-cell>
          <table:table-cell table:formula="of:=[.N396]/MIN([.$N396:.$R396])" office:value-type="float" office:value="1">
            <text:p>1</text:p>
          </table:table-cell>
          <table:table-cell table:formula="of:=[.O396]/MIN([.$N396:.$R396])" office:value-type="float" office:value="1">
            <text:p>1</text:p>
          </table:table-cell>
          <table:table-cell table:formula="of:=[.P396]/MIN([.$N396:.$R396])" office:value-type="float" office:value="1">
            <text:p>1</text:p>
          </table:table-cell>
          <table:table-cell table:formula="of:=[.Q396]/MIN([.$N396:.$R396])" office:value-type="float" office:value="1">
            <text:p>1</text:p>
          </table:table-cell>
          <table:table-cell table:formula="of:=[.R396]/MIN([.$N396:.$R39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493.77">
            <text:p>493.77</text:p>
          </table:table-cell>
          <table:table-cell office:value-type="float" office:value="528.91">
            <text:p>528.91</text:p>
          </table:table-cell>
          <table:table-cell office:value-type="float" office:value="470.95">
            <text:p>470.95</text:p>
          </table:table-cell>
          <table:table-cell office:value-type="float" office:value="502.15">
            <text:p>502.15</text:p>
          </table:table-cell>
          <table:table-cell office:value-type="float" office:value="795.05">
            <text:p>795.05</text:p>
          </table:table-cell>
          <table:table-cell table:formula="of:=[.N397]/MIN([.$N397:.$R397])" office:value-type="float" office:value="1.04845525002654">
            <text:p>1.04845525</text:p>
          </table:table-cell>
          <table:table-cell table:formula="of:=[.O397]/MIN([.$N397:.$R397])" office:value-type="float" office:value="1.12307038963797">
            <text:p>1.1230703896</text:p>
          </table:table-cell>
          <table:table-cell table:formula="of:=[.P397]/MIN([.$N397:.$R397])" office:value-type="float" office:value="1">
            <text:p>1</text:p>
          </table:table-cell>
          <table:table-cell table:formula="of:=[.Q397]/MIN([.$N397:.$R397])" office:value-type="float" office:value="1.06624907102665">
            <text:p>1.066249071</text:p>
          </table:table-cell>
          <table:table-cell table:formula="of:=[.R397]/MIN([.$N397:.$R397])" office:value-type="float" office:value="1.68818345896592">
            <text:p>1.68818345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.02">
            <text:p>0.02</text:p>
          </table:table-cell>
          <table:table-cell table:formula="of:=[.N398]/MIN([.$N398:.$R398])" office:value-type="float" office:value="1">
            <text:p>1</text:p>
          </table:table-cell>
          <table:table-cell table:formula="of:=[.O398]/MIN([.$N398:.$R398])" office:value-type="float" office:value="2">
            <text:p>2</text:p>
          </table:table-cell>
          <table:table-cell table:formula="of:=[.P398]/MIN([.$N398:.$R398])" office:value-type="float" office:value="2">
            <text:p>2</text:p>
          </table:table-cell>
          <table:table-cell table:formula="of:=[.Q398]/MIN([.$N398:.$R398])" office:value-type="float" office:value="2">
            <text:p>2</text:p>
          </table:table-cell>
          <table:table-cell table:formula="of:=[.R398]/MIN([.$N398:.$R398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571.29">
            <text:p>571.29</text:p>
          </table:table-cell>
          <table:table-cell office:value-type="float" office:value="723.86">
            <text:p>723.86</text:p>
          </table:table-cell>
          <table:table-cell office:value-type="float" office:value="571.44">
            <text:p>571.44</text:p>
          </table:table-cell>
          <table:table-cell office:value-type="float" office:value="744.87">
            <text:p>744.87</text:p>
          </table:table-cell>
          <table:table-cell office:value-type="float" office:value="766.77">
            <text:p>766.77</text:p>
          </table:table-cell>
          <table:table-cell table:formula="of:=[.N399]/MIN([.$N399:.$R399])" office:value-type="float" office:value="1">
            <text:p>1</text:p>
          </table:table-cell>
          <table:table-cell table:formula="of:=[.O399]/MIN([.$N399:.$R399])" office:value-type="float" office:value="1.26706226259868">
            <text:p>1.2670622626</text:p>
          </table:table-cell>
          <table:table-cell table:formula="of:=[.P399]/MIN([.$N399:.$R399])" office:value-type="float" office:value="1.00026256367169">
            <text:p>1.0002625637</text:p>
          </table:table-cell>
          <table:table-cell table:formula="of:=[.Q399]/MIN([.$N399:.$R399])" office:value-type="float" office:value="1.30383868088011">
            <text:p>1.3038386809</text:p>
          </table:table-cell>
          <table:table-cell table:formula="of:=[.R399]/MIN([.$N399:.$R399])" office:value-type="float" office:value="1.34217297694691">
            <text:p>1.3421729769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0/instance_n25_p0.10_020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31">
            <text:p>0.31</text:p>
          </table:table-cell>
          <table:table-cell table:formula="of:=[.N400]/MIN([.$N400:.$R400])" office:value-type="float" office:value="1">
            <text:p>1</text:p>
          </table:table-cell>
          <table:table-cell table:formula="of:=[.O400]/MIN([.$N400:.$R400])" office:value-type="float" office:value="1">
            <text:p>1</text:p>
          </table:table-cell>
          <table:table-cell table:formula="of:=[.P400]/MIN([.$N400:.$R400])" office:value-type="float" office:value="1">
            <text:p>1</text:p>
          </table:table-cell>
          <table:table-cell table:formula="of:=[.Q400]/MIN([.$N400:.$R400])" office:value-type="float" office:value="1">
            <text:p>1</text:p>
          </table:table-cell>
          <table:table-cell table:formula="of:=[.R400]/MIN([.$N400:.$R40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01">
            <text:p>0.01</text:p>
          </table:table-cell>
          <table:table-cell table:formula="of:=[.N401]/MIN([.$N401:.$R401])" office:value-type="float" office:value="1">
            <text:p>1</text:p>
          </table:table-cell>
          <table:table-cell table:formula="of:=[.O401]/MIN([.$N401:.$R401])" office:value-type="float" office:value="1">
            <text:p>1</text:p>
          </table:table-cell>
          <table:table-cell table:formula="of:=[.P401]/MIN([.$N401:.$R401])" office:value-type="float" office:value="1">
            <text:p>1</text:p>
          </table:table-cell>
          <table:table-cell table:formula="of:=[.Q401]/MIN([.$N401:.$R401])" office:value-type="float" office:value="1">
            <text:p>1</text:p>
          </table:table-cell>
          <table:table-cell table:formula="of:=[.R401]/MIN([.$N401:.$R40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05.69">
            <text:p>305.69</text:p>
          </table:table-cell>
          <table:table-cell office:value-type="float" office:value="308.95">
            <text:p>308.95</text:p>
          </table:table-cell>
          <table:table-cell office:value-type="float" office:value="298.27">
            <text:p>298.27</text:p>
          </table:table-cell>
          <table:table-cell office:value-type="float" office:value="307.5">
            <text:p>307.5</text:p>
          </table:table-cell>
          <table:table-cell office:value-type="float" office:value="382.81">
            <text:p>382.81</text:p>
          </table:table-cell>
          <table:table-cell table:formula="of:=[.N402]/MIN([.$N402:.$R402])" office:value-type="float" office:value="1.02487678948604">
            <text:p>1.0248767895</text:p>
          </table:table-cell>
          <table:table-cell table:formula="of:=[.O402]/MIN([.$N402:.$R402])" office:value-type="float" office:value="1.03580648405807">
            <text:p>1.0358064841</text:p>
          </table:table-cell>
          <table:table-cell table:formula="of:=[.P402]/MIN([.$N402:.$R402])" office:value-type="float" office:value="1">
            <text:p>1</text:p>
          </table:table-cell>
          <table:table-cell table:formula="of:=[.Q402]/MIN([.$N402:.$R402])" office:value-type="float" office:value="1.03094511684045">
            <text:p>1.0309451168</text:p>
          </table:table-cell>
          <table:table-cell table:formula="of:=[.R402]/MIN([.$N402:.$R402])" office:value-type="float" office:value="1.28343447212257">
            <text:p>1.283434472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formula="of:=[.N403]/MIN([.$N403:.$R403])" office:value-type="float" office:value="1">
            <text:p>1</text:p>
          </table:table-cell>
          <table:table-cell table:formula="of:=[.O403]/MIN([.$N403:.$R403])" office:value-type="float" office:value="1">
            <text:p>1</text:p>
          </table:table-cell>
          <table:table-cell table:formula="of:=[.P403]/MIN([.$N403:.$R403])" office:value-type="float" office:value="2">
            <text:p>2</text:p>
          </table:table-cell>
          <table:table-cell table:formula="of:=[.Q403]/MIN([.$N403:.$R403])" office:value-type="float" office:value="1">
            <text:p>1</text:p>
          </table:table-cell>
          <table:table-cell table:formula="of:=[.R403]/MIN([.$N403:.$R403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346.6">
            <text:p>346.6</text:p>
          </table:table-cell>
          <table:table-cell office:value-type="float" office:value="374.58">
            <text:p>374.58</text:p>
          </table:table-cell>
          <table:table-cell office:value-type="float" office:value="335">
            <text:p>335</text:p>
          </table:table-cell>
          <table:table-cell office:value-type="float" office:value="383.65">
            <text:p>383.65</text:p>
          </table:table-cell>
          <table:table-cell office:value-type="float" office:value="702.94">
            <text:p>702.94</text:p>
          </table:table-cell>
          <table:table-cell table:formula="of:=[.N404]/MIN([.$N404:.$R404])" office:value-type="float" office:value="1.03462686567164">
            <text:p>1.0346268657</text:p>
          </table:table-cell>
          <table:table-cell table:formula="of:=[.O404]/MIN([.$N404:.$R404])" office:value-type="float" office:value="1.11814925373134">
            <text:p>1.1181492537</text:p>
          </table:table-cell>
          <table:table-cell table:formula="of:=[.P404]/MIN([.$N404:.$R404])" office:value-type="float" office:value="1">
            <text:p>1</text:p>
          </table:table-cell>
          <table:table-cell table:formula="of:=[.Q404]/MIN([.$N404:.$R404])" office:value-type="float" office:value="1.14522388059702">
            <text:p>1.1452238806</text:p>
          </table:table-cell>
          <table:table-cell table:formula="of:=[.R404]/MIN([.$N404:.$R404])" office:value-type="float" office:value="2.09832835820896">
            <text:p>2.0983283582</text:p>
          </table:table-cell>
          <table:table-cell table:number-columns-repeated="1001"/>
        </table:table-row>
        <table:table-row table:style-name="ro2">
          <table:table-cell office:value-type="string">
            <text:p>../dominating_set_benchmark/dominating_set_dynamic.lp</text:p>
          </table:table-cell>
          <table:table-cell office:value-type="string">
            <text:p>instances/size_25/probability_0.15/instance_n25_p0.15_014.lp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.12">
            <text:p>0.12</text:p>
          </table:table-cell>
          <table:table-cell table:formula="of:=[.N405]/MIN([.$N405:.$R405])" office:value-type="float" office:value="1">
            <text:p>1</text:p>
          </table:table-cell>
          <table:table-cell table:formula="of:=[.O405]/MIN([.$N405:.$R405])" office:value-type="float" office:value="1.08333333333333">
            <text:p>1.0833333333</text:p>
          </table:table-cell>
          <table:table-cell table:formula="of:=[.P405]/MIN([.$N405:.$R405])" office:value-type="float" office:value="1">
            <text:p>1</text:p>
          </table:table-cell>
          <table:table-cell table:formula="of:=[.Q405]/MIN([.$N405:.$R405])" office:value-type="float" office:value="1">
            <text:p>1</text:p>
          </table:table-cell>
          <table:table-cell table:formula="of:=[.R405]/MIN([.$N405:.$R40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20.lp</text:p>
          </table:table-cell>
          <table:table-cell table:number-columns-repeated="5"/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9">
            <text:p>19</text:p>
          </table:table-cell>
          <table:table-cell office:value-type="float" office:value="135.82">
            <text:p>135.82</text:p>
          </table:table-cell>
          <table:table-cell office:value-type="float" office:value="136.24">
            <text:p>136.24</text:p>
          </table:table-cell>
          <table:table-cell office:value-type="float" office:value="136.21">
            <text:p>136.21</text:p>
          </table:table-cell>
          <table:table-cell office:value-type="float" office:value="135.01">
            <text:p>135.01</text:p>
          </table:table-cell>
          <table:table-cell office:value-type="float" office:value="137.11">
            <text:p>137.11</text:p>
          </table:table-cell>
          <table:table-cell table:formula="of:=[.N406]/MIN([.$N406:.$R406])" office:value-type="float" office:value="1.00599955558847">
            <text:p>1.0059995556</text:p>
          </table:table-cell>
          <table:table-cell table:formula="of:=[.O406]/MIN([.$N406:.$R406])" office:value-type="float" office:value="1.00911043626398">
            <text:p>1.0091104363</text:p>
          </table:table-cell>
          <table:table-cell table:formula="of:=[.P406]/MIN([.$N406:.$R406])" office:value-type="float" office:value="1.00888823050144">
            <text:p>1.0088882305</text:p>
          </table:table-cell>
          <table:table-cell table:formula="of:=[.Q406]/MIN([.$N406:.$R406])" office:value-type="float" office:value="1">
            <text:p>1</text:p>
          </table:table-cell>
          <table:table-cell table:formula="of:=[.R406]/MIN([.$N406:.$R406])" office:value-type="float" office:value="1.01555440337753">
            <text:p>1.0155544034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table:number-columns-repeated="5"/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office:value-type="float" office:value="10.16">
            <text:p>10.16</text:p>
          </table:table-cell>
          <table:table-cell office:value-type="float" office:value="50.59">
            <text:p>50.59</text:p>
          </table:table-cell>
          <table:table-cell office:value-type="float" office:value="10.1">
            <text:p>10.1</text:p>
          </table:table-cell>
          <table:table-cell office:value-type="float" office:value="22.27">
            <text:p>22.27</text:p>
          </table:table-cell>
          <table:table-cell office:value-type="float" office:value="16.15">
            <text:p>16.15</text:p>
          </table:table-cell>
          <table:table-cell table:formula="of:=[.N407]/MIN([.$N407:.$R407])" office:value-type="float" office:value="1.00594059405941">
            <text:p>1.0059405941</text:p>
          </table:table-cell>
          <table:table-cell table:formula="of:=[.O407]/MIN([.$N407:.$R407])" office:value-type="float" office:value="5.00891089108911">
            <text:p>5.0089108911</text:p>
          </table:table-cell>
          <table:table-cell table:formula="of:=[.P407]/MIN([.$N407:.$R407])" office:value-type="float" office:value="1">
            <text:p>1</text:p>
          </table:table-cell>
          <table:table-cell table:formula="of:=[.Q407]/MIN([.$N407:.$R407])" office:value-type="float" office:value="2.20495049504951">
            <text:p>2.204950495</text:p>
          </table:table-cell>
          <table:table-cell table:formula="of:=[.R407]/MIN([.$N407:.$R407])" office:value-type="float" office:value="1.5990099009901">
            <text:p>1.59900990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table:number-columns-repeated="5"/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office:value-type="float" office:value="8.84">
            <text:p>8.84</text:p>
          </table:table-cell>
          <table:table-cell office:value-type="float" office:value="43.47">
            <text:p>43.47</text:p>
          </table:table-cell>
          <table:table-cell office:value-type="float" office:value="8.82">
            <text:p>8.82</text:p>
          </table:table-cell>
          <table:table-cell office:value-type="float" office:value="20.2">
            <text:p>20.2</text:p>
          </table:table-cell>
          <table:table-cell office:value-type="float" office:value="52.48">
            <text:p>52.48</text:p>
          </table:table-cell>
          <table:table-cell table:formula="of:=[.N408]/MIN([.$N408:.$R408])" office:value-type="float" office:value="1.00226757369615">
            <text:p>1.0022675737</text:p>
          </table:table-cell>
          <table:table-cell table:formula="of:=[.O408]/MIN([.$N408:.$R408])" office:value-type="float" office:value="4.92857142857143">
            <text:p>4.9285714286</text:p>
          </table:table-cell>
          <table:table-cell table:formula="of:=[.P408]/MIN([.$N408:.$R408])" office:value-type="float" office:value="1">
            <text:p>1</text:p>
          </table:table-cell>
          <table:table-cell table:formula="of:=[.Q408]/MIN([.$N408:.$R408])" office:value-type="float" office:value="2.29024943310658">
            <text:p>2.2902494331</text:p>
          </table:table-cell>
          <table:table-cell table:formula="of:=[.R408]/MIN([.$N408:.$R408])" office:value-type="float" office:value="5.95011337868481">
            <text:p>5.9501133787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table:number-columns-repeated="5"/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office:value-type="float" office:value="2.99">
            <text:p>2.99</text:p>
          </table:table-cell>
          <table:table-cell office:value-type="float" office:value="2.96">
            <text:p>2.96</text:p>
          </table:table-cell>
          <table:table-cell office:value-type="float" office:value="2.97">
            <text:p>2.97</text:p>
          </table:table-cell>
          <table:table-cell office:value-type="float" office:value="2.95">
            <text:p>2.95</text:p>
          </table:table-cell>
          <table:table-cell office:value-type="float" office:value="3.03">
            <text:p>3.03</text:p>
          </table:table-cell>
          <table:table-cell table:formula="of:=[.N409]/MIN([.$N409:.$R409])" office:value-type="float" office:value="1.0135593220339">
            <text:p>1.013559322</text:p>
          </table:table-cell>
          <table:table-cell table:formula="of:=[.O409]/MIN([.$N409:.$R409])" office:value-type="float" office:value="1.00338983050847">
            <text:p>1.0033898305</text:p>
          </table:table-cell>
          <table:table-cell table:formula="of:=[.P409]/MIN([.$N409:.$R409])" office:value-type="float" office:value="1.00677966101695">
            <text:p>1.006779661</text:p>
          </table:table-cell>
          <table:table-cell table:formula="of:=[.Q409]/MIN([.$N409:.$R409])" office:value-type="float" office:value="1">
            <text:p>1</text:p>
          </table:table-cell>
          <table:table-cell table:formula="of:=[.R409]/MIN([.$N409:.$R409])" office:value-type="float" office:value="1.0271186440678">
            <text:p>1.027118644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office:value-type="float" office:value="98.31">
            <text:p>98.31</text:p>
          </table:table-cell>
          <table:table-cell office:value-type="float" office:value="80.95">
            <text:p>80.95</text:p>
          </table:table-cell>
          <table:table-cell office:value-type="float" office:value="96.44">
            <text:p>96.44</text:p>
          </table:table-cell>
          <table:table-cell office:value-type="float" office:value="112.73">
            <text:p>112.73</text:p>
          </table:table-cell>
          <table:table-cell office:value-type="float" office:value="524.35">
            <text:p>524.35</text:p>
          </table:table-cell>
          <table:table-cell table:formula="of:=[.N410]/MIN([.$N410:.$R410])" office:value-type="float" office:value="1.21445336627548">
            <text:p>1.2144533663</text:p>
          </table:table-cell>
          <table:table-cell table:formula="of:=[.O410]/MIN([.$N410:.$R410])" office:value-type="float" office:value="1">
            <text:p>1</text:p>
          </table:table-cell>
          <table:table-cell table:formula="of:=[.P410]/MIN([.$N410:.$R410])" office:value-type="float" office:value="1.19135268684373">
            <text:p>1.1913526868</text:p>
          </table:table-cell>
          <table:table-cell table:formula="of:=[.Q410]/MIN([.$N410:.$R410])" office:value-type="float" office:value="1.39258801729463">
            <text:p>1.3925880173</text:p>
          </table:table-cell>
          <table:table-cell table:formula="of:=[.R410]/MIN([.$N410:.$R410])" office:value-type="float" office:value="6.47745521927116">
            <text:p>6.4774552193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office:value-type="float" office:value="54.22">
            <text:p>54.22</text:p>
          </table:table-cell>
          <table:table-cell office:value-type="float" office:value="46.85">
            <text:p>46.85</text:p>
          </table:table-cell>
          <table:table-cell office:value-type="float" office:value="56.49">
            <text:p>56.49</text:p>
          </table:table-cell>
          <table:table-cell office:value-type="float" office:value="45.8">
            <text:p>45.8</text:p>
          </table:table-cell>
          <table:table-cell office:value-type="float" office:value="427.29">
            <text:p>427.29</text:p>
          </table:table-cell>
          <table:table-cell table:formula="of:=[.N411]/MIN([.$N411:.$R411])" office:value-type="float" office:value="1.18384279475983">
            <text:p>1.1838427948</text:p>
          </table:table-cell>
          <table:table-cell table:formula="of:=[.O411]/MIN([.$N411:.$R411])" office:value-type="float" office:value="1.02292576419214">
            <text:p>1.0229257642</text:p>
          </table:table-cell>
          <table:table-cell table:formula="of:=[.P411]/MIN([.$N411:.$R411])" office:value-type="float" office:value="1.23340611353712">
            <text:p>1.2334061135</text:p>
          </table:table-cell>
          <table:table-cell table:formula="of:=[.Q411]/MIN([.$N411:.$R411])" office:value-type="float" office:value="1">
            <text:p>1</text:p>
          </table:table-cell>
          <table:table-cell table:formula="of:=[.R411]/MIN([.$N411:.$R411])" office:value-type="float" office:value="9.32947598253275">
            <text:p>9.3294759825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table:number-columns-repeated="5" office:value-type="float" office:value="0.04">
            <text:p>0.04</text:p>
          </table:table-cell>
          <table:table-cell table:formula="of:=[.N412]/MIN([.$N412:.$R412])" office:value-type="float" office:value="1">
            <text:p>1</text:p>
          </table:table-cell>
          <table:table-cell table:formula="of:=[.O412]/MIN([.$N412:.$R412])" office:value-type="float" office:value="1">
            <text:p>1</text:p>
          </table:table-cell>
          <table:table-cell table:formula="of:=[.P412]/MIN([.$N412:.$R412])" office:value-type="float" office:value="1">
            <text:p>1</text:p>
          </table:table-cell>
          <table:table-cell table:formula="of:=[.Q412]/MIN([.$N412:.$R412])" office:value-type="float" office:value="1">
            <text:p>1</text:p>
          </table:table-cell>
          <table:table-cell table:formula="of:=[.R412]/MIN([.$N412:.$R412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31">
            <text:p>0.31</text:p>
          </table:table-cell>
          <table:table-cell table:formula="of:=[.N413]/MIN([.$N413:.$R413])" office:value-type="float" office:value="1">
            <text:p>1</text:p>
          </table:table-cell>
          <table:table-cell table:formula="of:=[.O413]/MIN([.$N413:.$R413])" office:value-type="float" office:value="1.03846153846154">
            <text:p>1.0384615385</text:p>
          </table:table-cell>
          <table:table-cell table:formula="of:=[.P413]/MIN([.$N413:.$R413])" office:value-type="float" office:value="1">
            <text:p>1</text:p>
          </table:table-cell>
          <table:table-cell table:formula="of:=[.Q413]/MIN([.$N413:.$R413])" office:value-type="float" office:value="1">
            <text:p>1</text:p>
          </table:table-cell>
          <table:table-cell table:formula="of:=[.R413]/MIN([.$N413:.$R413])" office:value-type="float" office:value="1.19230769230769">
            <text:p>1.1923076923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27">
            <text:p>0.27</text:p>
          </table:table-cell>
          <table:table-cell office:value-type="float" office:value="0.32">
            <text:p>0.32</text:p>
          </table:table-cell>
          <table:table-cell table:formula="of:=[.N414]/MIN([.$N414:.$R414])" office:value-type="float" office:value="1">
            <text:p>1</text:p>
          </table:table-cell>
          <table:table-cell table:formula="of:=[.O414]/MIN([.$N414:.$R414])" office:value-type="float" office:value="1">
            <text:p>1</text:p>
          </table:table-cell>
          <table:table-cell table:formula="of:=[.P414]/MIN([.$N414:.$R414])" office:value-type="float" office:value="1">
            <text:p>1</text:p>
          </table:table-cell>
          <table:table-cell table:formula="of:=[.Q414]/MIN([.$N414:.$R414])" office:value-type="float" office:value="1">
            <text:p>1</text:p>
          </table:table-cell>
          <table:table-cell table:formula="of:=[.R414]/MIN([.$N414:.$R414])" office:value-type="float" office:value="1.18518518518519">
            <text:p>1.1851851852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97.53">
            <text:p>297.53</text:p>
          </table:table-cell>
          <table:table-cell office:value-type="float" office:value="290.05">
            <text:p>290.05</text:p>
          </table:table-cell>
          <table:table-cell office:value-type="float" office:value="297.87">
            <text:p>297.87</text:p>
          </table:table-cell>
          <table:table-cell office:value-type="float" office:value="291.29">
            <text:p>291.29</text:p>
          </table:table-cell>
          <table:table-cell office:value-type="float" office:value="457.41">
            <text:p>457.41</text:p>
          </table:table-cell>
          <table:table-cell table:formula="of:=[.N415]/MIN([.$N415:.$R415])" office:value-type="float" office:value="1.02578865712808">
            <text:p>1.0257886571</text:p>
          </table:table-cell>
          <table:table-cell table:formula="of:=[.O415]/MIN([.$N415:.$R415])" office:value-type="float" office:value="1">
            <text:p>1</text:p>
          </table:table-cell>
          <table:table-cell table:formula="of:=[.P415]/MIN([.$N415:.$R415])" office:value-type="float" office:value="1.02696086881572">
            <text:p>1.0269608688</text:p>
          </table:table-cell>
          <table:table-cell table:formula="of:=[.Q415]/MIN([.$N415:.$R415])" office:value-type="float" office:value="1.00427512497845">
            <text:p>1.004275125</text:p>
          </table:table-cell>
          <table:table-cell table:formula="of:=[.R415]/MIN([.$N415:.$R415])" office:value-type="float" office:value="1.57700396483365">
            <text:p>1.5770039648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table:number-columns-repeated="5"/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16">
            <text:p>0.16</text:p>
          </table:table-cell>
          <table:table-cell office:value-type="float" office:value="0.17">
            <text:p>0.17</text:p>
          </table:table-cell>
          <table:table-cell table:formula="of:=[.N416]/MIN([.$N416:.$R416])" office:value-type="float" office:value="1">
            <text:p>1</text:p>
          </table:table-cell>
          <table:table-cell table:formula="of:=[.O416]/MIN([.$N416:.$R416])" office:value-type="float" office:value="1">
            <text:p>1</text:p>
          </table:table-cell>
          <table:table-cell table:formula="of:=[.P416]/MIN([.$N416:.$R416])" office:value-type="float" office:value="1">
            <text:p>1</text:p>
          </table:table-cell>
          <table:table-cell table:formula="of:=[.Q416]/MIN([.$N416:.$R416])" office:value-type="float" office:value="1">
            <text:p>1</text:p>
          </table:table-cell>
          <table:table-cell table:formula="of:=[.R416]/MIN([.$N416:.$R416])" office:value-type="float" office:value="1.0625">
            <text:p>1.0625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table:formula="of:=[.N417]/MIN([.$N417:.$R417])" office:value-type="float" office:value="1.5">
            <text:p>1.5</text:p>
          </table:table-cell>
          <table:table-cell table:formula="of:=[.O417]/MIN([.$N417:.$R417])" office:value-type="float" office:value="1">
            <text:p>1</text:p>
          </table:table-cell>
          <table:table-cell table:formula="of:=[.P417]/MIN([.$N417:.$R417])" office:value-type="float" office:value="1">
            <text:p>1</text:p>
          </table:table-cell>
          <table:table-cell table:formula="of:=[.Q417]/MIN([.$N417:.$R417])" office:value-type="float" office:value="1">
            <text:p>1</text:p>
          </table:table-cell>
          <table:table-cell table:formula="of:=[.R417]/MIN([.$N417:.$R417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2">
            <text:p>0.02</text:p>
          </table:table-cell>
          <table:table-cell table:formula="of:=[.N418]/MIN([.$N418:.$R418])" office:value-type="float" office:value="1">
            <text:p>1</text:p>
          </table:table-cell>
          <table:table-cell table:formula="of:=[.O418]/MIN([.$N418:.$R418])" office:value-type="float" office:value="1">
            <text:p>1</text:p>
          </table:table-cell>
          <table:table-cell table:formula="of:=[.P418]/MIN([.$N418:.$R418])" office:value-type="float" office:value="1">
            <text:p>1</text:p>
          </table:table-cell>
          <table:table-cell table:formula="of:=[.Q418]/MIN([.$N418:.$R418])" office:value-type="float" office:value="1">
            <text:p>1</text:p>
          </table:table-cell>
          <table:table-cell table:formula="of:=[.R418]/MIN([.$N418:.$R418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95.54">
            <text:p>95.54</text:p>
          </table:table-cell>
          <table:table-cell office:value-type="float" office:value="95.45">
            <text:p>95.45</text:p>
          </table:table-cell>
          <table:table-cell office:value-type="float" office:value="94.57">
            <text:p>94.57</text:p>
          </table:table-cell>
          <table:table-cell office:value-type="float" office:value="95.94">
            <text:p>95.94</text:p>
          </table:table-cell>
          <table:table-cell office:value-type="float" office:value="111.33">
            <text:p>111.33</text:p>
          </table:table-cell>
          <table:table-cell table:formula="of:=[.N419]/MIN([.$N419:.$R419])" office:value-type="float" office:value="1.01025695252194">
            <text:p>1.0102569525</text:p>
          </table:table-cell>
          <table:table-cell table:formula="of:=[.O419]/MIN([.$N419:.$R419])" office:value-type="float" office:value="1.00930527651475">
            <text:p>1.0093052765</text:p>
          </table:table-cell>
          <table:table-cell table:formula="of:=[.P419]/MIN([.$N419:.$R419])" office:value-type="float" office:value="1">
            <text:p>1</text:p>
          </table:table-cell>
          <table:table-cell table:formula="of:=[.Q419]/MIN([.$N419:.$R419])" office:value-type="float" office:value="1.01448662366501">
            <text:p>1.0144866237</text:p>
          </table:table-cell>
          <table:table-cell table:formula="of:=[.R419]/MIN([.$N419:.$R419])" office:value-type="float" office:value="1.17722322089458">
            <text:p>1.1772232209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4">
            <text:p>0.04</text:p>
          </table:table-cell>
          <table:table-cell table:formula="of:=[.N420]/MIN([.$N420:.$R420])" office:value-type="float" office:value="1">
            <text:p>1</text:p>
          </table:table-cell>
          <table:table-cell table:formula="of:=[.O420]/MIN([.$N420:.$R420])" office:value-type="float" office:value="1">
            <text:p>1</text:p>
          </table:table-cell>
          <table:table-cell table:formula="of:=[.P420]/MIN([.$N420:.$R420])" office:value-type="float" office:value="1">
            <text:p>1</text:p>
          </table:table-cell>
          <table:table-cell table:formula="of:=[.Q420]/MIN([.$N420:.$R420])" office:value-type="float" office:value="1">
            <text:p>1</text:p>
          </table:table-cell>
          <table:table-cell table:formula="of:=[.R420]/MIN([.$N420:.$R42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5" office:value-type="float" office:value="0.06">
            <text:p>0.06</text:p>
          </table:table-cell>
          <table:table-cell table:formula="of:=[.N421]/MIN([.$N421:.$R421])" office:value-type="float" office:value="1">
            <text:p>1</text:p>
          </table:table-cell>
          <table:table-cell table:formula="of:=[.O421]/MIN([.$N421:.$R421])" office:value-type="float" office:value="1">
            <text:p>1</text:p>
          </table:table-cell>
          <table:table-cell table:formula="of:=[.P421]/MIN([.$N421:.$R421])" office:value-type="float" office:value="1">
            <text:p>1</text:p>
          </table:table-cell>
          <table:table-cell table:formula="of:=[.Q421]/MIN([.$N421:.$R421])" office:value-type="float" office:value="1">
            <text:p>1</text:p>
          </table:table-cell>
          <table:table-cell table:formula="of:=[.R421]/MIN([.$N421:.$R42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f:=[.N422]/MIN([.$N422:.$R422])" office:value-type="float" office:value="1">
            <text:p>1</text:p>
          </table:table-cell>
          <table:table-cell table:formula="of:=[.O422]/MIN([.$N422:.$R422])" office:value-type="float" office:value="1">
            <text:p>1</text:p>
          </table:table-cell>
          <table:table-cell table:formula="of:=[.P422]/MIN([.$N422:.$R422])" office:value-type="float" office:value="1">
            <text:p>1</text:p>
          </table:table-cell>
          <table:table-cell table:formula="of:=[.Q422]/MIN([.$N422:.$R422])" office:value-type="float" office:value="1">
            <text:p>1</text:p>
          </table:table-cell>
          <table:table-cell table:formula="of:=[.R422]/MIN([.$N422:.$R422])" office:value-type="float" office:value="1.2">
            <text:p>1.2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34.3">
            <text:p>134.3</text:p>
          </table:table-cell>
          <table:table-cell office:value-type="float" office:value="134.75">
            <text:p>134.75</text:p>
          </table:table-cell>
          <table:table-cell office:value-type="float" office:value="134.27">
            <text:p>134.27</text:p>
          </table:table-cell>
          <table:table-cell office:value-type="float" office:value="134.81">
            <text:p>134.81</text:p>
          </table:table-cell>
          <table:table-cell office:value-type="float" office:value="164.24">
            <text:p>164.24</text:p>
          </table:table-cell>
          <table:table-cell table:formula="of:=[.N423]/MIN([.$N423:.$R423])" office:value-type="float" office:value="1.00022343040143">
            <text:p>1.0002234304</text:p>
          </table:table-cell>
          <table:table-cell table:formula="of:=[.O423]/MIN([.$N423:.$R423])" office:value-type="float" office:value="1.00357488642288">
            <text:p>1.0035748864</text:p>
          </table:table-cell>
          <table:table-cell table:formula="of:=[.P423]/MIN([.$N423:.$R423])" office:value-type="float" office:value="1">
            <text:p>1</text:p>
          </table:table-cell>
          <table:table-cell table:formula="of:=[.Q423]/MIN([.$N423:.$R423])" office:value-type="float" office:value="1.00402174722574">
            <text:p>1.0040217472</text:p>
          </table:table-cell>
          <table:table-cell table:formula="of:=[.R423]/MIN([.$N423:.$R423])" office:value-type="float" office:value="1.22320697102852">
            <text:p>1.22320697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table:number-columns-repeated="5"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f:=[.N424]/MIN([.$N424:.$R424])" office:value-type="float" office:value="1.33333333333333">
            <text:p>1.3333333333</text:p>
          </table:table-cell>
          <table:table-cell table:formula="of:=[.O424]/MIN([.$N424:.$R424])" office:value-type="float" office:value="1">
            <text:p>1</text:p>
          </table:table-cell>
          <table:table-cell table:formula="of:=[.P424]/MIN([.$N424:.$R424])" office:value-type="float" office:value="1">
            <text:p>1</text:p>
          </table:table-cell>
          <table:table-cell table:formula="of:=[.Q424]/MIN([.$N424:.$R424])" office:value-type="float" office:value="1">
            <text:p>1</text:p>
          </table:table-cell>
          <table:table-cell table:formula="of:=[.R424]/MIN([.$N424:.$R424])" office:value-type="float" office:value="1.33333333333333">
            <text:p>1.3333333333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25]/MIN([.$N425:.$R425])" office:value-type="float" office:value="1">
            <text:p>1</text:p>
          </table:table-cell>
          <table:table-cell table:formula="of:=[.O425]/MIN([.$N425:.$R425])" office:value-type="float" office:value="1">
            <text:p>1</text:p>
          </table:table-cell>
          <table:table-cell table:formula="of:=[.P425]/MIN([.$N425:.$R425])" office:value-type="float" office:value="1">
            <text:p>1</text:p>
          </table:table-cell>
          <table:table-cell table:formula="of:=[.Q425]/MIN([.$N425:.$R425])" office:value-type="float" office:value="1">
            <text:p>1</text:p>
          </table:table-cell>
          <table:table-cell table:formula="of:=[.R425]/MIN([.$N425:.$R42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table:formula="of:=[.N426]/MIN([.$N426:.$R426])" office:value-type="float" office:value="1">
            <text:p>1</text:p>
          </table:table-cell>
          <table:table-cell table:formula="of:=[.O426]/MIN([.$N426:.$R426])" office:value-type="float" office:value="1.05882352941176">
            <text:p>1.0588235294</text:p>
          </table:table-cell>
          <table:table-cell table:formula="of:=[.P426]/MIN([.$N426:.$R426])" office:value-type="float" office:value="1">
            <text:p>1</text:p>
          </table:table-cell>
          <table:table-cell table:formula="of:=[.Q426]/MIN([.$N426:.$R426])" office:value-type="float" office:value="1.05882352941176">
            <text:p>1.0588235294</text:p>
          </table:table-cell>
          <table:table-cell table:formula="of:=[.R426]/MIN([.$N426:.$R426])" office:value-type="float" office:value="1.17647058823529">
            <text:p>1.1764705882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1">
            <text:p>0.01</text:p>
          </table:table-cell>
          <table:table-cell table:formula="of:=[.N427]/MIN([.$N427:.$R427])" office:value-type="float" office:value="1">
            <text:p>1</text:p>
          </table:table-cell>
          <table:table-cell table:formula="of:=[.O427]/MIN([.$N427:.$R427])" office:value-type="float" office:value="1">
            <text:p>1</text:p>
          </table:table-cell>
          <table:table-cell table:formula="of:=[.P427]/MIN([.$N427:.$R427])" office:value-type="float" office:value="1">
            <text:p>1</text:p>
          </table:table-cell>
          <table:table-cell table:formula="of:=[.Q427]/MIN([.$N427:.$R427])" office:value-type="float" office:value="1">
            <text:p>1</text:p>
          </table:table-cell>
          <table:table-cell table:formula="of:=[.R427]/MIN([.$N427:.$R427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104.41">
            <text:p>104.41</text:p>
          </table:table-cell>
          <table:table-cell office:value-type="float" office:value="104.77">
            <text:p>104.77</text:p>
          </table:table-cell>
          <table:table-cell office:value-type="float" office:value="104.43">
            <text:p>104.43</text:p>
          </table:table-cell>
          <table:table-cell office:value-type="float" office:value="104.82">
            <text:p>104.82</text:p>
          </table:table-cell>
          <table:table-cell office:value-type="float" office:value="113.97">
            <text:p>113.97</text:p>
          </table:table-cell>
          <table:table-cell table:formula="of:=[.N428]/MIN([.$N428:.$R428])" office:value-type="float" office:value="1">
            <text:p>1</text:p>
          </table:table-cell>
          <table:table-cell table:formula="of:=[.O428]/MIN([.$N428:.$R428])" office:value-type="float" office:value="1.00344794559908">
            <text:p>1.0034479456</text:p>
          </table:table-cell>
          <table:table-cell table:formula="of:=[.P428]/MIN([.$N428:.$R428])" office:value-type="float" office:value="1.00019155253328">
            <text:p>1.0001915525</text:p>
          </table:table-cell>
          <table:table-cell table:formula="of:=[.Q428]/MIN([.$N428:.$R428])" office:value-type="float" office:value="1.00392682693229">
            <text:p>1.0039268269</text:p>
          </table:table-cell>
          <table:table-cell table:formula="of:=[.R428]/MIN([.$N428:.$R428])" office:value-type="float" office:value="1.09156211090892">
            <text:p>1.0915621109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f:=[.N429]/MIN([.$N429:.$R429])" office:value-type="float" office:value="1.2">
            <text:p>1.2</text:p>
          </table:table-cell>
          <table:table-cell table:formula="of:=[.O429]/MIN([.$N429:.$R429])" office:value-type="float" office:value="1">
            <text:p>1</text:p>
          </table:table-cell>
          <table:table-cell table:formula="of:=[.P429]/MIN([.$N429:.$R429])" office:value-type="float" office:value="1.2">
            <text:p>1.2</text:p>
          </table:table-cell>
          <table:table-cell table:formula="of:=[.Q429]/MIN([.$N429:.$R429])" office:value-type="float" office:value="1">
            <text:p>1</text:p>
          </table:table-cell>
          <table:table-cell table:formula="of:=[.R429]/MIN([.$N429:.$R429])" office:value-type="float" office:value="1.2">
            <text:p>1.2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2.lp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11">
            <text:p>0.11</text:p>
          </table:table-cell>
          <table:table-cell table:formula="of:=[.N430]/MIN([.$N430:.$R430])" office:value-type="float" office:value="1">
            <text:p>1</text:p>
          </table:table-cell>
          <table:table-cell table:formula="of:=[.O430]/MIN([.$N430:.$R430])" office:value-type="float" office:value="1">
            <text:p>1</text:p>
          </table:table-cell>
          <table:table-cell table:formula="of:=[.P430]/MIN([.$N430:.$R430])" office:value-type="float" office:value="1">
            <text:p>1</text:p>
          </table:table-cell>
          <table:table-cell table:formula="of:=[.Q430]/MIN([.$N430:.$R430])" office:value-type="float" office:value="1">
            <text:p>1</text:p>
          </table:table-cell>
          <table:table-cell table:formula="of:=[.R430]/MIN([.$N430:.$R43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2.lp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">
            <text:p>0.26</text:p>
          </table:table-cell>
          <table:table-cell table:formula="of:=[.N431]/MIN([.$N431:.$R431])" office:value-type="float" office:value="1">
            <text:p>1</text:p>
          </table:table-cell>
          <table:table-cell table:formula="of:=[.O431]/MIN([.$N431:.$R431])" office:value-type="float" office:value="1.04">
            <text:p>1.04</text:p>
          </table:table-cell>
          <table:table-cell table:formula="of:=[.P431]/MIN([.$N431:.$R431])" office:value-type="float" office:value="1">
            <text:p>1</text:p>
          </table:table-cell>
          <table:table-cell table:formula="of:=[.Q431]/MIN([.$N431:.$R431])" office:value-type="float" office:value="1.04">
            <text:p>1.04</text:p>
          </table:table-cell>
          <table:table-cell table:formula="of:=[.R431]/MIN([.$N431:.$R431])" office:value-type="float" office:value="1.04">
            <text:p>1.04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2.lp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32]/MIN([.$N432:.$R432])" office:value-type="float" office:value="1">
            <text:p>1</text:p>
          </table:table-cell>
          <table:table-cell table:formula="of:=[.O432]/MIN([.$N432:.$R432])" office:value-type="float" office:value="1">
            <text:p>1</text:p>
          </table:table-cell>
          <table:table-cell table:formula="of:=[.P432]/MIN([.$N432:.$R432])" office:value-type="float" office:value="1">
            <text:p>1</text:p>
          </table:table-cell>
          <table:table-cell table:formula="of:=[.Q432]/MIN([.$N432:.$R432])" office:value-type="float" office:value="1">
            <text:p>1</text:p>
          </table:table-cell>
          <table:table-cell table:formula="of:=[.R432]/MIN([.$N432:.$R432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4" office:value-type="float" office:value="0.16">
            <text:p>0.16</text:p>
          </table:table-cell>
          <table:table-cell office:value-type="float" office:value="0.18">
            <text:p>0.18</text:p>
          </table:table-cell>
          <table:table-cell table:formula="of:=[.N433]/MIN([.$N433:.$R433])" office:value-type="float" office:value="1">
            <text:p>1</text:p>
          </table:table-cell>
          <table:table-cell table:formula="of:=[.O433]/MIN([.$N433:.$R433])" office:value-type="float" office:value="1">
            <text:p>1</text:p>
          </table:table-cell>
          <table:table-cell table:formula="of:=[.P433]/MIN([.$N433:.$R433])" office:value-type="float" office:value="1">
            <text:p>1</text:p>
          </table:table-cell>
          <table:table-cell table:formula="of:=[.Q433]/MIN([.$N433:.$R433])" office:value-type="float" office:value="1">
            <text:p>1</text:p>
          </table:table-cell>
          <table:table-cell table:formula="of:=[.R433]/MIN([.$N433:.$R433])" office:value-type="float" office:value="1.125">
            <text:p>1.125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4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[.N434]/MIN([.$N434:.$R434])" office:value-type="float" office:value="1">
            <text:p>1</text:p>
          </table:table-cell>
          <table:table-cell table:formula="of:=[.O434]/MIN([.$N434:.$R434])" office:value-type="float" office:value="1">
            <text:p>1</text:p>
          </table:table-cell>
          <table:table-cell table:formula="of:=[.P434]/MIN([.$N434:.$R434])" office:value-type="float" office:value="1">
            <text:p>1</text:p>
          </table:table-cell>
          <table:table-cell table:formula="of:=[.Q434]/MIN([.$N434:.$R434])" office:value-type="float" office:value="1">
            <text:p>1</text:p>
          </table:table-cell>
          <table:table-cell table:formula="of:=[.R434]/MIN([.$N434:.$R434])" office:value-type="float" office:value="1.07692307692308">
            <text:p>1.0769230769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370.39">
            <text:p>370.39</text:p>
          </table:table-cell>
          <table:table-cell office:value-type="float" office:value="392.06">
            <text:p>392.06</text:p>
          </table:table-cell>
          <table:table-cell office:value-type="float" office:value="369.71">
            <text:p>369.71</text:p>
          </table:table-cell>
          <table:table-cell office:value-type="float" office:value="394.52">
            <text:p>394.52</text:p>
          </table:table-cell>
          <table:table-cell office:value-type="float" office:value="399.81">
            <text:p>399.81</text:p>
          </table:table-cell>
          <table:table-cell table:formula="of:=[.N435]/MIN([.$N435:.$R435])" office:value-type="float" office:value="1.00183927943523">
            <text:p>1.0018392794</text:p>
          </table:table-cell>
          <table:table-cell table:formula="of:=[.O435]/MIN([.$N435:.$R435])" office:value-type="float" office:value="1.06045278731979">
            <text:p>1.0604527873</text:p>
          </table:table-cell>
          <table:table-cell table:formula="of:=[.P435]/MIN([.$N435:.$R435])" office:value-type="float" office:value="1">
            <text:p>1</text:p>
          </table:table-cell>
          <table:table-cell table:formula="of:=[.Q435]/MIN([.$N435:.$R435])" office:value-type="float" office:value="1.06710665115902">
            <text:p>1.0671066512</text:p>
          </table:table-cell>
          <table:table-cell table:formula="of:=[.R435]/MIN([.$N435:.$R435])" office:value-type="float" office:value="1.08141516323605">
            <text:p>1.0814151632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5" office:value-type="float" office:value="0.05">
            <text:p>0.05</text:p>
          </table:table-cell>
          <table:table-cell table:formula="of:=[.N436]/MIN([.$N436:.$R436])" office:value-type="float" office:value="1">
            <text:p>1</text:p>
          </table:table-cell>
          <table:table-cell table:formula="of:=[.O436]/MIN([.$N436:.$R436])" office:value-type="float" office:value="1">
            <text:p>1</text:p>
          </table:table-cell>
          <table:table-cell table:formula="of:=[.P436]/MIN([.$N436:.$R436])" office:value-type="float" office:value="1">
            <text:p>1</text:p>
          </table:table-cell>
          <table:table-cell table:formula="of:=[.Q436]/MIN([.$N436:.$R436])" office:value-type="float" office:value="1">
            <text:p>1</text:p>
          </table:table-cell>
          <table:table-cell table:formula="of:=[.R436]/MIN([.$N436:.$R43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03">
            <text:p>0.03</text:p>
          </table:table-cell>
          <table:table-cell table:formula="of:=[.N437]/MIN([.$N437:.$R437])" office:value-type="float" office:value="1">
            <text:p>1</text:p>
          </table:table-cell>
          <table:table-cell table:formula="of:=[.O437]/MIN([.$N437:.$R437])" office:value-type="float" office:value="1">
            <text:p>1</text:p>
          </table:table-cell>
          <table:table-cell table:formula="of:=[.P437]/MIN([.$N437:.$R437])" office:value-type="float" office:value="1">
            <text:p>1</text:p>
          </table:table-cell>
          <table:table-cell table:formula="of:=[.Q437]/MIN([.$N437:.$R437])" office:value-type="float" office:value="1">
            <text:p>1</text:p>
          </table:table-cell>
          <table:table-cell table:formula="of:=[.R437]/MIN([.$N437:.$R437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[.N438]/MIN([.$N438:.$R438])" office:value-type="float" office:value="1.5">
            <text:p>1.5</text:p>
          </table:table-cell>
          <table:table-cell table:formula="of:=[.O438]/MIN([.$N438:.$R438])" office:value-type="float" office:value="1">
            <text:p>1</text:p>
          </table:table-cell>
          <table:table-cell table:formula="of:=[.P438]/MIN([.$N438:.$R438])" office:value-type="float" office:value="1">
            <text:p>1</text:p>
          </table:table-cell>
          <table:table-cell table:formula="of:=[.Q438]/MIN([.$N438:.$R438])" office:value-type="float" office:value="1">
            <text:p>1</text:p>
          </table:table-cell>
          <table:table-cell table:formula="of:=[.R438]/MIN([.$N438:.$R438])" office:value-type="float" office:value="1.5">
            <text:p>1.5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70.28">
            <text:p>170.28</text:p>
          </table:table-cell>
          <table:table-cell office:value-type="float" office:value="172.71">
            <text:p>172.71</text:p>
          </table:table-cell>
          <table:table-cell office:value-type="float" office:value="172.03">
            <text:p>172.03</text:p>
          </table:table-cell>
          <table:table-cell office:value-type="float" office:value="172.88">
            <text:p>172.88</text:p>
          </table:table-cell>
          <table:table-cell office:value-type="float" office:value="184.18">
            <text:p>184.18</text:p>
          </table:table-cell>
          <table:table-cell table:formula="of:=[.N439]/MIN([.$N439:.$R439])" office:value-type="float" office:value="1">
            <text:p>1</text:p>
          </table:table-cell>
          <table:table-cell table:formula="of:=[.O439]/MIN([.$N439:.$R439])" office:value-type="float" office:value="1.01427061310782">
            <text:p>1.0142706131</text:p>
          </table:table-cell>
          <table:table-cell table:formula="of:=[.P439]/MIN([.$N439:.$R439])" office:value-type="float" office:value="1.01027719050975">
            <text:p>1.0102771905</text:p>
          </table:table-cell>
          <table:table-cell table:formula="of:=[.Q439]/MIN([.$N439:.$R439])" office:value-type="float" office:value="1.01526896875734">
            <text:p>1.0152689688</text:p>
          </table:table-cell>
          <table:table-cell table:formula="of:=[.R439]/MIN([.$N439:.$R439])" office:value-type="float" office:value="1.08163025604886">
            <text:p>1.081630256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table:number-columns-repeated="5" office:value-type="float" office:value="0.01">
            <text:p>0.01</text:p>
          </table:table-cell>
          <table:table-cell table:formula="of:=[.N440]/MIN([.$N440:.$R440])" office:value-type="float" office:value="1">
            <text:p>1</text:p>
          </table:table-cell>
          <table:table-cell table:formula="of:=[.O440]/MIN([.$N440:.$R440])" office:value-type="float" office:value="1">
            <text:p>1</text:p>
          </table:table-cell>
          <table:table-cell table:formula="of:=[.P440]/MIN([.$N440:.$R440])" office:value-type="float" office:value="1">
            <text:p>1</text:p>
          </table:table-cell>
          <table:table-cell table:formula="of:=[.Q440]/MIN([.$N440:.$R440])" office:value-type="float" office:value="1">
            <text:p>1</text:p>
          </table:table-cell>
          <table:table-cell table:formula="of:=[.R440]/MIN([.$N440:.$R44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3.lp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1">
            <text:p>0.01</text:p>
          </table:table-cell>
          <table:table-cell table:formula="of:=[.N441]/MIN([.$N441:.$R441])" office:value-type="float" office:value="1">
            <text:p>1</text:p>
          </table:table-cell>
          <table:table-cell table:formula="of:=[.O441]/MIN([.$N441:.$R441])" office:value-type="float" office:value="1">
            <text:p>1</text:p>
          </table:table-cell>
          <table:table-cell table:formula="of:=[.P441]/MIN([.$N441:.$R441])" office:value-type="float" office:value="1">
            <text:p>1</text:p>
          </table:table-cell>
          <table:table-cell table:formula="of:=[.Q441]/MIN([.$N441:.$R441])" office:value-type="float" office:value="1">
            <text:p>1</text:p>
          </table:table-cell>
          <table:table-cell table:formula="of:=[.R441]/MIN([.$N441:.$R44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3.lp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3">
            <text:p>0.03</text:p>
          </table:table-cell>
          <table:table-cell table:formula="of:=[.N442]/MIN([.$N442:.$R442])" office:value-type="float" office:value="1">
            <text:p>1</text:p>
          </table:table-cell>
          <table:table-cell table:formula="of:=[.O442]/MIN([.$N442:.$R442])" office:value-type="float" office:value="1">
            <text:p>1</text:p>
          </table:table-cell>
          <table:table-cell table:formula="of:=[.P442]/MIN([.$N442:.$R442])" office:value-type="float" office:value="1">
            <text:p>1</text:p>
          </table:table-cell>
          <table:table-cell table:formula="of:=[.Q442]/MIN([.$N442:.$R442])" office:value-type="float" office:value="1">
            <text:p>1</text:p>
          </table:table-cell>
          <table:table-cell table:formula="of:=[.R442]/MIN([.$N442:.$R442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3.lp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1">
            <text:p>0.01</text:p>
          </table:table-cell>
          <table:table-cell table:formula="of:=[.N443]/MIN([.$N443:.$R443])" office:value-type="float" office:value="1">
            <text:p>1</text:p>
          </table:table-cell>
          <table:table-cell table:formula="of:=[.O443]/MIN([.$N443:.$R443])" office:value-type="float" office:value="1">
            <text:p>1</text:p>
          </table:table-cell>
          <table:table-cell table:formula="of:=[.P443]/MIN([.$N443:.$R443])" office:value-type="float" office:value="1">
            <text:p>1</text:p>
          </table:table-cell>
          <table:table-cell table:formula="of:=[.Q443]/MIN([.$N443:.$R443])" office:value-type="float" office:value="1">
            <text:p>1</text:p>
          </table:table-cell>
          <table:table-cell table:formula="of:=[.R443]/MIN([.$N443:.$R443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3.lp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table:number-columns-repeated="5" office:value-type="float" office:value="0.04">
            <text:p>0.04</text:p>
          </table:table-cell>
          <table:table-cell table:formula="of:=[.N444]/MIN([.$N444:.$R444])" office:value-type="float" office:value="1">
            <text:p>1</text:p>
          </table:table-cell>
          <table:table-cell table:formula="of:=[.O444]/MIN([.$N444:.$R444])" office:value-type="float" office:value="1">
            <text:p>1</text:p>
          </table:table-cell>
          <table:table-cell table:formula="of:=[.P444]/MIN([.$N444:.$R444])" office:value-type="float" office:value="1">
            <text:p>1</text:p>
          </table:table-cell>
          <table:table-cell table:formula="of:=[.Q444]/MIN([.$N444:.$R444])" office:value-type="float" office:value="1">
            <text:p>1</text:p>
          </table:table-cell>
          <table:table-cell table:formula="of:=[.R444]/MIN([.$N444:.$R444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12.lp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4"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[.N445]/MIN([.$N445:.$R445])" office:value-type="float" office:value="1">
            <text:p>1</text:p>
          </table:table-cell>
          <table:table-cell table:formula="of:=[.O445]/MIN([.$N445:.$R445])" office:value-type="float" office:value="1">
            <text:p>1</text:p>
          </table:table-cell>
          <table:table-cell table:formula="of:=[.P445]/MIN([.$N445:.$R445])" office:value-type="float" office:value="1">
            <text:p>1</text:p>
          </table:table-cell>
          <table:table-cell table:formula="of:=[.Q445]/MIN([.$N445:.$R445])" office:value-type="float" office:value="1">
            <text:p>1</text:p>
          </table:table-cell>
          <table:table-cell table:formula="of:=[.R445]/MIN([.$N445:.$R445])" office:value-type="float" office:value="1.04347826086957">
            <text:p>1.0434782609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12.lp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5" office:value-type="float" office:value="0.19">
            <text:p>0.19</text:p>
          </table:table-cell>
          <table:table-cell table:formula="of:=[.N446]/MIN([.$N446:.$R446])" office:value-type="float" office:value="1">
            <text:p>1</text:p>
          </table:table-cell>
          <table:table-cell table:formula="of:=[.O446]/MIN([.$N446:.$R446])" office:value-type="float" office:value="1">
            <text:p>1</text:p>
          </table:table-cell>
          <table:table-cell table:formula="of:=[.P446]/MIN([.$N446:.$R446])" office:value-type="float" office:value="1">
            <text:p>1</text:p>
          </table:table-cell>
          <table:table-cell table:formula="of:=[.Q446]/MIN([.$N446:.$R446])" office:value-type="float" office:value="1">
            <text:p>1</text:p>
          </table:table-cell>
          <table:table-cell table:formula="of:=[.R446]/MIN([.$N446:.$R44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12.lp</text:p>
          </table:table-cell>
          <table:table-cell table:number-columns-repeated="5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5" office:value-type="float" office:value="0.01">
            <text:p>0.01</text:p>
          </table:table-cell>
          <table:table-cell table:formula="of:=[.N447]/MIN([.$N447:.$R447])" office:value-type="float" office:value="1">
            <text:p>1</text:p>
          </table:table-cell>
          <table:table-cell table:formula="of:=[.O447]/MIN([.$N447:.$R447])" office:value-type="float" office:value="1">
            <text:p>1</text:p>
          </table:table-cell>
          <table:table-cell table:formula="of:=[.P447]/MIN([.$N447:.$R447])" office:value-type="float" office:value="1">
            <text:p>1</text:p>
          </table:table-cell>
          <table:table-cell table:formula="of:=[.Q447]/MIN([.$N447:.$R447])" office:value-type="float" office:value="1">
            <text:p>1</text:p>
          </table:table-cell>
          <table:table-cell table:formula="of:=[.R447]/MIN([.$N447:.$R447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table:number-columns-repeated="5"/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office:value-type="float" office:value="427.06">
            <text:p>427.06</text:p>
          </table:table-cell>
          <table:table-cell office:value-type="float" office:value="1092.42">
            <text:p>1092.42</text:p>
          </table:table-cell>
          <table:table-cell office:value-type="float" office:value="433.23">
            <text:p>433.23</text:p>
          </table:table-cell>
          <table:table-cell office:value-type="float" office:value="494.9">
            <text:p>494.9</text:p>
          </table:table-cell>
          <table:table-cell office:value-type="float" office:value="545.15">
            <text:p>545.15</text:p>
          </table:table-cell>
          <table:table-cell table:formula="of:=[.N448]/MIN([.$N448:.$R448])" office:value-type="float" office:value="1">
            <text:p>1</text:p>
          </table:table-cell>
          <table:table-cell table:formula="of:=[.O448]/MIN([.$N448:.$R448])" office:value-type="float" office:value="2.5580012176275">
            <text:p>2.5580012176</text:p>
          </table:table-cell>
          <table:table-cell table:formula="of:=[.P448]/MIN([.$N448:.$R448])" office:value-type="float" office:value="1.0144476186016">
            <text:p>1.0144476186</text:p>
          </table:table-cell>
          <table:table-cell table:formula="of:=[.Q448]/MIN([.$N448:.$R448])" office:value-type="float" office:value="1.15885355687725">
            <text:p>1.1588535569</text:p>
          </table:table-cell>
          <table:table-cell table:formula="of:=[.R448]/MIN([.$N448:.$R448])" office:value-type="float" office:value="1.27651852198754">
            <text:p>1.276518522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/home/rossegg/test_encodings/dynamic.lp</text:p>
          </table:table-cell>
          <table:table-cell table:style-name="ce1" office:value-type="string">
            <text:p>/home/rossegg/instances/sat_25_15.lp</text:p>
          </table:table-cell>
          <table:table-cell table:style-name="ce1" table:number-columns-repeated="5"/>
          <table:table-cell table:style-name="ce1" office:value-type="float" office:value="213">
            <text:p>2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weak</text:p>
          </table:table-cell>
          <table:table-cell table:style-name="ce1" office:value-type="string">
            <text:p>min-degree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81.96">
            <text:p>381.96</text:p>
          </table:table-cell>
          <table:table-cell table:style-name="ce1" office:value-type="float" office:value="836.76">
            <text:p>836.76</text:p>
          </table:table-cell>
          <table:table-cell table:style-name="ce1" office:value-type="float" office:value="377.97">
            <text:p>377.97</text:p>
          </table:table-cell>
          <table:table-cell table:style-name="ce1" office:value-type="float" office:value="371.9">
            <text:p>371.9</text:p>
          </table:table-cell>
          <table:table-cell table:style-name="ce1" office:value-type="float" office:value="100000">
            <text:p>100000</text:p>
          </table:table-cell>
          <table:table-cell table:style-name="ce1" table:formula="of:=[.N449]/MIN([.$N449:.$R449])" office:value-type="float" office:value="1.02705028233396">
            <text:p>1.0270502823</text:p>
          </table:table-cell>
          <table:table-cell table:style-name="ce1" table:formula="of:=[.O449]/MIN([.$N449:.$R449])" office:value-type="float" office:value="2.24995966657704">
            <text:p>2.2499596666</text:p>
          </table:table-cell>
          <table:table-cell table:style-name="ce1" table:formula="of:=[.P449]/MIN([.$N449:.$R449])" office:value-type="float" office:value="1.01632159182576">
            <text:p>1.0163215918</text:p>
          </table:table-cell>
          <table:table-cell table:style-name="ce1" table:formula="of:=[.Q449]/MIN([.$N449:.$R449])" office:value-type="float" office:value="1">
            <text:p>1</text:p>
          </table:table-cell>
          <table:table-cell table:style-name="ce1" table:formula="of:=[.R449]/MIN([.$N449:.$R449])" office:value-type="float" office:value="268.889486421081">
            <text:p>268.8894864211</text:p>
          </table:table-cell>
          <table:table-cell table:style-name="ce1"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table:number-columns-repeated="5"/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office:value-type="float" office:value="35.22">
            <text:p>35.22</text:p>
          </table:table-cell>
          <table:table-cell office:value-type="float" office:value="35.15">
            <text:p>35.15</text:p>
          </table:table-cell>
          <table:table-cell office:value-type="float" office:value="35.27">
            <text:p>35.27</text:p>
          </table:table-cell>
          <table:table-cell office:value-type="float" office:value="35.13">
            <text:p>35.13</text:p>
          </table:table-cell>
          <table:table-cell office:value-type="float" office:value="35.68">
            <text:p>35.68</text:p>
          </table:table-cell>
          <table:table-cell table:formula="of:=[.N450]/MIN([.$N450:.$R450])" office:value-type="float" office:value="1.00256191289496">
            <text:p>1.0025619129</text:p>
          </table:table-cell>
          <table:table-cell table:formula="of:=[.O450]/MIN([.$N450:.$R450])" office:value-type="float" office:value="1.00056931397666">
            <text:p>1.000569314</text:p>
          </table:table-cell>
          <table:table-cell table:formula="of:=[.P450]/MIN([.$N450:.$R450])" office:value-type="float" office:value="1.00398519783661">
            <text:p>1.0039851978</text:p>
          </table:table-cell>
          <table:table-cell table:formula="of:=[.Q450]/MIN([.$N450:.$R450])" office:value-type="float" office:value="1">
            <text:p>1</text:p>
          </table:table-cell>
          <table:table-cell table:formula="of:=[.R450]/MIN([.$N450:.$R450])" office:value-type="float" office:value="1.0156561343581">
            <text:p>1.0156561344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2.lp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">
            <text:p>0</text:p>
          </table:table-cell>
          <table:table-cell table:number-columns-repeated="5" office:value-type="float" office:value="0.01">
            <text:p>0.01</text:p>
          </table:table-cell>
          <table:table-cell table:formula="of:=[.N451]/MIN([.$N451:.$R451])" office:value-type="float" office:value="1">
            <text:p>1</text:p>
          </table:table-cell>
          <table:table-cell table:formula="of:=[.O451]/MIN([.$N451:.$R451])" office:value-type="float" office:value="1">
            <text:p>1</text:p>
          </table:table-cell>
          <table:table-cell table:formula="of:=[.P451]/MIN([.$N451:.$R451])" office:value-type="float" office:value="1">
            <text:p>1</text:p>
          </table:table-cell>
          <table:table-cell table:formula="of:=[.Q451]/MIN([.$N451:.$R451])" office:value-type="float" office:value="1">
            <text:p>1</text:p>
          </table:table-cell>
          <table:table-cell table:formula="of:=[.R451]/MIN([.$N451:.$R45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52]/MIN([.$N452:.$R452])" office:value-type="float" office:value="1">
            <text:p>1</text:p>
          </table:table-cell>
          <table:table-cell table:formula="of:=[.O452]/MIN([.$N452:.$R452])" office:value-type="float" office:value="1">
            <text:p>1</text:p>
          </table:table-cell>
          <table:table-cell table:formula="of:=[.P452]/MIN([.$N452:.$R452])" office:value-type="float" office:value="1">
            <text:p>1</text:p>
          </table:table-cell>
          <table:table-cell table:formula="of:=[.Q452]/MIN([.$N452:.$R452])" office:value-type="float" office:value="1">
            <text:p>1</text:p>
          </table:table-cell>
          <table:table-cell table:formula="of:=[.R452]/MIN([.$N452:.$R452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53]/MIN([.$N453:.$R453])" office:value-type="float" office:value="1">
            <text:p>1</text:p>
          </table:table-cell>
          <table:table-cell table:formula="of:=[.O453]/MIN([.$N453:.$R453])" office:value-type="float" office:value="1">
            <text:p>1</text:p>
          </table:table-cell>
          <table:table-cell table:formula="of:=[.P453]/MIN([.$N453:.$R453])" office:value-type="float" office:value="1">
            <text:p>1</text:p>
          </table:table-cell>
          <table:table-cell table:formula="of:=[.Q453]/MIN([.$N453:.$R453])" office:value-type="float" office:value="1">
            <text:p>1</text:p>
          </table:table-cell>
          <table:table-cell table:formula="of:=[.R453]/MIN([.$N453:.$R453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54]/MIN([.$N454:.$R454])" office:value-type="float" office:value="1">
            <text:p>1</text:p>
          </table:table-cell>
          <table:table-cell table:formula="of:=[.O454]/MIN([.$N454:.$R454])" office:value-type="float" office:value="1">
            <text:p>1</text:p>
          </table:table-cell>
          <table:table-cell table:formula="of:=[.P454]/MIN([.$N454:.$R454])" office:value-type="float" office:value="1">
            <text:p>1</text:p>
          </table:table-cell>
          <table:table-cell table:formula="of:=[.Q454]/MIN([.$N454:.$R454])" office:value-type="float" office:value="1">
            <text:p>1</text:p>
          </table:table-cell>
          <table:table-cell table:formula="of:=[.R454]/MIN([.$N454:.$R454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55]/MIN([.$N455:.$R455])" office:value-type="float" office:value="1">
            <text:p>1</text:p>
          </table:table-cell>
          <table:table-cell table:formula="of:=[.O455]/MIN([.$N455:.$R455])" office:value-type="float" office:value="1">
            <text:p>1</text:p>
          </table:table-cell>
          <table:table-cell table:formula="of:=[.P455]/MIN([.$N455:.$R455])" office:value-type="float" office:value="1">
            <text:p>1</text:p>
          </table:table-cell>
          <table:table-cell table:formula="of:=[.Q455]/MIN([.$N455:.$R455])" office:value-type="float" office:value="1">
            <text:p>1</text:p>
          </table:table-cell>
          <table:table-cell table:formula="of:=[.R455]/MIN([.$N455:.$R455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5_1.lp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">
            <text:p>0</text:p>
          </table:table-cell>
          <table:table-cell table:number-columns-repeated="5" office:value-type="float" office:value="0.01">
            <text:p>0.01</text:p>
          </table:table-cell>
          <table:table-cell table:formula="of:=[.N456]/MIN([.$N456:.$R456])" office:value-type="float" office:value="1">
            <text:p>1</text:p>
          </table:table-cell>
          <table:table-cell table:formula="of:=[.O456]/MIN([.$N456:.$R456])" office:value-type="float" office:value="1">
            <text:p>1</text:p>
          </table:table-cell>
          <table:table-cell table:formula="of:=[.P456]/MIN([.$N456:.$R456])" office:value-type="float" office:value="1">
            <text:p>1</text:p>
          </table:table-cell>
          <table:table-cell table:formula="of:=[.Q456]/MIN([.$N456:.$R456])" office:value-type="float" office:value="1">
            <text:p>1</text:p>
          </table:table-cell>
          <table:table-cell table:formula="of:=[.R456]/MIN([.$N456:.$R45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2">
            <text:p>0.02</text:p>
          </table:table-cell>
          <table:table-cell table:formula="of:=[.N457]/MIN([.$N457:.$R457])" office:value-type="float" office:value="1">
            <text:p>1</text:p>
          </table:table-cell>
          <table:table-cell table:formula="of:=[.O457]/MIN([.$N457:.$R457])" office:value-type="float" office:value="1">
            <text:p>1</text:p>
          </table:table-cell>
          <table:table-cell table:formula="of:=[.P457]/MIN([.$N457:.$R457])" office:value-type="float" office:value="1">
            <text:p>1</text:p>
          </table:table-cell>
          <table:table-cell table:formula="of:=[.Q457]/MIN([.$N457:.$R457])" office:value-type="float" office:value="1">
            <text:p>1</text:p>
          </table:table-cell>
          <table:table-cell table:formula="of:=[.R457]/MIN([.$N457:.$R457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table:number-columns-repeated="5" office:value-type="float" office:value="0.02">
            <text:p>0.02</text:p>
          </table:table-cell>
          <table:table-cell table:formula="of:=[.N458]/MIN([.$N458:.$R458])" office:value-type="float" office:value="1">
            <text:p>1</text:p>
          </table:table-cell>
          <table:table-cell table:formula="of:=[.O458]/MIN([.$N458:.$R458])" office:value-type="float" office:value="1">
            <text:p>1</text:p>
          </table:table-cell>
          <table:table-cell table:formula="of:=[.P458]/MIN([.$N458:.$R458])" office:value-type="float" office:value="1">
            <text:p>1</text:p>
          </table:table-cell>
          <table:table-cell table:formula="of:=[.Q458]/MIN([.$N458:.$R458])" office:value-type="float" office:value="1">
            <text:p>1</text:p>
          </table:table-cell>
          <table:table-cell table:formula="of:=[.R458]/MIN([.$N458:.$R458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126.48">
            <text:p>126.48</text:p>
          </table:table-cell>
          <table:table-cell office:value-type="float" office:value="127.21">
            <text:p>127.21</text:p>
          </table:table-cell>
          <table:table-cell office:value-type="float" office:value="125.06">
            <text:p>125.06</text:p>
          </table:table-cell>
          <table:table-cell office:value-type="float" office:value="127.19">
            <text:p>127.19</text:p>
          </table:table-cell>
          <table:table-cell office:value-type="float" office:value="142.11">
            <text:p>142.11</text:p>
          </table:table-cell>
          <table:table-cell table:formula="of:=[.N459]/MIN([.$N459:.$R459])" office:value-type="float" office:value="1.01135454981609">
            <text:p>1.0113545498</text:p>
          </table:table-cell>
          <table:table-cell table:formula="of:=[.O459]/MIN([.$N459:.$R459])" office:value-type="float" office:value="1.01719174796098">
            <text:p>1.017191748</text:p>
          </table:table-cell>
          <table:table-cell table:formula="of:=[.P459]/MIN([.$N459:.$R459])" office:value-type="float" office:value="1">
            <text:p>1</text:p>
          </table:table-cell>
          <table:table-cell table:formula="of:=[.Q459]/MIN([.$N459:.$R459])" office:value-type="float" office:value="1.01703182472413">
            <text:p>1.0170318247</text:p>
          </table:table-cell>
          <table:table-cell table:formula="of:=[.R459]/MIN([.$N459:.$R459])" office:value-type="float" office:value="1.13633455941148">
            <text:p>1.1363345594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table:number-columns-repeated="5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.01">
            <text:p>0.01</text:p>
          </table:table-cell>
          <table:table-cell table:formula="of:=[.N460]/MIN([.$N460:.$R460])" office:value-type="float" office:value="2">
            <text:p>2</text:p>
          </table:table-cell>
          <table:table-cell table:formula="of:=[.O460]/MIN([.$N460:.$R460])" office:value-type="float" office:value="1">
            <text:p>1</text:p>
          </table:table-cell>
          <table:table-cell table:formula="of:=[.P460]/MIN([.$N460:.$R460])" office:value-type="float" office:value="1">
            <text:p>1</text:p>
          </table:table-cell>
          <table:table-cell table:formula="of:=[.Q460]/MIN([.$N460:.$R460])" office:value-type="float" office:value="1">
            <text:p>1</text:p>
          </table:table-cell>
          <table:table-cell table:formula="of:=[.R460]/MIN([.$N460:.$R46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3">
            <text:p>0.03</text:p>
          </table:table-cell>
          <table:table-cell table:formula="of:=[.N461]/MIN([.$N461:.$R461])" office:value-type="float" office:value="1">
            <text:p>1</text:p>
          </table:table-cell>
          <table:table-cell table:formula="of:=[.O461]/MIN([.$N461:.$R461])" office:value-type="float" office:value="1">
            <text:p>1</text:p>
          </table:table-cell>
          <table:table-cell table:formula="of:=[.P461]/MIN([.$N461:.$R461])" office:value-type="float" office:value="1">
            <text:p>1</text:p>
          </table:table-cell>
          <table:table-cell table:formula="of:=[.Q461]/MIN([.$N461:.$R461])" office:value-type="float" office:value="1">
            <text:p>1</text:p>
          </table:table-cell>
          <table:table-cell table:formula="of:=[.R461]/MIN([.$N461:.$R461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4.02">
            <text:p>4.02</text:p>
          </table:table-cell>
          <table:table-cell office:value-type="float" office:value="3.97">
            <text:p>3.97</text:p>
          </table:table-cell>
          <table:table-cell office:value-type="float" office:value="4.02">
            <text:p>4.02</text:p>
          </table:table-cell>
          <table:table-cell office:value-type="float" office:value="4">
            <text:p>4</text:p>
          </table:table-cell>
          <table:table-cell office:value-type="float" office:value="3.98">
            <text:p>3.98</text:p>
          </table:table-cell>
          <table:table-cell table:formula="of:=[.N462]/MIN([.$N462:.$R462])" office:value-type="float" office:value="1.01259445843829">
            <text:p>1.0125944584</text:p>
          </table:table-cell>
          <table:table-cell table:formula="of:=[.O462]/MIN([.$N462:.$R462])" office:value-type="float" office:value="1">
            <text:p>1</text:p>
          </table:table-cell>
          <table:table-cell table:formula="of:=[.P462]/MIN([.$N462:.$R462])" office:value-type="float" office:value="1.01259445843829">
            <text:p>1.0125944584</text:p>
          </table:table-cell>
          <table:table-cell table:formula="of:=[.Q462]/MIN([.$N462:.$R462])" office:value-type="float" office:value="1.00755667506297">
            <text:p>1.0075566751</text:p>
          </table:table-cell>
          <table:table-cell table:formula="of:=[.R462]/MIN([.$N462:.$R462])" office:value-type="float" office:value="1.00251889168766">
            <text:p>1.0025188917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5" office:value-type="float" office:value="0.03">
            <text:p>0.03</text:p>
          </table:table-cell>
          <table:table-cell table:formula="of:=[.N463]/MIN([.$N463:.$R463])" office:value-type="float" office:value="1">
            <text:p>1</text:p>
          </table:table-cell>
          <table:table-cell table:formula="of:=[.O463]/MIN([.$N463:.$R463])" office:value-type="float" office:value="1">
            <text:p>1</text:p>
          </table:table-cell>
          <table:table-cell table:formula="of:=[.P463]/MIN([.$N463:.$R463])" office:value-type="float" office:value="1">
            <text:p>1</text:p>
          </table:table-cell>
          <table:table-cell table:formula="of:=[.Q463]/MIN([.$N463:.$R463])" office:value-type="float" office:value="1">
            <text:p>1</text:p>
          </table:table-cell>
          <table:table-cell table:formula="of:=[.R463]/MIN([.$N463:.$R463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92.95">
            <text:p>192.95</text:p>
          </table:table-cell>
          <table:table-cell office:value-type="float" office:value="192.83">
            <text:p>192.83</text:p>
          </table:table-cell>
          <table:table-cell office:value-type="float" office:value="192.67">
            <text:p>192.67</text:p>
          </table:table-cell>
          <table:table-cell office:value-type="float" office:value="192.57">
            <text:p>192.57</text:p>
          </table:table-cell>
          <table:table-cell office:value-type="float" office:value="193.53">
            <text:p>193.53</text:p>
          </table:table-cell>
          <table:table-cell table:formula="of:=[.N464]/MIN([.$N464:.$R464])" office:value-type="float" office:value="1.00197330840733">
            <text:p>1.0019733084</text:p>
          </table:table-cell>
          <table:table-cell table:formula="of:=[.O464]/MIN([.$N464:.$R464])" office:value-type="float" office:value="1.00135015838396">
            <text:p>1.0013501584</text:p>
          </table:table-cell>
          <table:table-cell table:formula="of:=[.P464]/MIN([.$N464:.$R464])" office:value-type="float" office:value="1.00051929168614">
            <text:p>1.0005192917</text:p>
          </table:table-cell>
          <table:table-cell table:formula="of:=[.Q464]/MIN([.$N464:.$R464])" office:value-type="float" office:value="1">
            <text:p>1</text:p>
          </table:table-cell>
          <table:table-cell table:formula="of:=[.R464]/MIN([.$N464:.$R464])" office:value-type="float" office:value="1.00498520018695">
            <text:p>1.0049852002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[.N465]/MIN([.$N465:.$R465])" office:value-type="float" office:value="1">
            <text:p>1</text:p>
          </table:table-cell>
          <table:table-cell table:formula="of:=[.O465]/MIN([.$N465:.$R465])" office:value-type="float" office:value="1">
            <text:p>1</text:p>
          </table:table-cell>
          <table:table-cell table:formula="of:=[.P465]/MIN([.$N465:.$R465])" office:value-type="float" office:value="1">
            <text:p>1</text:p>
          </table:table-cell>
          <table:table-cell table:formula="of:=[.Q465]/MIN([.$N465:.$R465])" office:value-type="float" office:value="1">
            <text:p>1</text:p>
          </table:table-cell>
          <table:table-cell table:formula="of:=[.R465]/MIN([.$N465:.$R465])" office:value-type="float" office:value="2">
            <text:p>2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66]/MIN([.$N466:.$R466])" office:value-type="float" office:value="1">
            <text:p>1</text:p>
          </table:table-cell>
          <table:table-cell table:formula="of:=[.O466]/MIN([.$N466:.$R466])" office:value-type="float" office:value="1">
            <text:p>1</text:p>
          </table:table-cell>
          <table:table-cell table:formula="of:=[.P466]/MIN([.$N466:.$R466])" office:value-type="float" office:value="1">
            <text:p>1</text:p>
          </table:table-cell>
          <table:table-cell table:formula="of:=[.Q466]/MIN([.$N466:.$R466])" office:value-type="float" office:value="1">
            <text:p>1</text:p>
          </table:table-cell>
          <table:table-cell table:formula="of:=[.R466]/MIN([.$N466:.$R466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6.18">
            <text:p>6.18</text:p>
          </table:table-cell>
          <table:table-cell office:value-type="float" office:value="6.15">
            <text:p>6.15</text:p>
          </table:table-cell>
          <table:table-cell office:value-type="float" office:value="6.17">
            <text:p>6.17</text:p>
          </table:table-cell>
          <table:table-cell office:value-type="float" office:value="6.14">
            <text:p>6.14</text:p>
          </table:table-cell>
          <table:table-cell office:value-type="float" office:value="6.15">
            <text:p>6.15</text:p>
          </table:table-cell>
          <table:table-cell table:formula="of:=[.N467]/MIN([.$N467:.$R467])" office:value-type="float" office:value="1.00651465798046">
            <text:p>1.006514658</text:p>
          </table:table-cell>
          <table:table-cell table:formula="of:=[.O467]/MIN([.$N467:.$R467])" office:value-type="float" office:value="1.00162866449511">
            <text:p>1.0016286645</text:p>
          </table:table-cell>
          <table:table-cell table:formula="of:=[.P467]/MIN([.$N467:.$R467])" office:value-type="float" office:value="1.00488599348534">
            <text:p>1.0048859935</text:p>
          </table:table-cell>
          <table:table-cell table:formula="of:=[.Q467]/MIN([.$N467:.$R467])" office:value-type="float" office:value="1">
            <text:p>1</text:p>
          </table:table-cell>
          <table:table-cell table:formula="of:=[.R467]/MIN([.$N467:.$R467])" office:value-type="float" office:value="1.00162866449511">
            <text:p>1.0016286645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1">
            <text:p>0.01</text:p>
          </table:table-cell>
          <table:table-cell table:formula="of:=[.N468]/MIN([.$N468:.$R468])" office:value-type="float" office:value="1">
            <text:p>1</text:p>
          </table:table-cell>
          <table:table-cell table:formula="of:=[.O468]/MIN([.$N468:.$R468])" office:value-type="float" office:value="1">
            <text:p>1</text:p>
          </table:table-cell>
          <table:table-cell table:formula="of:=[.P468]/MIN([.$N468:.$R468])" office:value-type="float" office:value="1">
            <text:p>1</text:p>
          </table:table-cell>
          <table:table-cell table:formula="of:=[.Q468]/MIN([.$N468:.$R468])" office:value-type="float" office:value="1">
            <text:p>1</text:p>
          </table:table-cell>
          <table:table-cell table:formula="of:=[.R468]/MIN([.$N468:.$R468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2280.75">
            <text:p>2280.75</text:p>
          </table:table-cell>
          <table:table-cell office:value-type="float" office:value="2255.32">
            <text:p>2255.32</text:p>
          </table:table-cell>
          <table:table-cell office:value-type="float" office:value="2275.77">
            <text:p>2275.77</text:p>
          </table:table-cell>
          <table:table-cell office:value-type="float" office:value="2256.7">
            <text:p>2256.7</text:p>
          </table:table-cell>
          <table:table-cell office:value-type="float" office:value="2274.98">
            <text:p>2274.98</text:p>
          </table:table-cell>
          <table:table-cell table:formula="of:=[.N469]/MIN([.$N469:.$R469])" office:value-type="float" office:value="1.01127556178281">
            <text:p>1.0112755618</text:p>
          </table:table-cell>
          <table:table-cell table:formula="of:=[.O469]/MIN([.$N469:.$R469])" office:value-type="float" office:value="1">
            <text:p>1</text:p>
          </table:table-cell>
          <table:table-cell table:formula="of:=[.P469]/MIN([.$N469:.$R469])" office:value-type="float" office:value="1.00906744940851">
            <text:p>1.0090674494</text:p>
          </table:table-cell>
          <table:table-cell table:formula="of:=[.Q469]/MIN([.$N469:.$R469])" office:value-type="float" office:value="1.00061188656155">
            <text:p>1.0006118866</text:p>
          </table:table-cell>
          <table:table-cell table:formula="of:=[.R469]/MIN([.$N469:.$R469])" office:value-type="float" office:value="1.00871716652182">
            <text:p>1.0087171665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5" office:value-type="float" office:value="0.02">
            <text:p>0.02</text:p>
          </table:table-cell>
          <table:table-cell table:formula="of:=[.N470]/MIN([.$N470:.$R470])" office:value-type="float" office:value="1">
            <text:p>1</text:p>
          </table:table-cell>
          <table:table-cell table:formula="of:=[.O470]/MIN([.$N470:.$R470])" office:value-type="float" office:value="1">
            <text:p>1</text:p>
          </table:table-cell>
          <table:table-cell table:formula="of:=[.P470]/MIN([.$N470:.$R470])" office:value-type="float" office:value="1">
            <text:p>1</text:p>
          </table:table-cell>
          <table:table-cell table:formula="of:=[.Q470]/MIN([.$N470:.$R470])" office:value-type="float" office:value="1">
            <text:p>1</text:p>
          </table:table-cell>
          <table:table-cell table:formula="of:=[.R470]/MIN([.$N470:.$R470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office:value-type="float" office:value="0.86">
            <text:p>0.86</text:p>
          </table:table-cell>
          <table:table-cell office:value-type="float" office:value="1.02">
            <text:p>1.02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1.19">
            <text:p>1.19</text:p>
          </table:table-cell>
          <table:table-cell table:formula="of:=[.N471]/MIN([.$N471:.$R471])" office:value-type="float" office:value="1">
            <text:p>1</text:p>
          </table:table-cell>
          <table:table-cell table:formula="of:=[.O471]/MIN([.$N471:.$R471])" office:value-type="float" office:value="1.18604651162791">
            <text:p>1.1860465116</text:p>
          </table:table-cell>
          <table:table-cell table:formula="of:=[.P471]/MIN([.$N471:.$R471])" office:value-type="float" office:value="1">
            <text:p>1</text:p>
          </table:table-cell>
          <table:table-cell table:formula="of:=[.Q471]/MIN([.$N471:.$R471])" office:value-type="float" office:value="1.05813953488372">
            <text:p>1.0581395349</text:p>
          </table:table-cell>
          <table:table-cell table:formula="of:=[.R471]/MIN([.$N471:.$R471])" office:value-type="float" office:value="1.38372093023256">
            <text:p>1.3837209302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1.08">
            <text:p>1.08</text:p>
          </table:table-cell>
          <table:table-cell table:formula="of:=[.N472]/MIN([.$N472:.$R472])" office:value-type="float" office:value="1">
            <text:p>1</text:p>
          </table:table-cell>
          <table:table-cell table:formula="of:=[.O472]/MIN([.$N472:.$R472])" office:value-type="float" office:value="1.22666666666667">
            <text:p>1.2266666667</text:p>
          </table:table-cell>
          <table:table-cell table:formula="of:=[.P472]/MIN([.$N472:.$R472])" office:value-type="float" office:value="1">
            <text:p>1</text:p>
          </table:table-cell>
          <table:table-cell table:formula="of:=[.Q472]/MIN([.$N472:.$R472])" office:value-type="float" office:value="1.06666666666667">
            <text:p>1.0666666667</text:p>
          </table:table-cell>
          <table:table-cell table:formula="of:=[.R472]/MIN([.$N472:.$R472])" office:value-type="float" office:value="1.44">
            <text:p>1.44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office:value-type="float" office:value="890.39">
            <text:p>890.39</text:p>
          </table:table-cell>
          <table:table-cell office:value-type="float" office:value="910.61">
            <text:p>910.61</text:p>
          </table:table-cell>
          <table:table-cell office:value-type="float" office:value="888.67">
            <text:p>888.67</text:p>
          </table:table-cell>
          <table:table-cell office:value-type="float" office:value="909.49">
            <text:p>909.49</text:p>
          </table:table-cell>
          <table:table-cell office:value-type="float" office:value="871.48">
            <text:p>871.48</text:p>
          </table:table-cell>
          <table:table-cell table:formula="of:=[.N473]/MIN([.$N473:.$R473])" office:value-type="float" office:value="1.02169871941984">
            <text:p>1.0216987194</text:p>
          </table:table-cell>
          <table:table-cell table:formula="of:=[.O473]/MIN([.$N473:.$R473])" office:value-type="float" office:value="1.04490062881535">
            <text:p>1.0449006288</text:p>
          </table:table-cell>
          <table:table-cell table:formula="of:=[.P473]/MIN([.$N473:.$R473])" office:value-type="float" office:value="1.01972506540598">
            <text:p>1.0197250654</text:p>
          </table:table-cell>
          <table:table-cell table:formula="of:=[.Q473]/MIN([.$N473:.$R473])" office:value-type="float" office:value="1.04361545875981">
            <text:p>1.0436154588</text:p>
          </table:table-cell>
          <table:table-cell table:formula="of:=[.R473]/MIN([.$N473:.$R473])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4" office:value-type="float" office:value="0.44">
            <text:p>0.44</text:p>
          </table:table-cell>
          <table:table-cell office:value-type="float" office:value="0.46">
            <text:p>0.46</text:p>
          </table:table-cell>
          <table:table-cell table:formula="of:=[.N474]/MIN([.$N474:.$R474])" office:value-type="float" office:value="1">
            <text:p>1</text:p>
          </table:table-cell>
          <table:table-cell table:formula="of:=[.O474]/MIN([.$N474:.$R474])" office:value-type="float" office:value="1">
            <text:p>1</text:p>
          </table:table-cell>
          <table:table-cell table:formula="of:=[.P474]/MIN([.$N474:.$R474])" office:value-type="float" office:value="1">
            <text:p>1</text:p>
          </table:table-cell>
          <table:table-cell table:formula="of:=[.Q474]/MIN([.$N474:.$R474])" office:value-type="float" office:value="1">
            <text:p>1</text:p>
          </table:table-cell>
          <table:table-cell table:formula="of:=[.R474]/MIN([.$N474:.$R474])" office:value-type="float" office:value="1.04545454545455">
            <text:p>1.0454545455</text:p>
          </table:table-cell>
          <table:table-cell table:number-columns-repeated="1001"/>
        </table:table-row>
        <table:table-row table:style-name="ro3">
          <table:table-cell table:number-columns-repeated="21"/>
          <table:table-cell table:formula="of:=MAX([.V2:.V475])" office:value-type="float" office:value="2.29024943310658">
            <text:p>2.2902494331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9T09:14:56</dc:date>
    <dc:creator>Dino Rossegger</dc:creator>
    <meta:generator>LibreOffice/3.5$Linux_X86_64 LibreOffice_project/350m1$Build-2</meta:generator>
    <meta:editing-duration>P0D</meta:editing-duration>
    <meta:editing-cycles>2</meta:editing-cycles>
    <meta:document-statistic meta:table-count="2" meta:cell-count="21693" meta:object-count="0"/>
  </office:meta>
</office:document-meta>
</file>